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Bad" style:data-style-name="N0">
      <style:table-cell-properties fo:background-color="#FFC7CE"/>
      <style:text-properties fo:color="#9C0006" style:font-name="Arial" style:font-name-asian="Arial" style:font-name-complex="Arial" fo:font-size="8pt" style:font-size-asian="8pt" style:font-size-complex="8pt"/>
    </style:style>
    <style:style style:name="ce4" style:family="table-cell" style:parent-style-name="Good" style:data-style-name="N0">
      <style:table-cell-properties fo:background-color="#C6EFCE"/>
      <style:text-properties fo:color="#0061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36"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2.98979166666667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dt_proc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dt_utils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_load</text:p>
          </table:table-cell>
          <table:table-cell office:value-type="float" office:value="0.88146480787500003" table:style-name="ce1">
            <text:p>0.881464808</text:p>
          </table:table-cell>
          <table:table-cell office:value-type="float" office:value="0.87696860025000001" table:style-name="ce1">
            <text:p>0.8769686</text:p>
          </table:table-cell>
          <table:table-cell office:value-type="float" office:value="0.88198819962499997" table:style-name="ce1">
            <text:p>0.8819882</text:p>
          </table:table-cell>
          <table:table-cell office:value-type="float" office:value="0.87957258887500012" table:style-name="ce1">
            <text:p>0.879572589</text:p>
          </table:table-cell>
          <table:table-cell office:value-type="float" office:value="0.87221912825000003" table:style-name="ce1">
            <text:p>0.872219128</text:p>
          </table:table-cell>
          <table:table-cell office:value-type="float" office:value="0.8746544825" table:style-name="ce1">
            <text:p>0.874654483</text:p>
          </table:table-cell>
          <table:table-cell office:value-type="float" office:value="0.87906035599999999" table:style-name="ce1">
            <text:p>0.879060356</text:p>
          </table:table-cell>
          <table:table-cell office:value-type="float" office:value="0.87294239362500003" table:style-name="ce1">
            <text:p>0.872942394</text:p>
          </table:table-cell>
          <table:table-cell office:value-type="float" office:value="0.87018120250000008" table:style-name="ce1">
            <text:p>0.870181203</text:p>
          </table:table-cell>
          <table:table-cell office:value-type="float" office:value="0.8720106245" table:style-name="ce1">
            <text:p>0.872010625</text:p>
          </table:table-cell>
          <table:table-cell office:value-type="float" office:value="0.88042636750000014" table:style-name="ce1">
            <text:p>0.880426368</text:p>
          </table:table-cell>
          <table:table-cell office:value-type="float" office:value="0.87152791937499996" table:style-name="ce1">
            <text:p>0.871527919</text:p>
          </table:table-cell>
          <table:table-cell office:value-type="float" office:value="0.86426034699999998" table:style-name="ce1">
            <text:p>0.864260347</text:p>
          </table:table-cell>
          <table:table-cell office:value-type="float" office:value="0.84603695649999999" table:style-name="ce1">
            <text:p>0.846036957</text:p>
          </table:table-cell>
          <table:table-cell office:value-type="float" office:value="0.87959762787500007" table:style-name="ce1">
            <text:p>0.879597628</text:p>
          </table:table-cell>
          <table:table-cell office:value-type="float" office:value="0.89283035262499999" table:style-name="ce1">
            <text:p>0.892830353</text:p>
          </table:table-cell>
          <table:table-cell office:value-type="float" office:value="0.86693790387500003" table:style-name="ce1">
            <text:p>0.866937904</text:p>
          </table:table-cell>
          <table:table-cell office:value-type="float" office:value="0.88919637437499999" table:style-name="ce1">
            <text:p>0.889196374</text:p>
          </table:table-cell>
          <table:table-cell office:value-type="float" office:value="0.86599154937500011" table:style-name="ce1">
            <text:p>0.865991549</text:p>
          </table:table-cell>
          <table:table-cell office:value-type="float" office:value="0.87122401175000008" table:style-name="ce1">
            <text:p>0.8712240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_load</text:p>
          </table:table-cell>
          <table:table-cell office:value-type="float" office:value="0.90765687530900008" table:style-name="ce1">
            <text:p>0.907656875</text:p>
          </table:table-cell>
          <table:table-cell office:value-type="float" office:value="0.90302706608600003" table:style-name="ce1">
            <text:p>0.903027066</text:p>
          </table:table-cell>
          <table:table-cell office:value-type="float" office:value="0.90819581927100002" table:style-name="ce1">
            <text:p>0.908195819</text:p>
          </table:table-cell>
          <table:table-cell office:value-type="float" office:value="0.90570843037300008" table:style-name="ce1">
            <text:p>0.90570843</text:p>
          </table:table-cell>
          <table:table-cell office:value-type="float" office:value="0.89813646691800009" table:style-name="ce1">
            <text:p>0.898136467</text:p>
          </table:table-cell>
          <table:table-cell office:value-type="float" office:value="0.90064418597999996" table:style-name="ce1">
            <text:p>0.900644186</text:p>
          </table:table-cell>
          <table:table-cell office:value-type="float" office:value="0.90518097686400001" table:style-name="ce1">
            <text:p>0.905180977</text:p>
          </table:table-cell>
          <table:table-cell office:value-type="float" office:value="0.89888122360700007" table:style-name="ce1">
            <text:p>0.898881224</text:p>
          </table:table-cell>
          <table:table-cell office:value-type="float" office:value="0.89603798566000004" table:style-name="ce1">
            <text:p>0.896037986</text:p>
          </table:table-cell>
          <table:table-cell office:value-type="float" office:value="0.89792176762800002" table:style-name="ce1">
            <text:p>0.897921768</text:p>
          </table:table-cell>
          <table:table-cell office:value-type="float" office:value="0.90658757842000015" table:style-name="ce1">
            <text:p>0.906587578</text:p>
          </table:table-cell>
          <table:table-cell office:value-type="float" office:value="0.897424719265" table:style-name="ce1">
            <text:p>0.897424719</text:p>
          </table:table-cell>
          <table:table-cell office:value-type="float" office:value="0.88994119616800005" table:style-name="ce1">
            <text:p>0.889941196</text:p>
          </table:table-cell>
          <table:table-cell office:value-type="float" office:value="0.8711763106360001" table:style-name="ce1">
            <text:p>0.871176311</text:p>
          </table:table-cell>
          <table:table-cell office:value-type="float" office:value="0.90573421338900018" table:style-name="ce1">
            <text:p>0.905734213</text:p>
          </table:table-cell>
          <table:table-cell office:value-type="float" office:value="0.91936013910300007" table:style-name="ce1">
            <text:p>0.919360139</text:p>
          </table:table-cell>
          <table:table-cell office:value-type="float" office:value="0.89269831473299999" table:style-name="ce1">
            <text:p>0.892698315</text:p>
          </table:table-cell>
          <table:table-cell office:value-type="float" office:value="0.91561817978499993" table:style-name="ce1">
            <text:p>0.91561818</text:p>
          </table:table-cell>
          <table:table-cell office:value-type="float" office:value="0.89172383998500004" table:style-name="ce1">
            <text:p>0.89172384</text:p>
          </table:table-cell>
          <table:table-cell office:value-type="float" office:value="0.89711178124200008" table:style-name="ce1">
            <text:p>0.8971117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3_load</text:p>
          </table:table-cell>
          <table:table-cell office:value-type="float" office:value="0.92075290902600004" table:style-name="ce1">
            <text:p>0.920752909</text:p>
          </table:table-cell>
          <table:table-cell office:value-type="float" office:value="0.91605629900399999" table:style-name="ce1">
            <text:p>0.916056299</text:p>
          </table:table-cell>
          <table:table-cell office:value-type="float" office:value="0.92129962909399998" table:style-name="ce1">
            <text:p>0.921299629</text:p>
          </table:table-cell>
          <table:table-cell office:value-type="float" office:value="0.91877635112200018" table:style-name="ce1">
            <text:p>0.918776351</text:p>
          </table:table-cell>
          <table:table-cell office:value-type="float" office:value="0.91109513625200012" table:style-name="ce1">
            <text:p>0.911095136</text:p>
          </table:table-cell>
          <table:table-cell office:value-type="float" office:value="0.91363903771999999" table:style-name="ce1">
            <text:p>0.913639038</text:p>
          </table:table-cell>
          <table:table-cell office:value-type="float" office:value="0.91824128729599996" table:style-name="ce1">
            <text:p>0.918241287</text:p>
          </table:table-cell>
          <table:table-cell office:value-type="float" office:value="0.91185063859800009" table:style-name="ce1">
            <text:p>0.911850639</text:p>
          </table:table-cell>
          <table:table-cell office:value-type="float" office:value="0.90896637724000007" table:style-name="ce1">
            <text:p>0.908966377</text:p>
          </table:table-cell>
          <table:table-cell office:value-type="float" office:value="0.91087733919199998" table:style-name="ce1">
            <text:p>0.910877339</text:p>
          </table:table-cell>
          <table:table-cell office:value-type="float" office:value="0.91966818388000016" table:style-name="ce1">
            <text:p>0.919668184</text:p>
          </table:table-cell>
          <table:table-cell office:value-type="float" office:value="0.91037311921000008" table:style-name="ce1">
            <text:p>0.910373119</text:p>
          </table:table-cell>
          <table:table-cell office:value-type="float" office:value="0.90278162075200008" table:style-name="ce1">
            <text:p>0.902781621</text:p>
          </table:table-cell>
          <table:table-cell office:value-type="float" office:value="0.88374598770400004" table:style-name="ce1">
            <text:p>0.883745988</text:p>
          </table:table-cell>
          <table:table-cell office:value-type="float" office:value="0.91880250614600012" table:style-name="ce1">
            <text:p>0.918802506</text:p>
          </table:table-cell>
          <table:table-cell office:value-type="float" office:value="0.932625032342" table:style-name="ce1">
            <text:p>0.932625032</text:p>
          </table:table-cell>
          <table:table-cell office:value-type="float" office:value="0.90557852016200002" table:style-name="ce1">
            <text:p>0.90557852</text:p>
          </table:table-cell>
          <table:table-cell office:value-type="float" office:value="0.92882908248999996" table:style-name="ce1">
            <text:p>0.928829082</text:p>
          </table:table-cell>
          <table:table-cell office:value-type="float" office:value="0.90458998529000012" table:style-name="ce1">
            <text:p>0.904589985</text:p>
          </table:table-cell>
          <table:table-cell office:value-type="float" office:value="0.91005566598800014" table:style-name="ce1">
            <text:p>0.9100556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4_load</text:p>
          </table:table-cell>
          <table:table-cell office:value-type="float" office:value="1.3730697658669999" table:style-name="ce1">
            <text:p>1.373069766</text:p>
          </table:table-cell>
          <table:table-cell office:value-type="float" office:value="1.3660659590179998" table:style-name="ce1">
            <text:p>1.366065959</text:p>
          </table:table-cell>
          <table:table-cell office:value-type="float" office:value="1.3738850606729998" table:style-name="ce1">
            <text:p>1.373885061</text:p>
          </table:table-cell>
          <table:table-cell office:value-type="float" office:value="1.3701222292990001" table:style-name="ce1">
            <text:p>1.370122229</text:p>
          </table:table-cell>
          <table:table-cell office:value-type="float" office:value="1.358667638634" table:style-name="ce1">
            <text:p>1.358667639</text:p>
          </table:table-cell>
          <table:table-cell office:value-type="float" office:value="1.3624612247399999" table:style-name="ce1">
            <text:p>1.362461225</text:p>
          </table:table-cell>
          <table:table-cell office:value-type="float" office:value="1.3693243168319997" table:style-name="ce1">
            <text:p>1.369324317</text:p>
          </table:table-cell>
          <table:table-cell office:value-type="float" office:value="1.3597942794410001" table:style-name="ce1">
            <text:p>1.359794279</text:p>
          </table:table-cell>
          <table:table-cell office:value-type="float" office:value="1.3554931325799999" table:style-name="ce1">
            <text:p>1.355493133</text:p>
          </table:table-cell>
          <table:table-cell office:value-type="float" office:value="1.358342849364" table:style-name="ce1">
            <text:p>1.358342849</text:p>
          </table:table-cell>
          <table:table-cell office:value-type="float" office:value="1.37145217246" table:style-name="ce1">
            <text:p>1.371452172</text:p>
          </table:table-cell>
          <table:table-cell office:value-type="float" office:value="1.357590932695" table:style-name="ce1">
            <text:p>1.357590933</text:p>
          </table:table-cell>
          <table:table-cell office:value-type="float" office:value="1.346270131384" table:style-name="ce1">
            <text:p>1.346270131</text:p>
          </table:table-cell>
          <table:table-cell office:value-type="float" office:value="1.317883295668" table:style-name="ce1">
            <text:p>1.317883296</text:p>
          </table:table-cell>
          <table:table-cell office:value-type="float" office:value="1.3701612329070001" table:style-name="ce1">
            <text:p>1.370161233</text:p>
          </table:table-cell>
          <table:table-cell office:value-type="float" office:value="1.3907740372889998" table:style-name="ce1">
            <text:p>1.390774037</text:p>
          </table:table-cell>
          <table:table-cell office:value-type="float" office:value="1.3504409999789999" table:style-name="ce1">
            <text:p>1.350441</text:p>
          </table:table-cell>
          <table:table-cell office:value-type="float" office:value="1.3851133374549998" table:style-name="ce1">
            <text:p>1.385113337</text:p>
          </table:table-cell>
          <table:table-cell office:value-type="float" office:value="1.3489668500550001" table:style-name="ce1">
            <text:p>1.34896685</text:p>
          </table:table-cell>
          <table:table-cell office:value-type="float" office:value="1.357117531446" table:style-name="ce1">
            <text:p>1.3571175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5_load</text:p>
          </table:table-cell>
          <table:table-cell office:value-type="float" office:value="0.35762345919499994" table:style-name="ce1">
            <text:p>0.357623459</text:p>
          </table:table-cell>
          <table:table-cell office:value-type="float" office:value="0.35579928352999995" table:style-name="ce1">
            <text:p>0.355799284</text:p>
          </table:table-cell>
          <table:table-cell office:value-type="float" office:value="0.35783580670499993" table:style-name="ce1">
            <text:p>0.357835807</text:p>
          </table:table-cell>
          <table:table-cell office:value-type="float" office:value="0.35685575891499999" table:style-name="ce1">
            <text:p>0.356855759</text:p>
          </table:table-cell>
          <table:table-cell office:value-type="float" office:value="0.35387235488999996" table:style-name="ce1">
            <text:p>0.353872355</text:p>
          </table:table-cell>
          <table:table-cell office:value-type="float" office:value="0.35486041289999992" table:style-name="ce1">
            <text:p>0.354860413</text:p>
          </table:table-cell>
          <table:table-cell office:value-type="float" office:value="0.35664793871999995" table:style-name="ce1">
            <text:p>0.356647939</text:p>
          </table:table-cell>
          <table:table-cell office:value-type="float" office:value="0.35416579398499998" table:style-name="ce1">
            <text:p>0.354165794</text:p>
          </table:table-cell>
          <table:table-cell office:value-type="float" office:value="0.35304553929999993" table:style-name="ce1">
            <text:p>0.353045539</text:p>
          </table:table-cell>
          <table:table-cell office:value-type="float" office:value="0.35378776193999995" table:style-name="ce1">
            <text:p>0.353787762</text:p>
          </table:table-cell>
          <table:table-cell office:value-type="float" office:value="0.35720214909999998" table:style-name="ce1">
            <text:p>0.357202149</text:p>
          </table:table-cell>
          <table:table-cell office:value-type="float" office:value="0.35359192157499997" table:style-name="ce1">
            <text:p>0.353591922</text:p>
          </table:table-cell>
          <table:table-cell office:value-type="float" office:value="0.35064336363999993" table:style-name="ce1">
            <text:p>0.350643364</text:p>
          </table:table-cell>
          <table:table-cell office:value-type="float" office:value="0.34324987377999994" table:style-name="ce1">
            <text:p>0.343249874</text:p>
          </table:table-cell>
          <table:table-cell office:value-type="float" office:value="0.35686591759499997" table:style-name="ce1">
            <text:p>0.356865918</text:p>
          </table:table-cell>
          <table:table-cell office:value-type="float" office:value="0.36223462306499993" table:style-name="ce1">
            <text:p>0.362234623</text:p>
          </table:table-cell>
          <table:table-cell office:value-type="float" office:value="0.35172968671499993" table:style-name="ce1">
            <text:p>0.351729687</text:p>
          </table:table-cell>
          <table:table-cell office:value-type="float" office:value="0.3607602661749999" table:style-name="ce1">
            <text:p>0.360760266</text:p>
          </table:table-cell>
          <table:table-cell office:value-type="float" office:value="0.35134573717499995" table:style-name="ce1">
            <text:p>0.351345737</text:p>
          </table:table-cell>
          <table:table-cell office:value-type="float" office:value="0.35346862190999995" table:style-name="ce1">
            <text:p>0.353468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6_load</text:p>
          </table:table-cell>
          <table:table-cell office:value-type="float" office:value="1.2552054624139999" table:style-name="ce1">
            <text:p>1.255205462</text:p>
          </table:table-cell>
          <table:table-cell office:value-type="float" office:value="1.2488028627559999" table:style-name="ce1">
            <text:p>1.248802863</text:p>
          </table:table-cell>
          <table:table-cell office:value-type="float" office:value="1.2559507722659999" table:style-name="ce1">
            <text:p>1.255950772</text:p>
          </table:table-cell>
          <table:table-cell office:value-type="float" office:value="1.2525109425580001" table:style-name="ce1">
            <text:p>1.252510943</text:p>
          </table:table-cell>
          <table:table-cell office:value-type="float" office:value="1.2420396146279999" table:style-name="ce1">
            <text:p>1.242039615</text:p>
          </table:table-cell>
          <table:table-cell office:value-type="float" office:value="1.2455075590799998" table:style-name="ce1">
            <text:p>1.245507559</text:p>
          </table:table-cell>
          <table:table-cell office:value-type="float" office:value="1.2517815229439999" table:style-name="ce1">
            <text:p>1.251781523</text:p>
          </table:table-cell>
          <table:table-cell office:value-type="float" office:value="1.2430695445219999" table:style-name="ce1">
            <text:p>1.243069545</text:p>
          </table:table-cell>
          <table:table-cell office:value-type="float" office:value="1.2391376083599999" table:style-name="ce1">
            <text:p>1.239137608</text:p>
          </table:table-cell>
          <table:table-cell office:value-type="float" office:value="1.2417427052879999" table:style-name="ce1">
            <text:p>1.241742705</text:p>
          </table:table-cell>
          <table:table-cell office:value-type="float" office:value="1.25372672332" table:style-name="ce1">
            <text:p>1.253726723</text:p>
          </table:table-cell>
          <table:table-cell office:value-type="float" office:value="1.2410553331899998" table:style-name="ce1">
            <text:p>1.241055333</text:p>
          </table:table-cell>
          <table:table-cell office:value-type="float" office:value="1.2307063101279998" table:style-name="ce1">
            <text:p>1.23070631</text:p>
          </table:table-cell>
          <table:table-cell office:value-type="float" office:value="1.2047562020559999" table:style-name="ce1">
            <text:p>1.204756202</text:p>
          </table:table-cell>
          <table:table-cell office:value-type="float" office:value="1.252546598094" table:style-name="ce1">
            <text:p>1.252546598</text:p>
          </table:table-cell>
          <table:table-cell office:value-type="float" office:value="1.2713899981379999" table:style-name="ce1">
            <text:p>1.271389998</text:p>
          </table:table-cell>
          <table:table-cell office:value-type="float" office:value="1.2345191511179998" table:style-name="ce1">
            <text:p>1.234519151</text:p>
          </table:table-cell>
          <table:table-cell office:value-type="float" office:value="1.2662152131099997" table:style-name="ce1">
            <text:p>1.266215213</text:p>
          </table:table-cell>
          <table:table-cell office:value-type="float" office:value="1.23317154231" table:style-name="ce1">
            <text:p>1.233171542</text:p>
          </table:table-cell>
          <table:table-cell office:value-type="float" office:value="1.2406225687320001" table:style-name="ce1">
            <text:p>1.2406225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7_load</text:p>
          </table:table-cell>
          <table:table-cell office:value-type="float" office:value="1.2612497856679998" table:style-name="ce1">
            <text:p>1.261249786</text:p>
          </table:table-cell>
          <table:table-cell office:value-type="float" office:value="1.2548163548719999" table:style-name="ce1">
            <text:p>1.254816355</text:p>
          </table:table-cell>
          <table:table-cell office:value-type="float" office:value="1.2619986844919999" table:style-name="ce1">
            <text:p>1.261998684</text:p>
          </table:table-cell>
          <table:table-cell office:value-type="float" office:value="1.258542290596" table:style-name="ce1">
            <text:p>1.258542291</text:p>
          </table:table-cell>
          <table:table-cell office:value-type="float" office:value="1.248020538936" table:style-name="ce1">
            <text:p>1.248020539</text:p>
          </table:table-cell>
          <table:table-cell office:value-type="float" office:value="1.2515051829599999" table:style-name="ce1">
            <text:p>1.251505183</text:p>
          </table:table-cell>
          <table:table-cell office:value-type="float" office:value="1.2578093585279999" table:style-name="ce1">
            <text:p>1.257809359</text:p>
          </table:table-cell>
          <table:table-cell office:value-type="float" office:value="1.2490554283640001" table:style-name="ce1">
            <text:p>1.249055428</text:p>
          </table:table-cell>
          <table:table-cell office:value-type="float" office:value="1.24510455832" table:style-name="ce1">
            <text:p>1.245104558</text:p>
          </table:table-cell>
          <table:table-cell office:value-type="float" office:value="1.247722199856" table:style-name="ce1">
            <text:p>1.2477222</text:p>
          </table:table-cell>
          <table:table-cell office:value-type="float" office:value="1.25976392584" table:style-name="ce1">
            <text:p>1.259763926</text:p>
          </table:table-cell>
          <table:table-cell office:value-type="float" office:value="1.24703151778" table:style-name="ce1">
            <text:p>1.247031518</text:p>
          </table:table-cell>
          <table:table-cell office:value-type="float" office:value="1.2366326599359998" table:style-name="ce1">
            <text:p>1.23663266</text:p>
          </table:table-cell>
          <table:table-cell office:value-type="float" office:value="1.2105575914719999" table:style-name="ce1">
            <text:p>1.210557591</text:p>
          </table:table-cell>
          <table:table-cell office:value-type="float" office:value="1.258578117828" table:style-name="ce1">
            <text:p>1.258578118</text:p>
          </table:table-cell>
          <table:table-cell office:value-type="float" office:value="1.277512256556" table:style-name="ce1">
            <text:p>1.277512257</text:p>
          </table:table-cell>
          <table:table-cell office:value-type="float" office:value="1.2404638613159999" table:style-name="ce1">
            <text:p>1.240463861</text:p>
          </table:table-cell>
          <table:table-cell office:value-type="float" office:value="1.2723125528199999" table:style-name="ce1">
            <text:p>1.272312553</text:p>
          </table:table-cell>
          <table:table-cell office:value-type="float" office:value="1.2391097632199999" table:style-name="ce1">
            <text:p>1.239109763</text:p>
          </table:table-cell>
          <table:table-cell office:value-type="float" office:value="1.246596669384" table:style-name="ce1">
            <text:p>1.246596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8_load</text:p>
          </table:table-cell>
          <table:table-cell office:value-type="float" office:value="1.1725997112759998" table:style-name="ce1">
            <text:p>1.172599711</text:p>
          </table:table-cell>
          <table:table-cell office:value-type="float" office:value="1.1666184705039997" table:style-name="ce1">
            <text:p>1.166618471</text:p>
          </table:table-cell>
          <table:table-cell office:value-type="float" office:value="1.1732959718439997" table:style-name="ce1">
            <text:p>1.173295972</text:p>
          </table:table-cell>
          <table:table-cell office:value-type="float" office:value="1.1700825193719999" table:style-name="ce1">
            <text:p>1.170082519</text:p>
          </table:table-cell>
          <table:table-cell office:value-type="float" office:value="1.160300315752" table:style-name="ce1">
            <text:p>1.160300316</text:p>
          </table:table-cell>
          <table:table-cell office:value-type="float" office:value="1.1635400327199998" table:style-name="ce1">
            <text:p>1.163540033</text:p>
          </table:table-cell>
          <table:table-cell office:value-type="float" office:value="1.1694011032959997" table:style-name="ce1">
            <text:p>1.169401103</text:p>
          </table:table-cell>
          <table:table-cell office:value-type="float" office:value="1.1612624653479999" table:style-name="ce1">
            <text:p>1.161262465</text:p>
          </table:table-cell>
          <table:table-cell office:value-type="float" office:value="1.1575892922399997" table:style-name="ce1">
            <text:p>1.157589292</text:p>
          </table:table-cell>
          <table:table-cell office:value-type="float" office:value="1.1600229461919997" table:style-name="ce1">
            <text:p>1.160022946</text:p>
          </table:table-cell>
          <table:table-cell office:value-type="float" office:value="1.17121828888" table:style-name="ce1">
            <text:p>1.171218289</text:p>
          </table:table-cell>
          <table:table-cell office:value-type="float" office:value="1.1593808104599999" table:style-name="ce1">
            <text:p>1.15938081</text:p>
          </table:table-cell>
          <table:table-cell office:value-type="float" office:value="1.1497128627519999" table:style-name="ce1">
            <text:p>1.149712863</text:p>
          </table:table-cell>
          <table:table-cell office:value-type="float" office:value="1.1254705467039998" table:style-name="ce1">
            <text:p>1.125470547</text:p>
          </table:table-cell>
          <table:table-cell office:value-type="float" office:value="1.170115828396" table:style-name="ce1">
            <text:p>1.170115828</text:p>
          </table:table-cell>
          <table:table-cell office:value-type="float" office:value="1.1877191330919998" table:style-name="ce1">
            <text:p>1.187719133</text:p>
          </table:table-cell>
          <table:table-cell office:value-type="float" office:value="1.1532747784119999" table:style-name="ce1">
            <text:p>1.153274778</text:p>
          </table:table-cell>
          <table:table-cell office:value-type="float" office:value="1.1828849037399998" table:style-name="ce1">
            <text:p>1.182884904</text:p>
          </table:table-cell>
          <table:table-cell office:value-type="float" office:value="1.1520158565399998" table:style-name="ce1">
            <text:p>1.152015857</text:p>
          </table:table-cell>
          <table:table-cell office:value-type="float" office:value="1.1589765264879999" table:style-name="ce1">
            <text:p>1.158976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9_load</text:p>
          </table:table-cell>
          <table:table-cell office:value-type="float" office:value="1.0406319868969998" table:style-name="ce1">
            <text:p>1.040631987</text:p>
          </table:table-cell>
          <table:table-cell office:value-type="float" office:value="1.0353238926379997" table:style-name="ce1">
            <text:p>1.035323893</text:p>
          </table:table-cell>
          <table:table-cell office:value-type="float" office:value="1.0412498882429997" table:style-name="ce1">
            <text:p>1.041249888</text:p>
          </table:table-cell>
          <table:table-cell office:value-type="float" office:value="1.038398087209" table:style-name="ce1">
            <text:p>1.038398087</text:p>
          </table:table-cell>
          <table:table-cell office:value-type="float" office:value="1.0297168016939999" table:style-name="ce1">
            <text:p>1.029716802</text:p>
          </table:table-cell>
          <table:table-cell office:value-type="float" office:value="1.0325919113399997" table:style-name="ce1">
            <text:p>1.032591911</text:p>
          </table:table-cell>
          <table:table-cell office:value-type="float" office:value="1.0377933597119997" table:style-name="ce1">
            <text:p>1.03779336</text:p>
          </table:table-cell>
          <table:table-cell office:value-type="float" office:value="1.0305706681309998" table:style-name="ce1">
            <text:p>1.030570668</text:p>
          </table:table-cell>
          <table:table-cell office:value-type="float" office:value="1.0273108847799999" table:style-name="ce1">
            <text:p>1.027310885</text:p>
          </table:table-cell>
          <table:table-cell office:value-type="float" office:value="1.0294706481239999" table:style-name="ce1">
            <text:p>1.029470648</text:p>
          </table:table-cell>
          <table:table-cell office:value-type="float" office:value="1.03940603386" table:style-name="ce1">
            <text:p>1.039406034</text:p>
          </table:table-cell>
          <table:table-cell office:value-type="float" office:value="1.0289007802449999" table:style-name="ce1">
            <text:p>1.02890078</text:p>
          </table:table-cell>
          <table:table-cell office:value-type="float" office:value="1.0203208919439999" table:style-name="ce1">
            <text:p>1.020320892</text:p>
          </table:table-cell>
          <table:table-cell office:value-type="float" office:value="0.99880687778799992" table:style-name="ce1">
            <text:p>0.998806878</text:p>
          </table:table-cell>
          <table:table-cell office:value-type="float" office:value="1.038427647537" table:style-name="ce1">
            <text:p>1.038427648</text:p>
          </table:table-cell>
          <table:table-cell office:value-type="float" office:value="1.0540498242989997" table:style-name="ce1">
            <text:p>1.054049824</text:p>
          </table:table-cell>
          <table:table-cell office:value-type="float" office:value="1.0234819390889998" table:style-name="ce1">
            <text:p>1.023481939</text:p>
          </table:table-cell>
          <table:table-cell office:value-type="float" office:value="1.0497596534049998" table:style-name="ce1">
            <text:p>1.049759653</text:p>
          </table:table-cell>
          <table:table-cell office:value-type="float" office:value="1.0223647000049998" table:style-name="ce1">
            <text:p>1.0223647</text:p>
          </table:table-cell>
          <table:table-cell office:value-type="float" office:value="1.0285419955859998" table:style-name="ce1">
            <text:p>1.0285419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0_load</text:p>
          </table:table-cell>
          <table:table-cell office:value-type="float" office:value="0.94593758925100013" table:style-name="ce1">
            <text:p>0.945937589</text:p>
          </table:table-cell>
          <table:table-cell office:value-type="float" office:value="0.94111251615400004" table:style-name="ce1">
            <text:p>0.941112516</text:p>
          </table:table-cell>
          <table:table-cell office:value-type="float" office:value="0.94649926336900003" table:style-name="ce1">
            <text:p>0.946499263</text:p>
          </table:table-cell>
          <table:table-cell office:value-type="float" office:value="0.94390696794700013" table:style-name="ce1">
            <text:p>0.943906968</text:p>
          </table:table-cell>
          <table:table-cell office:value-type="float" office:value="0.93601565420200017" table:style-name="ce1">
            <text:p>0.936015654</text:p>
          </table:table-cell>
          <table:table-cell office:value-type="float" office:value="0.93862913722000008" table:style-name="ce1">
            <text:p>0.938629137</text:p>
          </table:table-cell>
          <table:table-cell office:value-type="float" office:value="0.94335726889600002" table:style-name="ce1">
            <text:p>0.943357269</text:p>
          </table:table-cell>
          <table:table-cell office:value-type="float" office:value="0.93679182127300009" table:style-name="ce1">
            <text:p>0.936791821</text:p>
          </table:table-cell>
          <table:table-cell office:value-type="float" office:value="0.93382866874000003" table:style-name="ce1">
            <text:p>0.933828669</text:p>
          </table:table-cell>
          <table:table-cell office:value-type="float" office:value="0.93579189989200007" table:style-name="ce1">
            <text:p>0.9357919</text:p>
          </table:table-cell>
          <table:table-cell office:value-type="float" office:value="0.94482319438000018" table:style-name="ce1">
            <text:p>0.944823194</text:p>
          </table:table-cell>
          <table:table-cell office:value-type="float" office:value="0.93527388833500003" table:style-name="ce1">
            <text:p>0.935273888</text:p>
          </table:table-cell>
          <table:table-cell office:value-type="float" office:value="0.92747474495200011" table:style-name="ce1">
            <text:p>0.927474745</text:p>
          </table:table-cell>
          <table:table-cell office:value-type="float" office:value="0.90791844360400009" table:style-name="ce1">
            <text:p>0.907918444</text:p>
          </table:table-cell>
          <table:table-cell office:value-type="float" office:value="0.9439338383710002" table:style-name="ce1">
            <text:p>0.943933838</text:p>
          </table:table-cell>
          <table:table-cell office:value-type="float" office:value="0.95813444241700008" table:style-name="ce1">
            <text:p>0.958134442</text:p>
          </table:table-cell>
          <table:table-cell office:value-type="float" office:value="0.93034814598700011" table:style-name="ce1">
            <text:p>0.930348146</text:p>
          </table:table-cell>
          <table:table-cell office:value-type="float" office:value="0.95423466461500006" table:style-name="ce1">
            <text:p>0.954234665</text:p>
          </table:table-cell>
          <table:table-cell office:value-type="float" office:value="0.92933257241500011" table:style-name="ce1">
            <text:p>0.929332572</text:p>
          </table:table-cell>
          <table:table-cell office:value-type="float" office:value="0.93494775203800007" table:style-name="ce1">
            <text:p>0.9349477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1_load</text:p>
          </table:table-cell>
          <table:table-cell office:value-type="float" office:value="0.34452742547800003" table:style-name="ce1">
            <text:p>0.344527425</text:p>
          </table:table-cell>
          <table:table-cell office:value-type="float" office:value="0.342770050612" table:style-name="ce1">
            <text:p>0.342770051</text:p>
          </table:table-cell>
          <table:table-cell office:value-type="float" office:value="0.34473199688200001" table:style-name="ce1">
            <text:p>0.344731997</text:p>
          </table:table-cell>
          <table:table-cell office:value-type="float" office:value="0.343787838166" table:style-name="ce1">
            <text:p>0.343787838</text:p>
          </table:table-cell>
          <table:table-cell office:value-type="float" office:value="0.34091368555599999" table:style-name="ce1">
            <text:p>0.340913686</text:p>
          </table:table-cell>
          <table:table-cell office:value-type="float" office:value="0.34186556116" table:style-name="ce1">
            <text:p>0.341865561</text:p>
          </table:table-cell>
          <table:table-cell office:value-type="float" office:value="0.34358762828799999" table:style-name="ce1">
            <text:p>0.343587628</text:p>
          </table:table-cell>
          <table:table-cell office:value-type="float" office:value="0.34119637899400002" table:style-name="ce1">
            <text:p>0.341196379</text:p>
          </table:table-cell>
          <table:table-cell office:value-type="float" office:value="0.34011714772000001" table:style-name="ce1">
            <text:p>0.340117148</text:p>
          </table:table-cell>
          <table:table-cell office:value-type="float" office:value="0.34083219037599999" table:style-name="ce1">
            <text:p>0.34083219</text:p>
          </table:table-cell>
          <table:table-cell office:value-type="float" office:value="0.34412154364000003" table:style-name="ce1">
            <text:p>0.344121544</text:p>
          </table:table-cell>
          <table:table-cell office:value-type="float" office:value="0.34064352163" table:style-name="ce1">
            <text:p>0.340643522</text:p>
          </table:table-cell>
          <table:table-cell office:value-type="float" office:value="0.33780293905600001" table:style-name="ce1">
            <text:p>0.337802939</text:p>
          </table:table-cell>
          <table:table-cell office:value-type="float" office:value="0.330680196712" table:style-name="ce1">
            <text:p>0.330680197</text:p>
          </table:table-cell>
          <table:table-cell office:value-type="float" office:value="0.34379762483800003" table:style-name="ce1">
            <text:p>0.343797625</text:p>
          </table:table-cell>
          <table:table-cell office:value-type="float" office:value="0.348969729826" table:style-name="ce1">
            <text:p>0.34896973</text:p>
          </table:table-cell>
          <table:table-cell office:value-type="float" office:value="0.33884948128600001" table:style-name="ce1">
            <text:p>0.338849481</text:p>
          </table:table-cell>
          <table:table-cell office:value-type="float" office:value="0.34754936346999998" table:style-name="ce1">
            <text:p>0.347549363</text:p>
          </table:table-cell>
          <table:table-cell office:value-type="float" office:value="0.33847959187000004" table:style-name="ce1">
            <text:p>0.338479592</text:p>
          </table:table-cell>
          <table:table-cell office:value-type="float" office:value="0.340524737164" table:style-name="ce1">
            <text:p>0.34052473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2_load</text:p>
          </table:table-cell>
          <table:table-cell office:value-type="float" office:value="0.19543411854600001" table:style-name="ce1">
            <text:p>0.195434119</text:p>
          </table:table-cell>
          <table:table-cell office:value-type="float" office:value="0.19443724508399998" table:style-name="ce1">
            <text:p>0.194437245</text:p>
          </table:table-cell>
          <table:table-cell office:value-type="float" office:value="0.19555016197399999" table:style-name="ce1">
            <text:p>0.195550162</text:p>
          </table:table-cell>
          <table:table-cell office:value-type="float" office:value="0.19501458656200002" table:style-name="ce1">
            <text:p>0.195014587</text:p>
          </table:table-cell>
          <table:table-cell office:value-type="float" office:value="0.193384219292" table:style-name="ce1">
            <text:p>0.193384219</text:p>
          </table:table-cell>
          <table:table-cell office:value-type="float" office:value="0.19392417211999999" table:style-name="ce1">
            <text:p>0.193924172</text:p>
          </table:table-cell>
          <table:table-cell office:value-type="float" office:value="0.19490101721599998" table:style-name="ce1">
            <text:p>0.194901017</text:p>
          </table:table-cell>
          <table:table-cell office:value-type="float" office:value="0.193544577558" table:style-name="ce1">
            <text:p>0.193544578</text:p>
          </table:table-cell>
          <table:table-cell office:value-type="float" office:value="0.19293238204000002" table:style-name="ce1">
            <text:p>0.192932382</text:p>
          </table:table-cell>
          <table:table-cell office:value-type="float" office:value="0.193337991032" table:style-name="ce1">
            <text:p>0.193337991</text:p>
          </table:table-cell>
          <table:table-cell office:value-type="float" office:value="0.19520388148000004" table:style-name="ce1">
            <text:p>0.195203881</text:p>
          </table:table-cell>
          <table:table-cell office:value-type="float" office:value="0.19323096841000001" table:style-name="ce1">
            <text:p>0.193230968</text:p>
          </table:table-cell>
          <table:table-cell office:value-type="float" office:value="0.191619643792" table:style-name="ce1">
            <text:p>0.191619644</text:p>
          </table:table-cell>
          <table:table-cell office:value-type="float" office:value="0.187579257784" table:style-name="ce1">
            <text:p>0.187579258</text:p>
          </table:table-cell>
          <table:table-cell office:value-type="float" office:value="0.19502013806600002" table:style-name="ce1">
            <text:p>0.195020138</text:p>
          </table:table-cell>
          <table:table-cell office:value-type="float" office:value="0.19795402218200001" table:style-name="ce1">
            <text:p>0.197954022</text:p>
          </table:table-cell>
          <table:table-cell office:value-type="float" office:value="0.19221329640199999" table:style-name="ce1">
            <text:p>0.192213296</text:p>
          </table:table-cell>
          <table:table-cell office:value-type="float" office:value="0.19714831728999999" table:style-name="ce1">
            <text:p>0.197148317</text:p>
          </table:table-cell>
          <table:table-cell office:value-type="float" office:value="0.19200347609000001" table:style-name="ce1">
            <text:p>0.192003476</text:p>
          </table:table-cell>
          <table:table-cell office:value-type="float" office:value="0.19316358774800002" table:style-name="ce1">
            <text:p>0.1931635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3_load</text:p>
          </table:table-cell>
          <table:table-cell office:value-type="float" office:value="0.20047105459100001" table:style-name="ce1">
            <text:p>0.200471055</text:p>
          </table:table-cell>
          <table:table-cell office:value-type="float" office:value="0.19944848851399999" table:style-name="ce1">
            <text:p>0.199448489</text:p>
          </table:table-cell>
          <table:table-cell office:value-type="float" office:value="0.20059008882900001" table:style-name="ce1">
            <text:p>0.200590089</text:p>
          </table:table-cell>
          <table:table-cell office:value-type="float" office:value="0.20004070992700002" table:style-name="ce1">
            <text:p>0.20004071</text:p>
          </table:table-cell>
          <table:table-cell office:value-type="float" office:value="0.19836832288200001" table:style-name="ce1">
            <text:p>0.198368323</text:p>
          </table:table-cell>
          <table:table-cell office:value-type="float" office:value="0.19892219202" table:style-name="ce1">
            <text:p>0.198922192</text:p>
          </table:table-cell>
          <table:table-cell office:value-type="float" office:value="0.19992421353599998" table:style-name="ce1">
            <text:p>0.199924214</text:p>
          </table:table-cell>
          <table:table-cell office:value-type="float" office:value="0.19853281409300003" table:style-name="ce1">
            <text:p>0.198532814</text:p>
          </table:table-cell>
          <table:table-cell office:value-type="float" office:value="0.19790484034" table:style-name="ce1">
            <text:p>0.19790484</text:p>
          </table:table-cell>
          <table:table-cell office:value-type="float" office:value="0.19832090317199999" table:style-name="ce1">
            <text:p>0.198320903</text:p>
          </table:table-cell>
          <table:table-cell office:value-type="float" office:value="0.20023488358000002" table:style-name="ce1">
            <text:p>0.200234884</text:p>
          </table:table-cell>
          <table:table-cell office:value-type="float" office:value="0.19821112223500001" table:style-name="ce1">
            <text:p>0.198211122</text:p>
          </table:table-cell>
          <table:table-cell office:value-type="float" office:value="0.19655826863200002" table:style-name="ce1">
            <text:p>0.196558269</text:p>
          </table:table-cell>
          <table:table-cell office:value-type="float" office:value="0.19241374896400001" table:style-name="ce1">
            <text:p>0.192413749</text:p>
          </table:table-cell>
          <table:table-cell office:value-type="float" office:value="0.20004640451100003" table:style-name="ce1">
            <text:p>0.200046405</text:p>
          </table:table-cell>
          <table:table-cell office:value-type="float" office:value="0.20305590419700001" table:style-name="ce1">
            <text:p>0.203055904</text:p>
          </table:table-cell>
          <table:table-cell office:value-type="float" office:value="0.19716722156700001" table:style-name="ce1">
            <text:p>0.197167222</text:p>
          </table:table-cell>
          <table:table-cell office:value-type="float" office:value="0.20222943371499999" table:style-name="ce1">
            <text:p>0.202229434</text:p>
          </table:table-cell>
          <table:table-cell office:value-type="float" office:value="0.19695199351500003" table:style-name="ce1">
            <text:p>0.196951994</text:p>
          </table:table-cell>
          <table:table-cell office:value-type="float" office:value="0.19814200495800002" table:style-name="ce1">
            <text:p>0.1981420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4_load</text:p>
          </table:table-cell>
          <table:table-cell office:value-type="float" office:value="0.164205115067" table:style-name="ce1">
            <text:p>0.164205115</text:p>
          </table:table-cell>
          <table:table-cell office:value-type="float" office:value="0.16336753581800001" table:style-name="ce1">
            <text:p>0.163367536</text:p>
          </table:table-cell>
          <table:table-cell office:value-type="float" office:value="0.16430261547300001" table:style-name="ce1">
            <text:p>0.164302615</text:p>
          </table:table-cell>
          <table:table-cell office:value-type="float" office:value="0.16385262169900003" table:style-name="ce1">
            <text:p>0.163852622</text:p>
          </table:table-cell>
          <table:table-cell office:value-type="float" office:value="0.16248277703400002" table:style-name="ce1">
            <text:p>0.162482777</text:p>
          </table:table-cell>
          <table:table-cell office:value-type="float" office:value="0.16293644873999999" table:style-name="ce1">
            <text:p>0.162936449</text:p>
          </table:table-cell>
          <table:table-cell office:value-type="float" office:value="0.16375720003200001" table:style-name="ce1">
            <text:p>0.1637572</text:p>
          </table:table-cell>
          <table:table-cell office:value-type="float" office:value="0.162617511041" table:style-name="ce1">
            <text:p>0.162617511</text:p>
          </table:table-cell>
          <table:table-cell office:value-type="float" office:value="0.16210314058" table:style-name="ce1">
            <text:p>0.162103141</text:p>
          </table:table-cell>
          <table:table-cell office:value-type="float" office:value="0.16244393576400001" table:style-name="ce1">
            <text:p>0.162443936</text:p>
          </table:table-cell>
          <table:table-cell office:value-type="float" office:value="0.16401166846000001" table:style-name="ce1">
            <text:p>0.164011668</text:p>
          </table:table-cell>
          <table:table-cell office:value-type="float" office:value="0.16235401469499999" table:style-name="ce1">
            <text:p>0.162354015</text:p>
          </table:table-cell>
          <table:table-cell office:value-type="float" office:value="0.161000169784" table:style-name="ce1">
            <text:p>0.16100017</text:p>
          </table:table-cell>
          <table:table-cell office:value-type="float" office:value="0.157605412468" table:style-name="ce1">
            <text:p>0.157605412</text:p>
          </table:table-cell>
          <table:table-cell office:value-type="float" office:value="0.16385728610700001" table:style-name="ce1">
            <text:p>0.163857286</text:p>
          </table:table-cell>
          <table:table-cell office:value-type="float" office:value="0.166322353689" table:style-name="ce1">
            <text:p>0.166322354</text:p>
          </table:table-cell>
          <table:table-cell office:value-type="float" office:value="0.161498960379" table:style-name="ce1">
            <text:p>0.16149896</text:p>
          </table:table-cell>
          <table:table-cell office:value-type="float" office:value="0.16564539545499998" table:style-name="ce1">
            <text:p>0.165645395</text:p>
          </table:table-cell>
          <table:table-cell office:value-type="float" office:value="0.16132266805500001" table:style-name="ce1">
            <text:p>0.161322668</text:p>
          </table:table-cell>
          <table:table-cell office:value-type="float" office:value="0.16229740104600002" table:style-name="ce1">
            <text:p>0.1622974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5_load</text:p>
          </table:table-cell>
          <table:table-cell office:value-type="float" office:value="0.2968780104923" table:style-name="ce1">
            <text:p>0.29687801</text:p>
          </table:table-cell>
          <table:table-cell office:value-type="float" office:value="0.29536368776419997" table:style-name="ce1">
            <text:p>0.295363688</text:p>
          </table:table-cell>
          <table:table-cell office:value-type="float" office:value="0.2970542888337" table:style-name="ce1">
            <text:p>0.297054289</text:p>
          </table:table-cell>
          <table:table-cell office:value-type="float" office:value="0.29624071113310002" table:style-name="ce1">
            <text:p>0.296240711</text:p>
          </table:table-cell>
          <table:table-cell office:value-type="float" office:value="0.2937640655946" table:style-name="ce1">
            <text:p>0.293764066</text:p>
          </table:table-cell>
          <table:table-cell office:value-type="float" office:value="0.29458429290599997" table:style-name="ce1">
            <text:p>0.294584293</text:p>
          </table:table-cell>
          <table:table-cell office:value-type="float" office:value="0.29606819110079996" table:style-name="ce1">
            <text:p>0.296068191</text:p>
          </table:table-cell>
          <table:table-cell office:value-type="float" office:value="0.29400766137290002" table:style-name="ce1">
            <text:p>0.294007661</text:p>
          </table:table-cell>
          <table:table-cell office:value-type="float" office:value="0.29307769220199997" table:style-name="ce1">
            <text:p>0.293077692</text:p>
          </table:table-cell>
          <table:table-cell office:value-type="float" office:value="0.2936938415316" table:style-name="ce1">
            <text:p>0.293693842</text:p>
          </table:table-cell>
          <table:table-cell office:value-type="float" office:value="0.29652826377400004" table:style-name="ce1">
            <text:p>0.296528264</text:p>
          </table:table-cell>
          <table:table-cell office:value-type="float" office:value="0.29353126644549998" table:style-name="ce1">
            <text:p>0.293531266</text:p>
          </table:table-cell>
          <table:table-cell office:value-type="float" office:value="0.29108354806959996" table:style-name="ce1">
            <text:p>0.291083548</text:p>
          </table:table-cell>
          <table:table-cell office:value-type="float" office:value="0.28494591014920001" table:style-name="ce1">
            <text:p>0.28494591</text:p>
          </table:table-cell>
          <table:table-cell office:value-type="float" office:value="0.29624914426830001" table:style-name="ce1">
            <text:p>0.296249144</text:p>
          </table:table-cell>
          <table:table-cell office:value-type="float" office:value="0.30070592596410001" table:style-name="ce1">
            <text:p>0.300705926</text:p>
          </table:table-cell>
          <table:table-cell office:value-type="float" office:value="0.2919853492251" table:style-name="ce1">
            <text:p>0.291985349</text:p>
          </table:table-cell>
          <table:table-cell office:value-type="float" office:value="0.29948200208949999" table:style-name="ce1">
            <text:p>0.299482002</text:p>
          </table:table-cell>
          <table:table-cell office:value-type="float" office:value="0.29166661702950003" table:style-name="ce1">
            <text:p>0.291666617</text:p>
          </table:table-cell>
          <table:table-cell office:value-type="float" office:value="0.29342891035739999" table:style-name="ce1">
            <text:p>0.293428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6_load</text:p>
          </table:table-cell>
          <table:table-cell office:value-type="float" office:value="0.35963823361299996" table:style-name="ce1">
            <text:p>0.359638234</text:p>
          </table:table-cell>
          <table:table-cell office:value-type="float" office:value="0.35780378090199993" table:style-name="ce1">
            <text:p>0.357803781</text:p>
          </table:table-cell>
          <table:table-cell office:value-type="float" office:value="0.35985177744699992" table:style-name="ce1">
            <text:p>0.359851777</text:p>
          </table:table-cell>
          <table:table-cell office:value-type="float" office:value="0.35886620826099996" table:style-name="ce1">
            <text:p>0.358866208</text:p>
          </table:table-cell>
          <table:table-cell office:value-type="float" office:value="0.35586599632599997" table:style-name="ce1">
            <text:p>0.355865996</text:p>
          </table:table-cell>
          <table:table-cell office:value-type="float" office:value="0.35685962085999995" table:style-name="ce1">
            <text:p>0.356859621</text:p>
          </table:table-cell>
          <table:table-cell office:value-type="float" office:value="0.35865721724799993" table:style-name="ce1">
            <text:p>0.358657217</text:p>
          </table:table-cell>
          <table:table-cell office:value-type="float" office:value="0.35616108859899998" table:style-name="ce1">
            <text:p>0.356161089</text:p>
          </table:table-cell>
          <table:table-cell office:value-type="float" office:value="0.35503452261999996" table:style-name="ce1">
            <text:p>0.355034523</text:p>
          </table:table-cell>
          <table:table-cell office:value-type="float" office:value="0.35578092679599993" table:style-name="ce1">
            <text:p>0.355780927</text:p>
          </table:table-cell>
          <table:table-cell office:value-type="float" office:value="0.35921454994000002" table:style-name="ce1">
            <text:p>0.35921455</text:p>
          </table:table-cell>
          <table:table-cell office:value-type="float" office:value="0.35558398310499995" table:style-name="ce1">
            <text:p>0.355583983</text:p>
          </table:table-cell>
          <table:table-cell office:value-type="float" office:value="0.35261881357599995" table:style-name="ce1">
            <text:p>0.352618814</text:p>
          </table:table-cell>
          <table:table-cell office:value-type="float" office:value="0.34518367025199997" table:style-name="ce1">
            <text:p>0.34518367</text:p>
          </table:table-cell>
          <table:table-cell office:value-type="float" office:value="0.35887642417299997" table:style-name="ce1">
            <text:p>0.358876424</text:p>
          </table:table-cell>
          <table:table-cell office:value-type="float" office:value="0.36427537587099995" table:style-name="ce1">
            <text:p>0.364275376</text:p>
          </table:table-cell>
          <table:table-cell office:value-type="float" office:value="0.35371125678099996" table:style-name="ce1">
            <text:p>0.353711257</text:p>
          </table:table-cell>
          <table:table-cell office:value-type="float" office:value="0.36279271274499991" table:style-name="ce1">
            <text:p>0.362792713</text:p>
          </table:table-cell>
          <table:table-cell office:value-type="float" office:value="0.35332514414499999" table:style-name="ce1">
            <text:p>0.353325144</text:p>
          </table:table-cell>
          <table:table-cell office:value-type="float" office:value="0.35545998879399998" table:style-name="ce1">
            <text:p>0.355459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7_load</text:p>
          </table:table-cell>
          <table:table-cell office:value-type="float" office:value="0.31632058362599996" table:style-name="ce1">
            <text:p>0.316320584</text:p>
          </table:table-cell>
          <table:table-cell office:value-type="float" office:value="0.31470708740399994" table:style-name="ce1">
            <text:p>0.314707087</text:p>
          </table:table-cell>
          <table:table-cell office:value-type="float" office:value="0.31650840649399997" table:style-name="ce1">
            <text:p>0.316508406</text:p>
          </table:table-cell>
          <table:table-cell office:value-type="float" office:value="0.315641547322" table:style-name="ce1">
            <text:p>0.315641547</text:p>
          </table:table-cell>
          <table:table-cell office:value-type="float" office:value="0.31300270545199999" table:style-name="ce1">
            <text:p>0.313002705</text:p>
          </table:table-cell>
          <table:table-cell office:value-type="float" office:value="0.31387664971999996" table:style-name="ce1">
            <text:p>0.31387665</text:p>
          </table:table-cell>
          <table:table-cell office:value-type="float" office:value="0.31545772889599993" table:style-name="ce1">
            <text:p>0.315457729</text:p>
          </table:table-cell>
          <table:table-cell office:value-type="float" office:value="0.31326225439799998" table:style-name="ce1">
            <text:p>0.313262254</text:p>
          </table:table-cell>
          <table:table-cell office:value-type="float" office:value="0.31227138123999998" table:style-name="ce1">
            <text:p>0.312271381</text:p>
          </table:table-cell>
          <table:table-cell office:value-type="float" office:value="0.31292788239199998" table:style-name="ce1">
            <text:p>0.312927882</text:p>
          </table:table-cell>
          <table:table-cell office:value-type="float" office:value="0.31594793187999998" table:style-name="ce1">
            <text:p>0.315947932</text:p>
          </table:table-cell>
          <table:table-cell office:value-type="float" office:value="0.31275466020999998" table:style-name="ce1">
            <text:p>0.31275466</text:p>
          </table:table-cell>
          <table:table-cell office:value-type="float" office:value="0.31014663995199998" table:style-name="ce1">
            <text:p>0.31014664</text:p>
          </table:table-cell>
          <table:table-cell office:value-type="float" office:value="0.30360704610399997" table:style-name="ce1">
            <text:p>0.303607046</text:p>
          </table:table-cell>
          <table:table-cell office:value-type="float" office:value="0.31565053274600002" table:style-name="ce1">
            <text:p>0.315650533</text:p>
          </table:table-cell>
          <table:table-cell office:value-type="float" office:value="0.32039919054199995" table:style-name="ce1">
            <text:p>0.320399191</text:p>
          </table:table-cell>
          <table:table-cell office:value-type="float" office:value="0.31110750036199997" table:style-name="ce1">
            <text:p>0.3111075</text:p>
          </table:table-cell>
          <table:table-cell office:value-type="float" office:value="0.31909511148999997" table:style-name="ce1">
            <text:p>0.319095111</text:p>
          </table:table-cell>
          <table:table-cell office:value-type="float" office:value="0.31076789429000001" table:style-name="ce1">
            <text:p>0.310767894</text:p>
          </table:table-cell>
          <table:table-cell office:value-type="float" office:value="0.31264560078799997" table:style-name="ce1">
            <text:p>0.3126456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8_load</text:p>
          </table:table-cell>
          <table:table-cell office:value-type="float" office:value="0.27401032084799998" table:style-name="ce1">
            <text:p>0.274010321</text:p>
          </table:table-cell>
          <table:table-cell office:value-type="float" office:value="0.27261264259199997" table:style-name="ce1">
            <text:p>0.272612643</text:p>
          </table:table-cell>
          <table:table-cell office:value-type="float" office:value="0.27417302091199997" table:style-name="ce1">
            <text:p>0.274173021</text:p>
          </table:table-cell>
          <table:table-cell office:value-type="float" office:value="0.27342211105600001" table:style-name="ce1">
            <text:p>0.273422111</text:p>
          </table:table-cell>
          <table:table-cell office:value-type="float" office:value="0.27113623529600001" table:style-name="ce1">
            <text:p>0.271136235</text:p>
          </table:table-cell>
          <table:table-cell office:value-type="float" office:value="0.27189328256" table:style-name="ce1">
            <text:p>0.271893283</text:p>
          </table:table-cell>
          <table:table-cell office:value-type="float" office:value="0.27326287980799996" table:style-name="ce1">
            <text:p>0.27326288</text:p>
          </table:table-cell>
          <table:table-cell office:value-type="float" office:value="0.27136106750400002" table:style-name="ce1">
            <text:p>0.271361068</text:p>
          </table:table-cell>
          <table:table-cell office:value-type="float" office:value="0.27050273151999998" table:style-name="ce1">
            <text:p>0.270502732</text:p>
          </table:table-cell>
          <table:table-cell office:value-type="float" office:value="0.27107142041599996" table:style-name="ce1">
            <text:p>0.27107142</text:p>
          </table:table-cell>
          <table:table-cell office:value-type="float" office:value="0.27368751424000004" table:style-name="ce1">
            <text:p>0.273687514</text:p>
          </table:table-cell>
          <table:table-cell office:value-type="float" office:value="0.27092136808" table:style-name="ce1">
            <text:p>0.270921368</text:p>
          </table:table-cell>
          <table:table-cell office:value-type="float" office:value="0.268662191296" table:style-name="ce1">
            <text:p>0.268662191</text:p>
          </table:table-cell>
          <table:table-cell office:value-type="float" office:value="0.26299732019200001" table:style-name="ce1">
            <text:p>0.26299732</text:p>
          </table:table-cell>
          <table:table-cell office:value-type="float" office:value="0.27342989460800005" table:style-name="ce1">
            <text:p>0.273429895</text:p>
          </table:table-cell>
          <table:table-cell office:value-type="float" office:value="0.27754338161600001" table:style-name="ce1">
            <text:p>0.277543382</text:p>
          </table:table-cell>
          <table:table-cell office:value-type="float" office:value="0.26949452897600001" table:style-name="ce1">
            <text:p>0.269494529</text:p>
          </table:table-cell>
          <table:table-cell office:value-type="float" office:value="0.27641373351999998" table:style-name="ce1">
            <text:p>0.276413734</text:p>
          </table:table-cell>
          <table:table-cell office:value-type="float" office:value="0.26920034792000003" table:style-name="ce1">
            <text:p>0.269200348</text:p>
          </table:table-cell>
          <table:table-cell office:value-type="float" office:value="0.27082689622400002" table:style-name="ce1">
            <text:p>0.2708268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19_load</text:p>
          </table:table-cell>
          <table:table-cell office:value-type="float" office:value="0.51981279984400008" table:style-name="ce1">
            <text:p>0.5198128</text:p>
          </table:table-cell>
          <table:table-cell office:value-type="float" office:value="0.51716132197600007" table:style-name="ce1">
            <text:p>0.517161322</text:p>
          </table:table-cell>
          <table:table-cell office:value-type="float" office:value="0.52012145143599997" table:style-name="ce1">
            <text:p>0.520121451</text:p>
          </table:table-cell>
          <table:table-cell office:value-type="float" office:value="0.51869693126800009" table:style-name="ce1">
            <text:p>0.518696931</text:p>
          </table:table-cell>
          <table:table-cell office:value-type="float" office:value="0.51436049048800003" table:style-name="ce1">
            <text:p>0.51436049</text:p>
          </table:table-cell>
          <table:table-cell office:value-type="float" office:value="0.51579665368000005" table:style-name="ce1">
            <text:p>0.515796654</text:p>
          </table:table-cell>
          <table:table-cell office:value-type="float" office:value="0.51839486022400005" table:style-name="ce1">
            <text:p>0.51839486</text:p>
          </table:table-cell>
          <table:table-cell office:value-type="float" office:value="0.51478701041200003" table:style-name="ce1">
            <text:p>0.51478701</text:p>
          </table:table-cell>
          <table:table-cell office:value-type="float" office:value="0.51315869656000002" table:style-name="ce1">
            <text:p>0.513158697</text:p>
          </table:table-cell>
          <table:table-cell office:value-type="float" office:value="0.514237532848" table:style-name="ce1">
            <text:p>0.514237533</text:p>
          </table:table-cell>
          <table:table-cell office:value-type="float" office:value="0.51920041672000006" table:style-name="ce1">
            <text:p>0.519200417</text:p>
          </table:table-cell>
          <table:table-cell office:value-type="float" office:value="0.51395287474000007" table:style-name="ce1">
            <text:p>0.513952875</text:p>
          </table:table-cell>
          <table:table-cell office:value-type="float" office:value="0.50966708348800005" table:style-name="ce1">
            <text:p>0.509667083</text:p>
          </table:table-cell>
          <table:table-cell office:value-type="float" office:value="0.49892048977600001" table:style-name="ce1">
            <text:p>0.49892049</text:p>
          </table:table-cell>
          <table:table-cell office:value-type="float" office:value="0.51871169712400012" table:style-name="ce1">
            <text:p>0.518711697</text:p>
          </table:table-cell>
          <table:table-cell office:value-type="float" office:value="0.52651522394799999" table:style-name="ce1">
            <text:p>0.526515224</text:p>
          </table:table-cell>
          <table:table-cell office:value-type="float" office:value="0.51124607702800007" table:style-name="ce1">
            <text:p>0.511246077</text:p>
          </table:table-cell>
          <table:table-cell office:value-type="float" office:value="0.52437221505999998" table:style-name="ce1">
            <text:p>0.524372215</text:p>
          </table:table-cell>
          <table:table-cell office:value-type="float" office:value="0.51068799826000011" table:style-name="ce1">
            <text:p>0.510687998</text:p>
          </table:table-cell>
          <table:table-cell office:value-type="float" office:value="0.5137736560720001" table:style-name="ce1">
            <text:p>0.513773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0_load</text:p>
          </table:table-cell>
          <table:table-cell office:value-type="float" office:value="0.59244541761290015" table:style-name="ce1">
            <text:p>0.592445418</text:p>
          </table:table-cell>
          <table:table-cell office:value-type="float" office:value="0.58942345223660009" table:style-name="ce1">
            <text:p>0.589423452</text:p>
          </table:table-cell>
          <table:table-cell office:value-type="float" office:value="0.59279719668510011" table:style-name="ce1">
            <text:p>0.592797197</text:p>
          </table:table-cell>
          <table:table-cell office:value-type="float" office:value="0.59117363019130009" table:style-name="ce1">
            <text:p>0.59117363</text:p>
          </table:table-cell>
          <table:table-cell office:value-type="float" office:value="0.58623126425580008" table:style-name="ce1">
            <text:p>0.586231264</text:p>
          </table:table-cell>
          <table:table-cell office:value-type="float" office:value="0.5878681006380001" table:style-name="ce1">
            <text:p>0.587868101</text:p>
          </table:table-cell>
          <table:table-cell office:value-type="float" office:value="0.59082935115840007" table:style-name="ce1">
            <text:p>0.590829351</text:p>
          </table:table-cell>
          <table:table-cell office:value-type="float" office:value="0.58671738124670014" table:style-name="ce1">
            <text:p>0.586717381</text:p>
          </table:table-cell>
          <table:table-cell office:value-type="float" office:value="0.58486154524600009" table:style-name="ce1">
            <text:p>0.584861545</text:p>
          </table:table-cell>
          <table:table-cell office:value-type="float" office:value="0.58609112590680013" table:style-name="ce1">
            <text:p>0.586091126</text:p>
          </table:table-cell>
          <table:table-cell office:value-type="float" office:value="0.5917474670020002" table:style-name="ce1">
            <text:p>0.591747467</text:p>
          </table:table-cell>
          <table:table-cell office:value-type="float" office:value="0.58576669289650007" table:style-name="ce1">
            <text:p>0.585766693</text:p>
          </table:table-cell>
          <table:table-cell office:value-type="float" office:value="0.58088205368080004" table:style-name="ce1">
            <text:p>0.580882054</text:p>
          </table:table-cell>
          <table:table-cell office:value-type="float" office:value="0.56863385259160015" table:style-name="ce1">
            <text:p>0.568633853</text:p>
          </table:table-cell>
          <table:table-cell office:value-type="float" office:value="0.59119045926090019" table:style-name="ce1">
            <text:p>0.591190459</text:p>
          </table:table-cell>
          <table:table-cell office:value-type="float" office:value="0.60008436260430009" table:style-name="ce1">
            <text:p>0.600084363</text:p>
          </table:table-cell>
          <table:table-cell office:value-type="float" office:value="0.58268167790730008" table:style-name="ce1">
            <text:p>0.582681678</text:p>
          </table:table-cell>
          <table:table-cell office:value-type="float" office:value="0.59764191390850008" table:style-name="ce1">
            <text:p>0.597641914</text:p>
          </table:table-cell>
          <table:table-cell office:value-type="float" office:value="0.58204561952850009" table:style-name="ce1">
            <text:p>0.58204562</text:p>
          </table:table-cell>
          <table:table-cell office:value-type="float" office:value="0.5855624322402001" table:style-name="ce1">
            <text:p>0.585562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A_21_load</text:p>
          </table:table-cell>
          <table:table-cell office:value-type="float" office:value="0.7071868207180001" table:style-name="ce1">
            <text:p>0.707186821</text:p>
          </table:table-cell>
          <table:table-cell office:value-type="float" office:value="0.70357957757200007" table:style-name="ce1">
            <text:p>0.703579578</text:p>
          </table:table-cell>
          <table:table-cell office:value-type="float" office:value="0.70760673044200006" table:style-name="ce1">
            <text:p>0.70760673</text:p>
          </table:table-cell>
          <table:table-cell office:value-type="float" office:value="0.70566872044600015" table:style-name="ce1">
            <text:p>0.70566872</text:p>
          </table:table-cell>
          <table:table-cell office:value-type="float" office:value="0.6997691440360001" table:style-name="ce1">
            <text:p>0.699769144</text:p>
          </table:table-cell>
          <table:table-cell office:value-type="float" office:value="0.70172299396000004" table:style-name="ce1">
            <text:p>0.701722994</text:p>
          </table:table-cell>
          <table:table-cell office:value-type="float" office:value="0.70525776332800005" table:style-name="ce1">
            <text:p>0.705257763</text:p>
          </table:table-cell>
          <table:table-cell office:value-type="float" office:value="0.70034940951400015" table:style-name="ce1">
            <text:p>0.70034941</text:p>
          </table:table-cell>
          <table:table-cell office:value-type="float" office:value="0.69813414532000007" table:style-name="ce1">
            <text:p>0.698134145</text:p>
          </table:table-cell>
          <table:table-cell office:value-type="float" office:value="0.69960186445600003" table:style-name="ce1">
            <text:p>0.699601864</text:p>
          </table:table-cell>
          <table:table-cell office:value-type="float" office:value="0.70635369484000021" table:style-name="ce1">
            <text:p>0.706353695</text:p>
          </table:table-cell>
          <table:table-cell office:value-type="float" office:value="0.69921459703000011" table:style-name="ce1">
            <text:p>0.699214597</text:p>
          </table:table-cell>
          <table:table-cell office:value-type="float" office:value="0.69338392753600009" table:style-name="ce1">
            <text:p>0.693383928</text:p>
          </table:table-cell>
          <table:table-cell office:value-type="float" office:value="0.67876356167200014" table:style-name="ce1">
            <text:p>0.678763562</text:p>
          </table:table-cell>
          <table:table-cell office:value-type="float" office:value="0.70568880887800012" table:style-name="ce1">
            <text:p>0.705688809</text:p>
          </table:table-cell>
          <table:table-cell office:value-type="float" office:value="0.71630523490600007" table:style-name="ce1">
            <text:p>0.716305235</text:p>
          </table:table-cell>
          <table:table-cell office:value-type="float" office:value="0.69553209316600006" table:style-name="ce1">
            <text:p>0.695532093</text:p>
          </table:table-cell>
          <table:table-cell office:value-type="float" office:value="0.71338974607000005" table:style-name="ce1">
            <text:p>0.713389746</text:p>
          </table:table-cell>
          <table:table-cell office:value-type="float" office:value="0.69477284647000015" table:style-name="ce1">
            <text:p>0.694772846</text:p>
          </table:table-cell>
          <table:table-cell office:value-type="float" office:value="0.69897077628400017" table:style-name="ce1">
            <text:p>0.698970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_load</text:p>
          </table:table-cell>
          <table:table-cell office:value-type="float" office:value="4.5890213950000005" table:style-name="ce1">
            <text:p>4.589021395</text:p>
          </table:table-cell>
          <table:table-cell office:value-type="float" office:value="5.6189552550000004" table:style-name="ce1">
            <text:p>5.618955255</text:p>
          </table:table-cell>
          <table:table-cell office:value-type="float" office:value="6.1749339050000005" table:style-name="ce1">
            <text:p>6.174933905</text:p>
          </table:table-cell>
          <table:table-cell office:value-type="float" office:value="6.0959284550000001" table:style-name="ce1">
            <text:p>6.095928455</text:p>
          </table:table-cell>
          <table:table-cell office:value-type="float" office:value="6.0309534449999997" table:style-name="ce1">
            <text:p>6.030953445</text:p>
          </table:table-cell>
          <table:table-cell office:value-type="float" office:value="5.9276095550000001" table:style-name="ce1">
            <text:p>5.927609555</text:p>
          </table:table-cell>
          <table:table-cell office:value-type="float" office:value="6.125788860000001" table:style-name="ce1">
            <text:p>6.12578886</text:p>
          </table:table-cell>
          <table:table-cell office:value-type="float" office:value="5.9492051300000002" table:style-name="ce1">
            <text:p>5.94920513</text:p>
          </table:table-cell>
          <table:table-cell office:value-type="float" office:value="5.8992720699999994" table:style-name="ce1">
            <text:p>5.89927207</text:p>
          </table:table-cell>
          <table:table-cell office:value-type="float" office:value="4.8261600700000002" table:style-name="ce1">
            <text:p>4.82616007</text:p>
          </table:table-cell>
          <table:table-cell office:value-type="float" office:value="4.9821192650000006" table:style-name="ce1">
            <text:p>4.982119265</text:p>
          </table:table-cell>
          <table:table-cell office:value-type="float" office:value="6.1502757950000007" table:style-name="ce1">
            <text:p>6.150275795</text:p>
          </table:table-cell>
          <table:table-cell office:value-type="float" office:value="2.6025824450000004" table:style-name="ce1">
            <text:p>2.6025824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325127749999996" table:style-name="ce1">
            <text:p>4.332512775</text:p>
          </table:table-cell>
          <table:table-cell office:value-type="float" office:value="4.9024762100000006" table:style-name="ce1">
            <text:p>4.90247621</text:p>
          </table:table-cell>
          <table:table-cell office:value-type="float" office:value="3.8352651250000003" table:style-name="ce1">
            <text:p>3.835265125</text:p>
          </table:table-cell>
          <table:table-cell office:value-type="float" office:value="4.361135795" table:style-name="ce1">
            <text:p>4.3611357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_load</text:p>
          </table:table-cell>
          <table:table-cell office:value-type="float" office:value="0.4589030395" table:style-name="ce1">
            <text:p>0.45890304</text:p>
          </table:table-cell>
          <table:table-cell office:value-type="float" office:value="0.56189642550000007" table:style-name="ce1">
            <text:p>0.561896426</text:p>
          </table:table-cell>
          <table:table-cell office:value-type="float" office:value="0.61749429050000004" table:style-name="ce1">
            <text:p>0.617494291</text:p>
          </table:table-cell>
          <table:table-cell office:value-type="float" office:value="0.60959374550000001" table:style-name="ce1">
            <text:p>0.609593746</text:p>
          </table:table-cell>
          <table:table-cell office:value-type="float" office:value="0.60309624449999999" table:style-name="ce1">
            <text:p>0.603096245</text:p>
          </table:table-cell>
          <table:table-cell office:value-type="float" office:value="0.59276185550000005" table:style-name="ce1">
            <text:p>0.592761856</text:p>
          </table:table-cell>
          <table:table-cell office:value-type="float" office:value="0.61257978600000007" table:style-name="ce1">
            <text:p>0.612579786</text:p>
          </table:table-cell>
          <table:table-cell office:value-type="float" office:value="0.59492141300000001" table:style-name="ce1">
            <text:p>0.594921413</text:p>
          </table:table-cell>
          <table:table-cell office:value-type="float" office:value="0.58992810699999998" table:style-name="ce1">
            <text:p>0.589928107</text:p>
          </table:table-cell>
          <table:table-cell office:value-type="float" office:value="0.48261690699999998" table:style-name="ce1">
            <text:p>0.482616907</text:p>
          </table:table-cell>
          <table:table-cell office:value-type="float" office:value="0.49821282649999998" table:style-name="ce1">
            <text:p>0.498212827</text:p>
          </table:table-cell>
          <table:table-cell office:value-type="float" office:value="0.61502847950000006" table:style-name="ce1">
            <text:p>0.61502848</text:p>
          </table:table-cell>
          <table:table-cell office:value-type="float" office:value="0.26025914449999998" table:style-name="ce1">
            <text:p>0.260259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3325217749999995" table:style-name="ce1">
            <text:p>0.433252178</text:p>
          </table:table-cell>
          <table:table-cell office:value-type="float" office:value="0.49024852099999999" table:style-name="ce1">
            <text:p>0.490248521</text:p>
          </table:table-cell>
          <table:table-cell office:value-type="float" office:value="0.3835274125" table:style-name="ce1">
            <text:p>0.383527413</text:p>
          </table:table-cell>
          <table:table-cell office:value-type="float" office:value="0.43611447949999999" table:style-name="ce1">
            <text:p>0.43611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_load</text:p>
          </table:table-cell>
          <table:table-cell office:value-type="float" office:value="6.5164099609000008" table:style-name="ce1">
            <text:p>6.516409961</text:p>
          </table:table-cell>
          <table:table-cell office:value-type="float" office:value="7.9789160421000016" table:style-name="ce1">
            <text:p>7.978916042</text:p>
          </table:table-cell>
          <table:table-cell office:value-type="float" office:value="8.7684057251000009" table:style-name="ce1">
            <text:p>8.768405725</text:p>
          </table:table-cell>
          <table:table-cell office:value-type="float" office:value="8.6562179860999997" table:style-name="ce1">
            <text:p>8.656217986</text:p>
          </table:table-cell>
          <table:table-cell office:value-type="float" office:value="8.5639534718999997" table:style-name="ce1">
            <text:p>8.563953472</text:p>
          </table:table-cell>
          <table:table-cell office:value-type="float" office:value="8.4172051481000008" table:style-name="ce1">
            <text:p>8.417205148</text:p>
          </table:table-cell>
          <table:table-cell office:value-type="float" office:value="8.6986197611999998" table:style-name="ce1">
            <text:p>8.698619761</text:p>
          </table:table-cell>
          <table:table-cell office:value-type="float" office:value="8.4478708646000005" table:style-name="ce1">
            <text:p>8.447870865</text:p>
          </table:table-cell>
          <table:table-cell office:value-type="float" office:value="8.3769659193999999" table:style-name="ce1">
            <text:p>8.376965919</text:p>
          </table:table-cell>
          <table:table-cell office:value-type="float" office:value="6.8531468794000006" table:style-name="ce1">
            <text:p>6.853146879</text:p>
          </table:table-cell>
          <table:table-cell office:value-type="float" office:value="7.0746089363000007" table:style-name="ce1">
            <text:p>7.074608936</text:p>
          </table:table-cell>
          <table:table-cell office:value-type="float" office:value="8.7333912089000005" table:style-name="ce1">
            <text:p>8.733391209</text:p>
          </table:table-cell>
          <table:table-cell office:value-type="float" office:value="3.6956666519000008" table:style-name="ce1">
            <text:p>3.6956666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1521677205000005" table:style-name="ce1">
            <text:p>6.152167721</text:p>
          </table:table-cell>
          <table:table-cell office:value-type="float" office:value="6.9615157982000007" table:style-name="ce1">
            <text:p>6.961515798</text:p>
          </table:table-cell>
          <table:table-cell office:value-type="float" office:value="5.4460760575000009" table:style-name="ce1">
            <text:p>5.446076058</text:p>
          </table:table-cell>
          <table:table-cell office:value-type="float" office:value="6.192812408900001" table:style-name="ce1">
            <text:p>6.192812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5_load</text:p>
          </table:table-cell>
          <table:table-cell office:value-type="float" office:value="3.2123152765000005" table:style-name="ce1">
            <text:p>3.212315277</text:p>
          </table:table-cell>
          <table:table-cell office:value-type="float" office:value="3.9332689785000006" table:style-name="ce1">
            <text:p>3.933268979</text:p>
          </table:table-cell>
          <table:table-cell office:value-type="float" office:value="4.3224540335000006" table:style-name="ce1">
            <text:p>4.322454034</text:p>
          </table:table-cell>
          <table:table-cell office:value-type="float" office:value="4.2671502185000003" table:style-name="ce1">
            <text:p>4.267150219</text:p>
          </table:table-cell>
          <table:table-cell office:value-type="float" office:value="4.2216677114999994" table:style-name="ce1">
            <text:p>4.221667712</text:p>
          </table:table-cell>
          <table:table-cell office:value-type="float" office:value="4.1493269885000004" table:style-name="ce1">
            <text:p>4.149326989</text:p>
          </table:table-cell>
          <table:table-cell office:value-type="float" office:value="4.2880525020000002" table:style-name="ce1">
            <text:p>4.288052502</text:p>
          </table:table-cell>
          <table:table-cell office:value-type="float" office:value="4.1644438910000003" table:style-name="ce1">
            <text:p>4.164443891</text:p>
          </table:table-cell>
          <table:table-cell office:value-type="float" office:value="4.1294907489999995" table:style-name="ce1">
            <text:p>4.129490749</text:p>
          </table:table-cell>
          <table:table-cell office:value-type="float" office:value="3.3783123490000002" table:style-name="ce1">
            <text:p>3.378312349</text:p>
          </table:table-cell>
          <table:table-cell office:value-type="float" office:value="3.4874837855000003" table:style-name="ce1">
            <text:p>3.487483786</text:p>
          </table:table-cell>
          <table:table-cell office:value-type="float" office:value="4.3051933565000002" table:style-name="ce1">
            <text:p>4.305193357</text:p>
          </table:table-cell>
          <table:table-cell office:value-type="float" office:value="1.8218080114999999" table:style-name="ce1">
            <text:p>1.8218080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327592425000001" table:style-name="ce1">
            <text:p>3.032759243</text:p>
          </table:table-cell>
          <table:table-cell office:value-type="float" office:value="3.4317336470000002" table:style-name="ce1">
            <text:p>3.431733647</text:p>
          </table:table-cell>
          <table:table-cell office:value-type="float" office:value="2.6846858875000001" table:style-name="ce1">
            <text:p>2.684685888</text:p>
          </table:table-cell>
          <table:table-cell office:value-type="float" office:value="3.0527953565000003" table:style-name="ce1">
            <text:p>3.0527953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6_load</text:p>
          </table:table-cell>
          <table:table-cell office:value-type="float" office:value="1.0095854869000001" table:style-name="ce1">
            <text:p>1.009585487</text:p>
          </table:table-cell>
          <table:table-cell office:value-type="float" office:value="1.2361709361000002" table:style-name="ce1">
            <text:p>1.236170936</text:p>
          </table:table-cell>
          <table:table-cell office:value-type="float" office:value="1.3584862391000001" table:style-name="ce1">
            <text:p>1.358486239</text:p>
          </table:table-cell>
          <table:table-cell office:value-type="float" office:value="1.3411050401" table:style-name="ce1">
            <text:p>1.34110504</text:p>
          </table:table-cell>
          <table:table-cell office:value-type="float" office:value="1.3268105378999999" table:style-name="ce1">
            <text:p>1.326810538</text:p>
          </table:table-cell>
          <table:table-cell office:value-type="float" office:value="1.3040748821000001" table:style-name="ce1">
            <text:p>1.304074882</text:p>
          </table:table-cell>
          <table:table-cell office:value-type="float" office:value="1.3476743292000002" table:style-name="ce1">
            <text:p>1.347674329</text:p>
          </table:table-cell>
          <table:table-cell office:value-type="float" office:value="1.3088259086" table:style-name="ce1">
            <text:p>1.308825909</text:p>
          </table:table-cell>
          <table:table-cell office:value-type="float" office:value="1.2978406353999998" table:style-name="ce1">
            <text:p>1.297840635</text:p>
          </table:table-cell>
          <table:table-cell office:value-type="float" office:value="1.0617559954" table:style-name="ce1">
            <text:p>1.061755995</text:p>
          </table:table-cell>
          <table:table-cell office:value-type="float" office:value="1.0960670183000001" table:style-name="ce1">
            <text:p>1.096067018</text:p>
          </table:table-cell>
          <table:table-cell office:value-type="float" office:value="1.3530614549000002" table:style-name="ce1">
            <text:p>1.353061455</text:p>
          </table:table-cell>
          <table:table-cell office:value-type="float" office:value="0.57256891790000009" table:style-name="ce1">
            <text:p>0.5725689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5315359050000004" table:style-name="ce1">
            <text:p>0.953153591</text:p>
          </table:table-cell>
          <table:table-cell office:value-type="float" office:value="1.0785455462" table:style-name="ce1">
            <text:p>1.078545546</text:p>
          </table:table-cell>
          <table:table-cell office:value-type="float" office:value="0.84375910750000016" table:style-name="ce1">
            <text:p>0.843759108</text:p>
          </table:table-cell>
          <table:table-cell office:value-type="float" office:value="0.95945065490000014" table:style-name="ce1">
            <text:p>0.9594506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7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8_load</text:p>
          </table:table-cell>
          <table:table-cell office:value-type="float" office:value="2.2945111975000003" table:style-name="ce1">
            <text:p>2.294511198</text:p>
          </table:table-cell>
          <table:table-cell office:value-type="float" office:value="2.8094781275000003" table:style-name="ce1">
            <text:p>2.809478128</text:p>
          </table:table-cell>
          <table:table-cell office:value-type="float" office:value="3.0874674525000003" table:style-name="ce1">
            <text:p>3.087467453</text:p>
          </table:table-cell>
          <table:table-cell office:value-type="float" office:value="3.0479647275000001" table:style-name="ce1">
            <text:p>3.047964728</text:p>
          </table:table-cell>
          <table:table-cell office:value-type="float" office:value="3.0154772224999999" table:style-name="ce1">
            <text:p>3.015477223</text:p>
          </table:table-cell>
          <table:table-cell office:value-type="float" office:value="2.9638052775000001" table:style-name="ce1">
            <text:p>2.963805278</text:p>
          </table:table-cell>
          <table:table-cell office:value-type="float" office:value="3.0628949300000006" table:style-name="ce1">
            <text:p>3.06289493</text:p>
          </table:table-cell>
          <table:table-cell office:value-type="float" office:value="2.9746030650000002" table:style-name="ce1">
            <text:p>2.974603065</text:p>
          </table:table-cell>
          <table:table-cell office:value-type="float" office:value="2.9496365349999998" table:style-name="ce1">
            <text:p>2.949636535</text:p>
          </table:table-cell>
          <table:table-cell office:value-type="float" office:value="2.4130805350000002" table:style-name="ce1">
            <text:p>2.413080535</text:p>
          </table:table-cell>
          <table:table-cell office:value-type="float" office:value="2.4910601325000004" table:style-name="ce1">
            <text:p>2.491060133</text:p>
          </table:table-cell>
          <table:table-cell office:value-type="float" office:value="3.0751383975000004" table:style-name="ce1">
            <text:p>3.075138398</text:p>
          </table:table-cell>
          <table:table-cell office:value-type="float" office:value="1.3012917225" table:style-name="ce1">
            <text:p>1.3012917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662568874999999" table:style-name="ce1">
            <text:p>2.166256888</text:p>
          </table:table-cell>
          <table:table-cell office:value-type="float" office:value="2.4512386050000003" table:style-name="ce1">
            <text:p>2.451238605</text:p>
          </table:table-cell>
          <table:table-cell office:value-type="float" office:value="1.9176330625" table:style-name="ce1">
            <text:p>1.917633063</text:p>
          </table:table-cell>
          <table:table-cell office:value-type="float" office:value="2.1805683975000001" table:style-name="ce1">
            <text:p>2.180568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9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0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1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2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3_load</text:p>
          </table:table-cell>
          <table:table-cell office:value-type="float" office:value="3.6712173160000003" table:style-name="ce1">
            <text:p>3.671217316</text:p>
          </table:table-cell>
          <table:table-cell office:value-type="float" office:value="4.4951644040000005" table:style-name="ce1">
            <text:p>4.495164404</text:p>
          </table:table-cell>
          <table:table-cell office:value-type="float" office:value="4.9399473240000003" table:style-name="ce1">
            <text:p>4.939947324</text:p>
          </table:table-cell>
          <table:table-cell office:value-type="float" office:value="4.876742964" table:style-name="ce1">
            <text:p>4.876742964</text:p>
          </table:table-cell>
          <table:table-cell office:value-type="float" office:value="4.8247629559999998" table:style-name="ce1">
            <text:p>4.824762956</text:p>
          </table:table-cell>
          <table:table-cell office:value-type="float" office:value="4.7420878440000003" table:style-name="ce1">
            <text:p>4.742087844</text:p>
          </table:table-cell>
          <table:table-cell office:value-type="float" office:value="4.9006312880000005" table:style-name="ce1">
            <text:p>4.900631288</text:p>
          </table:table-cell>
          <table:table-cell office:value-type="float" office:value="4.759364304" table:style-name="ce1">
            <text:p>4.759364304</text:p>
          </table:table-cell>
          <table:table-cell office:value-type="float" office:value="4.7194178559999997" table:style-name="ce1">
            <text:p>4.719417856</text:p>
          </table:table-cell>
          <table:table-cell office:value-type="float" office:value="3.8609282560000002" table:style-name="ce1">
            <text:p>3.860928256</text:p>
          </table:table-cell>
          <table:table-cell office:value-type="float" office:value="3.9856956120000002" table:style-name="ce1">
            <text:p>3.985695612</text:p>
          </table:table-cell>
          <table:table-cell office:value-type="float" office:value="4.9202208360000004" table:style-name="ce1">
            <text:p>4.920220836</text:p>
          </table:table-cell>
          <table:table-cell office:value-type="float" office:value="2.0820661560000002" table:style-name="ce1">
            <text:p>2.0820661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660104199999999" table:style-name="ce1">
            <text:p>3.46601042</text:p>
          </table:table-cell>
          <table:table-cell office:value-type="float" office:value="3.9219811680000003" table:style-name="ce1">
            <text:p>3.921981168</text:p>
          </table:table-cell>
          <table:table-cell office:value-type="float" office:value="3.0682123000000003" table:style-name="ce1">
            <text:p>3.0682123</text:p>
          </table:table-cell>
          <table:table-cell office:value-type="float" office:value="3.4889088360000002" table:style-name="ce1">
            <text:p>3.4889088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4_load</text:p>
          </table:table-cell>
          <table:table-cell office:value-type="float" office:value="0.55068344740000008" table:style-name="ce1">
            <text:p>0.550683447</text:p>
          </table:table-cell>
          <table:table-cell office:value-type="float" office:value="0.67427551060000002" table:style-name="ce1">
            <text:p>0.674275511</text:p>
          </table:table-cell>
          <table:table-cell office:value-type="float" office:value="0.74099294859999998" table:style-name="ce1">
            <text:p>0.740992949</text:p>
          </table:table-cell>
          <table:table-cell office:value-type="float" office:value="0.7315122946" table:style-name="ce1">
            <text:p>0.731512295</text:p>
          </table:table-cell>
          <table:table-cell office:value-type="float" office:value="0.72371529339999996" table:style-name="ce1">
            <text:p>0.723715293</text:p>
          </table:table-cell>
          <table:table-cell office:value-type="float" office:value="0.71131402659999998" table:style-name="ce1">
            <text:p>0.711314027</text:p>
          </table:table-cell>
          <table:table-cell office:value-type="float" office:value="0.73509554320000003" table:style-name="ce1">
            <text:p>0.735095543</text:p>
          </table:table-cell>
          <table:table-cell office:value-type="float" office:value="0.71390549559999994" table:style-name="ce1">
            <text:p>0.713905496</text:p>
          </table:table-cell>
          <table:table-cell office:value-type="float" office:value="0.70791352839999999" table:style-name="ce1">
            <text:p>0.707913528</text:p>
          </table:table-cell>
          <table:table-cell office:value-type="float" office:value="0.57914008839999997" table:style-name="ce1">
            <text:p>0.579140088</text:p>
          </table:table-cell>
          <table:table-cell office:value-type="float" office:value="0.59785519180000002" table:style-name="ce1">
            <text:p>0.597855192</text:p>
          </table:table-cell>
          <table:table-cell office:value-type="float" office:value="0.73803397540000004" table:style-name="ce1">
            <text:p>0.738033975</text:p>
          </table:table-cell>
          <table:table-cell office:value-type="float" office:value="0.31231077339999996" table:style-name="ce1">
            <text:p>0.3123107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1990241299999995" table:style-name="ce1">
            <text:p>0.519902413</text:p>
          </table:table-cell>
          <table:table-cell office:value-type="float" office:value="0.58829802520000007" table:style-name="ce1">
            <text:p>0.588298025</text:p>
          </table:table-cell>
          <table:table-cell office:value-type="float" office:value="0.46023269499999997" table:style-name="ce1">
            <text:p>0.460232695</text:p>
          </table:table-cell>
          <table:table-cell office:value-type="float" office:value="0.52333717540000002" table:style-name="ce1">
            <text:p>0.5233371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5_load</text:p>
          </table:table-cell>
          <table:table-cell office:value-type="float" office:value="23.862907054000001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000003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1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6_load</text:p>
          </table:table-cell>
          <table:table-cell office:value-type="float" office:value="2.5212088050130004" table:style-name="ce1">
            <text:p>2.521208805</text:p>
          </table:table-cell>
          <table:table-cell office:value-type="float" office:value="3.0870544676970004" table:style-name="ce1">
            <text:p>3.087054468</text:p>
          </table:table-cell>
          <table:table-cell office:value-type="float" office:value="3.392509138007" table:style-name="ce1">
            <text:p>3.392509138</text:p>
          </table:table-cell>
          <table:table-cell office:value-type="float" office:value="3.3491035437769998" table:style-name="ce1">
            <text:p>3.349103544</text:p>
          </table:table-cell>
          <table:table-cell office:value-type="float" office:value="3.3134062732829999" table:style-name="ce1">
            <text:p>3.313406273</text:p>
          </table:table-cell>
          <table:table-cell office:value-type="float" office:value="3.256629140117" table:style-name="ce1">
            <text:p>3.25662914</text:p>
          </table:table-cell>
          <table:table-cell office:value-type="float" office:value="3.3655088502840003" table:style-name="ce1">
            <text:p>3.36550885</text:p>
          </table:table-cell>
          <table:table-cell office:value-type="float" office:value="3.2684937490219999" table:style-name="ce1">
            <text:p>3.268493749</text:p>
          </table:table-cell>
          <table:table-cell office:value-type="float" office:value="3.2410605258579999" table:style-name="ce1">
            <text:p>3.241060526</text:p>
          </table:table-cell>
          <table:table-cell office:value-type="float" office:value="2.6514927930579999" table:style-name="ce1">
            <text:p>2.651492793</text:p>
          </table:table-cell>
          <table:table-cell office:value-type="float" office:value="2.7371767747910001" table:style-name="ce1">
            <text:p>2.737176775</text:p>
          </table:table-cell>
          <table:table-cell office:value-type="float" office:value="3.3789619723730002" table:style-name="ce1">
            <text:p>3.378961972</text:p>
          </table:table-cell>
          <table:table-cell office:value-type="float" office:value="1.429859245883" table:style-name="ce1">
            <text:p>1.4298592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380282969185" table:style-name="ce1">
            <text:p>2.380282969</text:p>
          </table:table-cell>
          <table:table-cell office:value-type="float" office:value="2.6934208803740001" table:style-name="ce1">
            <text:p>2.69342088</text:p>
          </table:table-cell>
          <table:table-cell office:value-type="float" office:value="2.1070951102750004" table:style-name="ce1">
            <text:p>2.10709511</text:p>
          </table:table-cell>
          <table:table-cell office:value-type="float" office:value="2.396008456373" table:style-name="ce1">
            <text:p>2.3960084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7_load</text:p>
          </table:table-cell>
          <table:table-cell office:value-type="float" office:value="17.154677040589" table:style-name="ce1">
            <text:p>17.15467704</text:p>
          </table:table-cell>
          <table:table-cell office:value-type="float" office:value="21.004775796041002" table:style-name="ce1">
            <text:p>21.0047758</text:p>
          </table:table-cell>
          <table:table-cell office:value-type="float" office:value="23.083135185471001" table:style-name="ce1">
            <text:p>23.08313519</text:p>
          </table:table-cell>
          <table:table-cell office:value-type="float" office:value="22.787797012281001" table:style-name="ce1">
            <text:p>22.78779701</text:p>
          </table:table-cell>
          <table:table-cell office:value-type="float" office:value="22.544907429898998" table:style-name="ce1">
            <text:p>22.54490743</text:p>
          </table:table-cell>
          <table:table-cell office:value-type="float" office:value="22.158587300301001" table:style-name="ce1">
            <text:p>22.1585873</text:p>
          </table:table-cell>
          <table:table-cell office:value-type="float" office:value="22.899421178252002" table:style-name="ce1">
            <text:p>22.89942118</text:p>
          </table:table-cell>
          <table:table-cell office:value-type="float" office:value="22.239315878766" table:style-name="ce1">
            <text:p>22.23931588</text:p>
          </table:table-cell>
          <table:table-cell office:value-type="float" office:value="22.052656113873997" table:style-name="ce1">
            <text:p>22.05265611</text:p>
          </table:table-cell>
          <table:table-cell office:value-type="float" office:value="18.041148835474001" table:style-name="ce1">
            <text:p>18.04114884</text:p>
          </table:table-cell>
          <table:table-cell office:value-type="float" office:value="18.624155498223001" table:style-name="ce1">
            <text:p>18.6241555</text:p>
          </table:table-cell>
          <table:table-cell office:value-type="float" office:value="22.990958238669002" table:style-name="ce1">
            <text:p>22.99095824</text:p>
          </table:table-cell>
          <table:table-cell office:value-type="float" office:value="9.7289709576989996" table:style-name="ce1">
            <text:p>9.7289709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6.195796517304998" table:style-name="ce1">
            <text:p>16.19579652</text:p>
          </table:table-cell>
          <table:table-cell office:value-type="float" office:value="18.326433830022001" table:style-name="ce1">
            <text:p>18.32643383</text:p>
          </table:table-cell>
          <table:table-cell office:value-type="float" office:value="14.336985352074999" table:style-name="ce1">
            <text:p>14.33698535</text:p>
          </table:table-cell>
          <table:table-cell office:value-type="float" office:value="16.302795090669001" table:style-name="ce1">
            <text:p>16.302795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8_load</text:p>
          </table:table-cell>
          <table:table-cell office:value-type="float" office:value="1.6162539831190001" table:style-name="ce1">
            <text:p>1.616253983</text:p>
          </table:table-cell>
          <table:table-cell office:value-type="float" office:value="1.9789966886110002" table:style-name="ce1">
            <text:p>1.978996689</text:p>
          </table:table-cell>
          <table:table-cell office:value-type="float" office:value="2.1748123691410002" table:style-name="ce1">
            <text:p>2.174812369</text:p>
          </table:table-cell>
          <table:table-cell office:value-type="float" office:value="2.1469866496510002" table:style-name="ce1">
            <text:p>2.14698665</text:p>
          </table:table-cell>
          <table:table-cell office:value-type="float" office:value="2.1241024511290001" table:style-name="ce1">
            <text:p>2.124102451</text:p>
          </table:table-cell>
          <table:table-cell office:value-type="float" office:value="2.0877047330710004" table:style-name="ce1">
            <text:p>2.087704733</text:p>
          </table:table-cell>
          <table:table-cell office:value-type="float" office:value="2.1575034842920005" table:style-name="ce1">
            <text:p>2.157503484</text:p>
          </table:table-cell>
          <table:table-cell office:value-type="float" office:value="2.0953106945860003" table:style-name="ce1">
            <text:p>2.095310695</text:p>
          </table:table-cell>
          <table:table-cell office:value-type="float" office:value="2.077724270854" table:style-name="ce1">
            <text:p>2.077724271</text:p>
          </table:table-cell>
          <table:table-cell office:value-type="float" office:value="1.6997742244540002" table:style-name="ce1">
            <text:p>1.699774224</text:p>
          </table:table-cell>
          <table:table-cell office:value-type="float" office:value="1.7547030529330001" table:style-name="ce1">
            <text:p>1.754703053</text:p>
          </table:table-cell>
          <table:table-cell office:value-type="float" office:value="2.1661277827990002" table:style-name="ce1">
            <text:p>2.166127783</text:p>
          </table:table-cell>
          <table:table-cell office:value-type="float" office:value="0.91663018492900017" table:style-name="ce1">
            <text:p>0.9166301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259116471549998" table:style-name="ce1">
            <text:p>1.525911647</text:p>
          </table:table-cell>
          <table:table-cell office:value-type="float" office:value="1.7266527689620002" table:style-name="ce1">
            <text:p>1.726652769</text:p>
          </table:table-cell>
          <table:table-cell office:value-type="float" office:value="1.3507810248250001" table:style-name="ce1">
            <text:p>1.350781025</text:p>
          </table:table-cell>
          <table:table-cell office:value-type="float" office:value="1.535992674799" table:style-name="ce1">
            <text:p>1.535992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19_load</text:p>
          </table:table-cell>
          <table:table-cell office:value-type="float" office:value="1.127982213091" table:style-name="ce1">
            <text:p>1.127982213</text:p>
          </table:table-cell>
          <table:table-cell office:value-type="float" office:value="1.3811399558790001" table:style-name="ce1">
            <text:p>1.381139956</text:p>
          </table:table-cell>
          <table:table-cell office:value-type="float" office:value="1.5177995080490001" table:style-name="ce1">
            <text:p>1.517799508</text:p>
          </table:table-cell>
          <table:table-cell office:value-type="float" office:value="1.498379968439" table:style-name="ce1">
            <text:p>1.498379968</text:p>
          </table:table-cell>
          <table:table-cell office:value-type="float" office:value="1.482409110981" table:style-name="ce1">
            <text:p>1.482409111</text:p>
          </table:table-cell>
          <table:table-cell office:value-type="float" office:value="1.4570071828190001" table:style-name="ce1">
            <text:p>1.457007183</text:p>
          </table:table-cell>
          <table:table-cell office:value-type="float" office:value="1.5057196559880002" table:style-name="ce1">
            <text:p>1.505719656</text:p>
          </table:table-cell>
          <table:table-cell office:value-type="float" office:value="1.4623153751539999" table:style-name="ce1">
            <text:p>1.462315375</text:p>
          </table:table-cell>
          <table:table-cell office:value-type="float" office:value="1.450041829006" table:style-name="ce1">
            <text:p>1.450041829</text:p>
          </table:table-cell>
          <table:table-cell office:value-type="float" office:value="1.1862708994060001" table:style-name="ce1">
            <text:p>1.186270899</text:p>
          </table:table-cell>
          <table:table-cell office:value-type="float" office:value="1.224605669537" table:style-name="ce1">
            <text:p>1.22460567</text:p>
          </table:table-cell>
          <table:table-cell office:value-type="float" office:value="1.5117385446110001" table:style-name="ce1">
            <text:p>1.511738545</text:p>
          </table:table-cell>
          <table:table-cell office:value-type="float" office:value="0.63971551918100011" table:style-name="ce1">
            <text:p>0.6397155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4932394295" table:style-name="ce1">
            <text:p>1.064932394</text:p>
          </table:table-cell>
          <table:table-cell office:value-type="float" office:value="1.2050294066180001" table:style-name="ce1">
            <text:p>1.205029407</text:p>
          </table:table-cell>
          <table:table-cell office:value-type="float" office:value="0.94270892192500011" table:style-name="ce1">
            <text:p>0.942708922</text:p>
          </table:table-cell>
          <table:table-cell office:value-type="float" office:value="1.0719679326110001" table:style-name="ce1">
            <text:p>1.0719679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0_load</text:p>
          </table:table-cell>
          <table:table-cell office:value-type="float" office:value="3.2086440601840005" table:style-name="ce1">
            <text:p>3.20864406</text:p>
          </table:table-cell>
          <table:table-cell office:value-type="float" office:value="3.9287738150960005" table:style-name="ce1">
            <text:p>3.928773815</text:p>
          </table:table-cell>
          <table:table-cell office:value-type="float" office:value="4.3175140871759998" table:style-name="ce1">
            <text:p>4.317514087</text:p>
          </table:table-cell>
          <table:table-cell office:value-type="float" office:value="4.2622734765360004" table:style-name="ce1">
            <text:p>4.262273477</text:p>
          </table:table-cell>
          <table:table-cell office:value-type="float" office:value="4.2168429495439996" table:style-name="ce1">
            <text:p>4.21684295</text:p>
          </table:table-cell>
          <table:table-cell office:value-type="float" office:value="4.1445849016560006" table:style-name="ce1">
            <text:p>4.144584902</text:p>
          </table:table-cell>
          <table:table-cell office:value-type="float" office:value="4.2831518717120005" table:style-name="ce1">
            <text:p>4.283151872</text:p>
          </table:table-cell>
          <table:table-cell office:value-type="float" office:value="4.1596845276960002" table:style-name="ce1">
            <text:p>4.159684528</text:p>
          </table:table-cell>
          <table:table-cell office:value-type="float" office:value="4.1247713321439994" table:style-name="ce1">
            <text:p>4.124771332</text:p>
          </table:table-cell>
          <table:table-cell office:value-type="float" office:value="3.3744514217440003" table:style-name="ce1">
            <text:p>3.374451422</text:p>
          </table:table-cell>
          <table:table-cell office:value-type="float" office:value="3.4834980908880002" table:style-name="ce1">
            <text:p>3.483498091</text:p>
          </table:table-cell>
          <table:table-cell office:value-type="float" office:value="4.3002731366639999" table:style-name="ce1">
            <text:p>4.300273137</text:p>
          </table:table-cell>
          <table:table-cell office:value-type="float" office:value="1.8197259463440001" table:style-name="ce1">
            <text:p>1.8197259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92932330799998" table:style-name="ce1">
            <text:p>3.029293233</text:p>
          </table:table-cell>
          <table:table-cell office:value-type="float" office:value="3.4278116668320004" table:style-name="ce1">
            <text:p>3.427811667</text:p>
          </table:table-cell>
          <table:table-cell office:value-type="float" office:value="2.6816176762000001" table:style-name="ce1">
            <text:p>2.681617676</text:p>
          </table:table-cell>
          <table:table-cell office:value-type="float" office:value="3.0493064486640002" table:style-name="ce1">
            <text:p>3.0493064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1_load</text:p>
          </table:table-cell>
          <table:table-cell office:value-type="float" office:value="1.7612670276010001" table:style-name="ce1">
            <text:p>1.761267028</text:p>
          </table:table-cell>
          <table:table-cell office:value-type="float" office:value="2.1565556430690003" table:style-name="ce1">
            <text:p>2.156555643</text:p>
          </table:table-cell>
          <table:table-cell office:value-type="float" office:value="2.3699402489390002" table:style-name="ce1">
            <text:p>2.369940249</text:p>
          </table:table-cell>
          <table:table-cell office:value-type="float" office:value="2.3396179572290001" table:style-name="ce1">
            <text:p>2.339617957</text:p>
          </table:table-cell>
          <table:table-cell office:value-type="float" office:value="2.3146805483910002" table:style-name="ce1">
            <text:p>2.314680548</text:p>
          </table:table-cell>
          <table:table-cell office:value-type="float" office:value="2.2750171634090002" table:style-name="ce1">
            <text:p>2.275017163</text:p>
          </table:table-cell>
          <table:table-cell office:value-type="float" office:value="2.3510783806680005" table:style-name="ce1">
            <text:p>2.351078381</text:p>
          </table:table-cell>
          <table:table-cell office:value-type="float" office:value="2.2833055450940001" table:style-name="ce1">
            <text:p>2.283305545</text:p>
          </table:table-cell>
          <table:table-cell office:value-type="float" office:value="2.2641412366660001" table:style-name="ce1">
            <text:p>2.264141237</text:p>
          </table:table-cell>
          <table:table-cell office:value-type="float" office:value="1.852280851066" table:style-name="ce1">
            <text:p>1.852280851</text:p>
          </table:table-cell>
          <table:table-cell office:value-type="float" office:value="1.9121379901069999" table:style-name="ce1">
            <text:p>1.91213799</text:p>
          </table:table-cell>
          <table:table-cell office:value-type="float" office:value="2.3604764663210003" table:style-name="ce1">
            <text:p>2.360476466</text:p>
          </table:table-cell>
          <table:table-cell office:value-type="float" office:value="0.99887175859100008" table:style-name="ce1">
            <text:p>0.9988717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628190192449999" table:style-name="ce1">
            <text:p>1.662819019</text:p>
          </table:table-cell>
          <table:table-cell office:value-type="float" office:value="1.8815709855980001" table:style-name="ce1">
            <text:p>1.881570986</text:p>
          </table:table-cell>
          <table:table-cell office:value-type="float" office:value="1.4719753711750001" table:style-name="ce1">
            <text:p>1.471975371</text:p>
          </table:table-cell>
          <table:table-cell office:value-type="float" office:value="1.673804534321" table:style-name="ce1">
            <text:p>1.673804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2_load</text:p>
          </table:table-cell>
          <table:table-cell office:value-type="float" office:value="0.60483388806100014" table:style-name="ce1">
            <text:p>0.604833888</text:p>
          </table:table-cell>
          <table:table-cell office:value-type="float" office:value="0.74057917080900015" table:style-name="ce1">
            <text:p>0.740579171</text:p>
          </table:table-cell>
          <table:table-cell office:value-type="float" office:value="0.81385715687900007" table:style-name="ce1">
            <text:p>0.813857157</text:p>
          </table:table-cell>
          <table:table-cell office:value-type="float" office:value="0.80344423856900005" table:style-name="ce1">
            <text:p>0.803444239</text:p>
          </table:table-cell>
          <table:table-cell office:value-type="float" office:value="0.79488053225099997" table:style-name="ce1">
            <text:p>0.794880532</text:p>
          </table:table-cell>
          <table:table-cell office:value-type="float" office:value="0.78125980754900004" table:style-name="ce1">
            <text:p>0.781259808</text:p>
          </table:table-cell>
          <table:table-cell office:value-type="float" office:value="0.80737983994800011" table:style-name="ce1">
            <text:p>0.80737984</text:p>
          </table:table-cell>
          <table:table-cell office:value-type="float" office:value="0.78410610433400008" table:style-name="ce1">
            <text:p>0.784106104</text:p>
          </table:table-cell>
          <table:table-cell office:value-type="float" office:value="0.77752492702599996" table:style-name="ce1">
            <text:p>0.777524927</text:p>
          </table:table-cell>
          <table:table-cell office:value-type="float" office:value="0.63608876542600012" table:style-name="ce1">
            <text:p>0.636088765</text:p>
          </table:table-cell>
          <table:table-cell office:value-type="float" office:value="0.65664418732700003" table:style-name="ce1">
            <text:p>0.656644187</text:p>
          </table:table-cell>
          <table:table-cell office:value-type="float" office:value="0.81060721798100011" table:style-name="ce1">
            <text:p>0.810607218</text:p>
          </table:table-cell>
          <table:table-cell office:value-type="float" office:value="0.34302123445100002" table:style-name="ce1">
            <text:p>0.3430212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1026051945" table:style-name="ce1">
            <text:p>0.571026052</text:p>
          </table:table-cell>
          <table:table-cell office:value-type="float" office:value="0.64614723267800012" table:style-name="ce1">
            <text:p>0.646147233</text:p>
          </table:table-cell>
          <table:table-cell office:value-type="float" office:value="0.50548881167500004" table:style-name="ce1">
            <text:p>0.505488812</text:p>
          </table:table-cell>
          <table:table-cell office:value-type="float" office:value="0.5747985659810001" table:style-name="ce1">
            <text:p>0.5747985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3_load</text:p>
          </table:table-cell>
          <table:table-cell office:value-type="float" office:value="0.98847599308300005" table:style-name="ce1">
            <text:p>0.988475993</text:p>
          </table:table-cell>
          <table:table-cell office:value-type="float" office:value="1.210323746527" table:style-name="ce1">
            <text:p>1.210323747</text:p>
          </table:table-cell>
          <table:table-cell office:value-type="float" office:value="1.3300815477369998" table:style-name="ce1">
            <text:p>1.330081548</text:p>
          </table:table-cell>
          <table:table-cell office:value-type="float" office:value="1.3130637738069999" table:style-name="ce1">
            <text:p>1.313063774</text:p>
          </table:table-cell>
          <table:table-cell office:value-type="float" office:value="1.2990681566529998" table:style-name="ce1">
            <text:p>1.299068157</text:p>
          </table:table-cell>
          <table:table-cell office:value-type="float" office:value="1.276807882747" table:style-name="ce1">
            <text:p>1.276807883</text:p>
          </table:table-cell>
          <table:table-cell office:value-type="float" office:value="1.3194957050439999" table:style-name="ce1">
            <text:p>1.319495705</text:p>
          </table:table-cell>
          <table:table-cell office:value-type="float" office:value="1.2814595696019999" table:style-name="ce1">
            <text:p>1.28145957</text:p>
          </table:table-cell>
          <table:table-cell office:value-type="float" office:value="1.2707039884779998" table:style-name="ce1">
            <text:p>1.270703988</text:p>
          </table:table-cell>
          <table:table-cell office:value-type="float" office:value="1.0395556636779999" table:style-name="ce1">
            <text:p>1.039555664</text:p>
          </table:table-cell>
          <table:table-cell office:value-type="float" office:value="1.0731492742809998" table:style-name="ce1">
            <text:p>1.073149274</text:p>
          </table:table-cell>
          <table:table-cell office:value-type="float" office:value="1.3247701908429999" table:style-name="ce1">
            <text:p>1.324770191</text:p>
          </table:table-cell>
          <table:table-cell office:value-type="float" office:value="0.56059704325300008" table:style-name="ce1">
            <text:p>0.56059704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322403633499995" table:style-name="ce1">
            <text:p>0.933224036</text:p>
          </table:table-cell>
          <table:table-cell office:value-type="float" office:value="1.0559941602339999" table:style-name="ce1">
            <text:p>1.05599416</text:p>
          </table:table-cell>
          <table:table-cell office:value-type="float" office:value="0.82611689252500009" table:style-name="ce1">
            <text:p>0.826116893</text:p>
          </table:table-cell>
          <table:table-cell office:value-type="float" office:value="0.93938943484299997" table:style-name="ce1">
            <text:p>0.9393894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4_load</text:p>
          </table:table-cell>
          <table:table-cell office:value-type="float" office:value="1.0674071438770001" table:style-name="ce1">
            <text:p>1.067407144</text:p>
          </table:table-cell>
          <table:table-cell office:value-type="float" office:value="1.3069697597130001" table:style-name="ce1">
            <text:p>1.30696976</text:p>
          </table:table-cell>
          <table:table-cell office:value-type="float" office:value="1.436290393703" table:style-name="ce1">
            <text:p>1.436290394</text:p>
          </table:table-cell>
          <table:table-cell office:value-type="float" office:value="1.4179137260329999" table:style-name="ce1">
            <text:p>1.417913726</text:p>
          </table:table-cell>
          <table:table-cell office:value-type="float" office:value="1.4028005387069999" table:style-name="ce1">
            <text:p>1.402800539</text:p>
          </table:table-cell>
          <table:table-cell office:value-type="float" office:value="1.378762749893" table:style-name="ce1">
            <text:p>1.37876275</text:p>
          </table:table-cell>
          <table:table-cell office:value-type="float" office:value="1.4248592562360001" table:style-name="ce1">
            <text:p>1.424859256</text:p>
          </table:table-cell>
          <table:table-cell office:value-type="float" office:value="1.3837858806379999" table:style-name="ce1">
            <text:p>1.383785881</text:p>
          </table:table-cell>
          <table:table-cell office:value-type="float" office:value="1.3721714508819998" table:style-name="ce1">
            <text:p>1.372171451</text:p>
          </table:table-cell>
          <table:table-cell office:value-type="float" office:value="1.1225655996819999" table:style-name="ce1">
            <text:p>1.1225656</text:p>
          </table:table-cell>
          <table:table-cell office:value-type="float" office:value="1.1588417084389999" table:style-name="ce1">
            <text:p>1.158841708</text:p>
          </table:table-cell>
          <table:table-cell office:value-type="float" office:value="1.430554917317" table:style-name="ce1">
            <text:p>1.430554917</text:p>
          </table:table-cell>
          <table:table-cell office:value-type="float" office:value="0.6053614441070001" table:style-name="ce1">
            <text:p>0.6053614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077432388649998" table:style-name="ce1">
            <text:p>1.007743239</text:p>
          </table:table-cell>
          <table:table-cell office:value-type="float" office:value="1.1403167338460001" table:style-name="ce1">
            <text:p>1.140316734</text:p>
          </table:table-cell>
          <table:table-cell office:value-type="float" office:value="0.89208343547500013" table:style-name="ce1">
            <text:p>0.892083435</text:p>
          </table:table-cell>
          <table:table-cell office:value-type="float" office:value="1.014400953317" table:style-name="ce1">
            <text:p>1.01440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5_load</text:p>
          </table:table-cell>
          <table:table-cell office:value-type="float" office:value="1.3904741796850002" table:style-name="ce1">
            <text:p>1.39047418</text:p>
          </table:table-cell>
          <table:table-cell office:value-type="float" office:value="1.7025441392650003" table:style-name="ce1">
            <text:p>1.702544139</text:p>
          </table:table-cell>
          <table:table-cell office:value-type="float" office:value="1.8710056702150002" table:style-name="ce1">
            <text:p>1.87100567</text:p>
          </table:table-cell>
          <table:table-cell office:value-type="float" office:value="1.847067018865" table:style-name="ce1">
            <text:p>1.847067019</text:p>
          </table:table-cell>
          <table:table-cell office:value-type="float" office:value="1.8273795908349999" table:style-name="ce1">
            <text:p>1.827379591</text:p>
          </table:table-cell>
          <table:table-cell office:value-type="float" office:value="1.7960663921650002" table:style-name="ce1">
            <text:p>1.796066392</text:p>
          </table:table-cell>
          <table:table-cell office:value-type="float" office:value="1.8561147215800002" table:style-name="ce1">
            <text:p>1.856114722</text:p>
          </table:table-cell>
          <table:table-cell office:value-type="float" office:value="1.80260985139" table:style-name="ce1">
            <text:p>1.802609851</text:p>
          </table:table-cell>
          <table:table-cell office:value-type="float" office:value="1.78748013421" table:style-name="ce1">
            <text:p>1.787480134</text:p>
          </table:table-cell>
          <table:table-cell office:value-type="float" office:value="1.4623271982100001" table:style-name="ce1">
            <text:p>1.462327198</text:p>
          </table:table-cell>
          <table:table-cell office:value-type="float" office:value="1.5095828342950002" table:style-name="ce1">
            <text:p>1.509582834</text:p>
          </table:table-cell>
          <table:table-cell office:value-type="float" office:value="1.8635342628850002" table:style-name="ce1">
            <text:p>1.863534263</text:p>
          </table:table-cell>
          <table:table-cell office:value-type="float" office:value="0.78858317783500009" table:style-name="ce1">
            <text:p>0.7885831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312752067825" table:style-name="ce1">
            <text:p>1.312752068</text:p>
          </table:table-cell>
          <table:table-cell office:value-type="float" office:value="1.48545098863" table:style-name="ce1">
            <text:p>1.485450989</text:p>
          </table:table-cell>
          <table:table-cell office:value-type="float" office:value="1.162086029875" table:style-name="ce1">
            <text:p>1.16208603</text:p>
          </table:table-cell>
          <table:table-cell office:value-type="float" office:value="1.3214248428850002" table:style-name="ce1">
            <text:p>1.32142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6_load</text:p>
          </table:table-cell>
          <table:table-cell office:value-type="float" office:value="6.9725585881630012" table:style-name="ce1">
            <text:p>6.972558588</text:p>
          </table:table-cell>
          <table:table-cell office:value-type="float" office:value="8.5374400950469997" table:style-name="ce1">
            <text:p>8.537440095</text:p>
          </table:table-cell>
          <table:table-cell office:value-type="float" office:value="9.3821940558569992" table:style-name="ce1">
            <text:p>9.382194056</text:p>
          </table:table-cell>
          <table:table-cell office:value-type="float" office:value="9.2621531751269988" table:style-name="ce1">
            <text:p>9.262153175</text:p>
          </table:table-cell>
          <table:table-cell office:value-type="float" office:value="9.1634301449329989" table:style-name="ce1">
            <text:p>9.163430145</text:p>
          </table:table-cell>
          <table:table-cell office:value-type="float" office:value="9.0064094384669993" table:style-name="ce1">
            <text:p>9.006409438</text:p>
          </table:table-cell>
          <table:table-cell office:value-type="float" office:value="9.307523074484001" table:style-name="ce1">
            <text:p>9.307523074</text:p>
          </table:table-cell>
          <table:table-cell office:value-type="float" office:value="9.039221755122" table:style-name="ce1">
            <text:p>9.039221755</text:p>
          </table:table-cell>
          <table:table-cell office:value-type="float" office:value="8.9633534637579988" table:style-name="ce1">
            <text:p>8.963353464</text:p>
          </table:table-cell>
          <table:table-cell office:value-type="float" office:value="7.3328670909580005" table:style-name="ce1">
            <text:p>7.332867091</text:p>
          </table:table-cell>
          <table:table-cell office:value-type="float" office:value="7.5698314918410006" table:style-name="ce1">
            <text:p>7.569831492</text:p>
          </table:table-cell>
          <table:table-cell office:value-type="float" office:value="9.3447285235230009" table:style-name="ce1">
            <text:p>9.344728524</text:p>
          </table:table-cell>
          <table:table-cell office:value-type="float" office:value="3.9543632475330006" table:style-name="ce1">
            <text:p>3.9543632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5828193909349997" table:style-name="ce1">
            <text:p>6.582819391</text:p>
          </table:table-cell>
          <table:table-cell office:value-type="float" office:value="7.4488218340740007" table:style-name="ce1">
            <text:p>7.448821834</text:p>
          </table:table-cell>
          <table:table-cell office:value-type="float" office:value="5.8273013115250007" table:style-name="ce1">
            <text:p>5.827301312</text:p>
          </table:table-cell>
          <table:table-cell office:value-type="float" office:value="6.6263092075230006" table:style-name="ce1">
            <text:p>6.6263092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7_load</text:p>
          </table:table-cell>
          <table:table-cell office:value-type="float" office:value="5.9290153503400003" table:style-name="ce1">
            <text:p>5.92901535</text:p>
          </table:table-cell>
          <table:table-cell office:value-type="float" office:value="7.2596898974600004" table:style-name="ce1">
            <text:p>7.259689897</text:p>
          </table:table-cell>
          <table:table-cell office:value-type="float" office:value="7.9780143132600001" table:style-name="ce1">
            <text:p>7.978014313</text:p>
          </table:table-cell>
          <table:table-cell office:value-type="float" office:value="7.8759392718600001" table:style-name="ce1">
            <text:p>7.875939272</text:p>
          </table:table-cell>
          <table:table-cell office:value-type="float" office:value="7.7919915589399995" table:style-name="ce1">
            <text:p>7.791991559</text:p>
          </table:table-cell>
          <table:table-cell office:value-type="float" office:value="7.6584712530600001" table:style-name="ce1">
            <text:p>7.658471253</text:p>
          </table:table-cell>
          <table:table-cell office:value-type="float" office:value="7.9145189151200004" table:style-name="ce1">
            <text:p>7.914518915</text:p>
          </table:table-cell>
          <table:table-cell office:value-type="float" office:value="7.68637273596" table:style-name="ce1">
            <text:p>7.686372736</text:p>
          </table:table-cell>
          <table:table-cell office:value-type="float" office:value="7.6218592224399995" table:style-name="ce1">
            <text:p>7.621859222</text:p>
          </table:table-cell>
          <table:table-cell office:value-type="float" office:value="6.2353985184400003" table:style-name="ce1">
            <text:p>6.235398518</text:p>
          </table:table-cell>
          <table:table-cell office:value-type="float" office:value="6.4368977983800004" table:style-name="ce1">
            <text:p>6.436897798</text:p>
          </table:table-cell>
          <table:table-cell office:value-type="float" office:value="7.9461560351400005" table:style-name="ce1">
            <text:p>7.946156035</text:p>
          </table:table-cell>
          <table:table-cell office:value-type="float" office:value="3.3625362269400001" table:style-name="ce1">
            <text:p>3.3625362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976062132999997" table:style-name="ce1">
            <text:p>5.597606213</text:p>
          </table:table-cell>
          <table:table-cell office:value-type="float" office:value="6.3339989713200007" table:style-name="ce1">
            <text:p>6.333998971</text:p>
          </table:table-cell>
          <table:table-cell office:value-type="float" office:value="4.9551622495000007" table:style-name="ce1">
            <text:p>4.95516225</text:p>
          </table:table-cell>
          <table:table-cell office:value-type="float" office:value="5.6345871551400002" table:style-name="ce1">
            <text:p>5.6345871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8_load</text:p>
          </table:table-cell>
          <table:table-cell office:value-type="float" office:value="3.8969971194340007" table:style-name="ce1">
            <text:p>3.896997119</text:p>
          </table:table-cell>
          <table:table-cell office:value-type="float" office:value="4.7716169533460011" table:style-name="ce1">
            <text:p>4.771616953</text:p>
          </table:table-cell>
          <table:table-cell office:value-type="float" office:value="5.2437540229260007" table:style-name="ce1">
            <text:p>5.243754023</text:p>
          </table:table-cell>
          <table:table-cell office:value-type="float" office:value="5.1766625947860003" table:style-name="ce1">
            <text:p>5.176662595</text:p>
          </table:table-cell>
          <table:table-cell office:value-type="float" office:value="5.1214858162940002" table:style-name="ce1">
            <text:p>5.121485816</text:p>
          </table:table-cell>
          <table:table-cell office:value-type="float" office:value="5.0337261849060004" table:style-name="ce1">
            <text:p>5.033726185</text:p>
          </table:table-cell>
          <table:table-cell office:value-type="float" office:value="5.2020200507120009" table:style-name="ce1">
            <text:p>5.202020051</text:p>
          </table:table-cell>
          <table:table-cell office:value-type="float" office:value="5.0520651471960001" table:style-name="ce1">
            <text:p>5.052065147</text:p>
          </table:table-cell>
          <table:table-cell office:value-type="float" office:value="5.0096619926440003" table:style-name="ce1">
            <text:p>5.009661993</text:p>
          </table:table-cell>
          <table:table-cell office:value-type="float" office:value="4.0983752822440005" table:style-name="ce1">
            <text:p>4.098375282</text:p>
          </table:table-cell>
          <table:table-cell office:value-type="float" office:value="4.2308158306380008" table:style-name="ce1">
            <text:p>4.230815831</text:p>
          </table:table-cell>
          <table:table-cell office:value-type="float" office:value="5.222814355914001" table:style-name="ce1">
            <text:p>5.222814356</text:p>
          </table:table-cell>
          <table:table-cell office:value-type="float" office:value="2.2101131630940003" table:style-name="ce1">
            <text:p>2.2101131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791699993300004" table:style-name="ce1">
            <text:p>3.679169999</text:p>
          </table:table-cell>
          <table:table-cell office:value-type="float" office:value="4.1631829483320004" table:style-name="ce1">
            <text:p>4.163182948</text:p>
          </table:table-cell>
          <table:table-cell office:value-type="float" office:value="3.2569072949500009" table:style-name="ce1">
            <text:p>3.256907295</text:p>
          </table:table-cell>
          <table:table-cell office:value-type="float" office:value="3.7034766679140008" table:style-name="ce1">
            <text:p>3.7034766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29_load</text:p>
          </table:table-cell>
          <table:table-cell office:value-type="float" office:value="1.8493762191850001" table:style-name="ce1">
            <text:p>1.849376219</text:p>
          </table:table-cell>
          <table:table-cell office:value-type="float" office:value="2.2644395647650004" table:style-name="ce1">
            <text:p>2.264439565</text:p>
          </table:table-cell>
          <table:table-cell office:value-type="float" office:value="2.4884989607150003" table:style-name="ce1">
            <text:p>2.488498961</text:p>
          </table:table-cell>
          <table:table-cell office:value-type="float" office:value="2.4566597643650003" table:style-name="ce1">
            <text:p>2.456659764</text:p>
          </table:table-cell>
          <table:table-cell office:value-type="float" office:value="2.4304748353350001" table:style-name="ce1">
            <text:p>2.430474835</text:p>
          </table:table-cell>
          <table:table-cell office:value-type="float" office:value="2.3888272476650005" table:style-name="ce1">
            <text:p>2.388827248</text:p>
          </table:table-cell>
          <table:table-cell office:value-type="float" office:value="2.4686935075800003" table:style-name="ce1">
            <text:p>2.468693508</text:p>
          </table:table-cell>
          <table:table-cell office:value-type="float" office:value="2.3975302643900003" table:style-name="ce1">
            <text:p>2.397530264</text:p>
          </table:table-cell>
          <table:table-cell office:value-type="float" office:value="2.3774072412100002" table:style-name="ce1">
            <text:p>2.377407241</text:p>
          </table:table-cell>
          <table:table-cell office:value-type="float" office:value="1.9449431052100001" table:style-name="ce1">
            <text:p>1.944943105</text:p>
          </table:table-cell>
          <table:table-cell office:value-type="float" office:value="2.0077946607950001" table:style-name="ce1">
            <text:p>2.007794661</text:p>
          </table:table-cell>
          <table:table-cell office:value-type="float" office:value="2.4785617423850006" table:style-name="ce1">
            <text:p>2.478561742</text:p>
          </table:table-cell>
          <table:table-cell office:value-type="float" office:value="1.0488413223349999" table:style-name="ce1">
            <text:p>1.0488413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460032453249998" table:style-name="ce1">
            <text:p>1.746003245</text:p>
          </table:table-cell>
          <table:table-cell office:value-type="float" office:value="1.9756985096300002" table:style-name="ce1">
            <text:p>1.97569851</text:p>
          </table:table-cell>
          <table:table-cell office:value-type="float" office:value="1.5456124423750002" table:style-name="ce1">
            <text:p>1.545612442</text:p>
          </table:table-cell>
          <table:table-cell office:value-type="float" office:value="1.7575383223850001" table:style-name="ce1">
            <text:p>1.7575383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0_load</text:p>
          </table:table-cell>
          <table:table-cell office:value-type="float" office:value="0.55802588003200004" table:style-name="ce1">
            <text:p>0.55802588</text:p>
          </table:table-cell>
          <table:table-cell office:value-type="float" office:value="0.68326583740800007" table:style-name="ce1">
            <text:p>0.683265837</text:p>
          </table:table-cell>
          <table:table-cell office:value-type="float" office:value="0.75087284124800002" table:style-name="ce1">
            <text:p>0.750872841</text:p>
          </table:table-cell>
          <table:table-cell office:value-type="float" office:value="0.74126577852800002" table:style-name="ce1">
            <text:p>0.741265779</text:p>
          </table:table-cell>
          <table:table-cell office:value-type="float" office:value="0.73336481731199998" table:style-name="ce1">
            <text:p>0.733364817</text:p>
          </table:table-cell>
          <table:table-cell office:value-type="float" office:value="0.72079820028800001" table:style-name="ce1">
            <text:p>0.7207982</text:p>
          </table:table-cell>
          <table:table-cell office:value-type="float" office:value="0.74489680377600009" table:style-name="ce1">
            <text:p>0.744896804</text:p>
          </table:table-cell>
          <table:table-cell office:value-type="float" office:value="0.72342422220799996" table:style-name="ce1">
            <text:p>0.723424222</text:p>
          </table:table-cell>
          <table:table-cell office:value-type="float" office:value="0.71735236211199993" table:style-name="ce1">
            <text:p>0.717352362</text:p>
          </table:table-cell>
          <table:table-cell office:value-type="float" office:value="0.586861942912" table:style-name="ce1">
            <text:p>0.586861943</text:p>
          </table:table-cell>
          <table:table-cell office:value-type="float" office:value="0.605826581024" table:style-name="ce1">
            <text:p>0.605826581</text:p>
          </table:table-cell>
          <table:table-cell office:value-type="float" office:value="0.74787441507200003" table:style-name="ce1">
            <text:p>0.747874415</text:p>
          </table:table-cell>
          <table:table-cell office:value-type="float" office:value="0.31647490371199999" table:style-name="ce1">
            <text:p>0.31647490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2683443184000001" table:style-name="ce1">
            <text:p>0.526834432</text:p>
          </table:table-cell>
          <table:table-cell office:value-type="float" office:value="0.59614198553600006" table:style-name="ce1">
            <text:p>0.596141986</text:p>
          </table:table-cell>
          <table:table-cell office:value-type="float" office:value="0.46636911759999999" table:style-name="ce1">
            <text:p>0.466369118</text:p>
          </table:table-cell>
          <table:table-cell office:value-type="float" office:value="0.53031499107199997" table:style-name="ce1">
            <text:p>0.530314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1_load</text:p>
          </table:table-cell>
          <table:table-cell office:value-type="float" office:value="1.775951892865" table:style-name="ce1">
            <text:p>1.775951893</text:p>
          </table:table-cell>
          <table:table-cell office:value-type="float" office:value="2.1745362966850004" table:style-name="ce1">
            <text:p>2.174536297</text:p>
          </table:table-cell>
          <table:table-cell office:value-type="float" office:value="2.3897000342350001" table:style-name="ce1">
            <text:p>2.389700034</text:p>
          </table:table-cell>
          <table:table-cell office:value-type="float" office:value="2.3591249250850002" table:style-name="ce1">
            <text:p>2.359124925</text:p>
          </table:table-cell>
          <table:table-cell office:value-type="float" office:value="2.3339795962149998" table:style-name="ce1">
            <text:p>2.333979596</text:p>
          </table:table-cell>
          <table:table-cell office:value-type="float" office:value="2.2939855107850002" table:style-name="ce1">
            <text:p>2.293985511</text:p>
          </table:table-cell>
          <table:table-cell office:value-type="float" office:value="2.3706809018200006" table:style-name="ce1">
            <text:p>2.370680902</text:p>
          </table:table-cell>
          <table:table-cell office:value-type="float" office:value="2.3023429983100003" table:style-name="ce1">
            <text:p>2.302342998</text:p>
          </table:table-cell>
          <table:table-cell office:value-type="float" office:value="2.28301890409" table:style-name="ce1">
            <text:p>2.283018904</text:p>
          </table:table-cell>
          <table:table-cell office:value-type="float" office:value="1.8677245600900001" table:style-name="ce1">
            <text:p>1.86772456</text:p>
          </table:table-cell>
          <table:table-cell office:value-type="float" office:value="1.9280807685550001" table:style-name="ce1">
            <text:p>1.928080769</text:p>
          </table:table-cell>
          <table:table-cell office:value-type="float" office:value="2.3801573456650003" table:style-name="ce1">
            <text:p>2.380157346</text:p>
          </table:table-cell>
          <table:table-cell office:value-type="float" office:value="1.0072000192149999" table:style-name="ce1">
            <text:p>1.00720001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76683056925" table:style-name="ce1">
            <text:p>1.676683057</text:p>
          </table:table-cell>
          <table:table-cell office:value-type="float" office:value="1.89725890627" table:style-name="ce1">
            <text:p>1.897258906</text:p>
          </table:table-cell>
          <table:table-cell office:value-type="float" office:value="1.4842482163750002" table:style-name="ce1">
            <text:p>1.484248216</text:p>
          </table:table-cell>
          <table:table-cell office:value-type="float" office:value="1.6877601656650001" table:style-name="ce1">
            <text:p>1.6877601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2_load</text:p>
          </table:table-cell>
          <table:table-cell office:value-type="float" office:value="1.8594720640540003" table:style-name="ce1">
            <text:p>1.859472064</text:p>
          </table:table-cell>
          <table:table-cell office:value-type="float" office:value="2.2768012641260005" table:style-name="ce1">
            <text:p>2.276801264</text:p>
          </table:table-cell>
          <table:table-cell office:value-type="float" office:value="2.5020838131060006" table:style-name="ce1">
            <text:p>2.502083813</text:p>
          </table:table-cell>
          <table:table-cell office:value-type="float" office:value="2.4700708047660003" table:style-name="ce1">
            <text:p>2.470070805</text:p>
          </table:table-cell>
          <table:table-cell office:value-type="float" office:value="2.4437429307140004" table:style-name="ce1">
            <text:p>2.443742931</text:p>
          </table:table-cell>
          <table:table-cell office:value-type="float" office:value="2.4018679864860006" table:style-name="ce1">
            <text:p>2.401867986</text:p>
          </table:table-cell>
          <table:table-cell office:value-type="float" office:value="2.4821702408720006" table:style-name="ce1">
            <text:p>2.482170241</text:p>
          </table:table-cell>
          <table:table-cell office:value-type="float" office:value="2.4106185134760003" table:style-name="ce1">
            <text:p>2.410618513</text:p>
          </table:table-cell>
          <table:table-cell office:value-type="float" office:value="2.390385637564" table:style-name="ce1">
            <text:p>2.390385638</text:p>
          </table:table-cell>
          <table:table-cell office:value-type="float" office:value="1.9555606551640001" table:style-name="ce1">
            <text:p>1.955560655</text:p>
          </table:table-cell>
          <table:table-cell office:value-type="float" office:value="2.0187553209780003" table:style-name="ce1">
            <text:p>2.018755321</text:p>
          </table:table-cell>
          <table:table-cell office:value-type="float" office:value="2.4920923469340006" table:style-name="ce1">
            <text:p>2.492092347</text:p>
          </table:table-cell>
          <table:table-cell office:value-type="float" office:value="1.0545670015140001" table:style-name="ce1">
            <text:p>1.0545670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75553477123" table:style-name="ce1">
            <text:p>1.755534771</text:p>
          </table:table-cell>
          <table:table-cell office:value-type="float" office:value="1.9864839550920002" table:style-name="ce1">
            <text:p>1.986483955</text:p>
          </table:table-cell>
          <table:table-cell office:value-type="float" office:value="1.5540500234500001" table:style-name="ce1">
            <text:p>1.554050023</text:p>
          </table:table-cell>
          <table:table-cell office:value-type="float" office:value="1.7671328189340001" table:style-name="ce1">
            <text:p>1.7671328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3_load</text:p>
          </table:table-cell>
          <table:table-cell office:value-type="float" office:value="1.041708629665" table:style-name="ce1">
            <text:p>1.04170863</text:p>
          </table:table-cell>
          <table:table-cell office:value-type="float" office:value="1.2755036158849999" table:style-name="ce1">
            <text:p>1.275503616</text:p>
          </table:table-cell>
          <table:table-cell office:value-type="float" office:value="1.4017107694349999" table:style-name="ce1">
            <text:p>1.401710769</text:p>
          </table:table-cell>
          <table:table-cell office:value-type="float" office:value="1.383776532285" table:style-name="ce1">
            <text:p>1.383776532</text:p>
          </table:table-cell>
          <table:table-cell office:value-type="float" office:value="1.3690272050149999" table:style-name="ce1">
            <text:p>1.369027205</text:p>
          </table:table-cell>
          <table:table-cell office:value-type="float" office:value="1.3455681419850001" table:style-name="ce1">
            <text:p>1.345568142</text:p>
          </table:table-cell>
          <table:table-cell office:value-type="float" office:value="1.39055484422" table:style-name="ce1">
            <text:p>1.390554844</text:p>
          </table:table-cell>
          <table:table-cell office:value-type="float" office:value="1.3504703375099998" table:style-name="ce1">
            <text:p>1.350470338</text:p>
          </table:table-cell>
          <table:table-cell office:value-type="float" office:value="1.3391355328899999" table:style-name="ce1">
            <text:p>1.339135533</text:p>
          </table:table-cell>
          <table:table-cell office:value-type="float" office:value="1.0955391088899999" table:style-name="ce1">
            <text:p>1.095539109</text:p>
          </table:table-cell>
          <table:table-cell office:value-type="float" office:value="1.130941846155" table:style-name="ce1">
            <text:p>1.130941846</text:p>
          </table:table-cell>
          <table:table-cell office:value-type="float" office:value="1.3961133784649999" table:style-name="ce1">
            <text:p>1.396113378</text:p>
          </table:table-cell>
          <table:table-cell office:value-type="float" office:value="0.59078698801500007" table:style-name="ce1">
            <text:p>0.5907869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8348117292499992" table:style-name="ce1">
            <text:p>0.983481173</text:p>
          </table:table-cell>
          <table:table-cell office:value-type="float" office:value="1.1128628726700001" table:style-name="ce1">
            <text:p>1.112862873</text:p>
          </table:table-cell>
          <table:table-cell office:value-type="float" office:value="0.87060595637500005" table:style-name="ce1">
            <text:p>0.870605956</text:p>
          </table:table-cell>
          <table:table-cell office:value-type="float" office:value="0.98997859846500003" table:style-name="ce1">
            <text:p>0.9899785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4_load</text:p>
          </table:table-cell>
          <table:table-cell office:value-type="float" office:value="0.93524335650100021" table:style-name="ce1">
            <text:p>0.935243357</text:p>
          </table:table-cell>
          <table:table-cell office:value-type="float" office:value="1.1451438771690001" table:style-name="ce1">
            <text:p>1.145143877</text:p>
          </table:table-cell>
          <table:table-cell office:value-type="float" office:value="1.2584523260390001" table:style-name="ce1">
            <text:p>1.258452326</text:p>
          </table:table-cell>
          <table:table-cell office:value-type="float" office:value="1.2423510153290001" table:style-name="ce1">
            <text:p>1.242351015</text:p>
          </table:table-cell>
          <table:table-cell office:value-type="float" office:value="1.229109108291" table:style-name="ce1">
            <text:p>1.229109108</text:p>
          </table:table-cell>
          <table:table-cell office:value-type="float" office:value="1.2080476235090001" table:style-name="ce1">
            <text:p>1.208047624</text:p>
          </table:table-cell>
          <table:table-cell office:value-type="float" office:value="1.2484365658680001" table:style-name="ce1">
            <text:p>1.248436566</text:p>
          </table:table-cell>
          <table:table-cell office:value-type="float" office:value="1.212448801694" table:style-name="ce1">
            <text:p>1.212448802</text:p>
          </table:table-cell>
          <table:table-cell office:value-type="float" office:value="1.202272444066" table:style-name="ce1">
            <text:p>1.202272444</text:p>
          </table:table-cell>
          <table:table-cell office:value-type="float" office:value="0.98357221846600018" table:style-name="ce1">
            <text:p>0.983572218</text:p>
          </table:table-cell>
          <table:table-cell office:value-type="float" office:value="1.015356702407" table:style-name="ce1">
            <text:p>1.015356702</text:p>
          </table:table-cell>
          <table:table-cell office:value-type="float" office:value="1.2534270032210002" table:style-name="ce1">
            <text:p>1.253427003</text:p>
          </table:table-cell>
          <table:table-cell office:value-type="float" office:value="0.5304070984910001" table:style-name="ce1">
            <text:p>0.5304070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8296689974500009" table:style-name="ce1">
            <text:p>0.8829669</text:p>
          </table:table-cell>
          <table:table-cell office:value-type="float" office:value="0.99912544779800017" table:style-name="ce1">
            <text:p>0.999125448</text:p>
          </table:table-cell>
          <table:table-cell office:value-type="float" office:value="0.78162782867500014" table:style-name="ce1">
            <text:p>0.781627829</text:p>
          </table:table-cell>
          <table:table-cell office:value-type="float" office:value="0.88880027122100014" table:style-name="ce1">
            <text:p>0.8888002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5_load</text:p>
          </table:table-cell>
          <table:table-cell office:value-type="float" office:value="1.2326118780969999" table:style-name="ce1">
            <text:p>1.232611878</text:p>
          </table:table-cell>
          <table:table-cell office:value-type="float" office:value="1.5092521128930001" table:style-name="ce1">
            <text:p>1.509252113</text:p>
          </table:table-cell>
          <table:table-cell office:value-type="float" office:value="1.658587978283" table:style-name="ce1">
            <text:p>1.658587978</text:p>
          </table:table-cell>
          <table:table-cell office:value-type="float" office:value="1.6373671144129998" table:style-name="ce1">
            <text:p>1.637367114</text:p>
          </table:table-cell>
          <table:table-cell office:value-type="float" office:value="1.6199148267269998" table:style-name="ce1">
            <text:p>1.619914827</text:p>
          </table:table-cell>
          <table:table-cell office:value-type="float" office:value="1.592156657873" table:style-name="ce1">
            <text:p>1.592156658</text:p>
          </table:table-cell>
          <table:table-cell office:value-type="float" office:value="1.645387619196" table:style-name="ce1">
            <text:p>1.645387619</text:p>
          </table:table-cell>
          <table:table-cell office:value-type="float" office:value="1.5979572293179998" table:style-name="ce1">
            <text:p>1.597957229</text:p>
          </table:table-cell>
          <table:table-cell office:value-type="float" office:value="1.5845452094019998" table:style-name="ce1">
            <text:p>1.584545209</text:p>
          </table:table-cell>
          <table:table-cell office:value-type="float" office:value="1.296307326202" table:style-name="ce1">
            <text:p>1.296307326</text:p>
          </table:table-cell>
          <table:table-cell office:value-type="float" office:value="1.338197965979" table:style-name="ce1">
            <text:p>1.338197966</text:p>
          </table:table-cell>
          <table:table-cell office:value-type="float" office:value="1.6519648099369999" table:style-name="ce1">
            <text:p>1.65196481</text:p>
          </table:table-cell>
          <table:table-cell office:value-type="float" office:value="0.69905437612700005" table:style-name="ce1">
            <text:p>0.699054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637136627649998" table:style-name="ce1">
            <text:p>1.163713663</text:p>
          </table:table-cell>
          <table:table-cell office:value-type="float" office:value="1.316805841406" table:style-name="ce1">
            <text:p>1.316805841</text:p>
          </table:table-cell>
          <table:table-cell office:value-type="float" office:value="1.0301529439749999" table:style-name="ce1">
            <text:p>1.030152944</text:p>
          </table:table-cell>
          <table:table-cell office:value-type="float" office:value="1.1714018059369999" table:style-name="ce1">
            <text:p>1.1714018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6_load</text:p>
          </table:table-cell>
          <table:table-cell office:value-type="float" office:value="1.106872719274" table:style-name="ce1">
            <text:p>1.106872719</text:p>
          </table:table-cell>
          <table:table-cell office:value-type="float" office:value="1.3552927663059999" table:style-name="ce1">
            <text:p>1.355292766</text:p>
          </table:table-cell>
          <table:table-cell office:value-type="float" office:value="1.4893948166859998" table:style-name="ce1">
            <text:p>1.489394817</text:p>
          </table:table-cell>
          <table:table-cell office:value-type="float" office:value="1.4703387021459997" table:style-name="ce1">
            <text:p>1.470338702</text:p>
          </table:table-cell>
          <table:table-cell office:value-type="float" office:value="1.4546667297339997" table:style-name="ce1">
            <text:p>1.45466673</text:p>
          </table:table-cell>
          <table:table-cell office:value-type="float" office:value="1.429740183466" table:style-name="ce1">
            <text:p>1.429740183</text:p>
          </table:table-cell>
          <table:table-cell office:value-type="float" office:value="1.4775410318319999" table:style-name="ce1">
            <text:p>1.477541032</text:p>
          </table:table-cell>
          <table:table-cell office:value-type="float" office:value="1.4349490361559998" table:style-name="ce1">
            <text:p>1.434949036</text:p>
          </table:table-cell>
          <table:table-cell office:value-type="float" office:value="1.4229051820839997" table:style-name="ce1">
            <text:p>1.422905182</text:p>
          </table:table-cell>
          <table:table-cell office:value-type="float" office:value="1.164070567684" table:style-name="ce1">
            <text:p>1.164070568</text:p>
          </table:table-cell>
          <table:table-cell office:value-type="float" office:value="1.201687925518" table:style-name="ce1">
            <text:p>1.201687926</text:p>
          </table:table-cell>
          <table:table-cell office:value-type="float" office:value="1.483447280554" table:style-name="ce1">
            <text:p>1.483447281</text:p>
          </table:table-cell>
          <table:table-cell office:value-type="float" office:value="0.627743644534" table:style-name="ce1">
            <text:p>0.6277436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50028401299998" table:style-name="ce1">
            <text:p>1.04500284</text:p>
          </table:table-cell>
          <table:table-cell office:value-type="float" office:value="1.182478020652" table:style-name="ce1">
            <text:p>1.182478021</text:p>
          </table:table-cell>
          <table:table-cell office:value-type="float" office:value="0.92506670695000004" table:style-name="ce1">
            <text:p>0.925066707</text:p>
          </table:table-cell>
          <table:table-cell office:value-type="float" office:value="1.0519067125539998" table:style-name="ce1">
            <text:p>1.0519067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7_load</text:p>
          </table:table-cell>
          <table:table-cell office:value-type="float" office:value="2.3743601523730002" table:style-name="ce1">
            <text:p>2.374360152</text:p>
          </table:table-cell>
          <table:table-cell office:value-type="float" office:value="2.9072479315370008" table:style-name="ce1">
            <text:p>2.907247932</text:p>
          </table:table-cell>
          <table:table-cell office:value-type="float" office:value="3.1949112850470005" table:style-name="ce1">
            <text:p>3.194911285</text:p>
          </table:table-cell>
          <table:table-cell office:value-type="float" office:value="3.1540338652170004" table:style-name="ce1">
            <text:p>3.154033865</text:p>
          </table:table-cell>
          <table:table-cell office:value-type="float" office:value="3.1204157950430003" table:style-name="ce1">
            <text:p>3.120415795</text:p>
          </table:table-cell>
          <table:table-cell office:value-type="float" office:value="3.0669456663570003" table:style-name="ce1">
            <text:p>3.066945666</text:p>
          </table:table-cell>
          <table:table-cell office:value-type="float" office:value="3.1694836387640004" table:style-name="ce1">
            <text:p>3.169483639</text:p>
          </table:table-cell>
          <table:table-cell office:value-type="float" office:value="3.0781192168620004" table:style-name="ce1">
            <text:p>3.078119217</text:p>
          </table:table-cell>
          <table:table-cell office:value-type="float" office:value="3.0522838516180002" table:style-name="ce1">
            <text:p>3.052283852</text:p>
          </table:table-cell>
          <table:table-cell office:value-type="float" office:value="2.4970557028180003" table:style-name="ce1">
            <text:p>2.497055703</text:p>
          </table:table-cell>
          <table:table-cell office:value-type="float" office:value="2.5777489903110005" table:style-name="ce1">
            <text:p>2.57774899</text:p>
          </table:table-cell>
          <table:table-cell office:value-type="float" office:value="3.1821531789330004" table:style-name="ce1">
            <text:p>3.182153179</text:p>
          </table:table-cell>
          <table:table-cell office:value-type="float" office:value="1.3465766396430001" table:style-name="ce1">
            <text:p>1.346576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416425923850003" table:style-name="ce1">
            <text:p>2.241642592</text:p>
          </table:table-cell>
          <table:table-cell office:value-type="float" office:value="2.5365416736540003" table:style-name="ce1">
            <text:p>2.536541674</text:p>
          </table:table-cell>
          <table:table-cell office:value-type="float" office:value="1.9843666582750001" table:style-name="ce1">
            <text:p>1.984366658</text:p>
          </table:table-cell>
          <table:table-cell office:value-type="float" office:value="2.2564521429330004" table:style-name="ce1">
            <text:p>2.2564521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8_load</text:p>
          </table:table-cell>
          <table:table-cell office:value-type="float" office:value="0.90036680149900006" table:style-name="ce1">
            <text:p>0.900366801</text:p>
          </table:table-cell>
          <table:table-cell office:value-type="float" office:value="1.1024398248309999" table:style-name="ce1">
            <text:p>1.102439825</text:p>
          </table:table-cell>
          <table:table-cell office:value-type="float" office:value="1.211522835961" table:style-name="ce1">
            <text:p>1.211522836</text:p>
          </table:table-cell>
          <table:table-cell office:value-type="float" office:value="1.1960219666709999" table:style-name="ce1">
            <text:p>1.196021967</text:p>
          </table:table-cell>
          <table:table-cell office:value-type="float" office:value="1.1832738697089997" table:style-name="ce1">
            <text:p>1.18327387</text:p>
          </table:table-cell>
          <table:table-cell office:value-type="float" office:value="1.1629977984909998" table:style-name="ce1">
            <text:p>1.162997798</text:p>
          </table:table-cell>
          <table:table-cell office:value-type="float" office:value="1.2018805781319999" table:style-name="ce1">
            <text:p>1.201880578</text:p>
          </table:table-cell>
          <table:table-cell office:value-type="float" office:value="1.1672348503059999" table:style-name="ce1">
            <text:p>1.16723485</text:p>
          </table:table-cell>
          <table:table-cell office:value-type="float" office:value="1.1574379839339999" table:style-name="ce1">
            <text:p>1.157437984</text:p>
          </table:table-cell>
          <table:table-cell office:value-type="float" office:value="0.94689340953400003" table:style-name="ce1">
            <text:p>0.94689341</text:p>
          </table:table-cell>
          <table:table-cell office:value-type="float" office:value="0.97749260359300005" table:style-name="ce1">
            <text:p>0.977492604</text:p>
          </table:table-cell>
          <table:table-cell office:value-type="float" office:value="1.206684914779" table:style-name="ce1">
            <text:p>1.206684915</text:p>
          </table:table-cell>
          <table:table-cell office:value-type="float" office:value="0.510627479509" table:style-name="ce1">
            <text:p>0.5106274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003981025499997" table:style-name="ce1">
            <text:p>0.85003981</text:p>
          </table:table-cell>
          <table:table-cell office:value-type="float" office:value="0.96186663620200008" table:style-name="ce1">
            <text:p>0.961866636</text:p>
          </table:table-cell>
          <table:table-cell office:value-type="float" office:value="0.75247982132500002" table:style-name="ce1">
            <text:p>0.752479821</text:p>
          </table:table-cell>
          <table:table-cell office:value-type="float" office:value="0.85565564677900008" table:style-name="ce1">
            <text:p>0.8556556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39_load</text:p>
          </table:table-cell>
          <table:table-cell office:value-type="float" office:value="0.65531311240599999" table:style-name="ce1">
            <text:p>0.655313112</text:p>
          </table:table-cell>
          <table:table-cell office:value-type="float" office:value="0.80238766761400004" table:style-name="ce1">
            <text:p>0.802387668</text:p>
          </table:table-cell>
          <table:table-cell office:value-type="float" office:value="0.88178141883399996" table:style-name="ce1">
            <text:p>0.881781419</text:p>
          </table:table-cell>
          <table:table-cell office:value-type="float" office:value="0.87049944057399997" table:style-name="ce1">
            <text:p>0.870499441</text:p>
          </table:table-cell>
          <table:table-cell office:value-type="float" office:value="0.86122100914599997" table:style-name="ce1">
            <text:p>0.861221009</text:p>
          </table:table-cell>
          <table:table-cell office:value-type="float" office:value="0.84646350165399997" table:style-name="ce1">
            <text:p>0.846463502</text:p>
          </table:table-cell>
          <table:table-cell office:value-type="float" office:value="0.87476350640800005" table:style-name="ce1">
            <text:p>0.874763506</text:p>
          </table:table-cell>
          <table:table-cell office:value-type="float" office:value="0.84954734976399993" table:style-name="ce1">
            <text:p>0.84954735</text:p>
          </table:table-cell>
          <table:table-cell office:value-type="float" office:value="0.84241690879599995" table:style-name="ce1">
            <text:p>0.842416909</text:p>
          </table:table-cell>
          <table:table-cell office:value-type="float" office:value="0.68917651519599998" table:style-name="ce1">
            <text:p>0.689176515</text:p>
          </table:table-cell>
          <table:table-cell office:value-type="float" office:value="0.71144748824199999" table:style-name="ce1">
            <text:p>0.711447488</text:p>
          </table:table-cell>
          <table:table-cell office:value-type="float" office:value="0.87826024072600006" table:style-name="ce1">
            <text:p>0.878260241</text:p>
          </table:table-cell>
          <table:table-cell office:value-type="float" office:value="0.37164963034599996" table:style-name="ce1">
            <text:p>0.371649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868368146999997" table:style-name="ce1">
            <text:p>0.618683681</text:p>
          </table:table-cell>
          <table:table-cell office:value-type="float" office:value="0.700074459988" table:style-name="ce1">
            <text:p>0.70007446</text:p>
          </table:table-cell>
          <table:table-cell office:value-type="float" office:value="0.54767671705000009" table:style-name="ce1">
            <text:p>0.547676717</text:p>
          </table:table-cell>
          <table:table-cell office:value-type="float" office:value="0.62277104872599998" table:style-name="ce1">
            <text:p>0.6227710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0_load</text:p>
          </table:table-cell>
          <table:table-cell office:value-type="float" office:value="0.53140956174100007" table:style-name="ce1">
            <text:p>0.531409562</text:p>
          </table:table-cell>
          <table:table-cell office:value-type="float" office:value="0.650675902729" table:style-name="ce1">
            <text:p>0.650675903</text:p>
          </table:table-cell>
          <table:table-cell office:value-type="float" office:value="0.71505823039899996" table:style-name="ce1">
            <text:p>0.71505823</text:p>
          </table:table-cell>
          <table:table-cell office:value-type="float" office:value="0.70590939928899998" table:style-name="ce1">
            <text:p>0.705909399</text:p>
          </table:table-cell>
          <table:table-cell office:value-type="float" office:value="0.69838529313099995" table:style-name="ce1">
            <text:p>0.698385293</text:p>
          </table:table-cell>
          <table:table-cell office:value-type="float" office:value="0.68641807066899996" table:style-name="ce1">
            <text:p>0.686418071</text:p>
          </table:table-cell>
          <table:table-cell office:value-type="float" office:value="0.70936723418800007" table:style-name="ce1">
            <text:p>0.709367234</text:p>
          </table:table-cell>
          <table:table-cell office:value-type="float" office:value="0.68891883825399991" table:style-name="ce1">
            <text:p>0.688918838</text:p>
          </table:table-cell>
          <table:table-cell office:value-type="float" office:value="0.6831365899059999" table:style-name="ce1">
            <text:p>0.68313659</text:p>
          </table:table-cell>
          <table:table-cell office:value-type="float" office:value="0.55887022030599998" table:style-name="ce1">
            <text:p>0.55887022</text:p>
          </table:table-cell>
          <table:table-cell office:value-type="float" office:value="0.576930295087" table:style-name="ce1">
            <text:p>0.576930295</text:p>
          </table:table-cell>
          <table:table-cell office:value-type="float" office:value="0.71220282126099999" table:style-name="ce1">
            <text:p>0.712202821</text:p>
          </table:table-cell>
          <table:table-cell office:value-type="float" office:value="0.30137993133099994" table:style-name="ce1">
            <text:p>0.3013799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0170586354499991" table:style-name="ce1">
            <text:p>0.501705864</text:p>
          </table:table-cell>
          <table:table-cell office:value-type="float" office:value="0.56770762931800001" table:style-name="ce1">
            <text:p>0.567707629</text:p>
          </table:table-cell>
          <table:table-cell office:value-type="float" office:value="0.44412458567499996" table:style-name="ce1">
            <text:p>0.444124586</text:p>
          </table:table-cell>
          <table:table-cell office:value-type="float" office:value="0.505020409261" table:style-name="ce1">
            <text:p>0.505020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1_load</text:p>
          </table:table-cell>
          <table:table-cell office:value-type="float" office:value="0.46716327621100001" table:style-name="ce1">
            <text:p>0.467163276</text:p>
          </table:table-cell>
          <table:table-cell office:value-type="float" office:value="0.57201054315900013" table:style-name="ce1">
            <text:p>0.572010543</text:p>
          </table:table-cell>
          <table:table-cell office:value-type="float" office:value="0.62860916972900005" table:style-name="ce1">
            <text:p>0.62860917</text:p>
          </table:table-cell>
          <table:table-cell office:value-type="float" office:value="0.620566414919" table:style-name="ce1">
            <text:p>0.620566415</text:p>
          </table:table-cell>
          <table:table-cell office:value-type="float" office:value="0.61395195890099996" table:style-name="ce1">
            <text:p>0.613951959</text:p>
          </table:table-cell>
          <table:table-cell office:value-type="float" office:value="0.60343155089900002" table:style-name="ce1">
            <text:p>0.603431551</text:p>
          </table:table-cell>
          <table:table-cell office:value-type="float" office:value="0.62360620414800005" table:style-name="ce1">
            <text:p>0.623606204</text:p>
          </table:table-cell>
          <table:table-cell office:value-type="float" office:value="0.60562998043400007" table:style-name="ce1">
            <text:p>0.60562998</text:p>
          </table:table-cell>
          <table:table-cell office:value-type="float" office:value="0.60054679492599994" table:style-name="ce1">
            <text:p>0.600546795</text:p>
          </table:table-cell>
          <table:table-cell office:value-type="float" office:value="0.491303993326" table:style-name="ce1">
            <text:p>0.491303993</text:p>
          </table:table-cell>
          <table:table-cell office:value-type="float" office:value="0.50718063937700009" table:style-name="ce1">
            <text:p>0.507180639</text:p>
          </table:table-cell>
          <table:table-cell office:value-type="float" office:value="0.62609897413100002" table:style-name="ce1">
            <text:p>0.626098974</text:p>
          </table:table-cell>
          <table:table-cell office:value-type="float" office:value="0.26494379110099997" table:style-name="ce1">
            <text:p>0.26494379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105069869499997" table:style-name="ce1">
            <text:p>0.441050699</text:p>
          </table:table-cell>
          <table:table-cell office:value-type="float" office:value="0.49907297637800002" table:style-name="ce1">
            <text:p>0.499072976</text:p>
          </table:table-cell>
          <table:table-cell office:value-type="float" office:value="0.39043088792500003" table:style-name="ce1">
            <text:p>0.390430888</text:p>
          </table:table-cell>
          <table:table-cell office:value-type="float" office:value="0.44396452213100002" table:style-name="ce1">
            <text:p>0.443964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2_load</text:p>
          </table:table-cell>
          <table:table-cell office:value-type="float" office:value="0.6121763206930001" table:style-name="ce1">
            <text:p>0.612176321</text:p>
          </table:table-cell>
          <table:table-cell office:value-type="float" office:value="0.74956949761700009" table:style-name="ce1">
            <text:p>0.749569498</text:p>
          </table:table-cell>
          <table:table-cell office:value-type="float" office:value="0.82373704952700011" table:style-name="ce1">
            <text:p>0.82373705</text:p>
          </table:table-cell>
          <table:table-cell office:value-type="float" office:value="0.81319772249700006" table:style-name="ce1">
            <text:p>0.813197722</text:p>
          </table:table-cell>
          <table:table-cell office:value-type="float" office:value="0.804530056163" table:style-name="ce1">
            <text:p>0.804530056</text:p>
          </table:table-cell>
          <table:table-cell office:value-type="float" office:value="0.79074398123700007" table:style-name="ce1">
            <text:p>0.790743981</text:p>
          </table:table-cell>
          <table:table-cell office:value-type="float" office:value="0.81718110052400017" table:style-name="ce1">
            <text:p>0.817181101</text:p>
          </table:table-cell>
          <table:table-cell office:value-type="float" office:value="0.79362483094200009" table:style-name="ce1">
            <text:p>0.793624831</text:p>
          </table:table-cell>
          <table:table-cell office:value-type="float" office:value="0.78696376073800001" table:style-name="ce1">
            <text:p>0.786963761</text:p>
          </table:table-cell>
          <table:table-cell office:value-type="float" office:value="0.64381061993800004" table:style-name="ce1">
            <text:p>0.64381062</text:p>
          </table:table-cell>
          <table:table-cell office:value-type="float" office:value="0.66461557655100012" table:style-name="ce1">
            <text:p>0.664615577</text:p>
          </table:table-cell>
          <table:table-cell office:value-type="float" office:value="0.8204476576530001" table:style-name="ce1">
            <text:p>0.820447658</text:p>
          </table:table-cell>
          <table:table-cell office:value-type="float" office:value="0.34718536476299999" table:style-name="ce1">
            <text:p>0.3471853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795807078500006" table:style-name="ce1">
            <text:p>0.577958071</text:p>
          </table:table-cell>
          <table:table-cell office:value-type="float" office:value="0.65399119301400011" table:style-name="ce1">
            <text:p>0.653991193</text:p>
          </table:table-cell>
          <table:table-cell office:value-type="float" office:value="0.51162523427500006" table:style-name="ce1">
            <text:p>0.511625234</text:p>
          </table:table-cell>
          <table:table-cell office:value-type="float" office:value="0.58177638165300005" table:style-name="ce1">
            <text:p>0.5817763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3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4_load</text:p>
          </table:table-cell>
          <table:table-cell office:value-type="float" office:value="0.91780507900000008" table:style-name="ce1">
            <text:p>0.917805079</text:p>
          </table:table-cell>
          <table:table-cell office:value-type="float" office:value="1.123791851" table:style-name="ce1">
            <text:p>1.123791851</text:p>
          </table:table-cell>
          <table:table-cell office:value-type="float" office:value="1.2349875809999999" table:style-name="ce1">
            <text:p>1.234987581</text:p>
          </table:table-cell>
          <table:table-cell office:value-type="float" office:value="1.2191864909999999" table:style-name="ce1">
            <text:p>1.219186491</text:p>
          </table:table-cell>
          <table:table-cell office:value-type="float" office:value="1.2061914889999998" table:style-name="ce1">
            <text:p>1.206191489</text:p>
          </table:table-cell>
          <table:table-cell office:value-type="float" office:value="1.185522711" table:style-name="ce1">
            <text:p>1.185522711</text:p>
          </table:table-cell>
          <table:table-cell office:value-type="float" office:value="1.225158572" table:style-name="ce1">
            <text:p>1.225158572</text:p>
          </table:table-cell>
          <table:table-cell office:value-type="float" office:value="1.1898418259999999" table:style-name="ce1">
            <text:p>1.189841826</text:p>
          </table:table-cell>
          <table:table-cell office:value-type="float" office:value="1.1798552139999998" table:style-name="ce1">
            <text:p>1.179855214</text:p>
          </table:table-cell>
          <table:table-cell office:value-type="float" office:value="0.96523281400000005" table:style-name="ce1">
            <text:p>0.965232814</text:p>
          </table:table-cell>
          <table:table-cell office:value-type="float" office:value="0.99642465300000005" table:style-name="ce1">
            <text:p>0.996424653</text:p>
          </table:table-cell>
          <table:table-cell office:value-type="float" office:value="1.230055959" table:style-name="ce1">
            <text:p>1.230055959</text:p>
          </table:table-cell>
          <table:table-cell office:value-type="float" office:value="0.52051728900000005" table:style-name="ce1">
            <text:p>0.52051728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6650335499999998" table:style-name="ce1">
            <text:p>0.866503355</text:p>
          </table:table-cell>
          <table:table-cell office:value-type="float" office:value="0.98049604200000007" table:style-name="ce1">
            <text:p>0.980496042</text:p>
          </table:table-cell>
          <table:table-cell office:value-type="float" office:value="0.76705382500000008" table:style-name="ce1">
            <text:p>0.767053825</text:p>
          </table:table-cell>
          <table:table-cell office:value-type="float" office:value="0.87222795900000005" table:style-name="ce1">
            <text:p>0.8722279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5_load</text:p>
          </table:table-cell>
          <table:table-cell office:value-type="float" office:value="5.873947105600001" table:style-name="ce1">
            <text:p>5.873947106</text:p>
          </table:table-cell>
          <table:table-cell office:value-type="float" office:value="7.1922624464000009" table:style-name="ce1">
            <text:p>7.192262446</text:p>
          </table:table-cell>
          <table:table-cell office:value-type="float" office:value="7.9039151184000005" table:style-name="ce1">
            <text:p>7.903915118</text:p>
          </table:table-cell>
          <table:table-cell office:value-type="float" office:value="7.8027881423999998" table:style-name="ce1">
            <text:p>7.802788142</text:p>
          </table:table-cell>
          <table:table-cell office:value-type="float" office:value="7.7196201296" table:style-name="ce1">
            <text:p>7.71962013</text:p>
          </table:table-cell>
          <table:table-cell office:value-type="float" office:value="7.5873399504000005" table:style-name="ce1">
            <text:p>7.58733995</text:p>
          </table:table-cell>
          <table:table-cell office:value-type="float" office:value="7.8410094608000014" table:style-name="ce1">
            <text:p>7.841009461</text:p>
          </table:table-cell>
          <table:table-cell office:value-type="float" office:value="7.6149822864000001" table:style-name="ce1">
            <text:p>7.614982286</text:p>
          </table:table-cell>
          <table:table-cell office:value-type="float" office:value="7.5510679696" table:style-name="ce1">
            <text:p>7.55106797</text:p>
          </table:table-cell>
          <table:table-cell office:value-type="float" office:value="6.1774846096000005" table:style-name="ce1">
            <text:p>6.17748461</text:p>
          </table:table-cell>
          <table:table-cell office:value-type="float" office:value="6.3771123792000006" table:style-name="ce1">
            <text:p>6.377112379</text:p>
          </table:table-cell>
          <table:table-cell office:value-type="float" office:value="7.8723527376000009" table:style-name="ce1">
            <text:p>7.872352738</text:p>
          </table:table-cell>
          <table:table-cell office:value-type="float" office:value="3.3313052496000006" table:style-name="ce1">
            <text:p>3.331305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5456160720000005" table:style-name="ce1">
            <text:p>5.545616072</text:p>
          </table:table-cell>
          <table:table-cell office:value-type="float" office:value="6.2751692688000009" table:style-name="ce1">
            <text:p>6.275169269</text:p>
          </table:table-cell>
          <table:table-cell office:value-type="float" office:value="4.909139080000001" table:style-name="ce1">
            <text:p>4.90913908</text:p>
          </table:table-cell>
          <table:table-cell office:value-type="float" office:value="5.5822535376000006" table:style-name="ce1">
            <text:p>5.58225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6_load</text:p>
          </table:table-cell>
          <table:table-cell office:value-type="float" office:value="3.7051760669230003" table:style-name="ce1">
            <text:p>3.705176067</text:p>
          </table:table-cell>
          <table:table-cell office:value-type="float" office:value="4.5367446654870003" table:style-name="ce1">
            <text:p>4.536744665</text:p>
          </table:table-cell>
          <table:table-cell office:value-type="float" office:value="4.985641827497" table:style-name="ce1">
            <text:p>4.985641827</text:p>
          </table:table-cell>
          <table:table-cell office:value-type="float" office:value="4.9218528271670001" table:style-name="ce1">
            <text:p>4.921852827</text:p>
          </table:table-cell>
          <table:table-cell office:value-type="float" office:value="4.8693920040930001" table:style-name="ce1">
            <text:p>4.869392004</text:p>
          </table:table-cell>
          <table:table-cell office:value-type="float" office:value="4.7859521473070004" table:style-name="ce1">
            <text:p>4.785952147</text:p>
          </table:table-cell>
          <table:table-cell office:value-type="float" office:value="4.9459621181640001" table:style-name="ce1">
            <text:p>4.945962118</text:p>
          </table:table-cell>
          <table:table-cell office:value-type="float" office:value="4.8033884145619998" table:style-name="ce1">
            <text:p>4.803388415</text:p>
          </table:table-cell>
          <table:table-cell office:value-type="float" office:value="4.763072461918" table:style-name="ce1">
            <text:p>4.763072462</text:p>
          </table:table-cell>
          <table:table-cell office:value-type="float" office:value="3.8966418331180002" table:style-name="ce1">
            <text:p>3.896641833</text:p>
          </table:table-cell>
          <table:table-cell office:value-type="float" office:value="4.0225632871609998" table:style-name="ce1">
            <text:p>4.022563287</text:p>
          </table:table-cell>
          <table:table-cell office:value-type="float" office:value="4.9657328694830003" table:style-name="ce1">
            <text:p>4.965732869</text:p>
          </table:table-cell>
          <table:table-cell office:value-type="float" office:value="2.101325258693" table:style-name="ce1">
            <text:p>2.1013252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4980710071350001" table:style-name="ce1">
            <text:p>3.498071007</text:p>
          </table:table-cell>
          <table:table-cell office:value-type="float" office:value="3.958259484554" table:style-name="ce1">
            <text:p>3.958259485</text:p>
          </table:table-cell>
          <table:table-cell office:value-type="float" office:value="3.0965932545250001" table:style-name="ce1">
            <text:p>3.096593255</text:p>
          </table:table-cell>
          <table:table-cell office:value-type="float" office:value="3.5211812334830004" table:style-name="ce1">
            <text:p>3.521181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7_load</text:p>
          </table:table-cell>
          <table:table-cell office:value-type="float" office:value="3.0709734483340005" table:style-name="ce1">
            <text:p>3.070973448</text:p>
          </table:table-cell>
          <table:table-cell office:value-type="float" office:value="3.7602051874460005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40004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60003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" table:style-name="ce1">
            <text:p>4.115764893</text:p>
          </table:table-cell>
          <table:table-cell office:value-type="float" office:value="1.7416485029940001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5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8_load</text:p>
          </table:table-cell>
          <table:table-cell office:value-type="float" office:value="5.5123322984740009" table:style-name="ce1">
            <text:p>5.512332298</text:p>
          </table:table-cell>
          <table:table-cell office:value-type="float" office:value="6.7494888511060012" table:style-name="ce1">
            <text:p>6.749488851</text:p>
          </table:table-cell>
          <table:table-cell office:value-type="float" office:value="7.417330405486001" table:style-name="ce1">
            <text:p>7.417330405</text:p>
          </table:table-cell>
          <table:table-cell office:value-type="float" office:value="7.3224290589459997" table:style-name="ce1">
            <text:p>7.322429059</text:p>
          </table:table-cell>
          <table:table-cell office:value-type="float" office:value="7.2443810769340002" table:style-name="ce1">
            <text:p>7.244381077</text:p>
          </table:table-cell>
          <table:table-cell office:value-type="float" office:value="7.1202443962660009" table:style-name="ce1">
            <text:p>7.120244396</text:p>
          </table:table-cell>
          <table:table-cell office:value-type="float" office:value="7.3582973774320006" table:style-name="ce1">
            <text:p>7.358297377</text:p>
          </table:table-cell>
          <table:table-cell office:value-type="float" office:value="7.1461850009560006" table:style-name="ce1">
            <text:p>7.146185001</text:p>
          </table:table-cell>
          <table:table-cell office:value-type="float" office:value="7.0862054092840001" table:style-name="ce1">
            <text:p>7.086205409</text:p>
          </table:table-cell>
          <table:table-cell office:value-type="float" office:value="5.7971832748840004" table:style-name="ce1">
            <text:p>5.797183275</text:p>
          </table:table-cell>
          <table:table-cell office:value-type="float" office:value="5.9845214599180006" table:style-name="ce1">
            <text:p>5.98452146</text:p>
          </table:table-cell>
          <table:table-cell office:value-type="float" office:value="7.3877110837540005" table:style-name="ce1">
            <text:p>7.387711084</text:p>
          </table:table-cell>
          <table:table-cell office:value-type="float" office:value="3.1262218317340005" table:style-name="ce1">
            <text:p>3.1262218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042141441299998" table:style-name="ce1">
            <text:p>5.204214144</text:p>
          </table:table-cell>
          <table:table-cell office:value-type="float" office:value="5.8888542222520002" table:style-name="ce1">
            <text:p>5.888854222</text:p>
          </table:table-cell>
          <table:table-cell office:value-type="float" office:value="4.6069202669500005" table:style-name="ce1">
            <text:p>4.606920267</text:p>
          </table:table-cell>
          <table:table-cell office:value-type="float" office:value="5.2385961157540004" table:style-name="ce1">
            <text:p>5.238596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B_49_load</text:p>
          </table:table-cell>
          <table:table-cell office:value-type="float" office:value="0.28360246041100001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1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00003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_load</text:p>
          </table:table-cell>
          <table:table-cell office:value-type="float" office:value="8.9332209912319982" table:style-name="ce1">
            <text:p>8.933220991</text:p>
          </table:table-cell>
          <table:table-cell office:value-type="float" office:value="8.2609332717279997" table:style-name="ce1">
            <text:p>8.260933272</text:p>
          </table:table-cell>
          <table:table-cell office:value-type="float" office:value="9.5685349991879978" table:style-name="ce1">
            <text:p>9.568534999</text:p>
          </table:table-cell>
          <table:table-cell office:value-type="float" office:value="9.6948161494039979" table:style-name="ce1">
            <text:p>9.694816149</text:p>
          </table:table-cell>
          <table:table-cell office:value-type="float" office:value="9.559598104007998" table:style-name="ce1">
            <text:p>9.559598104</text:p>
          </table:table-cell>
          <table:table-cell office:value-type="float" office:value="9.681940343407998" table:style-name="ce1">
            <text:p>9.681940343</text:p>
          </table:table-cell>
          <table:table-cell office:value-type="float" office:value="10.379419676055997" table:style-name="ce1">
            <text:p>10.37941968</text:p>
          </table:table-cell>
          <table:table-cell office:value-type="float" office:value="10.277892684504" table:style-name="ce1">
            <text:p>10.27789268</text:p>
          </table:table-cell>
          <table:table-cell office:value-type="float" office:value="7.8186014241479995" table:style-name="ce1">
            <text:p>7.818601424</text:p>
          </table:table-cell>
          <table:table-cell office:value-type="float" office:value="8.5349635570639979" table:style-name="ce1">
            <text:p>8.534963557</text:p>
          </table:table-cell>
          <table:table-cell office:value-type="float" office:value="8.9803369715639985" table:style-name="ce1">
            <text:p>8.980336972</text:p>
          </table:table-cell>
          <table:table-cell office:value-type="float" office:value="8.951834375939999" table:style-name="ce1">
            <text:p>8.951834376</text:p>
          </table:table-cell>
          <table:table-cell office:value-type="float" office:value="9.310652004704" table:style-name="ce1">
            <text:p>9.310652005</text:p>
          </table:table-cell>
          <table:table-cell office:value-type="float" office:value="8.7428218291119997" table:style-name="ce1">
            <text:p>8.7428218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470906959008" table:style-name="ce1">
            <text:p>11.47090696</text:p>
          </table:table-cell>
          <table:table-cell office:value-type="float" office:value="10.893394877019999" table:style-name="ce1">
            <text:p>10.89339488</text:p>
          </table:table-cell>
          <table:table-cell office:value-type="float" office:value="8.4110816777919997" table:style-name="ce1">
            <text:p>8.4110816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_load</text:p>
          </table:table-cell>
          <table:table-cell office:value-type="float" office:value="0.38039360383999998" table:style-name="ce1">
            <text:p>0.380393604</text:p>
          </table:table-cell>
          <table:table-cell office:value-type="float" office:value="0.35176638135999999" table:style-name="ce1">
            <text:p>0.351766381</text:p>
          </table:table-cell>
          <table:table-cell office:value-type="float" office:value="0.40744641905999995" table:style-name="ce1">
            <text:p>0.407446419</text:p>
          </table:table-cell>
          <table:table-cell office:value-type="float" office:value="0.41282369797999996" table:style-name="ce1">
            <text:p>0.412823698</text:p>
          </table:table-cell>
          <table:table-cell office:value-type="float" office:value="0.40706586995999994" table:style-name="ce1">
            <text:p>0.40706587</text:p>
          </table:table-cell>
          <table:table-cell office:value-type="float" office:value="0.41227542295999997" table:style-name="ce1">
            <text:p>0.412275423</text:p>
          </table:table-cell>
          <table:table-cell office:value-type="float" office:value="0.44197534971999997" table:style-name="ce1">
            <text:p>0.44197535</text:p>
          </table:table-cell>
          <table:table-cell office:value-type="float" office:value="0.43765214748000003" table:style-name="ce1">
            <text:p>0.437652147</text:p>
          </table:table-cell>
          <table:table-cell office:value-type="float" office:value="0.33293109426" table:style-name="ce1">
            <text:p>0.332931094</text:p>
          </table:table-cell>
          <table:table-cell office:value-type="float" office:value="0.36343508467999996" table:style-name="ce1">
            <text:p>0.363435085</text:p>
          </table:table-cell>
          <table:table-cell office:value-type="float" office:value="0.38239988718000001" table:style-name="ce1">
            <text:p>0.382399887</text:p>
          </table:table-cell>
          <table:table-cell office:value-type="float" office:value="0.38118619529999997" table:style-name="ce1">
            <text:p>0.381186195</text:p>
          </table:table-cell>
          <table:table-cell office:value-type="float" office:value="0.39646529648000001" table:style-name="ce1">
            <text:p>0.396465296</text:p>
          </table:table-cell>
          <table:table-cell office:value-type="float" office:value="0.37228606444000001" table:style-name="ce1">
            <text:p>0.3722860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845284496000002" table:style-name="ce1">
            <text:p>0.488452845</text:p>
          </table:table-cell>
          <table:table-cell office:value-type="float" office:value="0.4638613399" table:style-name="ce1">
            <text:p>0.46386134</text:p>
          </table:table-cell>
          <table:table-cell office:value-type="float" office:value="0.35815997103999997" table:style-name="ce1">
            <text:p>0.358159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_load</text:p>
          </table:table-cell>
          <table:table-cell office:value-type="float" office:value="0.66769012305600006" table:style-name="ce1">
            <text:p>0.667690123</text:p>
          </table:table-cell>
          <table:table-cell office:value-type="float" office:value="0.61744181412400012" table:style-name="ce1">
            <text:p>0.617441814</text:p>
          </table:table-cell>
          <table:table-cell office:value-type="float" office:value="0.71517493292900003" table:style-name="ce1">
            <text:p>0.715174933</text:p>
          </table:table-cell>
          <table:table-cell office:value-type="float" office:value="0.72461347250700003" table:style-name="ce1">
            <text:p>0.724613473</text:p>
          </table:table-cell>
          <table:table-cell office:value-type="float" office:value="0.71450696911400002" table:style-name="ce1">
            <text:p>0.714506969</text:p>
          </table:table-cell>
          <table:table-cell office:value-type="float" office:value="0.72365110556400003" table:style-name="ce1">
            <text:p>0.723651106</text:p>
          </table:table-cell>
          <table:table-cell office:value-type="float" office:value="0.77578229279800004" table:style-name="ce1">
            <text:p>0.775782293</text:p>
          </table:table-cell>
          <table:table-cell office:value-type="float" office:value="0.76819393518200008" table:style-name="ce1">
            <text:p>0.768193935</text:p>
          </table:table-cell>
          <table:table-cell office:value-type="float" office:value="0.58438092860900004" table:style-name="ce1">
            <text:p>0.584380929</text:p>
          </table:table-cell>
          <table:table-cell office:value-type="float" office:value="0.637923459162" table:style-name="ce1">
            <text:p>0.637923459</text:p>
          </table:table-cell>
          <table:table-cell office:value-type="float" office:value="0.67121167828700012" table:style-name="ce1">
            <text:p>0.671211678</text:p>
          </table:table-cell>
          <table:table-cell office:value-type="float" office:value="0.66908132964500011" table:style-name="ce1">
            <text:p>0.66908133</text:p>
          </table:table-cell>
          <table:table-cell office:value-type="float" office:value="0.69590017303200014" table:style-name="ce1">
            <text:p>0.695900173</text:p>
          </table:table-cell>
          <table:table-cell office:value-type="float" office:value="0.65345925784600012" table:style-name="ce1">
            <text:p>0.653459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5736252786400013" table:style-name="ce1">
            <text:p>0.857362528</text:p>
          </table:table-cell>
          <table:table-cell office:value-type="float" office:value="0.81419796503500008" table:style-name="ce1">
            <text:p>0.814197965</text:p>
          </table:table-cell>
          <table:table-cell office:value-type="float" office:value="0.62866424653600006" table:style-name="ce1">
            <text:p>0.6286642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_load</text:p>
          </table:table-cell>
          <table:table-cell office:value-type="float" office:value="0.64066222752000002" table:style-name="ce1">
            <text:p>0.640662228</text:p>
          </table:table-cell>
          <table:table-cell office:value-type="float" office:value="0.59244795808000006" table:style-name="ce1">
            <text:p>0.592447958</text:p>
          </table:table-cell>
          <table:table-cell office:value-type="float" office:value="0.68622486368000002" table:style-name="ce1">
            <text:p>0.686224864</text:p>
          </table:table-cell>
          <table:table-cell office:value-type="float" office:value="0.69528133343999998" table:style-name="ce1">
            <text:p>0.695281333</text:p>
          </table:table-cell>
          <table:table-cell office:value-type="float" office:value="0.68558393888000002" table:style-name="ce1">
            <text:p>0.685583939</text:p>
          </table:table-cell>
          <table:table-cell office:value-type="float" office:value="0.69435792287999998" table:style-name="ce1">
            <text:p>0.694357923</text:p>
          </table:table-cell>
          <table:table-cell office:value-type="float" office:value="0.74437885215999999" table:style-name="ce1">
            <text:p>0.744378852</text:p>
          </table:table-cell>
          <table:table-cell office:value-type="float" office:value="0.7370976694400001" table:style-name="ce1">
            <text:p>0.737097669</text:p>
          </table:table-cell>
          <table:table-cell office:value-type="float" office:value="0.56072536928000005" table:style-name="ce1">
            <text:p>0.560725369</text:p>
          </table:table-cell>
          <table:table-cell office:value-type="float" office:value="0.61210051104000007" table:style-name="ce1">
            <text:p>0.612100511</text:p>
          </table:table-cell>
          <table:table-cell office:value-type="float" office:value="0.64404123104000011" table:style-name="ce1">
            <text:p>0.644041231</text:p>
          </table:table-cell>
          <table:table-cell office:value-type="float" office:value="0.64199711840000007" table:style-name="ce1">
            <text:p>0.641997118</text:p>
          </table:table-cell>
          <table:table-cell office:value-type="float" office:value="0.6677303414400001" table:style-name="ce1">
            <text:p>0.667730341</text:p>
          </table:table-cell>
          <table:table-cell office:value-type="float" office:value="0.62700742432000012" table:style-name="ce1">
            <text:p>0.6270074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265673888000013" table:style-name="ce1">
            <text:p>0.822656739</text:p>
          </table:table-cell>
          <table:table-cell office:value-type="float" office:value="0.78123946720000004" table:style-name="ce1">
            <text:p>0.781239467</text:p>
          </table:table-cell>
          <table:table-cell office:value-type="float" office:value="0.60321610912000001" table:style-name="ce1">
            <text:p>0.6032161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5_load</text:p>
          </table:table-cell>
          <table:table-cell office:value-type="float" office:value="0.45447005827199999" table:style-name="ce1">
            <text:p>0.454470058</text:p>
          </table:table-cell>
          <table:table-cell office:value-type="float" office:value="0.42026806088800001" table:style-name="ce1">
            <text:p>0.420268061</text:p>
          </table:table-cell>
          <table:table-cell office:value-type="float" office:value="0.48679105329799993" table:style-name="ce1">
            <text:p>0.486791053</text:p>
          </table:table-cell>
          <table:table-cell office:value-type="float" office:value="0.49321548653399994" table:style-name="ce1">
            <text:p>0.493215487</text:p>
          </table:table-cell>
          <table:table-cell office:value-type="float" office:value="0.48633639726799993" table:style-name="ce1">
            <text:p>0.486336397</text:p>
          </table:table-cell>
          <table:table-cell office:value-type="float" office:value="0.49256044216799999" table:style-name="ce1">
            <text:p>0.492560442</text:p>
          </table:table-cell>
          <table:table-cell office:value-type="float" office:value="0.52804403887600004" table:style-name="ce1">
            <text:p>0.528044039</text:p>
          </table:table-cell>
          <table:table-cell office:value-type="float" office:value="0.52287894988400008" table:style-name="ce1">
            <text:p>0.52287895</text:p>
          </table:table-cell>
          <table:table-cell office:value-type="float" office:value="0.397764849458" table:style-name="ce1">
            <text:p>0.397764849</text:p>
          </table:table-cell>
          <table:table-cell office:value-type="float" office:value="0.43420909064399998" table:style-name="ce1">
            <text:p>0.434209091</text:p>
          </table:table-cell>
          <table:table-cell office:value-type="float" office:value="0.45686703889399999" table:style-name="ce1">
            <text:p>0.456867039</text:p>
          </table:table-cell>
          <table:table-cell office:value-type="float" office:value="0.45541699649" table:style-name="ce1">
            <text:p>0.455416996</text:p>
          </table:table-cell>
          <table:table-cell office:value-type="float" office:value="0.47367150158400001" table:style-name="ce1">
            <text:p>0.473671502</text:p>
          </table:table-cell>
          <table:table-cell office:value-type="float" office:value="0.44478368225199999" table:style-name="ce1">
            <text:p>0.4447836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357241476800004" table:style-name="ce1">
            <text:p>0.583572415</text:p>
          </table:table-cell>
          <table:table-cell office:value-type="float" office:value="0.55419203767000003" table:style-name="ce1">
            <text:p>0.554192038</text:p>
          </table:table-cell>
          <table:table-cell office:value-type="float" office:value="0.42790671803199998" table:style-name="ce1">
            <text:p>0.4279067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6_load</text:p>
          </table:table-cell>
          <table:table-cell office:value-type="float" office:value="1.6587129593759999" table:style-name="ce1">
            <text:p>1.658712959</text:p>
          </table:table-cell>
          <table:table-cell office:value-type="float" office:value="1.5338832024040001" table:style-name="ce1">
            <text:p>1.533883202</text:p>
          </table:table-cell>
          <table:table-cell office:value-type="float" office:value="1.7766774720589997" table:style-name="ce1">
            <text:p>1.776677472</text:p>
          </table:table-cell>
          <table:table-cell office:value-type="float" office:value="1.8001252382969999" table:style-name="ce1">
            <text:p>1.800125238</text:p>
          </table:table-cell>
          <table:table-cell office:value-type="float" office:value="1.7750180776939999" table:style-name="ce1">
            <text:p>1.775018078</text:p>
          </table:table-cell>
          <table:table-cell office:value-type="float" office:value="1.7977344706439999" table:style-name="ce1">
            <text:p>1.797734471</text:p>
          </table:table-cell>
          <table:table-cell office:value-type="float" office:value="1.9272417828579997" table:style-name="ce1">
            <text:p>1.927241783</text:p>
          </table:table-cell>
          <table:table-cell office:value-type="float" office:value="1.9083903457220002" table:style-name="ce1">
            <text:p>1.908390346</text:p>
          </table:table-cell>
          <table:table-cell office:value-type="float" office:value="1.4517514373389999" table:style-name="ce1">
            <text:p>1.451751437</text:p>
          </table:table-cell>
          <table:table-cell office:value-type="float" office:value="1.584764890302" table:style-name="ce1">
            <text:p>1.58476489</text:p>
          </table:table-cell>
          <table:table-cell office:value-type="float" office:value="1.667461410677" table:style-name="ce1">
            <text:p>1.667461411</text:p>
          </table:table-cell>
          <table:table-cell office:value-type="float" office:value="1.662169075295" table:style-name="ce1">
            <text:p>1.662169075</text:p>
          </table:table-cell>
          <table:table-cell office:value-type="float" office:value="1.728793998072" table:style-name="ce1">
            <text:p>1.728793998</text:p>
          </table:table-cell>
          <table:table-cell office:value-type="float" office:value="1.623359820466" table:style-name="ce1">
            <text:p>1.623359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1299081239440003" table:style-name="ce1">
            <text:p>2.129908124</text:p>
          </table:table-cell>
          <table:table-cell office:value-type="float" office:value="2.0226762189850001" table:style-name="ce1">
            <text:p>2.022676219</text:p>
          </table:table-cell>
          <table:table-cell office:value-type="float" office:value="1.5617626184560001" table:style-name="ce1">
            <text:p>1.5617626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7_load</text:p>
          </table:table-cell>
          <table:table-cell office:value-type="float" office:value="0.523541346864" table:style-name="ce1">
            <text:p>0.523541347</text:p>
          </table:table-cell>
          <table:table-cell office:value-type="float" office:value="0.48414124855599999" table:style-name="ce1">
            <text:p>0.484141249</text:p>
          </table:table-cell>
          <table:table-cell office:value-type="float" office:value="0.56077456360099998" table:style-name="ce1">
            <text:p>0.560774564</text:p>
          </table:table-cell>
          <table:table-cell office:value-type="float" office:value="0.56817539748299994" table:style-name="ce1">
            <text:p>0.568175397</text:p>
          </table:table-cell>
          <table:table-cell office:value-type="float" office:value="0.56025080786600001" table:style-name="ce1">
            <text:p>0.560250808</text:p>
          </table:table-cell>
          <table:table-cell office:value-type="float" office:value="0.56742079791600009" table:style-name="ce1">
            <text:p>0.567420798</text:p>
          </table:table-cell>
          <table:table-cell office:value-type="float" office:value="0.60829727606200001" table:style-name="ce1">
            <text:p>0.608297276</text:p>
          </table:table-cell>
          <table:table-cell office:value-type="float" office:value="0.60234718455800007" table:style-name="ce1">
            <text:p>0.602347185</text:p>
          </table:table-cell>
          <table:table-cell office:value-type="float" office:value="0.45821794552099998" table:style-name="ce1">
            <text:p>0.458217946</text:p>
          </table:table-cell>
          <table:table-cell office:value-type="float" office:value="0.500201069178" table:style-name="ce1">
            <text:p>0.500201069</text:p>
          </table:table-cell>
          <table:table-cell office:value-type="float" office:value="0.52630262630300007" table:style-name="ce1">
            <text:p>0.526302626</text:p>
          </table:table-cell>
          <table:table-cell office:value-type="float" office:value="0.52463220300500002" table:style-name="ce1">
            <text:p>0.524632203</text:p>
          </table:table-cell>
          <table:table-cell office:value-type="float" office:value="0.54566107120800011" table:style-name="ce1">
            <text:p>0.545661071</text:p>
          </table:table-cell>
          <table:table-cell office:value-type="float" office:value="0.51238281237400007" table:style-name="ce1">
            <text:p>0.512382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226498661600009" table:style-name="ce1">
            <text:p>0.672264987</text:p>
          </table:table-cell>
          <table:table-cell office:value-type="float" office:value="0.63841930991500007" table:style-name="ce1">
            <text:p>0.63841931</text:p>
          </table:table-cell>
          <table:table-cell office:value-type="float" office:value="0.49294084698399998" table:style-name="ce1">
            <text:p>0.4929408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8_load</text:p>
          </table:table-cell>
          <table:table-cell office:value-type="float" office:value="0.81083786608000008" table:style-name="ce1">
            <text:p>0.810837866</text:p>
          </table:table-cell>
          <table:table-cell office:value-type="float" office:value="0.74981668132000012" table:style-name="ce1">
            <text:p>0.749816681</text:p>
          </table:table-cell>
          <table:table-cell office:value-type="float" office:value="0.86850307747" table:style-name="ce1">
            <text:p>0.868503077</text:p>
          </table:table-cell>
          <table:table-cell office:value-type="float" office:value="0.87996517201000002" table:style-name="ce1">
            <text:p>0.879965172</text:p>
          </table:table-cell>
          <table:table-cell office:value-type="float" office:value="0.86769190701999999" table:style-name="ce1">
            <text:p>0.867691907</text:p>
          </table:table-cell>
          <table:table-cell office:value-type="float" office:value="0.87879648052000003" table:style-name="ce1">
            <text:p>0.878796481</text:p>
          </table:table-cell>
          <table:table-cell office:value-type="float" office:value="0.94210421913999998" table:style-name="ce1">
            <text:p>0.942104219</text:p>
          </table:table-cell>
          <table:table-cell office:value-type="float" office:value="0.93288897226000012" table:style-name="ce1">
            <text:p>0.932888972</text:p>
          </table:table-cell>
          <table:table-cell office:value-type="float" office:value="0.70966777987000007" table:style-name="ce1">
            <text:p>0.70966778</text:p>
          </table:table-cell>
          <table:table-cell office:value-type="float" office:value="0.77468944366000003" table:style-name="ce1">
            <text:p>0.774689444</text:p>
          </table:table-cell>
          <table:table-cell office:value-type="float" office:value="0.81511441741000012" table:style-name="ce1">
            <text:p>0.815114417</text:p>
          </table:table-cell>
          <table:table-cell office:value-type="float" office:value="0.81252733735000016" table:style-name="ce1">
            <text:p>0.812527337</text:p>
          </table:table-cell>
          <table:table-cell office:value-type="float" office:value="0.84509594776000019" table:style-name="ce1">
            <text:p>0.845095948</text:p>
          </table:table-cell>
          <table:table-cell office:value-type="float" office:value="0.79355600578000007" table:style-name="ce1">
            <text:p>0.79355600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411746695200002" table:style-name="ce1">
            <text:p>1.04117467</text:p>
          </table:table-cell>
          <table:table-cell office:value-type="float" office:value="0.98875593505000015" table:style-name="ce1">
            <text:p>0.988755935</text:p>
          </table:table-cell>
          <table:table-cell office:value-type="float" office:value="0.76344512248000007" table:style-name="ce1">
            <text:p>0.7634451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9_load</text:p>
          </table:table-cell>
          <table:table-cell office:value-type="float" office:value="9.2095061456000007" table:style-name="ce1">
            <text:p>9.209506146</text:p>
          </table:table-cell>
          <table:table-cell office:value-type="float" office:value="8.516426022400001" table:style-name="ce1">
            <text:p>8.516426022</text:p>
          </table:table-cell>
          <table:table-cell office:value-type="float" office:value="9.8644690403999995" table:style-name="ce1">
            <text:p>9.86446904</text:p>
          </table:table-cell>
          <table:table-cell office:value-type="float" office:value="9.9946557931999997" table:style-name="ce1">
            <text:p>9.994655793</text:p>
          </table:table-cell>
          <table:table-cell office:value-type="float" office:value="9.8552557463999992" table:style-name="ce1">
            <text:p>9.855255746</text:p>
          </table:table-cell>
          <table:table-cell office:value-type="float" office:value="9.9813817664000002" table:style-name="ce1">
            <text:p>9.981381766</text:p>
          </table:table-cell>
          <table:table-cell office:value-type="float" office:value="10.700432624799999" table:style-name="ce1">
            <text:p>10.70043262</text:p>
          </table:table-cell>
          <table:table-cell office:value-type="float" office:value="10.595765623200002" table:style-name="ce1">
            <text:p>10.59576562</text:p>
          </table:table-cell>
          <table:table-cell office:value-type="float" office:value="8.0604138083999999" table:style-name="ce1">
            <text:p>8.060413808</text:p>
          </table:table-cell>
          <table:table-cell office:value-type="float" office:value="8.7989314711999995" table:style-name="ce1">
            <text:p>8.798931471</text:p>
          </table:table-cell>
          <table:table-cell office:value-type="float" office:value="9.2580793212000003" table:style-name="ce1">
            <text:p>9.258079321</text:p>
          </table:table-cell>
          <table:table-cell office:value-type="float" office:value="9.2286952020000008" table:style-name="ce1">
            <text:p>9.228695202</text:p>
          </table:table-cell>
          <table:table-cell office:value-type="float" office:value="9.5986102832000011" table:style-name="ce1">
            <text:p>9.598610283</text:p>
          </table:table-cell>
          <table:table-cell office:value-type="float" office:value="9.0132183496000007" table:style-name="ce1">
            <text:p>9.0132183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1.825677246400002" table:style-name="ce1">
            <text:p>11.82567725</text:p>
          </table:table-cell>
          <table:table-cell office:value-type="float" office:value="11.230303966000001" table:style-name="ce1">
            <text:p>11.23030397</text:p>
          </table:table-cell>
          <table:table-cell office:value-type="float" office:value="8.6712181935999997" table:style-name="ce1">
            <text:p>8.6712181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0_load</text:p>
          </table:table-cell>
          <table:table-cell office:value-type="float" office:value="15.337831200096" table:style-name="ce1">
            <text:p>15.3378312</text:p>
          </table:table-cell>
          <table:table-cell office:value-type="float" office:value="14.183551455784" table:style-name="ce1">
            <text:p>14.18355146</text:p>
          </table:table-cell>
          <table:table-cell office:value-type="float" office:value="16.428629186414" table:style-name="ce1">
            <text:p>16.42862919</text:p>
          </table:table-cell>
          <table:table-cell office:value-type="float" office:value="16.645446732762" table:style-name="ce1">
            <text:p>16.64544673</text:p>
          </table:table-cell>
          <table:table-cell office:value-type="float" office:value="16.413285046123999" table:style-name="ce1">
            <text:p>16.41328505</text:p>
          </table:table-cell>
          <table:table-cell office:value-type="float" office:value="16.623339706824002" table:style-name="ce1">
            <text:p>16.62333971</text:p>
          </table:table-cell>
          <table:table-cell office:value-type="float" office:value="17.820872016868002" table:style-name="ce1">
            <text:p>17.82087202</text:p>
          </table:table-cell>
          <table:table-cell office:value-type="float" office:value="17.646555951812005" table:style-name="ce1">
            <text:p>17.64655595</text:p>
          </table:table-cell>
          <table:table-cell office:value-type="float" office:value="13.424092853294001" table:style-name="ce1">
            <text:p>13.42409285</text:p>
          </table:table-cell>
          <table:table-cell office:value-type="float" office:value="14.654045856491999" table:style-name="ce1">
            <text:p>14.65404586</text:p>
          </table:table-cell>
          <table:table-cell office:value-type="float" office:value="15.418726656242001" table:style-name="ce1">
            <text:p>15.41872666</text:p>
          </table:table-cell>
          <table:table-cell office:value-type="float" office:value="15.369789322070002" table:style-name="ce1">
            <text:p>15.36978932</text:p>
          </table:table-cell>
          <table:table-cell office:value-type="float" office:value="15.985858764912001" table:style-name="ce1">
            <text:p>15.98585876</text:p>
          </table:table-cell>
          <table:table-cell office:value-type="float" office:value="15.010926677236" table:style-name="ce1">
            <text:p>15.01092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9.694893548624005" table:style-name="ce1">
            <text:p>19.69489355</text:p>
          </table:table-cell>
          <table:table-cell office:value-type="float" office:value="18.703338178810004" table:style-name="ce1">
            <text:p>18.70333818</text:p>
          </table:table-cell>
          <table:table-cell office:value-type="float" office:value="14.441347721776001" table:style-name="ce1">
            <text:p>14.441347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1_load</text:p>
          </table:table-cell>
          <table:table-cell office:value-type="float" office:value="0.47199909688399999" table:style-name="ce1">
            <text:p>0.471999097</text:p>
          </table:table-cell>
          <table:table-cell office:value-type="float" office:value="0.43157996748399996" table:style-name="ce1">
            <text:p>0.431579967</text:p>
          </table:table-cell>
          <table:table-cell office:value-type="float" office:value="0.37179181396799998" table:style-name="ce1">
            <text:p>0.371791814</text:p>
          </table:table-cell>
          <table:table-cell office:value-type="float" office:value="0.36772410239600001" table:style-name="ce1">
            <text:p>0.367724102</text:p>
          </table:table-cell>
          <table:table-cell office:value-type="float" office:value="0.38796642382000002" table:style-name="ce1">
            <text:p>0.387966424</text:p>
          </table:table-cell>
          <table:table-cell office:value-type="float" office:value="0.45734966379199998" table:style-name="ce1">
            <text:p>0.457349664</text:p>
          </table:table-cell>
          <table:table-cell office:value-type="float" office:value="0.469794838544" table:style-name="ce1">
            <text:p>0.469794839</text:p>
          </table:table-cell>
          <table:table-cell office:value-type="float" office:value="0.46232630668399999" table:style-name="ce1">
            <text:p>0.462326307</text:p>
          </table:table-cell>
          <table:table-cell office:value-type="float" office:value="0.33536382884799998" table:style-name="ce1">
            <text:p>0.335363829</text:p>
          </table:table-cell>
          <table:table-cell office:value-type="float" office:value="0.43270661561599999" table:style-name="ce1">
            <text:p>0.432706616</text:p>
          </table:table-cell>
          <table:table-cell office:value-type="float" office:value="0.45424358655199998" table:style-name="ce1">
            <text:p>0.454243587</text:p>
          </table:table-cell>
          <table:table-cell office:value-type="float" office:value="0.459757385016" table:style-name="ce1">
            <text:p>0.459757385</text:p>
          </table:table-cell>
          <table:table-cell office:value-type="float" office:value="0.455942137892" table:style-name="ce1">
            <text:p>0.455942138</text:p>
          </table:table-cell>
          <table:table-cell office:value-type="float" office:value="0.43169795002799999" table:style-name="ce1">
            <text:p>0.431697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004243378000003" table:style-name="ce1">
            <text:p>0.450042434</text:p>
          </table:table-cell>
          <table:table-cell office:value-type="float" office:value="0.46703038895600002" table:style-name="ce1">
            <text:p>0.467030389</text:p>
          </table:table-cell>
          <table:table-cell office:value-type="float" office:value="0.359730795948" table:style-name="ce1">
            <text:p>0.3597307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2_load</text:p>
          </table:table-cell>
          <table:table-cell office:value-type="float" office:value="0.64958253927600007" table:style-name="ce1">
            <text:p>0.649582539</text:p>
          </table:table-cell>
          <table:table-cell office:value-type="float" office:value="0.59395621267600007" table:style-name="ce1">
            <text:p>0.593956213</text:p>
          </table:table-cell>
          <table:table-cell office:value-type="float" office:value="0.51167350635200004" table:style-name="ce1">
            <text:p>0.511673506</text:p>
          </table:table-cell>
          <table:table-cell office:value-type="float" office:value="0.50607536864400005" table:style-name="ce1">
            <text:p>0.506075369</text:p>
          </table:table-cell>
          <table:table-cell office:value-type="float" office:value="0.53393361298000008" table:style-name="ce1">
            <text:p>0.533933613</text:p>
          </table:table-cell>
          <table:table-cell office:value-type="float" office:value="0.62942143828800001" table:style-name="ce1">
            <text:p>0.629421438</text:p>
          </table:table-cell>
          <table:table-cell office:value-type="float" office:value="0.64654895601600004" table:style-name="ce1">
            <text:p>0.646548956</text:p>
          </table:table-cell>
          <table:table-cell office:value-type="float" office:value="0.63627048147600007" table:style-name="ce1">
            <text:p>0.636270481</text:p>
          </table:table-cell>
          <table:table-cell office:value-type="float" office:value="0.46153994267199999" table:style-name="ce1">
            <text:p>0.461539943</text:p>
          </table:table-cell>
          <table:table-cell office:value-type="float" office:value="0.59550674822400007" table:style-name="ce1">
            <text:p>0.595506748</text:p>
          </table:table-cell>
          <table:table-cell office:value-type="float" office:value="0.62514673792800002" table:style-name="ce1">
            <text:p>0.625146738</text:p>
          </table:table-cell>
          <table:table-cell office:value-type="float" office:value="0.63273503482400006" table:style-name="ce1">
            <text:p>0.632735035</text:p>
          </table:table-cell>
          <table:table-cell office:value-type="float" office:value="0.62748434818800003" table:style-name="ce1">
            <text:p>0.627484348</text:p>
          </table:table-cell>
          <table:table-cell office:value-type="float" office:value="0.59411858469200007" table:style-name="ce1">
            <text:p>0.5941185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1936495342000009" table:style-name="ce1">
            <text:p>0.619364953</text:p>
          </table:table-cell>
          <table:table-cell office:value-type="float" office:value="0.64274441648400005" table:style-name="ce1">
            <text:p>0.642744416</text:p>
          </table:table-cell>
          <table:table-cell office:value-type="float" office:value="0.49507467957200002" table:style-name="ce1">
            <text:p>0.495074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3_load</text:p>
          </table:table-cell>
          <table:table-cell office:value-type="float" office:value="0.60051343019400005" table:style-name="ce1">
            <text:p>0.60051343</text:p>
          </table:table-cell>
          <table:table-cell office:value-type="float" office:value="0.54908909229400005" table:style-name="ce1">
            <text:p>0.549089092</text:p>
          </table:table-cell>
          <table:table-cell office:value-type="float" office:value="0.473021986088" table:style-name="ce1">
            <text:p>0.473021986</text:p>
          </table:table-cell>
          <table:table-cell office:value-type="float" office:value="0.46784672928600002" table:style-name="ce1">
            <text:p>0.467846729</text:p>
          </table:table-cell>
          <table:table-cell office:value-type="float" office:value="0.49360057387" table:style-name="ce1">
            <text:p>0.493600574</text:p>
          </table:table-cell>
          <table:table-cell office:value-type="float" office:value="0.58187529007200001" table:style-name="ce1">
            <text:p>0.58187529</text:p>
          </table:table-cell>
          <table:table-cell office:value-type="float" office:value="0.59770900250400005" table:style-name="ce1">
            <text:p>0.597709003</text:p>
          </table:table-cell>
          <table:table-cell office:value-type="float" office:value="0.58820695949400004" table:style-name="ce1">
            <text:p>0.588206959</text:p>
          </table:table-cell>
          <table:table-cell office:value-type="float" office:value="0.42667549016799999" table:style-name="ce1">
            <text:p>0.42667549</text:p>
          </table:table-cell>
          <table:table-cell office:value-type="float" office:value="0.55052250105600009" table:style-name="ce1">
            <text:p>0.550522501</text:p>
          </table:table-cell>
          <table:table-cell office:value-type="float" office:value="0.577923498732" table:style-name="ce1">
            <text:p>0.577923499</text:p>
          </table:table-cell>
          <table:table-cell office:value-type="float" office:value="0.5849385789560001" table:style-name="ce1">
            <text:p>0.584938579</text:p>
          </table:table-cell>
          <table:table-cell office:value-type="float" office:value="0.58008452692200008" table:style-name="ce1">
            <text:p>0.580084527</text:p>
          </table:table-cell>
          <table:table-cell office:value-type="float" office:value="0.54923919879800009" table:style-name="ce1">
            <text:p>0.54923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725784677300001" table:style-name="ce1">
            <text:p>0.572578468</text:p>
          </table:table-cell>
          <table:table-cell office:value-type="float" office:value="0.59419185624600002" table:style-name="ce1">
            <text:p>0.594191856</text:p>
          </table:table-cell>
          <table:table-cell office:value-type="float" office:value="0.45767702751799999" table:style-name="ce1">
            <text:p>0.4576770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4_load</text:p>
          </table:table-cell>
          <table:table-cell office:value-type="float" office:value="0.38554399992999999" table:style-name="ce1">
            <text:p>0.385544</text:p>
          </table:table-cell>
          <table:table-cell office:value-type="float" office:value="0.35252837442999996" table:style-name="ce1">
            <text:p>0.352528374</text:p>
          </table:table-cell>
          <table:table-cell office:value-type="float" office:value="0.30369151635999997" table:style-name="ce1">
            <text:p>0.303691516</text:p>
          </table:table-cell>
          <table:table-cell office:value-type="float" office:value="0.30036888067" table:style-name="ce1">
            <text:p>0.300368881</text:p>
          </table:table-cell>
          <table:table-cell office:value-type="float" office:value="0.31690345014999999" table:style-name="ce1">
            <text:p>0.31690345</text:p>
          </table:table-cell>
          <table:table-cell office:value-type="float" office:value="0.37357787883999999" table:style-name="ce1">
            <text:p>0.373577879</text:p>
          </table:table-cell>
          <table:table-cell office:value-type="float" office:value="0.38374349188000001" table:style-name="ce1">
            <text:p>0.383743492</text:p>
          </table:table-cell>
          <table:table-cell office:value-type="float" office:value="0.37764295842999995" table:style-name="ce1">
            <text:p>0.377642958</text:p>
          </table:table-cell>
          <table:table-cell office:value-type="float" office:value="0.27393598395999996" table:style-name="ce1">
            <text:p>0.273935984</text:p>
          </table:table-cell>
          <table:table-cell office:value-type="float" office:value="0.35344865632" table:style-name="ce1">
            <text:p>0.353448656</text:p>
          </table:table-cell>
          <table:table-cell office:value-type="float" office:value="0.37104073653999997" table:style-name="ce1">
            <text:p>0.371040737</text:p>
          </table:table-cell>
          <table:table-cell office:value-type="float" office:value="0.37554458182" table:style-name="ce1">
            <text:p>0.375544582</text:p>
          </table:table-cell>
          <table:table-cell office:value-type="float" office:value="0.37242816708999998" table:style-name="ce1">
            <text:p>0.372428167</text:p>
          </table:table-cell>
          <table:table-cell office:value-type="float" office:value="0.35262474631000001" table:style-name="ce1">
            <text:p>0.35262474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6760910185000001" table:style-name="ce1">
            <text:p>0.367609102</text:p>
          </table:table-cell>
          <table:table-cell office:value-type="float" office:value="0.38148540187000002" table:style-name="ce1">
            <text:p>0.381485402</text:p>
          </table:table-cell>
          <table:table-cell office:value-type="float" office:value="0.29383969470999999" table:style-name="ce1">
            <text:p>0.29383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5_load</text:p>
          </table:table-cell>
          <table:table-cell office:value-type="float" office:value="0.68112696654299998" table:style-name="ce1">
            <text:p>0.681126967</text:p>
          </table:table-cell>
          <table:table-cell office:value-type="float" office:value="0.62279936149299997" table:style-name="ce1">
            <text:p>0.622799361</text:p>
          </table:table-cell>
          <table:table-cell office:value-type="float" office:value="0.53652091223599996" table:style-name="ce1">
            <text:p>0.536520912</text:p>
          </table:table-cell>
          <table:table-cell office:value-type="float" office:value="0.53065092251699997" table:style-name="ce1">
            <text:p>0.530650923</text:p>
          </table:table-cell>
          <table:table-cell office:value-type="float" office:value="0.55986199526500002" table:style-name="ce1">
            <text:p>0.559861995</text:p>
          </table:table-cell>
          <table:table-cell office:value-type="float" office:value="0.65998681928399994" table:style-name="ce1">
            <text:p>0.659986819</text:p>
          </table:table-cell>
          <table:table-cell office:value-type="float" office:value="0.67794606898800003" table:style-name="ce1">
            <text:p>0.677946069</text:p>
          </table:table-cell>
          <table:table-cell office:value-type="float" office:value="0.66716845989299989" table:style-name="ce1">
            <text:p>0.66716846</text:p>
          </table:table-cell>
          <table:table-cell office:value-type="float" office:value="0.48395280499599996" table:style-name="ce1">
            <text:p>0.483952805</text:p>
          </table:table-cell>
          <table:table-cell office:value-type="float" office:value="0.62442519283199993" table:style-name="ce1">
            <text:p>0.624425193</text:p>
          </table:table-cell>
          <table:table-cell office:value-type="float" office:value="0.65550453455399993" table:style-name="ce1">
            <text:p>0.655504535</text:p>
          </table:table-cell>
          <table:table-cell office:value-type="float" office:value="0.66346132788199996" table:style-name="ce1">
            <text:p>0.663461328</text:p>
          </table:table-cell>
          <table:table-cell office:value-type="float" office:value="0.65795566185900001" table:style-name="ce1">
            <text:p>0.657955662</text:p>
          </table:table-cell>
          <table:table-cell office:value-type="float" office:value="0.62296961848099996" table:style-name="ce1">
            <text:p>0.6229696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944197993500008" table:style-name="ce1">
            <text:p>0.64944198</text:p>
          </table:table-cell>
          <table:table-cell office:value-type="float" office:value="0.67395677663700004" table:style-name="ce1">
            <text:p>0.673956777</text:p>
          </table:table-cell>
          <table:table-cell office:value-type="float" office:value="0.51911602732099993" table:style-name="ce1">
            <text:p>0.5191160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6_load</text:p>
          </table:table-cell>
          <table:table-cell office:value-type="float" office:value="0.3504946363" table:style-name="ce1">
            <text:p>0.350494636</text:p>
          </table:table-cell>
          <table:table-cell office:value-type="float" office:value="0.32048043129999992" table:style-name="ce1">
            <text:p>0.320480431</text:p>
          </table:table-cell>
          <table:table-cell office:value-type="float" office:value="0.27608328759999995" table:style-name="ce1">
            <text:p>0.276083288</text:p>
          </table:table-cell>
          <table:table-cell office:value-type="float" office:value="0.27306270969999996" table:style-name="ce1">
            <text:p>0.27306271</text:p>
          </table:table-cell>
          <table:table-cell office:value-type="float" office:value="0.28809413649999999" table:style-name="ce1">
            <text:p>0.288094137</text:p>
          </table:table-cell>
          <table:table-cell office:value-type="float" office:value="0.33961634439999994" table:style-name="ce1">
            <text:p>0.339616344</text:p>
          </table:table-cell>
          <table:table-cell office:value-type="float" office:value="0.34885781079999995" table:style-name="ce1">
            <text:p>0.348857811</text:p>
          </table:table-cell>
          <table:table-cell office:value-type="float" office:value="0.34331187129999996" table:style-name="ce1">
            <text:p>0.343311871</text:p>
          </table:table-cell>
          <table:table-cell office:value-type="float" office:value="0.24903280359999999" table:style-name="ce1">
            <text:p>0.249032804</text:p>
          </table:table-cell>
          <table:table-cell office:value-type="float" office:value="0.32131705119999998" table:style-name="ce1">
            <text:p>0.321317051</text:p>
          </table:table-cell>
          <table:table-cell office:value-type="float" office:value="0.33730985139999992" table:style-name="ce1">
            <text:p>0.337309851</text:p>
          </table:table-cell>
          <table:table-cell office:value-type="float" office:value="0.34140425619999998" table:style-name="ce1">
            <text:p>0.341404256</text:p>
          </table:table-cell>
          <table:table-cell office:value-type="float" office:value="0.33857115189999998" table:style-name="ce1">
            <text:p>0.338571152</text:p>
          </table:table-cell>
          <table:table-cell office:value-type="float" office:value="0.32056804209999995" table:style-name="ce1">
            <text:p>0.3205680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419018349999996" table:style-name="ce1">
            <text:p>0.334190184</text:p>
          </table:table-cell>
          <table:table-cell office:value-type="float" office:value="0.34680500169999995" table:style-name="ce1">
            <text:p>0.346805002</text:p>
          </table:table-cell>
          <table:table-cell office:value-type="float" office:value="0.26712708609999997" table:style-name="ce1">
            <text:p>0.2671270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7_load</text:p>
          </table:table-cell>
          <table:table-cell office:value-type="float" office:value="0.40657361810800002" table:style-name="ce1">
            <text:p>0.406573618</text:p>
          </table:table-cell>
          <table:table-cell office:value-type="float" office:value="0.371757140308" table:style-name="ce1">
            <text:p>0.37175714</text:p>
          </table:table-cell>
          <table:table-cell office:value-type="float" office:value="0.32025645361600003" table:style-name="ce1">
            <text:p>0.320256454</text:p>
          </table:table-cell>
          <table:table-cell office:value-type="float" office:value="0.31675258325200001" table:style-name="ce1">
            <text:p>0.316752583</text:p>
          </table:table-cell>
          <table:table-cell office:value-type="float" office:value="0.33418903834000002" table:style-name="ce1">
            <text:p>0.334189038</text:p>
          </table:table-cell>
          <table:table-cell office:value-type="float" office:value="0.39395479950399998" table:style-name="ce1">
            <text:p>0.3939548</text:p>
          </table:table-cell>
          <table:table-cell office:value-type="float" office:value="0.40467490052799998" table:style-name="ce1">
            <text:p>0.404674901</text:p>
          </table:table-cell>
          <table:table-cell office:value-type="float" office:value="0.39824161070799996" table:style-name="ce1">
            <text:p>0.398241611</text:p>
          </table:table-cell>
          <table:table-cell office:value-type="float" office:value="0.28887789217600002" table:style-name="ce1">
            <text:p>0.288877892</text:p>
          </table:table-cell>
          <table:table-cell office:value-type="float" office:value="0.372727619392" table:style-name="ce1">
            <text:p>0.372727619</text:p>
          </table:table-cell>
          <table:table-cell office:value-type="float" office:value="0.391279267624" table:style-name="ce1">
            <text:p>0.391279268</text:p>
          </table:table-cell>
          <table:table-cell office:value-type="float" office:value="0.39602877719200003" table:style-name="ce1">
            <text:p>0.396028777</text:p>
          </table:table-cell>
          <table:table-cell office:value-type="float" office:value="0.39274237620399999" table:style-name="ce1">
            <text:p>0.392742376</text:p>
          </table:table-cell>
          <table:table-cell office:value-type="float" office:value="0.371858768836" table:style-name="ce1">
            <text:p>0.3718587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66045286" table:style-name="ce1">
            <text:p>0.387660453</text:p>
          </table:table-cell>
          <table:table-cell office:value-type="float" office:value="0.40229364197200002" table:style-name="ce1">
            <text:p>0.402293642</text:p>
          </table:table-cell>
          <table:table-cell office:value-type="float" office:value="0.309867259876" table:style-name="ce1">
            <text:p>0.309867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8_load</text:p>
          </table:table-cell>
          <table:table-cell office:value-type="float" office:value="16.321321330370001" table:style-name="ce1">
            <text:p>16.32132133</text:p>
          </table:table-cell>
          <table:table-cell office:value-type="float" office:value="14.923659850869999" table:style-name="ce1">
            <text:p>14.92365985</text:p>
          </table:table-cell>
          <table:table-cell office:value-type="float" office:value="12.85623285924" table:style-name="ce1">
            <text:p>12.85623286</text:p>
          </table:table-cell>
          <table:table-cell office:value-type="float" office:value="12.71557461503" table:style-name="ce1">
            <text:p>12.71557462</text:p>
          </table:table-cell>
          <table:table-cell office:value-type="float" office:value="13.41553805635" table:style-name="ce1">
            <text:p>13.41553806</text:p>
          </table:table-cell>
          <table:table-cell office:value-type="float" office:value="15.81475553756" table:style-name="ce1">
            <text:p>15.81475554</text:p>
          </table:table-cell>
          <table:table-cell office:value-type="float" office:value="16.24509982292" table:style-name="ce1">
            <text:p>16.24509982</text:p>
          </table:table-cell>
          <table:table-cell office:value-type="float" office:value="15.986843906869998" table:style-name="ce1">
            <text:p>15.98684391</text:p>
          </table:table-cell>
          <table:table-cell office:value-type="float" office:value="11.59658198764" table:style-name="ce1">
            <text:p>11.59658199</text:p>
          </table:table-cell>
          <table:table-cell office:value-type="float" office:value="14.962618450879999" table:style-name="ce1">
            <text:p>14.96261845</text:p>
          </table:table-cell>
          <table:table-cell office:value-type="float" office:value="15.70734984686" table:style-name="ce1">
            <text:p>15.70734985</text:p>
          </table:table-cell>
          <table:table-cell office:value-type="float" office:value="15.89801263038" table:style-name="ce1">
            <text:p>15.89801263</text:p>
          </table:table-cell>
          <table:table-cell office:value-type="float" office:value="15.76608440681" table:style-name="ce1">
            <text:p>15.76608441</text:p>
          </table:table-cell>
          <table:table-cell office:value-type="float" office:value="14.927739593789999" table:style-name="ce1">
            <text:p>14.927739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5.56207731165" table:style-name="ce1">
            <text:p>15.56207731</text:p>
          </table:table-cell>
          <table:table-cell office:value-type="float" office:value="16.149507345830003" table:style-name="ce1">
            <text:p>16.14950735</text:p>
          </table:table-cell>
          <table:table-cell office:value-type="float" office:value="12.43917240939" table:style-name="ce1">
            <text:p>12.4391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19_load</text:p>
          </table:table-cell>
          <table:table-cell office:value-type="float" office:value="0.65776072412300013" table:style-name="ce1">
            <text:p>0.657760724</text:p>
          </table:table-cell>
          <table:table-cell office:value-type="float" office:value="0.6014340660730001" table:style-name="ce1">
            <text:p>0.601434066</text:p>
          </table:table-cell>
          <table:table-cell office:value-type="float" office:value="0.51811542639600006" table:style-name="ce1">
            <text:p>0.518115426</text:p>
          </table:table-cell>
          <table:table-cell office:value-type="float" office:value="0.51244680853700009" table:style-name="ce1">
            <text:p>0.512446809</text:p>
          </table:table-cell>
          <table:table-cell office:value-type="float" office:value="0.5406557861650001" table:style-name="ce1">
            <text:p>0.540655786</text:p>
          </table:table-cell>
          <table:table-cell office:value-type="float" office:value="0.63734579632400001" table:style-name="ce1">
            <text:p>0.637345796</text:p>
          </table:table-cell>
          <table:table-cell office:value-type="float" office:value="0.65468894826800006" table:style-name="ce1">
            <text:p>0.654688948</text:p>
          </table:table-cell>
          <table:table-cell office:value-type="float" office:value="0.64428106847300004" table:style-name="ce1">
            <text:p>0.644281068</text:p>
          </table:table-cell>
          <table:table-cell office:value-type="float" office:value="0.467350684756" table:style-name="ce1">
            <text:p>0.467350685</text:p>
          </table:table-cell>
          <table:table-cell office:value-type="float" office:value="0.6030041227520001" table:style-name="ce1">
            <text:p>0.603004123</text:p>
          </table:table-cell>
          <table:table-cell office:value-type="float" office:value="0.63301727779400008" table:style-name="ce1">
            <text:p>0.633017278</text:p>
          </table:table-cell>
          <table:table-cell office:value-type="float" office:value="0.6407011108020001" table:style-name="ce1">
            <text:p>0.640701111</text:p>
          </table:table-cell>
          <table:table-cell office:value-type="float" office:value="0.63538431839900011" table:style-name="ce1">
            <text:p>0.635384318</text:p>
          </table:table-cell>
          <table:table-cell office:value-type="float" office:value="0.60159848234100011" table:style-name="ce1">
            <text:p>0.60159848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716270103500016" table:style-name="ce1">
            <text:p>0.627162701</text:p>
          </table:table-cell>
          <table:table-cell office:value-type="float" office:value="0.65083650985700015" table:style-name="ce1">
            <text:p>0.65083651</text:p>
          </table:table-cell>
          <table:table-cell office:value-type="float" office:value="0.50130762158100006" table:style-name="ce1">
            <text:p>0.501307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0_load</text:p>
          </table:table-cell>
          <table:table-cell office:value-type="float" office:value="0.7652454392550001" table:style-name="ce1">
            <text:p>0.765245439</text:p>
          </table:table-cell>
          <table:table-cell office:value-type="float" office:value="0.69971442500500003" table:style-name="ce1">
            <text:p>0.699714425</text:p>
          </table:table-cell>
          <table:table-cell office:value-type="float" office:value="0.60278066126000007" table:style-name="ce1">
            <text:p>0.602780661</text:p>
          </table:table-cell>
          <table:table-cell office:value-type="float" office:value="0.59618573284500009" table:style-name="ce1">
            <text:p>0.596185733</text:p>
          </table:table-cell>
          <table:table-cell office:value-type="float" office:value="0.62900434802500005" table:style-name="ce1">
            <text:p>0.629004348</text:p>
          </table:table-cell>
          <table:table-cell office:value-type="float" office:value="0.74149450193999999" table:style-name="ce1">
            <text:p>0.741494502</text:p>
          </table:table-cell>
          <table:table-cell office:value-type="float" office:value="0.76167170358000003" table:style-name="ce1">
            <text:p>0.761671704</text:p>
          </table:table-cell>
          <table:table-cell office:value-type="float" office:value="0.74956306900500003" table:style-name="ce1">
            <text:p>0.749563069</text:p>
          </table:table-cell>
          <table:table-cell office:value-type="float" office:value="0.54372043786000002" table:style-name="ce1">
            <text:p>0.543720438</text:p>
          </table:table-cell>
          <table:table-cell office:value-type="float" office:value="0.70154104512000004" table:style-name="ce1">
            <text:p>0.701541045</text:p>
          </table:table-cell>
          <table:table-cell office:value-type="float" office:value="0.73645865889000006" table:style-name="ce1">
            <text:p>0.736458659</text:p>
          </table:table-cell>
          <table:table-cell office:value-type="float" office:value="0.74539810937000006" table:style-name="ce1">
            <text:p>0.745398109</text:p>
          </table:table-cell>
          <table:table-cell office:value-type="float" office:value="0.73921249831500002" table:style-name="ce1">
            <text:p>0.739212498</text:p>
          </table:table-cell>
          <table:table-cell office:value-type="float" office:value="0.69990570858500001" table:style-name="ce1">
            <text:p>0.6999057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964738397500006" table:style-name="ce1">
            <text:p>0.729647384</text:p>
          </table:table-cell>
          <table:table-cell office:value-type="float" office:value="0.75718973704500003" table:style-name="ce1">
            <text:p>0.757189737</text:p>
          </table:table-cell>
          <table:table-cell office:value-type="float" office:value="0.58322628798500009" table:style-name="ce1">
            <text:p>0.5832262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1_load</text:p>
          </table:table-cell>
          <table:table-cell office:value-type="float" office:value="7.8265238985790004" table:style-name="ce1">
            <text:p>7.826523899</text:p>
          </table:table-cell>
          <table:table-cell office:value-type="float" office:value="7.156306700929" table:style-name="ce1">
            <text:p>7.156306701</text:p>
          </table:table-cell>
          <table:table-cell office:value-type="float" office:value="6.1649184821079999" table:style-name="ce1">
            <text:p>6.164918482</text:p>
          </table:table-cell>
          <table:table-cell office:value-type="float" office:value="6.0974689776010003" table:style-name="ce1">
            <text:p>6.097468978</text:p>
          </table:table-cell>
          <table:table-cell office:value-type="float" office:value="6.433120738045" table:style-name="ce1">
            <text:p>6.433120738</text:p>
          </table:table-cell>
          <table:table-cell office:value-type="float" office:value="7.5836116404519993" table:style-name="ce1">
            <text:p>7.58361164</text:p>
          </table:table-cell>
          <table:table-cell office:value-type="float" office:value="7.7899735851639997" table:style-name="ce1">
            <text:p>7.789973585</text:p>
          </table:table-cell>
          <table:table-cell office:value-type="float" office:value="7.6661327561289996" table:style-name="ce1">
            <text:p>7.666132756</text:p>
          </table:table-cell>
          <table:table-cell office:value-type="float" office:value="5.5608811743880002" table:style-name="ce1">
            <text:p>5.560881174</text:p>
          </table:table-cell>
          <table:table-cell office:value-type="float" office:value="7.174988423296" table:style-name="ce1">
            <text:p>7.174988423</text:p>
          </table:table-cell>
          <table:table-cell office:value-type="float" office:value="7.5321076517619998" table:style-name="ce1">
            <text:p>7.532107652</text:p>
          </table:table-cell>
          <table:table-cell office:value-type="float" office:value="7.6235357109460002" table:style-name="ce1">
            <text:p>7.623535711</text:p>
          </table:table-cell>
          <table:table-cell office:value-type="float" office:value="7.5602724919269999" table:style-name="ce1">
            <text:p>7.560272492</text:p>
          </table:table-cell>
          <table:table-cell office:value-type="float" office:value="7.1582630500929998" table:style-name="ce1">
            <text:p>7.158263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624454675550007" table:style-name="ce1">
            <text:p>7.462445468</text:p>
          </table:table-cell>
          <table:table-cell office:value-type="float" office:value="7.7441343579610002" table:style-name="ce1">
            <text:p>7.744134358</text:p>
          </table:table-cell>
          <table:table-cell office:value-type="float" office:value="5.9649265026130003" table:style-name="ce1">
            <text:p>5.9649265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2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3_load</text:p>
          </table:table-cell>
          <table:table-cell office:value-type="float" office:value="2.6192338292900001" table:style-name="ce1">
            <text:p>2.619233829</text:p>
          </table:table-cell>
          <table:table-cell office:value-type="float" office:value="2.1724569183320002" table:style-name="ce1">
            <text:p>2.172456918</text:p>
          </table:table-cell>
          <table:table-cell office:value-type="float" office:value="2.9539113990060004" table:style-name="ce1">
            <text:p>2.953911399</text:p>
          </table:table-cell>
          <table:table-cell office:value-type="float" office:value="2.9487045221980002" table:style-name="ce1">
            <text:p>2.948704522</text:p>
          </table:table-cell>
          <table:table-cell office:value-type="float" office:value="2.7095643390000004" table:style-name="ce1">
            <text:p>2.709564339</text:p>
          </table:table-cell>
          <table:table-cell office:value-type="float" office:value="2.9501824180580001" table:style-name="ce1">
            <text:p>2.950182418</text:p>
          </table:table-cell>
          <table:table-cell office:value-type="float" office:value="2.3567041691560005" table:style-name="ce1">
            <text:p>2.356704169</text:p>
          </table:table-cell>
          <table:table-cell office:value-type="float" office:value="2.3032216586620002" table:style-name="ce1">
            <text:p>2.303221659</text:p>
          </table:table-cell>
          <table:table-cell office:value-type="float" office:value="3.6048723142680008" table:style-name="ce1">
            <text:p>3.604872314</text:p>
          </table:table-cell>
          <table:table-cell office:value-type="float" office:value="3.1249636679740007" table:style-name="ce1">
            <text:p>3.124963668</text:p>
          </table:table-cell>
          <table:table-cell office:value-type="float" office:value="2.7312622362700005" table:style-name="ce1">
            <text:p>2.731262236</text:p>
          </table:table-cell>
          <table:table-cell office:value-type="float" office:value="2.3700833814080005" table:style-name="ce1">
            <text:p>2.3700833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7529878229840006" table:style-name="ce1">
            <text:p>3.752987823</text:p>
          </table:table-cell>
          <table:table-cell office:value-type="float" office:value="3.9379451607380003" table:style-name="ce1">
            <text:p>3.937945161</text:p>
          </table:table-cell>
          <table:table-cell office:value-type="float" office:value="3.9399011831140003" table:style-name="ce1">
            <text:p>3.939901183</text:p>
          </table:table-cell>
          <table:table-cell office:value-type="float" office:value="4.0017777909000003" table:style-name="ce1">
            <text:p>4.001777791</text:p>
          </table:table-cell>
          <table:table-cell office:value-type="float" office:value="4.0292112954600006" table:style-name="ce1">
            <text:p>4.029211295</text:p>
          </table:table-cell>
          <table:table-cell office:value-type="float" office:value="4.6364800258640004" table:style-name="ce1">
            <text:p>4.636480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4_load</text:p>
          </table:table-cell>
          <table:table-cell office:value-type="float" office:value="0.29141005078999999" table:style-name="ce1">
            <text:p>0.291410051</text:p>
          </table:table-cell>
          <table:table-cell office:value-type="float" office:value="0.24170281053200002" table:style-name="ce1">
            <text:p>0.241702811</text:p>
          </table:table-cell>
          <table:table-cell office:value-type="float" office:value="0.32864540910599999" table:style-name="ce1">
            <text:p>0.328645409</text:p>
          </table:table-cell>
          <table:table-cell office:value-type="float" office:value="0.32806610549799997" table:style-name="ce1">
            <text:p>0.328066105</text:p>
          </table:table-cell>
          <table:table-cell office:value-type="float" office:value="0.30145998899999998" table:style-name="ce1">
            <text:p>0.301459989</text:p>
          </table:table-cell>
          <table:table-cell office:value-type="float" office:value="0.32823053235799998" table:style-name="ce1">
            <text:p>0.328230532</text:p>
          </table:table-cell>
          <table:table-cell office:value-type="float" office:value="0.262201681756" table:style-name="ce1">
            <text:p>0.262201682</text:p>
          </table:table-cell>
          <table:table-cell office:value-type="float" office:value="0.25625135636199997" table:style-name="ce1">
            <text:p>0.256251356</text:p>
          </table:table-cell>
          <table:table-cell office:value-type="float" office:value="0.401069632068" table:style-name="ce1">
            <text:p>0.401069632</text:p>
          </table:table-cell>
          <table:table-cell office:value-type="float" office:value="0.34767624087400001" table:style-name="ce1">
            <text:p>0.347676241</text:p>
          </table:table-cell>
          <table:table-cell office:value-type="float" office:value="0.30387404077000002" table:style-name="ce1">
            <text:p>0.303874041</text:p>
          </table:table-cell>
          <table:table-cell office:value-type="float" office:value="0.26369021820799998" table:style-name="ce1">
            <text:p>0.2636902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1754857938400003" table:style-name="ce1">
            <text:p>0.417548579</text:p>
          </table:table-cell>
          <table:table-cell office:value-type="float" office:value="0.43812645303799996" table:style-name="ce1">
            <text:p>0.438126453</text:p>
          </table:table-cell>
          <table:table-cell office:value-type="float" office:value="0.43834407501399997" table:style-name="ce1">
            <text:p>0.438344075</text:p>
          </table:table-cell>
          <table:table-cell office:value-type="float" office:value="0.44522830590000001" table:style-name="ce1">
            <text:p>0.445228306</text:p>
          </table:table-cell>
          <table:table-cell office:value-type="float" office:value="0.44828048646000002" table:style-name="ce1">
            <text:p>0.448280486</text:p>
          </table:table-cell>
          <table:table-cell office:value-type="float" office:value="0.51584363026400015" table:style-name="ce1">
            <text:p>0.515843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5_load</text:p>
          </table:table-cell>
          <table:table-cell office:value-type="float" office:value="0.22416180830000002" table:style-name="ce1">
            <text:p>0.224161808</text:p>
          </table:table-cell>
          <table:table-cell office:value-type="float" office:value="0.18592546964000001" table:style-name="ce1">
            <text:p>0.18592547</text:p>
          </table:table-cell>
          <table:table-cell office:value-type="float" office:value="0.25280439161999996" table:style-name="ce1">
            <text:p>0.252804392</text:p>
          </table:table-cell>
          <table:table-cell office:value-type="float" office:value="0.25235877345999996" table:style-name="ce1">
            <text:p>0.252358773</text:p>
          </table:table-cell>
          <table:table-cell office:value-type="float" office:value="0.23189253000000001" table:style-name="ce1">
            <text:p>0.23189253</text:p>
          </table:table-cell>
          <table:table-cell office:value-type="float" office:value="0.25248525565999996" table:style-name="ce1">
            <text:p>0.252485256</text:p>
          </table:table-cell>
          <table:table-cell office:value-type="float" office:value="0.20169383212000003" table:style-name="ce1">
            <text:p>0.201693832</text:p>
          </table:table-cell>
          <table:table-cell office:value-type="float" office:value="0.19711665874000001" table:style-name="ce1">
            <text:p>0.197116659</text:p>
          </table:table-cell>
          <table:table-cell office:value-type="float" office:value="0.30851533236000001" table:style-name="ce1">
            <text:p>0.308515332</text:p>
          </table:table-cell>
          <table:table-cell office:value-type="float" office:value="0.26744349298000003" table:style-name="ce1">
            <text:p>0.267443493</text:p>
          </table:table-cell>
          <table:table-cell office:value-type="float" office:value="0.23374949290000002" table:style-name="ce1">
            <text:p>0.233749493</text:p>
          </table:table-cell>
          <table:table-cell office:value-type="float" office:value="0.20283886016" table:style-name="ce1">
            <text:p>0.202838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119144568000002" table:style-name="ce1">
            <text:p>0.321191446</text:p>
          </table:table-cell>
          <table:table-cell office:value-type="float" office:value="0.33702057925999995" table:style-name="ce1">
            <text:p>0.337020579</text:p>
          </table:table-cell>
          <table:table-cell office:value-type="float" office:value="0.33718798077999995" table:style-name="ce1">
            <text:p>0.337187981</text:p>
          </table:table-cell>
          <table:table-cell office:value-type="float" office:value="0.34248354299999995" table:style-name="ce1">
            <text:p>0.342483543</text:p>
          </table:table-cell>
          <table:table-cell office:value-type="float" office:value="0.34483137419999998" table:style-name="ce1">
            <text:p>0.344831374</text:p>
          </table:table-cell>
          <table:table-cell office:value-type="float" office:value="0.39680302328" table:style-name="ce1">
            <text:p>0.39680302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6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7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8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29_load</text:p>
          </table:table-cell>
          <table:table-cell office:value-type="float" office:value="0.84836344372000005" table:style-name="ce1">
            <text:p>0.848363444</text:p>
          </table:table-cell>
          <table:table-cell office:value-type="float" office:value="0.70365360817599998" table:style-name="ce1">
            <text:p>0.703653608</text:p>
          </table:table-cell>
          <table:table-cell office:value-type="float" office:value="0.956764605208" table:style-name="ce1">
            <text:p>0.956764605</text:p>
          </table:table-cell>
          <table:table-cell office:value-type="float" office:value="0.95507811186399993" table:style-name="ce1">
            <text:p>0.955078112</text:p>
          </table:table-cell>
          <table:table-cell office:value-type="float" office:value="0.87762125200000007" table:style-name="ce1">
            <text:p>0.877621252</text:p>
          </table:table-cell>
          <table:table-cell office:value-type="float" office:value="0.95555679834399998" table:style-name="ce1">
            <text:p>0.955556798</text:p>
          </table:table-cell>
          <table:table-cell office:value-type="float" office:value="0.76333079540800008" table:style-name="ce1">
            <text:p>0.763330795</text:p>
          </table:table-cell>
          <table:table-cell office:value-type="float" office:value="0.746007954616" table:style-name="ce1">
            <text:p>0.746007955</text:p>
          </table:table-cell>
          <table:table-cell office:value-type="float" office:value="1.167609088624" table:style-name="ce1">
            <text:p>1.167609089</text:p>
          </table:table-cell>
          <table:table-cell office:value-type="float" office:value="1.0121679734319999" table:style-name="ce1">
            <text:p>1.012167973</text:p>
          </table:table-cell>
          <table:table-cell office:value-type="float" office:value="0.88464914236000003" table:style-name="ce1">
            <text:p>0.884649142</text:p>
          </table:table-cell>
          <table:table-cell office:value-type="float" office:value="0.76766428614399995" table:style-name="ce1">
            <text:p>0.76766428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155833021119999" table:style-name="ce1">
            <text:p>1.215583302</text:p>
          </table:table-cell>
          <table:table-cell office:value-type="float" office:value="1.2754904845839998" table:style-name="ce1">
            <text:p>1.275490485</text:p>
          </table:table-cell>
          <table:table-cell office:value-type="float" office:value="1.2761240349519998" table:style-name="ce1">
            <text:p>1.276124035</text:p>
          </table:table-cell>
          <table:table-cell office:value-type="float" office:value="1.2961657011999999" table:style-name="ce1">
            <text:p>1.296165701</text:p>
          </table:table-cell>
          <table:table-cell office:value-type="float" office:value="1.3050513392799998" table:style-name="ce1">
            <text:p>1.305051339</text:p>
          </table:table-cell>
          <table:table-cell office:value-type="float" office:value="1.5017440419520001" table:style-name="ce1">
            <text:p>1.5017440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0_load</text:p>
          </table:table-cell>
          <table:table-cell office:value-type="float" office:value="0.73455872566000002" table:style-name="ce1">
            <text:p>0.734558726</text:p>
          </table:table-cell>
          <table:table-cell office:value-type="float" office:value="0.60926118512799998" table:style-name="ce1">
            <text:p>0.609261185</text:p>
          </table:table-cell>
          <table:table-cell office:value-type="float" office:value="0.82841826792399997" table:style-name="ce1">
            <text:p>0.828418268</text:p>
          </table:table-cell>
          <table:table-cell office:value-type="float" office:value="0.82695801149199999" table:style-name="ce1">
            <text:p>0.826958011</text:p>
          </table:table-cell>
          <table:table-cell office:value-type="float" office:value="0.759891706" table:style-name="ce1">
            <text:p>0.759891706</text:p>
          </table:table-cell>
          <table:table-cell office:value-type="float" office:value="0.82737248393200002" table:style-name="ce1">
            <text:p>0.827372484</text:p>
          </table:table-cell>
          <table:table-cell office:value-type="float" office:value="0.66093289602400007" table:style-name="ce1">
            <text:p>0.660932896</text:p>
          </table:table-cell>
          <table:table-cell office:value-type="float" office:value="0.64593385094799993" table:style-name="ce1">
            <text:p>0.645933851</text:p>
          </table:table-cell>
          <table:table-cell office:value-type="float" office:value="1.0109787352719999" table:style-name="ce1">
            <text:p>1.010978735</text:p>
          </table:table-cell>
          <table:table-cell office:value-type="float" office:value="0.87638947699600012" table:style-name="ce1">
            <text:p>0.876389477</text:p>
          </table:table-cell>
          <table:table-cell office:value-type="float" office:value="0.76597683057999999" table:style-name="ce1">
            <text:p>0.765976831</text:p>
          </table:table-cell>
          <table:table-cell office:value-type="float" office:value="0.66468506483199996" table:style-name="ce1">
            <text:p>0.6646850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52517383536" table:style-name="ce1">
            <text:p>1.052517384</text:p>
          </table:table-cell>
          <table:table-cell office:value-type="float" office:value="1.1043882366519999" table:style-name="ce1">
            <text:p>1.104388237</text:p>
          </table:table-cell>
          <table:table-cell office:value-type="float" office:value="1.1049367985559999" table:style-name="ce1">
            <text:p>1.104936799</text:p>
          </table:table-cell>
          <table:table-cell office:value-type="float" office:value="1.1222899485999998" table:style-name="ce1">
            <text:p>1.122289949</text:p>
          </table:table-cell>
          <table:table-cell office:value-type="float" office:value="1.1299836108399999" table:style-name="ce1">
            <text:p>1.129983611</text:p>
          </table:table-cell>
          <table:table-cell office:value-type="float" office:value="1.3002907070559999" table:style-name="ce1">
            <text:p>1.30029070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1_load</text:p>
          </table:table-cell>
          <table:table-cell office:value-type="float" office:value="1.42773291748" table:style-name="ce1">
            <text:p>1.427732917</text:p>
          </table:table-cell>
          <table:table-cell office:value-type="float" office:value="1.1841968527840001" table:style-name="ce1">
            <text:p>1.184196853</text:p>
          </table:table-cell>
          <table:table-cell office:value-type="float" office:value="1.610164140472" table:style-name="ce1">
            <text:p>1.61016414</text:p>
          </table:table-cell>
          <table:table-cell office:value-type="float" office:value="1.6073258955759999" table:style-name="ce1">
            <text:p>1.607325896</text:p>
          </table:table-cell>
          <table:table-cell office:value-type="float" office:value="1.476971668" table:style-name="ce1">
            <text:p>1.476971668</text:p>
          </table:table-cell>
          <table:table-cell office:value-type="float" office:value="1.608131489896" table:style-name="ce1">
            <text:p>1.60813149</text:p>
          </table:table-cell>
          <table:table-cell office:value-type="float" office:value="1.2846291922720001" table:style-name="ce1">
            <text:p>1.284629192</text:p>
          </table:table-cell>
          <table:table-cell office:value-type="float" office:value="1.255476118744" table:style-name="ce1">
            <text:p>1.255476119</text:p>
          </table:table-cell>
          <table:table-cell office:value-type="float" office:value="1.9649999784160002" table:style-name="ce1">
            <text:p>1.964999978</text:p>
          </table:table-cell>
          <table:table-cell office:value-type="float" office:value="1.7034039552880003" table:style-name="ce1">
            <text:p>1.703403955</text:p>
          </table:table-cell>
          <table:table-cell office:value-type="float" office:value="1.4887990932400001" table:style-name="ce1">
            <text:p>1.488799093</text:p>
          </table:table-cell>
          <table:table-cell office:value-type="float" office:value="1.2919221400959999" table:style-name="ce1">
            <text:p>1.291922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457370694080006" table:style-name="ce1">
            <text:p>2.045737069</text:p>
          </table:table-cell>
          <table:table-cell office:value-type="float" office:value="2.1465564740560001" table:style-name="ce1">
            <text:p>2.146556474</text:p>
          </table:table-cell>
          <table:table-cell office:value-type="float" office:value="2.1476226929680005" table:style-name="ce1">
            <text:p>2.147622693</text:p>
          </table:table-cell>
          <table:table-cell office:value-type="float" office:value="2.1813513508000004" table:style-name="ce1">
            <text:p>2.181351351</text:p>
          </table:table-cell>
          <table:table-cell office:value-type="float" office:value="2.1963052295200005" table:style-name="ce1">
            <text:p>2.19630523</text:p>
          </table:table-cell>
          <table:table-cell office:value-type="float" office:value="2.5273246559680005" table:style-name="ce1">
            <text:p>2.5273246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2_load</text:p>
          </table:table-cell>
          <table:table-cell office:value-type="float" office:value="3.0606581902500003" table:style-name="ce1">
            <text:p>3.06065819</text:p>
          </table:table-cell>
          <table:table-cell office:value-type="float" office:value="2.5385851047000005" table:style-name="ce1">
            <text:p>2.538585105</text:p>
          </table:table-cell>
          <table:table-cell office:value-type="float" office:value="3.4517396163500003" table:style-name="ce1">
            <text:p>3.451739616</text:p>
          </table:table-cell>
          <table:table-cell office:value-type="float" office:value="3.4456552145500003" table:style-name="ce1">
            <text:p>3.445655215</text:p>
          </table:table-cell>
          <table:table-cell office:value-type="float" office:value="3.1662122750000004" table:style-name="ce1">
            <text:p>3.166212275</text:p>
          </table:table-cell>
          <table:table-cell office:value-type="float" office:value="3.4473821830500002" table:style-name="ce1">
            <text:p>3.447382183</text:p>
          </table:table-cell>
          <table:table-cell office:value-type="float" office:value="2.7538839001000004" table:style-name="ce1">
            <text:p>2.7538839</text:p>
          </table:table-cell>
          <table:table-cell office:value-type="float" office:value="2.6913878789500001" table:style-name="ce1">
            <text:p>2.691387879</text:p>
          </table:table-cell>
          <table:table-cell office:value-type="float" office:value="4.2124082303000003" table:style-name="ce1">
            <text:p>4.21240823</text:p>
          </table:table-cell>
          <table:table-cell office:value-type="float" office:value="3.651619654150001" table:style-name="ce1">
            <text:p>3.651619654</text:p>
          </table:table-cell>
          <table:table-cell office:value-type="float" office:value="3.1915669607500003" table:style-name="ce1">
            <text:p>3.191566961</text:p>
          </table:table-cell>
          <table:table-cell office:value-type="float" office:value="2.7695179368000002" table:style-name="ce1">
            <text:p>2.7695179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3854859314000008" table:style-name="ce1">
            <text:p>4.385485931</text:p>
          </table:table-cell>
          <table:table-cell office:value-type="float" office:value="4.6016144860499999" table:style-name="ce1">
            <text:p>4.601614486</text:p>
          </table:table-cell>
          <table:table-cell office:value-type="float" office:value="4.6039001606500003" table:style-name="ce1">
            <text:p>4.603900161</text:p>
          </table:table-cell>
          <table:table-cell office:value-type="float" office:value="4.6762049525" table:style-name="ce1">
            <text:p>4.676204953</text:p>
          </table:table-cell>
          <table:table-cell office:value-type="float" office:value="4.7082618785000001" table:style-name="ce1">
            <text:p>4.708261879</text:p>
          </table:table-cell>
          <table:table-cell office:value-type="float" office:value="5.4178747794000008" table:style-name="ce1">
            <text:p>5.41787477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3_load</text:p>
          </table:table-cell>
          <table:table-cell office:value-type="float" office:value="5.4660760947" table:style-name="ce1">
            <text:p>5.466076095</text:p>
          </table:table-cell>
          <table:table-cell office:value-type="float" office:value="4.5336976827599997" table:style-name="ce1">
            <text:p>4.533697683</text:p>
          </table:table-cell>
          <table:table-cell office:value-type="float" office:value="6.1645144725799996" table:style-name="ce1">
            <text:p>6.164514473</text:p>
          </table:table-cell>
          <table:table-cell office:value-type="float" office:value="6.1536482451399994" table:style-name="ce1">
            <text:p>6.153648245</text:p>
          </table:table-cell>
          <table:table-cell office:value-type="float" office:value="5.6545867699999999" table:style-name="ce1">
            <text:p>5.65458677</text:p>
          </table:table-cell>
          <table:table-cell office:value-type="float" office:value="6.1567324649400001" table:style-name="ce1">
            <text:p>6.156732465</text:p>
          </table:table-cell>
          <table:table-cell office:value-type="float" office:value="4.9182031370800008" table:style-name="ce1">
            <text:p>4.918203137</text:p>
          </table:table-cell>
          <table:table-cell office:value-type="float" office:value="4.8065905246599998" table:style-name="ce1">
            <text:p>4.806590525</text:p>
          </table:table-cell>
          <table:table-cell office:value-type="float" office:value="7.5230043352400005" table:style-name="ce1">
            <text:p>7.523004335</text:p>
          </table:table-cell>
          <table:table-cell office:value-type="float" office:value="6.5214833288200005" table:style-name="ce1">
            <text:p>6.521483329</text:p>
          </table:table-cell>
          <table:table-cell office:value-type="float" office:value="5.6998680961000003" table:style-name="ce1">
            <text:p>5.699868096</text:p>
          </table:table-cell>
          <table:table-cell office:value-type="float" office:value="4.9461242054400003" table:style-name="ce1">
            <text:p>4.9461242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8321064831200005" table:style-name="ce1">
            <text:p>7.832106483</text:p>
          </table:table-cell>
          <table:table-cell office:value-type="float" office:value="8.218093817339998" table:style-name="ce1">
            <text:p>8.218093817</text:p>
          </table:table-cell>
          <table:table-cell office:value-type="float" office:value="8.2221758390199984" table:style-name="ce1">
            <text:p>8.222175839</text:p>
          </table:table-cell>
          <table:table-cell office:value-type="float" office:value="8.3513060869999993" table:style-name="ce1">
            <text:p>8.351306087</text:p>
          </table:table-cell>
          <table:table-cell office:value-type="float" office:value="8.4085570477999987" table:style-name="ce1">
            <text:p>8.408557048</text:p>
          </table:table-cell>
          <table:table-cell office:value-type="float" office:value="9.6758657215199992" table:style-name="ce1">
            <text:p>9.6758657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4_load</text:p>
          </table:table-cell>
          <table:table-cell office:value-type="float" office:value="4.0521386885000004" table:style-name="ce1">
            <text:p>4.052138689</text:p>
          </table:table-cell>
          <table:table-cell office:value-type="float" office:value="3.3609433358000005" table:style-name="ce1">
            <text:p>3.360943336</text:p>
          </table:table-cell>
          <table:table-cell office:value-type="float" office:value="4.5699084639000001" table:style-name="ce1">
            <text:p>4.569908464</text:p>
          </table:table-cell>
          <table:table-cell office:value-type="float" office:value="4.5618530586999997" table:style-name="ce1">
            <text:p>4.561853059</text:p>
          </table:table-cell>
          <table:table-cell office:value-type="float" office:value="4.1918863500000008" table:style-name="ce1">
            <text:p>4.19188635</text:p>
          </table:table-cell>
          <table:table-cell office:value-type="float" office:value="4.5641394677000005" table:style-name="ce1">
            <text:p>4.564139468</text:p>
          </table:table-cell>
          <table:table-cell office:value-type="float" office:value="3.6459868114000007" table:style-name="ce1">
            <text:p>3.645986811</text:p>
          </table:table-cell>
          <table:table-cell office:value-type="float" office:value="3.5632456003000001" table:style-name="ce1">
            <text:p>3.5632456</text:p>
          </table:table-cell>
          <table:table-cell office:value-type="float" office:value="5.5769908542000008" table:style-name="ce1">
            <text:p>5.576990854</text:p>
          </table:table-cell>
          <table:table-cell office:value-type="float" office:value="4.8345383731000009" table:style-name="ce1">
            <text:p>4.834538373</text:p>
          </table:table-cell>
          <table:table-cell office:value-type="float" office:value="4.2254545255" table:style-name="ce1">
            <text:p>4.225454526</text:p>
          </table:table-cell>
          <table:table-cell office:value-type="float" office:value="3.6666853952" table:style-name="ce1">
            <text:p>3.6666853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061359796000005" table:style-name="ce1">
            <text:p>5.80613598</text:p>
          </table:table-cell>
          <table:table-cell office:value-type="float" office:value="6.0922780097000002" table:style-name="ce1">
            <text:p>6.09227801</text:p>
          </table:table-cell>
          <table:table-cell office:value-type="float" office:value="6.0953041141000002" table:style-name="ce1">
            <text:p>6.095304114</text:p>
          </table:table-cell>
          <table:table-cell office:value-type="float" office:value="6.1910315850000002" table:style-name="ce1">
            <text:p>6.191031585</text:p>
          </table:table-cell>
          <table:table-cell office:value-type="float" office:value="6.2334731489999999" table:style-name="ce1">
            <text:p>6.233473149</text:p>
          </table:table-cell>
          <table:table-cell office:value-type="float" office:value="7.1729606516000013" table:style-name="ce1">
            <text:p>7.17296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5_load</text:p>
          </table:table-cell>
          <table:table-cell office:value-type="float" office:value="3.6857219826250005" table:style-name="ce1">
            <text:p>3.685721983</text:p>
          </table:table-cell>
          <table:table-cell office:value-type="float" office:value="3.0570283373500002" table:style-name="ce1">
            <text:p>3.057028337</text:p>
          </table:table-cell>
          <table:table-cell office:value-type="float" office:value="4.1566721506750008" table:style-name="ce1">
            <text:p>4.156672151</text:p>
          </table:table-cell>
          <table:table-cell office:value-type="float" office:value="4.1493451597750006" table:style-name="ce1">
            <text:p>4.14934516</text:p>
          </table:table-cell>
          <table:table-cell office:value-type="float" office:value="3.8128328875000004" table:style-name="ce1">
            <text:p>3.812832888</text:p>
          </table:table-cell>
          <table:table-cell office:value-type="float" office:value="4.1514248190250003" table:style-name="ce1">
            <text:p>4.151424819</text:p>
          </table:table-cell>
          <table:table-cell office:value-type="float" office:value="3.3162966050500007" table:style-name="ce1">
            <text:p>3.316296605</text:p>
          </table:table-cell>
          <table:table-cell office:value-type="float" office:value="3.241037311975" table:style-name="ce1">
            <text:p>3.241037312</text:p>
          </table:table-cell>
          <table:table-cell office:value-type="float" office:value="5.0726885801500012" table:style-name="ce1">
            <text:p>5.07268858</text:p>
          </table:table-cell>
          <table:table-cell office:value-type="float" office:value="4.397372759575001" table:style-name="ce1">
            <text:p>4.39737276</text:p>
          </table:table-cell>
          <table:table-cell office:value-type="float" office:value="3.8433656428750007" table:style-name="ce1">
            <text:p>3.843365643</text:p>
          </table:table-cell>
          <table:table-cell office:value-type="float" office:value="3.3351235084000002" table:style-name="ce1">
            <text:p>3.3351235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81113135700001" table:style-name="ce1">
            <text:p>5.281113136</text:p>
          </table:table-cell>
          <table:table-cell office:value-type="float" office:value="5.5413806205250005" table:style-name="ce1">
            <text:p>5.541380621</text:p>
          </table:table-cell>
          <table:table-cell office:value-type="float" office:value="5.5441330878250001" table:style-name="ce1">
            <text:p>5.544133088</text:p>
          </table:table-cell>
          <table:table-cell office:value-type="float" office:value="5.6312043512500001" table:style-name="ce1">
            <text:p>5.631204351</text:p>
          </table:table-cell>
          <table:table-cell office:value-type="float" office:value="5.6698081142500003" table:style-name="ce1">
            <text:p>5.669808114</text:p>
          </table:table-cell>
          <table:table-cell office:value-type="float" office:value="6.524341959700001" table:style-name="ce1">
            <text:p>6.52434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6_load</text:p>
          </table:table-cell>
          <table:table-cell office:value-type="float" office:value="1.30530662987" table:style-name="ce1">
            <text:p>1.30530663</text:p>
          </table:table-cell>
          <table:table-cell office:value-type="float" office:value="1.082653488596" table:style-name="ce1">
            <text:p>1.082653489</text:p>
          </table:table-cell>
          <table:table-cell office:value-type="float" office:value="1.4720945958179998" table:style-name="ce1">
            <text:p>1.472094596</text:p>
          </table:table-cell>
          <table:table-cell office:value-type="float" office:value="1.4694997269939998" table:style-name="ce1">
            <text:p>1.469499727</text:p>
          </table:table-cell>
          <table:table-cell office:value-type="float" office:value="1.3503232169999999" table:style-name="ce1">
            <text:p>1.350323217</text:p>
          </table:table-cell>
          <table:table-cell office:value-type="float" office:value="1.4702362425739999" table:style-name="ce1">
            <text:p>1.470236243</text:p>
          </table:table-cell>
          <table:table-cell office:value-type="float" office:value="1.174473876268" table:style-name="ce1">
            <text:p>1.174473876</text:p>
          </table:table-cell>
          <table:table-cell office:value-type="float" office:value="1.1478206435859999" table:style-name="ce1">
            <text:p>1.147820644</text:p>
          </table:table-cell>
          <table:table-cell office:value-type="float" office:value="1.7965036892040001" table:style-name="ce1">
            <text:p>1.796503689</text:p>
          </table:table-cell>
          <table:table-cell office:value-type="float" office:value="1.5573392091220002" table:style-name="ce1">
            <text:p>1.557339209</text:p>
          </table:table-cell>
          <table:table-cell office:value-type="float" office:value="1.36113645481" table:style-name="ce1">
            <text:p>1.361136455</text:p>
          </table:table-cell>
          <table:table-cell office:value-type="float" office:value="1.181141462624" table:style-name="ce1">
            <text:p>1.18114146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03176721520001" table:style-name="ce1">
            <text:p>1.870317672</text:p>
          </table:table-cell>
          <table:table-cell office:value-type="float" office:value="1.9624919346139997" table:style-name="ce1">
            <text:p>1.962491935</text:p>
          </table:table-cell>
          <table:table-cell office:value-type="float" office:value="1.9634667265419998" table:style-name="ce1">
            <text:p>1.963466727</text:p>
          </table:table-cell>
          <table:table-cell office:value-type="float" office:value="1.9943031926999999" table:style-name="ce1">
            <text:p>1.994303193</text:p>
          </table:table-cell>
          <table:table-cell office:value-type="float" office:value="2.0079747943799999" table:style-name="ce1">
            <text:p>2.007974794</text:p>
          </table:table-cell>
          <table:table-cell office:value-type="float" office:value="2.3106097047920002" table:style-name="ce1">
            <text:p>2.31060970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7_load</text:p>
          </table:table-cell>
          <table:table-cell office:value-type="float" office:value="1.8019090359499998" table:style-name="ce1">
            <text:p>1.801909036</text:p>
          </table:table-cell>
          <table:table-cell office:value-type="float" office:value="1.4945476982599999" table:style-name="ce1">
            <text:p>1.494547698</text:p>
          </table:table-cell>
          <table:table-cell office:value-type="float" office:value="2.03215134033" table:style-name="ce1">
            <text:p>2.03215134</text:p>
          </table:table-cell>
          <table:table-cell office:value-type="float" office:value="2.0285692558899999" table:style-name="ce1">
            <text:p>2.028569256</text:p>
          </table:table-cell>
          <table:table-cell office:value-type="float" office:value="1.8640521449999998" table:style-name="ce1">
            <text:p>1.864052145</text:p>
          </table:table-cell>
          <table:table-cell office:value-type="float" office:value="2.0295859781900001" table:style-name="ce1">
            <text:p>2.029585978</text:p>
          </table:table-cell>
          <table:table-cell office:value-type="float" office:value="1.62130107358" table:style-name="ce1">
            <text:p>1.621301074</text:p>
          </table:table-cell>
          <table:table-cell office:value-type="float" office:value="1.5845076414099997" table:style-name="ce1">
            <text:p>1.584507641</text:p>
          </table:table-cell>
          <table:table-cell office:value-type="float" office:value="2.4799815947400004" table:style-name="ce1">
            <text:p>2.479981595</text:p>
          </table:table-cell>
          <table:table-cell office:value-type="float" office:value="2.1498271935700002" table:style-name="ce1">
            <text:p>2.149827194</text:p>
          </table:table-cell>
          <table:table-cell office:value-type="float" office:value="1.8789792698499999" table:style-name="ce1">
            <text:p>1.87897927</text:p>
          </table:table-cell>
          <table:table-cell office:value-type="float" office:value="1.6305053374399998" table:style-name="ce1">
            <text:p>1.63050533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8780441200002" table:style-name="ce1">
            <text:p>2.581878044</text:p>
          </table:table-cell>
          <table:table-cell office:value-type="float" office:value="2.7091199255899996" table:style-name="ce1">
            <text:p>2.709119926</text:p>
          </table:table-cell>
          <table:table-cell office:value-type="float" office:value="2.7104655762699998" table:style-name="ce1">
            <text:p>2.710465576</text:p>
          </table:table-cell>
          <table:table-cell office:value-type="float" office:value="2.7530337494999997" table:style-name="ce1">
            <text:p>2.75303375</text:p>
          </table:table-cell>
          <table:table-cell office:value-type="float" office:value="2.7719067002999997" table:style-name="ce1">
            <text:p>2.7719067</text:p>
          </table:table-cell>
          <table:table-cell office:value-type="float" office:value="3.18967880252" table:style-name="ce1">
            <text:p>3.1896788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8_load</text:p>
          </table:table-cell>
          <table:table-cell office:value-type="float" office:value="1.5415376355399999" table:style-name="ce1">
            <text:p>1.541537636</text:p>
          </table:table-cell>
          <table:table-cell office:value-type="float" office:value="1.2785892758319999" table:style-name="ce1">
            <text:p>1.278589276</text:p>
          </table:table-cell>
          <table:table-cell office:value-type="float" office:value="1.7385104777559999" table:style-name="ce1">
            <text:p>1.738510478</text:p>
          </table:table-cell>
          <table:table-cell office:value-type="float" office:value="1.735445995948" table:style-name="ce1">
            <text:p>1.735445996</text:p>
          </table:table-cell>
          <table:table-cell office:value-type="float" office:value="1.5947012140000001" table:style-name="ce1">
            <text:p>1.594701214</text:p>
          </table:table-cell>
          <table:table-cell office:value-type="float" office:value="1.7363158043079998" table:style-name="ce1">
            <text:p>1.736315804</text:p>
          </table:table-cell>
          <table:table-cell office:value-type="float" office:value="1.3870270916560001" table:style-name="ce1">
            <text:p>1.387027092</text:p>
          </table:table-cell>
          <table:table-cell office:value-type="float" office:value="1.355550222412" table:style-name="ce1">
            <text:p>1.355550222</text:p>
          </table:table-cell>
          <table:table-cell office:value-type="float" office:value="2.1216303317680003" table:style-name="ce1">
            <text:p>2.121630332</text:p>
          </table:table-cell>
          <table:table-cell office:value-type="float" office:value="1.8391824517240001" table:style-name="ce1">
            <text:p>1.839182452</text:p>
          </table:table-cell>
          <table:table-cell office:value-type="float" office:value="1.6074714050199999" table:style-name="ce1">
            <text:p>1.607471405</text:p>
          </table:table-cell>
          <table:table-cell office:value-type="float" office:value="1.3949013614079999" table:style-name="ce1">
            <text:p>1.39490136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088029879840003" table:style-name="ce1">
            <text:p>2.208802988</text:p>
          </table:table-cell>
          <table:table-cell office:value-type="float" office:value="2.3176587219879998" table:style-name="ce1">
            <text:p>2.317658722</text:p>
          </table:table-cell>
          <table:table-cell office:value-type="float" office:value="2.3188099293640003" table:style-name="ce1">
            <text:p>2.318809929</text:p>
          </table:table-cell>
          <table:table-cell office:value-type="float" office:value="2.3552271034000003" table:style-name="ce1">
            <text:p>2.355227103</text:p>
          </table:table-cell>
          <table:table-cell office:value-type="float" office:value="2.3713729579600002" table:style-name="ce1">
            <text:p>2.371372958</text:p>
          </table:table-cell>
          <table:table-cell office:value-type="float" office:value="2.7287779908640002" table:style-name="ce1">
            <text:p>2.7287779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39_load</text:p>
          </table:table-cell>
          <table:table-cell office:value-type="float" office:value="0.52936537036999998" table:style-name="ce1">
            <text:p>0.52936537</text:p>
          </table:table-cell>
          <table:table-cell office:value-type="float" office:value="0.43906878599599997" table:style-name="ce1">
            <text:p>0.439068786</text:p>
          </table:table-cell>
          <table:table-cell office:value-type="float" office:value="0.59700593251800005" table:style-name="ce1">
            <text:p>0.597005933</text:p>
          </table:table-cell>
          <table:table-cell office:value-type="float" office:value="0.59595358809400001" table:style-name="ce1">
            <text:p>0.595953588</text:p>
          </table:table-cell>
          <table:table-cell office:value-type="float" office:value="0.54762176700000009" table:style-name="ce1">
            <text:p>0.547621767</text:p>
          </table:table-cell>
          <table:table-cell office:value-type="float" office:value="0.59625228067400005" table:style-name="ce1">
            <text:p>0.596252281</text:p>
          </table:table-cell>
          <table:table-cell office:value-type="float" office:value="0.476306380468" table:style-name="ce1">
            <text:p>0.47630638</text:p>
          </table:table-cell>
          <table:table-cell office:value-type="float" office:value="0.46549720948599993" table:style-name="ce1">
            <text:p>0.465497209</text:p>
          </table:table-cell>
          <table:table-cell office:value-type="float" office:value="0.72856946180400006" table:style-name="ce1">
            <text:p>0.728569462</text:p>
          </table:table-cell>
          <table:table-cell office:value-type="float" office:value="0.63157673342200005" table:style-name="ce1">
            <text:p>0.631576733</text:p>
          </table:table-cell>
          <table:table-cell office:value-type="float" office:value="0.55200705631000002" table:style-name="ce1">
            <text:p>0.552007056</text:p>
          </table:table-cell>
          <table:table-cell office:value-type="float" office:value="0.47901040822399998" table:style-name="ce1">
            <text:p>0.4790104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850459095200007" table:style-name="ce1">
            <text:p>0.758504591</text:p>
          </table:table-cell>
          <table:table-cell office:value-type="float" office:value="0.79588569871399995" table:style-name="ce1">
            <text:p>0.795885699</text:p>
          </table:table-cell>
          <table:table-cell office:value-type="float" office:value="0.79628102384199995" table:style-name="ce1">
            <text:p>0.796281024</text:p>
          </table:table-cell>
          <table:table-cell office:value-type="float" office:value="0.8087866977" table:style-name="ce1">
            <text:p>0.808786698</text:p>
          </table:table-cell>
          <table:table-cell office:value-type="float" office:value="0.81433119137999999" table:style-name="ce1">
            <text:p>0.814331191</text:p>
          </table:table-cell>
          <table:table-cell office:value-type="float" office:value="0.93706423959200003" table:style-name="ce1">
            <text:p>0.937064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0_load</text:p>
          </table:table-cell>
          <table:table-cell office:value-type="float" office:value="8.86987175304" table:style-name="ce1">
            <text:p>8.869871753</text:p>
          </table:table-cell>
          <table:table-cell office:value-type="float" office:value="7.3568892448320007" table:style-name="ce1">
            <text:p>7.356889245</text:p>
          </table:table-cell>
          <table:table-cell office:value-type="float" office:value="10.003236742256" table:style-name="ce1">
            <text:p>10.00323674</text:p>
          </table:table-cell>
          <table:table-cell office:value-type="float" office:value="9.985603974447999" table:style-name="ce1">
            <text:p>9.985603974</text:p>
          </table:table-cell>
          <table:table-cell office:value-type="float" office:value="9.1757704639999993" table:style-name="ce1">
            <text:p>9.175770464</text:p>
          </table:table-cell>
          <table:table-cell office:value-type="float" office:value="9.9906087778079993" table:style-name="ce1">
            <text:p>9.990608778</text:p>
          </table:table-cell>
          <table:table-cell office:value-type="float" office:value="7.9808312186560011" table:style-name="ce1">
            <text:p>7.980831219</text:p>
          </table:table-cell>
          <table:table-cell office:value-type="float" office:value="7.7997159889120002" table:style-name="ce1">
            <text:p>7.799715989</text:p>
          </table:table-cell>
          <table:table-cell office:value-type="float" office:value="12.207675812768001" table:style-name="ce1">
            <text:p>12.20767581</text:p>
          </table:table-cell>
          <table:table-cell office:value-type="float" office:value="10.582494722224" table:style-name="ce1">
            <text:p>10.58249472</text:p>
          </table:table-cell>
          <table:table-cell office:value-type="float" office:value="9.2492490575200002" table:style-name="ce1">
            <text:p>9.249249058</text:p>
          </table:table-cell>
          <table:table-cell office:value-type="float" office:value="8.0261390974079987" table:style-name="ce1">
            <text:p>8.0261390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709259865984" table:style-name="ce1">
            <text:p>12.70925987</text:p>
          </table:table-cell>
          <table:table-cell office:value-type="float" office:value="13.335606505487998" table:style-name="ce1">
            <text:p>13.33560651</text:p>
          </table:table-cell>
          <table:table-cell office:value-type="float" office:value="13.342230454864" table:style-name="ce1">
            <text:p>13.34223045</text:p>
          </table:table-cell>
          <table:table-cell office:value-type="float" office:value="13.551771778399999" table:style-name="ce1">
            <text:p>13.55177178</text:p>
          </table:table-cell>
          <table:table-cell office:value-type="float" office:value="13.64467365296" table:style-name="ce1">
            <text:p>13.64467365</text:p>
          </table:table-cell>
          <table:table-cell office:value-type="float" office:value="15.701151828864001" table:style-name="ce1">
            <text:p>15.701151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1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2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3_load</text:p>
          </table:table-cell>
          <table:table-cell office:value-type="float" office:value="2.5519855868000003" table:style-name="ce1">
            <text:p>2.551985587</text:p>
          </table:table-cell>
          <table:table-cell office:value-type="float" office:value="2.1166795774400002" table:style-name="ce1">
            <text:p>2.116679577</text:p>
          </table:table-cell>
          <table:table-cell office:value-type="float" office:value="2.8780703815200002" table:style-name="ce1">
            <text:p>2.878070382</text:p>
          </table:table-cell>
          <table:table-cell office:value-type="float" office:value="2.87299719016" table:style-name="ce1">
            <text:p>2.87299719</text:p>
          </table:table-cell>
          <table:table-cell office:value-type="float" office:value="2.63999688" table:style-name="ce1">
            <text:p>2.63999688</text:p>
          </table:table-cell>
          <table:table-cell office:value-type="float" office:value="2.8744371413600001" table:style-name="ce1">
            <text:p>2.874437141</text:p>
          </table:table-cell>
          <table:table-cell office:value-type="float" office:value="2.2961963195200004" table:style-name="ce1">
            <text:p>2.29619632</text:p>
          </table:table-cell>
          <table:table-cell office:value-type="float" office:value="2.2440869610399998" table:style-name="ce1">
            <text:p>2.244086961</text:p>
          </table:table-cell>
          <table:table-cell office:value-type="float" office:value="3.5123180145600004" table:style-name="ce1">
            <text:p>3.512318015</text:p>
          </table:table-cell>
          <table:table-cell office:value-type="float" office:value="3.0447309200800006" table:style-name="ce1">
            <text:p>3.04473092</text:p>
          </table:table-cell>
          <table:table-cell office:value-type="float" office:value="2.6611376884000002" table:style-name="ce1">
            <text:p>2.661137688</text:p>
          </table:table-cell>
          <table:table-cell office:value-type="float" office:value="2.3092320233599999" table:style-name="ce1">
            <text:p>2.3092320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6566306892800005" table:style-name="ce1">
            <text:p>3.656630689</text:p>
          </table:table-cell>
          <table:table-cell office:value-type="float" office:value="3.8368392869599997" table:style-name="ce1">
            <text:p>3.836839287</text:p>
          </table:table-cell>
          <table:table-cell office:value-type="float" office:value="3.8387450888800001" table:style-name="ce1">
            <text:p>3.838745089</text:p>
          </table:table-cell>
          <table:table-cell office:value-type="float" office:value="3.8990330279999998" table:style-name="ce1">
            <text:p>3.899033028</text:p>
          </table:table-cell>
          <table:table-cell office:value-type="float" office:value="3.9257621832000003" table:style-name="ce1">
            <text:p>3.925762183</text:p>
          </table:table-cell>
          <table:table-cell office:value-type="float" office:value="4.5174394188800004" table:style-name="ce1">
            <text:p>4.517439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4_load</text:p>
          </table:table-cell>
          <table:table-cell office:value-type="float" office:value="7.5007665085000008" table:style-name="ce1">
            <text:p>7.500766509</text:p>
          </table:table-cell>
          <table:table-cell office:value-type="float" office:value="6.2213197918000009" table:style-name="ce1">
            <text:p>6.221319792</text:p>
          </table:table-cell>
          <table:table-cell office:value-type="float" office:value="8.4591914119000009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13" table:style-name="ce1">
            <text:p>7.75944835</text:p>
          </table:table-cell>
          <table:table-cell office:value-type="float" office:value="8.4485126316999999" table:style-name="ce1">
            <text:p>8.448512632</text:p>
          </table:table-cell>
          <table:table-cell office:value-type="float" office:value="6.7489534594000018" table:style-name="ce1">
            <text:p>6.748953459</text:p>
          </table:table-cell>
          <table:table-cell office:value-type="float" office:value="6.5957941963000009" table:style-name="ce1">
            <text:p>6.595794196</text:p>
          </table:table-cell>
          <table:table-cell office:value-type="float" office:value="10.323365198200001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000009" table:style-name="ce1">
            <text:p>7.821585186</text:p>
          </table:table-cell>
          <table:table-cell office:value-type="float" office:value="6.7872678592000009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00002" table:style-name="ce1">
            <text:p>10.74752745</text:p>
          </table:table-cell>
          <table:table-cell office:value-type="float" office:value="11.277194613700001" table:style-name="ce1">
            <text:p>11.27719461</text:p>
          </table:table-cell>
          <table:table-cell office:value-type="float" office:value="11.282796126100001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3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5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0000004" table:style-name="ce1">
            <text:p>23.27834305</text:p>
          </table:table-cell>
          <table:table-cell office:value-type="float" office:value="25.345535895100003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6" table:style-name="ce1">
            <text:p>26.8471128</text:p>
          </table:table-cell>
          <table:table-cell office:value-type="float" office:value="23.464753556500003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800006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6_load</text:p>
          </table:table-cell>
          <table:table-cell office:value-type="float" office:value="4.6732494840000003" table:style-name="ce1">
            <text:p>4.673249484</text:p>
          </table:table-cell>
          <table:table-cell office:value-type="float" office:value="4.2730600839999999" table:style-name="ce1">
            <text:p>4.273060084</text:p>
          </table:table-cell>
          <table:table-cell office:value-type="float" office:value="3.6810981680000001" table:style-name="ce1">
            <text:p>3.681098168</text:p>
          </table:table-cell>
          <table:table-cell office:value-type="float" office:value="3.6408237960000003" table:style-name="ce1">
            <text:p>3.640823796</text:p>
          </table:table-cell>
          <table:table-cell office:value-type="float" office:value="3.8412428200000002" table:style-name="ce1">
            <text:p>3.84124282</text:p>
          </table:table-cell>
          <table:table-cell office:value-type="float" office:value="4.5282055919999999" table:style-name="ce1">
            <text:p>4.528205592</text:p>
          </table:table-cell>
          <table:table-cell office:value-type="float" office:value="4.6514251440000001" table:style-name="ce1">
            <text:p>4.651425144</text:p>
          </table:table-cell>
          <table:table-cell office:value-type="float" office:value="4.5774792839999998" table:style-name="ce1">
            <text:p>4.577479284</text:p>
          </table:table-cell>
          <table:table-cell office:value-type="float" office:value="3.3204250480000002" table:style-name="ce1">
            <text:p>3.320425048</text:p>
          </table:table-cell>
          <table:table-cell office:value-type="float" office:value="4.2842150160000001" table:style-name="ce1">
            <text:p>4.284215016</text:p>
          </table:table-cell>
          <table:table-cell office:value-type="float" office:value="4.4974523519999998" table:style-name="ce1">
            <text:p>4.497452352</text:p>
          </table:table-cell>
          <table:table-cell office:value-type="float" office:value="4.5520444160000002" table:style-name="ce1">
            <text:p>4.552044416</text:p>
          </table:table-cell>
          <table:table-cell office:value-type="float" office:value="4.5142696920000001" table:style-name="ce1">
            <text:p>4.514269692</text:p>
          </table:table-cell>
          <table:table-cell office:value-type="float" office:value="4.2742282280000001" table:style-name="ce1">
            <text:p>4.274228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558567800000004" table:style-name="ce1">
            <text:p>4.45585678</text:p>
          </table:table-cell>
          <table:table-cell office:value-type="float" office:value="4.6240543560000003" table:style-name="ce1">
            <text:p>4.624054356</text:p>
          </table:table-cell>
          <table:table-cell office:value-type="float" office:value="3.561682148" table:style-name="ce1">
            <text:p>3.561682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C_47_load</text:p>
          </table:table-cell>
          <table:table-cell office:value-type="float" office:value="14.842238185184" table:style-name="ce1">
            <text:p>14.84223819</text:p>
          </table:table-cell>
          <table:table-cell office:value-type="float" office:value="13.571236650784" table:style-name="ce1">
            <text:p>13.57123665</text:p>
          </table:table-cell>
          <table:table-cell office:value-type="float" office:value="11.691165605567999" table:style-name="ce1">
            <text:p>11.69116561</text:p>
          </table:table-cell>
          <table:table-cell office:value-type="float" office:value="11.563254200096001" table:style-name="ce1">
            <text:p>11.5632542</text:p>
          </table:table-cell>
          <table:table-cell office:value-type="float" office:value="12.19978502032" table:style-name="ce1">
            <text:p>12.19978502</text:p>
          </table:table-cell>
          <table:table-cell office:value-type="float" office:value="14.381578784192" table:style-name="ce1">
            <text:p>14.38157878</text:p>
          </table:table-cell>
          <table:table-cell office:value-type="float" office:value="14.772924081344" table:style-name="ce1">
            <text:p>14.77292408</text:p>
          </table:table-cell>
          <table:table-cell office:value-type="float" office:value="14.538072029983999" table:style-name="ce1">
            <text:p>14.53807203</text:p>
          </table:table-cell>
          <table:table-cell office:value-type="float" office:value="10.545667776447999" table:style-name="ce1">
            <text:p>10.54566778</text:p>
          </table:table-cell>
          <table:table-cell office:value-type="float" office:value="13.606664714816" table:style-name="ce1">
            <text:p>13.60666471</text:p>
          </table:table-cell>
          <table:table-cell office:value-type="float" office:value="14.283906493951999" table:style-name="ce1">
            <text:p>14.28390649</text:p>
          </table:table-cell>
          <table:table-cell office:value-type="float" office:value="14.457290889216001" table:style-name="ce1">
            <text:p>14.45729089</text:p>
          </table:table-cell>
          <table:table-cell office:value-type="float" office:value="14.337318365791999" table:style-name="ce1">
            <text:p>14.33731837</text:p>
          </table:table-cell>
          <table:table-cell office:value-type="float" office:value="13.574946676128" table:style-name="ce1">
            <text:p>13.574946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15179895728" table:style-name="ce1">
            <text:p>14.15179896</text:p>
          </table:table-cell>
          <table:table-cell office:value-type="float" office:value="14.685994458656001" table:style-name="ce1">
            <text:p>14.68599446</text:p>
          </table:table-cell>
          <table:table-cell office:value-type="float" office:value="11.311900326047999" table:style-name="ce1">
            <text:p>11.311900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_load</text:p>
          </table:table-cell>
          <table:table-cell office:value-type="float" office:value="0.64182668292100009" table:style-name="ce1">
            <text:p>0.641826683</text:p>
          </table:table-cell>
          <table:table-cell office:value-type="float" office:value="0.64189115482600001" table:style-name="ce1">
            <text:p>0.641891155</text:p>
          </table:table-cell>
          <table:table-cell office:value-type="float" office:value="0.68670023043700013" table:style-name="ce1">
            <text:p>0.68670023</text:p>
          </table:table-cell>
          <table:table-cell office:value-type="float" office:value="0.68936801006800008" table:style-name="ce1">
            <text:p>0.68936801</text:p>
          </table:table-cell>
          <table:table-cell office:value-type="float" office:value="0.66332006455600001" table:style-name="ce1">
            <text:p>0.663320065</text:p>
          </table:table-cell>
          <table:table-cell office:value-type="float" office:value="0.71076901850200003" table:style-name="ce1">
            <text:p>0.710769019</text:p>
          </table:table-cell>
          <table:table-cell office:value-type="float" office:value="0.60576648028300006" table:style-name="ce1">
            <text:p>0.60576648</text:p>
          </table:table-cell>
          <table:table-cell office:value-type="float" office:value="0.58866878028700009" table:style-name="ce1">
            <text:p>0.58866878</text:p>
          </table:table-cell>
          <table:table-cell office:value-type="float" office:value="0.6377812723270001" table:style-name="ce1">
            <text:p>0.637781272</text:p>
          </table:table-cell>
          <table:table-cell office:value-type="float" office:value="0.56393583351400012" table:style-name="ce1">
            <text:p>0.563935834</text:p>
          </table:table-cell>
          <table:table-cell office:value-type="float" office:value="0.57901127231799998" table:style-name="ce1">
            <text:p>0.579011272</text:p>
          </table:table-cell>
          <table:table-cell office:value-type="float" office:value="0.55937722604500006" table:style-name="ce1">
            <text:p>0.559377226</text:p>
          </table:table-cell>
          <table:table-cell office:value-type="float" office:value="0.58617604831600001" table:style-name="ce1">
            <text:p>0.586176048</text:p>
          </table:table-cell>
          <table:table-cell office:value-type="float" office:value="0.58347364574800009" table:style-name="ce1">
            <text:p>0.583473646</text:p>
          </table:table-cell>
          <table:table-cell office:value-type="float" office:value="0.62790114570400002" table:style-name="ce1">
            <text:p>0.627901146</text:p>
          </table:table-cell>
          <table:table-cell office:value-type="float" office:value="0.63289398498400007" table:style-name="ce1">
            <text:p>0.632893985</text:p>
          </table:table-cell>
          <table:table-cell office:value-type="float" office:value="0.63003590923600006" table:style-name="ce1">
            <text:p>0.630035909</text:p>
          </table:table-cell>
          <table:table-cell office:value-type="float" office:value="0.63726003491500005" table:style-name="ce1">
            <text:p>0.637260035</text:p>
          </table:table-cell>
          <table:table-cell office:value-type="float" office:value="0.65078618179600001" table:style-name="ce1">
            <text:p>0.650786182</text:p>
          </table:table-cell>
          <table:table-cell office:value-type="float" office:value="0.66429369927100002" table:style-name="ce1">
            <text:p>0.6642936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_load</text:p>
          </table:table-cell>
          <table:table-cell office:value-type="float" office:value="1.338895577987" table:style-name="ce1">
            <text:p>1.338895578</text:p>
          </table:table-cell>
          <table:table-cell office:value-type="float" office:value="1.3390300710219998" table:style-name="ce1">
            <text:p>1.339030071</text:p>
          </table:table-cell>
          <table:table-cell office:value-type="float" office:value="1.432505028439" table:style-name="ce1">
            <text:p>1.432505028</text:p>
          </table:table-cell>
          <table:table-cell office:value-type="float" office:value="1.438070208796" table:style-name="ce1">
            <text:p>1.438070209</text:p>
          </table:table-cell>
          <table:table-cell office:value-type="float" office:value="1.3837323193319999" table:style-name="ce1">
            <text:p>1.383732319</text:p>
          </table:table-cell>
          <table:table-cell office:value-type="float" office:value="1.4827142529939998" table:style-name="ce1">
            <text:p>1.482714253</text:p>
          </table:table-cell>
          <table:table-cell office:value-type="float" office:value="1.2636713994009998" table:style-name="ce1">
            <text:p>1.263671399</text:p>
          </table:table-cell>
          <table:table-cell office:value-type="float" office:value="1.2280043663889999" table:style-name="ce1">
            <text:p>1.228004366</text:p>
          </table:table-cell>
          <table:table-cell office:value-type="float" office:value="1.3304565602689999" table:style-name="ce1">
            <text:p>1.33045656</text:p>
          </table:table-cell>
          <table:table-cell office:value-type="float" office:value="1.176409658958" table:style-name="ce1">
            <text:p>1.176409659</text:p>
          </table:table-cell>
          <table:table-cell office:value-type="float" office:value="1.2078581095459999" table:style-name="ce1">
            <text:p>1.20785811</text:p>
          </table:table-cell>
          <table:table-cell office:value-type="float" office:value="1.1669000756149999" table:style-name="ce1">
            <text:p>1.166900076</text:p>
          </table:table-cell>
          <table:table-cell office:value-type="float" office:value="1.2228043480519999" table:style-name="ce1">
            <text:p>1.222804348</text:p>
          </table:table-cell>
          <table:table-cell office:value-type="float" office:value="1.2171669417559998" table:style-name="ce1">
            <text:p>1.217166942</text:p>
          </table:table-cell>
          <table:table-cell office:value-type="float" office:value="1.309845904888" table:style-name="ce1">
            <text:p>1.309845905</text:p>
          </table:table-cell>
          <table:table-cell office:value-type="float" office:value="1.3202613270479999" table:style-name="ce1">
            <text:p>1.320261327</text:p>
          </table:table-cell>
          <table:table-cell office:value-type="float" office:value="1.3142991752919999" table:style-name="ce1">
            <text:p>1.314299175</text:p>
          </table:table-cell>
          <table:table-cell office:value-type="float" office:value="1.3293692215049999" table:style-name="ce1">
            <text:p>1.329369222</text:p>
          </table:table-cell>
          <table:table-cell office:value-type="float" office:value="1.357585737612" table:style-name="ce1">
            <text:p>1.357585738</text:p>
          </table:table-cell>
          <table:table-cell office:value-type="float" office:value="1.385763391437" table:style-name="ce1">
            <text:p>1.3857633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_load</text:p>
          </table:table-cell>
          <table:table-cell office:value-type="float" office:value="0.63780899476500008" table:style-name="ce1">
            <text:p>0.637808995</text:p>
          </table:table-cell>
          <table:table-cell office:value-type="float" office:value="0.63787306309000003" table:style-name="ce1">
            <text:p>0.637873063</text:p>
          </table:table-cell>
          <table:table-cell office:value-type="float" office:value="0.68240164370500012" table:style-name="ce1">
            <text:p>0.682401644</text:p>
          </table:table-cell>
          <table:table-cell office:value-type="float" office:value="0.68505272362000003" table:style-name="ce1">
            <text:p>0.685052724</text:p>
          </table:table-cell>
          <table:table-cell office:value-type="float" office:value="0.65916783254000011" table:style-name="ce1">
            <text:p>0.659167833</text:p>
          </table:table-cell>
          <table:table-cell office:value-type="float" office:value="0.70631976643000005" table:style-name="ce1">
            <text:p>0.706319766</text:p>
          </table:table-cell>
          <table:table-cell office:value-type="float" office:value="0.60197452109500005" table:style-name="ce1">
            <text:p>0.601974521</text:p>
          </table:table-cell>
          <table:table-cell office:value-type="float" office:value="0.58498384895500011" table:style-name="ce1">
            <text:p>0.584983849</text:p>
          </table:table-cell>
          <table:table-cell office:value-type="float" office:value="0.63378890755500006" table:style-name="ce1">
            <text:p>0.633788908</text:p>
          </table:table-cell>
          <table:table-cell office:value-type="float" office:value="0.56040572501000008" table:style-name="ce1">
            <text:p>0.560405725</text:p>
          </table:table-cell>
          <table:table-cell office:value-type="float" office:value="0.57538679487" table:style-name="ce1">
            <text:p>0.575386795</text:p>
          </table:table-cell>
          <table:table-cell office:value-type="float" office:value="0.555875653425" table:style-name="ce1">
            <text:p>0.555875653</text:p>
          </table:table-cell>
          <table:table-cell office:value-type="float" office:value="0.58250672094" table:style-name="ce1">
            <text:p>0.582506721</text:p>
          </table:table-cell>
          <table:table-cell office:value-type="float" office:value="0.57982123482000003" table:style-name="ce1">
            <text:p>0.579821235</text:p>
          </table:table-cell>
          <table:table-cell office:value-type="float" office:value="0.62397062836000006" table:style-name="ce1">
            <text:p>0.623970628</text:p>
          </table:table-cell>
          <table:table-cell office:value-type="float" office:value="0.62893221356000006" table:style-name="ce1">
            <text:p>0.628932214</text:p>
          </table:table-cell>
          <table:table-cell office:value-type="float" office:value="0.62609202874000003" table:style-name="ce1">
            <text:p>0.626092029</text:p>
          </table:table-cell>
          <table:table-cell office:value-type="float" office:value="0.63327093297500003" table:style-name="ce1">
            <text:p>0.633270933</text:p>
          </table:table-cell>
          <table:table-cell office:value-type="float" office:value="0.64671240914000006" table:style-name="ce1">
            <text:p>0.646712409</text:p>
          </table:table-cell>
          <table:table-cell office:value-type="float" office:value="0.6601353725150001" table:style-name="ce1">
            <text:p>0.6601353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_load</text:p>
          </table:table-cell>
          <table:table-cell office:value-type="float" office:value="4.6022627826980003" table:style-name="ce1">
            <text:p>4.602262783</text:p>
          </table:table-cell>
          <table:table-cell office:value-type="float" office:value="4.602725083588" table:style-name="ce1">
            <text:p>4.602725084</text:p>
          </table:table-cell>
          <table:table-cell office:value-type="float" office:value="4.9240321015060005" table:style-name="ce1">
            <text:p>4.924032102</text:p>
          </table:table-cell>
          <table:table-cell office:value-type="float" office:value="4.9431616261840006" table:style-name="ce1">
            <text:p>4.943161626</text:p>
          </table:table-cell>
          <table:table-cell office:value-type="float" office:value="4.7563827743280003" table:style-name="ce1">
            <text:p>4.756382774</text:p>
          </table:table-cell>
          <table:table-cell office:value-type="float" office:value="5.0966192484760002" table:style-name="ce1">
            <text:p>5.096619248</text:p>
          </table:table-cell>
          <table:table-cell office:value-type="float" office:value="4.3436902498540002" table:style-name="ce1">
            <text:p>4.34369025</text:p>
          </table:table-cell>
          <table:table-cell office:value-type="float" office:value="4.221089840806" table:style-name="ce1">
            <text:p>4.221089841</text:p>
          </table:table-cell>
          <table:table-cell office:value-type="float" office:value="4.5732548463259999" table:style-name="ce1">
            <text:p>4.573254846</text:p>
          </table:table-cell>
          <table:table-cell office:value-type="float" office:value="4.043740291332" table:style-name="ce1">
            <text:p>4.043740291</text:p>
          </table:table-cell>
          <table:table-cell office:value-type="float" office:value="4.1518399166839997" table:style-name="ce1">
            <text:p>4.151839917</text:p>
          </table:table-cell>
          <table:table-cell office:value-type="float" office:value="4.01105243621" table:style-name="ce1">
            <text:p>4.011052436</text:p>
          </table:table-cell>
          <table:table-cell office:value-type="float" office:value="4.2032155092080004" table:style-name="ce1">
            <text:p>4.203215509</text:p>
          </table:table-cell>
          <table:table-cell office:value-type="float" office:value="4.1838377180239998" table:style-name="ce1">
            <text:p>4.183837718</text:p>
          </table:table-cell>
          <table:table-cell office:value-type="float" office:value="4.5024086175519997" table:style-name="ce1">
            <text:p>4.502408618</text:p>
          </table:table-cell>
          <table:table-cell office:value-type="float" office:value="4.538210166192" table:style-name="ce1">
            <text:p>4.538210166</text:p>
          </table:table-cell>
          <table:table-cell office:value-type="float" office:value="4.517716108168" table:style-name="ce1">
            <text:p>4.517716108</text:p>
          </table:table-cell>
          <table:table-cell office:value-type="float" office:value="4.5695172722699997" table:style-name="ce1">
            <text:p>4.569517272</text:p>
          </table:table-cell>
          <table:table-cell office:value-type="float" office:value="4.6665075774479998" table:style-name="ce1">
            <text:p>4.666507577</text:p>
          </table:table-cell>
          <table:table-cell office:value-type="float" office:value="4.7633642989979998" table:style-name="ce1">
            <text:p>4.7633642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_load</text:p>
          </table:table-cell>
          <table:table-cell office:value-type="float" office:value="0.84170666868200006" table:style-name="ce1">
            <text:p>0.841706669</text:p>
          </table:table-cell>
          <table:table-cell office:value-type="float" office:value="0.84179121869199991" table:style-name="ce1">
            <text:p>0.841791219</text:p>
          </table:table-cell>
          <table:table-cell office:value-type="float" office:value="0.90055492035400009" table:style-name="ce1">
            <text:p>0.90055492</text:p>
          </table:table-cell>
          <table:table-cell office:value-type="float" office:value="0.90405351085600005" table:style-name="ce1">
            <text:p>0.904053511</text:p>
          </table:table-cell>
          <table:table-cell office:value-type="float" office:value="0.86989360735200005" table:style-name="ce1">
            <text:p>0.869893607</text:p>
          </table:table-cell>
          <table:table-cell office:value-type="float" office:value="0.93211930908399998" table:style-name="ce1">
            <text:p>0.932119309</text:p>
          </table:table-cell>
          <table:table-cell office:value-type="float" office:value="0.79441644988600002" table:style-name="ce1">
            <text:p>0.79441645</text:p>
          </table:table-cell>
          <table:table-cell office:value-type="float" office:value="0.77199411405399998" table:style-name="ce1">
            <text:p>0.771994114</text:p>
          </table:table-cell>
          <table:table-cell office:value-type="float" office:value="0.83640141973400006" table:style-name="ce1">
            <text:p>0.83640142</text:p>
          </table:table-cell>
          <table:table-cell office:value-type="float" office:value="0.73955873158800001" table:style-name="ce1">
            <text:p>0.739558732</text:p>
          </table:table-cell>
          <table:table-cell office:value-type="float" office:value="0.759329025356" table:style-name="ce1">
            <text:p>0.759329025</text:p>
          </table:table-cell>
          <table:table-cell office:value-type="float" office:value="0.73358046388999998" table:style-name="ce1">
            <text:p>0.733580464</text:p>
          </table:table-cell>
          <table:table-cell office:value-type="float" office:value="0.76872508527200001" table:style-name="ce1">
            <text:p>0.768725085</text:p>
          </table:table-cell>
          <table:table-cell office:value-type="float" office:value="0.76518108941600005" table:style-name="ce1">
            <text:p>0.765181089</text:p>
          </table:table-cell>
          <table:table-cell office:value-type="float" office:value="0.82344438356799998" table:style-name="ce1">
            <text:p>0.823444384</text:p>
          </table:table-cell>
          <table:table-cell office:value-type="float" office:value="0.82999211332800005" table:style-name="ce1">
            <text:p>0.829992113</text:p>
          </table:table-cell>
          <table:table-cell office:value-type="float" office:value="0.82624396391199995" table:style-name="ce1">
            <text:p>0.826243964</text:p>
          </table:table-cell>
          <table:table-cell office:value-type="float" office:value="0.83571785642999996" table:style-name="ce1">
            <text:p>0.835717856</text:p>
          </table:table-cell>
          <table:table-cell office:value-type="float" office:value="0.85345637143200004" table:style-name="ce1">
            <text:p>0.853456371</text:p>
          </table:table-cell>
          <table:table-cell office:value-type="float" office:value="0.871170455382" table:style-name="ce1">
            <text:p>0.87117045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_load</text:p>
          </table:table-cell>
          <table:table-cell office:value-type="float" office:value="2.7089272391830002" table:style-name="ce1">
            <text:p>2.708927239</text:p>
          </table:table-cell>
          <table:table-cell office:value-type="float" office:value="2.7091993529980001" table:style-name="ce1">
            <text:p>2.709199353</text:p>
          </table:table-cell>
          <table:table-cell office:value-type="float" office:value="2.8983231040510007" table:style-name="ce1">
            <text:p>2.898323104</text:p>
          </table:table-cell>
          <table:table-cell office:value-type="float" office:value="2.9095828875640004" table:style-name="ce1">
            <text:p>2.909582888</text:p>
          </table:table-cell>
          <table:table-cell office:value-type="float" office:value="2.7996434367880001" table:style-name="ce1">
            <text:p>2.799643437</text:p>
          </table:table-cell>
          <table:table-cell office:value-type="float" office:value="2.9999092095460003" table:style-name="ce1">
            <text:p>2.99990921</text:p>
          </table:table-cell>
          <table:table-cell office:value-type="float" office:value="2.5567294825090001" table:style-name="ce1">
            <text:p>2.556729483</text:p>
          </table:table-cell>
          <table:table-cell office:value-type="float" office:value="2.4845659506010005" table:style-name="ce1">
            <text:p>2.484565951</text:p>
          </table:table-cell>
          <table:table-cell office:value-type="float" office:value="2.6918529475210002" table:style-name="ce1">
            <text:p>2.691852948</text:p>
          </table:table-cell>
          <table:table-cell office:value-type="float" office:value="2.3801766588220001" table:style-name="ce1">
            <text:p>2.380176659</text:p>
          </table:table-cell>
          <table:table-cell office:value-type="float" office:value="2.4438049193140001" table:style-name="ce1">
            <text:p>2.443804919</text:p>
          </table:table-cell>
          <table:table-cell office:value-type="float" office:value="2.3609363390350002" table:style-name="ce1">
            <text:p>2.360936339</text:p>
          </table:table-cell>
          <table:table-cell office:value-type="float" office:value="2.474044983268" table:style-name="ce1">
            <text:p>2.474044983</text:p>
          </table:table-cell>
          <table:table-cell office:value-type="float" office:value="2.4626390682040005" table:style-name="ce1">
            <text:p>2.462639068</text:p>
          </table:table-cell>
          <table:table-cell office:value-type="float" office:value="2.6501523191920002" table:style-name="ce1">
            <text:p>2.650152319</text:p>
          </table:table-cell>
          <table:table-cell office:value-type="float" office:value="2.6712253826320005" table:style-name="ce1">
            <text:p>2.671225383</text:p>
          </table:table-cell>
          <table:table-cell office:value-type="float" office:value="2.6591624244280001" table:style-name="ce1">
            <text:p>2.659162424</text:p>
          </table:table-cell>
          <table:table-cell office:value-type="float" office:value="2.6896529830450002" table:style-name="ce1">
            <text:p>2.689652983</text:p>
          </table:table-cell>
          <table:table-cell office:value-type="float" office:value="2.7467422133080004" table:style-name="ce1">
            <text:p>2.746742213</text:p>
          </table:table-cell>
          <table:table-cell office:value-type="float" office:value="2.8037528152330005" table:style-name="ce1">
            <text:p>2.8037528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_load</text:p>
          </table:table-cell>
          <table:table-cell office:value-type="float" office:value="0.94817540481600016" table:style-name="ce1">
            <text:p>0.948175405</text:p>
          </table:table-cell>
          <table:table-cell office:value-type="float" office:value="0.94827064969600006" table:style-name="ce1">
            <text:p>0.94827065</text:p>
          </table:table-cell>
          <table:table-cell office:value-type="float" office:value="1.0144674687520001" table:style-name="ce1">
            <text:p>1.014467469</text:p>
          </table:table-cell>
          <table:table-cell office:value-type="float" office:value="1.0184086017280001" table:style-name="ce1">
            <text:p>1.018408602</text:p>
          </table:table-cell>
          <table:table-cell office:value-type="float" office:value="0.97992775577600011" table:style-name="ce1">
            <text:p>0.979927756</text:p>
          </table:table-cell>
          <table:table-cell office:value-type="float" office:value="1.0500244889920001" table:style-name="ce1">
            <text:p>1.050024489</text:p>
          </table:table-cell>
          <table:table-cell office:value-type="float" office:value="0.89490336836800011" table:style-name="ce1">
            <text:p>0.894903368</text:p>
          </table:table-cell>
          <table:table-cell office:value-type="float" office:value="0.86964479435200015" table:style-name="ce1">
            <text:p>0.869644794</text:p>
          </table:table-cell>
          <table:table-cell office:value-type="float" office:value="0.9421990861920001" table:style-name="ce1">
            <text:p>0.942199086</text:p>
          </table:table-cell>
          <table:table-cell office:value-type="float" office:value="0.83310660694400018" table:style-name="ce1">
            <text:p>0.833106607</text:p>
          </table:table-cell>
          <table:table-cell office:value-type="float" office:value="0.85537767772800011" table:style-name="ce1">
            <text:p>0.855377678</text:p>
          </table:table-cell>
          <table:table-cell office:value-type="float" office:value="0.82637213832000012" table:style-name="ce1">
            <text:p>0.826372138</text:p>
          </table:table-cell>
          <table:table-cell office:value-type="float" office:value="0.86596226073600013" table:style-name="ce1">
            <text:p>0.865962261</text:p>
          </table:table-cell>
          <table:table-cell office:value-type="float" office:value="0.8619699790080001" table:style-name="ce1">
            <text:p>0.861969979</text:p>
          </table:table-cell>
          <table:table-cell office:value-type="float" office:value="0.92760309318400014" table:style-name="ce1">
            <text:p>0.927603093</text:p>
          </table:table-cell>
          <table:table-cell office:value-type="float" office:value="0.93497905606400011" table:style-name="ce1">
            <text:p>0.934979056</text:p>
          </table:table-cell>
          <table:table-cell office:value-type="float" office:value="0.93075679705600001" table:style-name="ce1">
            <text:p>0.930756797</text:p>
          </table:table-cell>
          <table:table-cell office:value-type="float" office:value="0.94142905784000008" table:style-name="ce1">
            <text:p>0.941429058</text:p>
          </table:table-cell>
          <table:table-cell office:value-type="float" office:value="0.96141134681600016" table:style-name="ce1">
            <text:p>0.961411347</text:p>
          </table:table-cell>
          <table:table-cell office:value-type="float" office:value="0.98136611441600008" table:style-name="ce1">
            <text:p>0.9813661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_load</text:p>
          </table:table-cell>
          <table:table-cell office:value-type="float" office:value="0.86480837557900003" table:style-name="ce1">
            <text:p>0.864808376</text:p>
          </table:table-cell>
          <table:table-cell office:value-type="float" office:value="0.86489524617399993" table:style-name="ce1">
            <text:p>0.864895246</text:p>
          </table:table-cell>
          <table:table-cell office:value-type="float" office:value="0.92527179406300009" table:style-name="ce1">
            <text:p>0.925271794</text:p>
          </table:table-cell>
          <table:table-cell office:value-type="float" office:value="0.92886640793200004" table:style-name="ce1">
            <text:p>0.928866408</text:p>
          </table:table-cell>
          <table:table-cell office:value-type="float" office:value="0.8937689414440001" table:style-name="ce1">
            <text:p>0.893768941</text:p>
          </table:table-cell>
          <table:table-cell office:value-type="float" office:value="0.95770250849800009" table:style-name="ce1">
            <text:p>0.957702508</text:p>
          </table:table-cell>
          <table:table-cell office:value-type="float" office:value="0.81622021521699994" table:style-name="ce1">
            <text:p>0.816220215</text:p>
          </table:table-cell>
          <table:table-cell office:value-type="float" office:value="0.79318246921300006" table:style-name="ce1">
            <text:p>0.793182469</text:p>
          </table:table-cell>
          <table:table-cell office:value-type="float" office:value="0.85935751717300002" table:style-name="ce1">
            <text:p>0.859357517</text:p>
          </table:table-cell>
          <table:table-cell office:value-type="float" office:value="0.75985685548600002" table:style-name="ce1">
            <text:p>0.759856855</text:p>
          </table:table-cell>
          <table:table-cell office:value-type="float" office:value="0.780169770682" table:style-name="ce1">
            <text:p>0.780169771</text:p>
          </table:table-cell>
          <table:table-cell office:value-type="float" office:value="0.75371450645500004" table:style-name="ce1">
            <text:p>0.753714506</text:p>
          </table:table-cell>
          <table:table-cell office:value-type="float" office:value="0.78982371768400006" table:style-name="ce1">
            <text:p>0.789823718</text:p>
          </table:table-cell>
          <table:table-cell office:value-type="float" office:value="0.78618245225200001" table:style-name="ce1">
            <text:p>0.786182452</text:p>
          </table:table-cell>
          <table:table-cell office:value-type="float" office:value="0.84604485829600007" table:style-name="ce1">
            <text:p>0.846044858</text:p>
          </table:table-cell>
          <table:table-cell office:value-type="float" office:value="0.85277229901600005" table:style-name="ce1">
            <text:p>0.852772299</text:p>
          </table:table-cell>
          <table:table-cell office:value-type="float" office:value="0.84892127676399998" table:style-name="ce1">
            <text:p>0.848921277</text:p>
          </table:table-cell>
          <table:table-cell office:value-type="float" office:value="0.858655192585" table:style-name="ce1">
            <text:p>0.858655193</text:p>
          </table:table-cell>
          <table:table-cell office:value-type="float" office:value="0.87688056420400007" table:style-name="ce1">
            <text:p>0.876880564</text:p>
          </table:table-cell>
          <table:table-cell office:value-type="float" office:value="0.89508083422900009" table:style-name="ce1">
            <text:p>0.8950808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_load</text:p>
          </table:table-cell>
          <table:table-cell office:value-type="float" office:value="3.16393042285" table:style-name="ce1">
            <text:p>3.163930423</text:p>
          </table:table-cell>
          <table:table-cell office:value-type="float" office:value="3.1642482420999998" table:style-name="ce1">
            <text:p>3.164248242</text:p>
          </table:table-cell>
          <table:table-cell office:value-type="float" office:value="3.3851380514500002" table:style-name="ce1">
            <text:p>3.385138051</text:p>
          </table:table-cell>
          <table:table-cell office:value-type="float" office:value="3.3982890778000003" table:style-name="ce1">
            <text:p>3.398289078</text:p>
          </table:table-cell>
          <table:table-cell office:value-type="float" office:value="3.2698837126" table:style-name="ce1">
            <text:p>3.269883713</text:p>
          </table:table-cell>
          <table:table-cell office:value-type="float" office:value="3.5037870067000001" table:style-name="ce1">
            <text:p>3.503787007</text:p>
          </table:table-cell>
          <table:table-cell office:value-type="float" office:value="2.9861688605499999" table:style-name="ce1">
            <text:p>2.986168861</text:p>
          </table:table-cell>
          <table:table-cell office:value-type="float" office:value="2.9018844239500003" table:style-name="ce1">
            <text:p>2.901884424</text:p>
          </table:table-cell>
          <table:table-cell office:value-type="float" office:value="3.1439882579500003" table:style-name="ce1">
            <text:p>3.143988258</text:p>
          </table:table-cell>
          <table:table-cell office:value-type="float" office:value="2.7799614469000002" table:style-name="ce1">
            <text:p>2.779961447</text:p>
          </table:table-cell>
          <table:table-cell office:value-type="float" office:value="2.8542769902999998" table:style-name="ce1">
            <text:p>2.85427699</text:p>
          </table:table-cell>
          <table:table-cell office:value-type="float" office:value="2.7574894382500004" table:style-name="ce1">
            <text:p>2.757489438</text:p>
          </table:table-cell>
          <table:table-cell office:value-type="float" office:value="2.8895963086000003" table:style-name="ce1">
            <text:p>2.889596309</text:p>
          </table:table-cell>
          <table:table-cell office:value-type="float" office:value="2.8762746057999999" table:style-name="ce1">
            <text:p>2.876274606</text:p>
          </table:table-cell>
          <table:table-cell office:value-type="float" office:value="3.0952834084000003" table:style-name="ce1">
            <text:p>3.095283408</text:p>
          </table:table-cell>
          <table:table-cell office:value-type="float" office:value="3.1198959964000004" table:style-name="ce1">
            <text:p>3.119895996</text:p>
          </table:table-cell>
          <table:table-cell office:value-type="float" office:value="3.1058068905999998" table:style-name="ce1">
            <text:p>3.105806891</text:p>
          </table:table-cell>
          <table:table-cell office:value-type="float" office:value="3.1414187777499998" table:style-name="ce1">
            <text:p>3.141418778</text:p>
          </table:table-cell>
          <table:table-cell office:value-type="float" office:value="3.2080969665999999" table:style-name="ce1">
            <text:p>3.208096967</text:p>
          </table:table-cell>
          <table:table-cell office:value-type="float" office:value="3.2746833203500003" table:style-name="ce1">
            <text:p>3.274683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_load</text:p>
          </table:table-cell>
          <table:table-cell office:value-type="float" office:value="3.2693947369450003" table:style-name="ce1">
            <text:p>3.269394737</text:p>
          </table:table-cell>
          <table:table-cell office:value-type="float" office:value="3.2697231501699999" table:style-name="ce1">
            <text:p>3.26972315</text:p>
          </table:table-cell>
          <table:table-cell office:value-type="float" office:value="3.4979759531650005" table:style-name="ce1">
            <text:p>3.497975953</text:p>
          </table:table-cell>
          <table:table-cell office:value-type="float" office:value="3.5115653470600003" table:style-name="ce1">
            <text:p>3.511565347</text:p>
          </table:table-cell>
          <table:table-cell office:value-type="float" office:value="3.3788798030200002" table:style-name="ce1">
            <text:p>3.378879803</text:p>
          </table:table-cell>
          <table:table-cell office:value-type="float" office:value="3.6205798735900001" table:style-name="ce1">
            <text:p>3.620579874</text:p>
          </table:table-cell>
          <table:table-cell office:value-type="float" office:value="3.0857077892349998" table:style-name="ce1">
            <text:p>3.085707789</text:p>
          </table:table-cell>
          <table:table-cell office:value-type="float" office:value="2.9986138714150004" table:style-name="ce1">
            <text:p>2.998613871</text:p>
          </table:table-cell>
          <table:table-cell office:value-type="float" office:value="3.2487878332150002" table:style-name="ce1">
            <text:p>3.248787833</text:p>
          </table:table-cell>
          <table:table-cell office:value-type="float" office:value="2.8726267951300004" table:style-name="ce1">
            <text:p>2.872626795</text:p>
          </table:table-cell>
          <table:table-cell office:value-type="float" office:value="2.94941952331" table:style-name="ce1">
            <text:p>2.949419523</text:p>
          </table:table-cell>
          <table:table-cell office:value-type="float" office:value="2.849405719525" table:style-name="ce1">
            <text:p>2.84940572</text:p>
          </table:table-cell>
          <table:table-cell office:value-type="float" office:value="2.9859161522200002" table:style-name="ce1">
            <text:p>2.985916152</text:p>
          </table:table-cell>
          <table:table-cell office:value-type="float" office:value="2.9721503926600001" table:style-name="ce1">
            <text:p>2.972150393</text:p>
          </table:table-cell>
          <table:table-cell office:value-type="float" office:value="3.1984594886800002" table:style-name="ce1">
            <text:p>3.198459489</text:p>
          </table:table-cell>
          <table:table-cell office:value-type="float" office:value="3.22389249628" table:style-name="ce1">
            <text:p>3.223892496</text:p>
          </table:table-cell>
          <table:table-cell office:value-type="float" office:value="3.2093337536199997" table:style-name="ce1">
            <text:p>3.209333754</text:p>
          </table:table-cell>
          <table:table-cell office:value-type="float" office:value="3.2461327036749998" table:style-name="ce1">
            <text:p>3.246132704</text:p>
          </table:table-cell>
          <table:table-cell office:value-type="float" office:value="3.3150334988200001" table:style-name="ce1">
            <text:p>3.315033499</text:p>
          </table:table-cell>
          <table:table-cell office:value-type="float" office:value="3.3838393976950001" table:style-name="ce1">
            <text:p>3.38383939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1_load</text:p>
          </table:table-cell>
          <table:table-cell office:value-type="float" office:value="2.3161982219340005" table:style-name="ce1">
            <text:p>2.316198222</text:p>
          </table:table-cell>
          <table:table-cell office:value-type="float" office:value="2.3164308858039999" table:style-name="ce1">
            <text:p>2.316430886</text:p>
          </table:table-cell>
          <table:table-cell office:value-type="float" office:value="2.4781362509980003" table:style-name="ce1">
            <text:p>2.478136251</text:p>
          </table:table-cell>
          <table:table-cell office:value-type="float" office:value="2.4877636372720002" table:style-name="ce1">
            <text:p>2.487763637</text:p>
          </table:table-cell>
          <table:table-cell office:value-type="float" office:value="2.3937627572240001" table:style-name="ce1">
            <text:p>2.393762757</text:p>
          </table:table-cell>
          <table:table-cell office:value-type="float" office:value="2.5649948195080001" table:style-name="ce1">
            <text:p>2.56499482</text:p>
          </table:table-cell>
          <table:table-cell office:value-type="float" office:value="2.1860654718820003" table:style-name="ce1">
            <text:p>2.186065472</text:p>
          </table:table-cell>
          <table:table-cell office:value-type="float" office:value="2.1243639128980001" table:style-name="ce1">
            <text:p>2.124363913</text:p>
          </table:table-cell>
          <table:table-cell office:value-type="float" office:value="2.3015992910580003" table:style-name="ce1">
            <text:p>2.301599291</text:p>
          </table:table-cell>
          <table:table-cell office:value-type="float" office:value="2.0351085525560002" table:style-name="ce1">
            <text:p>2.035108553</text:p>
          </table:table-cell>
          <table:table-cell office:value-type="float" office:value="2.0895122487720004" table:style-name="ce1">
            <text:p>2.089512249</text:p>
          </table:table-cell>
          <table:table-cell office:value-type="float" office:value="2.0186576154300004" table:style-name="ce1">
            <text:p>2.018657615</text:p>
          </table:table-cell>
          <table:table-cell office:value-type="float" office:value="2.1153682322640002" table:style-name="ce1">
            <text:p>2.115368232</text:p>
          </table:table-cell>
          <table:table-cell office:value-type="float" office:value="2.1056158999920003" table:style-name="ce1">
            <text:p>2.1056159</text:p>
          </table:table-cell>
          <table:table-cell office:value-type="float" office:value="2.2659442488160004" table:style-name="ce1">
            <text:p>2.265944249</text:p>
          </table:table-cell>
          <table:table-cell office:value-type="float" office:value="2.2839622259360004" table:style-name="ce1">
            <text:p>2.283962226</text:p>
          </table:table-cell>
          <table:table-cell office:value-type="float" office:value="2.2736481059439999" table:style-name="ce1">
            <text:p>2.273648106</text:p>
          </table:table-cell>
          <table:table-cell office:value-type="float" office:value="2.2997182684099999" table:style-name="ce1">
            <text:p>2.299718268</text:p>
          </table:table-cell>
          <table:table-cell office:value-type="float" office:value="2.3485309361840003" table:style-name="ce1">
            <text:p>2.348530936</text:p>
          </table:table-cell>
          <table:table-cell office:value-type="float" office:value="2.3972763748340005" table:style-name="ce1">
            <text:p>2.3972763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2_load</text:p>
          </table:table-cell>
          <table:table-cell office:value-type="float" office:value="2.4789145922520004" table:style-name="ce1">
            <text:p>2.478914592</text:p>
          </table:table-cell>
          <table:table-cell office:value-type="float" office:value="2.479163601112" table:style-name="ce1">
            <text:p>2.479163601</text:p>
          </table:table-cell>
          <table:table-cell office:value-type="float" office:value="2.6522290136440003" table:style-name="ce1">
            <text:p>2.652229014</text:p>
          </table:table-cell>
          <table:table-cell office:value-type="float" office:value="2.662532738416" table:style-name="ce1">
            <text:p>2.662532738</text:p>
          </table:table-cell>
          <table:table-cell office:value-type="float" office:value="2.561928153872" table:style-name="ce1">
            <text:p>2.561928154</text:p>
          </table:table-cell>
          <table:table-cell office:value-type="float" office:value="2.745189528424" table:style-name="ce1">
            <text:p>2.745189528</text:p>
          </table:table-cell>
          <table:table-cell office:value-type="float" office:value="2.3396398189959999" table:style-name="ce1">
            <text:p>2.339639819</text:p>
          </table:table-cell>
          <table:table-cell office:value-type="float" office:value="2.2736036318440003" table:style-name="ce1">
            <text:p>2.273603632</text:p>
          </table:table-cell>
          <table:table-cell office:value-type="float" office:value="2.4632900643240001" table:style-name="ce1">
            <text:p>2.463290064</text:p>
          </table:table-cell>
          <table:table-cell office:value-type="float" office:value="2.1780779469680001" table:style-name="ce1">
            <text:p>2.178077947</text:p>
          </table:table-cell>
          <table:table-cell office:value-type="float" office:value="2.2363035854160001" table:style-name="ce1">
            <text:p>2.236303585</text:p>
          </table:table-cell>
          <table:table-cell office:value-type="float" office:value="2.1604713065400003" table:style-name="ce1">
            <text:p>2.160471307</text:p>
          </table:table-cell>
          <table:table-cell office:value-type="float" office:value="2.2639759909920003" table:style-name="ce1">
            <text:p>2.263975991</text:p>
          </table:table-cell>
          <table:table-cell office:value-type="float" office:value="2.2535385425760004" table:style-name="ce1">
            <text:p>2.253538543</text:p>
          </table:table-cell>
          <table:table-cell office:value-type="float" office:value="2.4251302012480003" table:style-name="ce1">
            <text:p>2.425130201</text:p>
          </table:table-cell>
          <table:table-cell office:value-type="float" office:value="2.4444139686080004" table:style-name="ce1">
            <text:p>2.444413969</text:p>
          </table:table-cell>
          <table:table-cell office:value-type="float" office:value="2.4333752660319998" table:style-name="ce1">
            <text:p>2.433375266</text:p>
          </table:table-cell>
          <table:table-cell office:value-type="float" office:value="2.4612768969799999" table:style-name="ce1">
            <text:p>2.461276897</text:p>
          </table:table-cell>
          <table:table-cell office:value-type="float" office:value="2.513518728752" table:style-name="ce1">
            <text:p>2.513518729</text:p>
          </table:table-cell>
          <table:table-cell office:value-type="float" office:value="2.5656886084520001" table:style-name="ce1">
            <text:p>2.5656886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3_load</text:p>
          </table:table-cell>
          <table:table-cell office:value-type="float" office:value="2.3463308831040002" table:style-name="ce1">
            <text:p>2.346330883</text:p>
          </table:table-cell>
          <table:table-cell office:value-type="float" office:value="2.346566573824" table:style-name="ce1">
            <text:p>2.346566574</text:p>
          </table:table-cell>
          <table:table-cell office:value-type="float" office:value="2.5103756514880002" table:style-name="ce1">
            <text:p>2.510375651</text:p>
          </table:table-cell>
          <table:table-cell office:value-type="float" office:value="2.520128285632" table:style-name="ce1">
            <text:p>2.520128286</text:p>
          </table:table-cell>
          <table:table-cell office:value-type="float" office:value="2.4249044973439999" table:style-name="ce1">
            <text:p>2.424904497</text:p>
          </table:table-cell>
          <table:table-cell office:value-type="float" office:value="2.598364210048" table:style-name="ce1">
            <text:p>2.59836421</text:p>
          </table:table-cell>
          <table:table-cell office:value-type="float" office:value="2.2145051657920001" table:style-name="ce1">
            <text:p>2.214505166</text:p>
          </table:table-cell>
          <table:table-cell office:value-type="float" office:value="2.1520008978880001" table:style-name="ce1">
            <text:p>2.152000898</text:p>
          </table:table-cell>
          <table:table-cell office:value-type="float" office:value="2.331542026848" table:style-name="ce1">
            <text:p>2.331542027</text:p>
          </table:table-cell>
          <table:table-cell office:value-type="float" office:value="2.0615843663360001" table:style-name="ce1">
            <text:p>2.061584366</text:p>
          </table:table-cell>
          <table:table-cell office:value-type="float" office:value="2.116695829632" table:style-name="ce1">
            <text:p>2.11669583</text:p>
          </table:table-cell>
          <table:table-cell office:value-type="float" office:value="2.0449194100799999" table:style-name="ce1">
            <text:p>2.04491941</text:p>
          </table:table-cell>
          <table:table-cell office:value-type="float" office:value="2.142888187584" table:style-name="ce1">
            <text:p>2.142888188</text:p>
          </table:table-cell>
          <table:table-cell office:value-type="float" office:value="2.1330089819519999" table:style-name="ce1">
            <text:p>2.133008982</text:p>
          </table:table-cell>
          <table:table-cell office:value-type="float" office:value="2.2954231288960001" table:style-name="ce1">
            <text:p>2.295423129</text:p>
          </table:table-cell>
          <table:table-cell office:value-type="float" office:value="2.3136755116160002" table:style-name="ce1">
            <text:p>2.313675512</text:p>
          </table:table-cell>
          <table:table-cell office:value-type="float" office:value="2.3032272096640001" table:style-name="ce1">
            <text:p>2.30322721</text:p>
          </table:table-cell>
          <table:table-cell office:value-type="float" office:value="2.32963653296" table:style-name="ce1">
            <text:p>2.329636533</text:p>
          </table:table-cell>
          <table:table-cell office:value-type="float" office:value="2.3790842311040001" table:style-name="ce1">
            <text:p>2.379084231</text:p>
          </table:table-cell>
          <table:table-cell office:value-type="float" office:value="2.4284638255040001" table:style-name="ce1">
            <text:p>2.4284638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4_load</text:p>
          </table:table-cell>
          <table:table-cell office:value-type="float" office:value="3.3718457849230004" table:style-name="ce1">
            <text:p>3.371845785</text:p>
          </table:table-cell>
          <table:table-cell office:value-type="float" office:value="3.3721844894380002" table:style-name="ce1">
            <text:p>3.372184489</text:p>
          </table:table-cell>
          <table:table-cell office:value-type="float" office:value="3.6075899148310007" table:style-name="ce1">
            <text:p>3.607589915</text:p>
          </table:table-cell>
          <table:table-cell office:value-type="float" office:value="3.6216051514840006" table:style-name="ce1">
            <text:p>3.621605151</text:p>
          </table:table-cell>
          <table:table-cell office:value-type="float" office:value="3.4847617194280005" table:style-name="ce1">
            <text:p>3.484761719</text:p>
          </table:table-cell>
          <table:table-cell office:value-type="float" office:value="3.7340358014260007" table:style-name="ce1">
            <text:p>3.734035801</text:p>
          </table:table-cell>
          <table:table-cell office:value-type="float" office:value="3.1824027485290003" table:style-name="ce1">
            <text:p>3.182402749</text:p>
          </table:table-cell>
          <table:table-cell office:value-type="float" office:value="3.0925796203810005" table:style-name="ce1">
            <text:p>3.09257962</text:p>
          </table:table-cell>
          <table:table-cell office:value-type="float" office:value="3.3505931349010005" table:style-name="ce1">
            <text:p>3.350593135</text:p>
          </table:table-cell>
          <table:table-cell office:value-type="float" office:value="2.9626445619820005" table:style-name="ce1">
            <text:p>2.962644562</text:p>
          </table:table-cell>
          <table:table-cell office:value-type="float" office:value="3.0418436982340005" table:style-name="ce1">
            <text:p>3.041843698</text:p>
          </table:table-cell>
          <table:table-cell office:value-type="float" office:value="2.9386958213350005" table:style-name="ce1">
            <text:p>2.938695821</text:p>
          </table:table-cell>
          <table:table-cell office:value-type="float" office:value="3.0794840003080002" table:style-name="ce1">
            <text:p>3.079484</text:p>
          </table:table-cell>
          <table:table-cell office:value-type="float" office:value="3.0652868713240005" table:style-name="ce1">
            <text:p>3.065286871</text:p>
          </table:table-cell>
          <table:table-cell office:value-type="float" office:value="3.2986876809520003" table:style-name="ce1">
            <text:p>3.298687681</text:p>
          </table:table-cell>
          <table:table-cell office:value-type="float" office:value="3.3249176675920005" table:style-name="ce1">
            <text:p>3.324917668</text:p>
          </table:table-cell>
          <table:table-cell office:value-type="float" office:value="3.3099027062680002" table:style-name="ce1">
            <text:p>3.309902706</text:p>
          </table:table-cell>
          <table:table-cell office:value-type="float" office:value="3.3478548031450002" table:style-name="ce1">
            <text:p>3.347854803</text:p>
          </table:table-cell>
          <table:table-cell office:value-type="float" office:value="3.4189147015480006" table:style-name="ce1">
            <text:p>3.418914702</text:p>
          </table:table-cell>
          <table:table-cell office:value-type="float" office:value="3.4898767299730005" table:style-name="ce1">
            <text:p>3.489876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5_load</text:p>
          </table:table-cell>
          <table:table-cell office:value-type="float" office:value="0.33045585083099999" table:style-name="ce1">
            <text:p>0.330455851</text:p>
          </table:table-cell>
          <table:table-cell office:value-type="float" office:value="0.33048904528599998" table:style-name="ce1">
            <text:p>0.330489045</text:p>
          </table:table-cell>
          <table:table-cell office:value-type="float" office:value="0.35355975870700002" table:style-name="ce1">
            <text:p>0.353559759</text:p>
          </table:table-cell>
          <table:table-cell office:value-type="float" office:value="0.35493331034800002" table:style-name="ce1">
            <text:p>0.35493331</text:p>
          </table:table-cell>
          <table:table-cell office:value-type="float" office:value="0.34152208331599998" table:style-name="ce1">
            <text:p>0.341522083</text:p>
          </table:table-cell>
          <table:table-cell office:value-type="float" office:value="0.36595198292199999" table:style-name="ce1">
            <text:p>0.365951983</text:p>
          </table:table-cell>
          <table:table-cell office:value-type="float" office:value="0.311889643213" table:style-name="ce1">
            <text:p>0.311889643</text:p>
          </table:table-cell>
          <table:table-cell office:value-type="float" office:value="0.303086602057" table:style-name="ce1">
            <text:p>0.303086602</text:p>
          </table:table-cell>
          <table:table-cell office:value-type="float" office:value="0.32837300249700002" table:style-name="ce1">
            <text:p>0.328373002</text:p>
          </table:table-cell>
          <table:table-cell office:value-type="float" office:value="0.290352424454" table:style-name="ce1">
            <text:p>0.290352424</text:p>
          </table:table-cell>
          <table:table-cell office:value-type="float" office:value="0.29811427009799996" table:style-name="ce1">
            <text:p>0.29811427</text:p>
          </table:table-cell>
          <table:table-cell office:value-type="float" office:value="0.28800534799499999" table:style-name="ce1">
            <text:p>0.288005348</text:p>
          </table:table-cell>
          <table:table-cell office:value-type="float" office:value="0.30180317667599998" table:style-name="ce1">
            <text:p>0.301803177</text:p>
          </table:table-cell>
          <table:table-cell office:value-type="float" office:value="0.30041179882800001" table:style-name="ce1">
            <text:p>0.300411799</text:p>
          </table:table-cell>
          <table:table-cell office:value-type="float" office:value="0.32328605154399997" table:style-name="ce1">
            <text:p>0.323286052</text:p>
          </table:table-cell>
          <table:table-cell office:value-type="float" office:value="0.32585669962399999" table:style-name="ce1">
            <text:p>0.3258567</text:p>
          </table:table-cell>
          <table:table-cell office:value-type="float" office:value="0.32438517079599999" table:style-name="ce1">
            <text:p>0.324385171</text:p>
          </table:table-cell>
          <table:table-cell office:value-type="float" office:value="0.328104634565" table:style-name="ce1">
            <text:p>0.328104635</text:p>
          </table:table-cell>
          <table:table-cell office:value-type="float" office:value="0.335068800956" table:style-name="ce1">
            <text:p>0.335068801</text:p>
          </table:table-cell>
          <table:table-cell office:value-type="float" office:value="0.342023375681" table:style-name="ce1">
            <text:p>0.3420233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6_load</text:p>
          </table:table-cell>
          <table:table-cell office:value-type="float" office:value="0.90297641306100007" table:style-name="ce1">
            <text:p>0.902976413</text:p>
          </table:table-cell>
          <table:table-cell office:value-type="float" office:value="0.90306711766600001" table:style-name="ce1">
            <text:p>0.903067118</text:p>
          </table:table-cell>
          <table:table-cell office:value-type="float" office:value="0.96610836801700017" table:style-name="ce1">
            <text:p>0.966108368</text:p>
          </table:table-cell>
          <table:table-cell office:value-type="float" office:value="0.96986162918800012" table:style-name="ce1">
            <text:p>0.969861629</text:p>
          </table:table-cell>
          <table:table-cell office:value-type="float" office:value="0.93321514559600005" table:style-name="ce1">
            <text:p>0.933215146</text:p>
          </table:table-cell>
          <table:table-cell office:value-type="float" office:value="0.99997040318200014" table:style-name="ce1">
            <text:p>0.999970403</text:p>
          </table:table-cell>
          <table:table-cell office:value-type="float" office:value="0.85224382750299998" table:style-name="ce1">
            <text:p>0.852243828</text:p>
          </table:table-cell>
          <table:table-cell office:value-type="float" office:value="0.82818931686700004" table:style-name="ce1">
            <text:p>0.828189317</text:p>
          </table:table-cell>
          <table:table-cell office:value-type="float" office:value="0.89728498250700006" table:style-name="ce1">
            <text:p>0.897284983</text:p>
          </table:table-cell>
          <table:table-cell office:value-type="float" office:value="0.79339288627400006" table:style-name="ce1">
            <text:p>0.793392886</text:p>
          </table:table-cell>
          <table:table-cell office:value-type="float" office:value="0.81460230643800002" table:style-name="ce1">
            <text:p>0.814602306</text:p>
          </table:table-cell>
          <table:table-cell office:value-type="float" office:value="0.78697944634500006" table:style-name="ce1">
            <text:p>0.786979446</text:p>
          </table:table-cell>
          <table:table-cell office:value-type="float" office:value="0.82468232775600003" table:style-name="ce1">
            <text:p>0.824682328</text:p>
          </table:table-cell>
          <table:table-cell office:value-type="float" office:value="0.82088035606800003" table:style-name="ce1">
            <text:p>0.820880356</text:p>
          </table:table-cell>
          <table:table-cell office:value-type="float" office:value="0.8833847730640001" table:style-name="ce1">
            <text:p>0.883384773</text:p>
          </table:table-cell>
          <table:table-cell office:value-type="float" office:value="0.89040912754400003" table:style-name="ce1">
            <text:p>0.890409128</text:p>
          </table:table-cell>
          <table:table-cell office:value-type="float" office:value="0.88638814147599998" table:style-name="ce1">
            <text:p>0.886388141</text:p>
          </table:table-cell>
          <table:table-cell office:value-type="float" office:value="0.89655166101500006" table:style-name="ce1">
            <text:p>0.896551661</text:p>
          </table:table-cell>
          <table:table-cell office:value-type="float" office:value="0.91558140443600011" table:style-name="ce1">
            <text:p>0.915581404</text:p>
          </table:table-cell>
          <table:table-cell office:value-type="float" office:value="0.9345849384110001" table:style-name="ce1">
            <text:p>0.9345849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7_load</text:p>
          </table:table-cell>
          <table:table-cell office:value-type="float" office:value="22.509098893990004" table:style-name="ce1">
            <text:p>22.50909889</text:p>
          </table:table-cell>
          <table:table-cell office:value-type="float" office:value="22.511359950940001" table:style-name="ce1">
            <text:p>22.51135995</text:p>
          </table:table-cell>
          <table:table-cell office:value-type="float" office:value="24.082833166030003" table:style-name="ce1">
            <text:p>24.08283317</text:p>
          </table:table-cell>
          <table:table-cell office:value-type="float" office:value="24.176393324920003" table:style-name="ce1">
            <text:p>24.17639332</text:p>
          </table:table-cell>
          <table:table-cell office:value-type="float" office:value="23.262880869640004" table:style-name="ce1">
            <text:p>23.26288087</text:p>
          </table:table-cell>
          <table:table-cell office:value-type="float" office:value="24.926935733380002" table:style-name="ce1">
            <text:p>24.92693573</text:p>
          </table:table-cell>
          <table:table-cell office:value-type="float" office:value="21.24445235077" table:style-name="ce1">
            <text:p>21.24445235</text:p>
          </table:table-cell>
          <table:table-cell office:value-type="float" office:value="20.644828787530003" table:style-name="ce1">
            <text:p>20.64482879</text:p>
          </table:table-cell>
          <table:table-cell office:value-type="float" office:value="22.36722463513" table:style-name="ce1">
            <text:p>22.36722464</text:p>
          </table:table-cell>
          <table:table-cell office:value-type="float" office:value="19.777433893660003" table:style-name="ce1">
            <text:p>19.77743389</text:p>
          </table:table-cell>
          <table:table-cell office:value-type="float" office:value="20.306135902419999" table:style-name="ce1">
            <text:p>20.3061359</text:p>
          </table:table-cell>
          <table:table-cell office:value-type="float" office:value="19.617561603550001" table:style-name="ce1">
            <text:p>19.6175616</text:p>
          </table:table-cell>
          <table:table-cell office:value-type="float" office:value="20.55740762404" table:style-name="ce1">
            <text:p>20.55740762</text:p>
          </table:table-cell>
          <table:table-cell office:value-type="float" office:value="20.462633224120001" table:style-name="ce1">
            <text:p>20.46263322</text:p>
          </table:table-cell>
          <table:table-cell office:value-type="float" office:value="22.020724419760001" table:style-name="ce1">
            <text:p>22.02072442</text:p>
          </table:table-cell>
          <table:table-cell office:value-type="float" office:value="22.195825402960001" table:style-name="ce1">
            <text:p>22.1958254</text:p>
          </table:table-cell>
          <table:table-cell office:value-type="float" office:value="22.095591478839999" table:style-name="ce1">
            <text:p>22.09559148</text:p>
          </table:table-cell>
          <table:table-cell office:value-type="float" office:value="22.348944618850002" table:style-name="ce1">
            <text:p>22.34894462</text:p>
          </table:table-cell>
          <table:table-cell office:value-type="float" office:value="22.823312305240002" table:style-name="ce1">
            <text:p>22.82331231</text:p>
          </table:table-cell>
          <table:table-cell office:value-type="float" office:value="23.29702665049" table:style-name="ce1">
            <text:p>23.297026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8_load</text:p>
          </table:table-cell>
          <table:table-cell office:value-type="float" office:value="0.69104336283200007" table:style-name="ce1">
            <text:p>0.691043363</text:p>
          </table:table-cell>
          <table:table-cell office:value-type="float" office:value="0.69111277859200004" table:style-name="ce1">
            <text:p>0.691112779</text:p>
          </table:table-cell>
          <table:table-cell office:value-type="float" office:value="0.73935791790400018" table:style-name="ce1">
            <text:p>0.739357918</text:p>
          </table:table-cell>
          <table:table-cell office:value-type="float" office:value="0.74223026905600009" table:style-name="ce1">
            <text:p>0.742230269</text:p>
          </table:table-cell>
          <table:table-cell office:value-type="float" office:value="0.71418490675200008" table:style-name="ce1">
            <text:p>0.714184907</text:p>
          </table:table-cell>
          <table:table-cell office:value-type="float" office:value="0.76527235638400015" table:style-name="ce1">
            <text:p>0.765272356</text:p>
          </table:table-cell>
          <table:table-cell office:value-type="float" office:value="0.65221798033600009" table:style-name="ce1">
            <text:p>0.65221798</text:p>
          </table:table-cell>
          <table:table-cell office:value-type="float" office:value="0.63380918910400008" table:style-name="ce1">
            <text:p>0.633809189</text:p>
          </table:table-cell>
          <table:table-cell office:value-type="float" office:value="0.68668774078400008" table:style-name="ce1">
            <text:p>0.686687741</text:p>
          </table:table-cell>
          <table:table-cell office:value-type="float" office:value="0.60717966268800017" table:style-name="ce1">
            <text:p>0.607179663</text:p>
          </table:table-cell>
          <table:table-cell office:value-type="float" office:value="0.62341112105600005" table:style-name="ce1">
            <text:p>0.623411121</text:p>
          </table:table-cell>
          <table:table-cell office:value-type="float" office:value="0.60227149064000007" table:style-name="ce1">
            <text:p>0.602271491</text:p>
          </table:table-cell>
          <table:table-cell office:value-type="float" office:value="0.63112530867200012" table:style-name="ce1">
            <text:p>0.631125309</text:p>
          </table:table-cell>
          <table:table-cell office:value-type="float" office:value="0.62821567961600011" table:style-name="ce1">
            <text:p>0.62821568</text:p>
          </table:table-cell>
          <table:table-cell office:value-type="float" office:value="0.67604998316800013" table:style-name="ce1">
            <text:p>0.676049983</text:p>
          </table:table-cell>
          <table:table-cell office:value-type="float" office:value="0.68142568492800015" table:style-name="ce1">
            <text:p>0.681425685</text:p>
          </table:table-cell>
          <table:table-cell office:value-type="float" office:value="0.678348445312" table:style-name="ce1">
            <text:p>0.678348445</text:p>
          </table:table-cell>
          <table:table-cell office:value-type="float" office:value="0.68612653368000009" table:style-name="ce1">
            <text:p>0.686126534</text:p>
          </table:table-cell>
          <table:table-cell office:value-type="float" office:value="0.70068989683200011" table:style-name="ce1">
            <text:p>0.700689897</text:p>
          </table:table-cell>
          <table:table-cell office:value-type="float" office:value="0.71523320203200014" table:style-name="ce1">
            <text:p>0.7152332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9_load</text:p>
          </table:table-cell>
          <table:table-cell office:value-type="float" office:value="1.0355601222089998" table:style-name="ce1">
            <text:p>1.035560122</text:p>
          </table:table-cell>
          <table:table-cell office:value-type="float" office:value="1.0356641449539998" table:style-name="ce1">
            <text:p>1.035664145</text:p>
          </table:table-cell>
          <table:table-cell office:value-type="float" office:value="1.107961730173" table:style-name="ce1">
            <text:p>1.10796173</text:p>
          </table:table-cell>
          <table:table-cell office:value-type="float" office:value="1.1122660819719998" table:style-name="ce1">
            <text:p>1.112266082</text:p>
          </table:table-cell>
          <table:table-cell office:value-type="float" office:value="1.0702388021239999" table:style-name="ce1">
            <text:p>1.070238802</text:p>
          </table:table-cell>
          <table:table-cell office:value-type="float" office:value="1.1467957215579998" table:style-name="ce1">
            <text:p>1.146795722</text:p>
          </table:table-cell>
          <table:table-cell office:value-type="float" office:value="0.97737848070699995" table:style-name="ce1">
            <text:p>0.977378481</text:p>
          </table:table-cell>
          <table:table-cell office:value-type="float" office:value="0.949792050823" table:style-name="ce1">
            <text:p>0.949792051</text:p>
          </table:table-cell>
          <table:table-cell office:value-type="float" office:value="1.0290330199829998" table:style-name="ce1">
            <text:p>1.02903302</text:p>
          </table:table-cell>
          <table:table-cell office:value-type="float" office:value="0.90988646690600006" table:style-name="ce1">
            <text:p>0.909886467</text:p>
          </table:table-cell>
          <table:table-cell office:value-type="float" office:value="0.93421006222199998" table:style-name="ce1">
            <text:p>0.934210062</text:p>
          </table:table-cell>
          <table:table-cell office:value-type="float" office:value="0.90253134280500003" table:style-name="ce1">
            <text:p>0.902531343</text:p>
          </table:table-cell>
          <table:table-cell office:value-type="float" office:value="0.94577013116399999" table:style-name="ce1">
            <text:p>0.945770131</text:p>
          </table:table-cell>
          <table:table-cell office:value-type="float" office:value="0.94140991669200003" table:style-name="ce1">
            <text:p>0.941409917</text:p>
          </table:table-cell>
          <table:table-cell office:value-type="float" office:value="1.0130918454159998" table:style-name="ce1">
            <text:p>1.013091845</text:p>
          </table:table-cell>
          <table:table-cell office:value-type="float" office:value="1.0211475845359999" table:style-name="ce1">
            <text:p>1.021147585</text:p>
          </table:table-cell>
          <table:table-cell office:value-type="float" office:value="1.0165361978439997" table:style-name="ce1">
            <text:p>1.016536198</text:p>
          </table:table-cell>
          <table:table-cell office:value-type="float" office:value="1.0281920250349998" table:style-name="ce1">
            <text:p>1.028192025</text:p>
          </table:table-cell>
          <table:table-cell office:value-type="float" office:value="1.0500159020839999" table:style-name="ce1">
            <text:p>1.050015902</text:p>
          </table:table-cell>
          <table:table-cell office:value-type="float" office:value="1.0718097213589999" table:style-name="ce1">
            <text:p>1.0718097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0_load</text:p>
          </table:table-cell>
          <table:table-cell office:value-type="float" office:value="0.66995050001300005" table:style-name="ce1">
            <text:p>0.6699505</text:p>
          </table:table-cell>
          <table:table-cell office:value-type="float" office:value="0.67001779697800001" table:style-name="ce1">
            <text:p>0.670017797</text:p>
          </table:table-cell>
          <table:table-cell office:value-type="float" office:value="0.71679033756100019" table:style-name="ce1">
            <text:p>0.716790338</text:p>
          </table:table-cell>
          <table:table-cell office:value-type="float" office:value="0.71957501520400013" table:style-name="ce1">
            <text:p>0.719575015</text:p>
          </table:table-cell>
          <table:table-cell office:value-type="float" office:value="0.6923856886680001" table:style-name="ce1">
            <text:p>0.692385689</text:p>
          </table:table-cell>
          <table:table-cell office:value-type="float" office:value="0.74191378300600008" table:style-name="ce1">
            <text:p>0.741913783</text:p>
          </table:table-cell>
          <table:table-cell office:value-type="float" office:value="0.63231019459900006" table:style-name="ce1">
            <text:p>0.632310195</text:p>
          </table:table-cell>
          <table:table-cell office:value-type="float" office:value="0.6144632996110001" table:style-name="ce1">
            <text:p>0.6144633</text:p>
          </table:table-cell>
          <table:table-cell office:value-type="float" office:value="0.66572782573100009" table:style-name="ce1">
            <text:p>0.665727826</text:p>
          </table:table-cell>
          <table:table-cell office:value-type="float" office:value="0.58864659304200007" table:style-name="ce1">
            <text:p>0.588646593</text:p>
          </table:table-cell>
          <table:table-cell office:value-type="float" office:value="0.6043826144540001" table:style-name="ce1">
            <text:p>0.604382614</text:p>
          </table:table-cell>
          <table:table-cell office:value-type="float" office:value="0.58388823438500004" table:style-name="ce1">
            <text:p>0.583888234</text:p>
          </table:table-cell>
          <table:table-cell office:value-type="float" office:value="0.61186133994800007" table:style-name="ce1">
            <text:p>0.61186134</text:p>
          </table:table-cell>
          <table:table-cell office:value-type="float" office:value="0.60904052224400007" table:style-name="ce1">
            <text:p>0.609040522</text:p>
          </table:table-cell>
          <table:table-cell office:value-type="float" office:value="0.65541476711200009" table:style-name="ce1">
            <text:p>0.655414767</text:p>
          </table:table-cell>
          <table:table-cell office:value-type="float" office:value="0.6606263849520001" table:style-name="ce1">
            <text:p>0.660626385</text:p>
          </table:table-cell>
          <table:table-cell office:value-type="float" office:value="0.65764307270800004" table:style-name="ce1">
            <text:p>0.657643073</text:p>
          </table:table-cell>
          <table:table-cell office:value-type="float" office:value="0.66518374849500006" table:style-name="ce1">
            <text:p>0.665183748</text:p>
          </table:table-cell>
          <table:table-cell office:value-type="float" office:value="0.67930259038800012" table:style-name="ce1">
            <text:p>0.67930259</text:p>
          </table:table-cell>
          <table:table-cell office:value-type="float" office:value="0.69340198656300012" table:style-name="ce1">
            <text:p>0.6934019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1_load</text:p>
          </table:table-cell>
          <table:table-cell office:value-type="float" office:value="1.0506264527939999" table:style-name="ce1">
            <text:p>1.050626453</text:p>
          </table:table-cell>
          <table:table-cell office:value-type="float" office:value="1.0507319889639999" table:style-name="ce1">
            <text:p>1.050731989</text:p>
          </table:table-cell>
          <table:table-cell office:value-type="float" office:value="1.124081430418" table:style-name="ce1">
            <text:p>1.12408143</text:p>
          </table:table-cell>
          <table:table-cell office:value-type="float" office:value="1.1284484061519999" table:style-name="ce1">
            <text:p>1.128448406</text:p>
          </table:table-cell>
          <table:table-cell office:value-type="float" office:value="1.085809672184" table:style-name="ce1">
            <text:p>1.085809672</text:p>
          </table:table-cell>
          <table:table-cell office:value-type="float" office:value="1.163480416828" table:style-name="ce1">
            <text:p>1.163480417</text:p>
          </table:table-cell>
          <table:table-cell office:value-type="float" office:value="0.99159832766200007" table:style-name="ce1">
            <text:p>0.991598328</text:p>
          </table:table-cell>
          <table:table-cell office:value-type="float" office:value="0.96361054331800011" table:style-name="ce1">
            <text:p>0.963610543</text:p>
          </table:table-cell>
          <table:table-cell office:value-type="float" office:value="1.0440043878780001" table:style-name="ce1">
            <text:p>1.044004388</text:p>
          </table:table-cell>
          <table:table-cell office:value-type="float" office:value="0.9231243737960001" table:style-name="ce1">
            <text:p>0.923124374</text:p>
          </table:table-cell>
          <table:table-cell office:value-type="float" office:value="0.94780185265200001" table:style-name="ce1">
            <text:p>0.947801853</text:p>
          </table:table-cell>
          <table:table-cell office:value-type="float" office:value="0.91566224013000008" table:style-name="ce1">
            <text:p>0.91566224</text:p>
          </table:table-cell>
          <table:table-cell office:value-type="float" office:value="0.95953010882400003" table:style-name="ce1">
            <text:p>0.959530109</text:p>
          </table:table-cell>
          <table:table-cell office:value-type="float" office:value="0.95510645767200009" table:style-name="ce1">
            <text:p>0.955106458</text:p>
          </table:table-cell>
          <table:table-cell office:value-type="float" office:value="1.0278312854559999" table:style-name="ce1">
            <text:p>1.027831285</text:p>
          </table:table-cell>
          <table:table-cell office:value-type="float" office:value="1.036004227376" table:style-name="ce1">
            <text:p>1.036004227</text:p>
          </table:table-cell>
          <table:table-cell office:value-type="float" office:value="1.0313257497039998" table:style-name="ce1">
            <text:p>1.03132575</text:p>
          </table:table-cell>
          <table:table-cell office:value-type="float" office:value="1.0431511573099999" table:style-name="ce1">
            <text:p>1.043151157</text:p>
          </table:table-cell>
          <table:table-cell office:value-type="float" office:value="1.065292549544" table:style-name="ce1">
            <text:p>1.06529255</text:p>
          </table:table-cell>
          <table:table-cell office:value-type="float" office:value="1.0874034466939999" table:style-name="ce1">
            <text:p>1.0874034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2_load</text:p>
          </table:table-cell>
          <table:table-cell office:value-type="float" office:value="2.3875121867030002" table:style-name="ce1">
            <text:p>2.387512187</text:p>
          </table:table-cell>
          <table:table-cell office:value-type="float" office:value="2.387752014118" table:style-name="ce1">
            <text:p>2.387752014</text:p>
          </table:table-cell>
          <table:table-cell office:value-type="float" office:value="2.5544361654910008" table:style-name="ce1">
            <text:p>2.554436165</text:p>
          </table:table-cell>
          <table:table-cell office:value-type="float" office:value="2.5643599717240004" table:style-name="ce1">
            <text:p>2.564359972</text:p>
          </table:table-cell>
          <table:table-cell office:value-type="float" office:value="2.4674648755080004" table:style-name="ce1">
            <text:p>2.467464876</text:p>
          </table:table-cell>
          <table:table-cell office:value-type="float" office:value="2.6439690437860004" table:style-name="ce1">
            <text:p>2.643969044</text:p>
          </table:table-cell>
          <table:table-cell office:value-type="float" office:value="2.2533727474690002" table:style-name="ce1">
            <text:p>2.253372747</text:p>
          </table:table-cell>
          <table:table-cell office:value-type="float" office:value="2.1897714440410003" table:style-name="ce1">
            <text:p>2.189771444</text:p>
          </table:table-cell>
          <table:table-cell office:value-type="float" office:value="2.3724637657610006" table:style-name="ce1">
            <text:p>2.372463766</text:p>
          </table:table-cell>
          <table:table-cell office:value-type="float" office:value="2.0977679785020005" table:style-name="ce1">
            <text:p>2.097767979</text:p>
          </table:table-cell>
          <table:table-cell office:value-type="float" office:value="2.1538467234740004" table:style-name="ce1">
            <text:p>2.153846723</text:p>
          </table:table-cell>
          <table:table-cell office:value-type="float" office:value="2.0808105294350003" table:style-name="ce1">
            <text:p>2.080810529</text:p>
          </table:table-cell>
          <table:table-cell office:value-type="float" office:value="2.1804987931880002" table:style-name="ce1">
            <text:p>2.180498793</text:p>
          </table:table-cell>
          <table:table-cell office:value-type="float" office:value="2.1704461939640005" table:style-name="ce1">
            <text:p>2.170446194</text:p>
          </table:table-cell>
          <table:table-cell office:value-type="float" office:value="2.3357109316720006" table:style-name="ce1">
            <text:p>2.335710932</text:p>
          </table:table-cell>
          <table:table-cell office:value-type="float" office:value="2.3542836687120006" table:style-name="ce1">
            <text:p>2.354283669</text:p>
          </table:table-cell>
          <table:table-cell office:value-type="float" office:value="2.3436519847480004" table:style-name="ce1">
            <text:p>2.343651985</text:p>
          </table:table-cell>
          <table:table-cell office:value-type="float" office:value="2.3705248278450002" table:style-name="ce1">
            <text:p>2.370524828</text:p>
          </table:table-cell>
          <table:table-cell office:value-type="float" office:value="2.4208404008280002" table:style-name="ce1">
            <text:p>2.420840401</text:p>
          </table:table-cell>
          <table:table-cell office:value-type="float" office:value="2.4710866747530003" table:style-name="ce1">
            <text:p>2.4710866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3_load</text:p>
          </table:table-cell>
          <table:table-cell office:value-type="float" office:value="3.8921364011250001" table:style-name="ce1">
            <text:p>3.892136401</text:p>
          </table:table-cell>
          <table:table-cell office:value-type="float" office:value="3.8925273692499998" table:style-name="ce1">
            <text:p>3.892527369</text:p>
          </table:table-cell>
          <table:table-cell office:value-type="float" office:value="4.1642568966250009" table:style-name="ce1">
            <text:p>4.164256897</text:p>
          </table:table-cell>
          <table:table-cell office:value-type="float" office:value="4.1804347465000005" table:style-name="ce1">
            <text:p>4.180434747</text:p>
          </table:table-cell>
          <table:table-cell office:value-type="float" office:value="4.0224757655000003" table:style-name="ce1">
            <text:p>4.022475766</text:p>
          </table:table-cell>
          <table:table-cell office:value-type="float" office:value="4.3102139447500001" table:style-name="ce1">
            <text:p>4.310213945</text:p>
          </table:table-cell>
          <table:table-cell office:value-type="float" office:value="3.6734614633750002" table:style-name="ce1">
            <text:p>3.673461463</text:p>
          </table:table-cell>
          <table:table-cell office:value-type="float" office:value="3.5697782278750001" table:style-name="ce1">
            <text:p>3.569778228</text:p>
          </table:table-cell>
          <table:table-cell office:value-type="float" office:value="3.8676043728750003" table:style-name="ce1">
            <text:p>3.867604373</text:p>
          </table:table-cell>
          <table:table-cell office:value-type="float" office:value="3.4197936132500004" table:style-name="ce1">
            <text:p>3.419793613</text:p>
          </table:table-cell>
          <table:table-cell office:value-type="float" office:value="3.5112135277500003" table:style-name="ce1">
            <text:p>3.511213528</text:p>
          </table:table-cell>
          <table:table-cell office:value-type="float" office:value="3.3921494756250001" table:style-name="ce1">
            <text:p>3.392149476</text:p>
          </table:table-cell>
          <table:table-cell office:value-type="float" office:value="3.5546618955000002" table:style-name="ce1">
            <text:p>3.554661896</text:p>
          </table:table-cell>
          <table:table-cell office:value-type="float" office:value="3.5382740865000004" table:style-name="ce1">
            <text:p>3.538274087</text:p>
          </table:table-cell>
          <table:table-cell office:value-type="float" office:value="3.8076896770000004" table:style-name="ce1">
            <text:p>3.807689677</text:p>
          </table:table-cell>
          <table:table-cell office:value-type="float" office:value="3.8379670670000001" table:style-name="ce1">
            <text:p>3.837967067</text:p>
          </table:table-cell>
          <table:table-cell office:value-type="float" office:value="3.8206352304999998" table:style-name="ce1">
            <text:p>3.820635231</text:p>
          </table:table-cell>
          <table:table-cell office:value-type="float" office:value="3.8644435043750001" table:style-name="ce1">
            <text:p>3.864443504</text:p>
          </table:table-cell>
          <table:table-cell office:value-type="float" office:value="3.9464682605000001" table:style-name="ce1">
            <text:p>3.946468261</text:p>
          </table:table-cell>
          <table:table-cell office:value-type="float" office:value="4.028380044875" table:style-name="ce1">
            <text:p>4.0283800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4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5_load</text:p>
          </table:table-cell>
          <table:table-cell office:value-type="float" office:value="0.30032318966099997" table:style-name="ce1">
            <text:p>0.30032319</text:p>
          </table:table-cell>
          <table:table-cell office:value-type="float" office:value="0.30035335726599993" table:style-name="ce1">
            <text:p>0.300353357</text:p>
          </table:table-cell>
          <table:table-cell office:value-type="float" office:value="0.321320358217" table:style-name="ce1">
            <text:p>0.321320358</text:p>
          </table:table-cell>
          <table:table-cell office:value-type="float" office:value="0.32256866198799999" table:style-name="ce1">
            <text:p>0.322568662</text:p>
          </table:table-cell>
          <table:table-cell office:value-type="float" office:value="0.310380343196" table:style-name="ce1">
            <text:p>0.310380343</text:p>
          </table:table-cell>
          <table:table-cell office:value-type="float" office:value="0.332582592382" table:style-name="ce1">
            <text:p>0.332582592</text:p>
          </table:table-cell>
          <table:table-cell office:value-type="float" office:value="0.28344994930299994" table:style-name="ce1">
            <text:p>0.283449949</text:p>
          </table:table-cell>
          <table:table-cell office:value-type="float" office:value="0.275449617067" table:style-name="ce1">
            <text:p>0.275449617</text:p>
          </table:table-cell>
          <table:table-cell office:value-type="float" office:value="0.29843026670699996" table:style-name="ce1">
            <text:p>0.298430267</text:p>
          </table:table-cell>
          <table:table-cell office:value-type="float" office:value="0.26387661067399998" table:style-name="ce1">
            <text:p>0.263876611</text:p>
          </table:table-cell>
          <table:table-cell office:value-type="float" office:value="0.27093068923799996" table:style-name="ce1">
            <text:p>0.270930689</text:p>
          </table:table-cell>
          <table:table-cell office:value-type="float" office:value="0.26174355334499999" table:style-name="ce1">
            <text:p>0.261743553</text:p>
          </table:table-cell>
          <table:table-cell office:value-type="float" office:value="0.27428322135599997" table:style-name="ce1">
            <text:p>0.274283221</text:p>
          </table:table-cell>
          <table:table-cell office:value-type="float" office:value="0.27301871686799994" table:style-name="ce1">
            <text:p>0.273018717</text:p>
          </table:table-cell>
          <table:table-cell office:value-type="float" office:value="0.29380717146399998" table:style-name="ce1">
            <text:p>0.293807171</text:p>
          </table:table-cell>
          <table:table-cell office:value-type="float" office:value="0.29614341394399996" table:style-name="ce1">
            <text:p>0.296143414</text:p>
          </table:table-cell>
          <table:table-cell office:value-type="float" office:value="0.29480606707599993" table:style-name="ce1">
            <text:p>0.294806067</text:p>
          </table:table-cell>
          <table:table-cell office:value-type="float" office:value="0.29818637001499992" table:style-name="ce1">
            <text:p>0.29818637</text:p>
          </table:table-cell>
          <table:table-cell office:value-type="float" office:value="0.30451550603599997" table:style-name="ce1">
            <text:p>0.304515506</text:p>
          </table:table-cell>
          <table:table-cell office:value-type="float" office:value="0.31083592501099999" table:style-name="ce1">
            <text:p>0.3108359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6_load</text:p>
          </table:table-cell>
          <table:table-cell office:value-type="float" office:value="2.1996852654100003" table:style-name="ce1">
            <text:p>2.199685265</text:p>
          </table:table-cell>
          <table:table-cell office:value-type="float" office:value="2.1999062254599999" table:style-name="ce1">
            <text:p>2.199906225</text:p>
          </table:table-cell>
          <table:table-cell office:value-type="float" office:value="2.3534772357700002" table:style-name="ce1">
            <text:p>2.353477236</text:p>
          </table:table-cell>
          <table:table-cell office:value-type="float" office:value="2.36262033028" table:style-name="ce1">
            <text:p>2.36262033</text:p>
          </table:table-cell>
          <table:table-cell office:value-type="float" office:value="2.2733480287600001" table:style-name="ce1">
            <text:p>2.273348029</text:p>
          </table:table-cell>
          <table:table-cell office:value-type="float" office:value="2.43596650942" table:style-name="ce1">
            <text:p>2.435966509</text:p>
          </table:table-cell>
          <table:table-cell office:value-type="float" office:value="2.0760986554300001" table:style-name="ce1">
            <text:p>2.076098655</text:p>
          </table:table-cell>
          <table:table-cell office:value-type="float" office:value="2.0175009042700003" table:style-name="ce1">
            <text:p>2.017500904</text:p>
          </table:table-cell>
          <table:table-cell office:value-type="float" office:value="2.18582071267" table:style-name="ce1">
            <text:p>2.185820713</text:p>
          </table:table-cell>
          <table:table-cell office:value-type="float" office:value="1.9327354059399999" table:style-name="ce1">
            <text:p>1.932735406</text:p>
          </table:table-cell>
          <table:table-cell office:value-type="float" office:value="1.9844024027799998" table:style-name="ce1">
            <text:p>1.984402403</text:p>
          </table:table-cell>
          <table:table-cell office:value-type="float" office:value="1.91711200945" table:style-name="ce1">
            <text:p>1.917112009</text:p>
          </table:table-cell>
          <table:table-cell office:value-type="float" office:value="2.0089577383599999" table:style-name="ce1">
            <text:p>2.008957738</text:p>
          </table:table-cell>
          <table:table-cell office:value-type="float" office:value="1.9996959830799999" table:style-name="ce1">
            <text:p>1.999695983</text:p>
          </table:table-cell>
          <table:table-cell office:value-type="float" office:value="2.1519592458400001" table:style-name="ce1">
            <text:p>2.151959246</text:p>
          </table:table-cell>
          <table:table-cell office:value-type="float" office:value="2.1690708546400002" table:style-name="ce1">
            <text:p>2.169070855</text:p>
          </table:table-cell>
          <table:table-cell office:value-type="float" office:value="2.1592755715599998" table:style-name="ce1">
            <text:p>2.159275572</text:p>
          </table:table-cell>
          <table:table-cell office:value-type="float" office:value="2.1840343121500001" table:style-name="ce1">
            <text:p>2.184034312</text:p>
          </table:table-cell>
          <table:table-cell office:value-type="float" office:value="2.2303915291600003" table:style-name="ce1">
            <text:p>2.230391529</text:p>
          </table:table-cell>
          <table:table-cell office:value-type="float" office:value="2.2766848989100001" table:style-name="ce1">
            <text:p>2.2766848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7_load</text:p>
          </table:table-cell>
          <table:table-cell office:value-type="float" office:value="13.057487506999999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8" table:style-name="ce1">
            <text:p>12.77418237</text:p>
          </table:table-cell>
          <table:table-cell office:value-type="float" office:value="12.875758127999999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8_load</text:p>
          </table:table-cell>
          <table:table-cell office:value-type="float" office:value="1.708522888339" table:style-name="ce1">
            <text:p>1.708522888</text:p>
          </table:table-cell>
          <table:table-cell office:value-type="float" office:value="1.7086945107339999" table:style-name="ce1">
            <text:p>1.708694511</text:p>
          </table:table-cell>
          <table:table-cell office:value-type="float" office:value="1.8279750077830001" table:style-name="ce1">
            <text:p>1.827975008</text:p>
          </table:table-cell>
          <table:table-cell office:value-type="float" office:value="1.835076562012" table:style-name="ce1">
            <text:p>1.835076562</text:p>
          </table:table-cell>
          <table:table-cell office:value-type="float" office:value="1.765737664804" table:style-name="ce1">
            <text:p>1.765737665</text:p>
          </table:table-cell>
          <table:table-cell office:value-type="float" office:value="1.8920454436180001" table:style-name="ce1">
            <text:p>1.892045444</text:p>
          </table:table-cell>
          <table:table-cell office:value-type="float" office:value="1.6125316446969999" table:style-name="ce1">
            <text:p>1.612531645</text:p>
          </table:table-cell>
          <table:table-cell office:value-type="float" office:value="1.5670180489330001" table:style-name="ce1">
            <text:p>1.567018049</text:p>
          </table:table-cell>
          <table:table-cell office:value-type="float" office:value="1.6977541192930001" table:style-name="ce1">
            <text:p>1.697754119</text:p>
          </table:table-cell>
          <table:table-cell office:value-type="float" office:value="1.5011796413260001" table:style-name="ce1">
            <text:p>1.501179641</text:p>
          </table:table-cell>
          <table:table-cell office:value-type="float" office:value="1.5413100347619999" table:style-name="ce1">
            <text:p>1.541310035</text:p>
          </table:table-cell>
          <table:table-cell office:value-type="float" office:value="1.489044756655" table:style-name="ce1">
            <text:p>1.489044757</text:p>
          </table:table-cell>
          <table:table-cell office:value-type="float" office:value="1.560382466644" table:style-name="ce1">
            <text:p>1.560382467</text:p>
          </table:table-cell>
          <table:table-cell office:value-type="float" office:value="1.5531887471320001" table:style-name="ce1">
            <text:p>1.553188747</text:p>
          </table:table-cell>
          <table:table-cell office:value-type="float" office:value="1.6714535005360001" table:style-name="ce1">
            <text:p>1.671453501</text:p>
          </table:table-cell>
          <table:table-cell office:value-type="float" office:value="1.6847442980560001" table:style-name="ce1">
            <text:p>1.684744298</text:p>
          </table:table-cell>
          <table:table-cell office:value-type="float" office:value="1.677136180924" table:style-name="ce1">
            <text:p>1.677136181</text:p>
          </table:table-cell>
          <table:table-cell office:value-type="float" office:value="1.6963665999849999" table:style-name="ce1">
            <text:p>1.6963666</text:p>
          </table:table-cell>
          <table:table-cell office:value-type="float" office:value="1.732372821964" table:style-name="ce1">
            <text:p>1.732372822</text:p>
          </table:table-cell>
          <table:table-cell office:value-type="float" office:value="1.7683294529890001" table:style-name="ce1">
            <text:p>1.7683294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29_load</text:p>
          </table:table-cell>
          <table:table-cell office:value-type="float" office:value="1.8742525247740001" table:style-name="ce1">
            <text:p>1.874252525</text:p>
          </table:table-cell>
          <table:table-cell office:value-type="float" office:value="1.8744407948439998" table:style-name="ce1">
            <text:p>1.874440795</text:p>
          </table:table-cell>
          <table:table-cell office:value-type="float" office:value="2.0052917104780006" table:style-name="ce1">
            <text:p>2.00529171</text:p>
          </table:table-cell>
          <table:table-cell office:value-type="float" office:value="2.0130821279920004" table:style-name="ce1">
            <text:p>2.013082128</text:p>
          </table:table-cell>
          <table:table-cell office:value-type="float" office:value="1.9370172354640001" table:style-name="ce1">
            <text:p>1.937017235</text:p>
          </table:table-cell>
          <table:table-cell office:value-type="float" office:value="2.0755770915880003" table:style-name="ce1">
            <text:p>2.075577092</text:p>
          </table:table-cell>
          <table:table-cell office:value-type="float" office:value="1.7689499612019999" table:style-name="ce1">
            <text:p>1.768949961</text:p>
          </table:table-cell>
          <table:table-cell office:value-type="float" office:value="1.7190214663780001" table:style-name="ce1">
            <text:p>1.719021466</text:p>
          </table:table-cell>
          <table:table-cell office:value-type="float" office:value="1.8624391661380002" table:style-name="ce1">
            <text:p>1.862439166</text:p>
          </table:table-cell>
          <table:table-cell office:value-type="float" office:value="1.646796617116" table:style-name="ce1">
            <text:p>1.646796617</text:p>
          </table:table-cell>
          <table:table-cell office:value-type="float" office:value="1.690819729492" table:style-name="ce1">
            <text:p>1.690819729</text:p>
          </table:table-cell>
          <table:table-cell office:value-type="float" office:value="1.6334846272300001" table:style-name="ce1">
            <text:p>1.633484627</text:p>
          </table:table-cell>
          <table:table-cell office:value-type="float" office:value="1.7117422209040001" table:style-name="ce1">
            <text:p>1.711742221</text:p>
          </table:table-cell>
          <table:table-cell office:value-type="float" office:value="1.7038506979120001" table:style-name="ce1">
            <text:p>1.703850698</text:p>
          </table:table-cell>
          <table:table-cell office:value-type="float" office:value="1.833587340976" table:style-name="ce1">
            <text:p>1.833587341</text:p>
          </table:table-cell>
          <table:table-cell office:value-type="float" office:value="1.8481673692960001" table:style-name="ce1">
            <text:p>1.848167369</text:p>
          </table:table-cell>
          <table:table-cell office:value-type="float" office:value="1.839821251384" table:style-name="ce1">
            <text:p>1.839821251</text:p>
          </table:table-cell>
          <table:table-cell office:value-type="float" office:value="1.86091705501" table:style-name="ce1">
            <text:p>1.860917055</text:p>
          </table:table-cell>
          <table:table-cell office:value-type="float" office:value="1.900415944024" table:style-name="ce1">
            <text:p>1.900415944</text:p>
          </table:table-cell>
          <table:table-cell office:value-type="float" office:value="1.939860431674" table:style-name="ce1">
            <text:p>1.93986043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0_load</text:p>
          </table:table-cell>
          <table:table-cell office:value-type="float" office:value="3.8931408231640003" table:style-name="ce1">
            <text:p>3.893140823</text:p>
          </table:table-cell>
          <table:table-cell office:value-type="float" office:value="3.8935318921839999" table:style-name="ce1">
            <text:p>3.893531892</text:p>
          </table:table-cell>
          <table:table-cell office:value-type="float" office:value="4.1653315433080005" table:style-name="ce1">
            <text:p>4.165331543</text:p>
          </table:table-cell>
          <table:table-cell office:value-type="float" office:value="4.1815135681119999" table:style-name="ce1">
            <text:p>4.181513568</text:p>
          </table:table-cell>
          <table:table-cell office:value-type="float" office:value="4.0235138235040004" table:style-name="ce1">
            <text:p>4.023513824</text:p>
          </table:table-cell>
          <table:table-cell office:value-type="float" office:value="4.311326257768" table:style-name="ce1">
            <text:p>4.311326258</text:p>
          </table:table-cell>
          <table:table-cell office:value-type="float" office:value="3.6744094531719997" table:style-name="ce1">
            <text:p>3.674409453</text:p>
          </table:table-cell>
          <table:table-cell office:value-type="float" office:value="3.570699460708" table:style-name="ce1">
            <text:p>3.570699461</text:p>
          </table:table-cell>
          <table:table-cell office:value-type="float" office:value="3.8686024640680001" table:style-name="ce1">
            <text:p>3.868602464</text:p>
          </table:table-cell>
          <table:table-cell office:value-type="float" office:value="3.4206761403760004" table:style-name="ce1">
            <text:p>3.42067614</text:p>
          </table:table-cell>
          <table:table-cell office:value-type="float" office:value="3.5121196471120002" table:style-name="ce1">
            <text:p>3.512119647</text:p>
          </table:table-cell>
          <table:table-cell office:value-type="float" office:value="3.39302486878" table:style-name="ce1">
            <text:p>3.393024869</text:p>
          </table:table-cell>
          <table:table-cell office:value-type="float" office:value="3.5555792273439999" table:style-name="ce1">
            <text:p>3.555579227</text:p>
          </table:table-cell>
          <table:table-cell office:value-type="float" office:value="3.5391871892319999" table:style-name="ce1">
            <text:p>3.539187189</text:p>
          </table:table-cell>
          <table:table-cell office:value-type="float" office:value="3.8086723063360002" table:style-name="ce1">
            <text:p>3.808672306</text:p>
          </table:table-cell>
          <table:table-cell office:value-type="float" office:value="3.8389575098560003" table:style-name="ce1">
            <text:p>3.83895751</text:p>
          </table:table-cell>
          <table:table-cell office:value-type="float" office:value="3.821621200624" table:style-name="ce1">
            <text:p>3.821621201</text:p>
          </table:table-cell>
          <table:table-cell office:value-type="float" office:value="3.8654407798599997" table:style-name="ce1">
            <text:p>3.86544078</text:p>
          </table:table-cell>
          <table:table-cell office:value-type="float" office:value="3.947486703664" table:style-name="ce1">
            <text:p>3.947486704</text:p>
          </table:table-cell>
          <table:table-cell office:value-type="float" office:value="4.0294196265640005" table:style-name="ce1">
            <text:p>4.02941962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1_load</text:p>
          </table:table-cell>
          <table:table-cell office:value-type="float" office:value="29.754999483336004" table:style-name="ce1">
            <text:p>29.75499948</text:p>
          </table:table-cell>
          <table:table-cell office:value-type="float" office:value="29.757988396816" table:style-name="ce1">
            <text:p>29.7579884</text:p>
          </table:table-cell>
          <table:table-cell office:value-type="float" office:value="31.835334337192005" table:style-name="ce1">
            <text:p>31.83533434</text:p>
          </table:table-cell>
          <table:table-cell office:value-type="float" office:value="31.959012433888006" table:style-name="ce1">
            <text:p>31.95901243</text:p>
          </table:table-cell>
          <table:table-cell office:value-type="float" office:value="30.751431310496006" table:style-name="ce1">
            <text:p>30.75143131</text:p>
          </table:table-cell>
          <table:table-cell office:value-type="float" office:value="32.951161845232001" table:style-name="ce1">
            <text:p>32.95116185</text:p>
          </table:table-cell>
          <table:table-cell office:value-type="float" office:value="28.083250746328002" table:style-name="ce1">
            <text:p>28.08325075</text:p>
          </table:table-cell>
          <table:table-cell office:value-type="float" office:value="27.290602444792004" table:style-name="ce1">
            <text:p>27.29060244</text:p>
          </table:table-cell>
          <table:table-cell office:value-type="float" office:value="29.567454501432003" table:style-name="ce1">
            <text:p>29.5674545</text:p>
          </table:table-cell>
          <table:table-cell office:value-type="float" office:value="26.143984580624004" table:style-name="ce1">
            <text:p>26.14398458</text:p>
          </table:table-cell>
          <table:table-cell office:value-type="float" office:value="26.842880979888001" table:style-name="ce1">
            <text:p>26.84288098</text:p>
          </table:table-cell>
          <table:table-cell office:value-type="float" office:value="25.932647823720004" table:style-name="ce1">
            <text:p>25.93264782</text:p>
          </table:table-cell>
          <table:table-cell office:value-type="float" office:value="27.175039546656002" table:style-name="ce1">
            <text:p>27.17503955</text:p>
          </table:table-cell>
          <table:table-cell office:value-type="float" office:value="27.049756332768006" table:style-name="ce1">
            <text:p>27.04975633</text:p>
          </table:table-cell>
          <table:table-cell office:value-type="float" office:value="29.109412449664003" table:style-name="ce1">
            <text:p>29.10941245</text:p>
          </table:table-cell>
          <table:table-cell office:value-type="float" office:value="29.340880166144004" table:style-name="ce1">
            <text:p>29.34088017</text:p>
          </table:table-cell>
          <table:table-cell office:value-type="float" office:value="29.208379953376003" table:style-name="ce1">
            <text:p>29.20837995</text:p>
          </table:table-cell>
          <table:table-cell office:value-type="float" office:value="29.543289967640003" table:style-name="ce1">
            <text:p>29.54328997</text:p>
          </table:table-cell>
          <table:table-cell office:value-type="float" office:value="30.170361290336004" table:style-name="ce1">
            <text:p>30.17036129</text:p>
          </table:table-cell>
          <table:table-cell office:value-type="float" office:value="30.796568954936003" table:style-name="ce1">
            <text:p>30.796568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2_load</text:p>
          </table:table-cell>
          <table:table-cell office:value-type="float" office:value="18.868069002615002" table:style-name="ce1">
            <text:p>18.868069</text:p>
          </table:table-cell>
          <table:table-cell office:value-type="float" office:value="18.86996431519" table:style-name="ce1">
            <text:p>18.86996432</text:p>
          </table:table-cell>
          <table:table-cell office:value-type="float" office:value="20.187238940155002" table:style-name="ce1">
            <text:p>20.18723894</text:p>
          </table:table-cell>
          <table:table-cell office:value-type="float" office:value="20.265664981420002" table:style-name="ce1">
            <text:p>20.26566498</text:p>
          </table:table-cell>
          <table:table-cell office:value-type="float" office:value="19.499920605140002" table:style-name="ce1">
            <text:p>19.49992061</text:p>
          </table:table-cell>
          <table:table-cell office:value-type="float" office:value="20.894801043130002" table:style-name="ce1">
            <text:p>20.89480104</text:p>
          </table:table-cell>
          <table:table-cell office:value-type="float" office:value="17.807989336645001" table:style-name="ce1">
            <text:p>17.80798934</text:p>
          </table:table-cell>
          <table:table-cell office:value-type="float" office:value="17.305359767905003" table:style-name="ce1">
            <text:p>17.30535977</text:p>
          </table:table-cell>
          <table:table-cell office:value-type="float" office:value="18.749144060505003" table:style-name="ce1">
            <text:p>18.74914406</text:p>
          </table:table-cell>
          <table:table-cell office:value-type="float" office:value="16.578273061910004" table:style-name="ce1">
            <text:p>16.57827306</text:p>
          </table:table-cell>
          <table:table-cell office:value-type="float" office:value="17.021453215170002" table:style-name="ce1">
            <text:p>17.02145322</text:p>
          </table:table-cell>
          <table:table-cell office:value-type="float" office:value="16.444261416675001" table:style-name="ce1">
            <text:p>16.44426142</text:p>
          </table:table-cell>
          <table:table-cell office:value-type="float" office:value="17.232079689540001" table:style-name="ce1">
            <text:p>17.23207969</text:p>
          </table:table-cell>
          <table:table-cell office:value-type="float" office:value="17.152635820620002" table:style-name="ce1">
            <text:p>17.15263582</text:p>
          </table:table-cell>
          <table:table-cell office:value-type="float" office:value="18.458693076760003" table:style-name="ce1">
            <text:p>18.45869308</text:p>
          </table:table-cell>
          <table:table-cell office:value-type="float" office:value="18.605470049960001" table:style-name="ce1">
            <text:p>18.60547005</text:p>
          </table:table-cell>
          <table:table-cell office:value-type="float" office:value="18.521449779339999" table:style-name="ce1">
            <text:p>18.52144978</text:p>
          </table:table-cell>
          <table:table-cell office:value-type="float" office:value="18.733820985725" table:style-name="ce1">
            <text:p>18.73382099</text:p>
          </table:table-cell>
          <table:table-cell office:value-type="float" office:value="19.131455835740002" table:style-name="ce1">
            <text:p>19.13145584</text:p>
          </table:table-cell>
          <table:table-cell office:value-type="float" office:value="19.528543027865002" table:style-name="ce1">
            <text:p>19.5285430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3_load</text:p>
          </table:table-cell>
          <table:table-cell office:value-type="float" office:value="13.412048486767" table:style-name="ce1">
            <text:p>13.41204849</text:p>
          </table:table-cell>
          <table:table-cell office:value-type="float" office:value="13.413395737701999" table:style-name="ce1">
            <text:p>13.41339574</text:p>
          </table:table-cell>
          <table:table-cell office:value-type="float" office:value="14.349758158099" table:style-name="ce1">
            <text:p>14.34975816</text:p>
          </table:table-cell>
          <table:table-cell office:value-type="float" office:value="14.405505985035999" table:style-name="ce1">
            <text:p>14.40550599</text:p>
          </table:table-cell>
          <table:table-cell office:value-type="float" office:value="13.861189527412" table:style-name="ce1">
            <text:p>13.86118953</text:p>
          </table:table-cell>
          <table:table-cell office:value-type="float" office:value="14.852716729354" table:style-name="ce1">
            <text:p>14.85271673</text:p>
          </table:table-cell>
          <table:table-cell office:value-type="float" office:value="12.658508759340998" table:style-name="ce1">
            <text:p>12.65850876</text:p>
          </table:table-cell>
          <table:table-cell office:value-type="float" office:value="12.301223019048999" table:style-name="ce1">
            <text:p>12.30122302</text:p>
          </table:table-cell>
          <table:table-cell office:value-type="float" office:value="13.327512700128999" table:style-name="ce1">
            <text:p>13.3275127</text:p>
          </table:table-cell>
          <table:table-cell office:value-type="float" office:value="11.784385713478001" table:style-name="ce1">
            <text:p>11.78438571</text:p>
          </table:table-cell>
          <table:table-cell office:value-type="float" office:value="12.099412840785998" table:style-name="ce1">
            <text:p>12.09941284</text:p>
          </table:table-cell>
          <table:table-cell office:value-type="float" office:value="11.689125798714999" table:style-name="ce1">
            <text:p>11.6891258</text:p>
          </table:table-cell>
          <table:table-cell office:value-type="float" office:value="12.249133112931998" table:style-name="ce1">
            <text:p>12.24913311</text:p>
          </table:table-cell>
          <table:table-cell office:value-type="float" office:value="12.192661780396" table:style-name="ce1">
            <text:p>12.19266178</text:p>
          </table:table-cell>
          <table:table-cell office:value-type="float" office:value="13.121050523608" table:style-name="ce1">
            <text:p>13.12105052</text:p>
          </table:table-cell>
          <table:table-cell office:value-type="float" office:value="13.225384456167999" table:style-name="ce1">
            <text:p>13.22538446</text:p>
          </table:table-cell>
          <table:table-cell office:value-type="float" office:value="13.165660065771998" table:style-name="ce1">
            <text:p>13.16566007</text:p>
          </table:table-cell>
          <table:table-cell office:value-type="float" office:value="13.316620551204998" table:style-name="ce1">
            <text:p>13.31662055</text:p>
          </table:table-cell>
          <table:table-cell office:value-type="float" office:value="13.599272568891999" table:style-name="ce1">
            <text:p>13.59927257</text:p>
          </table:table-cell>
          <table:table-cell office:value-type="float" office:value="13.881535293216999" table:style-name="ce1">
            <text:p>13.881535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4_load</text:p>
          </table:table-cell>
          <table:table-cell office:value-type="float" office:value="16.743716390130004" table:style-name="ce1">
            <text:p>16.74371639</text:p>
          </table:table-cell>
          <table:table-cell office:value-type="float" office:value="16.745398309780001" table:style-name="ce1">
            <text:p>16.74539831</text:p>
          </table:table-cell>
          <table:table-cell office:value-type="float" office:value="17.914361205610003" table:style-name="ce1">
            <text:p>17.91436121</text:p>
          </table:table-cell>
          <table:table-cell office:value-type="float" office:value="17.983957272040005" table:style-name="ce1">
            <text:p>17.98395727</text:p>
          </table:table-cell>
          <table:table-cell office:value-type="float" office:value="17.304427926680003" table:style-name="ce1">
            <text:p>17.30442793</text:p>
          </table:table-cell>
          <table:table-cell office:value-type="float" office:value="18.542259010060004" table:style-name="ce1">
            <text:p>18.54225901</text:p>
          </table:table-cell>
          <table:table-cell office:value-type="float" office:value="15.80299091599" table:style-name="ce1">
            <text:p>15.80299092</text:p>
          </table:table-cell>
          <table:table-cell office:value-type="float" office:value="15.356952326110001" table:style-name="ce1">
            <text:p>15.35695233</text:p>
          </table:table-cell>
          <table:table-cell office:value-type="float" office:value="16.638181187310003" table:style-name="ce1">
            <text:p>16.63818119</text:p>
          </table:table-cell>
          <table:table-cell office:value-type="float" office:value="14.711728190420002" table:style-name="ce1">
            <text:p>14.71172819</text:p>
          </table:table-cell>
          <table:table-cell office:value-type="float" office:value="15.105010764540001" table:style-name="ce1">
            <text:p>15.10501076</text:p>
          </table:table-cell>
          <table:table-cell office:value-type="float" office:value="14.592804893850001" table:style-name="ce1">
            <text:p>14.59280489</text:p>
          </table:table-cell>
          <table:table-cell office:value-type="float" office:value="15.291922839480002" table:style-name="ce1">
            <text:p>15.29192284</text:p>
          </table:table-cell>
          <table:table-cell office:value-type="float" office:value="15.221423542440002" table:style-name="ce1">
            <text:p>15.22142354</text:p>
          </table:table-cell>
          <table:table-cell office:value-type="float" office:value="16.380432031120002" table:style-name="ce1">
            <text:p>16.38043203</text:p>
          </table:table-cell>
          <table:table-cell office:value-type="float" office:value="16.510683409520002" table:style-name="ce1">
            <text:p>16.51068341</text:p>
          </table:table-cell>
          <table:table-cell office:value-type="float" office:value="16.436122967080003" table:style-name="ce1">
            <text:p>16.43612297</text:p>
          </table:table-cell>
          <table:table-cell office:value-type="float" office:value="16.624583334950003" table:style-name="ce1">
            <text:p>16.62458333</text:p>
          </table:table-cell>
          <table:table-cell office:value-type="float" office:value="16.977448543880001" table:style-name="ce1">
            <text:p>16.97744854</text:p>
          </table:table-cell>
          <table:table-cell office:value-type="float" office:value="17.329827755630003" table:style-name="ce1">
            <text:p>17.329827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5_load</text:p>
          </table:table-cell>
          <table:table-cell office:value-type="float" office:value="12.665762911789999" table:style-name="ce1">
            <text:p>12.66576291</text:p>
          </table:table-cell>
          <table:table-cell office:value-type="float" office:value="12.667035197739997" table:style-name="ce1">
            <text:p>12.6670352</text:p>
          </table:table-cell>
          <table:table-cell office:value-type="float" office:value="13.551295672629999" table:style-name="ce1">
            <text:p>13.55129567</text:p>
          </table:table-cell>
          <table:table-cell office:value-type="float" office:value="13.60394152732" table:style-name="ce1">
            <text:p>13.60394153</text:p>
          </table:table-cell>
          <table:table-cell office:value-type="float" office:value="13.089912430439998" table:style-name="ce1">
            <text:p>13.08991243</text:p>
          </table:table-cell>
          <table:table-cell office:value-type="float" office:value="14.026268156979999" table:style-name="ce1">
            <text:p>14.02626816</text:p>
          </table:table-cell>
          <table:table-cell office:value-type="float" office:value="11.954152340169998" table:style-name="ce1">
            <text:p>11.95415234</text:p>
          </table:table-cell>
          <table:table-cell office:value-type="float" office:value="11.616747024129999" table:style-name="ce1">
            <text:p>11.61674702</text:p>
          </table:table-cell>
          <table:table-cell office:value-type="float" office:value="12.585930943729998" table:style-name="ce1">
            <text:p>12.58593094</text:p>
          </table:table-cell>
          <table:table-cell office:value-type="float" office:value="11.128668058859999" table:style-name="ce1">
            <text:p>11.12866806</text:p>
          </table:table-cell>
          <table:table-cell office:value-type="float" office:value="11.426166154819999" table:style-name="ce1">
            <text:p>11.42616615</text:p>
          </table:table-cell>
          <table:table-cell office:value-type="float" office:value="11.038708684549999" table:style-name="ce1">
            <text:p>11.03870868</text:p>
          </table:table-cell>
          <table:table-cell office:value-type="float" office:value="11.567555552839998" table:style-name="ce1">
            <text:p>11.56755555</text:p>
          </table:table-cell>
          <table:table-cell office:value-type="float" office:value="11.514226450519999" table:style-name="ce1">
            <text:p>11.51422645</text:p>
          </table:table-cell>
          <table:table-cell office:value-type="float" office:value="12.39095692696" table:style-name="ce1">
            <text:p>12.39095693</text:p>
          </table:table-cell>
          <table:table-cell office:value-type="float" office:value="12.489485414159999" table:style-name="ce1">
            <text:p>12.48948541</text:p>
          </table:table-cell>
          <table:table-cell office:value-type="float" office:value="12.433084263639998" table:style-name="ce1">
            <text:p>12.43308426</text:p>
          </table:table-cell>
          <table:table-cell office:value-type="float" office:value="12.575644865849998" table:style-name="ce1">
            <text:p>12.57564487</text:p>
          </table:table-cell>
          <table:table-cell office:value-type="float" office:value="12.842569298039999" table:style-name="ce1">
            <text:p>12.8425693</text:p>
          </table:table-cell>
          <table:table-cell office:value-type="float" office:value="13.109126098289998" table:style-name="ce1">
            <text:p>13.10912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6_load</text:p>
          </table:table-cell>
          <table:table-cell office:value-type="float" office:value="8.5878094334499995" table:style-name="ce1">
            <text:p>8.587809433</text:p>
          </table:table-cell>
          <table:table-cell office:value-type="float" office:value="8.588672085699999" table:style-name="ce1">
            <text:p>8.588672086</text:p>
          </table:table-cell>
          <table:table-cell office:value-type="float" office:value="9.1882301396500008" table:style-name="ce1">
            <text:p>9.18823014</text:p>
          </table:table-cell>
          <table:table-cell office:value-type="float" office:value="9.2239257826000003" table:style-name="ce1">
            <text:p>9.223925783</text:p>
          </table:table-cell>
          <table:table-cell office:value-type="float" office:value="8.8753969341999994" table:style-name="ce1">
            <text:p>8.875396934</text:p>
          </table:table-cell>
          <table:table-cell office:value-type="float" office:value="9.5102773039000006" table:style-name="ce1">
            <text:p>9.510277304</text:p>
          </table:table-cell>
          <table:table-cell office:value-type="float" office:value="8.1053137643499991" table:style-name="ce1">
            <text:p>8.105313764</text:p>
          </table:table-cell>
          <table:table-cell office:value-type="float" office:value="7.8765417221500007" table:style-name="ce1">
            <text:p>7.876541722</text:p>
          </table:table-cell>
          <table:table-cell office:value-type="float" office:value="8.5336807001500006" table:style-name="ce1">
            <text:p>8.5336807</text:p>
          </table:table-cell>
          <table:table-cell office:value-type="float" office:value="7.5456079273000016" table:style-name="ce1">
            <text:p>7.545607927</text:p>
          </table:table-cell>
          <table:table-cell office:value-type="float" office:value="7.747321545100001" table:style-name="ce1">
            <text:p>7.747321545</text:p>
          </table:table-cell>
          <table:table-cell office:value-type="float" office:value="7.4846124752500014" table:style-name="ce1">
            <text:p>7.484612475</text:p>
          </table:table-cell>
          <table:table-cell office:value-type="float" office:value="7.8431882662000012" table:style-name="ce1">
            <text:p>7.843188266</text:p>
          </table:table-cell>
          <table:table-cell office:value-type="float" office:value="7.8070293586000012" table:style-name="ce1">
            <text:p>7.807029359</text:p>
          </table:table-cell>
          <table:table-cell office:value-type="float" office:value="8.401481822800001" table:style-name="ce1">
            <text:p>8.401481823</text:p>
          </table:table-cell>
          <table:table-cell office:value-type="float" office:value="8.468287418800001" table:style-name="ce1">
            <text:p>8.468287419</text:p>
          </table:table-cell>
          <table:table-cell office:value-type="float" office:value="8.4300455602" table:style-name="ce1">
            <text:p>8.43004556</text:p>
          </table:table-cell>
          <table:table-cell office:value-type="float" office:value="8.526706396749999" table:style-name="ce1">
            <text:p>8.526706397</text:p>
          </table:table-cell>
          <table:table-cell office:value-type="float" office:value="8.7076900522000003" table:style-name="ce1">
            <text:p>8.707690052</text:p>
          </table:table-cell>
          <table:table-cell office:value-type="float" office:value="8.8884244409500006" table:style-name="ce1">
            <text:p>8.8884244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7_load</text:p>
          </table:table-cell>
          <table:table-cell office:value-type="float" office:value="8.3166154829199996" table:style-name="ce1">
            <text:p>8.316615483</text:p>
          </table:table-cell>
          <table:table-cell office:value-type="float" office:value="8.3174508935199984" table:style-name="ce1">
            <text:p>8.317450894</text:p>
          </table:table-cell>
          <table:table-cell office:value-type="float" office:value="8.8980755352400003" table:style-name="ce1">
            <text:p>8.898075535</text:p>
          </table:table-cell>
          <table:table-cell office:value-type="float" office:value="8.932643947359999" table:style-name="ce1">
            <text:p>8.932643947</text:p>
          </table:table-cell>
          <table:table-cell office:value-type="float" office:value="8.5951212731199984" table:style-name="ce1">
            <text:p>8.595121273</text:p>
          </table:table-cell>
          <table:table-cell office:value-type="float" office:value="9.209952789039999" table:style-name="ce1">
            <text:p>9.209952789</text:p>
          </table:table-cell>
          <table:table-cell office:value-type="float" office:value="7.8493565191599997" table:style-name="ce1">
            <text:p>7.849356519</text:p>
          </table:table-cell>
          <table:table-cell office:value-type="float" office:value="7.6278088572399998" table:style-name="ce1">
            <text:p>7.627808857</text:p>
          </table:table-cell>
          <table:table-cell office:value-type="float" office:value="8.2641960780399994" table:style-name="ce1">
            <text:p>8.264196078</text:p>
          </table:table-cell>
          <table:table-cell office:value-type="float" office:value="7.3073256032799998" table:style-name="ce1">
            <text:p>7.307325603</text:p>
          </table:table-cell>
          <table:table-cell office:value-type="float" office:value="7.5026693173599996" table:style-name="ce1">
            <text:p>7.502669317</text:p>
          </table:table-cell>
          <table:table-cell office:value-type="float" office:value="7.2482563233999997" table:style-name="ce1">
            <text:p>7.248256323</text:p>
          </table:table-cell>
          <table:table-cell office:value-type="float" office:value="7.5955086683199999" table:style-name="ce1">
            <text:p>7.595508668</text:p>
          </table:table-cell>
          <table:table-cell office:value-type="float" office:value="7.5604916209599997" table:style-name="ce1">
            <text:p>7.560491621</text:p>
          </table:table-cell>
          <table:table-cell office:value-type="float" office:value="8.1361719020799992" table:style-name="ce1">
            <text:p>8.136171902</text:p>
          </table:table-cell>
          <table:table-cell office:value-type="float" office:value="8.2008678476799997" table:style-name="ce1">
            <text:p>8.200867848</text:p>
          </table:table-cell>
          <table:table-cell office:value-type="float" office:value="8.1638336267199989" table:style-name="ce1">
            <text:p>8.163833627</text:p>
          </table:table-cell>
          <table:table-cell office:value-type="float" office:value="8.2574420157999988" table:style-name="ce1">
            <text:p>8.257442016</text:p>
          </table:table-cell>
          <table:table-cell office:value-type="float" office:value="8.4327103979199993" table:style-name="ce1">
            <text:p>8.432710398</text:p>
          </table:table-cell>
          <table:table-cell office:value-type="float" office:value="8.6077373849199983" table:style-name="ce1">
            <text:p>8.60773738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8_load</text:p>
          </table:table-cell>
          <table:table-cell office:value-type="float" office:value="0.57252156223000017" table:style-name="ce1">
            <text:p>0.572521562</text:p>
          </table:table-cell>
          <table:table-cell office:value-type="float" office:value="0.57257907238000005" table:style-name="ce1">
            <text:p>0.572579072</text:p>
          </table:table-cell>
          <table:table-cell office:value-type="float" office:value="0.61254960931000013" table:style-name="ce1">
            <text:p>0.612549609</text:p>
          </table:table-cell>
          <table:table-cell office:value-type="float" office:value="0.61492931884000013" table:style-name="ce1">
            <text:p>0.614929319</text:p>
          </table:table-cell>
          <table:table-cell office:value-type="float" office:value="0.5916940622800001" table:style-name="ce1">
            <text:p>0.591694062</text:p>
          </table:table-cell>
          <table:table-cell office:value-type="float" office:value="0.63401942026000013" table:style-name="ce1">
            <text:p>0.63401942</text:p>
          </table:table-cell>
          <table:table-cell office:value-type="float" office:value="0.54035518429000007" table:style-name="ce1">
            <text:p>0.540355184</text:p>
          </table:table-cell>
          <table:table-cell office:value-type="float" office:value="0.52510371481000007" table:style-name="ce1">
            <text:p>0.525103715</text:p>
          </table:table-cell>
          <table:table-cell office:value-type="float" office:value="0.56891298001000012" table:style-name="ce1">
            <text:p>0.56891298</text:p>
          </table:table-cell>
          <table:table-cell office:value-type="float" office:value="0.50304146182000009" table:style-name="ce1">
            <text:p>0.503041462</text:p>
          </table:table-cell>
          <table:table-cell office:value-type="float" office:value="0.5164890363400001" table:style-name="ce1">
            <text:p>0.516489036</text:p>
          </table:table-cell>
          <table:table-cell office:value-type="float" office:value="0.49897509835000003" table:style-name="ce1">
            <text:p>0.498975098</text:p>
          </table:table-cell>
          <table:table-cell office:value-type="float" office:value="0.52288015108000008" table:style-name="ce1">
            <text:p>0.522880151</text:p>
          </table:table-cell>
          <table:table-cell office:value-type="float" office:value="0.5204695572400001" table:style-name="ce1">
            <text:p>0.520469557</text:p>
          </table:table-cell>
          <table:table-cell office:value-type="float" office:value="0.56009972152000009" table:style-name="ce1">
            <text:p>0.560099722</text:p>
          </table:table-cell>
          <table:table-cell office:value-type="float" office:value="0.56455342792000007" table:style-name="ce1">
            <text:p>0.564553428</text:p>
          </table:table-cell>
          <table:table-cell office:value-type="float" office:value="0.56200397068000008" table:style-name="ce1">
            <text:p>0.562003971</text:p>
          </table:table-cell>
          <table:table-cell office:value-type="float" office:value="0.56844802645000003" table:style-name="ce1">
            <text:p>0.568448026</text:p>
          </table:table-cell>
          <table:table-cell office:value-type="float" office:value="0.58051360348000014" table:style-name="ce1">
            <text:p>0.580513603</text:p>
          </table:table-cell>
          <table:table-cell office:value-type="float" office:value="0.59256256273000008" table:style-name="ce1">
            <text:p>0.5925625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39_load</text:p>
          </table:table-cell>
          <table:table-cell office:value-type="float" office:value="0.7693882818740001" table:style-name="ce1">
            <text:p>0.769388282</text:p>
          </table:table-cell>
          <table:table-cell office:value-type="float" office:value="0.76946556744399996" table:style-name="ce1">
            <text:p>0.769465567</text:p>
          </table:table-cell>
          <table:table-cell office:value-type="float" office:value="0.82318035917800014" table:style-name="ce1">
            <text:p>0.823180359</text:p>
          </table:table-cell>
          <table:table-cell office:value-type="float" office:value="0.82637835479200006" table:style-name="ce1">
            <text:p>0.826378355</text:p>
          </table:table-cell>
          <table:table-cell office:value-type="float" office:value="0.79515343106400005" table:style-name="ce1">
            <text:p>0.795153431</text:p>
          </table:table-cell>
          <table:table-cell office:value-type="float" office:value="0.85203277178800008" table:style-name="ce1">
            <text:p>0.852032772</text:p>
          </table:table-cell>
          <table:table-cell office:value-type="float" office:value="0.72616118450200007" table:style-name="ce1">
            <text:p>0.726161185</text:p>
          </table:table-cell>
          <table:table-cell office:value-type="float" office:value="0.70566535007800002" table:style-name="ce1">
            <text:p>0.70566535</text:p>
          </table:table-cell>
          <table:table-cell office:value-type="float" office:value="0.76453885383800002" table:style-name="ce1">
            <text:p>0.764538854</text:p>
          </table:table-cell>
          <table:table-cell office:value-type="float" office:value="0.67601677851600006" table:style-name="ce1">
            <text:p>0.676016779</text:p>
          </table:table-cell>
          <table:table-cell office:value-type="float" office:value="0.69408843129200004" table:style-name="ce1">
            <text:p>0.694088431</text:p>
          </table:table-cell>
          <table:table-cell office:value-type="float" office:value="0.67055215673000002" table:style-name="ce1">
            <text:p>0.670552157</text:p>
          </table:table-cell>
          <table:table-cell office:value-type="float" office:value="0.70267719250400007" table:style-name="ce1">
            <text:p>0.702677193</text:p>
          </table:table-cell>
          <table:table-cell office:value-type="float" office:value="0.69943769271200007" table:style-name="ce1">
            <text:p>0.699437693</text:p>
          </table:table-cell>
          <table:table-cell office:value-type="float" office:value="0.75269507137600011" table:style-name="ce1">
            <text:p>0.752695071</text:p>
          </table:table-cell>
          <table:table-cell office:value-type="float" office:value="0.75868022769600008" table:style-name="ce1">
            <text:p>0.758680228</text:p>
          </table:table-cell>
          <table:table-cell office:value-type="float" office:value="0.75525411498399997" table:style-name="ce1">
            <text:p>0.755254115</text:p>
          </table:table-cell>
          <table:table-cell office:value-type="float" office:value="0.76391402150999999" table:style-name="ce1">
            <text:p>0.763914022</text:p>
          </table:table-cell>
          <table:table-cell office:value-type="float" office:value="0.78012846362400001" table:style-name="ce1">
            <text:p>0.780128464</text:p>
          </table:table-cell>
          <table:table-cell office:value-type="float" office:value="0.79632057377400012" table:style-name="ce1">
            <text:p>0.7963205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0_load</text:p>
          </table:table-cell>
          <table:table-cell office:value-type="float" office:value="4.5590726350209998" table:style-name="ce1">
            <text:p>4.559072635</text:p>
          </table:table-cell>
          <table:table-cell office:value-type="float" office:value="4.5595305974259999" table:style-name="ce1">
            <text:p>4.559530597</text:p>
          </table:table-cell>
          <table:table-cell office:value-type="float" office:value="4.8778222941370002" table:style-name="ce1">
            <text:p>4.877822294</text:p>
          </table:table-cell>
          <table:table-cell office:value-type="float" office:value="4.8967722968679999" table:style-name="ce1">
            <text:p>4.896772297</text:p>
          </table:table-cell>
          <table:table-cell office:value-type="float" office:value="4.7117462801560004" table:style-name="ce1">
            <text:p>4.71174628</text:p>
          </table:table-cell>
          <table:table-cell office:value-type="float" office:value="5.0487897887019999" table:style-name="ce1">
            <text:p>5.048789789</text:p>
          </table:table-cell>
          <table:table-cell office:value-type="float" office:value="4.3029266885829998" table:style-name="ce1">
            <text:p>4.302926689</text:p>
          </table:table-cell>
          <table:table-cell office:value-type="float" office:value="4.1814768289869999" table:style-name="ce1">
            <text:p>4.181476829</text:p>
          </table:table-cell>
          <table:table-cell office:value-type="float" office:value="4.530336925027" table:style-name="ce1">
            <text:p>4.530336925</text:p>
          </table:table-cell>
          <table:table-cell office:value-type="float" office:value="4.005791624914" table:style-name="ce1">
            <text:p>4.005791625</text:p>
          </table:table-cell>
          <table:table-cell office:value-type="float" office:value="4.1128767841179998" table:style-name="ce1">
            <text:p>4.112876784</text:p>
          </table:table-cell>
          <table:table-cell office:value-type="float" office:value="3.9734105305449998" table:style-name="ce1">
            <text:p>3.973410531</text:p>
          </table:table-cell>
          <table:table-cell office:value-type="float" office:value="4.1637702399159995" table:style-name="ce1">
            <text:p>4.16377024</text:p>
          </table:table-cell>
          <table:table-cell office:value-type="float" office:value="4.1445743005480002" table:style-name="ce1">
            <text:p>4.144574301</text:p>
          </table:table-cell>
          <table:table-cell office:value-type="float" office:value="4.4601555561039996" table:style-name="ce1">
            <text:p>4.460155556</text:p>
          </table:table-cell>
          <table:table-cell office:value-type="float" office:value="4.4956211233839998" table:style-name="ce1">
            <text:p>4.495621123</text:p>
          </table:table-cell>
          <table:table-cell office:value-type="float" office:value="4.475319392836" table:style-name="ce1">
            <text:p>4.475319393</text:p>
          </table:table-cell>
          <table:table-cell office:value-type="float" office:value="4.5266344264149998" table:style-name="ce1">
            <text:p>4.526634426</text:p>
          </table:table-cell>
          <table:table-cell office:value-type="float" office:value="4.6227145213959995" table:style-name="ce1">
            <text:p>4.622714521</text:p>
          </table:table-cell>
          <table:table-cell office:value-type="float" office:value="4.7186622863709999" table:style-name="ce1">
            <text:p>4.7186622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1_load</text:p>
          </table:table-cell>
          <table:table-cell office:value-type="float" office:value="4.2989273269200003" table:style-name="ce1">
            <text:p>4.298927327</text:p>
          </table:table-cell>
          <table:table-cell office:value-type="float" office:value="4.2993591575199996" table:style-name="ce1">
            <text:p>4.299359158</text:p>
          </table:table-cell>
          <table:table-cell office:value-type="float" office:value="4.5994888032400008" table:style-name="ce1">
            <text:p>4.599488803</text:p>
          </table:table-cell>
          <table:table-cell office:value-type="float" office:value="4.6173574993600006" table:style-name="ce1">
            <text:p>4.617357499</text:p>
          </table:table-cell>
          <table:table-cell office:value-type="float" office:value="4.4428892571200009" table:style-name="ce1">
            <text:p>4.442889257</text:p>
          </table:table-cell>
          <table:table-cell office:value-type="float" office:value="4.7607007170400006" table:style-name="ce1">
            <text:p>4.760700717</text:p>
          </table:table-cell>
          <table:table-cell office:value-type="float" office:value="4.0573973311600007" table:style-name="ce1">
            <text:p>4.057397331</text:p>
          </table:table-cell>
          <table:table-cell office:value-type="float" office:value="3.9428775252400006" table:style-name="ce1">
            <text:p>3.942877525</text:p>
          </table:table-cell>
          <table:table-cell office:value-type="float" office:value="4.2718313060400002" table:style-name="ce1">
            <text:p>4.271831306</text:p>
          </table:table-cell>
          <table:table-cell office:value-type="float" office:value="3.7772170992800005" table:style-name="ce1">
            <text:p>3.777217099</text:p>
          </table:table-cell>
          <table:table-cell office:value-type="float" office:value="3.8781918693600002" table:style-name="ce1">
            <text:p>3.878191869</text:p>
          </table:table-cell>
          <table:table-cell office:value-type="float" office:value="3.7466837034000005" table:style-name="ce1">
            <text:p>3.746683703</text:p>
          </table:table-cell>
          <table:table-cell office:value-type="float" office:value="3.9261812923200003" table:style-name="ce1">
            <text:p>3.926181292</text:p>
          </table:table-cell>
          <table:table-cell office:value-type="float" office:value="3.9080806929600005" table:style-name="ce1">
            <text:p>3.908080693</text:p>
          </table:table-cell>
          <table:table-cell office:value-type="float" office:value="4.2056545580800009" table:style-name="ce1">
            <text:p>4.205654558</text:p>
          </table:table-cell>
          <table:table-cell office:value-type="float" office:value="4.2390964236800004" table:style-name="ce1">
            <text:p>4.239096424</text:p>
          </table:table-cell>
          <table:table-cell office:value-type="float" office:value="4.2199531307200004" table:style-name="ce1">
            <text:p>4.219953131</text:p>
          </table:table-cell>
          <table:table-cell office:value-type="float" office:value="4.2683400758000003" table:style-name="ce1">
            <text:p>4.268340076</text:p>
          </table:table-cell>
          <table:table-cell office:value-type="float" office:value="4.3589377419200002" table:style-name="ce1">
            <text:p>4.358937742</text:p>
          </table:table-cell>
          <table:table-cell office:value-type="float" office:value="4.4494106289200008" table:style-name="ce1">
            <text:p>4.44941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2_load</text:p>
          </table:table-cell>
          <table:table-cell office:value-type="float" office:value="4.6102981590100001" table:style-name="ce1">
            <text:p>4.610298159</text:p>
          </table:table-cell>
          <table:table-cell office:value-type="float" office:value="4.61076126706" table:style-name="ce1">
            <text:p>4.610761267</text:p>
          </table:table-cell>
          <table:table-cell office:value-type="float" office:value="4.93262927497" table:style-name="ce1">
            <text:p>4.932629275</text:p>
          </table:table-cell>
          <table:table-cell office:value-type="float" office:value="4.9517921990799998" table:style-name="ce1">
            <text:p>4.951792199</text:p>
          </table:table-cell>
          <table:table-cell office:value-type="float" office:value="4.7646872383600005" table:style-name="ce1">
            <text:p>4.764687238</text:p>
          </table:table-cell>
          <table:table-cell office:value-type="float" office:value="5.10551775262" table:style-name="ce1">
            <text:p>5.105517753</text:p>
          </table:table-cell>
          <table:table-cell office:value-type="float" office:value="4.3512741682299998" table:style-name="ce1">
            <text:p>4.351274168</text:p>
          </table:table-cell>
          <table:table-cell office:value-type="float" office:value="4.2284597034700004" table:style-name="ce1">
            <text:p>4.228459703</text:p>
          </table:table-cell>
          <table:table-cell office:value-type="float" office:value="4.5812395758700006" table:style-name="ce1">
            <text:p>4.581239576</text:p>
          </table:table-cell>
          <table:table-cell office:value-type="float" office:value="4.0508005083400001" table:style-name="ce1">
            <text:p>4.050800508</text:p>
          </table:table-cell>
          <table:table-cell office:value-type="float" office:value="4.1590888715799998" table:style-name="ce1">
            <text:p>4.159088872</text:p>
          </table:table-cell>
          <table:table-cell office:value-type="float" office:value="4.0180555814500005" table:style-name="ce1">
            <text:p>4.018055581</text:p>
          </table:table-cell>
          <table:table-cell office:value-type="float" office:value="4.2105541639600004" table:style-name="ce1">
            <text:p>4.210554164</text:p>
          </table:table-cell>
          <table:table-cell office:value-type="float" office:value="4.1911425398800004" table:style-name="ce1">
            <text:p>4.19114254</text:p>
          </table:table-cell>
          <table:table-cell office:value-type="float" office:value="4.5102696522399999" table:style-name="ce1">
            <text:p>4.510269652</text:p>
          </table:table-cell>
          <table:table-cell office:value-type="float" office:value="4.5461337090400002" table:style-name="ce1">
            <text:p>4.546133709</text:p>
          </table:table-cell>
          <table:table-cell office:value-type="float" office:value="4.5256038691599993" table:style-name="ce1">
            <text:p>4.525603869</text:p>
          </table:table-cell>
          <table:table-cell office:value-type="float" office:value="4.5774954761500002" table:style-name="ce1">
            <text:p>4.577495476</text:p>
          </table:table-cell>
          <table:table-cell office:value-type="float" office:value="4.6746551227599999" table:style-name="ce1">
            <text:p>4.674655123</text:p>
          </table:table-cell>
          <table:table-cell office:value-type="float" office:value="4.7716809525100006" table:style-name="ce1">
            <text:p>4.77168095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3_load</text:p>
          </table:table-cell>
          <table:table-cell office:value-type="float" office:value="4.4998117347200006" table:style-name="ce1">
            <text:p>4.499811735</text:p>
          </table:table-cell>
          <table:table-cell office:value-type="float" office:value="4.5002637443200006" table:style-name="ce1">
            <text:p>4.500263744</text:p>
          </table:table-cell>
          <table:table-cell office:value-type="float" office:value="4.8144181398400008" table:style-name="ce1">
            <text:p>4.81441814</text:p>
          </table:table-cell>
          <table:table-cell office:value-type="float" office:value="4.8331218217600007" table:style-name="ce1">
            <text:p>4.833121822</text:p>
          </table:table-cell>
          <table:table-cell office:value-type="float" office:value="4.6505008579200009" table:style-name="ce1">
            <text:p>4.650500858</text:p>
          </table:table-cell>
          <table:table-cell office:value-type="float" office:value="4.983163320640001" table:style-name="ce1">
            <text:p>4.983163321</text:p>
          </table:table-cell>
          <table:table-cell office:value-type="float" office:value="4.2469952905600001" table:style-name="ce1">
            <text:p>4.246995291</text:p>
          </table:table-cell>
          <table:table-cell office:value-type="float" office:value="4.1271240918400007" table:style-name="ce1">
            <text:p>4.127124092</text:p>
          </table:table-cell>
          <table:table-cell office:value-type="float" office:value="4.4714495446400004" table:style-name="ce1">
            <text:p>4.471449545</text:p>
          </table:table-cell>
          <table:table-cell office:value-type="float" office:value="3.9537225244800007" table:style-name="ce1">
            <text:p>3.953722524</text:p>
          </table:table-cell>
          <table:table-cell office:value-type="float" office:value="4.0594157417600005" table:style-name="ce1">
            <text:p>4.059415742</text:p>
          </table:table-cell>
          <table:table-cell office:value-type="float" office:value="3.9217623344000008" table:style-name="ce1">
            <text:p>3.921762334</text:p>
          </table:table-cell>
          <table:table-cell office:value-type="float" office:value="4.1096476611200004" table:style-name="ce1">
            <text:p>4.109647661</text:p>
          </table:table-cell>
          <table:table-cell office:value-type="float" office:value="4.0907012393600004" table:style-name="ce1">
            <text:p>4.090701239</text:p>
          </table:table-cell>
          <table:table-cell office:value-type="float" office:value="4.402180425280001" table:style-name="ce1">
            <text:p>4.402180425</text:p>
          </table:table-cell>
          <table:table-cell office:value-type="float" office:value="4.4371849948800008" table:style-name="ce1">
            <text:p>4.437184995</text:p>
          </table:table-cell>
          <table:table-cell office:value-type="float" office:value="4.4171471555200004" table:style-name="ce1">
            <text:p>4.417147156</text:p>
          </table:table-cell>
          <table:table-cell office:value-type="float" office:value="4.4677951728000007" table:style-name="ce1">
            <text:p>4.467795173</text:p>
          </table:table-cell>
          <table:table-cell office:value-type="float" office:value="4.5626263747200007" table:style-name="ce1">
            <text:p>4.562626375</text:p>
          </table:table-cell>
          <table:table-cell office:value-type="float" office:value="4.6573269667200003" table:style-name="ce1">
            <text:p>4.6573269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4_load</text:p>
          </table:table-cell>
          <table:table-cell office:value-type="float" office:value="1.21535166719" table:style-name="ce1">
            <text:p>1.215351667</text:p>
          </table:table-cell>
          <table:table-cell office:value-type="float" office:value="1.2154737501399997" table:style-name="ce1">
            <text:p>1.21547375</text:p>
          </table:table-cell>
          <table:table-cell office:value-type="float" office:value="1.30032348643" table:style-name="ce1">
            <text:p>1.300323486</text:p>
          </table:table-cell>
          <table:table-cell office:value-type="float" office:value="1.30537515052" table:style-name="ce1">
            <text:p>1.305375151</text:p>
          </table:table-cell>
          <table:table-cell office:value-type="float" office:value="1.25605118484" table:style-name="ce1">
            <text:p>1.256051185</text:p>
          </table:table-cell>
          <table:table-cell office:value-type="float" office:value="1.34589975178" table:style-name="ce1">
            <text:p>1.345899752</text:p>
          </table:table-cell>
          <table:table-cell office:value-type="float" office:value="1.1470686543699999" table:style-name="ce1">
            <text:p>1.147068654</text:p>
          </table:table-cell>
          <table:table-cell office:value-type="float" office:value="1.1146927279299998" table:style-name="ce1">
            <text:p>1.114692728</text:p>
          </table:table-cell>
          <table:table-cell office:value-type="float" office:value="1.2076913435299999" table:style-name="ce1">
            <text:p>1.207691344</text:p>
          </table:table-cell>
          <table:table-cell office:value-type="float" office:value="1.0678588224599999" table:style-name="ce1">
            <text:p>1.067858822</text:p>
          </table:table-cell>
          <table:table-cell office:value-type="float" office:value="1.09640542802" table:style-name="ce1">
            <text:p>1.096405428</text:p>
          </table:table-cell>
          <table:table-cell office:value-type="float" office:value="1.0592267175499999" table:style-name="ce1">
            <text:p>1.059226718</text:p>
          </table:table-cell>
          <table:table-cell office:value-type="float" office:value="1.1099725312399999" table:style-name="ce1">
            <text:p>1.109972531</text:p>
          </table:table-cell>
          <table:table-cell office:value-type="float" office:value="1.1048553057199999" table:style-name="ce1">
            <text:p>1.104855306</text:p>
          </table:table-cell>
          <table:table-cell office:value-type="float" office:value="1.18898249656" table:style-name="ce1">
            <text:p>1.188982497</text:p>
          </table:table-cell>
          <table:table-cell office:value-type="float" office:value="1.19843685576" table:style-name="ce1">
            <text:p>1.198436856</text:p>
          </table:table-cell>
          <table:table-cell office:value-type="float" office:value="1.1930248500399998" table:style-name="ce1">
            <text:p>1.19302485</text:p>
          </table:table-cell>
          <table:table-cell office:value-type="float" office:value="1.2067043368499999" table:style-name="ce1">
            <text:p>1.206704337</text:p>
          </table:table-cell>
          <table:table-cell office:value-type="float" office:value="1.2323172284399999" table:style-name="ce1">
            <text:p>1.232317228</text:p>
          </table:table-cell>
          <table:table-cell office:value-type="float" office:value="1.2578948436899999" table:style-name="ce1">
            <text:p>1.2578948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5_load</text:p>
          </table:table-cell>
          <table:table-cell office:value-type="float" office:value="4.0729323681449996" table:style-name="ce1">
            <text:p>4.072932368</text:p>
          </table:table-cell>
          <table:table-cell office:value-type="float" office:value="4.0733414973699995" table:style-name="ce1">
            <text:p>4.073341497</text:p>
          </table:table-cell>
          <table:table-cell office:value-type="float" office:value="4.3576932995650006" table:style-name="ce1">
            <text:p>4.3576933</text:p>
          </table:table-cell>
          <table:table-cell office:value-type="float" office:value="4.3746226366599998" table:style-name="ce1">
            <text:p>4.374622637</text:p>
          </table:table-cell>
          <table:table-cell office:value-type="float" office:value="4.2093262062200001" table:style-name="ce1">
            <text:p>4.209326206</text:p>
          </table:table-cell>
          <table:table-cell office:value-type="float" office:value="4.5104302879900002" table:style-name="ce1">
            <text:p>4.510430288</text:p>
          </table:table-cell>
          <table:table-cell office:value-type="float" office:value="3.8440996268349998" table:style-name="ce1">
            <text:p>3.844099627</text:p>
          </table:table-cell>
          <table:table-cell office:value-type="float" office:value="3.7356001378150001" table:style-name="ce1">
            <text:p>3.735600138</text:p>
          </table:table-cell>
          <table:table-cell office:value-type="float" office:value="4.0472607876150004" table:style-name="ce1">
            <text:p>4.047260788</text:p>
          </table:table-cell>
          <table:table-cell office:value-type="float" office:value="3.57864849593" table:style-name="ce1">
            <text:p>3.578648496</text:p>
          </table:table-cell>
          <table:table-cell office:value-type="float" office:value="3.6743150129099997" table:style-name="ce1">
            <text:p>3.674315013</text:p>
          </table:table-cell>
          <table:table-cell office:value-type="float" office:value="3.5497202435249999" table:style-name="ce1">
            <text:p>3.549720244</text:p>
          </table:table-cell>
          <table:table-cell office:value-type="float" office:value="3.7197816274199997" table:style-name="ce1">
            <text:p>3.719781627</text:p>
          </table:table-cell>
          <table:table-cell office:value-type="float" office:value="3.7026325782599998" table:style-name="ce1">
            <text:p>3.702632578</text:p>
          </table:table-cell>
          <table:table-cell office:value-type="float" office:value="3.9845629574800001" table:style-name="ce1">
            <text:p>3.984562957</text:p>
          </table:table-cell>
          <table:table-cell office:value-type="float" office:value="4.0162467810800004" table:style-name="ce1">
            <text:p>4.016246781</text:p>
          </table:table-cell>
          <table:table-cell office:value-type="float" office:value="3.9981098528199999" table:style-name="ce1">
            <text:p>3.998109853</text:p>
          </table:table-cell>
          <table:table-cell office:value-type="float" office:value="4.0439530916749993" table:style-name="ce1">
            <text:p>4.043953092</text:p>
          </table:table-cell>
          <table:table-cell office:value-type="float" office:value="4.1297880300200003" table:style-name="ce1">
            <text:p>4.12978803</text:p>
          </table:table-cell>
          <table:table-cell office:value-type="float" office:value="4.2155047488950004" table:style-name="ce1">
            <text:p>4.2155047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6_load</text:p>
          </table:table-cell>
          <table:table-cell office:value-type="float" office:value="0.87585701800800009" table:style-name="ce1">
            <text:p>0.875857018</text:p>
          </table:table-cell>
          <table:table-cell office:value-type="float" office:value="0.875944998448" table:style-name="ce1">
            <text:p>0.875944998</text:p>
          </table:table-cell>
          <table:table-cell office:value-type="float" office:value="0.93709290757600017" table:style-name="ce1">
            <text:p>0.937092908</text:p>
          </table:table-cell>
          <table:table-cell office:value-type="float" office:value="0.94073344566400008" table:style-name="ce1">
            <text:p>0.940733446</text:p>
          </table:table-cell>
          <table:table-cell office:value-type="float" office:value="0.9051875794880001" table:style-name="ce1">
            <text:p>0.905187579</text:p>
          </table:table-cell>
          <table:table-cell office:value-type="float" office:value="0.96993795169600006" table:style-name="ce1">
            <text:p>0.969937952</text:p>
          </table:table-cell>
          <table:table-cell office:value-type="float" office:value="0.82664810298400004" table:style-name="ce1">
            <text:p>0.826648103</text:p>
          </table:table-cell>
          <table:table-cell office:value-type="float" office:value="0.80331603037600008" table:style-name="ce1">
            <text:p>0.80331603</text:p>
          </table:table-cell>
          <table:table-cell office:value-type="float" office:value="0.87033652029600006" table:style-name="ce1">
            <text:p>0.87033652</text:p>
          </table:table-cell>
          <table:table-cell office:value-type="float" office:value="0.76956465387200002" table:style-name="ce1">
            <text:p>0.769564654</text:p>
          </table:table-cell>
          <table:table-cell office:value-type="float" office:value="0.79013708366400004" table:style-name="ce1">
            <text:p>0.790137084</text:p>
          </table:table-cell>
          <table:table-cell office:value-type="float" office:value="0.76334383116000004" table:style-name="ce1">
            <text:p>0.763343831</text:p>
          </table:table-cell>
          <table:table-cell office:value-type="float" office:value="0.79991436796800008" table:style-name="ce1">
            <text:p>0.799914368</text:p>
          </table:table-cell>
          <table:table-cell office:value-type="float" office:value="0.79622658230400001" table:style-name="ce1">
            <text:p>0.796226582</text:p>
          </table:table-cell>
          <table:table-cell office:value-type="float" office:value="0.85685378099200005" table:style-name="ce1">
            <text:p>0.856853781</text:p>
          </table:table-cell>
          <table:table-cell office:value-type="float" office:value="0.86366717043200003" table:style-name="ce1">
            <text:p>0.86366717</text:p>
          </table:table-cell>
          <table:table-cell office:value-type="float" office:value="0.85976694812800003" table:style-name="ce1">
            <text:p>0.859766948</text:p>
          </table:table-cell>
          <table:table-cell office:value-type="float" office:value="0.86962522292" table:style-name="ce1">
            <text:p>0.869625223</text:p>
          </table:table-cell>
          <table:table-cell office:value-type="float" office:value="0.88808343900800002" table:style-name="ce1">
            <text:p>0.888083439</text:p>
          </table:table-cell>
          <table:table-cell office:value-type="float" office:value="0.90651623280800009" table:style-name="ce1">
            <text:p>0.9065162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7_load</text:p>
          </table:table-cell>
          <table:table-cell office:value-type="float" office:value="0.47509262444700001" table:style-name="ce1">
            <text:p>0.475092624</text:p>
          </table:table-cell>
          <table:table-cell office:value-type="float" office:value="0.47514034778199998" table:style-name="ce1">
            <text:p>0.475140348</text:p>
          </table:table-cell>
          <table:table-cell office:value-type="float" office:value="0.50830888105900007" table:style-name="ce1">
            <text:p>0.508308881</text:p>
          </table:table-cell>
          <table:table-cell office:value-type="float" office:value="0.51028362247600012" table:style-name="ce1">
            <text:p>0.510283622</text:p>
          </table:table-cell>
          <table:table-cell office:value-type="float" office:value="0.49100243589200004" table:style-name="ce1">
            <text:p>0.491002436</text:p>
          </table:table-cell>
          <table:table-cell office:value-type="float" office:value="0.52612505751400007" table:style-name="ce1">
            <text:p>0.526125058</text:p>
          </table:table-cell>
          <table:table-cell office:value-type="float" office:value="0.44840017398099996" table:style-name="ce1">
            <text:p>0.448400174</text:p>
          </table:table-cell>
          <table:table-cell office:value-type="float" office:value="0.43574413000900003" table:style-name="ce1">
            <text:p>0.43574413</text:p>
          </table:table-cell>
          <table:table-cell office:value-type="float" office:value="0.47209813428900005" table:style-name="ce1">
            <text:p>0.472098134</text:p>
          </table:table-cell>
          <table:table-cell office:value-type="float" office:value="0.417436330598" table:style-name="ce1">
            <text:p>0.417436331</text:p>
          </table:table-cell>
          <table:table-cell office:value-type="float" office:value="0.42859545822599998" table:style-name="ce1">
            <text:p>0.428595458</text:p>
          </table:table-cell>
          <table:table-cell office:value-type="float" office:value="0.41406196231500003" table:style-name="ce1">
            <text:p>0.414061962</text:p>
          </table:table-cell>
          <table:table-cell office:value-type="float" office:value="0.43389896221200003" table:style-name="ce1">
            <text:p>0.433898962</text:p>
          </table:table-cell>
          <table:table-cell office:value-type="float" office:value="0.43189859223600002" table:style-name="ce1">
            <text:p>0.431898592</text:p>
          </table:table-cell>
          <table:table-cell office:value-type="float" office:value="0.46478467592799999" table:style-name="ce1">
            <text:p>0.464784676</text:p>
          </table:table-cell>
          <table:table-cell office:value-type="float" office:value="0.46848047088800004" table:style-name="ce1">
            <text:p>0.468480471</text:p>
          </table:table-cell>
          <table:table-cell office:value-type="float" office:value="0.466364868652" table:style-name="ce1">
            <text:p>0.466364869</text:p>
          </table:table-cell>
          <table:table-cell office:value-type="float" office:value="0.471712304405" table:style-name="ce1">
            <text:p>0.471712304</text:p>
          </table:table-cell>
          <table:table-cell office:value-type="float" office:value="0.481724616572" table:style-name="ce1">
            <text:p>0.481724617</text:p>
          </table:table-cell>
          <table:table-cell office:value-type="float" office:value="0.49172313889700003" table:style-name="ce1">
            <text:p>0.49172313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8_load</text:p>
          </table:table-cell>
          <table:table-cell office:value-type="float" office:value="0.28023474888100003" table:style-name="ce1">
            <text:p>0.280234749</text:p>
          </table:table-cell>
          <table:table-cell office:value-type="float" office:value="0.28026289858599995" table:style-name="ce1">
            <text:p>0.280262899</text:p>
          </table:table-cell>
          <table:table-cell office:value-type="float" office:value="0.29982742455700001" table:style-name="ce1">
            <text:p>0.299827425</text:p>
          </table:table-cell>
          <table:table-cell office:value-type="float" office:value="0.300992229748" table:style-name="ce1">
            <text:p>0.30099223</text:p>
          </table:table-cell>
          <table:table-cell office:value-type="float" office:value="0.28961918311599999" table:style-name="ce1">
            <text:p>0.289619183</text:p>
          </table:table-cell>
          <table:table-cell office:value-type="float" office:value="0.31033633202200001" table:style-name="ce1">
            <text:p>0.310336332</text:p>
          </table:table-cell>
          <table:table-cell office:value-type="float" office:value="0.26449015336299997" table:style-name="ce1">
            <text:p>0.264490153</text:p>
          </table:table-cell>
          <table:table-cell office:value-type="float" office:value="0.25702496040700001" table:style-name="ce1">
            <text:p>0.25702496</text:p>
          </table:table-cell>
          <table:table-cell office:value-type="float" office:value="0.27846844284700001" table:style-name="ce1">
            <text:p>0.278468443</text:p>
          </table:table-cell>
          <table:table-cell office:value-type="float" office:value="0.24622606815400003" table:style-name="ce1">
            <text:p>0.246226068</text:p>
          </table:table-cell>
          <table:table-cell office:value-type="float" office:value="0.25280830199799997" table:style-name="ce1">
            <text:p>0.252808302</text:p>
          </table:table-cell>
          <table:table-cell office:value-type="float" office:value="0.24423569024500003" table:style-name="ce1">
            <text:p>0.24423569</text:p>
          </table:table-cell>
          <table:table-cell office:value-type="float" office:value="0.25593658447599998" table:style-name="ce1">
            <text:p>0.255936584</text:p>
          </table:table-cell>
          <table:table-cell office:value-type="float" office:value="0.25475666222800003" table:style-name="ce1">
            <text:p>0.254756662</text:p>
          </table:table-cell>
          <table:table-cell office:value-type="float" office:value="0.27415458474400001" table:style-name="ce1">
            <text:p>0.274154585</text:p>
          </table:table-cell>
          <table:table-cell office:value-type="float" office:value="0.27633455682399999" table:style-name="ce1">
            <text:p>0.276334557</text:p>
          </table:table-cell>
          <table:table-cell office:value-type="float" office:value="0.27508666459600001" table:style-name="ce1">
            <text:p>0.275086665</text:p>
          </table:table-cell>
          <table:table-cell office:value-type="float" office:value="0.278240860315" table:style-name="ce1">
            <text:p>0.27824086</text:p>
          </table:table-cell>
          <table:table-cell office:value-type="float" office:value="0.28414664275599999" table:style-name="ce1">
            <text:p>0.284146643</text:p>
          </table:table-cell>
          <table:table-cell office:value-type="float" office:value="0.29004429123100001" table:style-name="ce1">
            <text:p>0.29004429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49_load</text:p>
          </table:table-cell>
          <table:table-cell office:value-type="float" office:value="2.9771079235960003" table:style-name="ce1">
            <text:p>2.977107924</text:p>
          </table:table-cell>
          <table:table-cell office:value-type="float" office:value="2.9774069763759998" table:style-name="ce1">
            <text:p>2.977406976</text:p>
          </table:table-cell>
          <table:table-cell office:value-type="float" office:value="3.1852537684120006" table:style-name="ce1">
            <text:p>3.185253768</text:p>
          </table:table-cell>
          <table:table-cell office:value-type="float" office:value="3.1976282579680002" table:style-name="ce1">
            <text:p>3.197628258</text:p>
          </table:table-cell>
          <table:table-cell office:value-type="float" office:value="3.0768049238560002" table:style-name="ce1">
            <text:p>3.076804924</text:p>
          </table:table-cell>
          <table:table-cell office:value-type="float" office:value="3.2968967853520001" table:style-name="ce1">
            <text:p>3.296896785</text:p>
          </table:table-cell>
          <table:table-cell office:value-type="float" office:value="2.8098427583080001" table:style-name="ce1">
            <text:p>2.809842758</text:p>
          </table:table-cell>
          <table:table-cell office:value-type="float" office:value="2.7305351170120002" table:style-name="ce1">
            <text:p>2.730535117</text:p>
          </table:table-cell>
          <table:table-cell office:value-type="float" office:value="2.9583432960520004" table:style-name="ce1">
            <text:p>2.958343296</text:p>
          </table:table-cell>
          <table:table-cell office:value-type="float" office:value="2.6158114014640002" table:style-name="ce1">
            <text:p>2.615811401</text:p>
          </table:table-cell>
          <table:table-cell office:value-type="float" office:value="2.685738788968" table:style-name="ce1">
            <text:p>2.685738789</text:p>
          </table:table-cell>
          <table:table-cell office:value-type="float" office:value="2.5946663114200001" table:style-name="ce1">
            <text:p>2.594666311</text:p>
          </table:table-cell>
          <table:table-cell office:value-type="float" office:value="2.7189725856160001" table:style-name="ce1">
            <text:p>2.718972586</text:p>
          </table:table-cell>
          <table:table-cell office:value-type="float" office:value="2.7064374976480003" table:style-name="ce1">
            <text:p>2.706437498</text:p>
          </table:table-cell>
          <table:table-cell office:value-type="float" office:value="2.912514351904" table:style-name="ce1">
            <text:p>2.912514352</text:p>
          </table:table-cell>
          <table:table-cell office:value-type="float" office:value="2.9356736251840001" table:style-name="ce1">
            <text:p>2.935673625</text:p>
          </table:table-cell>
          <table:table-cell office:value-type="float" office:value="2.9224164475359999" table:style-name="ce1">
            <text:p>2.922416448</text:p>
          </table:table-cell>
          <table:table-cell office:value-type="float" office:value="2.9559255375400002" table:style-name="ce1">
            <text:p>2.955925538</text:p>
          </table:table-cell>
          <table:table-cell office:value-type="float" office:value="3.0186665380960003" table:style-name="ce1">
            <text:p>3.018666538</text:p>
          </table:table-cell>
          <table:table-cell office:value-type="float" office:value="3.0813211261960003" table:style-name="ce1">
            <text:p>3.0813211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0_load</text:p>
          </table:table-cell>
          <table:table-cell office:value-type="float" office:value="0.79952094304400012" table:style-name="ce1">
            <text:p>0.799520943</text:p>
          </table:table-cell>
          <table:table-cell office:value-type="float" office:value="0.79960125546399996" table:style-name="ce1">
            <text:p>0.799601255</text:p>
          </table:table-cell>
          <table:table-cell office:value-type="float" office:value="0.8554197596680001" table:style-name="ce1">
            <text:p>0.85541976</text:p>
          </table:table-cell>
          <table:table-cell office:value-type="float" office:value="0.85874300315200014" table:style-name="ce1">
            <text:p>0.858743003</text:p>
          </table:table-cell>
          <table:table-cell office:value-type="float" office:value="0.82629517118400009" table:style-name="ce1">
            <text:p>0.826295171</text:p>
          </table:table-cell>
          <table:table-cell office:value-type="float" office:value="0.88540216232800006" table:style-name="ce1">
            <text:p>0.885402162</text:p>
          </table:table-cell>
          <table:table-cell office:value-type="float" office:value="0.75460087841200008" table:style-name="ce1">
            <text:p>0.754600878</text:p>
          </table:table-cell>
          <table:table-cell office:value-type="float" office:value="0.73330233506800013" table:style-name="ce1">
            <text:p>0.733302335</text:p>
          </table:table-cell>
          <table:table-cell office:value-type="float" office:value="0.79448158962800008" table:style-name="ce1">
            <text:p>0.79448159</text:p>
          </table:table-cell>
          <table:table-cell office:value-type="float" office:value="0.70249259229600014" table:style-name="ce1">
            <text:p>0.702492592</text:p>
          </table:table-cell>
          <table:table-cell office:value-type="float" office:value="0.7212720121520001" table:style-name="ce1">
            <text:p>0.721272012</text:p>
          </table:table-cell>
          <table:table-cell office:value-type="float" office:value="0.69681395138000013" table:style-name="ce1">
            <text:p>0.696813951</text:p>
          </table:table-cell>
          <table:table-cell office:value-type="float" office:value="0.73019714782400003" table:style-name="ce1">
            <text:p>0.730197148</text:p>
          </table:table-cell>
          <table:table-cell office:value-type="float" office:value="0.72683077467200008" table:style-name="ce1">
            <text:p>0.726830775</text:p>
          </table:table-cell>
          <table:table-cell office:value-type="float" office:value="0.7821739514560001" table:style-name="ce1">
            <text:p>0.782173951</text:p>
          </table:table-cell>
          <table:table-cell office:value-type="float" office:value="0.78839351337600005" table:style-name="ce1">
            <text:p>0.788393513</text:p>
          </table:table-cell>
          <table:table-cell office:value-type="float" office:value="0.78483321870400002" table:style-name="ce1">
            <text:p>0.784833219</text:p>
          </table:table-cell>
          <table:table-cell office:value-type="float" office:value="0.79383228606" table:style-name="ce1">
            <text:p>0.793832286</text:p>
          </table:table-cell>
          <table:table-cell office:value-type="float" office:value="0.81068175854400004" table:style-name="ce1">
            <text:p>0.810681759</text:p>
          </table:table-cell>
          <table:table-cell office:value-type="float" office:value="0.82750802444400007" table:style-name="ce1">
            <text:p>0.827508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1_load</text:p>
          </table:table-cell>
          <table:table-cell office:value-type="float" office:value="0.45098649551100001" table:style-name="ce1">
            <text:p>0.450986496</text:p>
          </table:table-cell>
          <table:table-cell office:value-type="float" office:value="0.45103179736599996" table:style-name="ce1">
            <text:p>0.451031797</text:p>
          </table:table-cell>
          <table:table-cell office:value-type="float" office:value="0.48251736066700002" table:style-name="ce1">
            <text:p>0.482517361</text:p>
          </table:table-cell>
          <table:table-cell office:value-type="float" office:value="0.48439190378800001" table:style-name="ce1">
            <text:p>0.484391904</text:p>
          </table:table-cell>
          <table:table-cell office:value-type="float" office:value="0.46608904379600002" table:style-name="ce1">
            <text:p>0.466089044</text:p>
          </table:table-cell>
          <table:table-cell office:value-type="float" office:value="0.49942954508199999" table:style-name="ce1">
            <text:p>0.499429545</text:p>
          </table:table-cell>
          <table:table-cell office:value-type="float" office:value="0.42564841885299998" table:style-name="ce1">
            <text:p>0.425648419</text:p>
          </table:table-cell>
          <table:table-cell office:value-type="float" office:value="0.41363454201700001" table:style-name="ce1">
            <text:p>0.413634542</text:p>
          </table:table-cell>
          <table:table-cell office:value-type="float" office:value="0.448143945657" table:style-name="ce1">
            <text:p>0.448143946</text:p>
          </table:table-cell>
          <table:table-cell office:value-type="float" office:value="0.39625567957399999" table:style-name="ce1">
            <text:p>0.39625568</text:p>
          </table:table-cell>
          <table:table-cell office:value-type="float" office:value="0.40684859353799996" table:style-name="ce1">
            <text:p>0.406848594</text:p>
          </table:table-cell>
          <table:table-cell office:value-type="float" office:value="0.39305252659500001" table:style-name="ce1">
            <text:p>0.393052527</text:p>
          </table:table-cell>
          <table:table-cell office:value-type="float" office:value="0.41188299795599997" table:style-name="ce1">
            <text:p>0.411882998</text:p>
          </table:table-cell>
          <table:table-cell office:value-type="float" office:value="0.40998412666799999" table:style-name="ce1">
            <text:p>0.409984127</text:p>
          </table:table-cell>
          <table:table-cell office:value-type="float" office:value="0.441201571864" table:style-name="ce1">
            <text:p>0.441201572</text:p>
          </table:table-cell>
          <table:table-cell office:value-type="float" office:value="0.44470984234400002" table:style-name="ce1">
            <text:p>0.444709842</text:p>
          </table:table-cell>
          <table:table-cell office:value-type="float" office:value="0.44270158567599999" table:style-name="ce1">
            <text:p>0.442701586</text:p>
          </table:table-cell>
          <table:table-cell office:value-type="float" office:value="0.44777769276499996" table:style-name="ce1">
            <text:p>0.447777693</text:p>
          </table:table-cell>
          <table:table-cell office:value-type="float" office:value="0.45728198063600001" table:style-name="ce1">
            <text:p>0.457281981</text:p>
          </table:table-cell>
          <table:table-cell office:value-type="float" office:value="0.46677317836100002" table:style-name="ce1">
            <text:p>0.46677317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2_load</text:p>
          </table:table-cell>
          <table:table-cell office:value-type="float" office:value="0.26617284033499999" table:style-name="ce1">
            <text:p>0.26617284</text:p>
          </table:table-cell>
          <table:table-cell office:value-type="float" office:value="0.26619957750999995" table:style-name="ce1">
            <text:p>0.266199578</text:p>
          </table:table-cell>
          <table:table-cell office:value-type="float" office:value="0.28478237099500003" table:style-name="ce1">
            <text:p>0.284782371</text:p>
          </table:table-cell>
          <table:table-cell office:value-type="float" office:value="0.28588872718000002" table:style-name="ce1">
            <text:p>0.285888727</text:p>
          </table:table-cell>
          <table:table-cell office:value-type="float" office:value="0.27508637106" table:style-name="ce1">
            <text:p>0.275086371</text:p>
          </table:table-cell>
          <table:table-cell office:value-type="float" office:value="0.29476394976999998" table:style-name="ce1">
            <text:p>0.29476395</text:p>
          </table:table-cell>
          <table:table-cell office:value-type="float" office:value="0.25121829620499997" table:style-name="ce1">
            <text:p>0.251218296</text:p>
          </table:table-cell>
          <table:table-cell office:value-type="float" office:value="0.24412770074500001" table:style-name="ce1">
            <text:p>0.244127701</text:p>
          </table:table-cell>
          <table:table-cell office:value-type="float" office:value="0.26449516614500002" table:style-name="ce1">
            <text:p>0.264495166</text:p>
          </table:table-cell>
          <table:table-cell office:value-type="float" office:value="0.23387068839000003" table:style-name="ce1">
            <text:p>0.233870688</text:p>
          </table:table-cell>
          <table:table-cell office:value-type="float" office:value="0.24012263093" table:style-name="ce1">
            <text:p>0.240122631</text:p>
          </table:table-cell>
          <table:table-cell office:value-type="float" office:value="0.23198018607500001" table:style-name="ce1">
            <text:p>0.231980186</text:p>
          </table:table-cell>
          <table:table-cell office:value-type="float" office:value="0.24309393866000001" table:style-name="ce1">
            <text:p>0.243093939</text:p>
          </table:table-cell>
          <table:table-cell office:value-type="float" office:value="0.24197322398000001" table:style-name="ce1">
            <text:p>0.241973224</text:p>
          </table:table-cell>
          <table:table-cell office:value-type="float" office:value="0.26039777403999997" table:style-name="ce1">
            <text:p>0.260397774</text:p>
          </table:table-cell>
          <table:table-cell office:value-type="float" office:value="0.26246835683999997" table:style-name="ce1">
            <text:p>0.262468357</text:p>
          </table:table-cell>
          <table:table-cell office:value-type="float" office:value="0.26128308285999996" table:style-name="ce1">
            <text:p>0.261283083</text:p>
          </table:table-cell>
          <table:table-cell office:value-type="float" office:value="0.264279003525" table:style-name="ce1">
            <text:p>0.264279004</text:p>
          </table:table-cell>
          <table:table-cell office:value-type="float" office:value="0.26988843845999999" table:style-name="ce1">
            <text:p>0.269888438</text:p>
          </table:table-cell>
          <table:table-cell office:value-type="float" office:value="0.27549014758500001" table:style-name="ce1">
            <text:p>0.2754901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3_load</text:p>
          </table:table-cell>
          <table:table-cell office:value-type="float" office:value="2.8264446177460005" table:style-name="ce1">
            <text:p>2.826444618</text:p>
          </table:table-cell>
          <table:table-cell office:value-type="float" office:value="2.8267285362760002" table:style-name="ce1">
            <text:p>2.826728536</text:p>
          </table:table-cell>
          <table:table-cell office:value-type="float" office:value="3.0240567659620003" table:style-name="ce1">
            <text:p>3.024056766</text:p>
          </table:table-cell>
          <table:table-cell office:value-type="float" office:value="3.0358050161680001" table:style-name="ce1">
            <text:p>3.035805016</text:p>
          </table:table-cell>
          <table:table-cell office:value-type="float" office:value="2.9210962232560003" table:style-name="ce1">
            <text:p>2.921096223</text:p>
          </table:table-cell>
          <table:table-cell office:value-type="float" office:value="3.1300498326520003" table:style-name="ce1">
            <text:p>3.130049833</text:p>
          </table:table-cell>
          <table:table-cell office:value-type="float" office:value="2.6676442887580003" table:style-name="ce1">
            <text:p>2.667644289</text:p>
          </table:table-cell>
          <table:table-cell office:value-type="float" office:value="2.5923501920620002" table:style-name="ce1">
            <text:p>2.592350192</text:p>
          </table:table-cell>
          <table:table-cell office:value-type="float" office:value="2.8086296171020004" table:style-name="ce1">
            <text:p>2.808629617</text:p>
          </table:table-cell>
          <table:table-cell office:value-type="float" office:value="2.4834323325640004" table:style-name="ce1">
            <text:p>2.483432333</text:p>
          </table:table-cell>
          <table:table-cell office:value-type="float" office:value="2.5498208846680002" table:style-name="ce1">
            <text:p>2.549820885</text:p>
          </table:table-cell>
          <table:table-cell office:value-type="float" office:value="2.4633573381700002" table:style-name="ce1">
            <text:p>2.463357338</text:p>
          </table:table-cell>
          <table:table-cell office:value-type="float" office:value="2.5813728090160004" table:style-name="ce1">
            <text:p>2.581372809</text:p>
          </table:table-cell>
          <table:table-cell office:value-type="float" office:value="2.5694720878480002" table:style-name="ce1">
            <text:p>2.569472088</text:p>
          </table:table-cell>
          <table:table-cell office:value-type="float" office:value="2.7651199515040004" table:style-name="ce1">
            <text:p>2.765119952</text:p>
          </table:table-cell>
          <table:table-cell office:value-type="float" office:value="2.7871071967840004" table:style-name="ce1">
            <text:p>2.787107197</text:p>
          </table:table-cell>
          <table:table-cell office:value-type="float" office:value="2.774520928936" table:style-name="ce1">
            <text:p>2.774520929</text:p>
          </table:table-cell>
          <table:table-cell office:value-type="float" office:value="2.8063342147900001" table:style-name="ce1">
            <text:p>2.806334215</text:p>
          </table:table-cell>
          <table:table-cell office:value-type="float" office:value="2.8659000634960003" table:style-name="ce1">
            <text:p>2.865900063</text:p>
          </table:table-cell>
          <table:table-cell office:value-type="float" office:value="2.9253838728460004" table:style-name="ce1">
            <text:p>2.9253838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4_load</text:p>
          </table:table-cell>
          <table:table-cell office:value-type="float" office:value="8.3567923644800004" table:style-name="ce1">
            <text:p>8.356792364</text:p>
          </table:table-cell>
          <table:table-cell office:value-type="float" office:value="8.3576318108799992" table:style-name="ce1">
            <text:p>8.357631811</text:p>
          </table:table-cell>
          <table:table-cell office:value-type="float" office:value="8.9410614025600008" table:style-name="ce1">
            <text:p>8.941061403</text:p>
          </table:table-cell>
          <table:table-cell office:value-type="float" office:value="8.9757968118400004" table:style-name="ce1">
            <text:p>8.975796812</text:p>
          </table:table-cell>
          <table:table-cell office:value-type="float" office:value="8.6366435932800005" table:style-name="ce1">
            <text:p>8.636643593</text:p>
          </table:table-cell>
          <table:table-cell office:value-type="float" office:value="9.2544453097599995" table:style-name="ce1">
            <text:p>9.25444531</text:p>
          </table:table-cell>
          <table:table-cell office:value-type="float" office:value="7.8872761110400003" table:style-name="ce1">
            <text:p>7.887276111</text:p>
          </table:table-cell>
          <table:table-cell office:value-type="float" office:value="7.664658170560001" table:style-name="ce1">
            <text:p>7.664658171</text:p>
          </table:table-cell>
          <table:table-cell office:value-type="float" office:value="8.3041197257599997" table:style-name="ce1">
            <text:p>8.304119726</text:p>
          </table:table-cell>
          <table:table-cell office:value-type="float" office:value="7.3426266883200011" table:style-name="ce1">
            <text:p>7.342626688</text:p>
          </table:table-cell>
          <table:table-cell office:value-type="float" office:value="7.5389140918400006" table:style-name="ce1">
            <text:p>7.538914092</text:p>
          </table:table-cell>
          <table:table-cell office:value-type="float" office:value="7.2832720496000007" table:style-name="ce1">
            <text:p>7.28327205</text:p>
          </table:table-cell>
          <table:table-cell office:value-type="float" office:value="7.63220194208" table:style-name="ce1">
            <text:p>7.632201942</text:p>
          </table:table-cell>
          <table:table-cell office:value-type="float" office:value="7.5970157302400008" table:style-name="ce1">
            <text:p>7.59701573</text:p>
          </table:table-cell>
          <table:table-cell office:value-type="float" office:value="8.1754770755199999" table:style-name="ce1">
            <text:p>8.175477076</text:p>
          </table:table-cell>
          <table:table-cell office:value-type="float" office:value="8.2404855619199999" table:style-name="ce1">
            <text:p>8.240485562</text:p>
          </table:table-cell>
          <table:table-cell office:value-type="float" office:value="8.2032724316799985" table:style-name="ce1">
            <text:p>8.203272432</text:p>
          </table:table-cell>
          <table:table-cell office:value-type="float" office:value="8.2973330351999994" table:style-name="ce1">
            <text:p>8.297333035</text:p>
          </table:table-cell>
          <table:table-cell office:value-type="float" office:value="8.4734481244799991" table:style-name="ce1">
            <text:p>8.473448124</text:p>
          </table:table-cell>
          <table:table-cell office:value-type="float" office:value="8.6493206524800001" table:style-name="ce1">
            <text:p>8.6493206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5_load</text:p>
          </table:table-cell>
          <table:table-cell office:value-type="float" office:value="2.9429575742700003" table:style-name="ce1">
            <text:p>2.942957574</text:p>
          </table:table-cell>
          <table:table-cell office:value-type="float" office:value="2.9432531966200002" table:style-name="ce1">
            <text:p>2.943253197</text:p>
          </table:table-cell>
          <table:table-cell office:value-type="float" office:value="3.1487157811900004" table:style-name="ce1">
            <text:p>3.148715781</text:p>
          </table:table-cell>
          <table:table-cell office:value-type="float" office:value="3.1609483231600004" table:style-name="ce1">
            <text:p>3.160948323</text:p>
          </table:table-cell>
          <table:table-cell office:value-type="float" office:value="3.0415109517200003" table:style-name="ce1">
            <text:p>3.041510952</text:p>
          </table:table-cell>
          <table:table-cell office:value-type="float" office:value="3.2590781427400004" table:style-name="ce1">
            <text:p>3.259078143</text:p>
          </table:table-cell>
          <table:table-cell office:value-type="float" office:value="2.7776111052100001" table:style-name="ce1">
            <text:p>2.777611105</text:p>
          </table:table-cell>
          <table:table-cell office:value-type="float" office:value="2.6992132006900005" table:style-name="ce1">
            <text:p>2.699213201</text:p>
          </table:table-cell>
          <table:table-cell office:value-type="float" office:value="2.9244081954900003" table:style-name="ce1">
            <text:p>2.924408195</text:p>
          </table:table-cell>
          <table:table-cell office:value-type="float" office:value="2.5858054791800003" table:style-name="ce1">
            <text:p>2.585805479</text:p>
          </table:table-cell>
          <table:table-cell office:value-type="float" office:value="2.6549307306600003" table:style-name="ce1">
            <text:p>2.654930731</text:p>
          </table:table-cell>
          <table:table-cell office:value-type="float" office:value="2.5649029441500004" table:style-name="ce1">
            <text:p>2.564902944</text:p>
          </table:table-cell>
          <table:table-cell office:value-type="float" office:value="2.6877833029200002" table:style-name="ce1">
            <text:p>2.687783303</text:p>
          </table:table-cell>
          <table:table-cell office:value-type="float" office:value="2.6753920047600004" table:style-name="ce1">
            <text:p>2.675392005</text:p>
          </table:table-cell>
          <table:table-cell office:value-type="float" office:value="2.8791049544800003" table:style-name="ce1">
            <text:p>2.879104954</text:p>
          </table:table-cell>
          <table:table-cell office:value-type="float" office:value="2.9019985680800002" table:style-name="ce1">
            <text:p>2.901998568</text:p>
          </table:table-cell>
          <table:table-cell office:value-type="float" office:value="2.8888934633200001" table:style-name="ce1">
            <text:p>2.888893463</text:p>
          </table:table-cell>
          <table:table-cell office:value-type="float" office:value="2.9220181710500004" table:style-name="ce1">
            <text:p>2.922018171</text:p>
          </table:table-cell>
          <table:table-cell office:value-type="float" office:value="2.9840394705200004" table:style-name="ce1">
            <text:p>2.984039471</text:p>
          </table:table-cell>
          <table:table-cell office:value-type="float" office:value="3.0459753487700003" table:style-name="ce1">
            <text:p>3.045975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6_load</text:p>
          </table:table-cell>
          <table:table-cell office:value-type="float" office:value="2.8525595907600003" table:style-name="ce1">
            <text:p>2.852559591</text:p>
          </table:table-cell>
          <table:table-cell office:value-type="float" office:value="2.8528461325599999" table:style-name="ce1">
            <text:p>2.852846133</text:p>
          </table:table-cell>
          <table:table-cell office:value-type="float" office:value="3.0519975797200001" table:style-name="ce1">
            <text:p>3.05199758</text:p>
          </table:table-cell>
          <table:table-cell office:value-type="float" office:value="3.0638543780800003" table:style-name="ce1">
            <text:p>3.063854378</text:p>
          </table:table-cell>
          <table:table-cell office:value-type="float" office:value="2.94808573136" table:style-name="ce1">
            <text:p>2.948085731</text:p>
          </table:table-cell>
          <table:table-cell office:value-type="float" office:value="3.1589699711199999" table:style-name="ce1">
            <text:p>3.158969971</text:p>
          </table:table-cell>
          <table:table-cell office:value-type="float" office:value="2.6922920234799999" table:style-name="ce1">
            <text:p>2.692292023</text:p>
          </table:table-cell>
          <table:table-cell office:value-type="float" office:value="2.61630224572" table:style-name="ce1">
            <text:p>2.616302246</text:p>
          </table:table-cell>
          <table:table-cell office:value-type="float" office:value="2.8345799881200002" table:style-name="ce1">
            <text:p>2.834579988</text:p>
          </table:table-cell>
          <table:table-cell office:value-type="float" office:value="2.5063780378400002" table:style-name="ce1">
            <text:p>2.506378038</text:p>
          </table:table-cell>
          <table:table-cell office:value-type="float" office:value="2.5733799880800001" table:style-name="ce1">
            <text:p>2.573379988</text:p>
          </table:table-cell>
          <table:table-cell office:value-type="float" office:value="2.4861175602000003" table:style-name="ce1">
            <text:p>2.48611756</text:p>
          </table:table-cell>
          <table:table-cell office:value-type="float" office:value="2.6052234369600002" table:style-name="ce1">
            <text:p>2.605223437</text:p>
          </table:table-cell>
          <table:table-cell office:value-type="float" office:value="2.59321275888" table:style-name="ce1">
            <text:p>2.593212759</text:p>
          </table:table-cell>
          <table:table-cell office:value-type="float" office:value="2.7906683142399999" table:style-name="ce1">
            <text:p>2.790668314</text:p>
          </table:table-cell>
          <table:table-cell office:value-type="float" office:value="2.8128587110400001" table:style-name="ce1">
            <text:p>2.812858711</text:p>
          </table:table-cell>
          <table:table-cell office:value-type="float" office:value="2.80015615216" table:style-name="ce1">
            <text:p>2.800156152</text:p>
          </table:table-cell>
          <table:table-cell office:value-type="float" office:value="2.8322633773999999" table:style-name="ce1">
            <text:p>2.832263377</text:p>
          </table:table-cell>
          <table:table-cell office:value-type="float" office:value="2.8923795857600001" table:style-name="ce1">
            <text:p>2.892379586</text:p>
          </table:table-cell>
          <table:table-cell office:value-type="float" office:value="2.9524129967600001" table:style-name="ce1">
            <text:p>2.9524129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7_load</text:p>
          </table:table-cell>
          <table:table-cell office:value-type="float" office:value="1.0144672593899999" table:style-name="ce1">
            <text:p>1.014467259</text:p>
          </table:table-cell>
          <table:table-cell office:value-type="float" office:value="1.0145691633399998" table:style-name="ce1">
            <text:p>1.014569163</text:p>
          </table:table-cell>
          <table:table-cell office:value-type="float" office:value="1.0853941498299999" table:style-name="ce1">
            <text:p>1.08539415</text:p>
          </table:table-cell>
          <table:table-cell office:value-type="float" office:value="1.0896108281199999" table:style-name="ce1">
            <text:p>1.089610828</text:p>
          </table:table-cell>
          <table:table-cell office:value-type="float" office:value="1.04843958404" table:style-name="ce1">
            <text:p>1.048439584</text:p>
          </table:table-cell>
          <table:table-cell office:value-type="float" office:value="1.1234371481800001" table:style-name="ce1">
            <text:p>1.123437148</text:p>
          </table:table-cell>
          <table:table-cell office:value-type="float" office:value="0.95747069497000004" table:style-name="ce1">
            <text:p>0.957470695</text:p>
          </table:table-cell>
          <table:table-cell office:value-type="float" office:value="0.93044616133000002" table:style-name="ce1">
            <text:p>0.930446161</text:p>
          </table:table-cell>
          <table:table-cell office:value-type="float" office:value="1.00807310493" table:style-name="ce1">
            <text:p>1.008073105</text:p>
          </table:table-cell>
          <table:table-cell office:value-type="float" office:value="0.89135339726000007" table:style-name="ce1">
            <text:p>0.891353397</text:p>
          </table:table-cell>
          <table:table-cell office:value-type="float" office:value="0.91518155562000003" table:style-name="ce1">
            <text:p>0.915181556</text:p>
          </table:table-cell>
          <table:table-cell office:value-type="float" office:value="0.8841480865500001" table:style-name="ce1">
            <text:p>0.884148087</text:p>
          </table:table-cell>
          <table:table-cell office:value-type="float" office:value="0.92650616244000006" table:style-name="ce1">
            <text:p>0.926506162</text:p>
          </table:table-cell>
          <table:table-cell office:value-type="float" office:value="0.9222347593200001" table:style-name="ce1">
            <text:p>0.922234759</text:p>
          </table:table-cell>
          <table:table-cell office:value-type="float" office:value="0.99245662936000001" table:style-name="ce1">
            <text:p>0.992456629</text:p>
          </table:table-cell>
          <table:table-cell office:value-type="float" office:value="1.00034828456" table:style-name="ce1">
            <text:p>1.000348285</text:p>
          </table:table-cell>
          <table:table-cell office:value-type="float" office:value="0.99583082523999999" table:style-name="ce1">
            <text:p>0.995830825</text:p>
          </table:table-cell>
          <table:table-cell office:value-type="float" office:value="1.0072492398499999" table:style-name="ce1">
            <text:p>1.00724924</text:p>
          </table:table-cell>
          <table:table-cell office:value-type="float" office:value="1.0286285956399999" table:style-name="ce1">
            <text:p>1.028628596</text:p>
          </table:table-cell>
          <table:table-cell office:value-type="float" office:value="1.04997850589" table:style-name="ce1">
            <text:p>1.0499785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8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3" table:style-name="ce1">
            <text:p>1.373707577</text:p>
          </table:table-cell>
          <table:table-cell office:value-type="float" office:value="1.170768399295" table:style-name="ce1">
            <text:p>1.170768399</text:p>
          </table:table-cell>
          <table:table-cell office:value-type="float" office:value="1.1377235487550001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100001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50001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4" table:style-name="ce1">
            <text:p>1.217674103</text:p>
          </table:table-cell>
          <table:table-cell office:value-type="float" office:value="1.2316362239750001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59_load</text:p>
          </table:table-cell>
          <table:table-cell office:value-type="float" office:value="2.0891988411200004" table:style-name="ce1">
            <text:p>2.089198841</text:p>
          </table:table-cell>
          <table:table-cell office:value-type="float" office:value="2.0894087027200001" table:style-name="ce1">
            <text:p>2.089408703</text:p>
          </table:table-cell>
          <table:table-cell office:value-type="float" office:value="2.2352661006400005" table:style-name="ce1">
            <text:p>2.235266101</text:p>
          </table:table-cell>
          <table:table-cell office:value-type="float" office:value="2.2439499529600004" table:style-name="ce1">
            <text:p>2.243949953</text:p>
          </table:table-cell>
          <table:table-cell office:value-type="float" office:value="2.1591616483200005" table:style-name="ce1">
            <text:p>2.159161648</text:p>
          </table:table-cell>
          <table:table-cell office:value-type="float" office:value="2.3136120774400002" table:style-name="ce1">
            <text:p>2.313612077</text:p>
          </table:table-cell>
          <table:table-cell office:value-type="float" office:value="1.9718197777599999" table:style-name="ce1">
            <text:p>1.971819778</text:p>
          </table:table-cell>
          <table:table-cell office:value-type="float" office:value="1.9161652926400001" table:style-name="ce1">
            <text:p>1.916165293</text:p>
          </table:table-cell>
          <table:table-cell office:value-type="float" office:value="2.0760306814400002" table:style-name="ce1">
            <text:p>2.076030681</text:p>
          </table:table-cell>
          <table:table-cell office:value-type="float" office:value="1.8356574220800002" table:style-name="ce1">
            <text:p>1.835657422</text:p>
          </table:table-cell>
          <table:table-cell office:value-type="float" office:value="1.88472927296" table:style-name="ce1">
            <text:p>1.884729273</text:p>
          </table:table-cell>
          <table:table-cell office:value-type="float" office:value="1.8208187624000001" table:style-name="ce1">
            <text:p>1.820818762</text:p>
          </table:table-cell>
          <table:table-cell office:value-type="float" office:value="1.9080512355199999" table:style-name="ce1">
            <text:p>1.908051236</text:p>
          </table:table-cell>
          <table:table-cell office:value-type="float" office:value="1.8992546825600001" table:style-name="ce1">
            <text:p>1.899254683</text:p>
          </table:table-cell>
          <table:table-cell office:value-type="float" office:value="2.0438700188800003" table:style-name="ce1">
            <text:p>2.043870019</text:p>
          </table:table-cell>
          <table:table-cell office:value-type="float" office:value="2.0601221404800003" table:style-name="ce1">
            <text:p>2.06012214</text:p>
          </table:table-cell>
          <table:table-cell office:value-type="float" office:value="2.05081885792" table:style-name="ce1">
            <text:p>2.050818858</text:p>
          </table:table-cell>
          <table:table-cell office:value-type="float" office:value="2.0743340088000002" table:style-name="ce1">
            <text:p>2.074334009</text:p>
          </table:table-cell>
          <table:table-cell office:value-type="float" office:value="2.1183627811200001" table:style-name="ce1">
            <text:p>2.118362781</text:p>
          </table:table-cell>
          <table:table-cell office:value-type="float" office:value="2.1623309131200004" table:style-name="ce1">
            <text:p>2.1623309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0_load</text:p>
          </table:table-cell>
          <table:table-cell office:value-type="float" office:value="1.49658983811" table:style-name="ce1">
            <text:p>1.496589838</text:p>
          </table:table-cell>
          <table:table-cell office:value-type="float" office:value="1.4967401716599997" table:style-name="ce1">
            <text:p>1.496740172</text:p>
          </table:table-cell>
          <table:table-cell office:value-type="float" office:value="1.6012245576700002" table:style-name="ce1">
            <text:p>1.601224558</text:p>
          </table:table-cell>
          <table:table-cell office:value-type="float" office:value="1.6074452018800001" table:style-name="ce1">
            <text:p>1.607445202</text:p>
          </table:table-cell>
          <table:table-cell office:value-type="float" office:value="1.54670742596" table:style-name="ce1">
            <text:p>1.546707426</text:p>
          </table:table-cell>
          <table:table-cell office:value-type="float" office:value="1.6573473968199999" table:style-name="ce1">
            <text:p>1.657347397</text:p>
          </table:table-cell>
          <table:table-cell office:value-type="float" office:value="1.4125057975299999" table:style-name="ce1">
            <text:p>1.412505798</text:p>
          </table:table-cell>
          <table:table-cell office:value-type="float" office:value="1.3726379211699999" table:style-name="ce1">
            <text:p>1.372637921</text:p>
          </table:table-cell>
          <table:table-cell office:value-type="float" office:value="1.4871568775699999" table:style-name="ce1">
            <text:p>1.487156878</text:p>
          </table:table-cell>
          <table:table-cell office:value-type="float" office:value="1.31496641774" table:style-name="ce1">
            <text:p>1.314966418</text:p>
          </table:table-cell>
          <table:table-cell office:value-type="float" office:value="1.3501188493799998" table:style-name="ce1">
            <text:p>1.350118849</text:p>
          </table:table-cell>
          <table:table-cell office:value-type="float" office:value="1.30433680095" table:style-name="ce1">
            <text:p>1.304336801</text:p>
          </table:table-cell>
          <table:table-cell office:value-type="float" office:value="1.3668254475599999" table:style-name="ce1">
            <text:p>1.366825448</text:p>
          </table:table-cell>
          <table:table-cell office:value-type="float" office:value="1.3605240706799999" table:style-name="ce1">
            <text:p>1.360524071</text:p>
          </table:table-cell>
          <table:table-cell office:value-type="float" office:value="1.46411871064" table:style-name="ce1">
            <text:p>1.464118711</text:p>
          </table:table-cell>
          <table:table-cell office:value-type="float" office:value="1.4757608554399999" table:style-name="ce1">
            <text:p>1.475760855</text:p>
          </table:table-cell>
          <table:table-cell office:value-type="float" office:value="1.4690964847599999" table:style-name="ce1">
            <text:p>1.469096485</text:p>
          </table:table-cell>
          <table:table-cell office:value-type="float" office:value="1.4859414726499998" table:style-name="ce1">
            <text:p>1.485941473</text:p>
          </table:table-cell>
          <table:table-cell office:value-type="float" office:value="1.5174813143599999" table:style-name="ce1">
            <text:p>1.517481314</text:p>
          </table:table-cell>
          <table:table-cell office:value-type="float" office:value="1.5489777166100001" table:style-name="ce1">
            <text:p>1.5489777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1_load</text:p>
          </table:table-cell>
          <table:table-cell office:value-type="float" office:value="2.3503485712600001" table:style-name="ce1">
            <text:p>2.350348571</text:p>
          </table:table-cell>
          <table:table-cell office:value-type="float" office:value="2.35058466556" table:style-name="ce1">
            <text:p>2.350584666</text:p>
          </table:table-cell>
          <table:table-cell office:value-type="float" office:value="2.51467423822" table:style-name="ce1">
            <text:p>2.514674238</text:p>
          </table:table-cell>
          <table:table-cell office:value-type="float" office:value="2.52444357208" table:style-name="ce1">
            <text:p>2.524443572</text:p>
          </table:table-cell>
          <table:table-cell office:value-type="float" office:value="2.4290567293600001" table:style-name="ce1">
            <text:p>2.429056729</text:p>
          </table:table-cell>
          <table:table-cell office:value-type="float" office:value="2.6028134621199999" table:style-name="ce1">
            <text:p>2.602813462</text:p>
          </table:table-cell>
          <table:table-cell office:value-type="float" office:value="2.2182971249799999" table:style-name="ce1">
            <text:p>2.218297125</text:p>
          </table:table-cell>
          <table:table-cell office:value-type="float" office:value="2.1556858292200003" table:style-name="ce1">
            <text:p>2.155685829</text:p>
          </table:table-cell>
          <table:table-cell office:value-type="float" office:value="2.33553439162" table:style-name="ce1">
            <text:p>2.335534392</text:p>
          </table:table-cell>
          <table:table-cell office:value-type="float" office:value="2.0651144748400001" table:style-name="ce1">
            <text:p>2.065114475</text:p>
          </table:table-cell>
          <table:table-cell office:value-type="float" office:value="2.1203203070800001" table:style-name="ce1">
            <text:p>2.120320307</text:p>
          </table:table-cell>
          <table:table-cell office:value-type="float" office:value="2.0484209827000002" table:style-name="ce1">
            <text:p>2.048420983</text:p>
          </table:table-cell>
          <table:table-cell office:value-type="float" office:value="2.14655751496" table:style-name="ce1">
            <text:p>2.146557515</text:p>
          </table:table-cell>
          <table:table-cell office:value-type="float" office:value="2.1366613928800002" table:style-name="ce1">
            <text:p>2.136661393</text:p>
          </table:table-cell>
          <table:table-cell office:value-type="float" office:value="2.2993536462400002" table:style-name="ce1">
            <text:p>2.299353646</text:p>
          </table:table-cell>
          <table:table-cell office:value-type="float" office:value="2.3176372830400003" table:style-name="ce1">
            <text:p>2.317637283</text:p>
          </table:table-cell>
          <table:table-cell office:value-type="float" office:value="2.3071710901599998" table:style-name="ce1">
            <text:p>2.30717109</text:p>
          </table:table-cell>
          <table:table-cell office:value-type="float" office:value="2.3336256348999997" table:style-name="ce1">
            <text:p>2.333625635</text:p>
          </table:table-cell>
          <table:table-cell office:value-type="float" office:value="2.3831580037600002" table:style-name="ce1">
            <text:p>2.383158004</text:p>
          </table:table-cell>
          <table:table-cell office:value-type="float" office:value="2.43262215226" table:style-name="ce1">
            <text:p>2.4326221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2_load</text:p>
          </table:table-cell>
          <table:table-cell office:value-type="float" office:value="5.9622502235040002" table:style-name="ce1">
            <text:p>5.962250224</text:p>
          </table:table-cell>
          <table:table-cell office:value-type="float" office:value="5.9628491362239995" table:style-name="ce1">
            <text:p>5.962849136</text:p>
          </table:table-cell>
          <table:table-cell office:value-type="float" office:value="6.3791037102880006" table:style-name="ce1">
            <text:p>6.37910371</text:p>
          </table:table-cell>
          <table:table-cell office:value-type="float" office:value="6.4038860888320004" table:style-name="ce1">
            <text:p>6.403886089</text:p>
          </table:table-cell>
          <table:table-cell office:value-type="float" office:value="6.1619133117440006" table:style-name="ce1">
            <text:p>6.161913312</text:p>
          </table:table-cell>
          <table:table-cell office:value-type="float" office:value="6.6026910748479999" table:style-name="ce1">
            <text:p>6.602691075</text:p>
          </table:table-cell>
          <table:table-cell office:value-type="float" office:value="5.6272684349919997" table:style-name="ce1">
            <text:p>5.627268435</text:p>
          </table:table-cell>
          <table:table-cell office:value-type="float" office:value="5.4684390966879999" table:style-name="ce1">
            <text:p>5.468439097</text:p>
          </table:table-cell>
          <table:table-cell office:value-type="float" office:value="5.9246703216480006" table:style-name="ce1">
            <text:p>5.924670322</text:p>
          </table:table-cell>
          <table:table-cell office:value-type="float" office:value="5.2386820199360002" table:style-name="ce1">
            <text:p>5.23868202</text:p>
          </table:table-cell>
          <table:table-cell office:value-type="float" office:value="5.3787255328320001" table:style-name="ce1">
            <text:p>5.378725533</text:p>
          </table:table-cell>
          <table:table-cell office:value-type="float" office:value="5.1963347680800007" table:style-name="ce1">
            <text:p>5.196334768</text:p>
          </table:table-cell>
          <table:table-cell office:value-type="float" office:value="5.445282825984" table:style-name="ce1">
            <text:p>5.445282826</text:p>
          </table:table-cell>
          <table:table-cell office:value-type="float" office:value="5.4201788171520002" table:style-name="ce1">
            <text:p>5.420178817</text:p>
          </table:table-cell>
          <table:table-cell office:value-type="float" office:value="5.832888738496" table:style-name="ce1">
            <text:p>5.832888738</text:p>
          </table:table-cell>
          <table:table-cell office:value-type="float" office:value="5.8792697932160003" table:style-name="ce1">
            <text:p>5.879269793</text:p>
          </table:table-cell>
          <table:table-cell office:value-type="float" office:value="5.852719656064" table:style-name="ce1">
            <text:p>5.852719656</text:p>
          </table:table-cell>
          <table:table-cell office:value-type="float" office:value="5.9198282789599999" table:style-name="ce1">
            <text:p>5.919828279</text:p>
          </table:table-cell>
          <table:table-cell office:value-type="float" office:value="6.0454796215040005" table:style-name="ce1">
            <text:p>6.045479622</text:p>
          </table:table-cell>
          <table:table-cell office:value-type="float" office:value="6.1709579059040003" table:style-name="ce1">
            <text:p>6.1709579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3_load</text:p>
          </table:table-cell>
          <table:table-cell office:value-type="float" office:value="0.46605282609600002" table:style-name="ce1">
            <text:p>0.466052826</text:p>
          </table:table-cell>
          <table:table-cell office:value-type="float" office:value="0.46609964137599996" table:style-name="ce1">
            <text:p>0.466099641</text:p>
          </table:table-cell>
          <table:table-cell office:value-type="float" office:value="0.49863706091200005" table:style-name="ce1">
            <text:p>0.498637061</text:p>
          </table:table-cell>
          <table:table-cell office:value-type="float" office:value="0.50057422796800011" table:style-name="ce1">
            <text:p>0.500574228</text:p>
          </table:table-cell>
          <table:table-cell office:value-type="float" office:value="0.48165991385599999" table:style-name="ce1">
            <text:p>0.481659914</text:p>
          </table:table-cell>
          <table:table-cell office:value-type="float" office:value="0.51611424035200004" table:style-name="ce1">
            <text:p>0.51611424</text:p>
          </table:table-cell>
          <table:table-cell office:value-type="float" office:value="0.43986826580799998" table:style-name="ce1">
            <text:p>0.439868266</text:p>
          </table:table-cell>
          <table:table-cell office:value-type="float" office:value="0.42745303451200001" table:style-name="ce1">
            <text:p>0.427453035</text:p>
          </table:table-cell>
          <table:table-cell office:value-type="float" office:value="0.46311531355200003" table:style-name="ce1">
            <text:p>0.463115314</text:p>
          </table:table-cell>
          <table:table-cell office:value-type="float" office:value="0.40949358646400003" table:style-name="ce1">
            <text:p>0.409493586</text:p>
          </table:table-cell>
          <table:table-cell office:value-type="float" office:value="0.42044038396799999" table:style-name="ce1">
            <text:p>0.420440384</text:p>
          </table:table-cell>
          <table:table-cell office:value-type="float" office:value="0.40618342392000001" table:style-name="ce1">
            <text:p>0.406183424</text:p>
          </table:table-cell>
          <table:table-cell office:value-type="float" office:value="0.42564297561600001" table:style-name="ce1">
            <text:p>0.425642976</text:p>
          </table:table-cell>
          <table:table-cell office:value-type="float" office:value="0.423680667648" table:style-name="ce1">
            <text:p>0.423680668</text:p>
          </table:table-cell>
          <table:table-cell office:value-type="float" office:value="0.45594101190399999" table:style-name="ce1">
            <text:p>0.455941012</text:p>
          </table:table-cell>
          <table:table-cell office:value-type="float" office:value="0.45956648518400001" table:style-name="ce1">
            <text:p>0.459566485</text:p>
          </table:table-cell>
          <table:table-cell office:value-type="float" office:value="0.45749113753599996" table:style-name="ce1">
            <text:p>0.457491138</text:p>
          </table:table-cell>
          <table:table-cell office:value-type="float" office:value="0.46273682503999997" table:style-name="ce1">
            <text:p>0.462736825</text:p>
          </table:table-cell>
          <table:table-cell office:value-type="float" office:value="0.47255862809600002" table:style-name="ce1">
            <text:p>0.472558628</text:p>
          </table:table-cell>
          <table:table-cell office:value-type="float" office:value="0.48236690369599999" table:style-name="ce1">
            <text:p>0.4823669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4_load</text:p>
          </table:table-cell>
          <table:table-cell office:value-type="float" office:value="0.61269844379000005" table:style-name="ce1">
            <text:p>0.612698444</text:p>
          </table:table-cell>
          <table:table-cell office:value-type="float" office:value="0.61275998974000001" table:style-name="ce1">
            <text:p>0.61275999</text:p>
          </table:table-cell>
          <table:table-cell office:value-type="float" office:value="0.65553547663000011" table:style-name="ce1">
            <text:p>0.655535477</text:p>
          </table:table-cell>
          <table:table-cell office:value-type="float" office:value="0.65808218332000001" table:style-name="ce1">
            <text:p>0.658082183</text:p>
          </table:table-cell>
          <table:table-cell office:value-type="float" office:value="0.63321638244" table:style-name="ce1">
            <text:p>0.633216382</text:p>
          </table:table-cell>
          <table:table-cell office:value-type="float" office:value="0.67851194098000001" table:style-name="ce1">
            <text:p>0.678511941</text:p>
          </table:table-cell>
          <table:table-cell office:value-type="float" office:value="0.57827477617" table:style-name="ce1">
            <text:p>0.578274776</text:p>
          </table:table-cell>
          <table:table-cell office:value-type="float" office:value="0.56195302813000003" table:style-name="ce1">
            <text:p>0.561953028</text:p>
          </table:table-cell>
          <table:table-cell office:value-type="float" office:value="0.60883662773000002" table:style-name="ce1">
            <text:p>0.608836628</text:p>
          </table:table-cell>
          <table:table-cell office:value-type="float" office:value="0.53834254686000005" table:style-name="ce1">
            <text:p>0.538342547</text:p>
          </table:table-cell>
          <table:table-cell office:value-type="float" office:value="0.55273381082000006" table:style-name="ce1">
            <text:p>0.552733811</text:p>
          </table:table-cell>
          <table:table-cell office:value-type="float" office:value="0.53399082455000002" table:style-name="ce1">
            <text:p>0.533990825</text:p>
          </table:table-cell>
          <table:table-cell office:value-type="float" office:value="0.55957342484000006" table:style-name="ce1">
            <text:p>0.559573425</text:p>
          </table:table-cell>
          <table:table-cell office:value-type="float" office:value="0.55699366652000004" table:style-name="ce1">
            <text:p>0.556993667</text:p>
          </table:table-cell>
          <table:table-cell office:value-type="float" office:value="0.59940489496000005" table:style-name="ce1">
            <text:p>0.599404895</text:p>
          </table:table-cell>
          <table:table-cell office:value-type="float" office:value="0.60417114216000001" table:style-name="ce1">
            <text:p>0.604171142</text:p>
          </table:table-cell>
          <table:table-cell office:value-type="float" office:value="0.60144277564000004" table:style-name="ce1">
            <text:p>0.601442776</text:p>
          </table:table-cell>
          <table:table-cell office:value-type="float" office:value="0.60833904584999998" table:style-name="ce1">
            <text:p>0.608339046</text:p>
          </table:table-cell>
          <table:table-cell office:value-type="float" office:value="0.62125133003999999" table:style-name="ce1">
            <text:p>0.62125133</text:p>
          </table:table-cell>
          <table:table-cell office:value-type="float" office:value="0.63414583029000005" table:style-name="ce1">
            <text:p>0.634145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5_load</text:p>
          </table:table-cell>
          <table:table-cell office:value-type="float" office:value="6.0968427767300009" table:style-name="ce1">
            <text:p>6.096842777</text:p>
          </table:table-cell>
          <table:table-cell office:value-type="float" office:value="6.0974552093799996" table:style-name="ce1">
            <text:p>6.097455209</text:p>
          </table:table-cell>
          <table:table-cell office:value-type="float" office:value="6.5231063658100013" table:style-name="ce1">
            <text:p>6.523106366</text:p>
          </table:table-cell>
          <table:table-cell office:value-type="float" office:value="6.5484481848400007" table:style-name="ce1">
            <text:p>6.548448185</text:p>
          </table:table-cell>
          <table:table-cell office:value-type="float" office:value="6.301013084280001" table:style-name="ce1">
            <text:p>6.301013084</text:p>
          </table:table-cell>
          <table:table-cell office:value-type="float" office:value="6.7517410192600007" table:style-name="ce1">
            <text:p>6.751741019</text:p>
          </table:table-cell>
          <table:table-cell office:value-type="float" office:value="5.7542990677899999" table:style-name="ce1">
            <text:p>5.754299068</text:p>
          </table:table-cell>
          <table:table-cell office:value-type="float" office:value="5.5918842963100008" table:style-name="ce1">
            <text:p>5.591884296</text:p>
          </table:table-cell>
          <table:table-cell office:value-type="float" office:value="6.0584145415100004" table:style-name="ce1">
            <text:p>6.058414542</text:p>
          </table:table-cell>
          <table:table-cell office:value-type="float" office:value="5.3569406548200007" table:style-name="ce1">
            <text:p>5.356940655</text:p>
          </table:table-cell>
          <table:table-cell office:value-type="float" office:value="5.50014552734" table:style-name="ce1">
            <text:p>5.500145527</text:p>
          </table:table-cell>
          <table:table-cell office:value-type="float" office:value="5.3136374508500008" table:style-name="ce1">
            <text:p>5.313637451</text:p>
          </table:table-cell>
          <table:table-cell office:value-type="float" office:value="5.5682052930800001" table:style-name="ce1">
            <text:p>5.568205293</text:p>
          </table:table-cell>
          <table:table-cell office:value-type="float" office:value="5.5425345832400001" table:style-name="ce1">
            <text:p>5.542534583</text:p>
          </table:table-cell>
          <table:table-cell office:value-type="float" office:value="5.9645610695200002" table:style-name="ce1">
            <text:p>5.96456107</text:p>
          </table:table-cell>
          <table:table-cell office:value-type="float" office:value="6.0119891359200004" table:style-name="ce1">
            <text:p>6.011989136</text:p>
          </table:table-cell>
          <table:table-cell office:value-type="float" office:value="5.9848396526799998" table:style-name="ce1">
            <text:p>5.984839653</text:p>
          </table:table-cell>
          <table:table-cell office:value-type="float" office:value="6.0534631939499999" table:style-name="ce1">
            <text:p>6.053463194</text:p>
          </table:table-cell>
          <table:table-cell office:value-type="float" office:value="6.1819510054800002" table:style-name="ce1">
            <text:p>6.181951005</text:p>
          </table:table-cell>
          <table:table-cell office:value-type="float" office:value="6.3102618522300009" table:style-name="ce1">
            <text:p>6.3102618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6_load</text:p>
          </table:table-cell>
          <table:table-cell office:value-type="float" office:value="2.1695526042400002" table:style-name="ce1">
            <text:p>2.169552604</text:p>
          </table:table-cell>
          <table:table-cell office:value-type="float" office:value="2.1697705374400003" table:style-name="ce1">
            <text:p>2.169770537</text:p>
          </table:table-cell>
          <table:table-cell office:value-type="float" office:value="2.3212378352800007" table:style-name="ce1">
            <text:p>2.321237835</text:p>
          </table:table-cell>
          <table:table-cell office:value-type="float" office:value="2.3302556819200002" table:style-name="ce1">
            <text:p>2.330255682</text:p>
          </table:table-cell>
          <table:table-cell office:value-type="float" office:value="2.2422062886400003" table:style-name="ce1">
            <text:p>2.242206289</text:p>
          </table:table-cell>
          <table:table-cell office:value-type="float" office:value="2.4025971188800006" table:style-name="ce1">
            <text:p>2.402597119</text:p>
          </table:table-cell>
          <table:table-cell office:value-type="float" office:value="2.0476589615200003" table:style-name="ce1">
            <text:p>2.047658962</text:p>
          </table:table-cell>
          <table:table-cell office:value-type="float" office:value="1.9898639192800001" table:style-name="ce1">
            <text:p>1.989863919</text:p>
          </table:table-cell>
          <table:table-cell office:value-type="float" office:value="2.1558779768800003" table:style-name="ce1">
            <text:p>2.155877977</text:p>
          </table:table-cell>
          <table:table-cell office:value-type="float" office:value="1.9062595921600001" table:style-name="ce1">
            <text:p>1.906259592</text:p>
          </table:table-cell>
          <table:table-cell office:value-type="float" office:value="1.95721882192" table:style-name="ce1">
            <text:p>1.957218822</text:p>
          </table:table-cell>
          <table:table-cell office:value-type="float" office:value="1.8908502148000002" table:style-name="ce1">
            <text:p>1.890850215</text:p>
          </table:table-cell>
          <table:table-cell office:value-type="float" office:value="1.9814377830400001" table:style-name="ce1">
            <text:p>1.981437783</text:p>
          </table:table-cell>
          <table:table-cell office:value-type="float" office:value="1.9723029011200002" table:style-name="ce1">
            <text:p>1.972302901</text:p>
          </table:table-cell>
          <table:table-cell office:value-type="float" office:value="2.1224803657600004" table:style-name="ce1">
            <text:p>2.122480366</text:p>
          </table:table-cell>
          <table:table-cell office:value-type="float" office:value="2.1393575689600004" table:style-name="ce1">
            <text:p>2.139357569</text:p>
          </table:table-cell>
          <table:table-cell office:value-type="float" office:value="2.1296964678400001" table:style-name="ce1">
            <text:p>2.129696468</text:p>
          </table:table-cell>
          <table:table-cell office:value-type="float" office:value="2.1541160476000001" table:style-name="ce1">
            <text:p>2.154116048</text:p>
          </table:table-cell>
          <table:table-cell office:value-type="float" office:value="2.1998382342400005" table:style-name="ce1">
            <text:p>2.199838234</text:p>
          </table:table-cell>
          <table:table-cell office:value-type="float" office:value="2.2454974482400005" table:style-name="ce1">
            <text:p>2.2454974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7_load</text:p>
          </table:table-cell>
          <table:table-cell office:value-type="float" office:value="1.2555285487499999" table:style-name="ce1">
            <text:p>1.255528549</text:p>
          </table:table-cell>
          <table:table-cell office:value-type="float" office:value="1.2556546674999998" table:style-name="ce1">
            <text:p>1.255654668</text:p>
          </table:table-cell>
          <table:table-cell office:value-type="float" office:value="1.34330935375" table:style-name="ce1">
            <text:p>1.343309354</text:p>
          </table:table-cell>
          <table:table-cell office:value-type="float" office:value="1.3485280150000001" table:style-name="ce1">
            <text:p>1.348528015</text:p>
          </table:table-cell>
          <table:table-cell office:value-type="float" office:value="1.2975735049999999" table:style-name="ce1">
            <text:p>1.297573505</text:p>
          </table:table-cell>
          <table:table-cell office:value-type="float" office:value="1.3903922725" table:style-name="ce1">
            <text:p>1.390392273</text:p>
          </table:table-cell>
          <table:table-cell office:value-type="float" office:value="1.1849882462499999" table:style-name="ce1">
            <text:p>1.184988246</text:p>
          </table:table-cell>
          <table:table-cell office:value-type="float" office:value="1.1515420412499999" table:style-name="ce1">
            <text:p>1.151542041</text:p>
          </table:table-cell>
          <table:table-cell office:value-type="float" office:value="1.2476149912500001" table:style-name="ce1">
            <text:p>1.247614991</text:p>
          </table:table-cell>
          <table:table-cell office:value-type="float" office:value="1.1031599075" table:style-name="ce1">
            <text:p>1.103159908</text:p>
          </table:table-cell>
          <table:table-cell office:value-type="float" office:value="1.1326502024999998" table:style-name="ce1">
            <text:p>1.132650203</text:p>
          </table:table-cell>
          <table:table-cell office:value-type="float" office:value="1.09424244375" table:style-name="ce1">
            <text:p>1.094242444</text:p>
          </table:table-cell>
          <table:table-cell office:value-type="float" office:value="1.1466658049999998" table:style-name="ce1">
            <text:p>1.146665805</text:p>
          </table:table-cell>
          <table:table-cell office:value-type="float" office:value="1.1413794150000001" table:style-name="ce1">
            <text:p>1.141379415</text:p>
          </table:table-cell>
          <table:table-cell office:value-type="float" office:value="1.2282876700000001" table:style-name="ce1">
            <text:p>1.22828767</text:p>
          </table:table-cell>
          <table:table-cell office:value-type="float" office:value="1.2380545699999999" table:style-name="ce1">
            <text:p>1.23805457</text:p>
          </table:table-cell>
          <table:table-cell office:value-type="float" office:value="1.2324636549999999" table:style-name="ce1">
            <text:p>1.232463655</text:p>
          </table:table-cell>
          <table:table-cell office:value-type="float" office:value="1.2465953562499998" table:style-name="ce1">
            <text:p>1.246595356</text:p>
          </table:table-cell>
          <table:table-cell office:value-type="float" office:value="1.2730549549999999" table:style-name="ce1">
            <text:p>1.273054955</text:p>
          </table:table-cell>
          <table:table-cell office:value-type="float" office:value="1.29947811125" table:style-name="ce1">
            <text:p>1.29947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8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14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12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500008" table:style-name="ce1">
            <text:p>0.643243688</text:p>
          </table:table-cell>
          <table:table-cell office:value-type="float" office:value="0.6568968407800001" table:style-name="ce1">
            <text:p>0.656896841</text:p>
          </table:table-cell>
          <table:table-cell office:value-type="float" office:value="0.67053118940500012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69_load</text:p>
          </table:table-cell>
          <table:table-cell office:value-type="float" office:value="11.20935095524" table:style-name="ce1">
            <text:p>11.20935096</text:p>
          </table:table-cell>
          <table:table-cell office:value-type="float" office:value="11.210476943439998" table:style-name="ce1">
            <text:p>11.21047694</text:p>
          </table:table-cell>
          <table:table-cell office:value-type="float" office:value="11.99305798228" table:style-name="ce1">
            <text:p>11.99305798</text:p>
          </table:table-cell>
          <table:table-cell office:value-type="float" office:value="12.03965018992" table:style-name="ce1">
            <text:p>12.03965019</text:p>
          </table:table-cell>
          <table:table-cell office:value-type="float" office:value="11.58472832464" table:style-name="ce1">
            <text:p>11.58472832</text:p>
          </table:table-cell>
          <table:table-cell office:value-type="float" office:value="12.41341428088" table:style-name="ce1">
            <text:p>12.41341428</text:p>
          </table:table-cell>
          <table:table-cell office:value-type="float" office:value="10.57956713452" table:style-name="ce1">
            <text:p>10.57956713</text:p>
          </table:table-cell>
          <table:table-cell office:value-type="float" office:value="10.28095941628" table:style-name="ce1">
            <text:p>10.28095942</text:p>
          </table:table-cell>
          <table:table-cell office:value-type="float" office:value="11.13869871388" table:style-name="ce1">
            <text:p>11.13869871</text:p>
          </table:table-cell>
          <table:table-cell office:value-type="float" office:value="9.8490037261599994" table:style-name="ce1">
            <text:p>9.849003726</text:p>
          </table:table-cell>
          <table:table-cell office:value-type="float" office:value="10.112293079919999" table:style-name="ce1">
            <text:p>10.11229308</text:p>
          </table:table-cell>
          <table:table-cell office:value-type="float" office:value="9.7693886098" table:style-name="ce1">
            <text:p>9.76938861</text:p>
          </table:table-cell>
          <table:table-cell office:value-type="float" office:value="10.23742437904" table:style-name="ce1">
            <text:p>10.23742438</text:p>
          </table:table-cell>
          <table:table-cell office:value-type="float" office:value="10.19022748912" table:style-name="ce1">
            <text:p>10.19022749</text:p>
          </table:table-cell>
          <table:table-cell office:value-type="float" office:value="10.96614438976" table:style-name="ce1">
            <text:p>10.96614439</text:p>
          </table:table-cell>
          <table:table-cell office:value-type="float" office:value="11.053343272959999" table:style-name="ce1">
            <text:p>11.05334327</text:p>
          </table:table-cell>
          <table:table-cell office:value-type="float" office:value="11.003427583839999" table:style-name="ce1">
            <text:p>11.00342758</text:p>
          </table:table-cell>
          <table:table-cell office:value-type="float" office:value="11.129595412599999" table:style-name="ce1">
            <text:p>11.12959541</text:p>
          </table:table-cell>
          <table:table-cell office:value-type="float" office:value="11.36582671024" table:style-name="ce1">
            <text:p>11.36582671</text:p>
          </table:table-cell>
          <table:table-cell office:value-type="float" office:value="11.601732649240001" table:style-name="ce1">
            <text:p>11.601732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0_load</text:p>
          </table:table-cell>
          <table:table-cell office:value-type="float" office:value="10.86784746198" table:style-name="ce1">
            <text:p>10.86784746</text:p>
          </table:table-cell>
          <table:table-cell office:value-type="float" office:value="10.868939145879999" table:style-name="ce1">
            <text:p>10.86893915</text:p>
          </table:table-cell>
          <table:table-cell office:value-type="float" office:value="11.627678110060002" table:style-name="ce1">
            <text:p>11.62767811</text:p>
          </table:table-cell>
          <table:table-cell office:value-type="float" office:value="11.672850841840001" table:style-name="ce1">
            <text:p>11.67285084</text:p>
          </table:table-cell>
          <table:table-cell office:value-type="float" office:value="11.23178860328" table:style-name="ce1">
            <text:p>11.2317886</text:p>
          </table:table-cell>
          <table:table-cell office:value-type="float" office:value="12.03522785476" table:style-name="ce1">
            <text:p>12.03522785</text:p>
          </table:table-cell>
          <table:table-cell office:value-type="float" office:value="10.257250603539999" table:style-name="ce1">
            <text:p>10.2572506</text:p>
          </table:table-cell>
          <table:table-cell office:value-type="float" office:value="9.9677402530600006" table:style-name="ce1">
            <text:p>9.967740253</text:p>
          </table:table-cell>
          <table:table-cell office:value-type="float" office:value="10.799347708259999" table:style-name="ce1">
            <text:p>10.79934771</text:p>
          </table:table-cell>
          <table:table-cell office:value-type="float" office:value="9.5489445033199996" table:style-name="ce1">
            <text:p>9.548944503</text:p>
          </table:table-cell>
          <table:table-cell office:value-type="float" office:value="9.80421249684" table:style-name="ce1">
            <text:p>9.804212497</text:p>
          </table:table-cell>
          <table:table-cell office:value-type="float" office:value="9.4717549371" table:style-name="ce1">
            <text:p>9.471754937</text:p>
          </table:table-cell>
          <table:table-cell office:value-type="float" office:value="9.9255315520799989" table:style-name="ce1">
            <text:p>9.925531552</text:p>
          </table:table-cell>
          <table:table-cell office:value-type="float" office:value="9.8797725602399993" table:style-name="ce1">
            <text:p>9.87977256</text:p>
          </table:table-cell>
          <table:table-cell office:value-type="float" office:value="10.63205041552" table:style-name="ce1">
            <text:p>10.63205042</text:p>
          </table:table-cell>
          <table:table-cell office:value-type="float" office:value="10.71659270192" table:style-name="ce1">
            <text:p>10.7165927</text:p>
          </table:table-cell>
          <table:table-cell office:value-type="float" office:value="10.668197741679998" table:style-name="ce1">
            <text:p>10.66819774</text:p>
          </table:table-cell>
          <table:table-cell office:value-type="float" office:value="10.7905217477" table:style-name="ce1">
            <text:p>10.79052175</text:p>
          </table:table-cell>
          <table:table-cell office:value-type="float" office:value="11.019556034479999" table:style-name="ce1">
            <text:p>11.01955603</text:p>
          </table:table-cell>
          <table:table-cell office:value-type="float" office:value="11.24827487498" table:style-name="ce1">
            <text:p>11.248274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1_load</text:p>
          </table:table-cell>
          <table:table-cell office:value-type="float" office:value="16.673406847400003" table:style-name="ce1">
            <text:p>16.67340685</text:p>
          </table:table-cell>
          <table:table-cell office:value-type="float" office:value="16.6750817044" table:style-name="ce1">
            <text:p>16.6750817</text:p>
          </table:table-cell>
          <table:table-cell office:value-type="float" office:value="17.839135937800005" table:style-name="ce1">
            <text:p>17.83913594</text:p>
          </table:table-cell>
          <table:table-cell office:value-type="float" office:value="17.908439759200004" table:style-name="ce1">
            <text:p>17.90843976</text:p>
          </table:table-cell>
          <table:table-cell office:value-type="float" office:value="17.231763866400001" table:style-name="ce1">
            <text:p>17.23176387</text:p>
          </table:table-cell>
          <table:table-cell office:value-type="float" office:value="18.464397098800003" table:style-name="ce1">
            <text:p>18.4643971</text:p>
          </table:table-cell>
          <table:table-cell office:value-type="float" office:value="15.7366316302" table:style-name="ce1">
            <text:p>15.73663163</text:p>
          </table:table-cell>
          <table:table-cell office:value-type="float" office:value="15.292466027800002" table:style-name="ce1">
            <text:p>15.29246603</text:p>
          </table:table-cell>
          <table:table-cell office:value-type="float" office:value="16.568314803800003" table:style-name="ce1">
            <text:p>16.5683148</text:p>
          </table:table-cell>
          <table:table-cell office:value-type="float" office:value="14.649951291600001" table:style-name="ce1">
            <text:p>14.64995129</text:p>
          </table:table-cell>
          <table:table-cell office:value-type="float" office:value="15.0415824092" table:style-name="ce1">
            <text:p>15.04158241</text:p>
          </table:table-cell>
          <table:table-cell office:value-type="float" office:value="14.531527373000001" table:style-name="ce1">
            <text:p>14.53152737</text:p>
          </table:table-cell>
          <table:table-cell office:value-type="float" office:value="15.2277096104" table:style-name="ce1">
            <text:p>15.22770961</text:p>
          </table:table-cell>
          <table:table-cell office:value-type="float" office:value="15.1575063512" table:style-name="ce1">
            <text:p>15.15750635</text:p>
          </table:table-cell>
          <table:table-cell office:value-type="float" office:value="16.311647977600003" table:style-name="ce1">
            <text:p>16.31164798</text:p>
          </table:table-cell>
          <table:table-cell office:value-type="float" office:value="16.441352409600004" table:style-name="ce1">
            <text:p>16.44135241</text:p>
          </table:table-cell>
          <table:table-cell office:value-type="float" office:value="16.3671050584" table:style-name="ce1">
            <text:p>16.36710506</text:p>
          </table:table-cell>
          <table:table-cell office:value-type="float" office:value="16.554774051000003" table:style-name="ce1">
            <text:p>16.55477405</text:p>
          </table:table-cell>
          <table:table-cell office:value-type="float" office:value="16.906157522400001" table:style-name="ce1">
            <text:p>16.90615752</text:p>
          </table:table-cell>
          <table:table-cell office:value-type="float" office:value="17.257057037400003" table:style-name="ce1">
            <text:p>17.2570570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2_load</text:p>
          </table:table-cell>
          <table:table-cell office:value-type="float" office:value="19.676628744010003" table:style-name="ce1">
            <text:p>19.67662874</text:p>
          </table:table-cell>
          <table:table-cell office:value-type="float" office:value="19.678605277060001" table:style-name="ce1">
            <text:p>19.67860528</text:p>
          </table:table-cell>
          <table:table-cell office:value-type="float" office:value="21.052329519970002" table:style-name="ce1">
            <text:p>21.05232952</text:p>
          </table:table-cell>
          <table:table-cell office:value-type="float" office:value="21.134116379080002" table:style-name="ce1">
            <text:p>21.13411638</text:p>
          </table:table-cell>
          <table:table-cell office:value-type="float" office:value="20.335557298360001" table:style-name="ce1">
            <text:p>20.3355573</text:p>
          </table:table-cell>
          <table:table-cell office:value-type="float" office:value="21.790213022620001" table:style-name="ce1">
            <text:p>21.79021302</text:p>
          </table:table-cell>
          <table:table-cell office:value-type="float" office:value="18.57112112323" table:style-name="ce1">
            <text:p>18.57112112</text:p>
          </table:table-cell>
          <table:table-cell office:value-type="float" office:value="18.046952198470002" table:style-name="ce1">
            <text:p>18.0469522</text:p>
          </table:table-cell>
          <table:table-cell office:value-type="float" office:value="19.552607470870001" table:style-name="ce1">
            <text:p>19.55260747</text:p>
          </table:table-cell>
          <table:table-cell office:value-type="float" office:value="17.288707398340001" table:style-name="ce1">
            <text:p>17.2887074</text:p>
          </table:table-cell>
          <table:table-cell office:value-type="float" office:value="17.750879301579999" table:style-name="ce1">
            <text:p>17.7508793</text:p>
          </table:table-cell>
          <table:table-cell office:value-type="float" office:value="17.148952906450003" table:style-name="ce1">
            <text:p>17.14895291</text:p>
          </table:table-cell>
          <table:table-cell office:value-type="float" office:value="17.970531823960002" table:style-name="ce1">
            <text:p>17.97053182</text:p>
          </table:table-cell>
          <table:table-cell office:value-type="float" office:value="17.887683519880003" table:style-name="ce1">
            <text:p>17.88768352</text:p>
          </table:table-cell>
          <table:table-cell office:value-type="float" office:value="19.24970969224" table:style-name="ce1">
            <text:p>19.24970969</text:p>
          </table:table-cell>
          <table:table-cell office:value-type="float" office:value="19.402776549040002" table:style-name="ce1">
            <text:p>19.40277655</text:p>
          </table:table-cell>
          <table:table-cell office:value-type="float" office:value="19.315155729160001" table:style-name="ce1">
            <text:p>19.31515573</text:p>
          </table:table-cell>
          <table:table-cell office:value-type="float" office:value="19.53662775115" table:style-name="ce1">
            <text:p>19.53662775</text:p>
          </table:table-cell>
          <table:table-cell office:value-type="float" office:value="19.95130258276" table:style-name="ce1">
            <text:p>19.95130258</text:p>
          </table:table-cell>
          <table:table-cell office:value-type="float" office:value="20.365406287510002" table:style-name="ce1">
            <text:p>20.3654062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3_load</text:p>
          </table:table-cell>
          <table:table-cell office:value-type="float" office:value="0.71314064769000007" table:style-name="ce1">
            <text:p>0.713140648</text:p>
          </table:table-cell>
          <table:table-cell office:value-type="float" office:value="0.71321228313999996" table:style-name="ce1">
            <text:p>0.713212283</text:p>
          </table:table-cell>
          <table:table-cell office:value-type="float" office:value="0.76300014493000001" table:style-name="ce1">
            <text:p>0.763000145</text:p>
          </table:table-cell>
          <table:table-cell office:value-type="float" office:value="0.76596434452000006" table:style-name="ce1">
            <text:p>0.765964345</text:p>
          </table:table-cell>
          <table:table-cell office:value-type="float" office:value="0.73702218283999998" table:style-name="ce1">
            <text:p>0.737022183</text:p>
          </table:table-cell>
          <table:table-cell office:value-type="float" office:value="0.78974324277999997" table:style-name="ce1">
            <text:p>0.789743243</text:p>
          </table:table-cell>
          <table:table-cell office:value-type="float" office:value="0.67307375586999996" table:style-name="ce1">
            <text:p>0.673073756</text:p>
          </table:table-cell>
          <table:table-cell office:value-type="float" office:value="0.65407631143" table:style-name="ce1">
            <text:p>0.654076311</text:p>
          </table:table-cell>
          <table:table-cell office:value-type="float" office:value="0.70864574703000005" table:style-name="ce1">
            <text:p>0.708645747</text:p>
          </table:table-cell>
          <table:table-cell office:value-type="float" office:value="0.62659525946000005" table:style-name="ce1">
            <text:p>0.626595259</text:p>
          </table:table-cell>
          <table:table-cell office:value-type="float" office:value="0.64334574702000002" table:style-name="ce1">
            <text:p>0.643345747</text:p>
          </table:table-cell>
          <table:table-cell office:value-type="float" office:value="0.62153014005000007" table:style-name="ce1">
            <text:p>0.62153014</text:p>
          </table:table-cell>
          <table:table-cell office:value-type="float" office:value="0.65130660924000006" table:style-name="ce1">
            <text:p>0.651306609</text:p>
          </table:table-cell>
          <table:table-cell office:value-type="float" office:value="0.64830393972" table:style-name="ce1">
            <text:p>0.64830394</text:p>
          </table:table-cell>
          <table:table-cell office:value-type="float" office:value="0.69766782855999998" table:style-name="ce1">
            <text:p>0.697667829</text:p>
          </table:table-cell>
          <table:table-cell office:value-type="float" office:value="0.70321542776000001" table:style-name="ce1">
            <text:p>0.703215428</text:p>
          </table:table-cell>
          <table:table-cell office:value-type="float" office:value="0.70003978804" table:style-name="ce1">
            <text:p>0.700039788</text:p>
          </table:table-cell>
          <table:table-cell office:value-type="float" office:value="0.70806659434999997" table:style-name="ce1">
            <text:p>0.708066594</text:p>
          </table:table-cell>
          <table:table-cell office:value-type="float" office:value="0.72309564644000002" table:style-name="ce1">
            <text:p>0.723095646</text:p>
          </table:table-cell>
          <table:table-cell office:value-type="float" office:value="0.73810399919000003" table:style-name="ce1">
            <text:p>0.7381039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4_load</text:p>
          </table:table-cell>
          <table:table-cell office:value-type="float" office:value="0.41181403599000005" table:style-name="ce1">
            <text:p>0.411814036</text:p>
          </table:table-cell>
          <table:table-cell office:value-type="float" office:value="0.41185540293999995" table:style-name="ce1">
            <text:p>0.411855403</text:p>
          </table:table-cell>
          <table:table-cell office:value-type="float" office:value="0.44060614003000004" table:style-name="ce1">
            <text:p>0.44060614</text:p>
          </table:table-cell>
          <table:table-cell office:value-type="float" office:value="0.44231786092000003" table:style-name="ce1">
            <text:p>0.442317861</text:p>
          </table:table-cell>
          <table:table-cell office:value-type="float" office:value="0.42560478164000004" table:style-name="ce1">
            <text:p>0.425604782</text:p>
          </table:table-cell>
          <table:table-cell office:value-type="float" office:value="0.45604933738000003" table:style-name="ce1">
            <text:p>0.456049337</text:p>
          </table:table-cell>
          <table:table-cell office:value-type="float" office:value="0.38867681676999999" table:style-name="ce1">
            <text:p>0.388676817</text:p>
          </table:table-cell>
          <table:table-cell office:value-type="float" office:value="0.37770646153000004" table:style-name="ce1">
            <text:p>0.377706462</text:p>
          </table:table-cell>
          <table:table-cell office:value-type="float" office:value="0.40921838913000003" table:style-name="ce1">
            <text:p>0.409218389</text:p>
          </table:table-cell>
          <table:table-cell office:value-type="float" office:value="0.36183712166000004" table:style-name="ce1">
            <text:p>0.361837122</text:p>
          </table:table-cell>
          <table:table-cell office:value-type="float" office:value="0.37150993842000002" table:style-name="ce1">
            <text:p>0.371509938</text:p>
          </table:table-cell>
          <table:table-cell office:value-type="float" office:value="0.35891219355000004" table:style-name="ce1">
            <text:p>0.358912194</text:p>
          </table:table-cell>
          <table:table-cell office:value-type="float" office:value="0.37610705604" table:style-name="ce1">
            <text:p>0.376107056</text:p>
          </table:table-cell>
          <table:table-cell office:value-type="float" office:value="0.37437312012000001" table:style-name="ce1">
            <text:p>0.37437312</text:p>
          </table:table-cell>
          <table:table-cell office:value-type="float" office:value="0.40287902776000001" table:style-name="ce1">
            <text:p>0.402879028</text:p>
          </table:table-cell>
          <table:table-cell office:value-type="float" office:value="0.40608257096" table:style-name="ce1">
            <text:p>0.406082571</text:p>
          </table:table-cell>
          <table:table-cell office:value-type="float" office:value="0.40424875084" table:style-name="ce1">
            <text:p>0.404248751</text:p>
          </table:table-cell>
          <table:table-cell office:value-type="float" office:value="0.40888394885000001" table:style-name="ce1">
            <text:p>0.408883949</text:p>
          </table:table-cell>
          <table:table-cell office:value-type="float" office:value="0.41756269724" table:style-name="ce1">
            <text:p>0.417562697</text:p>
          </table:table-cell>
          <table:table-cell office:value-type="float" office:value="0.42622949249000003" table:style-name="ce1">
            <text:p>0.426229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5_load</text:p>
          </table:table-cell>
          <table:table-cell office:value-type="float" office:value="0.32141605247999999" table:style-name="ce1">
            <text:p>0.321416052</text:p>
          </table:table-cell>
          <table:table-cell office:value-type="float" office:value="0.32144833887999996" table:style-name="ce1">
            <text:p>0.321448339</text:p>
          </table:table-cell>
          <table:table-cell office:value-type="float" office:value="0.34388793855999999" table:style-name="ce1">
            <text:p>0.343887939</text:p>
          </table:table-cell>
          <table:table-cell office:value-type="float" office:value="0.34522391584000001" table:style-name="ce1">
            <text:p>0.345223916</text:p>
          </table:table-cell>
          <table:table-cell office:value-type="float" office:value="0.33217956127999998" table:style-name="ce1">
            <text:p>0.332179561</text:p>
          </table:table-cell>
          <table:table-cell office:value-type="float" office:value="0.35594116576000001" table:style-name="ce1">
            <text:p>0.355941166</text:p>
          </table:table-cell>
          <table:table-cell office:value-type="float" office:value="0.30335773503999997" table:style-name="ce1">
            <text:p>0.303357735</text:p>
          </table:table-cell>
          <table:table-cell office:value-type="float" office:value="0.29479550655999998" table:style-name="ce1">
            <text:p>0.294795507</text:p>
          </table:table-cell>
          <table:table-cell office:value-type="float" office:value="0.31939018176" table:style-name="ce1">
            <text:p>0.319390182</text:p>
          </table:table-cell>
          <table:table-cell office:value-type="float" office:value="0.28240968032000002" table:style-name="ce1">
            <text:p>0.28240968</text:p>
          </table:table-cell>
          <table:table-cell office:value-type="float" office:value="0.28995919583999996" table:style-name="ce1">
            <text:p>0.289959196</text:p>
          </table:table-cell>
          <table:table-cell office:value-type="float" office:value="0.28012680959999997" table:style-name="ce1">
            <text:p>0.28012681</text:p>
          </table:table-cell>
          <table:table-cell office:value-type="float" office:value="0.29354719007999996" table:style-name="ce1">
            <text:p>0.29354719</text:p>
          </table:table-cell>
          <table:table-cell office:value-type="float" office:value="0.29219387423999998" table:style-name="ce1">
            <text:p>0.292193874</text:p>
          </table:table-cell>
          <table:table-cell office:value-type="float" office:value="0.31444238751999998" table:style-name="ce1">
            <text:p>0.314442388</text:p>
          </table:table-cell>
          <table:table-cell office:value-type="float" office:value="0.31694271392000001" table:style-name="ce1">
            <text:p>0.316942714</text:p>
          </table:table-cell>
          <table:table-cell office:value-type="float" office:value="0.31551143967999995" table:style-name="ce1">
            <text:p>0.31551144</text:p>
          </table:table-cell>
          <table:table-cell office:value-type="float" office:value="0.31912915519999996" table:style-name="ce1">
            <text:p>0.319129155</text:p>
          </table:table-cell>
          <table:table-cell office:value-type="float" office:value="0.32590281247999997" table:style-name="ce1">
            <text:p>0.325902812</text:p>
          </table:table-cell>
          <table:table-cell office:value-type="float" office:value="0.33266714048000001" table:style-name="ce1">
            <text:p>0.33266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6_load</text:p>
          </table:table-cell>
          <table:table-cell office:value-type="float" office:value="1.3439176881820001" table:style-name="ce1">
            <text:p>1.343917688</text:p>
          </table:table-cell>
          <table:table-cell office:value-type="float" office:value="1.3440526856919999" table:style-name="ce1">
            <text:p>1.344052686</text:p>
          </table:table-cell>
          <table:table-cell office:value-type="float" office:value="1.437878261854" table:style-name="ce1">
            <text:p>1.437878262</text:p>
          </table:table-cell>
          <table:table-cell office:value-type="float" office:value="1.443464316856" table:style-name="ce1">
            <text:p>1.443464317</text:p>
          </table:table-cell>
          <table:table-cell office:value-type="float" office:value="1.388922609352" table:style-name="ce1">
            <text:p>1.388922609</text:p>
          </table:table-cell>
          <table:table-cell office:value-type="float" office:value="1.4882758180840001" table:style-name="ce1">
            <text:p>1.488275818</text:p>
          </table:table-cell>
          <table:table-cell office:value-type="float" office:value="1.268411348386" table:style-name="ce1">
            <text:p>1.268411348</text:p>
          </table:table-cell>
          <table:table-cell office:value-type="float" office:value="1.2326105305540001" table:style-name="ce1">
            <text:p>1.232610531</text:p>
          </table:table-cell>
          <table:table-cell office:value-type="float" office:value="1.335447016234" table:style-name="ce1">
            <text:p>1.335447016</text:p>
          </table:table-cell>
          <table:table-cell office:value-type="float" office:value="1.180822294588" table:style-name="ce1">
            <text:p>1.180822295</text:p>
          </table:table-cell>
          <table:table-cell office:value-type="float" office:value="1.2123887063559999" table:style-name="ce1">
            <text:p>1.212388706</text:p>
          </table:table-cell>
          <table:table-cell office:value-type="float" office:value="1.17127704139" table:style-name="ce1">
            <text:p>1.171277041</text:p>
          </table:table-cell>
          <table:table-cell office:value-type="float" office:value="1.227391007272" table:style-name="ce1">
            <text:p>1.227391007</text:p>
          </table:table-cell>
          <table:table-cell office:value-type="float" office:value="1.2217324554160001" table:style-name="ce1">
            <text:p>1.221732455</text:p>
          </table:table-cell>
          <table:table-cell office:value-type="float" office:value="1.3147590515680001" table:style-name="ce1">
            <text:p>1.314759052</text:p>
          </table:table-cell>
          <table:table-cell office:value-type="float" office:value="1.325213541328" table:style-name="ce1">
            <text:p>1.325213541</text:p>
          </table:table-cell>
          <table:table-cell office:value-type="float" office:value="1.3192290259119999" table:style-name="ce1">
            <text:p>1.319229026</text:p>
          </table:table-cell>
          <table:table-cell office:value-type="float" office:value="1.33435559893" table:style-name="ce1">
            <text:p>1.334355599</text:p>
          </table:table-cell>
          <table:table-cell office:value-type="float" office:value="1.3626779534319999" table:style-name="ce1">
            <text:p>1.362677953</text:p>
          </table:table-cell>
          <table:table-cell office:value-type="float" office:value="1.390961299882" table:style-name="ce1">
            <text:p>1.39096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7_load</text:p>
          </table:table-cell>
          <table:table-cell office:value-type="float" office:value="0.33146027287000002" table:style-name="ce1">
            <text:p>0.331460273</text:p>
          </table:table-cell>
          <table:table-cell office:value-type="float" office:value="0.33149356821999998" table:style-name="ce1">
            <text:p>0.331493568</text:p>
          </table:table-cell>
          <table:table-cell office:value-type="float" office:value="0.35463440539000002" table:style-name="ce1">
            <text:p>0.354634405</text:p>
          </table:table-cell>
          <table:table-cell office:value-type="float" office:value="0.35601213195999998" table:style-name="ce1">
            <text:p>0.356012132</text:p>
          </table:table-cell>
          <table:table-cell office:value-type="float" office:value="0.34256014132000001" table:style-name="ce1">
            <text:p>0.342560141</text:p>
          </table:table-cell>
          <table:table-cell office:value-type="float" office:value="0.36706429594000001" table:style-name="ce1">
            <text:p>0.367064296</text:p>
          </table:table-cell>
          <table:table-cell office:value-type="float" office:value="0.31283763301" table:style-name="ce1">
            <text:p>0.312837633</text:p>
          </table:table-cell>
          <table:table-cell office:value-type="float" office:value="0.30400783488999999" table:style-name="ce1">
            <text:p>0.304007835</text:p>
          </table:table-cell>
          <table:table-cell office:value-type="float" office:value="0.32937109369000001" table:style-name="ce1">
            <text:p>0.329371094</text:p>
          </table:table-cell>
          <table:table-cell office:value-type="float" office:value="0.29123495158000001" table:style-name="ce1">
            <text:p>0.291234952</text:p>
          </table:table-cell>
          <table:table-cell office:value-type="float" office:value="0.29902038945999998" table:style-name="ce1">
            <text:p>0.299020389</text:p>
          </table:table-cell>
          <table:table-cell office:value-type="float" office:value="0.28888074115000001" table:style-name="ce1">
            <text:p>0.288880741</text:p>
          </table:table-cell>
          <table:table-cell office:value-type="float" office:value="0.30272050851999999" table:style-name="ce1">
            <text:p>0.302720509</text:p>
          </table:table-cell>
          <table:table-cell office:value-type="float" office:value="0.30132490155999997" table:style-name="ce1">
            <text:p>0.301324902</text:p>
          </table:table-cell>
          <table:table-cell office:value-type="float" office:value="0.32426868087999999" table:style-name="ce1">
            <text:p>0.324268681</text:p>
          </table:table-cell>
          <table:table-cell office:value-type="float" office:value="0.32684714248000002" table:style-name="ce1">
            <text:p>0.326847142</text:p>
          </table:table-cell>
          <table:table-cell office:value-type="float" office:value="0.32537114091999997" table:style-name="ce1">
            <text:p>0.325371141</text:p>
          </table:table-cell>
          <table:table-cell office:value-type="float" office:value="0.32910191005" table:style-name="ce1">
            <text:p>0.32910191</text:p>
          </table:table-cell>
          <table:table-cell office:value-type="float" office:value="0.33608724412000002" table:style-name="ce1">
            <text:p>0.336087244</text:p>
          </table:table-cell>
          <table:table-cell office:value-type="float" office:value="0.34306295736999998" table:style-name="ce1">
            <text:p>0.3430629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8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79_load</text:p>
          </table:table-cell>
          <table:table-cell office:value-type="float" office:value="3.5255223568900007" table:style-name="ce1">
            <text:p>3.525522357</text:p>
          </table:table-cell>
          <table:table-cell office:value-type="float" office:value="3.5258764983400002" table:style-name="ce1">
            <text:p>3.525876498</text:p>
          </table:table-cell>
          <table:table-cell office:value-type="float" office:value="3.7720108573300006" table:style-name="ce1">
            <text:p>3.772010857</text:p>
          </table:table-cell>
          <table:table-cell office:value-type="float" office:value="3.7866648581200004" table:style-name="ce1">
            <text:p>3.786664858</text:p>
          </table:table-cell>
          <table:table-cell office:value-type="float" office:value="3.6435845940400005" table:style-name="ce1">
            <text:p>3.643584594</text:p>
          </table:table-cell>
          <table:table-cell office:value-type="float" office:value="3.9042196931800004" table:style-name="ce1">
            <text:p>3.904219693</text:p>
          </table:table-cell>
          <table:table-cell office:value-type="float" office:value="3.3274451874700004" table:style-name="ce1">
            <text:p>3.327445187</text:p>
          </table:table-cell>
          <table:table-cell office:value-type="float" office:value="3.2335282438300004" table:style-name="ce1">
            <text:p>3.233528244</text:p>
          </table:table-cell>
          <table:table-cell office:value-type="float" office:value="3.5033010874300006" table:style-name="ce1">
            <text:p>3.503301087</text:p>
          </table:table-cell>
          <table:table-cell office:value-type="float" office:value="3.0976712122600003" table:style-name="ce1">
            <text:p>3.097671212</text:p>
          </table:table-cell>
          <table:table-cell office:value-type="float" office:value="3.1804799606200005" table:style-name="ce1">
            <text:p>3.180479961</text:p>
          </table:table-cell>
          <table:table-cell office:value-type="float" office:value="3.0726309740500004" table:style-name="ce1">
            <text:p>3.072630974</text:p>
          </table:table-cell>
          <table:table-cell office:value-type="float" office:value="3.2198357724400002" table:style-name="ce1">
            <text:p>3.219835772</text:p>
          </table:table-cell>
          <table:table-cell office:value-type="float" office:value="3.2049915893200005" table:style-name="ce1">
            <text:p>3.204991589</text:p>
          </table:table-cell>
          <table:table-cell office:value-type="float" office:value="3.4490299693600006" table:style-name="ce1">
            <text:p>3.449029969</text:p>
          </table:table-cell>
          <table:table-cell office:value-type="float" office:value="3.4764554245600006" table:style-name="ce1">
            <text:p>3.476455425</text:p>
          </table:table-cell>
          <table:table-cell office:value-type="float" office:value="3.46075613524" table:style-name="ce1">
            <text:p>3.460756135</text:p>
          </table:table-cell>
          <table:table-cell office:value-type="float" office:value="3.5004379523500004" table:style-name="ce1">
            <text:p>3.500437952</text:p>
          </table:table-cell>
          <table:table-cell office:value-type="float" office:value="3.5747365056400002" table:style-name="ce1">
            <text:p>3.574736506</text:p>
          </table:table-cell>
          <table:table-cell office:value-type="float" office:value="3.6489327283900006" table:style-name="ce1">
            <text:p>3.64893272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0_load</text:p>
          </table:table-cell>
          <table:table-cell office:value-type="float" office:value="3.1036651005100002" table:style-name="ce1">
            <text:p>3.103665101</text:p>
          </table:table-cell>
          <table:table-cell office:value-type="float" office:value="3.1039768660599996" table:style-name="ce1">
            <text:p>3.103976866</text:p>
          </table:table-cell>
          <table:table-cell office:value-type="float" office:value="3.3206592504700003" table:style-name="ce1">
            <text:p>3.32065925</text:p>
          </table:table-cell>
          <table:table-cell office:value-type="float" office:value="3.33355978108" table:style-name="ce1">
            <text:p>3.333559781</text:p>
          </table:table-cell>
          <table:table-cell office:value-type="float" office:value="3.2076002323599999" table:style-name="ce1">
            <text:p>3.207600232</text:p>
          </table:table-cell>
          <table:table-cell office:value-type="float" office:value="3.4370482256199999" table:style-name="ce1">
            <text:p>3.437048226</text:p>
          </table:table-cell>
          <table:table-cell office:value-type="float" office:value="2.9292894727299998" table:style-name="ce1">
            <text:p>2.929289473</text:p>
          </table:table-cell>
          <table:table-cell office:value-type="float" office:value="2.8466104539699999" table:style-name="ce1">
            <text:p>2.846610454</text:p>
          </table:table-cell>
          <table:table-cell office:value-type="float" office:value="3.0841027863700003" table:style-name="ce1">
            <text:p>3.084102786</text:p>
          </table:table-cell>
          <table:table-cell office:value-type="float" office:value="2.7270098193400001" table:style-name="ce1">
            <text:p>2.727009819</text:p>
          </table:table-cell>
          <table:table-cell office:value-type="float" office:value="2.7999098285800001" table:style-name="ce1">
            <text:p>2.799909829</text:p>
          </table:table-cell>
          <table:table-cell office:value-type="float" office:value="2.7049658489500001" table:style-name="ce1">
            <text:p>2.704965849</text:p>
          </table:table-cell>
          <table:table-cell office:value-type="float" office:value="2.8345563979600001" table:style-name="ce1">
            <text:p>2.834556398</text:p>
          </table:table-cell>
          <table:table-cell office:value-type="float" office:value="2.8214884418800001" table:style-name="ce1">
            <text:p>2.821488442</text:p>
          </table:table-cell>
          <table:table-cell office:value-type="float" office:value="3.0363256482400001" table:style-name="ce1">
            <text:p>3.036325648</text:p>
          </table:table-cell>
          <table:table-cell office:value-type="float" office:value="3.06046942504" table:style-name="ce1">
            <text:p>3.060469425</text:p>
          </table:table-cell>
          <table:table-cell office:value-type="float" office:value="3.0466486831599999" table:style-name="ce1">
            <text:p>3.046648683</text:p>
          </table:table-cell>
          <table:table-cell office:value-type="float" office:value="3.0815822486499997" table:style-name="ce1">
            <text:p>3.081582249</text:p>
          </table:table-cell>
          <table:table-cell office:value-type="float" office:value="3.1469903767599998" table:style-name="ce1">
            <text:p>3.146990377</text:p>
          </table:table-cell>
          <table:table-cell office:value-type="float" office:value="3.2123084190100002" table:style-name="ce1">
            <text:p>3.2123084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1_load</text:p>
          </table:table-cell>
          <table:table-cell office:value-type="float" office:value="2.9228691334900003" table:style-name="ce1">
            <text:p>2.922869133</text:p>
          </table:table-cell>
          <table:table-cell office:value-type="float" office:value="2.9231627379400003" table:style-name="ce1">
            <text:p>2.923162738</text:p>
          </table:table-cell>
          <table:table-cell office:value-type="float" office:value="3.1272228475300006" table:style-name="ce1">
            <text:p>3.127222848</text:p>
          </table:table-cell>
          <table:table-cell office:value-type="float" office:value="3.1393718909200006" table:style-name="ce1">
            <text:p>3.139371891</text:p>
          </table:table-cell>
          <table:table-cell office:value-type="float" office:value="3.0207497916400006" table:style-name="ce1">
            <text:p>3.020749792</text:p>
          </table:table-cell>
          <table:table-cell office:value-type="float" office:value="3.2368318823800006" table:style-name="ce1">
            <text:p>3.236831882</text:p>
          </table:table-cell>
          <table:table-cell office:value-type="float" office:value="2.7586513092700002" table:style-name="ce1">
            <text:p>2.758651309</text:p>
          </table:table-cell>
          <table:table-cell office:value-type="float" office:value="2.6807885440300003" table:style-name="ce1">
            <text:p>2.680788544</text:p>
          </table:table-cell>
          <table:table-cell office:value-type="float" office:value="2.9044463716300002" table:style-name="ce1">
            <text:p>2.904446372</text:p>
          </table:table-cell>
          <table:table-cell office:value-type="float" office:value="2.5681549366600005" table:style-name="ce1">
            <text:p>2.568154937</text:p>
          </table:table-cell>
          <table:table-cell office:value-type="float" office:value="2.6368083434200003" table:style-name="ce1">
            <text:p>2.636808343</text:p>
          </table:table-cell>
          <table:table-cell office:value-type="float" office:value="2.5473950810500003" table:style-name="ce1">
            <text:p>2.547395081</text:p>
          </table:table-cell>
          <table:table-cell office:value-type="float" office:value="2.6694366660400002" table:style-name="ce1">
            <text:p>2.669436666</text:p>
          </table:table-cell>
          <table:table-cell office:value-type="float" office:value="2.6571299501200003" table:style-name="ce1">
            <text:p>2.65712995</text:p>
          </table:table-cell>
          <table:table-cell office:value-type="float" office:value="2.8594523677600003" table:style-name="ce1">
            <text:p>2.859452368</text:p>
          </table:table-cell>
          <table:table-cell office:value-type="float" office:value="2.8821897109600005" table:style-name="ce1">
            <text:p>2.882189711</text:p>
          </table:table-cell>
          <table:table-cell office:value-type="float" office:value="2.8691740608400003" table:style-name="ce1">
            <text:p>2.869174061</text:p>
          </table:table-cell>
          <table:table-cell office:value-type="float" office:value="2.9020726613500001" table:style-name="ce1">
            <text:p>2.902072661</text:p>
          </table:table-cell>
          <table:table-cell office:value-type="float" office:value="2.9636706072400005" table:style-name="ce1">
            <text:p>2.963670607</text:p>
          </table:table-cell>
          <table:table-cell office:value-type="float" office:value="3.0251837149900003" table:style-name="ce1">
            <text:p>3.0251837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2_load</text:p>
          </table:table-cell>
          <table:table-cell office:value-type="float" office:value="21.323880887970002" table:style-name="ce1">
            <text:p>21.32388089</text:p>
          </table:table-cell>
          <table:table-cell office:value-type="float" office:value="21.326022888819999" table:style-name="ce1">
            <text:p>21.32602289</text:p>
          </table:table-cell>
          <table:table-cell office:value-type="float" office:value="22.814750080090004" table:style-name="ce1">
            <text:p>22.81475008</text:p>
          </table:table-cell>
          <table:table-cell office:value-type="float" office:value="22.903383822760002" table:style-name="ce1">
            <text:p>22.90338382</text:p>
          </table:table-cell>
          <table:table-cell office:value-type="float" office:value="22.037972424920003" table:style-name="ce1">
            <text:p>22.03797242</text:p>
          </table:table-cell>
          <table:table-cell office:value-type="float" office:value="23.614406372140003" table:style-name="ce1">
            <text:p>23.61440637</text:p>
          </table:table-cell>
          <table:table-cell office:value-type="float" office:value="20.125824390310001" table:style-name="ce1">
            <text:p>20.12582439</text:p>
          </table:table-cell>
          <table:table-cell office:value-type="float" office:value="19.557774044590001" table:style-name="ce1">
            <text:p>19.55777404</text:p>
          </table:table-cell>
          <table:table-cell office:value-type="float" office:value="21.189477027390001" table:style-name="ce1">
            <text:p>21.18947703</text:p>
          </table:table-cell>
          <table:table-cell office:value-type="float" office:value="18.736051884980004" table:style-name="ce1">
            <text:p>18.73605188</text:p>
          </table:table-cell>
          <table:table-cell office:value-type="float" office:value="19.236915055260003" table:style-name="ce1">
            <text:p>19.23691506</text:p>
          </table:table-cell>
          <table:table-cell office:value-type="float" office:value="18.584597680650003" table:style-name="ce1">
            <text:p>18.58459768</text:p>
          </table:table-cell>
          <table:table-cell office:value-type="float" office:value="19.474956048120003" table:style-name="ce1">
            <text:p>19.47495605</text:p>
          </table:table-cell>
          <table:table-cell office:value-type="float" office:value="19.385172000360001" table:style-name="ce1">
            <text:p>19.385172</text:p>
          </table:table-cell>
          <table:table-cell office:value-type="float" office:value="20.861221803280003" table:style-name="ce1">
            <text:p>20.8612218</text:p>
          </table:table-cell>
          <table:table-cell office:value-type="float" office:value="21.027102832880001" table:style-name="ce1">
            <text:p>21.02710283</text:p>
          </table:table-cell>
          <table:table-cell office:value-type="float" office:value="20.93214673252" table:style-name="ce1">
            <text:p>20.93214673</text:p>
          </table:table-cell>
          <table:table-cell office:value-type="float" office:value="21.172159546550002" table:style-name="ce1">
            <text:p>21.17215955</text:p>
          </table:table-cell>
          <table:table-cell office:value-type="float" office:value="21.62154937172" table:style-name="ce1">
            <text:p>21.62154937</text:p>
          </table:table-cell>
          <table:table-cell office:value-type="float" office:value="22.070320257470001" table:style-name="ce1">
            <text:p>22.070320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3_load</text:p>
          </table:table-cell>
          <table:table-cell office:value-type="float" office:value="21.795959246300001" table:style-name="ce1">
            <text:p>21.79595925</text:p>
          </table:table-cell>
          <table:table-cell office:value-type="float" office:value="21.7981486678" table:style-name="ce1">
            <text:p>21.79814867</text:p>
          </table:table-cell>
          <table:table-cell office:value-type="float" office:value="23.319834021100004" table:style-name="ce1">
            <text:p>23.31983402</text:p>
          </table:table-cell>
          <table:table-cell office:value-type="float" office:value="23.4104299804" table:style-name="ce1">
            <text:p>23.41042998</text:p>
          </table:table-cell>
          <table:table-cell office:value-type="float" office:value="22.525859686800001" table:style-name="ce1">
            <text:p>22.52585969</text:p>
          </table:table-cell>
          <table:table-cell office:value-type="float" office:value="24.137193490600001" table:style-name="ce1">
            <text:p>24.13719349</text:p>
          </table:table-cell>
          <table:table-cell office:value-type="float" office:value="20.571379594899998" table:style-name="ce1">
            <text:p>20.57137959</text:p>
          </table:table-cell>
          <table:table-cell office:value-type="float" office:value="19.9907534761" table:style-name="ce1">
            <text:p>19.99075348</text:p>
          </table:table-cell>
          <table:table-cell office:value-type="float" office:value="21.6585798881" table:style-name="ce1">
            <text:p>21.65857989</text:p>
          </table:table-cell>
          <table:table-cell office:value-type="float" office:value="19.1508396342" table:style-name="ce1">
            <text:p>19.15083963</text:p>
          </table:table-cell>
          <table:table-cell office:value-type="float" office:value="19.662791155400001" table:style-name="ce1">
            <text:p>19.66279116</text:p>
          </table:table-cell>
          <table:table-cell office:value-type="float" office:value="18.996032463500001" table:style-name="ce1">
            <text:p>18.99603246</text:p>
          </table:table-cell>
          <table:table-cell office:value-type="float" office:value="19.906102014800002" table:style-name="ce1">
            <text:p>19.90610201</text:p>
          </table:table-cell>
          <table:table-cell office:value-type="float" office:value="19.8143302844" table:style-name="ce1">
            <text:p>19.81433028</text:p>
          </table:table-cell>
          <table:table-cell office:value-type="float" office:value="21.323057591200001" table:style-name="ce1">
            <text:p>21.32305759</text:p>
          </table:table-cell>
          <table:table-cell office:value-type="float" office:value="21.492610975200002" table:style-name="ce1">
            <text:p>21.49261098</text:p>
          </table:table-cell>
          <table:table-cell office:value-type="float" office:value="21.395552690799999" table:style-name="ce1">
            <text:p>21.39555269</text:p>
          </table:table-cell>
          <table:table-cell office:value-type="float" office:value="21.640879024499998" table:style-name="ce1">
            <text:p>21.64087902</text:p>
          </table:table-cell>
          <table:table-cell office:value-type="float" office:value="22.100217658800002" table:style-name="ce1">
            <text:p>22.10021766</text:p>
          </table:table-cell>
          <table:table-cell office:value-type="float" office:value="22.558923651300002" table:style-name="ce1">
            <text:p>22.55892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4_load</text:p>
          </table:table-cell>
          <table:table-cell office:value-type="float" office:value="0.79349441081000005" table:style-name="ce1">
            <text:p>0.793494411</text:p>
          </table:table-cell>
          <table:table-cell office:value-type="float" office:value="0.79357411785999998" table:style-name="ce1">
            <text:p>0.793574118</text:p>
          </table:table-cell>
          <table:table-cell office:value-type="float" office:value="0.8489718795700002" table:style-name="ce1">
            <text:p>0.84897188</text:p>
          </table:table-cell>
          <table:table-cell office:value-type="float" office:value="0.85227007348000006" table:style-name="ce1">
            <text:p>0.852270073</text:p>
          </table:table-cell>
          <table:table-cell office:value-type="float" office:value="0.82006682316000012" table:style-name="ce1">
            <text:p>0.820066823</text:p>
          </table:table-cell>
          <table:table-cell office:value-type="float" office:value="0.87872828422000016" table:style-name="ce1">
            <text:p>0.878728284</text:p>
          </table:table-cell>
          <table:table-cell office:value-type="float" office:value="0.74891293963000005" table:style-name="ce1">
            <text:p>0.74891294</text:p>
          </table:table-cell>
          <table:table-cell office:value-type="float" office:value="0.72777493807000004" table:style-name="ce1">
            <text:p>0.727774938</text:p>
          </table:table-cell>
          <table:table-cell office:value-type="float" office:value="0.78849304247000007" table:style-name="ce1">
            <text:p>0.788493042</text:p>
          </table:table-cell>
          <table:table-cell office:value-type="float" office:value="0.69719742954000008" table:style-name="ce1">
            <text:p>0.69719743</text:p>
          </table:table-cell>
          <table:table-cell office:value-type="float" office:value="0.71583529598000006" table:style-name="ce1">
            <text:p>0.715835296</text:p>
          </table:table-cell>
          <table:table-cell office:value-type="float" office:value="0.69156159245000004" table:style-name="ce1">
            <text:p>0.691561592</text:p>
          </table:table-cell>
          <table:table-cell office:value-type="float" office:value="0.72469315676000001" table:style-name="ce1">
            <text:p>0.724693157</text:p>
          </table:table-cell>
          <table:table-cell office:value-type="float" office:value="0.7213521582800001" table:style-name="ce1">
            <text:p>0.721352158</text:p>
          </table:table-cell>
          <table:table-cell office:value-type="float" office:value="0.77627817544000011" table:style-name="ce1">
            <text:p>0.776278175</text:p>
          </table:table-cell>
          <table:table-cell office:value-type="float" office:value="0.7824508562400001" table:style-name="ce1">
            <text:p>0.782450856</text:p>
          </table:table-cell>
          <table:table-cell office:value-type="float" office:value="0.77891739796000004" table:style-name="ce1">
            <text:p>0.778917398</text:p>
          </table:table-cell>
          <table:table-cell office:value-type="float" office:value="0.78784863315000009" table:style-name="ce1">
            <text:p>0.787848633</text:p>
          </table:table-cell>
          <table:table-cell office:value-type="float" office:value="0.80457109956000006" table:style-name="ce1">
            <text:p>0.8045711</text:p>
          </table:table-cell>
          <table:table-cell office:value-type="float" office:value="0.82127053431000008" table:style-name="ce1">
            <text:p>0.82127053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5_load</text:p>
          </table:table-cell>
          <table:table-cell office:value-type="float" office:value="0.85375973315000009" table:style-name="ce1">
            <text:p>0.853759733</text:p>
          </table:table-cell>
          <table:table-cell office:value-type="float" office:value="0.85384549389999997" table:style-name="ce1">
            <text:p>0.853845494</text:p>
          </table:table-cell>
          <table:table-cell office:value-type="float" office:value="0.91345068055000012" table:style-name="ce1">
            <text:p>0.913450681</text:p>
          </table:table-cell>
          <table:table-cell office:value-type="float" office:value="0.9169993702" table:style-name="ce1">
            <text:p>0.91699937</text:p>
          </table:table-cell>
          <table:table-cell office:value-type="float" office:value="0.88235030339999998" table:style-name="ce1">
            <text:p>0.882350303</text:p>
          </table:table-cell>
          <table:table-cell office:value-type="float" office:value="0.94546706530000002" table:style-name="ce1">
            <text:p>0.945467065</text:p>
          </table:table-cell>
          <table:table-cell office:value-type="float" office:value="0.80579232744999996" table:style-name="ce1">
            <text:p>0.805792327</text:p>
          </table:table-cell>
          <table:table-cell office:value-type="float" office:value="0.78304890805000005" table:style-name="ce1">
            <text:p>0.783048908</text:p>
          </table:table-cell>
          <table:table-cell office:value-type="float" office:value="0.84837851405000009" table:style-name="ce1">
            <text:p>0.848378514</text:p>
          </table:table-cell>
          <table:table-cell office:value-type="float" office:value="0.75014905710000002" table:style-name="ce1">
            <text:p>0.750149057</text:p>
          </table:table-cell>
          <table:table-cell office:value-type="float" office:value="0.77020245769999995" table:style-name="ce1">
            <text:p>0.770202458</text:p>
          </table:table-cell>
          <table:table-cell office:value-type="float" office:value="0.74408518175000005" table:style-name="ce1">
            <text:p>0.744085182</text:p>
          </table:table-cell>
          <table:table-cell office:value-type="float" office:value="0.77973306740000004" table:style-name="ce1">
            <text:p>0.779733067</text:p>
          </table:table-cell>
          <table:table-cell office:value-type="float" office:value="0.77613832220000001" table:style-name="ce1">
            <text:p>0.776138322</text:p>
          </table:table-cell>
          <table:table-cell office:value-type="float" office:value="0.83523593559999998" table:style-name="ce1">
            <text:p>0.835235936</text:p>
          </table:table-cell>
          <table:table-cell office:value-type="float" office:value="0.84187742760000006" table:style-name="ce1">
            <text:p>0.841877428</text:p>
          </table:table-cell>
          <table:table-cell office:value-type="float" office:value="0.83807560539999992" table:style-name="ce1">
            <text:p>0.838075605</text:p>
          </table:table-cell>
          <table:table-cell office:value-type="float" office:value="0.84768516225000001" table:style-name="ce1">
            <text:p>0.847685162</text:p>
          </table:table-cell>
          <table:table-cell office:value-type="float" office:value="0.86567768940000001" table:style-name="ce1">
            <text:p>0.865677689</text:p>
          </table:table-cell>
          <table:table-cell office:value-type="float" office:value="0.88364543564999998" table:style-name="ce1">
            <text:p>0.883645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6_load</text:p>
          </table:table-cell>
          <table:table-cell office:value-type="float" office:value="7.1715743584600018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27" table:style-name="ce1">
            <text:p>7.672978317</text:p>
          </table:table-cell>
          <table:table-cell office:value-type="float" office:value="7.7027873096800024" table:style-name="ce1">
            <text:p>7.70278731</text:p>
          </table:table-cell>
          <table:table-cell office:value-type="float" office:value="7.4117351485600018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16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2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13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15" table:style-name="ce1">
            <text:p>7.039827685</text:p>
          </table:table-cell>
          <table:table-cell office:value-type="float" office:value="7.1205479629000017" table:style-name="ce1">
            <text:p>7.120547963</text:p>
          </table:table-cell>
          <table:table-cell office:value-type="float" office:value="7.2716851909600013" table:style-name="ce1">
            <text:p>7.271685191</text:p>
          </table:table-cell>
          <table:table-cell office:value-type="float" office:value="7.4226142594600022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7_load</text:p>
          </table:table-cell>
          <table:table-cell office:value-type="float" office:value="17.718005767960001" table:style-name="ce1">
            <text:p>17.71800577</text:p>
          </table:table-cell>
          <table:table-cell office:value-type="float" office:value="17.719785555760001" table:style-name="ce1">
            <text:p>17.71978556</text:p>
          </table:table-cell>
          <table:table-cell office:value-type="float" office:value="18.956768488120005" table:style-name="ce1">
            <text:p>18.95676849</text:p>
          </table:table-cell>
          <table:table-cell office:value-type="float" office:value="19.030414235680002" table:style-name="ce1">
            <text:p>19.03041424</text:p>
          </table:table-cell>
          <table:table-cell office:value-type="float" office:value="18.311344190560003" table:style-name="ce1">
            <text:p>18.31134419</text:p>
          </table:table-cell>
          <table:table-cell office:value-type="float" office:value="19.621202637520003" table:style-name="ce1">
            <text:p>19.62120264</text:p>
          </table:table-cell>
          <table:table-cell office:value-type="float" office:value="16.722541019080001" table:style-name="ce1">
            <text:p>16.72254102</text:p>
          </table:table-cell>
          <table:table-cell office:value-type="float" office:value="16.250548174120002" table:style-name="ce1">
            <text:p>16.25054817</text:p>
          </table:table-cell>
          <table:table-cell office:value-type="float" office:value="17.606329644520002" table:style-name="ce1">
            <text:p>17.60632964</text:p>
          </table:table-cell>
          <table:table-cell office:value-type="float" office:value="15.567779502640001" table:style-name="ce1">
            <text:p>15.5677795</text:p>
          </table:table-cell>
          <table:table-cell office:value-type="float" office:value="15.98394654568" table:style-name="ce1">
            <text:p>15.98394655</text:p>
          </table:table-cell>
          <table:table-cell office:value-type="float" office:value="15.4419362542" table:style-name="ce1">
            <text:p>15.44193625</text:p>
          </table:table-cell>
          <table:table-cell office:value-type="float" office:value="16.181734728160002" table:style-name="ce1">
            <text:p>16.18173473</text:p>
          </table:table-cell>
          <table:table-cell office:value-type="float" office:value="16.107133192480003" table:style-name="ce1">
            <text:p>16.10713319</text:p>
          </table:table-cell>
          <table:table-cell office:value-type="float" office:value="17.333582487040001" table:style-name="ce1">
            <text:p>17.33358249</text:p>
          </table:table-cell>
          <table:table-cell office:value-type="float" office:value="17.471412979840004" table:style-name="ce1">
            <text:p>17.47141298</text:p>
          </table:table-cell>
          <table:table-cell office:value-type="float" office:value="17.392513987360001" table:style-name="ce1">
            <text:p>17.39251399</text:p>
          </table:table-cell>
          <table:table-cell office:value-type="float" office:value="17.591940555400001" table:style-name="ce1">
            <text:p>17.59194056</text:p>
          </table:table-cell>
          <table:table-cell office:value-type="float" office:value="17.965338412960001" table:style-name="ce1">
            <text:p>17.96533841</text:p>
          </table:table-cell>
          <table:table-cell office:value-type="float" office:value="18.338221993960001" table:style-name="ce1">
            <text:p>18.338221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8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89_load</text:p>
          </table:table-cell>
          <table:table-cell office:value-type="float" office:value="30.132662170000003" table:style-name="ce1">
            <text:p>30.13266217</text:p>
          </table:table-cell>
          <table:table-cell office:value-type="float" office:value="30.135689019999997" table:style-name="ce1">
            <text:p>30.13568902</text:p>
          </table:table-cell>
          <table:table-cell office:value-type="float" office:value="32.239401489999999" table:style-name="ce1">
            <text:p>32.23940149</text:p>
          </table:table-cell>
          <table:table-cell office:value-type="float" office:value="32.364649360000001" table:style-name="ce1">
            <text:p>32.36464936</text:p>
          </table:table-cell>
          <table:table-cell office:value-type="float" office:value="31.141741120000002" table:style-name="ce1">
            <text:p>31.14174112</text:p>
          </table:table-cell>
          <table:table-cell office:value-type="float" office:value="33.369391539999995" table:style-name="ce1">
            <text:p>33.36939154</text:p>
          </table:table-cell>
          <table:table-cell office:value-type="float" office:value="28.43969491" table:style-name="ce1">
            <text:p>28.43969491</text:p>
          </table:table-cell>
          <table:table-cell office:value-type="float" office:value="27.636985990000003" table:style-name="ce1">
            <text:p>27.63698599</text:p>
          </table:table-cell>
          <table:table-cell office:value-type="float" office:value="29.942736790000001" table:style-name="ce1">
            <text:p>29.94273679</text:p>
          </table:table-cell>
          <table:table-cell office:value-type="float" office:value="26.475814780000004" table:style-name="ce1">
            <text:p>26.47581478</text:p>
          </table:table-cell>
          <table:table-cell office:value-type="float" office:value="27.18358186" table:style-name="ce1">
            <text:p>27.18358186</text:p>
          </table:table-cell>
          <table:table-cell office:value-type="float" office:value="26.261795650000003" table:style-name="ce1">
            <text:p>26.26179565</text:p>
          </table:table-cell>
          <table:table-cell office:value-type="float" office:value="27.519956320000002" table:style-name="ce1">
            <text:p>27.51995632</text:p>
          </table:table-cell>
          <table:table-cell office:value-type="float" office:value="27.393082960000001" table:style-name="ce1">
            <text:p>27.39308296</text:p>
          </table:table-cell>
          <table:table-cell office:value-type="float" office:value="29.478881080000001" table:style-name="ce1">
            <text:p>29.47888108</text:p>
          </table:table-cell>
          <table:table-cell office:value-type="float" office:value="29.713286680000003" table:style-name="ce1">
            <text:p>29.71328668</text:p>
          </table:table-cell>
          <table:table-cell office:value-type="float" office:value="29.57910472" table:style-name="ce1">
            <text:p>29.57910472</text:p>
          </table:table-cell>
          <table:table-cell office:value-type="float" office:value="29.918265550000001" table:style-name="ce1">
            <text:p>29.91826555</text:p>
          </table:table-cell>
          <table:table-cell office:value-type="float" office:value="30.55329592" table:style-name="ce1">
            <text:p>30.55329592</text:p>
          </table:table-cell>
          <table:table-cell office:value-type="float" office:value="31.187451670000002" table:style-name="ce1">
            <text:p>31.187451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0_load</text:p>
          </table:table-cell>
          <table:table-cell office:value-type="float" office:value="4.0176891560000003" table:style-name="ce1">
            <text:p>4.017689156</text:p>
          </table:table-cell>
          <table:table-cell office:value-type="float" office:value="4.0180927359999998" table:style-name="ce1">
            <text:p>4.018092736</text:p>
          </table:table-cell>
          <table:table-cell office:value-type="float" office:value="4.2985877320000005" table:style-name="ce1">
            <text:p>4.298587732</text:p>
          </table:table-cell>
          <table:table-cell office:value-type="float" office:value="4.3152874480000003" table:style-name="ce1">
            <text:p>4.315287448</text:p>
          </table:table-cell>
          <table:table-cell office:value-type="float" office:value="4.1522330160000003" table:style-name="ce1">
            <text:p>4.152233016</text:p>
          </table:table-cell>
          <table:table-cell office:value-type="float" office:value="4.4492530720000003" table:style-name="ce1">
            <text:p>4.449253072</text:p>
          </table:table-cell>
          <table:table-cell office:value-type="float" office:value="3.791960188" table:style-name="ce1">
            <text:p>3.791960188</text:p>
          </table:table-cell>
          <table:table-cell office:value-type="float" office:value="3.6849323320000003" table:style-name="ce1">
            <text:p>3.684932332</text:p>
          </table:table-cell>
          <table:table-cell office:value-type="float" office:value="3.9923657720000003" table:style-name="ce1">
            <text:p>3.992365772</text:p>
          </table:table-cell>
          <table:table-cell office:value-type="float" office:value="3.5301095040000003" table:style-name="ce1">
            <text:p>3.530109504</text:p>
          </table:table-cell>
          <table:table-cell office:value-type="float" office:value="3.6244784480000001" table:style-name="ce1">
            <text:p>3.624478448</text:p>
          </table:table-cell>
          <table:table-cell office:value-type="float" office:value="3.5015736200000003" table:style-name="ce1">
            <text:p>3.50157362</text:p>
          </table:table-cell>
          <table:table-cell office:value-type="float" office:value="3.6693283760000002" table:style-name="ce1">
            <text:p>3.669328376</text:p>
          </table:table-cell>
          <table:table-cell office:value-type="float" office:value="3.6524119280000003" table:style-name="ce1">
            <text:p>3.652411928</text:p>
          </table:table-cell>
          <table:table-cell office:value-type="float" office:value="3.9305183440000002" table:style-name="ce1">
            <text:p>3.930518344</text:p>
          </table:table-cell>
          <table:table-cell office:value-type="float" office:value="3.9617724240000003" table:style-name="ce1">
            <text:p>3.961772424</text:p>
          </table:table-cell>
          <table:table-cell office:value-type="float" office:value="3.9438814959999999" table:style-name="ce1">
            <text:p>3.943881496</text:p>
          </table:table-cell>
          <table:table-cell office:value-type="float" office:value="3.98910294" table:style-name="ce1">
            <text:p>3.98910294</text:p>
          </table:table-cell>
          <table:table-cell office:value-type="float" office:value="4.0737736560000002" table:style-name="ce1">
            <text:p>4.073773656</text:p>
          </table:table-cell>
          <table:table-cell office:value-type="float" office:value="4.1583277560000003" table:style-name="ce1">
            <text:p>4.1583277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1_load</text:p>
          </table:table-cell>
          <table:table-cell office:value-type="float" office:value="1.3057496506999999" table:style-name="ce1">
            <text:p>1.305749651</text:p>
          </table:table-cell>
          <table:table-cell office:value-type="float" office:value="1.3058808141999998" table:style-name="ce1">
            <text:p>1.305880814</text:p>
          </table:table-cell>
          <table:table-cell office:value-type="float" office:value="1.3970416879000001" table:style-name="ce1">
            <text:p>1.397041688</text:p>
          </table:table-cell>
          <table:table-cell office:value-type="float" office:value="1.4024690956000001" table:style-name="ce1">
            <text:p>1.402469096</text:p>
          </table:table-cell>
          <table:table-cell office:value-type="float" office:value="1.3494764052000001" table:style-name="ce1">
            <text:p>1.349476405</text:p>
          </table:table-cell>
          <table:table-cell office:value-type="float" office:value="1.4460079234000001" table:style-name="ce1">
            <text:p>1.446007923</text:p>
          </table:table-cell>
          <table:table-cell office:value-type="float" office:value="1.2323877361" table:style-name="ce1">
            <text:p>1.232387736</text:p>
          </table:table-cell>
          <table:table-cell office:value-type="float" office:value="1.1976036829000001" table:style-name="ce1">
            <text:p>1.197603683</text:p>
          </table:table-cell>
          <table:table-cell office:value-type="float" office:value="1.2975195508999999" table:style-name="ce1">
            <text:p>1.297519551</text:p>
          </table:table-cell>
          <table:table-cell office:value-type="float" office:value="1.1472862638000001" table:style-name="ce1">
            <text:p>1.147286264</text:p>
          </table:table-cell>
          <table:table-cell office:value-type="float" office:value="1.1779561705999999" table:style-name="ce1">
            <text:p>1.177956171</text:p>
          </table:table-cell>
          <table:table-cell office:value-type="float" office:value="1.1380121015" table:style-name="ce1">
            <text:p>1.138012102</text:p>
          </table:table-cell>
          <table:table-cell office:value-type="float" office:value="1.1925323971999999" table:style-name="ce1">
            <text:p>1.192532397</text:p>
          </table:table-cell>
          <table:table-cell office:value-type="float" office:value="1.1870345516" table:style-name="ce1">
            <text:p>1.187034552</text:p>
          </table:table-cell>
          <table:table-cell office:value-type="float" office:value="1.2774191368000001" table:style-name="ce1">
            <text:p>1.277419137</text:p>
          </table:table-cell>
          <table:table-cell office:value-type="float" office:value="1.2875767128" table:style-name="ce1">
            <text:p>1.287576713</text:p>
          </table:table-cell>
          <table:table-cell office:value-type="float" office:value="1.2817621611999999" table:style-name="ce1">
            <text:p>1.281762161</text:p>
          </table:table-cell>
          <table:table-cell office:value-type="float" office:value="1.2964591304999999" table:style-name="ce1">
            <text:p>1.296459131</text:p>
          </table:table-cell>
          <table:table-cell office:value-type="float" office:value="1.3239771132" table:style-name="ce1">
            <text:p>1.323977113</text:p>
          </table:table-cell>
          <table:table-cell office:value-type="float" office:value="1.3514571957000001" table:style-name="ce1">
            <text:p>1.3514571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2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3_load</text:p>
          </table:table-cell>
          <table:table-cell office:value-type="float" office:value="1.6070762624000001" table:style-name="ce1">
            <text:p>1.607076262</text:p>
          </table:table-cell>
          <table:table-cell office:value-type="float" office:value="1.6072376944" table:style-name="ce1">
            <text:p>1.607237694</text:p>
          </table:table-cell>
          <table:table-cell office:value-type="float" office:value="1.7194356928000001" table:style-name="ce1">
            <text:p>1.719435693</text:p>
          </table:table-cell>
          <table:table-cell office:value-type="float" office:value="1.7261155792" table:style-name="ce1">
            <text:p>1.726115579</text:p>
          </table:table-cell>
          <table:table-cell office:value-type="float" office:value="1.6608938064000001" table:style-name="ce1">
            <text:p>1.660893806</text:p>
          </table:table-cell>
          <table:table-cell office:value-type="float" office:value="1.7797018288000002" table:style-name="ce1">
            <text:p>1.779701829</text:p>
          </table:table-cell>
          <table:table-cell office:value-type="float" office:value="1.5167846752" table:style-name="ce1">
            <text:p>1.516784675</text:p>
          </table:table-cell>
          <table:table-cell office:value-type="float" office:value="1.4739735328000001" table:style-name="ce1">
            <text:p>1.473973533</text:p>
          </table:table-cell>
          <table:table-cell office:value-type="float" office:value="1.5969469088000001" table:style-name="ce1">
            <text:p>1.596946909</text:p>
          </table:table-cell>
          <table:table-cell office:value-type="float" office:value="1.4120444016" table:style-name="ce1">
            <text:p>1.412044402</text:p>
          </table:table-cell>
          <table:table-cell office:value-type="float" office:value="1.4497919792" table:style-name="ce1">
            <text:p>1.449791979</text:p>
          </table:table-cell>
          <table:table-cell office:value-type="float" office:value="1.400630048" table:style-name="ce1">
            <text:p>1.400630048</text:p>
          </table:table-cell>
          <table:table-cell office:value-type="float" office:value="1.4677319503999999" table:style-name="ce1">
            <text:p>1.46773195</text:p>
          </table:table-cell>
          <table:table-cell office:value-type="float" office:value="1.4609653712000001" table:style-name="ce1">
            <text:p>1.460965371</text:p>
          </table:table-cell>
          <table:table-cell office:value-type="float" office:value="1.5722079376" table:style-name="ce1">
            <text:p>1.572207938</text:p>
          </table:table-cell>
          <table:table-cell office:value-type="float" office:value="1.5847095696" table:style-name="ce1">
            <text:p>1.58470957</text:p>
          </table:table-cell>
          <table:table-cell office:value-type="float" office:value="1.5775531984" table:style-name="ce1">
            <text:p>1.577553198</text:p>
          </table:table-cell>
          <table:table-cell office:value-type="float" office:value="1.5956417759999999" table:style-name="ce1">
            <text:p>1.595641776</text:p>
          </table:table-cell>
          <table:table-cell office:value-type="float" office:value="1.6295100624000001" table:style-name="ce1">
            <text:p>1.629510062</text:p>
          </table:table-cell>
          <table:table-cell office:value-type="float" office:value="1.6633317024000001" table:style-name="ce1">
            <text:p>1.66333170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4_load</text:p>
          </table:table-cell>
          <table:table-cell office:value-type="float" office:value="9.0397993509999992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70000011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59999989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99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93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5_load</text:p>
          </table:table-cell>
          <table:table-cell office:value-type="float" office:value="1.004423039" table:style-name="ce1">
            <text:p>1.004423039</text:p>
          </table:table-cell>
          <table:table-cell office:value-type="float" office:value="1.0045239339999998" table:style-name="ce1">
            <text:p>1.004523934</text:p>
          </table:table-cell>
          <table:table-cell office:value-type="float" office:value="1.074647683" table:style-name="ce1">
            <text:p>1.074647683</text:p>
          </table:table-cell>
          <table:table-cell office:value-type="float" office:value="1.078822612" table:style-name="ce1">
            <text:p>1.078822612</text:p>
          </table:table-cell>
          <table:table-cell office:value-type="float" office:value="1.038059004" table:style-name="ce1">
            <text:p>1.038059004</text:p>
          </table:table-cell>
          <table:table-cell office:value-type="float" office:value="1.112314018" table:style-name="ce1">
            <text:p>1.112314018</text:p>
          </table:table-cell>
          <table:table-cell office:value-type="float" office:value="0.947990797" table:style-name="ce1">
            <text:p>0.947990797</text:p>
          </table:table-cell>
          <table:table-cell office:value-type="float" office:value="0.92123383300000006" table:style-name="ce1">
            <text:p>0.921233833</text:p>
          </table:table-cell>
          <table:table-cell office:value-type="float" office:value="0.99809219300000007" table:style-name="ce1">
            <text:p>0.998092193</text:p>
          </table:table-cell>
          <table:table-cell office:value-type="float" office:value="0.88252812600000008" table:style-name="ce1">
            <text:p>0.882528126</text:p>
          </table:table-cell>
          <table:table-cell office:value-type="float" office:value="0.90612036200000001" table:style-name="ce1">
            <text:p>0.906120362</text:p>
          </table:table-cell>
          <table:table-cell office:value-type="float" office:value="0.87539415500000006" table:style-name="ce1">
            <text:p>0.875394155</text:p>
          </table:table-cell>
          <table:table-cell office:value-type="float" office:value="0.91733284400000004" table:style-name="ce1">
            <text:p>0.917332844</text:p>
          </table:table-cell>
          <table:table-cell office:value-type="float" office:value="0.91310373200000006" table:style-name="ce1">
            <text:p>0.913103732</text:p>
          </table:table-cell>
          <table:table-cell office:value-type="float" office:value="0.98263033600000005" table:style-name="ce1">
            <text:p>0.982630336</text:p>
          </table:table-cell>
          <table:table-cell office:value-type="float" office:value="0.99044385600000007" table:style-name="ce1">
            <text:p>0.990443856</text:p>
          </table:table-cell>
          <table:table-cell office:value-type="float" office:value="0.98597112399999998" table:style-name="ce1">
            <text:p>0.985971124</text:p>
          </table:table-cell>
          <table:table-cell office:value-type="float" office:value="0.99727648499999999" table:style-name="ce1">
            <text:p>0.997276485</text:p>
          </table:table-cell>
          <table:table-cell office:value-type="float" office:value="1.0184441639999999" table:style-name="ce1">
            <text:p>1.018444164</text:p>
          </table:table-cell>
          <table:table-cell office:value-type="float" office:value="1.0395826889999999" table:style-name="ce1">
            <text:p>1.0395826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6_load</text:p>
          </table:table-cell>
          <table:table-cell office:value-type="float" office:value="0.80353863120000013" table:style-name="ce1">
            <text:p>0.803538631</text:p>
          </table:table-cell>
          <table:table-cell office:value-type="float" office:value="0.80361934720000006" table:style-name="ce1">
            <text:p>0.803619347</text:p>
          </table:table-cell>
          <table:table-cell office:value-type="float" office:value="0.85971834640000011" table:style-name="ce1">
            <text:p>0.859718346</text:p>
          </table:table-cell>
          <table:table-cell office:value-type="float" office:value="0.86305828960000008" table:style-name="ce1">
            <text:p>0.86305829</text:p>
          </table:table-cell>
          <table:table-cell office:value-type="float" office:value="0.8304474032000001" table:style-name="ce1">
            <text:p>0.830447403</text:p>
          </table:table-cell>
          <table:table-cell office:value-type="float" office:value="0.88985141440000015" table:style-name="ce1">
            <text:p>0.889851414</text:p>
          </table:table-cell>
          <table:table-cell office:value-type="float" office:value="0.75839283760000009" table:style-name="ce1">
            <text:p>0.758392838</text:p>
          </table:table-cell>
          <table:table-cell office:value-type="float" office:value="0.73698726640000012" table:style-name="ce1">
            <text:p>0.736987266</text:p>
          </table:table-cell>
          <table:table-cell office:value-type="float" office:value="0.79847395440000013" table:style-name="ce1">
            <text:p>0.798473954</text:p>
          </table:table-cell>
          <table:table-cell office:value-type="float" office:value="0.70602270080000007" table:style-name="ce1">
            <text:p>0.706022701</text:p>
          </table:table-cell>
          <table:table-cell office:value-type="float" office:value="0.72489648960000008" table:style-name="ce1">
            <text:p>0.72489649</text:p>
          </table:table-cell>
          <table:table-cell office:value-type="float" office:value="0.70031552400000008" table:style-name="ce1">
            <text:p>0.700315524</text:p>
          </table:table-cell>
          <table:table-cell office:value-type="float" office:value="0.73386647520000003" table:style-name="ce1">
            <text:p>0.733866475</text:p>
          </table:table-cell>
          <table:table-cell office:value-type="float" office:value="0.73048318560000014" table:style-name="ce1">
            <text:p>0.730483186</text:p>
          </table:table-cell>
          <table:table-cell office:value-type="float" office:value="0.78610446880000007" table:style-name="ce1">
            <text:p>0.786104469</text:p>
          </table:table-cell>
          <table:table-cell office:value-type="float" office:value="0.79235528480000006" table:style-name="ce1">
            <text:p>0.792355285</text:p>
          </table:table-cell>
          <table:table-cell office:value-type="float" office:value="0.78877709920000005" table:style-name="ce1">
            <text:p>0.788777099</text:p>
          </table:table-cell>
          <table:table-cell office:value-type="float" office:value="0.79782138800000002" table:style-name="ce1">
            <text:p>0.797821388</text:p>
          </table:table-cell>
          <table:table-cell office:value-type="float" office:value="0.8147555312000001" table:style-name="ce1">
            <text:p>0.814755531</text:p>
          </table:table-cell>
          <table:table-cell office:value-type="float" office:value="0.8316663512000001" table:style-name="ce1">
            <text:p>0.8316663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7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9" table:style-name="ce1">
            <text:p>51.02976605</text:p>
          </table:table-cell>
          <table:table-cell office:value-type="float" office:value="54.592052496400008" table:style-name="ce1">
            <text:p>54.5920525</text:p>
          </table:table-cell>
          <table:table-cell office:value-type="float" office:value="54.804138889600004" table:style-name="ce1">
            <text:p>54.80413889</text:p>
          </table:table-cell>
          <table:table-cell office:value-type="float" office:value="52.733347603200002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600001" table:style-name="ce1">
            <text:p>48.15788269</text:p>
          </table:table-cell>
          <table:table-cell office:value-type="float" office:value="46.798628916400006" table:style-name="ce1">
            <text:p>46.79862892</text:p>
          </table:table-cell>
          <table:table-cell office:value-type="float" office:value="50.703033604400005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6" table:style-name="ce1">
            <text:p>46.03086459</text:p>
          </table:table-cell>
          <table:table-cell office:value-type="float" office:value="44.469973274000004" table:style-name="ce1">
            <text:p>44.46997327</text:p>
          </table:table-cell>
          <table:table-cell office:value-type="float" office:value="46.600458675200002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800003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8000001" table:style-name="ce1">
            <text:p>50.66159564</text:p>
          </table:table-cell>
          <table:table-cell office:value-type="float" office:value="51.736913731200005" table:style-name="ce1">
            <text:p>51.73691373</text:p>
          </table:table-cell>
          <table:table-cell office:value-type="float" office:value="52.810750801200001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8_load</text:p>
          </table:table-cell>
          <table:table-cell office:value-type="float" office:value="27.420722664700001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200003" table:style-name="ce1">
            <text:p>28.33898451</text:p>
          </table:table-cell>
          <table:table-cell office:value-type="float" office:value="30.366146391400004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4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00003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99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1" table:style-name="ce1">
            <text:p>50.2261477</text:p>
          </table:table-cell>
          <table:table-cell office:value-type="float" office:value="53.732335150000004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900000003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49999996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300000002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799999996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96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0_load</text:p>
          </table:table-cell>
          <table:table-cell office:value-type="float" office:value="64.885664719399998" table:style-name="ce1">
            <text:p>64.88566472</text:p>
          </table:table-cell>
          <table:table-cell office:value-type="float" office:value="64.892182536399986" table:style-name="ce1">
            <text:p>64.89218254</text:p>
          </table:table-cell>
          <table:table-cell office:value-type="float" office:value="69.4221767218" table:style-name="ce1">
            <text:p>69.42217672</text:p>
          </table:table-cell>
          <table:table-cell office:value-type="float" office:value="69.691877135199988" table:style-name="ce1">
            <text:p>69.69187714</text:p>
          </table:table-cell>
          <table:table-cell office:value-type="float" office:value="67.058548058399992" table:style-name="ce1">
            <text:p>67.05854806</text:p>
          </table:table-cell>
          <table:table-cell office:value-type="float" office:value="71.855421962799994" table:style-name="ce1">
            <text:p>71.85542196</text:p>
          </table:table-cell>
          <table:table-cell office:value-type="float" office:value="61.240141886199993" table:style-name="ce1">
            <text:p>61.24014189</text:p>
          </table:table-cell>
          <table:table-cell office:value-type="float" office:value="59.511642011799992" table:style-name="ce1">
            <text:p>59.51164201</text:p>
          </table:table-cell>
          <table:table-cell office:value-type="float" office:value="64.476692067799988" table:style-name="ce1">
            <text:p>64.47669207</text:p>
          </table:table-cell>
          <table:table-cell office:value-type="float" office:value="57.011253339599996" table:style-name="ce1">
            <text:p>57.01125334</text:p>
          </table:table-cell>
          <table:table-cell office:value-type="float" office:value="58.535311785199994" table:style-name="ce1">
            <text:p>58.53531179</text:p>
          </table:table-cell>
          <table:table-cell office:value-type="float" office:value="56.550398812999994" table:style-name="ce1">
            <text:p>56.55039881</text:p>
          </table:table-cell>
          <table:table-cell office:value-type="float" office:value="59.259638122399991" table:style-name="ce1">
            <text:p>59.25963812</text:p>
          </table:table-cell>
          <table:table-cell office:value-type="float" office:value="58.986437487199993" table:style-name="ce1">
            <text:p>58.98643749</text:p>
          </table:table-cell>
          <table:table-cell office:value-type="float" office:value="63.47785610559999" table:style-name="ce1">
            <text:p>63.47785611</text:p>
          </table:table-cell>
          <table:table-cell office:value-type="float" office:value="63.982609497599995" table:style-name="ce1">
            <text:p>63.9826095</text:p>
          </table:table-cell>
          <table:table-cell office:value-type="float" office:value="63.693671010399989" table:style-name="ce1">
            <text:p>63.69367101</text:p>
          </table:table-cell>
          <table:table-cell office:value-type="float" office:value="64.423997330999995" table:style-name="ce1">
            <text:p>64.42399733</text:p>
          </table:table-cell>
          <table:table-cell office:value-type="float" office:value="65.791429394399998" table:style-name="ce1">
            <text:p>65.79142939</text:p>
          </table:table-cell>
          <table:table-cell office:value-type="float" office:value="67.156978109400001" table:style-name="ce1">
            <text:p>67.15697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1_load</text:p>
          </table:table-cell>
          <table:table-cell office:value-type="float" office:value="13.5596985265" table:style-name="ce1">
            <text:p>13.55969853</text:p>
          </table:table-cell>
          <table:table-cell office:value-type="float" office:value="13.561060608999998" table:style-name="ce1">
            <text:p>13.56106061</text:p>
          </table:table-cell>
          <table:table-cell office:value-type="float" office:value="14.5077312205" table:style-name="ce1">
            <text:p>14.50773122</text:p>
          </table:table-cell>
          <table:table-cell office:value-type="float" office:value="14.564092762" table:style-name="ce1">
            <text:p>14.56409276</text:p>
          </table:table-cell>
          <table:table-cell office:value-type="float" office:value="14.013784054" table:style-name="ce1">
            <text:p>14.01378405</text:p>
          </table:table-cell>
          <table:table-cell office:value-type="float" office:value="15.016226742999999" table:style-name="ce1">
            <text:p>15.01622674</text:p>
          </table:table-cell>
          <table:table-cell office:value-type="float" office:value="12.7978632595" table:style-name="ce1">
            <text:p>12.79786326</text:p>
          </table:table-cell>
          <table:table-cell office:value-type="float" office:value="12.4366442455" table:style-name="ce1">
            <text:p>12.43664425</text:p>
          </table:table-cell>
          <table:table-cell office:value-type="float" office:value="13.474232105500001" table:style-name="ce1">
            <text:p>13.47423211</text:p>
          </table:table-cell>
          <table:table-cell office:value-type="float" office:value="11.914117201" table:style-name="ce1">
            <text:p>11.9141172</text:p>
          </table:table-cell>
          <table:table-cell office:value-type="float" office:value="12.232612387" table:style-name="ce1">
            <text:p>12.23261239</text:p>
          </table:table-cell>
          <table:table-cell office:value-type="float" office:value="11.8178085925" table:style-name="ce1">
            <text:p>11.81780859</text:p>
          </table:table-cell>
          <table:table-cell office:value-type="float" office:value="12.383980893999999" table:style-name="ce1">
            <text:p>12.38398089</text:p>
          </table:table-cell>
          <table:table-cell office:value-type="float" office:value="12.326887881999999" table:style-name="ce1">
            <text:p>12.32688788</text:p>
          </table:table-cell>
          <table:table-cell office:value-type="float" office:value="13.265497035999999" table:style-name="ce1">
            <text:p>13.26549704</text:p>
          </table:table-cell>
          <table:table-cell office:value-type="float" office:value="13.370979556" table:style-name="ce1">
            <text:p>13.37097956</text:p>
          </table:table-cell>
          <table:table-cell office:value-type="float" office:value="13.310597673999998" table:style-name="ce1">
            <text:p>13.31059767</text:p>
          </table:table-cell>
          <table:table-cell office:value-type="float" office:value="13.463220047499998" table:style-name="ce1">
            <text:p>13.46322005</text:p>
          </table:table-cell>
          <table:table-cell office:value-type="float" office:value="13.748983714" table:style-name="ce1">
            <text:p>13.74898371</text:p>
          </table:table-cell>
          <table:table-cell office:value-type="float" office:value="14.0343538015" table:style-name="ce1">
            <text:p>14.03435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D_102_load</text:p>
          </table:table-cell>
          <table:table-cell office:value-type="float" office:value="21.901423560395003" table:style-name="ce1">
            <text:p>21.90142356</text:p>
          </table:table-cell>
          <table:table-cell office:value-type="float" office:value="21.90362357587" table:style-name="ce1">
            <text:p>21.90362358</text:p>
          </table:table-cell>
          <table:table-cell office:value-type="float" office:value="23.432671922815004" table:style-name="ce1">
            <text:p>23.43267192</text:p>
          </table:table-cell>
          <table:table-cell office:value-type="float" office:value="23.523706249660002" table:style-name="ce1">
            <text:p>23.52370625</text:p>
          </table:table-cell>
          <table:table-cell office:value-type="float" office:value="22.63485577722" table:style-name="ce1">
            <text:p>22.63485578</text:p>
          </table:table-cell>
          <table:table-cell office:value-type="float" office:value="24.253986357490003" table:style-name="ce1">
            <text:p>24.25398636</text:p>
          </table:table-cell>
          <table:table-cell office:value-type="float" office:value="20.670918523585001" table:style-name="ce1">
            <text:p>20.67091852</text:p>
          </table:table-cell>
          <table:table-cell office:value-type="float" office:value="20.087482923565002" table:style-name="ce1">
            <text:p>20.08748292</text:p>
          </table:table-cell>
          <table:table-cell office:value-type="float" office:value="21.763379463365002" table:style-name="ce1">
            <text:p>21.76337946</text:p>
          </table:table-cell>
          <table:table-cell office:value-type="float" office:value="19.24350498243" table:style-name="ce1">
            <text:p>19.24350498</text:p>
          </table:table-cell>
          <table:table-cell office:value-type="float" office:value="19.757933688409999" table:style-name="ce1">
            <text:p>19.75793369</text:p>
          </table:table-cell>
          <table:table-cell office:value-type="float" office:value="19.087948744775002" table:style-name="ce1">
            <text:p>19.08794874</text:p>
          </table:table-cell>
          <table:table-cell office:value-type="float" office:value="20.00242185842" table:style-name="ce1">
            <text:p>20.00242186</text:p>
          </table:table-cell>
          <table:table-cell office:value-type="float" office:value="19.910206071260003" table:style-name="ce1">
            <text:p>19.91020607</text:p>
          </table:table-cell>
          <table:table-cell office:value-type="float" office:value="21.426233671480002" table:style-name="ce1">
            <text:p>21.42623367</text:p>
          </table:table-cell>
          <table:table-cell office:value-type="float" office:value="21.596607475080003" table:style-name="ce1">
            <text:p>21.59660748</text:p>
          </table:table-cell>
          <table:table-cell office:value-type="float" office:value="21.49907955382" table:style-name="ce1">
            <text:p>21.49907955</text:p>
          </table:table-cell>
          <table:table-cell office:value-type="float" office:value="21.745592950424999" table:style-name="ce1">
            <text:p>21.74559295</text:p>
          </table:table-cell>
          <table:table-cell office:value-type="float" office:value="22.207154191020003" table:style-name="ce1">
            <text:p>22.20715419</text:p>
          </table:table-cell>
          <table:table-cell office:value-type="float" office:value="22.668079728645001" table:style-name="ce1">
            <text:p>22.66807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_load</text:p>
          </table:table-cell>
          <table:table-cell office:value-type="float" office:value="0.78733298905600002" table:style-name="ce1">
            <text:p>0.787332989</text:p>
          </table:table-cell>
          <table:table-cell office:value-type="float" office:value="1.150285339424" table:style-name="ce1">
            <text:p>1.150285339</text:p>
          </table:table-cell>
          <table:table-cell office:value-type="float" office:value="1.131021240928" table:style-name="ce1">
            <text:p>1.131021241</text:p>
          </table:table-cell>
          <table:table-cell office:value-type="float" office:value="1.1460505412639999" table:style-name="ce1">
            <text:p>1.146050541</text:p>
          </table:table-cell>
          <table:table-cell office:value-type="float" office:value="1.15478538648" table:style-name="ce1">
            <text:p>1.154785386</text:p>
          </table:table-cell>
          <table:table-cell office:value-type="float" office:value="0.92107441184000005" table:style-name="ce1">
            <text:p>0.9210744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69023422608" table:style-name="ce1">
            <text:p>1.069023423</text:p>
          </table:table-cell>
          <table:table-cell office:value-type="float" office:value="1.193584398192" table:style-name="ce1">
            <text:p>1.193584398</text:p>
          </table:table-cell>
          <table:table-cell office:value-type="float" office:value="0.9824446004320001" table:style-name="ce1">
            <text:p>0.9824446</text:p>
          </table:table-cell>
          <table:table-cell office:value-type="float" office:value="0.98969379732800011" table:style-name="ce1">
            <text:p>0.989693797</text:p>
          </table:table-cell>
          <table:table-cell office:value-type="float" office:value="1.0195981474560001" table:style-name="ce1">
            <text:p>1.019598147</text:p>
          </table:table-cell>
          <table:table-cell office:value-type="float" office:value="0.94776239632000014" table:style-name="ce1">
            <text:p>0.9477623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2126054315200001" table:style-name="ce1">
            <text:p>0.921260543</text:p>
          </table:table-cell>
          <table:table-cell office:value-type="float" office:value="1.082255065632" table:style-name="ce1">
            <text:p>1.082255066</text:p>
          </table:table-cell>
          <table:table-cell office:value-type="float" office:value="0.99931866368000011" table:style-name="ce1">
            <text:p>0.999318664</text:p>
          </table:table-cell>
          <table:table-cell office:value-type="float" office:value="0.873979357264" table:style-name="ce1">
            <text:p>0.873979357</text:p>
          </table:table-cell>
          <table:table-cell office:value-type="float" office:value="0.71140338745600007" table:style-name="ce1">
            <text:p>0.71140338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_load</text:p>
          </table:table-cell>
          <table:table-cell office:value-type="float" office:value="5.0042297439999999" table:style-name="ce1">
            <text:p>5.004229744</text:p>
          </table:table-cell>
          <table:table-cell office:value-type="float" office:value="7.311130276000001" table:style-name="ce1">
            <text:p>7.311130276</text:p>
          </table:table-cell>
          <table:table-cell office:value-type="float" office:value="7.1886889720000005" table:style-name="ce1">
            <text:p>7.188688972</text:p>
          </table:table-cell>
          <table:table-cell office:value-type="float" office:value="7.2842141859999998" table:style-name="ce1">
            <text:p>7.284214186</text:p>
          </table:table-cell>
          <table:table-cell office:value-type="float" office:value="7.3397322699999998" table:style-name="ce1">
            <text:p>7.33973227</text:p>
          </table:table-cell>
          <table:table-cell office:value-type="float" office:value="5.8542811600000002" table:style-name="ce1">
            <text:p>5.8542811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7946350420000003" table:style-name="ce1">
            <text:p>6.794635042</text:p>
          </table:table-cell>
          <table:table-cell office:value-type="float" office:value="7.5863361579999999" table:style-name="ce1">
            <text:p>7.586336158</text:p>
          </table:table-cell>
          <table:table-cell office:value-type="float" office:value="6.2443459179999996" table:style-name="ce1">
            <text:p>6.244345918</text:p>
          </table:table-cell>
          <table:table-cell office:value-type="float" office:value="6.2904213220000003" table:style-name="ce1">
            <text:p>6.290421322</text:p>
          </table:table-cell>
          <table:table-cell office:value-type="float" office:value="6.4804913439999998" table:style-name="ce1">
            <text:p>6.480491344</text:p>
          </table:table-cell>
          <table:table-cell office:value-type="float" office:value="6.0239081800000003" table:style-name="ce1">
            <text:p>6.0239081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855464198" table:style-name="ce1">
            <text:p>5.855464198</text:p>
          </table:table-cell>
          <table:table-cell office:value-type="float" office:value="6.8787344680000002" table:style-name="ce1">
            <text:p>6.878734468</text:p>
          </table:table-cell>
          <table:table-cell office:value-type="float" office:value="6.3515963200000005" table:style-name="ce1">
            <text:p>6.35159632</text:p>
          </table:table-cell>
          <table:table-cell office:value-type="float" office:value="5.5549481859999998" table:style-name="ce1">
            <text:p>5.554948186</text:p>
          </table:table-cell>
          <table:table-cell office:value-type="float" office:value="4.5216263440000004" table:style-name="ce1">
            <text:p>4.521626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_load</text:p>
          </table:table-cell>
          <table:table-cell office:value-type="float" office:value="0.68951664484126984" table:style-name="ce1">
            <text:p>0.689516645</text:p>
          </table:table-cell>
          <table:table-cell office:value-type="float" office:value="1.0073766167328042" table:style-name="ce1">
            <text:p>1.007376617</text:p>
          </table:table-cell>
          <table:table-cell office:value-type="float" office:value="0.9905058462301588" table:style-name="ce1">
            <text:p>0.990505846</text:p>
          </table:table-cell>
          <table:table-cell office:value-type="float" office:value="1.0036679403108464" table:style-name="ce1">
            <text:p>1.00366794</text:p>
          </table:table-cell>
          <table:table-cell office:value-type="float" office:value="1.0113175881283067" table:style-name="ce1">
            <text:p>1.011317588</text:p>
          </table:table-cell>
          <table:table-cell office:value-type="float" office:value="0.80664233597883606" table:style-name="ce1">
            <text:p>0.80664233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3621049652777788" table:style-name="ce1">
            <text:p>0.936210497</text:p>
          </table:table-cell>
          <table:table-cell office:value-type="float" office:value="1.0452962984457672" table:style-name="ce1">
            <text:p>1.045296298</text:p>
          </table:table-cell>
          <table:table-cell office:value-type="float" office:value="0.86038803125000007" table:style-name="ce1">
            <text:p>0.860388031</text:p>
          </table:table-cell>
          <table:table-cell office:value-type="float" office:value="0.86673660433201061" table:style-name="ce1">
            <text:p>0.866736604</text:p>
          </table:table-cell>
          <table:table-cell office:value-type="float" office:value="0.89292570568783081" table:style-name="ce1">
            <text:p>0.892925706</text:p>
          </table:table-cell>
          <table:table-cell office:value-type="float" office:value="0.83001466567460336" table:style-name="ce1">
            <text:p>0.8300146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0680534275793658" table:style-name="ce1">
            <text:p>0.806805343</text:p>
          </table:table-cell>
          <table:table-cell office:value-type="float" office:value="0.94779827017195784" table:style-name="ce1">
            <text:p>0.94779827</text:p>
          </table:table-cell>
          <table:table-cell office:value-type="float" office:value="0.87516569907407415" table:style-name="ce1">
            <text:p>0.875165699</text:p>
          </table:table-cell>
          <table:table-cell office:value-type="float" office:value="0.76539826438492065" table:style-name="ce1">
            <text:p>0.765398264</text:p>
          </table:table-cell>
          <table:table-cell office:value-type="float" office:value="0.6230203650793652" table:style-name="ce1">
            <text:p>0.62302036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6_load</text:p>
          </table:table-cell>
          <table:table-cell office:value-type="float" office:value="0.82741977380952381" table:style-name="ce1">
            <text:p>0.827419774</text:p>
          </table:table-cell>
          <table:table-cell office:value-type="float" office:value="1.208851740079365" table:style-name="ce1">
            <text:p>1.20885174</text:p>
          </table:table-cell>
          <table:table-cell office:value-type="float" office:value="1.1886068154761904" table:style-name="ce1">
            <text:p>1.188606815</text:p>
          </table:table-cell>
          <table:table-cell office:value-type="float" office:value="1.2044013283730157" table:style-name="ce1">
            <text:p>1.204401328</text:p>
          </table:table-cell>
          <table:table-cell office:value-type="float" office:value="1.2135809057539682" table:style-name="ce1">
            <text:p>1.213580906</text:p>
          </table:table-cell>
          <table:table-cell office:value-type="float" office:value="0.96797060317460315" table:style-name="ce1">
            <text:p>0.9679706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1234523958333333" table:style-name="ce1">
            <text:p>1.123452396</text:p>
          </table:table-cell>
          <table:table-cell office:value-type="float" office:value="1.2543553581349205" table:style-name="ce1">
            <text:p>1.254355358</text:p>
          </table:table-cell>
          <table:table-cell office:value-type="float" office:value="1.0324654375" table:style-name="ce1">
            <text:p>1.032465438</text:p>
          </table:table-cell>
          <table:table-cell office:value-type="float" office:value="1.0400837251984127" table:style-name="ce1">
            <text:p>1.040083725</text:p>
          </table:table-cell>
          <table:table-cell office:value-type="float" office:value="1.0715106468253968" table:style-name="ce1">
            <text:p>1.071510647</text:p>
          </table:table-cell>
          <table:table-cell office:value-type="float" office:value="0.996017398809524" table:style-name="ce1">
            <text:p>0.9960173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96816621130952385" table:style-name="ce1">
            <text:p>0.968166211</text:p>
          </table:table-cell>
          <table:table-cell office:value-type="float" office:value="1.1373577242063493" table:style-name="ce1">
            <text:p>1.137357724</text:p>
          </table:table-cell>
          <table:table-cell office:value-type="float" office:value="1.0501986388888889" table:style-name="ce1">
            <text:p>1.050198639</text:p>
          </table:table-cell>
          <table:table-cell office:value-type="float" office:value="0.91847771726190475" table:style-name="ce1">
            <text:p>0.918477717</text:p>
          </table:table-cell>
          <table:table-cell office:value-type="float" office:value="0.74762423809523815" table:style-name="ce1">
            <text:p>0.74762423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7_load</text:p>
          </table:table-cell>
          <table:table-cell office:value-type="float" office:value="0.55161351587301588" table:style-name="ce1">
            <text:p>0.551613516</text:p>
          </table:table-cell>
          <table:table-cell office:value-type="float" office:value="0.80590149338624351" table:style-name="ce1">
            <text:p>0.805901493</text:p>
          </table:table-cell>
          <table:table-cell office:value-type="float" office:value="0.79240487698412709" table:style-name="ce1">
            <text:p>0.792404877</text:p>
          </table:table-cell>
          <table:table-cell office:value-type="float" office:value="0.80293455224867727" table:style-name="ce1">
            <text:p>0.802934552</text:p>
          </table:table-cell>
          <table:table-cell office:value-type="float" office:value="0.80905427050264556" table:style-name="ce1">
            <text:p>0.809054271</text:p>
          </table:table-cell>
          <table:table-cell office:value-type="float" office:value="0.64531406878306885" table:style-name="ce1">
            <text:p>0.64531406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4896859722222231" table:style-name="ce1">
            <text:p>0.748968597</text:p>
          </table:table-cell>
          <table:table-cell office:value-type="float" office:value="0.83623723875661382" table:style-name="ce1">
            <text:p>0.836237239</text:p>
          </table:table-cell>
          <table:table-cell office:value-type="float" office:value="0.68831062500000006" table:style-name="ce1">
            <text:p>0.688310625</text:p>
          </table:table-cell>
          <table:table-cell office:value-type="float" office:value="0.69338948346560858" table:style-name="ce1">
            <text:p>0.693389483</text:p>
          </table:table-cell>
          <table:table-cell office:value-type="float" office:value="0.71434076455026463" table:style-name="ce1">
            <text:p>0.714340765</text:p>
          </table:table-cell>
          <table:table-cell office:value-type="float" office:value="0.6640119325396826" table:style-name="ce1">
            <text:p>0.6640119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4544447420634921" table:style-name="ce1">
            <text:p>0.645444474</text:p>
          </table:table-cell>
          <table:table-cell office:value-type="float" office:value="0.75823881613756627" table:style-name="ce1">
            <text:p>0.758238816</text:p>
          </table:table-cell>
          <table:table-cell office:value-type="float" office:value="0.70013275925925933" table:style-name="ce1">
            <text:p>0.700132759</text:p>
          </table:table-cell>
          <table:table-cell office:value-type="float" office:value="0.61231881150793654" table:style-name="ce1">
            <text:p>0.612318812</text:p>
          </table:table-cell>
          <table:table-cell office:value-type="float" office:value="0.49841649206349209" table:style-name="ce1">
            <text:p>0.49841649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8_load</text:p>
          </table:table-cell>
          <table:table-cell office:value-type="float" office:value="0.74813319722800009" table:style-name="ce1">
            <text:p>0.748133197</text:p>
          </table:table-cell>
          <table:table-cell office:value-type="float" office:value="1.0930148267619999" table:style-name="ce1">
            <text:p>1.093014827</text:p>
          </table:table-cell>
          <table:table-cell office:value-type="float" office:value="1.0747098518139999" table:style-name="ce1">
            <text:p>1.074709852</text:p>
          </table:table-cell>
          <table:table-cell office:value-type="float" office:value="1.0889908713069998" table:style-name="ce1">
            <text:p>1.088990871</text:p>
          </table:table-cell>
          <table:table-cell office:value-type="float" office:value="1.097290824865" table:style-name="ce1">
            <text:p>1.097290825</text:p>
          </table:table-cell>
          <table:table-cell office:value-type="float" office:value="0.87521588392000005" table:style-name="ce1">
            <text:p>0.87521588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0157987892790001" table:style-name="ce1">
            <text:p>1.015798789</text:p>
          </table:table-cell>
          <table:table-cell office:value-type="float" office:value="1.134158106121" table:style-name="ce1">
            <text:p>1.134158106</text:p>
          </table:table-cell>
          <table:table-cell office:value-type="float" office:value="0.93353056524100009" table:style-name="ce1">
            <text:p>0.933530565</text:p>
          </table:table-cell>
          <table:table-cell office:value-type="float" office:value="0.94041883813900007" table:style-name="ce1">
            <text:p>0.940418838</text:p>
          </table:table-cell>
          <table:table-cell office:value-type="float" office:value="0.96883430642800006" table:style-name="ce1">
            <text:p>0.968834306</text:p>
          </table:table-cell>
          <table:table-cell office:value-type="float" office:value="0.90057512341000012" table:style-name="ce1">
            <text:p>0.90057512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539274810099998" table:style-name="ce1">
            <text:p>0.875392748</text:p>
          </table:table-cell>
          <table:table-cell office:value-type="float" office:value="1.0283716534660001" table:style-name="ce1">
            <text:p>1.028371653</text:p>
          </table:table-cell>
          <table:table-cell office:value-type="float" office:value="0.94956450034000006" table:style-name="ce1">
            <text:p>0.9495645</text:p>
          </table:table-cell>
          <table:table-cell office:value-type="float" office:value="0.830465604307" table:style-name="ce1">
            <text:p>0.830465604</text:p>
          </table:table-cell>
          <table:table-cell office:value-type="float" office:value="0.67598398892800005" table:style-name="ce1">
            <text:p>0.67598398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9_load</text:p>
          </table:table-cell>
          <table:table-cell office:value-type="float" office:value="2.482257321428571" table:style-name="ce1">
            <text:p>2.482257321</text:p>
          </table:table-cell>
          <table:table-cell office:value-type="float" office:value="3.6265532202380952" table:style-name="ce1">
            <text:p>3.62655322</text:p>
          </table:table-cell>
          <table:table-cell office:value-type="float" office:value="3.5658184464285712" table:style-name="ce1">
            <text:p>3.565818446</text:p>
          </table:table-cell>
          <table:table-cell office:value-type="float" office:value="3.6132019851190473" table:style-name="ce1">
            <text:p>3.613201985</text:p>
          </table:table-cell>
          <table:table-cell office:value-type="float" office:value="3.6407407172619042" table:style-name="ce1">
            <text:p>3.640740717</text:p>
          </table:table-cell>
          <table:table-cell office:value-type="float" office:value="2.9039098095238094" table:style-name="ce1">
            <text:p>2.903909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3703551875" table:style-name="ce1">
            <text:p>3.370355188</text:p>
          </table:table-cell>
          <table:table-cell office:value-type="float" office:value="3.7630640744047614" table:style-name="ce1">
            <text:p>3.763064074</text:p>
          </table:table-cell>
          <table:table-cell office:value-type="float" office:value="3.0973943124999996" table:style-name="ce1">
            <text:p>3.097394313</text:p>
          </table:table-cell>
          <table:table-cell office:value-type="float" office:value="3.1202491755952377" table:style-name="ce1">
            <text:p>3.120249176</text:p>
          </table:table-cell>
          <table:table-cell office:value-type="float" office:value="3.2145299404761905" table:style-name="ce1">
            <text:p>3.21452994</text:p>
          </table:table-cell>
          <table:table-cell office:value-type="float" office:value="2.9880501964285715" table:style-name="ce1">
            <text:p>2.98805019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044966339285709" table:style-name="ce1">
            <text:p>2.904496634</text:p>
          </table:table-cell>
          <table:table-cell office:value-type="float" office:value="3.4120711726190476" table:style-name="ce1">
            <text:p>3.412071173</text:p>
          </table:table-cell>
          <table:table-cell office:value-type="float" office:value="3.1505939166666668" table:style-name="ce1">
            <text:p>3.150593917</text:p>
          </table:table-cell>
          <table:table-cell office:value-type="float" office:value="2.755431151785714" table:style-name="ce1">
            <text:p>2.755431152</text:p>
          </table:table-cell>
          <table:table-cell office:value-type="float" office:value="2.2428707142857145" table:style-name="ce1">
            <text:p>2.24287071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0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1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2_load</text:p>
          </table:table-cell>
          <table:table-cell office:value-type="float" office:value="1.1032260317460316" table:style-name="ce1">
            <text:p>1.103226032</text:p>
          </table:table-cell>
          <table:table-cell office:value-type="float" office:value="1.6118019867724869" table:style-name="ce1">
            <text:p>1.611801987</text:p>
          </table:table-cell>
          <table:table-cell office:value-type="float" office:value="1.584808753968254" table:style-name="ce1">
            <text:p>1.584808754</text:p>
          </table:table-cell>
          <table:table-cell office:value-type="float" office:value="1.6058681044973544" table:style-name="ce1">
            <text:p>1.605868104</text:p>
          </table:table-cell>
          <table:table-cell office:value-type="float" office:value="1.618107541005291" table:style-name="ce1">
            <text:p>1.618107541</text:p>
          </table:table-cell>
          <table:table-cell office:value-type="float" office:value="1.2906271375661376" table:style-name="ce1">
            <text:p>1.29062713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979361944444445" table:style-name="ce1">
            <text:p>1.497936194</text:p>
          </table:table-cell>
          <table:table-cell office:value-type="float" office:value="1.6724734775132275" table:style-name="ce1">
            <text:p>1.672473478</text:p>
          </table:table-cell>
          <table:table-cell office:value-type="float" office:value="1.37662025" table:style-name="ce1">
            <text:p>1.37662025</text:p>
          </table:table-cell>
          <table:table-cell office:value-type="float" office:value="1.386777966931217" table:style-name="ce1">
            <text:p>1.386777967</text:p>
          </table:table-cell>
          <table:table-cell office:value-type="float" office:value="1.4286805291005291" table:style-name="ce1">
            <text:p>1.428680529</text:p>
          </table:table-cell>
          <table:table-cell office:value-type="float" office:value="1.3280228650793651" table:style-name="ce1">
            <text:p>1.3280228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08879484126983" table:style-name="ce1">
            <text:p>1.290887948</text:p>
          </table:table-cell>
          <table:table-cell office:value-type="float" office:value="1.5164766322751324" table:style-name="ce1">
            <text:p>1.516476632</text:p>
          </table:table-cell>
          <table:table-cell office:value-type="float" office:value="1.4002645185185185" table:style-name="ce1">
            <text:p>1.400264519</text:p>
          </table:table-cell>
          <table:table-cell office:value-type="float" office:value="1.2246366230158729" table:style-name="ce1">
            <text:p>1.224636623</text:p>
          </table:table-cell>
          <table:table-cell office:value-type="float" office:value="0.99683198412698426" table:style-name="ce1">
            <text:p>0.99683198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3_load</text:p>
          </table:table-cell>
          <table:table-cell office:value-type="float" office:value="1.2411291607142854" table:style-name="ce1">
            <text:p>1.241129161</text:p>
          </table:table-cell>
          <table:table-cell office:value-type="float" office:value="1.8132771101190475" table:style-name="ce1">
            <text:p>1.81327711</text:p>
          </table:table-cell>
          <table:table-cell office:value-type="float" office:value="1.7829097232142854" table:style-name="ce1">
            <text:p>1.782909723</text:p>
          </table:table-cell>
          <table:table-cell office:value-type="float" office:value="1.8066014925595235" table:style-name="ce1">
            <text:p>1.806601493</text:p>
          </table:table-cell>
          <table:table-cell office:value-type="float" office:value="1.8203708586309519" table:style-name="ce1">
            <text:p>1.820370859</text:p>
          </table:table-cell>
          <table:table-cell office:value-type="float" office:value="1.4519554047619045" table:style-name="ce1">
            <text:p>1.4519554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851780937499998" table:style-name="ce1">
            <text:p>1.685178094</text:p>
          </table:table-cell>
          <table:table-cell office:value-type="float" office:value="1.8815325372023806" table:style-name="ce1">
            <text:p>1.881532537</text:p>
          </table:table-cell>
          <table:table-cell office:value-type="float" office:value="1.5486976562499997" table:style-name="ce1">
            <text:p>1.548697656</text:p>
          </table:table-cell>
          <table:table-cell office:value-type="float" office:value="1.5601250877976187" table:style-name="ce1">
            <text:p>1.560125088</text:p>
          </table:table-cell>
          <table:table-cell office:value-type="float" office:value="1.6072654702380951" table:style-name="ce1">
            <text:p>1.60726547</text:p>
          </table:table-cell>
          <table:table-cell office:value-type="float" office:value="1.4940255982142856" table:style-name="ce1">
            <text:p>1.49402559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4522488169642853" table:style-name="ce1">
            <text:p>1.452248817</text:p>
          </table:table-cell>
          <table:table-cell office:value-type="float" office:value="1.7060360863095236" table:style-name="ce1">
            <text:p>1.706036086</text:p>
          </table:table-cell>
          <table:table-cell office:value-type="float" office:value="1.5752974583333332" table:style-name="ce1">
            <text:p>1.575297458</text:p>
          </table:table-cell>
          <table:table-cell office:value-type="float" office:value="1.3777160758928568" table:style-name="ce1">
            <text:p>1.377716076</text:p>
          </table:table-cell>
          <table:table-cell office:value-type="float" office:value="1.1214358571428571" table:style-name="ce1">
            <text:p>1.12143585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5_load</text:p>
          </table:table-cell>
          <table:table-cell office:value-type="float" office:value="1.7927416765873014" table:style-name="ce1">
            <text:p>1.792741677</text:p>
          </table:table-cell>
          <table:table-cell office:value-type="float" office:value="2.6191776035052912" table:style-name="ce1">
            <text:p>2.619177604</text:p>
          </table:table-cell>
          <table:table-cell office:value-type="float" office:value="2.5753136001984132" table:style-name="ce1">
            <text:p>2.5753136</text:p>
          </table:table-cell>
          <table:table-cell office:value-type="float" office:value="2.6095350448082013" table:style-name="ce1">
            <text:p>2.609535045</text:p>
          </table:table-cell>
          <table:table-cell office:value-type="float" office:value="2.6294241291335978" table:style-name="ce1">
            <text:p>2.629424129</text:p>
          </table:table-cell>
          <table:table-cell office:value-type="float" office:value="2.0972684735449736" table:style-name="ce1">
            <text:p>2.09726847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41456909722226" table:style-name="ce1">
            <text:p>2.434145691</text:p>
          </table:table-cell>
          <table:table-cell office:value-type="float" office:value="2.7177687759589948" table:style-name="ce1">
            <text:p>2.717768776</text:p>
          </table:table-cell>
          <table:table-cell office:value-type="float" office:value="2.2370072812500004" table:style-name="ce1">
            <text:p>2.237007281</text:p>
          </table:table-cell>
          <table:table-cell office:value-type="float" office:value="2.2535135712632277" table:style-name="ce1">
            <text:p>2.253513571</text:p>
          </table:table-cell>
          <table:table-cell office:value-type="float" office:value="2.3216052347883602" table:style-name="ce1">
            <text:p>2.321605235</text:p>
          </table:table-cell>
          <table:table-cell office:value-type="float" office:value="2.1580365307539688" table:style-name="ce1">
            <text:p>2.1580365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097692291170635" table:style-name="ce1">
            <text:p>2.097692291</text:p>
          </table:table-cell>
          <table:table-cell office:value-type="float" office:value="2.4642739024470903" table:style-name="ce1">
            <text:p>2.464273902</text:p>
          </table:table-cell>
          <table:table-cell office:value-type="float" office:value="2.2754292175925928" table:style-name="ce1">
            <text:p>2.275429218</text:p>
          </table:table-cell>
          <table:table-cell office:value-type="float" office:value="1.9900338874007935" table:style-name="ce1">
            <text:p>1.990033887</text:p>
          </table:table-cell>
          <table:table-cell office:value-type="float" office:value="1.6198513492063493" table:style-name="ce1">
            <text:p>1.61985134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6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7_load</text:p>
          </table:table-cell>
          <table:table-cell office:value-type="float" office:value="0.24822663214285715" table:style-name="ce1">
            <text:p>0.248226632</text:p>
          </table:table-cell>
          <table:table-cell office:value-type="float" office:value="0.36265622202380954" table:style-name="ce1">
            <text:p>0.362656222</text:p>
          </table:table-cell>
          <table:table-cell office:value-type="float" office:value="0.35658274464285711" table:style-name="ce1">
            <text:p>0.356582745</text:p>
          </table:table-cell>
          <table:table-cell office:value-type="float" office:value="0.36132109851190469" table:style-name="ce1">
            <text:p>0.361321099</text:p>
          </table:table-cell>
          <table:table-cell office:value-type="float" office:value="0.36407497172619041" table:style-name="ce1">
            <text:p>0.364074972</text:p>
          </table:table-cell>
          <table:table-cell office:value-type="float" office:value="0.29039188095238094" table:style-name="ce1">
            <text:p>0.29039188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703641875000001" table:style-name="ce1">
            <text:p>0.337036419</text:p>
          </table:table-cell>
          <table:table-cell office:value-type="float" office:value="0.37630730744047614" table:style-name="ce1">
            <text:p>0.376307307</text:p>
          </table:table-cell>
          <table:table-cell office:value-type="float" office:value="0.30974033124999995" table:style-name="ce1">
            <text:p>0.309740331</text:p>
          </table:table-cell>
          <table:table-cell office:value-type="float" office:value="0.3120258175595238" table:style-name="ce1">
            <text:p>0.312025818</text:p>
          </table:table-cell>
          <table:table-cell office:value-type="float" office:value="0.32145389404761904" table:style-name="ce1">
            <text:p>0.321453894</text:p>
          </table:table-cell>
          <table:table-cell office:value-type="float" office:value="0.29880591964285713" table:style-name="ce1">
            <text:p>0.298805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045056339285713" table:style-name="ce1">
            <text:p>0.290450563</text:p>
          </table:table-cell>
          <table:table-cell office:value-type="float" office:value="0.34120801726190475" table:style-name="ce1">
            <text:p>0.341208017</text:p>
          </table:table-cell>
          <table:table-cell office:value-type="float" office:value="0.31506029166666666" table:style-name="ce1">
            <text:p>0.315060292</text:p>
          </table:table-cell>
          <table:table-cell office:value-type="float" office:value="0.27554401517857141" table:style-name="ce1">
            <text:p>0.275544015</text:p>
          </table:table-cell>
          <table:table-cell office:value-type="float" office:value="0.22428797142857143" table:style-name="ce1">
            <text:p>0.2242879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8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19_load</text:p>
          </table:table-cell>
          <table:table-cell office:value-type="float" office:value="10.618541930555557" table:style-name="ce1">
            <text:p>10.61854193</text:p>
          </table:table-cell>
          <table:table-cell office:value-type="float" office:value="15.513585497685186" table:style-name="ce1">
            <text:p>15.5135855</text:p>
          </table:table-cell>
          <table:table-cell office:value-type="float" office:value="15.253775631944446" table:style-name="ce1">
            <text:p>15.25377563</text:p>
          </table:table-cell>
          <table:table-cell office:value-type="float" office:value="15.456471880787037" table:style-name="ce1">
            <text:p>15.45647188</text:p>
          </table:table-cell>
          <table:table-cell office:value-type="float" office:value="15.574276457175927" table:style-name="ce1">
            <text:p>15.57427646</text:p>
          </table:table-cell>
          <table:table-cell office:value-type="float" office:value="12.422277574074075" table:style-name="ce1">
            <text:p>12.42227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4.417627246527779" table:style-name="ce1">
            <text:p>14.41762725</text:p>
          </table:table-cell>
          <table:table-cell office:value-type="float" office:value="16.097548596064819" table:style-name="ce1">
            <text:p>16.0975486</text:p>
          </table:table-cell>
          <table:table-cell office:value-type="float" office:value="13.24996128125" table:style-name="ce1">
            <text:p>13.24996128</text:p>
          </table:table-cell>
          <table:table-cell office:value-type="float" office:value="13.347729306712964" table:style-name="ce1">
            <text:p>13.34772931</text:p>
          </table:table-cell>
          <table:table-cell office:value-type="float" office:value="13.751041467592593" table:style-name="ce1">
            <text:p>13.75104147</text:p>
          </table:table-cell>
          <table:table-cell office:value-type="float" office:value="12.782211451388891" table:style-name="ce1">
            <text:p>12.7822114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2.424787878472221" table:style-name="ce1">
            <text:p>12.42478788</text:p>
          </table:table-cell>
          <table:table-cell office:value-type="float" office:value="14.59607896064815" table:style-name="ce1">
            <text:p>14.59607896</text:p>
          </table:table-cell>
          <table:table-cell office:value-type="float" office:value="13.477537365740742" table:style-name="ce1">
            <text:p>13.47753737</text:p>
          </table:table-cell>
          <table:table-cell office:value-type="float" office:value="11.787118871527777" table:style-name="ce1">
            <text:p>11.78711887</text:p>
          </table:table-cell>
          <table:table-cell office:value-type="float" office:value="9.5944992222222236" table:style-name="ce1">
            <text:p>9.594499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0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1_load</text:p>
          </table:table-cell>
          <table:table-cell office:value-type="float" office:value="0.53545347560800005" table:style-name="ce1">
            <text:p>0.535453476</text:p>
          </table:table-cell>
          <table:table-cell office:value-type="float" office:value="0.78229183253200008" table:style-name="ce1">
            <text:p>0.782291833</text:p>
          </table:table-cell>
          <table:table-cell office:value-type="float" office:value="0.76919061300400005" table:style-name="ce1">
            <text:p>0.769190613</text:p>
          </table:table-cell>
          <table:table-cell office:value-type="float" office:value="0.77941181090199996" table:style-name="ce1">
            <text:p>0.779411811</text:p>
          </table:table-cell>
          <table:table-cell office:value-type="float" office:value="0.78535224588999997" table:style-name="ce1">
            <text:p>0.785352246</text:p>
          </table:table-cell>
          <table:table-cell office:value-type="float" office:value="0.62640897711999999" table:style-name="ce1">
            <text:p>0.62640897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2702684249400007" table:style-name="ce1">
            <text:p>0.727026842</text:p>
          </table:table-cell>
          <table:table-cell office:value-type="float" office:value="0.81173886190599998" table:style-name="ce1">
            <text:p>0.811738862</text:p>
          </table:table-cell>
          <table:table-cell office:value-type="float" office:value="0.66814590622600001" table:style-name="ce1">
            <text:p>0.668145906</text:p>
          </table:table-cell>
          <table:table-cell office:value-type="float" office:value="0.67307597445400003" table:style-name="ce1">
            <text:p>0.673075974</text:p>
          </table:table-cell>
          <table:table-cell office:value-type="float" office:value="0.69341346680800009" table:style-name="ce1">
            <text:p>0.693413467</text:p>
          </table:table-cell>
          <table:table-cell office:value-type="float" office:value="0.64455906826000009" table:style-name="ce1">
            <text:p>0.64455906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2653556218600004" table:style-name="ce1">
            <text:p>0.626535562</text:p>
          </table:table-cell>
          <table:table-cell office:value-type="float" office:value="0.73602548107600008" table:style-name="ce1">
            <text:p>0.736025481</text:p>
          </table:table-cell>
          <table:table-cell office:value-type="float" office:value="0.67962169924000004" table:style-name="ce1">
            <text:p>0.679621699</text:p>
          </table:table-cell>
          <table:table-cell office:value-type="float" office:value="0.59438034890199998" table:style-name="ce1">
            <text:p>0.594380349</text:p>
          </table:table-cell>
          <table:table-cell office:value-type="float" office:value="0.48381491180800001" table:style-name="ce1">
            <text:p>0.4838149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2_load</text:p>
          </table:table-cell>
          <table:table-cell office:value-type="float" office:value="2.08509631" table:style-name="ce1">
            <text:p>2.08509631</text:p>
          </table:table-cell>
          <table:table-cell office:value-type="float" office:value="3.0463048650000002" table:style-name="ce1">
            <text:p>3.046304865</text:p>
          </table:table-cell>
          <table:table-cell office:value-type="float" office:value="2.9952876550000003" table:style-name="ce1">
            <text:p>2.995287655</text:p>
          </table:table-cell>
          <table:table-cell office:value-type="float" office:value="3.0350898275000002" table:style-name="ce1">
            <text:p>3.035089828</text:p>
          </table:table-cell>
          <table:table-cell office:value-type="float" office:value="3.0582223625" table:style-name="ce1">
            <text:p>3.058222363</text:p>
          </table:table-cell>
          <table:table-cell office:value-type="float" office:value="2.4392844" table:style-name="ce1">
            <text:p>2.43928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310985175000005" table:style-name="ce1">
            <text:p>2.831098518</text:p>
          </table:table-cell>
          <table:table-cell office:value-type="float" office:value="3.1609739824999998" table:style-name="ce1">
            <text:p>3.160973983</text:p>
          </table:table-cell>
          <table:table-cell office:value-type="float" office:value="2.6018113825000002" table:style-name="ce1">
            <text:p>2.601811383</text:p>
          </table:table-cell>
          <table:table-cell office:value-type="float" office:value="2.6210094675000004" table:style-name="ce1">
            <text:p>2.621009468</text:p>
          </table:table-cell>
          <table:table-cell office:value-type="float" office:value="2.7002053100000003" table:style-name="ce1">
            <text:p>2.70020531</text:p>
          </table:table-cell>
          <table:table-cell office:value-type="float" office:value="2.5099623250000005" table:style-name="ce1">
            <text:p>2.509962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397773325000003" table:style-name="ce1">
            <text:p>2.439777333</text:p>
          </table:table-cell>
          <table:table-cell office:value-type="float" office:value="2.8661399450000005" table:style-name="ce1">
            <text:p>2.866139945</text:p>
          </table:table-cell>
          <table:table-cell office:value-type="float" office:value="2.6464990500000001" table:style-name="ce1">
            <text:p>2.64649905</text:p>
          </table:table-cell>
          <table:table-cell office:value-type="float" office:value="2.3145623275" table:style-name="ce1">
            <text:p>2.314562328</text:p>
          </table:table-cell>
          <table:table-cell office:value-type="float" office:value="1.88401156" table:style-name="ce1">
            <text:p>1.8840115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3_load</text:p>
          </table:table-cell>
          <table:table-cell office:value-type="float" office:value="0.49645226428571426" table:style-name="ce1">
            <text:p>0.496452264</text:p>
          </table:table-cell>
          <table:table-cell office:value-type="float" office:value="0.72531144404761916" table:style-name="ce1">
            <text:p>0.725311444</text:p>
          </table:table-cell>
          <table:table-cell office:value-type="float" office:value="0.7131644892857143" table:style-name="ce1">
            <text:p>0.713164489</text:p>
          </table:table-cell>
          <table:table-cell office:value-type="float" office:value="0.72264119702380947" table:style-name="ce1">
            <text:p>0.722641197</text:p>
          </table:table-cell>
          <table:table-cell office:value-type="float" office:value="0.7281489434523809" table:style-name="ce1">
            <text:p>0.728148943</text:p>
          </table:table-cell>
          <table:table-cell office:value-type="float" office:value="0.58078276190476197" table:style-name="ce1">
            <text:p>0.58078276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740718375000001" table:style-name="ce1">
            <text:p>0.674071838</text:p>
          </table:table-cell>
          <table:table-cell office:value-type="float" office:value="0.75261361488095235" table:style-name="ce1">
            <text:p>0.752613615</text:p>
          </table:table-cell>
          <table:table-cell office:value-type="float" office:value="0.61947966249999997" table:style-name="ce1">
            <text:p>0.619479663</text:p>
          </table:table-cell>
          <table:table-cell office:value-type="float" office:value="0.62405063511904768" table:style-name="ce1">
            <text:p>0.624050635</text:p>
          </table:table-cell>
          <table:table-cell office:value-type="float" office:value="0.64290678809523816" table:style-name="ce1">
            <text:p>0.642906788</text:p>
          </table:table-cell>
          <table:table-cell office:value-type="float" office:value="0.59761083928571435" table:style-name="ce1">
            <text:p>0.59761083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8090012678571434" table:style-name="ce1">
            <text:p>0.580900127</text:p>
          </table:table-cell>
          <table:table-cell office:value-type="float" office:value="0.68241503452380958" table:style-name="ce1">
            <text:p>0.682415035</text:p>
          </table:table-cell>
          <table:table-cell office:value-type="float" office:value="0.6301195833333334" table:style-name="ce1">
            <text:p>0.630119583</text:p>
          </table:table-cell>
          <table:table-cell office:value-type="float" office:value="0.5510870303571429" table:style-name="ce1">
            <text:p>0.55108703</text:p>
          </table:table-cell>
          <table:table-cell office:value-type="float" office:value="0.44857494285714283" table:style-name="ce1">
            <text:p>0.4485749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4_load</text:p>
          </table:table-cell>
          <table:table-cell office:value-type="float" office:value="2.5856181844000001E-2" table:style-name="ce1">
            <text:p>0.025856182</text:p>
          </table:table-cell>
          <table:table-cell office:value-type="float" office:value="3.7775167926000004E-2" table:style-name="ce1">
            <text:p>0.037775168</text:p>
          </table:table-cell>
          <table:table-cell office:value-type="float" office:value="3.7142554522E-2" table:style-name="ce1">
            <text:p>0.037142555</text:p>
          </table:table-cell>
          <table:table-cell office:value-type="float" office:value="3.7636101461E-2" table:style-name="ce1">
            <text:p>0.037636101</text:p>
          </table:table-cell>
          <table:table-cell office:value-type="float" office:value="3.7922944894999998E-2" table:style-name="ce1">
            <text:p>0.037922945</text:p>
          </table:table-cell>
          <table:table-cell office:value-type="float" office:value="3.0248114159999999E-2" table:style-name="ce1">
            <text:p>0.0302481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106609217000005E-2" table:style-name="ce1">
            <text:p>0.035106609</text:p>
          </table:table-cell>
          <table:table-cell office:value-type="float" office:value="3.9197064982999998E-2" table:style-name="ce1">
            <text:p>0.039197065</text:p>
          </table:table-cell>
          <table:table-cell office:value-type="float" office:value="3.2263448743000002E-2" table:style-name="ce1">
            <text:p>0.032263449</text:p>
          </table:table-cell>
          <table:table-cell office:value-type="float" office:value="3.2501504997000004E-2" table:style-name="ce1">
            <text:p>0.032501505</text:p>
          </table:table-cell>
          <table:table-cell office:value-type="float" office:value="3.3483533443999999E-2" table:style-name="ce1">
            <text:p>0.033483533</text:p>
          </table:table-cell>
          <table:table-cell office:value-type="float" office:value="3.1124520430000004E-2" table:style-name="ce1">
            <text:p>0.0311245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254226523E-2" table:style-name="ce1">
            <text:p>0.030254227</text:p>
          </table:table-cell>
          <table:table-cell office:value-type="float" office:value="3.5541122918000004E-2" table:style-name="ce1">
            <text:p>0.035541123</text:p>
          </table:table-cell>
          <table:table-cell office:value-type="float" office:value="3.281757582E-2" table:style-name="ce1">
            <text:p>0.032817576</text:p>
          </table:table-cell>
          <table:table-cell office:value-type="float" office:value="2.8701560461E-2" table:style-name="ce1">
            <text:p>0.02870156</text:p>
          </table:table-cell>
          <table:table-cell office:value-type="float" office:value="2.3362730944000001E-2" table:style-name="ce1">
            <text:p>0.02336273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5_load</text:p>
          </table:table-cell>
          <table:table-cell office:value-type="float" office:value="0.25021243719999997" table:style-name="ce1">
            <text:p>0.250212437</text:p>
          </table:table-cell>
          <table:table-cell office:value-type="float" office:value="0.36555746379999998" table:style-name="ce1">
            <text:p>0.365557464</text:p>
          </table:table-cell>
          <table:table-cell office:value-type="float" office:value="0.35943539859999996" table:style-name="ce1">
            <text:p>0.359435399</text:p>
          </table:table-cell>
          <table:table-cell office:value-type="float" office:value="0.36421165929999993" table:style-name="ce1">
            <text:p>0.364211659</text:p>
          </table:table-cell>
          <table:table-cell office:value-type="float" office:value="0.36698756349999995" table:style-name="ce1">
            <text:p>0.366987564</text:p>
          </table:table-cell>
          <table:table-cell office:value-type="float" office:value="0.29271500799999994" table:style-name="ce1">
            <text:p>0.29271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3973270210000001" table:style-name="ce1">
            <text:p>0.339732702</text:p>
          </table:table-cell>
          <table:table-cell office:value-type="float" office:value="0.37931775789999994" table:style-name="ce1">
            <text:p>0.379317758</text:p>
          </table:table-cell>
          <table:table-cell office:value-type="float" office:value="0.31221824589999997" table:style-name="ce1">
            <text:p>0.312218246</text:p>
          </table:table-cell>
          <table:table-cell office:value-type="float" office:value="0.31452201609999997" table:style-name="ce1">
            <text:p>0.314522016</text:p>
          </table:table-cell>
          <table:table-cell office:value-type="float" office:value="0.32402551719999995" table:style-name="ce1">
            <text:p>0.324025517</text:p>
          </table:table-cell>
          <table:table-cell office:value-type="float" office:value="0.30119635899999997" table:style-name="ce1">
            <text:p>0.3011963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277415989999994" table:style-name="ce1">
            <text:p>0.29277416</text:p>
          </table:table-cell>
          <table:table-cell office:value-type="float" office:value="0.34393767339999998" table:style-name="ce1">
            <text:p>0.343937673</text:p>
          </table:table-cell>
          <table:table-cell office:value-type="float" office:value="0.31758076599999996" table:style-name="ce1">
            <text:p>0.317580766</text:p>
          </table:table-cell>
          <table:table-cell office:value-type="float" office:value="0.27774835929999997" table:style-name="ce1">
            <text:p>0.277748359</text:p>
          </table:table-cell>
          <table:table-cell office:value-type="float" office:value="0.22608226719999999" table:style-name="ce1">
            <text:p>0.22608226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6_load</text:p>
          </table:table-cell>
          <table:table-cell office:value-type="float" office:value="1.3790322896825395" table:style-name="ce1">
            <text:p>1.37903229</text:p>
          </table:table-cell>
          <table:table-cell office:value-type="float" office:value="2.0147522334656087" table:style-name="ce1">
            <text:p>2.014752233</text:p>
          </table:table-cell>
          <table:table-cell office:value-type="float" office:value="1.9810106924603175" table:style-name="ce1">
            <text:p>1.981010692</text:p>
          </table:table-cell>
          <table:table-cell office:value-type="float" office:value="2.0073348806216931" table:style-name="ce1">
            <text:p>2.007334881</text:p>
          </table:table-cell>
          <table:table-cell office:value-type="float" office:value="2.0226341762566138" table:style-name="ce1">
            <text:p>2.022634176</text:p>
          </table:table-cell>
          <table:table-cell office:value-type="float" office:value="1.613283671957672" table:style-name="ce1">
            <text:p>1.61328367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724199930555556" table:style-name="ce1">
            <text:p>1.872419993</text:p>
          </table:table-cell>
          <table:table-cell office:value-type="float" office:value="2.0905915968915347" table:style-name="ce1">
            <text:p>2.090591597</text:p>
          </table:table-cell>
          <table:table-cell office:value-type="float" office:value="1.7207750625" table:style-name="ce1">
            <text:p>1.720775063</text:p>
          </table:table-cell>
          <table:table-cell office:value-type="float" office:value="1.7334722086640211" table:style-name="ce1">
            <text:p>1.733472209</text:p>
          </table:table-cell>
          <table:table-cell office:value-type="float" office:value="1.7858504113756615" table:style-name="ce1">
            <text:p>1.785850411</text:p>
          </table:table-cell>
          <table:table-cell office:value-type="float" office:value="1.6600283313492066" table:style-name="ce1">
            <text:p>1.6600283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13609685515873" table:style-name="ce1">
            <text:p>1.613609686</text:p>
          </table:table-cell>
          <table:table-cell office:value-type="float" office:value="1.8955955403439155" table:style-name="ce1">
            <text:p>1.89559554</text:p>
          </table:table-cell>
          <table:table-cell office:value-type="float" office:value="1.7503303981481482" table:style-name="ce1">
            <text:p>1.750330398</text:p>
          </table:table-cell>
          <table:table-cell office:value-type="float" office:value="1.5307955287698412" table:style-name="ce1">
            <text:p>1.530795529</text:p>
          </table:table-cell>
          <table:table-cell office:value-type="float" office:value="1.2460397301587303" table:style-name="ce1">
            <text:p>1.246039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7_load</text:p>
          </table:table-cell>
          <table:table-cell office:value-type="float" office:value="3.0338698373015873" table:style-name="ce1">
            <text:p>3.033869837</text:p>
          </table:table-cell>
          <table:table-cell office:value-type="float" office:value="4.4324537136243389" table:style-name="ce1">
            <text:p>4.432453714</text:p>
          </table:table-cell>
          <table:table-cell office:value-type="float" office:value="4.358222323412698" table:style-name="ce1">
            <text:p>4.358222323</text:p>
          </table:table-cell>
          <table:table-cell office:value-type="float" office:value="4.4161355373677242" table:style-name="ce1">
            <text:p>4.416135537</text:p>
          </table:table-cell>
          <table:table-cell office:value-type="float" office:value="4.4497939877645498" table:style-name="ce1">
            <text:p>4.449793988</text:p>
          </table:table-cell>
          <table:table-cell office:value-type="float" office:value="3.5492228783068782" table:style-name="ce1">
            <text:p>3.54922287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1193227847222227" table:style-name="ce1">
            <text:p>4.119322785</text:p>
          </table:table-cell>
          <table:table-cell office:value-type="float" office:value="4.5993003131613754" table:style-name="ce1">
            <text:p>4.599300313</text:p>
          </table:table-cell>
          <table:table-cell office:value-type="float" office:value="3.7857039374999997" table:style-name="ce1">
            <text:p>3.785703938</text:p>
          </table:table-cell>
          <table:table-cell office:value-type="float" office:value="3.8136376590608463" table:style-name="ce1">
            <text:p>3.813637659</text:p>
          </table:table-cell>
          <table:table-cell office:value-type="float" office:value="3.9288697050264547" table:style-name="ce1">
            <text:p>3.928869705</text:p>
          </table:table-cell>
          <table:table-cell office:value-type="float" office:value="3.6520611289682541" table:style-name="ce1">
            <text:p>3.6520611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5499401081349204" table:style-name="ce1">
            <text:p>3.549940108</text:p>
          </table:table-cell>
          <table:table-cell office:value-type="float" office:value="4.1703089887566138" table:style-name="ce1">
            <text:p>4.170308989</text:p>
          </table:table-cell>
          <table:table-cell office:value-type="float" office:value="3.8507256759259261" table:style-name="ce1">
            <text:p>3.850725676</text:p>
          </table:table-cell>
          <table:table-cell office:value-type="float" office:value="3.3677489632936504" table:style-name="ce1">
            <text:p>3.367748963</text:p>
          </table:table-cell>
          <table:table-cell office:value-type="float" office:value="2.7412862063492063" table:style-name="ce1">
            <text:p>2.74128620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8_load</text:p>
          </table:table-cell>
          <table:table-cell office:value-type="float" office:value="5.5161261587301587" table:style-name="ce1">
            <text:p>5.516126159</text:p>
          </table:table-cell>
          <table:table-cell office:value-type="float" office:value="8.0590059338624336" table:style-name="ce1">
            <text:p>8.059005934</text:p>
          </table:table-cell>
          <table:table-cell office:value-type="float" office:value="7.9240397698412703" table:style-name="ce1">
            <text:p>7.92403977</text:p>
          </table:table-cell>
          <table:table-cell office:value-type="float" office:value="8.029336522486771" table:style-name="ce1">
            <text:p>8.029336522</text:p>
          </table:table-cell>
          <table:table-cell office:value-type="float" office:value="8.0905337050264539" table:style-name="ce1">
            <text:p>8.090533705</text:p>
          </table:table-cell>
          <table:table-cell office:value-type="float" office:value="6.4531316878306884" table:style-name="ce1">
            <text:p>6.45313168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489676972222223" table:style-name="ce1">
            <text:p>7.489676972</text:p>
          </table:table-cell>
          <table:table-cell office:value-type="float" office:value="8.3623633875661376" table:style-name="ce1">
            <text:p>8.362363388</text:p>
          </table:table-cell>
          <table:table-cell office:value-type="float" office:value="6.8830972500000005" table:style-name="ce1">
            <text:p>6.88309725</text:p>
          </table:table-cell>
          <table:table-cell office:value-type="float" office:value="6.9338858346560848" table:style-name="ce1">
            <text:p>6.933885835</text:p>
          </table:table-cell>
          <table:table-cell office:value-type="float" office:value="7.1433986455026464" table:style-name="ce1">
            <text:p>7.143398646</text:p>
          </table:table-cell>
          <table:table-cell office:value-type="float" office:value="6.6401103253968268" table:style-name="ce1">
            <text:p>6.64011032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4544357420634926" table:style-name="ce1">
            <text:p>6.454435742</text:p>
          </table:table-cell>
          <table:table-cell office:value-type="float" office:value="7.5823791613756626" table:style-name="ce1">
            <text:p>7.582379161</text:p>
          </table:table-cell>
          <table:table-cell office:value-type="float" office:value="7.0013185925925931" table:style-name="ce1">
            <text:p>7.001318593</text:p>
          </table:table-cell>
          <table:table-cell office:value-type="float" office:value="6.1231791150793651" table:style-name="ce1">
            <text:p>6.123179115</text:p>
          </table:table-cell>
          <table:table-cell office:value-type="float" office:value="4.9841559206349215" table:style-name="ce1">
            <text:p>4.9841559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29_load</text:p>
          </table:table-cell>
          <table:table-cell office:value-type="float" office:value="6.0677386746031745" table:style-name="ce1">
            <text:p>6.067738675</text:p>
          </table:table-cell>
          <table:table-cell office:value-type="float" office:value="8.8649064272486768" table:style-name="ce1">
            <text:p>8.864906427</text:p>
          </table:table-cell>
          <table:table-cell office:value-type="float" office:value="8.716443646825395" table:style-name="ce1">
            <text:p>8.716443647</text:p>
          </table:table-cell>
          <table:table-cell office:value-type="float" office:value="8.8322700747354475" table:style-name="ce1">
            <text:p>8.832270075</text:p>
          </table:table-cell>
          <table:table-cell office:value-type="float" office:value="8.8995869755290986" table:style-name="ce1">
            <text:p>8.899586976</text:p>
          </table:table-cell>
          <table:table-cell office:value-type="float" office:value="7.0984447566137563" table:style-name="ce1">
            <text:p>7.09844475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2386445694444443" table:style-name="ce1">
            <text:p>8.238644569</text:p>
          </table:table-cell>
          <table:table-cell office:value-type="float" office:value="9.1985996263227499" table:style-name="ce1">
            <text:p>9.198599626</text:p>
          </table:table-cell>
          <table:table-cell office:value-type="float" office:value="7.5714068749999992" table:style-name="ce1">
            <text:p>7.571406875</text:p>
          </table:table-cell>
          <table:table-cell office:value-type="float" office:value="7.6272743181216924" table:style-name="ce1">
            <text:p>7.627274318</text:p>
          </table:table-cell>
          <table:table-cell office:value-type="float" office:value="7.8577384100529093" table:style-name="ce1">
            <text:p>7.85773841</text:p>
          </table:table-cell>
          <table:table-cell office:value-type="float" office:value="7.304121257936508" table:style-name="ce1">
            <text:p>7.3041212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0998792162698408" table:style-name="ce1">
            <text:p>7.099879216</text:p>
          </table:table-cell>
          <table:table-cell office:value-type="float" office:value="8.3406169775132266" table:style-name="ce1">
            <text:p>8.340616978</text:p>
          </table:table-cell>
          <table:table-cell office:value-type="float" office:value="7.701450351851852" table:style-name="ce1">
            <text:p>7.701450352</text:p>
          </table:table-cell>
          <table:table-cell office:value-type="float" office:value="6.7354969265873006" table:style-name="ce1">
            <text:p>6.735496927</text:p>
          </table:table-cell>
          <table:table-cell office:value-type="float" office:value="5.4825714126984124" table:style-name="ce1">
            <text:p>5.4825714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0_load</text:p>
          </table:table-cell>
          <table:table-cell office:value-type="float" office:value="2.0685479345238096" table:style-name="ce1">
            <text:p>2.068547935</text:p>
          </table:table-cell>
          <table:table-cell office:value-type="float" office:value="3.0221278501984132" table:style-name="ce1">
            <text:p>3.02212785</text:p>
          </table:table-cell>
          <table:table-cell office:value-type="float" office:value="2.9715155386904764" table:style-name="ce1">
            <text:p>2.971515539</text:p>
          </table:table-cell>
          <table:table-cell office:value-type="float" office:value="3.01100182093254" table:style-name="ce1">
            <text:p>3.011001821</text:p>
          </table:table-cell>
          <table:table-cell office:value-type="float" office:value="3.0339507643849206" table:style-name="ce1">
            <text:p>3.033950764</text:p>
          </table:table-cell>
          <table:table-cell office:value-type="float" office:value="2.419925007936508" table:style-name="ce1">
            <text:p>2.4199250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086294895833337" table:style-name="ce1">
            <text:p>2.80862949</text:p>
          </table:table-cell>
          <table:table-cell office:value-type="float" office:value="3.1358868953373018" table:style-name="ce1">
            <text:p>3.135886895</text:p>
          </table:table-cell>
          <table:table-cell office:value-type="float" office:value="2.5811620937500002" table:style-name="ce1">
            <text:p>2.581162094</text:p>
          </table:table-cell>
          <table:table-cell office:value-type="float" office:value="2.600207812996032" table:style-name="ce1">
            <text:p>2.600207813</text:p>
          </table:table-cell>
          <table:table-cell office:value-type="float" office:value="2.6787751170634921" table:style-name="ce1">
            <text:p>2.678775117</text:p>
          </table:table-cell>
          <table:table-cell office:value-type="float" office:value="2.4900419970238099" table:style-name="ce1">
            <text:p>2.49004199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204140282738096" table:style-name="ce1">
            <text:p>2.420414028</text:p>
          </table:table-cell>
          <table:table-cell office:value-type="float" office:value="2.8433928105158737" table:style-name="ce1">
            <text:p>2.843392811</text:p>
          </table:table-cell>
          <table:table-cell office:value-type="float" office:value="2.6254950972222226" table:style-name="ce1">
            <text:p>2.625495097</text:p>
          </table:table-cell>
          <table:table-cell office:value-type="float" office:value="2.2961927931547619" table:style-name="ce1">
            <text:p>2.296192793</text:p>
          </table:table-cell>
          <table:table-cell office:value-type="float" office:value="1.8690590952380952" table:style-name="ce1">
            <text:p>1.8690590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2_load</text:p>
          </table:table-cell>
          <table:table-cell office:value-type="float" office:value="2.2064510634920635" table:style-name="ce1">
            <text:p>2.206451063</text:p>
          </table:table-cell>
          <table:table-cell office:value-type="float" office:value="3.223602973544974" table:style-name="ce1">
            <text:p>3.223602974</text:p>
          </table:table-cell>
          <table:table-cell office:value-type="float" office:value="3.1696165079365084" table:style-name="ce1">
            <text:p>3.169616508</text:p>
          </table:table-cell>
          <table:table-cell office:value-type="float" office:value="3.2117352089947091" table:style-name="ce1">
            <text:p>3.211735209</text:p>
          </table:table-cell>
          <table:table-cell office:value-type="float" office:value="3.2362140820105822" table:style-name="ce1">
            <text:p>3.236214082</text:p>
          </table:table-cell>
          <table:table-cell office:value-type="float" office:value="2.5812532751322754" table:style-name="ce1">
            <text:p>2.58125327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958713888888893" table:style-name="ce1">
            <text:p>2.995871389</text:p>
          </table:table-cell>
          <table:table-cell office:value-type="float" office:value="3.3449459550264553" table:style-name="ce1">
            <text:p>3.344945955</text:p>
          </table:table-cell>
          <table:table-cell office:value-type="float" office:value="2.7532395000000003" table:style-name="ce1">
            <text:p>2.7532395</text:p>
          </table:table-cell>
          <table:table-cell office:value-type="float" office:value="2.7735549338624343" table:style-name="ce1">
            <text:p>2.773554934</text:p>
          </table:table-cell>
          <table:table-cell office:value-type="float" office:value="2.8573600582010585" table:style-name="ce1">
            <text:p>2.857360058</text:p>
          </table:table-cell>
          <table:table-cell office:value-type="float" office:value="2.6560447301587304" table:style-name="ce1">
            <text:p>2.656044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817748968253968" table:style-name="ce1">
            <text:p>2.581774897</text:p>
          </table:table-cell>
          <table:table-cell office:value-type="float" office:value="3.0329522645502651" table:style-name="ce1">
            <text:p>3.032952265</text:p>
          </table:table-cell>
          <table:table-cell office:value-type="float" office:value="2.8005280370370373" table:style-name="ce1">
            <text:p>2.800528037</text:p>
          </table:table-cell>
          <table:table-cell office:value-type="float" office:value="2.4492722460317462" table:style-name="ce1">
            <text:p>2.449272246</text:p>
          </table:table-cell>
          <table:table-cell office:value-type="float" office:value="1.9936629682539684" table:style-name="ce1">
            <text:p>1.9936629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3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4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5_load</text:p>
          </table:table-cell>
          <table:table-cell office:value-type="float" office:value="1.4485906279341267" table:style-name="ce1">
            <text:p>1.448590628</text:p>
          </table:table-cell>
          <table:table-cell office:value-type="float" office:value="2.1163762856816137" table:style-name="ce1">
            <text:p>2.116376286</text:p>
          </table:table-cell>
          <table:table-cell office:value-type="float" office:value="2.080932821348016" table:style-name="ce1">
            <text:p>2.080932821</text:p>
          </table:table-cell>
          <table:table-cell office:value-type="float" office:value="2.1085848015602511" table:style-name="ce1">
            <text:p>2.108584802</text:p>
          </table:table-cell>
          <table:table-cell office:value-type="float" office:value="2.1246557936669972" table:style-name="ce1">
            <text:p>2.124655794</text:p>
          </table:table-cell>
          <table:table-cell office:value-type="float" office:value="1.6946576499312167" table:style-name="ce1">
            <text:p>1.6946576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9668648070652777" table:style-name="ce1">
            <text:p>1.966864807</text:p>
          </table:table-cell>
          <table:table-cell office:value-type="float" office:value="2.1960409865987431" table:style-name="ce1">
            <text:p>2.196040987</text:p>
          </table:table-cell>
          <table:table-cell office:value-type="float" office:value="1.8075709062124998" table:style-name="ce1">
            <text:p>1.807570906</text:p>
          </table:table-cell>
          <table:table-cell office:value-type="float" office:value="1.8209084964290343" table:style-name="ce1">
            <text:p>1.820908496</text:p>
          </table:table-cell>
          <table:table-cell office:value-type="float" office:value="1.8759286556854495" table:style-name="ce1">
            <text:p>1.875928656</text:p>
          </table:table-cell>
          <table:table-cell office:value-type="float" office:value="1.7437601099424602" table:style-name="ce1">
            <text:p>1.7437601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950001076132934" table:style-name="ce1">
            <text:p>1.695000108</text:p>
          </table:table-cell>
          <table:table-cell office:value-type="float" office:value="1.9912093289588624" table:style-name="ce1">
            <text:p>1.991209329</text:p>
          </table:table-cell>
          <table:table-cell office:value-type="float" office:value="1.8386170129907407" table:style-name="ce1">
            <text:p>1.838617013</text:p>
          </table:table-cell>
          <table:table-cell office:value-type="float" office:value="1.6080088048009917" table:style-name="ce1">
            <text:p>1.608008805</text:p>
          </table:table-cell>
          <table:table-cell office:value-type="float" office:value="1.3088899237079363" table:style-name="ce1">
            <text:p>1.3088899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6_load</text:p>
          </table:table-cell>
          <table:table-cell office:value-type="float" office:value="0.64412864316520002" table:style-name="ce1">
            <text:p>0.644128643</text:p>
          </table:table-cell>
          <table:table-cell office:value-type="float" office:value="0.94106518997580002" table:style-name="ce1">
            <text:p>0.94106519</text:p>
          </table:table-cell>
          <table:table-cell office:value-type="float" office:value="0.9253049534626" table:style-name="ce1">
            <text:p>0.925304953</text:p>
          </table:table-cell>
          <table:table-cell office:value-type="float" office:value="0.93760064059129999" table:style-name="ce1">
            <text:p>0.937600641</text:p>
          </table:table-cell>
          <table:table-cell office:value-type="float" office:value="0.94474674330349995" table:style-name="ce1">
            <text:p>0.944746743</text:p>
          </table:table-cell>
          <table:table-cell office:value-type="float" office:value="0.75354442792800003" table:style-name="ce1">
            <text:p>0.7535444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7458364510610009" table:style-name="ce1">
            <text:p>0.874583645</text:p>
          </table:table-cell>
          <table:table-cell office:value-type="float" office:value="0.97648877375389997" table:style-name="ce1">
            <text:p>0.976488774</text:p>
          </table:table-cell>
          <table:table-cell office:value-type="float" office:value="0.80375226336189998" table:style-name="ce1">
            <text:p>0.803752263</text:p>
          </table:table-cell>
          <table:table-cell office:value-type="float" office:value="0.80968293578009998" table:style-name="ce1">
            <text:p>0.809682936</text:p>
          </table:table-cell>
          <table:table-cell office:value-type="float" office:value="0.83414811544520007" table:style-name="ce1">
            <text:p>0.834148115</text:p>
          </table:table-cell>
          <table:table-cell office:value-type="float" office:value="0.77537825251900006" table:style-name="ce1">
            <text:p>0.77537825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5369670463589999" table:style-name="ce1">
            <text:p>0.753696705</text:p>
          </table:table-cell>
          <table:table-cell office:value-type="float" office:value="0.88540864288940013" table:style-name="ce1">
            <text:p>0.885408643</text:p>
          </table:table-cell>
          <table:table-cell office:value-type="float" office:value="0.81755717760600011" table:style-name="ce1">
            <text:p>0.817557178</text:p>
          </table:table-cell>
          <table:table-cell office:value-type="float" office:value="0.71501528529129998" table:style-name="ce1">
            <text:p>0.715015285</text:p>
          </table:table-cell>
          <table:table-cell office:value-type="float" office:value="0.58200954219520007" table:style-name="ce1">
            <text:p>0.5820095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7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8_load</text:p>
          </table:table-cell>
          <table:table-cell office:value-type="float" office:value="1.9306448055555554" table:style-name="ce1">
            <text:p>1.930644806</text:p>
          </table:table-cell>
          <table:table-cell office:value-type="float" office:value="2.8206527268518524" table:style-name="ce1">
            <text:p>2.820652727</text:p>
          </table:table-cell>
          <table:table-cell office:value-type="float" office:value="2.7734145694444448" table:style-name="ce1">
            <text:p>2.773414569</text:p>
          </table:table-cell>
          <table:table-cell office:value-type="float" office:value="2.8102684328703704" table:style-name="ce1">
            <text:p>2.810268433</text:p>
          </table:table-cell>
          <table:table-cell office:value-type="float" office:value="2.8316874467592594" table:style-name="ce1">
            <text:p>2.831687447</text:p>
          </table:table-cell>
          <table:table-cell office:value-type="float" office:value="2.258596740740741" table:style-name="ce1">
            <text:p>2.2585967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213875902777781" table:style-name="ce1">
            <text:p>2.62138759</text:p>
          </table:table-cell>
          <table:table-cell office:value-type="float" office:value="2.9268278356481483" table:style-name="ce1">
            <text:p>2.926827836</text:p>
          </table:table-cell>
          <table:table-cell office:value-type="float" office:value="2.4090846875" table:style-name="ce1">
            <text:p>2.409084688</text:p>
          </table:table-cell>
          <table:table-cell office:value-type="float" office:value="2.4268606921296301" table:style-name="ce1">
            <text:p>2.426860692</text:p>
          </table:table-cell>
          <table:table-cell office:value-type="float" office:value="2.5001901759259262" table:style-name="ce1">
            <text:p>2.500190176</text:p>
          </table:table-cell>
          <table:table-cell office:value-type="float" office:value="2.3240392638888894" table:style-name="ce1">
            <text:p>2.32403926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590531597222223" table:style-name="ce1">
            <text:p>2.25905316</text:p>
          </table:table-cell>
          <table:table-cell office:value-type="float" office:value="2.6538333564814818" table:style-name="ce1">
            <text:p>2.653833356</text:p>
          </table:table-cell>
          <table:table-cell office:value-type="float" office:value="2.4504621574074079" table:style-name="ce1">
            <text:p>2.450462157</text:p>
          </table:table-cell>
          <table:table-cell office:value-type="float" office:value="2.143113340277778" table:style-name="ce1">
            <text:p>2.14311334</text:p>
          </table:table-cell>
          <table:table-cell office:value-type="float" office:value="1.7444552222222223" table:style-name="ce1">
            <text:p>1.7444552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39_load</text:p>
          </table:table-cell>
          <table:table-cell office:value-type="float" office:value="0.2758072579365079" table:style-name="ce1">
            <text:p>0.275807258</text:p>
          </table:table-cell>
          <table:table-cell office:value-type="float" office:value="0.40295124669312171" table:style-name="ce1">
            <text:p>0.402951247</text:p>
          </table:table-cell>
          <table:table-cell office:value-type="float" office:value="0.39620293849206351" table:style-name="ce1">
            <text:p>0.396202938</text:p>
          </table:table-cell>
          <table:table-cell office:value-type="float" office:value="0.40146777612433859" table:style-name="ce1">
            <text:p>0.401467776</text:p>
          </table:table-cell>
          <table:table-cell office:value-type="float" office:value="0.40452763525132274" table:style-name="ce1">
            <text:p>0.404527635</text:p>
          </table:table-cell>
          <table:table-cell office:value-type="float" office:value="0.32265753439153438" table:style-name="ce1">
            <text:p>0.32265753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7448479861111111" table:style-name="ce1">
            <text:p>0.374484799</text:p>
          </table:table-cell>
          <table:table-cell office:value-type="float" office:value="0.41811911937830687" table:style-name="ce1">
            <text:p>0.418119119</text:p>
          </table:table-cell>
          <table:table-cell office:value-type="float" office:value="0.34415581249999999" table:style-name="ce1">
            <text:p>0.344155813</text:p>
          </table:table-cell>
          <table:table-cell office:value-type="float" office:value="0.34669524173280425" table:style-name="ce1">
            <text:p>0.346695242</text:p>
          </table:table-cell>
          <table:table-cell office:value-type="float" office:value="0.35717088227513227" table:style-name="ce1">
            <text:p>0.357170882</text:p>
          </table:table-cell>
          <table:table-cell office:value-type="float" office:value="0.33200646626984126" table:style-name="ce1">
            <text:p>0.33200646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2272273710317456" table:style-name="ce1">
            <text:p>0.322722737</text:p>
          </table:table-cell>
          <table:table-cell office:value-type="float" office:value="0.3791199080687831" table:style-name="ce1">
            <text:p>0.379119908</text:p>
          </table:table-cell>
          <table:table-cell office:value-type="float" office:value="0.35006687962962962" table:style-name="ce1">
            <text:p>0.35006688</text:p>
          </table:table-cell>
          <table:table-cell office:value-type="float" office:value="0.30615990575396823" table:style-name="ce1">
            <text:p>0.306159906</text:p>
          </table:table-cell>
          <table:table-cell office:value-type="float" office:value="0.24920874603174606" table:style-name="ce1">
            <text:p>0.2492087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0_load</text:p>
          </table:table-cell>
          <table:table-cell office:value-type="float" office:value="5.8470936682539678" table:style-name="ce1">
            <text:p>5.847093668</text:p>
          </table:table-cell>
          <table:table-cell office:value-type="float" office:value="8.5425462298941799" table:style-name="ce1">
            <text:p>8.54254623</text:p>
          </table:table-cell>
          <table:table-cell office:value-type="float" office:value="8.3994820960317451" table:style-name="ce1">
            <text:p>8.399482096</text:p>
          </table:table-cell>
          <table:table-cell office:value-type="float" office:value="8.5110966538359776" table:style-name="ce1">
            <text:p>8.511096654</text:p>
          </table:table-cell>
          <table:table-cell office:value-type="float" office:value="8.57596566732804" table:style-name="ce1">
            <text:p>8.575965667</text:p>
          </table:table-cell>
          <table:table-cell office:value-type="float" office:value="6.8403195291005288" table:style-name="ce1">
            <text:p>6.84031952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7.939057530555556" table:style-name="ce1">
            <text:p>7.939057531</text:p>
          </table:table-cell>
          <table:table-cell office:value-type="float" office:value="8.8641051308201035" table:style-name="ce1">
            <text:p>8.864105131</text:p>
          </table:table-cell>
          <table:table-cell office:value-type="float" office:value="7.2960830249999997" table:style-name="ce1">
            <text:p>7.296083025</text:p>
          </table:table-cell>
          <table:table-cell office:value-type="float" office:value="7.3499189247354497" table:style-name="ce1">
            <text:p>7.349918925</text:p>
          </table:table-cell>
          <table:table-cell office:value-type="float" office:value="7.5720025042328043" table:style-name="ce1">
            <text:p>7.572002504</text:p>
          </table:table-cell>
          <table:table-cell office:value-type="float" office:value="7.038516884920635" table:style-name="ce1">
            <text:p>7.03851688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8417018265873013" table:style-name="ce1">
            <text:p>6.841701827</text:p>
          </table:table-cell>
          <table:table-cell office:value-type="float" office:value="8.0373218510582003" table:style-name="ce1">
            <text:p>8.037321851</text:p>
          </table:table-cell>
          <table:table-cell office:value-type="float" office:value="7.4213976481481483" table:style-name="ce1">
            <text:p>7.421397648</text:p>
          </table:table-cell>
          <table:table-cell office:value-type="float" office:value="6.490569801984126" table:style-name="ce1">
            <text:p>6.490569802</text:p>
          </table:table-cell>
          <table:table-cell office:value-type="float" office:value="5.2832052158730161" table:style-name="ce1">
            <text:p>5.2832052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1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2_load</text:p>
          </table:table-cell>
          <table:table-cell office:value-type="float" office:value="1.9491480957880001" table:style-name="ce1">
            <text:p>1.949148096</text:p>
          </table:table-cell>
          <table:table-cell office:value-type="float" office:value="2.8476858530020004" table:style-name="ce1">
            <text:p>2.847685853</text:p>
          </table:table-cell>
          <table:table-cell office:value-type="float" office:value="2.7999949650940006" table:style-name="ce1">
            <text:p>2.799994965</text:p>
          </table:table-cell>
          <table:table-cell office:value-type="float" office:value="2.837202035947" table:style-name="ce1">
            <text:p>2.837202036</text:p>
          </table:table-cell>
          <table:table-cell office:value-type="float" office:value="2.8588263296650003" table:style-name="ce1">
            <text:p>2.85882633</text:p>
          </table:table-cell>
          <table:table-cell office:value-type="float" office:value="2.2802431223200004" table:style-name="ce1">
            <text:p>2.28024312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65109593590008" table:style-name="ce1">
            <text:p>2.646510959</text:p>
          </table:table-cell>
          <table:table-cell office:value-type="float" office:value="2.9548785440410001" table:style-name="ce1">
            <text:p>2.954878544</text:p>
          </table:table-cell>
          <table:table-cell office:value-type="float" office:value="2.4321733455610004" table:style-name="ce1">
            <text:p>2.432173346</text:p>
          </table:table-cell>
          <table:table-cell office:value-type="float" office:value="2.4501197154190004" table:style-name="ce1">
            <text:p>2.450119715</text:p>
          </table:table-cell>
          <table:table-cell office:value-type="float" office:value="2.5241519889880002" table:style-name="ce1">
            <text:p>2.524151989</text:p>
          </table:table-cell>
          <table:table-cell office:value-type="float" office:value="2.3463128466100005" table:style-name="ce1">
            <text:p>2.3463128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2807039156210003" table:style-name="ce1">
            <text:p>2.280703916</text:p>
          </table:table-cell>
          <table:table-cell office:value-type="float" office:value="2.6792676857860007" table:style-name="ce1">
            <text:p>2.679267686</text:p>
          </table:table-cell>
          <table:table-cell office:value-type="float" office:value="2.4739473771400005" table:style-name="ce1">
            <text:p>2.473947377</text:p>
          </table:table-cell>
          <table:table-cell office:value-type="float" office:value="2.1636529289470001" table:style-name="ce1">
            <text:p>2.163652929</text:p>
          </table:table-cell>
          <table:table-cell office:value-type="float" office:value="1.7611740714880002" table:style-name="ce1">
            <text:p>1.7611740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3_load</text:p>
          </table:table-cell>
          <table:table-cell office:value-type="float" office:value="0.33361624959999997" table:style-name="ce1">
            <text:p>0.33361625</text:p>
          </table:table-cell>
          <table:table-cell office:value-type="float" office:value="0.48740961840000002" table:style-name="ce1">
            <text:p>0.487409618</text:p>
          </table:table-cell>
          <table:table-cell office:value-type="float" office:value="0.47924686480000001" table:style-name="ce1">
            <text:p>0.479246865</text:p>
          </table:table-cell>
          <table:table-cell office:value-type="float" office:value="0.4856152124" table:style-name="ce1">
            <text:p>0.485615212</text:p>
          </table:table-cell>
          <table:table-cell office:value-type="float" office:value="0.48931641799999998" table:style-name="ce1">
            <text:p>0.489316418</text:p>
          </table:table-cell>
          <table:table-cell office:value-type="float" office:value="0.39028634400000001" table:style-name="ce1">
            <text:p>0.39028634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5297660280000002" table:style-name="ce1">
            <text:p>0.452976603</text:p>
          </table:table-cell>
          <table:table-cell office:value-type="float" office:value="0.50575667720000006" table:style-name="ce1">
            <text:p>0.505756677</text:p>
          </table:table-cell>
          <table:table-cell office:value-type="float" office:value="0.41629066119999997" table:style-name="ce1">
            <text:p>0.416290661</text:p>
          </table:table-cell>
          <table:table-cell office:value-type="float" office:value="0.4193623548" table:style-name="ce1">
            <text:p>0.419362355</text:p>
          </table:table-cell>
          <table:table-cell office:value-type="float" office:value="0.43203368959999999" table:style-name="ce1">
            <text:p>0.43203369</text:p>
          </table:table-cell>
          <table:table-cell office:value-type="float" office:value="0.40159481200000002" table:style-name="ce1">
            <text:p>0.40159481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9036521320000001" table:style-name="ce1">
            <text:p>0.390365213</text:p>
          </table:table-cell>
          <table:table-cell office:value-type="float" office:value="0.45858323120000005" table:style-name="ce1">
            <text:p>0.458583231</text:p>
          </table:table-cell>
          <table:table-cell office:value-type="float" office:value="0.42344068800000001" table:style-name="ce1">
            <text:p>0.423440688</text:p>
          </table:table-cell>
          <table:table-cell office:value-type="float" office:value="0.37033081239999999" table:style-name="ce1">
            <text:p>0.370330812</text:p>
          </table:table-cell>
          <table:table-cell office:value-type="float" office:value="0.30144268960000004" table:style-name="ce1">
            <text:p>0.301442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4_load</text:p>
          </table:table-cell>
          <table:table-cell office:value-type="float" office:value="0.46887163849206343" table:style-name="ce1">
            <text:p>0.468871638</text:p>
          </table:table-cell>
          <table:table-cell office:value-type="float" office:value="0.68501641937830682" table:style-name="ce1">
            <text:p>0.685016419</text:p>
          </table:table-cell>
          <table:table-cell office:value-type="float" office:value="0.67354429543650796" table:style-name="ce1">
            <text:p>0.673544295</text:p>
          </table:table-cell>
          <table:table-cell office:value-type="float" office:value="0.68249451941137562" table:style-name="ce1">
            <text:p>0.682494519</text:p>
          </table:table-cell>
          <table:table-cell office:value-type="float" office:value="0.68769627992724858" table:style-name="ce1">
            <text:p>0.68769628</text:p>
          </table:table-cell>
          <table:table-cell office:value-type="float" office:value="0.54851710846560842" table:style-name="ce1">
            <text:p>0.54851710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63662345763888895" table:style-name="ce1">
            <text:p>0.636623458</text:p>
          </table:table-cell>
          <table:table-cell office:value-type="float" office:value="0.71080180294312156" table:style-name="ce1">
            <text:p>0.710801803</text:p>
          </table:table-cell>
          <table:table-cell office:value-type="float" office:value="0.58506418124999993" table:style-name="ce1">
            <text:p>0.585064181</text:p>
          </table:table-cell>
          <table:table-cell office:value-type="float" office:value="0.58938121094576712" table:style-name="ce1">
            <text:p>0.589381211</text:p>
          </table:table-cell>
          <table:table-cell office:value-type="float" office:value="0.60718979986772481" table:style-name="ce1">
            <text:p>0.6071898</text:p>
          </table:table-cell>
          <table:table-cell office:value-type="float" office:value="0.56441029265873022" table:style-name="ce1">
            <text:p>0.56441029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486279530753968" table:style-name="ce1">
            <text:p>0.548627953</text:p>
          </table:table-cell>
          <table:table-cell office:value-type="float" office:value="0.64450314371693118" table:style-name="ce1">
            <text:p>0.644503144</text:p>
          </table:table-cell>
          <table:table-cell office:value-type="float" office:value="0.59511299537037032" table:style-name="ce1">
            <text:p>0.595112995</text:p>
          </table:table-cell>
          <table:table-cell office:value-type="float" office:value="0.52047113978174597" table:style-name="ce1">
            <text:p>0.52047114</text:p>
          </table:table-cell>
          <table:table-cell office:value-type="float" office:value="0.42365416825396818" table:style-name="ce1">
            <text:p>0.4236541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5_load</text:p>
          </table:table-cell>
          <table:table-cell office:value-type="float" office:value="3.3096760952380953" table:style-name="ce1">
            <text:p>3.309676095</text:p>
          </table:table-cell>
          <table:table-cell office:value-type="float" office:value="4.8354039603174606" table:style-name="ce1">
            <text:p>4.83540396</text:p>
          </table:table-cell>
          <table:table-cell office:value-type="float" office:value="4.7544242619047621" table:style-name="ce1">
            <text:p>4.754424262</text:p>
          </table:table-cell>
          <table:table-cell office:value-type="float" office:value="4.8176023134920634" table:style-name="ce1">
            <text:p>4.817602313</text:p>
          </table:table-cell>
          <table:table-cell office:value-type="float" office:value="4.8543206230158731" table:style-name="ce1">
            <text:p>4.854320623</text:p>
          </table:table-cell>
          <table:table-cell office:value-type="float" office:value="3.8718794126984126" table:style-name="ce1">
            <text:p>3.87187941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4938065833333338" table:style-name="ce1">
            <text:p>4.493806583</text:p>
          </table:table-cell>
          <table:table-cell office:value-type="float" office:value="5.0174184325396824" table:style-name="ce1">
            <text:p>5.017418433</text:p>
          </table:table-cell>
          <table:table-cell office:value-type="float" office:value="4.1298587500000004" table:style-name="ce1">
            <text:p>4.12985875</text:p>
          </table:table-cell>
          <table:table-cell office:value-type="float" office:value="4.1603319007936514" table:style-name="ce1">
            <text:p>4.160331901</text:p>
          </table:table-cell>
          <table:table-cell office:value-type="float" office:value="4.2860395873015875" table:style-name="ce1">
            <text:p>4.286039587</text:p>
          </table:table-cell>
          <table:table-cell office:value-type="float" office:value="3.984066595238096" table:style-name="ce1">
            <text:p>3.98406659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8726618452380954" table:style-name="ce1">
            <text:p>3.872661845</text:p>
          </table:table-cell>
          <table:table-cell office:value-type="float" office:value="4.5494278968253976" table:style-name="ce1">
            <text:p>4.549427897</text:p>
          </table:table-cell>
          <table:table-cell office:value-type="float" office:value="4.2007915555555559" table:style-name="ce1">
            <text:p>4.200791556</text:p>
          </table:table-cell>
          <table:table-cell office:value-type="float" office:value="3.673907869047619" table:style-name="ce1">
            <text:p>3.673907869</text:p>
          </table:table-cell>
          <table:table-cell office:value-type="float" office:value="2.9904939523809526" table:style-name="ce1">
            <text:p>2.99049395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6_load</text:p>
          </table:table-cell>
          <table:table-cell office:value-type="float" office:value="0.41371038690476186" table:style-name="ce1">
            <text:p>0.413710387</text:p>
          </table:table-cell>
          <table:table-cell office:value-type="float" office:value="0.60442637003968258" table:style-name="ce1">
            <text:p>0.60442637</text:p>
          </table:table-cell>
          <table:table-cell office:value-type="float" office:value="0.59430390773809527" table:style-name="ce1">
            <text:p>0.594303908</text:p>
          </table:table-cell>
          <table:table-cell office:value-type="float" office:value="0.60220116418650793" table:style-name="ce1">
            <text:p>0.602201164</text:p>
          </table:table-cell>
          <table:table-cell office:value-type="float" office:value="0.60679095287698415" table:style-name="ce1">
            <text:p>0.606790953</text:p>
          </table:table-cell>
          <table:table-cell office:value-type="float" office:value="0.48398580158730153" table:style-name="ce1">
            <text:p>0.48398580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56172669791666674" table:style-name="ce1">
            <text:p>0.561726698</text:p>
          </table:table-cell>
          <table:table-cell office:value-type="float" office:value="0.62717817906746032" table:style-name="ce1">
            <text:p>0.627178179</text:p>
          </table:table-cell>
          <table:table-cell office:value-type="float" office:value="0.51623321875000006" table:style-name="ce1">
            <text:p>0.516233219</text:p>
          </table:table-cell>
          <table:table-cell office:value-type="float" office:value="0.52004236259920644" table:style-name="ce1">
            <text:p>0.520042363</text:p>
          </table:table-cell>
          <table:table-cell office:value-type="float" office:value="0.53575582341269845" table:style-name="ce1">
            <text:p>0.535755823</text:p>
          </table:table-cell>
          <table:table-cell office:value-type="float" office:value="0.49800919940476196" table:style-name="ce1">
            <text:p>0.49800919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8408360565476188" table:style-name="ce1">
            <text:p>0.484083606</text:p>
          </table:table-cell>
          <table:table-cell office:value-type="float" office:value="0.56867936210317471" table:style-name="ce1">
            <text:p>0.568679362</text:p>
          </table:table-cell>
          <table:table-cell office:value-type="float" office:value="0.5250998194444445" table:style-name="ce1">
            <text:p>0.525099819</text:p>
          </table:table-cell>
          <table:table-cell office:value-type="float" office:value="0.45923935863095233" table:style-name="ce1">
            <text:p>0.459239359</text:p>
          </table:table-cell>
          <table:table-cell office:value-type="float" office:value="0.37381261904761903" table:style-name="ce1">
            <text:p>0.37381261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7_load</text:p>
          </table:table-cell>
          <table:table-cell office:value-type="float" office:value="1.3720819719825395" table:style-name="ce1">
            <text:p>1.372081972</text:p>
          </table:table-cell>
          <table:table-cell office:value-type="float" office:value="2.0045978872489418" table:style-name="ce1">
            <text:p>2.004597887</text:p>
          </table:table-cell>
          <table:table-cell office:value-type="float" office:value="1.9710264036103173" table:style-name="ce1">
            <text:p>1.971026404</text:p>
          </table:table-cell>
          <table:table-cell office:value-type="float" office:value="1.9972179178633593" table:style-name="ce1">
            <text:p>1.997217918</text:p>
          </table:table-cell>
          <table:table-cell office:value-type="float" office:value="2.0124401050482801" table:style-name="ce1">
            <text:p>2.012440105</text:p>
          </table:table-cell>
          <table:table-cell office:value-type="float" office:value="1.6051527272910051" table:style-name="ce1">
            <text:p>1.6051527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8629830013305555" table:style-name="ce1">
            <text:p>1.862983001</text:p>
          </table:table-cell>
          <table:table-cell office:value-type="float" office:value="2.0800550202832011" table:style-name="ce1">
            <text:p>2.08005502</text:p>
          </table:table-cell>
          <table:table-cell office:value-type="float" office:value="1.7121023612249997" table:style-name="ce1">
            <text:p>1.712102361</text:p>
          </table:table-cell>
          <table:table-cell office:value-type="float" office:value="1.7247355137723543" table:style-name="ce1">
            <text:p>1.724735514</text:p>
          </table:table-cell>
          <table:table-cell office:value-type="float" office:value="1.7768497303423278" table:style-name="ce1">
            <text:p>1.77684973</text:p>
          </table:table-cell>
          <table:table-cell office:value-type="float" office:value="1.6516617935992062" table:style-name="ce1">
            <text:p>1.65166179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6054770977408728" table:style-name="ce1">
            <text:p>1.605477098</text:p>
          </table:table-cell>
          <table:table-cell office:value-type="float" office:value="1.8860417438605819" table:style-name="ce1">
            <text:p>1.886041744</text:p>
          </table:table-cell>
          <table:table-cell office:value-type="float" office:value="1.7415087379814813" table:style-name="ce1">
            <text:p>1.741508738</text:p>
          </table:table-cell>
          <table:table-cell office:value-type="float" office:value="1.523080324344841" table:style-name="ce1">
            <text:p>1.523080324</text:p>
          </table:table-cell>
          <table:table-cell office:value-type="float" office:value="1.23975969495873" table:style-name="ce1">
            <text:p>1.2397596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8_load</text:p>
          </table:table-cell>
          <table:table-cell office:value-type="float" office:value="0.33096850952380946" table:style-name="ce1">
            <text:p>0.33096851</text:p>
          </table:table-cell>
          <table:table-cell office:value-type="float" office:value="0.483541296031746" table:style-name="ce1">
            <text:p>0.483541296</text:p>
          </table:table-cell>
          <table:table-cell office:value-type="float" office:value="0.47544332619047613" table:style-name="ce1">
            <text:p>0.475443326</text:p>
          </table:table-cell>
          <table:table-cell office:value-type="float" office:value="0.48176113134920628" table:style-name="ce1">
            <text:p>0.481761131</text:p>
          </table:table-cell>
          <table:table-cell office:value-type="float" office:value="0.48543296230158722" table:style-name="ce1">
            <text:p>0.485432962</text:p>
          </table:table-cell>
          <table:table-cell office:value-type="float" office:value="0.38718884126984121" table:style-name="ce1">
            <text:p>0.38718884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44938155833333332" table:style-name="ce1">
            <text:p>0.449381558</text:p>
          </table:table-cell>
          <table:table-cell office:value-type="float" office:value="0.50174274325396828" table:style-name="ce1">
            <text:p>0.501742743</text:p>
          </table:table-cell>
          <table:table-cell office:value-type="float" office:value="0.41298677499999992" table:style-name="ce1">
            <text:p>0.412986775</text:p>
          </table:table-cell>
          <table:table-cell office:value-type="float" office:value="0.41603409007936504" table:style-name="ce1">
            <text:p>0.41603409</text:p>
          </table:table-cell>
          <table:table-cell office:value-type="float" office:value="0.42860485873015869" table:style-name="ce1">
            <text:p>0.428604859</text:p>
          </table:table-cell>
          <table:table-cell office:value-type="float" office:value="0.39840755952380952" table:style-name="ce1">
            <text:p>0.398407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38726708452380948" table:style-name="ce1">
            <text:p>0.387267085</text:p>
          </table:table-cell>
          <table:table-cell office:value-type="float" office:value="0.45494368968253968" table:style-name="ce1">
            <text:p>0.45494369</text:p>
          </table:table-cell>
          <table:table-cell office:value-type="float" office:value="0.42008005555555555" table:style-name="ce1">
            <text:p>0.420080056</text:p>
          </table:table-cell>
          <table:table-cell office:value-type="float" office:value="0.36739168690476182" table:style-name="ce1">
            <text:p>0.367391687</text:p>
          </table:table-cell>
          <table:table-cell office:value-type="float" office:value="0.29905029523809523" table:style-name="ce1">
            <text:p>0.2990502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49_load</text:p>
          </table:table-cell>
          <table:table-cell office:value-type="float" office:value="0.60677476746031755" table:style-name="ce1">
            <text:p>0.606774767</text:p>
          </table:table-cell>
          <table:table-cell office:value-type="float" office:value="0.88649154272486785" table:style-name="ce1">
            <text:p>0.886491543</text:p>
          </table:table-cell>
          <table:table-cell office:value-type="float" office:value="0.87164526468253978" table:style-name="ce1">
            <text:p>0.871645265</text:p>
          </table:table-cell>
          <table:table-cell office:value-type="float" office:value="0.88322790747354496" table:style-name="ce1">
            <text:p>0.883227907</text:p>
          </table:table-cell>
          <table:table-cell office:value-type="float" office:value="0.8899595975529101" table:style-name="ce1">
            <text:p>0.889959598</text:p>
          </table:table-cell>
          <table:table-cell office:value-type="float" office:value="0.70984537566137573" table:style-name="ce1">
            <text:p>0.70984537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82386535694444463" table:style-name="ce1">
            <text:p>0.823865357</text:p>
          </table:table-cell>
          <table:table-cell office:value-type="float" office:value="0.91986086263227518" table:style-name="ce1">
            <text:p>0.919860863</text:p>
          </table:table-cell>
          <table:table-cell office:value-type="float" office:value="0.75714158750000005" table:style-name="ce1">
            <text:p>0.757141588</text:p>
          </table:table-cell>
          <table:table-cell office:value-type="float" office:value="0.76272833181216937" table:style-name="ce1">
            <text:p>0.762728332</text:p>
          </table:table-cell>
          <table:table-cell office:value-type="float" office:value="0.7857747410052911" table:style-name="ce1">
            <text:p>0.785774741</text:p>
          </table:table-cell>
          <table:table-cell office:value-type="float" office:value="0.73041302579365097" table:style-name="ce1">
            <text:p>0.73041302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70998882162698418" table:style-name="ce1">
            <text:p>0.709988822</text:p>
          </table:table-cell>
          <table:table-cell office:value-type="float" office:value="0.83406259775132285" table:style-name="ce1">
            <text:p>0.834062598</text:p>
          </table:table-cell>
          <table:table-cell office:value-type="float" office:value="0.77014593518518526" table:style-name="ce1">
            <text:p>0.770145935</text:p>
          </table:table-cell>
          <table:table-cell office:value-type="float" office:value="0.67355059265873019" table:style-name="ce1">
            <text:p>0.673550593</text:p>
          </table:table-cell>
          <table:table-cell office:value-type="float" office:value="0.54825804126984135" table:style-name="ce1">
            <text:p>0.5482580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0_load</text:p>
          </table:table-cell>
          <table:table-cell office:value-type="float" office:value="0.22064600634920634" table:style-name="ce1">
            <text:p>0.220646006</text:p>
          </table:table-cell>
          <table:table-cell office:value-type="float" office:value="0.32236119735449731" table:style-name="ce1">
            <text:p>0.322361197</text:p>
          </table:table-cell>
          <table:table-cell office:value-type="float" office:value="0.31696255079365077" table:style-name="ce1">
            <text:p>0.316962551</text:p>
          </table:table-cell>
          <table:table-cell office:value-type="float" office:value="0.32117442089947085" table:style-name="ce1">
            <text:p>0.321174421</text:p>
          </table:table-cell>
          <table:table-cell office:value-type="float" office:value="0.32362230820105814" table:style-name="ce1">
            <text:p>0.323622308</text:p>
          </table:table-cell>
          <table:table-cell office:value-type="float" office:value="0.25812622751322745" table:style-name="ce1">
            <text:p>0.25812622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9958803888888885" table:style-name="ce1">
            <text:p>0.299588039</text:p>
          </table:table-cell>
          <table:table-cell office:value-type="float" office:value="0.33449549550264546" table:style-name="ce1">
            <text:p>0.334495496</text:p>
          </table:table-cell>
          <table:table-cell office:value-type="float" office:value="0.27532484999999995" table:style-name="ce1">
            <text:p>0.27532485</text:p>
          </table:table-cell>
          <table:table-cell office:value-type="float" office:value="0.27735639338624335" table:style-name="ce1">
            <text:p>0.277356393</text:p>
          </table:table-cell>
          <table:table-cell office:value-type="float" office:value="0.2857369058201058" table:style-name="ce1">
            <text:p>0.285736906</text:p>
          </table:table-cell>
          <table:table-cell office:value-type="float" office:value="0.265605373015873" table:style-name="ce1">
            <text:p>0.26560537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5817838968253964" table:style-name="ce1">
            <text:p>0.25817839</text:p>
          </table:table-cell>
          <table:table-cell office:value-type="float" office:value="0.30329612645502646" table:style-name="ce1">
            <text:p>0.303296126</text:p>
          </table:table-cell>
          <table:table-cell office:value-type="float" office:value="0.28005370370370369" table:style-name="ce1">
            <text:p>0.280053704</text:p>
          </table:table-cell>
          <table:table-cell office:value-type="float" office:value="0.24492812460317459" table:style-name="ce1">
            <text:p>0.244928125</text:p>
          </table:table-cell>
          <table:table-cell office:value-type="float" office:value="0.19936719682539683" table:style-name="ce1">
            <text:p>0.199367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1_load</text:p>
          </table:table-cell>
          <table:table-cell office:value-type="float" office:value="2.2018616473600003" table:style-name="ce1">
            <text:p>2.201861647</text:p>
          </table:table-cell>
          <table:table-cell office:value-type="float" office:value="3.2168978814400004" table:style-name="ce1">
            <text:p>3.216897881</text:p>
          </table:table-cell>
          <table:table-cell office:value-type="float" office:value="3.1630237076800003" table:style-name="ce1">
            <text:p>3.163023708</text:p>
          </table:table-cell>
          <table:table-cell office:value-type="float" office:value="3.2050548018400002" table:style-name="ce1">
            <text:p>3.205054802</text:p>
          </table:table-cell>
          <table:table-cell office:value-type="float" office:value="3.2294827588000001" table:style-name="ce1">
            <text:p>3.229482759</text:p>
          </table:table-cell>
          <table:table-cell office:value-type="float" office:value="2.5758842704" table:style-name="ce1">
            <text:p>2.5758842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9896399784800005" table:style-name="ce1">
            <text:p>2.989639978</text:p>
          </table:table-cell>
          <table:table-cell office:value-type="float" office:value="3.3379884695200004" table:style-name="ce1">
            <text:p>3.33798847</text:p>
          </table:table-cell>
          <table:table-cell office:value-type="float" office:value="2.7475127639200001" table:style-name="ce1">
            <text:p>2.747512764</text:p>
          </table:table-cell>
          <table:table-cell office:value-type="float" office:value="2.7677859416800001" table:style-name="ce1">
            <text:p>2.767785942</text:p>
          </table:table-cell>
          <table:table-cell office:value-type="float" office:value="2.8514167513600004" table:style-name="ce1">
            <text:p>2.851416751</text:p>
          </table:table-cell>
          <table:table-cell office:value-type="float" office:value="2.6505201592000005" table:style-name="ce1">
            <text:p>2.6505201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5764048071200003" table:style-name="ce1">
            <text:p>2.576404807</text:p>
          </table:table-cell>
          <table:table-cell office:value-type="float" office:value="3.0266437259200005" table:style-name="ce1">
            <text:p>3.026643726</text:p>
          </table:table-cell>
          <table:table-cell office:value-type="float" office:value="2.7947029408000006" table:style-name="ce1">
            <text:p>2.794702941</text:p>
          </table:table-cell>
          <table:table-cell office:value-type="float" office:value="2.4441777618400002" table:style-name="ce1">
            <text:p>2.444177762</text:p>
          </table:table-cell>
          <table:table-cell office:value-type="float" office:value="1.9895161513600002" table:style-name="ce1">
            <text:p>1.98951615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2_load</text:p>
          </table:table-cell>
          <table:table-cell office:value-type="float" office:value="1.1076036286719999" table:style-name="ce1">
            <text:p>1.107603629</text:p>
          </table:table-cell>
          <table:table-cell office:value-type="float" office:value="1.618197613088" table:style-name="ce1">
            <text:p>1.618197613</text:p>
          </table:table-cell>
          <table:table-cell office:value-type="float" office:value="1.5910972711360001" table:style-name="ce1">
            <text:p>1.591097271</text:p>
          </table:table-cell>
          <table:table-cell office:value-type="float" office:value="1.6122401851679999" table:style-name="ce1">
            <text:p>1.612240185</text:p>
          </table:table-cell>
          <table:table-cell office:value-type="float" office:value="1.62452818776" table:style-name="ce1">
            <text:p>1.624528188</text:p>
          </table:table-cell>
          <table:table-cell office:value-type="float" office:value="1.29574834208" table:style-name="ce1">
            <text:p>1.29574834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5038800012960001" table:style-name="ce1">
            <text:p>1.503880001</text:p>
          </table:table-cell>
          <table:table-cell office:value-type="float" office:value="1.6791098483039999" table:style-name="ce1">
            <text:p>1.679109848</text:p>
          </table:table-cell>
          <table:table-cell office:value-type="float" office:value="1.3820826751840001" table:style-name="ce1">
            <text:p>1.382082675</text:p>
          </table:table-cell>
          <table:table-cell office:value-type="float" office:value="1.3922806979360001" table:style-name="ce1">
            <text:p>1.392280698</text:p>
          </table:table-cell>
          <table:table-cell office:value-type="float" office:value="1.4343495294720001" table:style-name="ce1">
            <text:p>1.434349529</text:p>
          </table:table-cell>
          <table:table-cell office:value-type="float" office:value="1.3332924558400001" table:style-name="ce1">
            <text:p>1.333292456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.296010187824" table:style-name="ce1">
            <text:p>1.296010188</text:p>
          </table:table-cell>
          <table:table-cell office:value-type="float" office:value="1.5224940075840001" table:style-name="ce1">
            <text:p>1.522494008</text:p>
          </table:table-cell>
          <table:table-cell office:value-type="float" office:value="1.40582076416" table:style-name="ce1">
            <text:p>1.405820764</text:p>
          </table:table-cell>
          <table:table-cell office:value-type="float" office:value="1.2294959771679999" table:style-name="ce1">
            <text:p>1.229495977</text:p>
          </table:table-cell>
          <table:table-cell office:value-type="float" office:value="1.000787409472" table:style-name="ce1">
            <text:p>1.00078740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3_load</text:p>
          </table:table-cell>
          <table:table-cell office:value-type="float" office:value="2.1001089962320005" table:style-name="ce1">
            <text:p>2.100108996</text:p>
          </table:table-cell>
          <table:table-cell office:value-type="float" office:value="3.0682382528280008" table:style-name="ce1">
            <text:p>3.068238253</text:p>
          </table:table-cell>
          <table:table-cell office:value-type="float" office:value="3.0168537189160007" table:style-name="ce1">
            <text:p>3.016853719</text:p>
          </table:table-cell>
          <table:table-cell office:value-type="float" office:value="3.0569424670580001" table:style-name="ce1">
            <text:p>3.056942467</text:p>
          </table:table-cell>
          <table:table-cell office:value-type="float" office:value="3.0802415563100003" table:style-name="ce1">
            <text:p>3.080241556</text:p>
          </table:table-cell>
          <table:table-cell office:value-type="float" office:value="2.4568472404800001" table:style-name="ce1">
            <text:p>2.4568472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514824196260005" table:style-name="ce1">
            <text:p>2.85148242</text:p>
          </table:table-cell>
          <table:table-cell office:value-type="float" office:value="3.1837329879740004" table:style-name="ce1">
            <text:p>3.183732988</text:p>
          </table:table-cell>
          <table:table-cell office:value-type="float" office:value="2.6205444172540004" table:style-name="ce1">
            <text:p>2.620544417</text:p>
          </table:table-cell>
          <table:table-cell office:value-type="float" office:value="2.6398807284660006" table:style-name="ce1">
            <text:p>2.639880728</text:p>
          </table:table-cell>
          <table:table-cell office:value-type="float" office:value="2.7196467810320004" table:style-name="ce1">
            <text:p>2.719646781</text:p>
          </table:table-cell>
          <table:table-cell office:value-type="float" office:value="2.5280340465400006" table:style-name="ce1">
            <text:p>2.52803404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4573437220940004" table:style-name="ce1">
            <text:p>2.457343722</text:p>
          </table:table-cell>
          <table:table-cell office:value-type="float" office:value="2.8867761454040006" table:style-name="ce1">
            <text:p>2.886776145</text:p>
          </table:table-cell>
          <table:table-cell office:value-type="float" office:value="2.6655538359600004" table:style-name="ce1">
            <text:p>2.665553836</text:p>
          </table:table-cell>
          <table:table-cell office:value-type="float" office:value="2.3312271690580002" table:style-name="ce1">
            <text:p>2.331227169</text:p>
          </table:table-cell>
          <table:table-cell office:value-type="float" office:value="1.8975764360320002" table:style-name="ce1">
            <text:p>1.8975764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4_load</text:p>
          </table:table-cell>
          <table:table-cell office:value-type="float" office:value="2.2594102779160004" table:style-name="ce1">
            <text:p>2.259410278</text:p>
          </table:table-cell>
          <table:table-cell office:value-type="float" office:value="3.3009758681140005" table:style-name="ce1">
            <text:p>3.300975868</text:p>
          </table:table-cell>
          <table:table-cell office:value-type="float" office:value="3.2456936193580002" table:style-name="ce1">
            <text:p>3.245693619</text:p>
          </table:table-cell>
          <table:table-cell office:value-type="float" office:value="3.2888232534790003" table:style-name="ce1">
            <text:p>3.288823253</text:p>
          </table:table-cell>
          <table:table-cell office:value-type="float" office:value="3.3138896684049999" table:style-name="ce1">
            <text:p>3.313889668</text:p>
          </table:table-cell>
          <table:table-cell office:value-type="float" office:value="2.6432084922400003" table:style-name="ce1">
            <text:p>2.6432084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0677782699630005" table:style-name="ce1">
            <text:p>3.06777827</text:p>
          </table:table-cell>
          <table:table-cell office:value-type="float" office:value="3.425231323837" table:style-name="ce1">
            <text:p>3.425231324</text:p>
          </table:table-cell>
          <table:table-cell office:value-type="float" office:value="2.8193227304770003" table:style-name="ce1">
            <text:p>2.81932273</text:p>
          </table:table-cell>
          <table:table-cell office:value-type="float" office:value="2.8401257753830005" table:style-name="ce1">
            <text:p>2.840125775</text:p>
          </table:table-cell>
          <table:table-cell office:value-type="float" office:value="2.9259423903160005" table:style-name="ce1">
            <text:p>2.92594239</text:p>
          </table:table-cell>
          <table:table-cell office:value-type="float" office:value="2.7197950917700005" table:style-name="ce1">
            <text:p>2.71979509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6437426338970003" table:style-name="ce1">
            <text:p>2.643742634</text:p>
          </table:table-cell>
          <table:table-cell office:value-type="float" office:value="3.1057491608020005" table:style-name="ce1">
            <text:p>3.105749161</text:p>
          </table:table-cell>
          <table:table-cell office:value-type="float" office:value="2.8677462869800006" table:style-name="ce1">
            <text:p>2.867746287</text:p>
          </table:table-cell>
          <table:table-cell office:value-type="float" office:value="2.5080596544790001" table:style-name="ce1">
            <text:p>2.508059654</text:p>
          </table:table-cell>
          <table:table-cell office:value-type="float" office:value="2.0415148428160004" table:style-name="ce1">
            <text:p>2.0415148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E_55_load</text:p>
          </table:table-cell>
          <table:table-cell office:value-type="float" office:value="5.912497261036" table:style-name="ce1">
            <text:p>5.912497261</text:p>
          </table:table-cell>
          <table:table-cell office:value-type="float" office:value="8.6381002395939994" table:style-name="ce1">
            <text:p>8.63810024</text:p>
          </table:table-cell>
          <table:table-cell office:value-type="float" office:value="8.4934358389179998" table:style-name="ce1">
            <text:p>8.493435839</text:p>
          </table:table-cell>
          <table:table-cell office:value-type="float" office:value="8.6062988792589987" table:style-name="ce1">
            <text:p>8.606298879</text:p>
          </table:table-cell>
          <table:table-cell office:value-type="float" office:value="8.6718934955049995" table:style-name="ce1">
            <text:p>8.671893496</text:p>
          </table:table-cell>
          <table:table-cell office:value-type="float" office:value="6.9168330090400003" table:style-name="ce1">
            <text:p>6.91683300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8.0278611206230011" table:style-name="ce1">
            <text:p>8.027861121</text:p>
          </table:table-cell>
          <table:table-cell office:value-type="float" office:value="8.9632559891770001" table:style-name="ce1">
            <text:p>8.963255989</text:p>
          </table:table-cell>
          <table:table-cell office:value-type="float" office:value="7.3776945206170002" table:style-name="ce1">
            <text:p>7.377694521</text:p>
          </table:table-cell>
          <table:table-cell office:value-type="float" office:value="7.4321326104430003" table:style-name="ce1">
            <text:p>7.43213261</text:p>
          </table:table-cell>
          <table:table-cell office:value-type="float" office:value="7.6567003414360011" table:style-name="ce1">
            <text:p>7.656700341</text:p>
          </table:table-cell>
          <table:table-cell office:value-type="float" office:value="7.1172473331700008" table:style-name="ce1">
            <text:p>7.1172473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6.9182307684370006" table:style-name="ce1">
            <text:p>6.918230768</text:p>
          </table:table-cell>
          <table:table-cell office:value-type="float" office:value="8.1272245924419995" table:style-name="ce1">
            <text:p>8.127224592</text:p>
          </table:table-cell>
          <table:table-cell office:value-type="float" office:value="7.504410870580001" table:style-name="ce1">
            <text:p>7.504410871</text:p>
          </table:table-cell>
          <table:table-cell office:value-type="float" office:value="6.5631711002589999" table:style-name="ce1">
            <text:p>6.5631711</text:p>
          </table:table-cell>
          <table:table-cell office:value-type="float" office:value="5.3423013439360005" table:style-name="ce1">
            <text:p>5.34230134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_load</text:p>
          </table:table-cell>
          <table:table-cell office:value-type="float" office:value="0.79718750162800012" table:style-name="ce1">
            <text:p>0.797187502</text:p>
          </table:table-cell>
          <table:table-cell office:value-type="float" office:value="0.80536540700100012" table:style-name="ce1">
            <text:p>0.805365407</text:p>
          </table:table-cell>
          <table:table-cell office:value-type="float" office:value="0.79987671811400007" table:style-name="ce1">
            <text:p>0.799876718</text:p>
          </table:table-cell>
          <table:table-cell office:value-type="float" office:value="0.79395542341600012" table:style-name="ce1">
            <text:p>0.793955423</text:p>
          </table:table-cell>
          <table:table-cell office:value-type="float" office:value="0.79331895357100002" table:style-name="ce1">
            <text:p>0.793318954</text:p>
          </table:table-cell>
          <table:table-cell office:value-type="float" office:value="0.80291843473700009" table:style-name="ce1">
            <text:p>0.802918435</text:p>
          </table:table-cell>
          <table:table-cell office:value-type="float" office:value="0.80590896332200002" table:style-name="ce1">
            <text:p>0.805908963</text:p>
          </table:table-cell>
          <table:table-cell office:value-type="float" office:value="0.80734049149700005" table:style-name="ce1">
            <text:p>0.807340491</text:p>
          </table:table-cell>
          <table:table-cell office:value-type="float" office:value="0.80458888512300009" table:style-name="ce1">
            <text:p>0.804588885</text:p>
          </table:table-cell>
          <table:table-cell office:value-type="float" office:value="0.80120980330700009" table:style-name="ce1">
            <text:p>0.801209803</text:p>
          </table:table-cell>
          <table:table-cell office:value-type="float" office:value="0.79362690808600012" table:style-name="ce1">
            <text:p>0.793626908</text:p>
          </table:table-cell>
          <table:table-cell office:value-type="float" office:value="0.79573428843800009" table:style-name="ce1">
            <text:p>0.795734288</text:p>
          </table:table-cell>
          <table:table-cell office:value-type="float" office:value="0.79752881758100003" table:style-name="ce1">
            <text:p>0.797528818</text:p>
          </table:table-cell>
          <table:table-cell office:value-type="float" office:value="0.80533136783100001" table:style-name="ce1">
            <text:p>0.805331368</text:p>
          </table:table-cell>
          <table:table-cell office:value-type="float" office:value="0.82701576532400001" table:style-name="ce1">
            <text:p>0.827015765</text:p>
          </table:table-cell>
          <table:table-cell office:value-type="float" office:value="0.8270582086920002" table:style-name="ce1">
            <text:p>0.827058209</text:p>
          </table:table-cell>
          <table:table-cell office:value-type="float" office:value="0.82433311015100019" table:style-name="ce1">
            <text:p>0.82433311</text:p>
          </table:table-cell>
          <table:table-cell office:value-type="float" office:value="0.80889940678900007" table:style-name="ce1">
            <text:p>0.808899407</text:p>
          </table:table-cell>
          <table:table-cell office:value-type="float" office:value="0.80611814964000006" table:style-name="ce1">
            <text:p>0.80611815</text:p>
          </table:table-cell>
          <table:table-cell office:value-type="float" office:value="0.80613972384100019" table:style-name="ce1">
            <text:p>0.8061397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_load</text:p>
          </table:table-cell>
          <table:table-cell office:value-type="float" office:value="0.70883183706399999" table:style-name="ce1">
            <text:p>0.708831837</text:p>
          </table:table-cell>
          <table:table-cell office:value-type="float" office:value="0.71610334943800003" table:style-name="ce1">
            <text:p>0.716103349</text:p>
          </table:table-cell>
          <table:table-cell office:value-type="float" office:value="0.711222995932" table:style-name="ce1">
            <text:p>0.711222996</text:p>
          </table:table-cell>
          <table:table-cell office:value-type="float" office:value="0.70595798420800004" table:style-name="ce1">
            <text:p>0.705957984</text:p>
          </table:table-cell>
          <table:table-cell office:value-type="float" office:value="0.70539205709800001" table:style-name="ce1">
            <text:p>0.705392057</text:p>
          </table:table-cell>
          <table:table-cell office:value-type="float" office:value="0.71392758580600002" table:style-name="ce1">
            <text:p>0.713927586</text:p>
          </table:table-cell>
          <table:table-cell office:value-type="float" office:value="0.71658666103599999" table:style-name="ce1">
            <text:p>0.716586661</text:p>
          </table:table-cell>
          <table:table-cell office:value-type="float" office:value="0.71785952668599995" table:style-name="ce1">
            <text:p>0.717859527</text:p>
          </table:table-cell>
          <table:table-cell office:value-type="float" office:value="0.71541289287400001" table:style-name="ce1">
            <text:p>0.715412893</text:p>
          </table:table-cell>
          <table:table-cell office:value-type="float" office:value="0.71240832946599997" table:style-name="ce1">
            <text:p>0.712408329</text:p>
          </table:table-cell>
          <table:table-cell office:value-type="float" office:value="0.70566587966799998" table:style-name="ce1">
            <text:p>0.70566588</text:p>
          </table:table-cell>
          <table:table-cell office:value-type="float" office:value="0.70753968984399995" table:style-name="ce1">
            <text:p>0.70753969</text:p>
          </table:table-cell>
          <table:table-cell office:value-type="float" office:value="0.70913532347800001" table:style-name="ce1">
            <text:p>0.709135323</text:p>
          </table:table-cell>
          <table:table-cell office:value-type="float" office:value="0.71607308297799988" table:style-name="ce1">
            <text:p>0.716073083</text:p>
          </table:table-cell>
          <table:table-cell office:value-type="float" office:value="0.73535410391199996" table:style-name="ce1">
            <text:p>0.735354104</text:p>
          </table:table-cell>
          <table:table-cell office:value-type="float" office:value="0.73539184309600003" table:style-name="ce1">
            <text:p>0.735391843</text:p>
          </table:table-cell>
          <table:table-cell office:value-type="float" office:value="0.73296877913800007" table:style-name="ce1">
            <text:p>0.732968779</text:p>
          </table:table-cell>
          <table:table-cell office:value-type="float" office:value="0.71924566058200001" table:style-name="ce1">
            <text:p>0.719245661</text:p>
          </table:table-cell>
          <table:table-cell office:value-type="float" office:value="0.71677266232000003" table:style-name="ce1">
            <text:p>0.716772662</text:p>
          </table:table-cell>
          <table:table-cell office:value-type="float" office:value="0.71679184535800011" table:style-name="ce1">
            <text:p>0.71679184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_load</text:p>
          </table:table-cell>
          <table:table-cell office:value-type="float" office:value="20.004120561400004" table:style-name="ce1">
            <text:p>20.00412056</text:p>
          </table:table-cell>
          <table:table-cell office:value-type="float" office:value="20.209332010050005" table:style-name="ce1">
            <text:p>20.20933201</text:p>
          </table:table-cell>
          <table:table-cell office:value-type="float" office:value="20.071602145700002" table:style-name="ce1">
            <text:p>20.07160215</text:p>
          </table:table-cell>
          <table:table-cell office:value-type="float" office:value="19.923016730800004" table:style-name="ce1">
            <text:p>19.92301673</text:p>
          </table:table-cell>
          <table:table-cell office:value-type="float" office:value="19.907045538550001" table:style-name="ce1">
            <text:p>19.90704554</text:p>
          </table:table-cell>
          <table:table-cell office:value-type="float" office:value="20.147929156850001" table:style-name="ce1">
            <text:p>20.14792916</text:p>
          </table:table-cell>
          <table:table-cell office:value-type="float" office:value="20.222971686100003" table:style-name="ce1">
            <text:p>20.22297169</text:p>
          </table:table-cell>
          <table:table-cell office:value-type="float" office:value="20.258893594850001" table:style-name="ce1">
            <text:p>20.25889359</text:p>
          </table:table-cell>
          <table:table-cell office:value-type="float" office:value="20.189846436150003" table:style-name="ce1">
            <text:p>20.18984644</text:p>
          </table:table-cell>
          <table:table-cell office:value-type="float" office:value="20.105053785350002" table:style-name="ce1">
            <text:p>20.10505379</text:p>
          </table:table-cell>
          <table:table-cell office:value-type="float" office:value="19.914773164300005" table:style-name="ce1">
            <text:p>19.91477316</text:p>
          </table:table-cell>
          <table:table-cell office:value-type="float" office:value="19.967654501900004" table:style-name="ce1">
            <text:p>19.9676545</text:p>
          </table:table-cell>
          <table:table-cell office:value-type="float" office:value="20.012685339050002" table:style-name="ce1">
            <text:p>20.01268534</text:p>
          </table:table-cell>
          <table:table-cell office:value-type="float" office:value="20.208477851550001" table:style-name="ce1">
            <text:p>20.20847785</text:p>
          </table:table-cell>
          <table:table-cell office:value-type="float" office:value="20.752613106200002" table:style-name="ce1">
            <text:p>20.75261311</text:p>
          </table:table-cell>
          <table:table-cell office:value-type="float" office:value="20.753678154600006" table:style-name="ce1">
            <text:p>20.75367815</text:p>
          </table:table-cell>
          <table:table-cell office:value-type="float" office:value="20.685296167550007" table:style-name="ce1">
            <text:p>20.68529617</text:p>
          </table:table-cell>
          <table:table-cell office:value-type="float" office:value="20.298012079450004" table:style-name="ce1">
            <text:p>20.29801208</text:p>
          </table:table-cell>
          <table:table-cell office:value-type="float" office:value="20.228220882000002" table:style-name="ce1">
            <text:p>20.22822088</text:p>
          </table:table-cell>
          <table:table-cell office:value-type="float" office:value="20.228762252050004" table:style-name="ce1">
            <text:p>20.2287622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_load</text:p>
          </table:table-cell>
          <table:table-cell office:value-type="float" office:value="1.4395034002" table:style-name="ce1">
            <text:p>1.4395034</text:p>
          </table:table-cell>
          <table:table-cell office:value-type="float" office:value="1.4542704771499999" table:style-name="ce1">
            <text:p>1.454270477</text:p>
          </table:table-cell>
          <table:table-cell office:value-type="float" office:value="1.4443593950999998" table:style-name="ce1">
            <text:p>1.444359395</text:p>
          </table:table-cell>
          <table:table-cell office:value-type="float" office:value="1.4336671444" table:style-name="ce1">
            <text:p>1.433667144</text:p>
          </table:table-cell>
          <table:table-cell office:value-type="float" office:value="1.4325178526499998" table:style-name="ce1">
            <text:p>1.432517853</text:p>
          </table:table-cell>
          <table:table-cell office:value-type="float" office:value="1.4498519095499998" table:style-name="ce1">
            <text:p>1.44985191</text:p>
          </table:table-cell>
          <table:table-cell office:value-type="float" office:value="1.4552519922999998" table:style-name="ce1">
            <text:p>1.455251992</text:p>
          </table:table-cell>
          <table:table-cell office:value-type="float" office:value="1.4578369435499998" table:style-name="ce1">
            <text:p>1.457836944</text:p>
          </table:table-cell>
          <table:table-cell office:value-type="float" office:value="1.4528682894499998" table:style-name="ce1">
            <text:p>1.452868289</text:p>
          </table:table-cell>
          <table:table-cell office:value-type="float" office:value="1.44676658505" table:style-name="ce1">
            <text:p>1.446766585</text:p>
          </table:table-cell>
          <table:table-cell office:value-type="float" office:value="1.4330739348999999" table:style-name="ce1">
            <text:p>1.433073935</text:p>
          </table:table-cell>
          <table:table-cell office:value-type="float" office:value="1.4368792916999999" table:style-name="ce1">
            <text:p>1.436879292</text:p>
          </table:table-cell>
          <table:table-cell office:value-type="float" office:value="1.4401197241499999" table:style-name="ce1">
            <text:p>1.440119724</text:p>
          </table:table-cell>
          <table:table-cell office:value-type="float" office:value="1.4542090116499997" table:style-name="ce1">
            <text:p>1.454209012</text:p>
          </table:table-cell>
          <table:table-cell office:value-type="float" office:value="1.4933651465999997" table:style-name="ce1">
            <text:p>1.493365147</text:p>
          </table:table-cell>
          <table:table-cell office:value-type="float" office:value="1.4934417877999999" table:style-name="ce1">
            <text:p>1.493441788</text:p>
          </table:table-cell>
          <table:table-cell office:value-type="float" office:value="1.48852099965" table:style-name="ce1">
            <text:p>1.488521</text:p>
          </table:table-cell>
          <table:table-cell office:value-type="float" office:value="1.46065192135" table:style-name="ce1">
            <text:p>1.460651921</text:p>
          </table:table-cell>
          <table:table-cell office:value-type="float" office:value="1.455629726" table:style-name="ce1">
            <text:p>1.455629726</text:p>
          </table:table-cell>
          <table:table-cell office:value-type="float" office:value="1.4556686831500001" table:style-name="ce1">
            <text:p>1.45566868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_load</text:p>
          </table:table-cell>
          <table:table-cell office:value-type="float" office:value="1.21116853672" table:style-name="ce1">
            <text:p>1.211168537</text:p>
          </table:table-cell>
          <table:table-cell office:value-type="float" office:value="1.2235932497399999" table:style-name="ce1">
            <text:p>1.22359325</text:p>
          </table:table-cell>
          <table:table-cell office:value-type="float" office:value="1.2152542703599998" table:style-name="ce1">
            <text:p>1.21525427</text:p>
          </table:table-cell>
          <table:table-cell office:value-type="float" office:value="1.2062580318399998" table:style-name="ce1">
            <text:p>1.206258032</text:p>
          </table:table-cell>
          <table:table-cell office:value-type="float" office:value="1.2052910415399998" table:style-name="ce1">
            <text:p>1.205291042</text:p>
          </table:table-cell>
          <table:table-cell office:value-type="float" office:value="1.2198755583799998" table:style-name="ce1">
            <text:p>1.219875558</text:p>
          </table:table-cell>
          <table:table-cell office:value-type="float" office:value="1.2244190762799998" table:style-name="ce1">
            <text:p>1.224419076</text:p>
          </table:table-cell>
          <table:table-cell office:value-type="float" office:value="1.2265940007799998" table:style-name="ce1">
            <text:p>1.226594001</text:p>
          </table:table-cell>
          <table:table-cell office:value-type="float" office:value="1.2224134780199998" table:style-name="ce1">
            <text:p>1.222413478</text:p>
          </table:table-cell>
          <table:table-cell office:value-type="float" office:value="1.21727963018" table:style-name="ce1">
            <text:p>1.21727963</text:p>
          </table:table-cell>
          <table:table-cell office:value-type="float" office:value="1.2057589176399999" table:style-name="ce1">
            <text:p>1.205758918</text:p>
          </table:table-cell>
          <table:table-cell office:value-type="float" office:value="1.2089606661199999" table:style-name="ce1">
            <text:p>1.208960666</text:p>
          </table:table-cell>
          <table:table-cell office:value-type="float" office:value="1.2116870989399999" table:style-name="ce1">
            <text:p>1.211687099</text:p>
          </table:table-cell>
          <table:table-cell office:value-type="float" office:value="1.2235415339399998" table:style-name="ce1">
            <text:p>1.223541534</text:p>
          </table:table-cell>
          <table:table-cell office:value-type="float" office:value="1.2564866957599998" table:style-name="ce1">
            <text:p>1.256486696</text:p>
          </table:table-cell>
          <table:table-cell office:value-type="float" office:value="1.25655118008" table:style-name="ce1">
            <text:p>1.25655118</text:p>
          </table:table-cell>
          <table:table-cell office:value-type="float" office:value="1.25241093074" table:style-name="ce1">
            <text:p>1.252410931</text:p>
          </table:table-cell>
          <table:table-cell office:value-type="float" office:value="1.2289624648599999" table:style-name="ce1">
            <text:p>1.228962465</text:p>
          </table:table-cell>
          <table:table-cell office:value-type="float" office:value="1.2247368935999998" table:style-name="ce1">
            <text:p>1.224736894</text:p>
          </table:table-cell>
          <table:table-cell office:value-type="float" office:value="1.22476967134" table:style-name="ce1">
            <text:p>1.2247696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_load</text:p>
          </table:table-cell>
          <table:table-cell office:value-type="float" office:value="3.8221280626000005" table:style-name="ce1">
            <text:p>3.822128063</text:p>
          </table:table-cell>
          <table:table-cell office:value-type="float" office:value="3.8613371979500006" table:style-name="ce1">
            <text:p>3.861337198</text:p>
          </table:table-cell>
          <table:table-cell office:value-type="float" office:value="3.8350215663" table:style-name="ce1">
            <text:p>3.835021566</text:p>
          </table:table-cell>
          <table:table-cell office:value-type="float" office:value="3.8066317972000001" table:style-name="ce1">
            <text:p>3.806631797</text:p>
          </table:table-cell>
          <table:table-cell office:value-type="float" office:value="3.8035802294500001" table:style-name="ce1">
            <text:p>3.803580229</text:p>
          </table:table-cell>
          <table:table-cell office:value-type="float" office:value="3.8496051391499999" table:style-name="ce1">
            <text:p>3.849605139</text:p>
          </table:table-cell>
          <table:table-cell office:value-type="float" office:value="3.8639432898999999" table:style-name="ce1">
            <text:p>3.86394329</text:p>
          </table:table-cell>
          <table:table-cell office:value-type="float" office:value="3.8708067811500002" table:style-name="ce1">
            <text:p>3.870806781</text:p>
          </table:table-cell>
          <table:table-cell office:value-type="float" office:value="3.8576141478500001" table:style-name="ce1">
            <text:p>3.857614148</text:p>
          </table:table-cell>
          <table:table-cell office:value-type="float" office:value="3.8414130706500003" table:style-name="ce1">
            <text:p>3.841413071</text:p>
          </table:table-cell>
          <table:table-cell office:value-type="float" office:value="3.8050567237000004" table:style-name="ce1">
            <text:p>3.805056724</text:p>
          </table:table-cell>
          <table:table-cell office:value-type="float" office:value="3.8151606021000002" table:style-name="ce1">
            <text:p>3.815160602</text:p>
          </table:table-cell>
          <table:table-cell office:value-type="float" office:value="3.8237645089500001" table:style-name="ce1">
            <text:p>3.823764509</text:p>
          </table:table-cell>
          <table:table-cell office:value-type="float" office:value="3.8611739964499998" table:style-name="ce1">
            <text:p>3.861173996</text:p>
          </table:table-cell>
          <table:table-cell office:value-type="float" office:value="3.9651402858" table:style-name="ce1">
            <text:p>3.965140286</text:p>
          </table:table-cell>
          <table:table-cell office:value-type="float" office:value="3.9653437814000005" table:style-name="ce1">
            <text:p>3.965343781</text:p>
          </table:table-cell>
          <table:table-cell office:value-type="float" office:value="3.9522782404500005" table:style-name="ce1">
            <text:p>3.95227824</text:p>
          </table:table-cell>
          <table:table-cell office:value-type="float" office:value="3.8782810325500003" table:style-name="ce1">
            <text:p>3.878281033</text:p>
          </table:table-cell>
          <table:table-cell office:value-type="float" office:value="3.8649462380000004" table:style-name="ce1">
            <text:p>3.864946238</text:p>
          </table:table-cell>
          <table:table-cell office:value-type="float" office:value="3.8650496759500008" table:style-name="ce1">
            <text:p>3.86504967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_load</text:p>
          </table:table-cell>
          <table:table-cell office:value-type="float" office:value="0.34746709660000002" table:style-name="ce1">
            <text:p>0.347467097</text:p>
          </table:table-cell>
          <table:table-cell office:value-type="float" office:value="0.35103156345000003" table:style-name="ce1">
            <text:p>0.351031563</text:p>
          </table:table-cell>
          <table:table-cell office:value-type="float" office:value="0.34863923329999996" table:style-name="ce1">
            <text:p>0.348639233</text:p>
          </table:table-cell>
          <table:table-cell office:value-type="float" office:value="0.34605834520000001" table:style-name="ce1">
            <text:p>0.346058345</text:p>
          </table:table-cell>
          <table:table-cell office:value-type="float" office:value="0.34578092994999998" table:style-name="ce1">
            <text:p>0.34578093</text:p>
          </table:table-cell>
          <table:table-cell office:value-type="float" office:value="0.34996501265000002" table:style-name="ce1">
            <text:p>0.349965013</text:p>
          </table:table-cell>
          <table:table-cell office:value-type="float" office:value="0.35126848090000001" table:style-name="ce1">
            <text:p>0.351268481</text:p>
          </table:table-cell>
          <table:table-cell office:value-type="float" office:value="0.35189243464999997" table:style-name="ce1">
            <text:p>0.351892435</text:p>
          </table:table-cell>
          <table:table-cell office:value-type="float" office:value="0.35069310435000001" table:style-name="ce1">
            <text:p>0.350693104</text:p>
          </table:table-cell>
          <table:table-cell office:value-type="float" office:value="0.34922027915000003" table:style-name="ce1">
            <text:p>0.349220279</text:p>
          </table:table-cell>
          <table:table-cell office:value-type="float" office:value="0.3459151567" table:style-name="ce1">
            <text:p>0.345915157</text:p>
          </table:table-cell>
          <table:table-cell office:value-type="float" office:value="0.34683369110000001" table:style-name="ce1">
            <text:p>0.346833691</text:p>
          </table:table-cell>
          <table:table-cell office:value-type="float" office:value="0.34761586444999998" table:style-name="ce1">
            <text:p>0.347615864</text:p>
          </table:table-cell>
          <table:table-cell office:value-type="float" office:value="0.35101672694999997" table:style-name="ce1">
            <text:p>0.351016727</text:p>
          </table:table-cell>
          <table:table-cell office:value-type="float" office:value="0.3604682078" table:style-name="ce1">
            <text:p>0.360468208</text:p>
          </table:table-cell>
          <table:table-cell office:value-type="float" office:value="0.36048670740000005" table:style-name="ce1">
            <text:p>0.360486707</text:p>
          </table:table-cell>
          <table:table-cell office:value-type="float" office:value="0.35929893095000004" table:style-name="ce1">
            <text:p>0.359298931</text:p>
          </table:table-cell>
          <table:table-cell office:value-type="float" office:value="0.35257191205000005" table:style-name="ce1">
            <text:p>0.352571912</text:p>
          </table:table-cell>
          <table:table-cell office:value-type="float" office:value="0.35135965800000002" table:style-name="ce1">
            <text:p>0.351359658</text:p>
          </table:table-cell>
          <table:table-cell office:value-type="float" office:value="0.35136906145000002" table:style-name="ce1">
            <text:p>0.3513690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9_load</text:p>
          </table:table-cell>
          <table:table-cell office:value-type="float" office:value="2.8790058004000003" table:style-name="ce1">
            <text:p>2.8790058</text:p>
          </table:table-cell>
          <table:table-cell office:value-type="float" office:value="2.9085399543000001" table:style-name="ce1">
            <text:p>2.908539954</text:p>
          </table:table-cell>
          <table:table-cell office:value-type="float" office:value="2.8887177901999999" table:style-name="ce1">
            <text:p>2.88871779</text:p>
          </table:table-cell>
          <table:table-cell office:value-type="float" office:value="2.8673332888000003" table:style-name="ce1">
            <text:p>2.867333289</text:p>
          </table:table-cell>
          <table:table-cell office:value-type="float" office:value="2.8650347052999998" table:style-name="ce1">
            <text:p>2.865034705</text:p>
          </table:table-cell>
          <table:table-cell office:value-type="float" office:value="2.8997028190999998" table:style-name="ce1">
            <text:p>2.899702819</text:p>
          </table:table-cell>
          <table:table-cell office:value-type="float" office:value="2.9105029845999999" table:style-name="ce1">
            <text:p>2.910502985</text:p>
          </table:table-cell>
          <table:table-cell office:value-type="float" office:value="2.9156728870999999" table:style-name="ce1">
            <text:p>2.915672887</text:p>
          </table:table-cell>
          <table:table-cell office:value-type="float" office:value="2.9057355788999999" table:style-name="ce1">
            <text:p>2.905735579</text:p>
          </table:table-cell>
          <table:table-cell office:value-type="float" office:value="2.8935321701000003" table:style-name="ce1">
            <text:p>2.89353217</text:p>
          </table:table-cell>
          <table:table-cell office:value-type="float" office:value="2.8661468698000001" table:style-name="ce1">
            <text:p>2.86614687</text:p>
          </table:table-cell>
          <table:table-cell office:value-type="float" office:value="2.8737575834000002" table:style-name="ce1">
            <text:p>2.873757583</text:p>
          </table:table-cell>
          <table:table-cell office:value-type="float" office:value="2.8802384483000001" table:style-name="ce1">
            <text:p>2.880238448</text:p>
          </table:table-cell>
          <table:table-cell office:value-type="float" office:value="2.9084170232999997" table:style-name="ce1">
            <text:p>2.908417023</text:p>
          </table:table-cell>
          <table:table-cell office:value-type="float" office:value="2.9867292931999998" table:style-name="ce1">
            <text:p>2.986729293</text:p>
          </table:table-cell>
          <table:table-cell office:value-type="float" office:value="2.9868825756000001" table:style-name="ce1">
            <text:p>2.986882576</text:p>
          </table:table-cell>
          <table:table-cell office:value-type="float" office:value="2.9770409993000002" table:style-name="ce1">
            <text:p>2.977040999</text:p>
          </table:table-cell>
          <table:table-cell office:value-type="float" office:value="2.9213028427000003" table:style-name="ce1">
            <text:p>2.921302843</text:p>
          </table:table-cell>
          <table:table-cell office:value-type="float" office:value="2.9112584520000002" table:style-name="ce1">
            <text:p>2.911258452</text:p>
          </table:table-cell>
          <table:table-cell office:value-type="float" office:value="2.9113363663000005" table:style-name="ce1">
            <text:p>2.91133636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0_load</text:p>
          </table:table-cell>
          <table:table-cell office:value-type="float" office:value="0.31768428832000001" table:style-name="ce1">
            <text:p>0.317684288</text:p>
          </table:table-cell>
          <table:table-cell office:value-type="float" office:value="0.32094322943999998" table:style-name="ce1">
            <text:p>0.320943229</text:p>
          </table:table-cell>
          <table:table-cell office:value-type="float" office:value="0.31875595615999996" table:style-name="ce1">
            <text:p>0.318755956</text:p>
          </table:table-cell>
          <table:table-cell office:value-type="float" office:value="0.31639628704" table:style-name="ce1">
            <text:p>0.316396287</text:p>
          </table:table-cell>
          <table:table-cell office:value-type="float" office:value="0.31614265023999999" table:style-name="ce1">
            <text:p>0.31614265</text:p>
          </table:table-cell>
          <table:table-cell office:value-type="float" office:value="0.31996809727999997" table:style-name="ce1">
            <text:p>0.319968097</text:p>
          </table:table-cell>
          <table:table-cell office:value-type="float" office:value="0.32115983967999995" table:style-name="ce1">
            <text:p>0.32115984</text:p>
          </table:table-cell>
          <table:table-cell office:value-type="float" office:value="0.32173031167999994" table:style-name="ce1">
            <text:p>0.321730312</text:p>
          </table:table-cell>
          <table:table-cell office:value-type="float" office:value="0.32063378111999996" table:style-name="ce1">
            <text:p>0.320633781</text:p>
          </table:table-cell>
          <table:table-cell office:value-type="float" office:value="0.31928719808" table:style-name="ce1">
            <text:p>0.319287198</text:p>
          </table:table-cell>
          <table:table-cell office:value-type="float" office:value="0.31626537183999998" table:style-name="ce1">
            <text:p>0.316265372</text:p>
          </table:table-cell>
          <table:table-cell office:value-type="float" office:value="0.31710517471999999" table:style-name="ce1">
            <text:p>0.317105175</text:p>
          </table:table-cell>
          <table:table-cell office:value-type="float" office:value="0.31782030463999994" table:style-name="ce1">
            <text:p>0.317820305</text:p>
          </table:table-cell>
          <table:table-cell office:value-type="float" office:value="0.32092966463999995" table:style-name="ce1">
            <text:p>0.320929665</text:p>
          </table:table-cell>
          <table:table-cell office:value-type="float" office:value="0.32957101855999998" table:style-name="ce1">
            <text:p>0.329571019</text:p>
          </table:table-cell>
          <table:table-cell office:value-type="float" office:value="0.32958793248000001" table:style-name="ce1">
            <text:p>0.329587932</text:p>
          </table:table-cell>
          <table:table-cell office:value-type="float" office:value="0.32850196543999999" table:style-name="ce1">
            <text:p>0.328501965</text:p>
          </table:table-cell>
          <table:table-cell office:value-type="float" office:value="0.32235154816" table:style-name="ce1">
            <text:p>0.322351548</text:p>
          </table:table-cell>
          <table:table-cell office:value-type="float" office:value="0.32124320159999997" table:style-name="ce1">
            <text:p>0.321243202</text:p>
          </table:table-cell>
          <table:table-cell office:value-type="float" office:value="0.32125179904000001" table:style-name="ce1">
            <text:p>0.32125179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4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5_load</text:p>
          </table:table-cell>
          <table:table-cell office:value-type="float" office:value="3.4746619660000002" table:style-name="ce1">
            <text:p>3.474661966</text:p>
          </table:table-cell>
          <table:table-cell office:value-type="float" office:value="3.5103066345000005" table:style-name="ce1">
            <text:p>3.510306635</text:p>
          </table:table-cell>
          <table:table-cell office:value-type="float" office:value="3.486383333" table:style-name="ce1">
            <text:p>3.486383333</text:p>
          </table:table-cell>
          <table:table-cell office:value-type="float" office:value="3.4605744520000004" table:style-name="ce1">
            <text:p>3.460574452</text:p>
          </table:table-cell>
          <table:table-cell office:value-type="float" office:value="3.4578002995000001" table:style-name="ce1">
            <text:p>3.4578003</text:p>
          </table:table-cell>
          <table:table-cell office:value-type="float" office:value="3.4996411265000003" table:style-name="ce1">
            <text:p>3.499641127</text:p>
          </table:table-cell>
          <table:table-cell office:value-type="float" office:value="3.5126758090000001" table:style-name="ce1">
            <text:p>3.512675809</text:p>
          </table:table-cell>
          <table:table-cell office:value-type="float" office:value="3.5189153465" table:style-name="ce1">
            <text:p>3.518915347</text:p>
          </table:table-cell>
          <table:table-cell office:value-type="float" office:value="3.5069220434999999" table:style-name="ce1">
            <text:p>3.506922044</text:p>
          </table:table-cell>
          <table:table-cell office:value-type="float" office:value="3.4921937915000001" table:style-name="ce1">
            <text:p>3.492193792</text:p>
          </table:table-cell>
          <table:table-cell office:value-type="float" office:value="3.4591425670000002" table:style-name="ce1">
            <text:p>3.459142567</text:p>
          </table:table-cell>
          <table:table-cell office:value-type="float" office:value="3.4683279110000003" table:style-name="ce1">
            <text:p>3.468327911</text:p>
          </table:table-cell>
          <table:table-cell office:value-type="float" office:value="3.4761496445" table:style-name="ce1">
            <text:p>3.476149645</text:p>
          </table:table-cell>
          <table:table-cell office:value-type="float" office:value="3.5101582694999998" table:style-name="ce1">
            <text:p>3.51015827</text:p>
          </table:table-cell>
          <table:table-cell office:value-type="float" office:value="3.6046730779999998" table:style-name="ce1">
            <text:p>3.604673078</text:p>
          </table:table-cell>
          <table:table-cell office:value-type="float" office:value="3.6048580740000005" table:style-name="ce1">
            <text:p>3.604858074</text:p>
          </table:table-cell>
          <table:table-cell office:value-type="float" office:value="3.5929803095000006" table:style-name="ce1">
            <text:p>3.59298031</text:p>
          </table:table-cell>
          <table:table-cell office:value-type="float" office:value="3.5257101205000003" table:style-name="ce1">
            <text:p>3.525710121</text:p>
          </table:table-cell>
          <table:table-cell office:value-type="float" office:value="3.5135875800000003" table:style-name="ce1">
            <text:p>3.51358758</text:p>
          </table:table-cell>
          <table:table-cell office:value-type="float" office:value="3.5136816145000003" table:style-name="ce1">
            <text:p>3.51368161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6_load</text:p>
          </table:table-cell>
          <table:table-cell office:value-type="float" office:value="6.850046904400001" table:style-name="ce1">
            <text:p>6.850046904</text:p>
          </table:table-cell>
          <table:table-cell office:value-type="float" office:value="6.9203178223000013" table:style-name="ce1">
            <text:p>6.920317822</text:p>
          </table:table-cell>
          <table:table-cell office:value-type="float" office:value="6.8731547422000006" table:style-name="ce1">
            <text:p>6.873154742</text:p>
          </table:table-cell>
          <table:table-cell office:value-type="float" office:value="6.8222743768000003" table:style-name="ce1">
            <text:p>6.822274377</text:p>
          </table:table-cell>
          <table:table-cell office:value-type="float" office:value="6.8168053333000005" table:style-name="ce1">
            <text:p>6.816805333</text:p>
          </table:table-cell>
          <table:table-cell office:value-type="float" office:value="6.8992915351000006" table:style-name="ce1">
            <text:p>6.899291535</text:p>
          </table:table-cell>
          <table:table-cell office:value-type="float" office:value="6.9249884806000006" table:style-name="ce1">
            <text:p>6.924988481</text:p>
          </table:table-cell>
          <table:table-cell office:value-type="float" office:value="6.9372892831000001" table:style-name="ce1">
            <text:p>6.937289283</text:p>
          </table:table-cell>
          <table:table-cell office:value-type="float" office:value="6.9136453429000007" table:style-name="ce1">
            <text:p>6.913645343</text:p>
          </table:table-cell>
          <table:table-cell office:value-type="float" office:value="6.8846096461000004" table:style-name="ce1">
            <text:p>6.884609646</text:p>
          </table:table-cell>
          <table:table-cell office:value-type="float" office:value="6.8194515178000001" table:style-name="ce1">
            <text:p>6.819451518</text:p>
          </table:table-cell>
          <table:table-cell office:value-type="float" office:value="6.8375597674000002" table:style-name="ce1">
            <text:p>6.837559767</text:p>
          </table:table-cell>
          <table:table-cell office:value-type="float" office:value="6.8529797562999999" table:style-name="ce1">
            <text:p>6.852979756</text:p>
          </table:table-cell>
          <table:table-cell office:value-type="float" office:value="6.9200253312999997" table:style-name="ce1">
            <text:p>6.920025331</text:p>
          </table:table-cell>
          <table:table-cell office:value-type="float" office:value="7.1063545252000004" table:style-name="ce1">
            <text:p>7.106354525</text:p>
          </table:table-cell>
          <table:table-cell office:value-type="float" office:value="7.1067192316000014" table:style-name="ce1">
            <text:p>7.106719232</text:p>
          </table:table-cell>
          <table:table-cell office:value-type="float" office:value="7.083303067300001" table:style-name="ce1">
            <text:p>7.083303067</text:p>
          </table:table-cell>
          <table:table-cell office:value-type="float" office:value="6.9506846947000005" table:style-name="ce1">
            <text:p>6.950684695</text:p>
          </table:table-cell>
          <table:table-cell office:value-type="float" office:value="6.9267859720000002" table:style-name="ce1">
            <text:p>6.926785972</text:p>
          </table:table-cell>
          <table:table-cell office:value-type="float" office:value="6.9269713543000009" table:style-name="ce1">
            <text:p>6.92697135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7_load</text:p>
          </table:table-cell>
          <table:table-cell office:value-type="float" office:value="1.5884174416000001" table:style-name="ce1">
            <text:p>1.588417442</text:p>
          </table:table-cell>
          <table:table-cell office:value-type="float" office:value="1.6047121472000001" table:style-name="ce1">
            <text:p>1.604712147</text:p>
          </table:table-cell>
          <table:table-cell office:value-type="float" office:value="1.5937757807999999" table:style-name="ce1">
            <text:p>1.593775781</text:p>
          </table:table-cell>
          <table:table-cell office:value-type="float" office:value="1.5819774352" table:style-name="ce1">
            <text:p>1.581977435</text:p>
          </table:table-cell>
          <table:table-cell office:value-type="float" office:value="1.5807092511999998" table:style-name="ce1">
            <text:p>1.580709251</text:p>
          </table:table-cell>
          <table:table-cell office:value-type="float" office:value="1.5998364863999999" table:style-name="ce1">
            <text:p>1.599836486</text:p>
          </table:table-cell>
          <table:table-cell office:value-type="float" office:value="1.6057951983999998" table:style-name="ce1">
            <text:p>1.605795198</text:p>
          </table:table-cell>
          <table:table-cell office:value-type="float" office:value="1.6086475584" table:style-name="ce1">
            <text:p>1.608647558</text:p>
          </table:table-cell>
          <table:table-cell office:value-type="float" office:value="1.6031649055999999" table:style-name="ce1">
            <text:p>1.603164906</text:p>
          </table:table-cell>
          <table:table-cell office:value-type="float" office:value="1.5964319903999999" table:style-name="ce1">
            <text:p>1.59643199</text:p>
          </table:table-cell>
          <table:table-cell office:value-type="float" office:value="1.5813228591999999" table:style-name="ce1">
            <text:p>1.581322859</text:p>
          </table:table-cell>
          <table:table-cell office:value-type="float" office:value="1.5855218736000001" table:style-name="ce1">
            <text:p>1.585521874</text:p>
          </table:table-cell>
          <table:table-cell office:value-type="float" office:value="1.5890975232" table:style-name="ce1">
            <text:p>1.589097523</text:p>
          </table:table-cell>
          <table:table-cell office:value-type="float" office:value="1.6046443231999998" table:style-name="ce1">
            <text:p>1.604644323</text:p>
          </table:table-cell>
          <table:table-cell office:value-type="float" office:value="1.6478510927999999" table:style-name="ce1">
            <text:p>1.647851093</text:p>
          </table:table-cell>
          <table:table-cell office:value-type="float" office:value="1.6479356624000001" table:style-name="ce1">
            <text:p>1.647935662</text:p>
          </table:table-cell>
          <table:table-cell office:value-type="float" office:value="1.6425058272000002" table:style-name="ce1">
            <text:p>1.642505827</text:p>
          </table:table-cell>
          <table:table-cell office:value-type="float" office:value="1.6117537408" table:style-name="ce1">
            <text:p>1.611753741</text:p>
          </table:table-cell>
          <table:table-cell office:value-type="float" office:value="1.606212008" table:style-name="ce1">
            <text:p>1.606212008</text:p>
          </table:table-cell>
          <table:table-cell office:value-type="float" office:value="1.6062549952000003" table:style-name="ce1">
            <text:p>1.6062549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8_load</text:p>
          </table:table-cell>
          <table:table-cell office:value-type="float" office:value="16.479821581600003" table:style-name="ce1">
            <text:p>16.47982158</text:p>
          </table:table-cell>
          <table:table-cell office:value-type="float" office:value="16.648879152200003" table:style-name="ce1">
            <text:p>16.64887915</text:p>
          </table:table-cell>
          <table:table-cell office:value-type="float" office:value="16.5354143508" table:style-name="ce1">
            <text:p>16.53541435</text:p>
          </table:table-cell>
          <table:table-cell office:value-type="float" office:value="16.413006515200003" table:style-name="ce1">
            <text:p>16.41300652</text:p>
          </table:table-cell>
          <table:table-cell office:value-type="float" office:value="16.399849106200001" table:style-name="ce1">
            <text:p>16.39984911</text:p>
          </table:table-cell>
          <table:table-cell office:value-type="float" office:value="16.598294171400003" table:style-name="ce1">
            <text:p>16.59829417</text:p>
          </table:table-cell>
          <table:table-cell office:value-type="float" office:value="16.660115808400001" table:style-name="ce1">
            <text:p>16.66011581</text:p>
          </table:table-cell>
          <table:table-cell office:value-type="float" office:value="16.689709043400001" table:style-name="ce1">
            <text:p>16.68970904</text:p>
          </table:table-cell>
          <table:table-cell office:value-type="float" office:value="16.632826520600002" table:style-name="ce1">
            <text:p>16.63282652</text:p>
          </table:table-cell>
          <table:table-cell office:value-type="float" office:value="16.562972525400003" table:style-name="ce1">
            <text:p>16.56297253</text:p>
          </table:table-cell>
          <table:table-cell office:value-type="float" office:value="16.406215289200002" table:style-name="ce1">
            <text:p>16.40621529</text:p>
          </table:table-cell>
          <table:table-cell office:value-type="float" office:value="16.449780063600002" table:style-name="ce1">
            <text:p>16.44978006</text:p>
          </table:table-cell>
          <table:table-cell office:value-type="float" office:value="16.486877428200003" table:style-name="ce1">
            <text:p>16.48687743</text:p>
          </table:table-cell>
          <table:table-cell office:value-type="float" office:value="16.648175478200002" table:style-name="ce1">
            <text:p>16.64817548</text:p>
          </table:table-cell>
          <table:table-cell office:value-type="float" office:value="17.096445712800001" table:style-name="ce1">
            <text:p>17.09644571</text:p>
          </table:table-cell>
          <table:table-cell office:value-type="float" office:value="17.097323122400002" table:style-name="ce1">
            <text:p>17.09732312</text:p>
          </table:table-cell>
          <table:table-cell office:value-type="float" office:value="17.040988582200004" table:style-name="ce1">
            <text:p>17.04098858</text:p>
          </table:table-cell>
          <table:table-cell office:value-type="float" office:value="16.721935685800002" table:style-name="ce1">
            <text:p>16.72193569</text:p>
          </table:table-cell>
          <table:table-cell office:value-type="float" office:value="16.664440208000002" table:style-name="ce1">
            <text:p>16.66444021</text:p>
          </table:table-cell>
          <table:table-cell office:value-type="float" office:value="16.664886200200005" table:style-name="ce1">
            <text:p>16.66488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19_load</text:p>
          </table:table-cell>
          <table:table-cell office:value-type="float" office:value="4.4674222420000005" table:style-name="ce1">
            <text:p>4.467422242</text:p>
          </table:table-cell>
          <table:table-cell office:value-type="float" office:value="4.5132511015000008" table:style-name="ce1">
            <text:p>4.513251102</text:p>
          </table:table-cell>
          <table:table-cell office:value-type="float" office:value="4.4824925709999999" table:style-name="ce1">
            <text:p>4.482492571</text:p>
          </table:table-cell>
          <table:table-cell office:value-type="float" office:value="4.4493097239999999" table:style-name="ce1">
            <text:p>4.449309724</text:p>
          </table:table-cell>
          <table:table-cell office:value-type="float" office:value="4.4457429565000002" table:style-name="ce1">
            <text:p>4.445742957</text:p>
          </table:table-cell>
          <table:table-cell office:value-type="float" office:value="4.4995383054999998" table:style-name="ce1">
            <text:p>4.499538306</text:p>
          </table:table-cell>
          <table:table-cell office:value-type="float" office:value="4.5162971829999998" table:style-name="ce1">
            <text:p>4.516297183</text:p>
          </table:table-cell>
          <table:table-cell office:value-type="float" office:value="4.5243194454999998" table:style-name="ce1">
            <text:p>4.524319446</text:p>
          </table:table-cell>
          <table:table-cell office:value-type="float" office:value="4.5088994844999997" table:style-name="ce1">
            <text:p>4.508899485</text:p>
          </table:table-cell>
          <table:table-cell office:value-type="float" office:value="4.4899631605000003" table:style-name="ce1">
            <text:p>4.489963161</text:p>
          </table:table-cell>
          <table:table-cell office:value-type="float" office:value="4.4474687290000006" table:style-name="ce1">
            <text:p>4.447468729</text:p>
          </table:table-cell>
          <table:table-cell office:value-type="float" office:value="4.4592784569999999" table:style-name="ce1">
            <text:p>4.459278457</text:p>
          </table:table-cell>
          <table:table-cell office:value-type="float" office:value="4.4693349714999995" table:style-name="ce1">
            <text:p>4.469334972</text:p>
          </table:table-cell>
          <table:table-cell office:value-type="float" office:value="4.5130603464999997" table:style-name="ce1">
            <text:p>4.513060347</text:p>
          </table:table-cell>
          <table:table-cell office:value-type="float" office:value="4.6345793859999995" table:style-name="ce1">
            <text:p>4.634579386</text:p>
          </table:table-cell>
          <table:table-cell office:value-type="float" office:value="4.634817238000001" table:style-name="ce1">
            <text:p>4.634817238</text:p>
          </table:table-cell>
          <table:table-cell office:value-type="float" office:value="4.6195458265000005" table:style-name="ce1">
            <text:p>4.619545827</text:p>
          </table:table-cell>
          <table:table-cell office:value-type="float" office:value="4.5330555835000004" table:style-name="ce1">
            <text:p>4.533055584</text:p>
          </table:table-cell>
          <table:table-cell office:value-type="float" office:value="4.51746946" table:style-name="ce1">
            <text:p>4.51746946</text:p>
          </table:table-cell>
          <table:table-cell office:value-type="float" office:value="4.5175903615000008" table:style-name="ce1">
            <text:p>4.51759036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0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1_load</text:p>
          </table:table-cell>
          <table:table-cell office:value-type="float" office:value="6.2047527250000005" table:style-name="ce1">
            <text:p>6.204752725</text:p>
          </table:table-cell>
          <table:table-cell office:value-type="float" office:value="6.2684039187500007" table:style-name="ce1">
            <text:p>6.268403919</text:p>
          </table:table-cell>
          <table:table-cell office:value-type="float" office:value="6.2256837374999998" table:style-name="ce1">
            <text:p>6.225683738</text:p>
          </table:table-cell>
          <table:table-cell office:value-type="float" office:value="6.17959645" table:style-name="ce1">
            <text:p>6.17959645</text:p>
          </table:table-cell>
          <table:table-cell office:value-type="float" office:value="6.1746426062499999" table:style-name="ce1">
            <text:p>6.174642606</text:p>
          </table:table-cell>
          <table:table-cell office:value-type="float" office:value="6.2493583687500003" table:style-name="ce1">
            <text:p>6.249358369</text:p>
          </table:table-cell>
          <table:table-cell office:value-type="float" office:value="6.2726345874999998" table:style-name="ce1">
            <text:p>6.272634588</text:p>
          </table:table-cell>
          <table:table-cell office:value-type="float" office:value="6.2837766187500002" table:style-name="ce1">
            <text:p>6.283776619</text:p>
          </table:table-cell>
          <table:table-cell office:value-type="float" office:value="6.2623600062499998" table:style-name="ce1">
            <text:p>6.262360006</text:p>
          </table:table-cell>
          <table:table-cell office:value-type="float" office:value="6.2360595562499999" table:style-name="ce1">
            <text:p>6.236059556</text:p>
          </table:table-cell>
          <table:table-cell office:value-type="float" office:value="6.1770395125000004" table:style-name="ce1">
            <text:p>6.177039513</text:p>
          </table:table-cell>
          <table:table-cell office:value-type="float" office:value="6.1934419125" table:style-name="ce1">
            <text:p>6.193441913</text:p>
          </table:table-cell>
          <table:table-cell office:value-type="float" office:value="6.2074092937499996" table:style-name="ce1">
            <text:p>6.207409294</text:p>
          </table:table-cell>
          <table:table-cell office:value-type="float" office:value="6.2681389812499999" table:style-name="ce1">
            <text:p>6.268138981</text:p>
          </table:table-cell>
          <table:table-cell office:value-type="float" office:value="6.4369154249999996" table:style-name="ce1">
            <text:p>6.436915425</text:p>
          </table:table-cell>
          <table:table-cell office:value-type="float" office:value="6.4372457750000009" table:style-name="ce1">
            <text:p>6.437245775</text:p>
          </table:table-cell>
          <table:table-cell office:value-type="float" office:value="6.4160354812500007" table:style-name="ce1">
            <text:p>6.416035481</text:p>
          </table:table-cell>
          <table:table-cell office:value-type="float" office:value="6.2959101437500005" table:style-name="ce1">
            <text:p>6.295910144</text:p>
          </table:table-cell>
          <table:table-cell office:value-type="float" office:value="6.2742627500000001" table:style-name="ce1">
            <text:p>6.27426275</text:p>
          </table:table-cell>
          <table:table-cell office:value-type="float" office:value="6.2744306687500009" table:style-name="ce1">
            <text:p>6.274430669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2_load</text:p>
          </table:table-cell>
          <table:table-cell office:value-type="float" office:value="12.111676367200001" table:style-name="ce1">
            <text:p>12.11167637</text:p>
          </table:table-cell>
          <table:table-cell office:value-type="float" office:value="12.235923497400002" table:style-name="ce1">
            <text:p>12.2359235</text:p>
          </table:table-cell>
          <table:table-cell office:value-type="float" office:value="12.1525337036" table:style-name="ce1">
            <text:p>12.1525337</text:p>
          </table:table-cell>
          <table:table-cell office:value-type="float" office:value="12.0625713184" table:style-name="ce1">
            <text:p>12.06257132</text:p>
          </table:table-cell>
          <table:table-cell office:value-type="float" office:value="12.052901415399999" table:style-name="ce1">
            <text:p>12.05290142</text:p>
          </table:table-cell>
          <table:table-cell office:value-type="float" office:value="12.1987465838" table:style-name="ce1">
            <text:p>12.19874658</text:p>
          </table:table-cell>
          <table:table-cell office:value-type="float" office:value="12.2441817628" table:style-name="ce1">
            <text:p>12.24418176</text:p>
          </table:table-cell>
          <table:table-cell office:value-type="float" office:value="12.265931007799999" table:style-name="ce1">
            <text:p>12.26593101</text:p>
          </table:table-cell>
          <table:table-cell office:value-type="float" office:value="12.2241257802" table:style-name="ce1">
            <text:p>12.22412578</text:p>
          </table:table-cell>
          <table:table-cell office:value-type="float" office:value="12.1727873018" table:style-name="ce1">
            <text:p>12.1727873</text:p>
          </table:table-cell>
          <table:table-cell office:value-type="float" office:value="12.0575801764" table:style-name="ce1">
            <text:p>12.05758018</text:p>
          </table:table-cell>
          <table:table-cell office:value-type="float" office:value="12.089597661200001" table:style-name="ce1">
            <text:p>12.08959766</text:p>
          </table:table-cell>
          <table:table-cell office:value-type="float" office:value="12.1168619894" table:style-name="ce1">
            <text:p>12.11686199</text:p>
          </table:table-cell>
          <table:table-cell office:value-type="float" office:value="12.235406339399999" table:style-name="ce1">
            <text:p>12.23540634</text:p>
          </table:table-cell>
          <table:table-cell office:value-type="float" office:value="12.564857957599999" table:style-name="ce1">
            <text:p>12.56485796</text:p>
          </table:table-cell>
          <table:table-cell office:value-type="float" office:value="12.565502800800001" table:style-name="ce1">
            <text:p>12.5655028</text:p>
          </table:table-cell>
          <table:table-cell office:value-type="float" office:value="12.524100307400001" table:style-name="ce1">
            <text:p>12.52410031</text:p>
          </table:table-cell>
          <table:table-cell office:value-type="float" office:value="12.289615648600002" table:style-name="ce1">
            <text:p>12.28961565</text:p>
          </table:table-cell>
          <table:table-cell office:value-type="float" office:value="12.247359936000001" table:style-name="ce1">
            <text:p>12.24735994</text:p>
          </table:table-cell>
          <table:table-cell office:value-type="float" office:value="12.247687713400001" table:style-name="ce1">
            <text:p>12.2476877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3_load</text:p>
          </table:table-cell>
          <table:table-cell office:value-type="float" office:value="10.324707870399999" table:style-name="ce1">
            <text:p>10.32470787</text:p>
          </table:table-cell>
          <table:table-cell office:value-type="float" office:value="10.430623456800001" table:style-name="ce1">
            <text:p>10.43062346</text:p>
          </table:table-cell>
          <table:table-cell office:value-type="float" office:value="10.359537075199999" table:style-name="ce1">
            <text:p>10.35953708</text:p>
          </table:table-cell>
          <table:table-cell office:value-type="float" office:value="10.2828478288" table:style-name="ce1">
            <text:p>10.28284783</text:p>
          </table:table-cell>
          <table:table-cell office:value-type="float" office:value="10.274604632799999" table:style-name="ce1">
            <text:p>10.27460463</text:p>
          </table:table-cell>
          <table:table-cell office:value-type="float" office:value="10.398931661599999" table:style-name="ce1">
            <text:p>10.39893166</text:p>
          </table:table-cell>
          <table:table-cell office:value-type="float" office:value="10.4376632896" table:style-name="ce1">
            <text:p>10.43766329</text:p>
          </table:table-cell>
          <table:table-cell office:value-type="float" office:value="10.456203629599999" table:style-name="ce1">
            <text:p>10.45620363</text:p>
          </table:table-cell>
          <table:table-cell office:value-type="float" office:value="10.420566386399999" table:style-name="ce1">
            <text:p>10.42056639</text:p>
          </table:table-cell>
          <table:table-cell office:value-type="float" office:value="10.3768024376" table:style-name="ce1">
            <text:p>10.37680244</text:p>
          </table:table-cell>
          <table:table-cell office:value-type="float" office:value="10.278593084799999" table:style-name="ce1">
            <text:p>10.27859308</text:p>
          </table:table-cell>
          <table:table-cell office:value-type="float" office:value="10.3058866784" table:style-name="ce1">
            <text:p>10.30588668</text:p>
          </table:table-cell>
          <table:table-cell office:value-type="float" office:value="10.329128400799998" table:style-name="ce1">
            <text:p>10.3291284</text:p>
          </table:table-cell>
          <table:table-cell office:value-type="float" office:value="10.430182600799998" table:style-name="ce1">
            <text:p>10.4301826</text:p>
          </table:table-cell>
          <table:table-cell office:value-type="float" office:value="10.711026603199999" table:style-name="ce1">
            <text:p>10.7110266</text:p>
          </table:table-cell>
          <table:table-cell office:value-type="float" office:value="10.711576305600001" table:style-name="ce1">
            <text:p>10.71157631</text:p>
          </table:table-cell>
          <table:table-cell office:value-type="float" office:value="10.676282376800001" table:style-name="ce1">
            <text:p>10.67628238</text:p>
          </table:table-cell>
          <table:table-cell office:value-type="float" office:value="10.4763938152" table:style-name="ce1">
            <text:p>10.47639382</text:p>
          </table:table-cell>
          <table:table-cell office:value-type="float" office:value="10.440372551999999" table:style-name="ce1">
            <text:p>10.44037255</text:p>
          </table:table-cell>
          <table:table-cell office:value-type="float" office:value="10.440651968800001" table:style-name="ce1">
            <text:p>10.4406519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4_load</text:p>
          </table:table-cell>
          <table:table-cell office:value-type="float" office:value="10.126155815200001" table:style-name="ce1">
            <text:p>10.12615582</text:p>
          </table:table-cell>
          <table:table-cell office:value-type="float" office:value="10.2300345634" table:style-name="ce1">
            <text:p>10.23003456</text:p>
          </table:table-cell>
          <table:table-cell office:value-type="float" office:value="10.1603152276" table:style-name="ce1">
            <text:p>10.16031523</text:p>
          </table:table-cell>
          <table:table-cell office:value-type="float" office:value="10.085100774400001" table:style-name="ce1">
            <text:p>10.08510077</text:p>
          </table:table-cell>
          <table:table-cell office:value-type="float" office:value="10.0770161014" table:style-name="ce1">
            <text:p>10.0770161</text:p>
          </table:table-cell>
          <table:table-cell office:value-type="float" office:value="10.198952225799999" table:style-name="ce1">
            <text:p>10.19895223</text:p>
          </table:table-cell>
          <table:table-cell office:value-type="float" office:value="10.236939014799999" table:style-name="ce1">
            <text:p>10.23693901</text:p>
          </table:table-cell>
          <table:table-cell office:value-type="float" office:value="10.2551228098" table:style-name="ce1">
            <text:p>10.25512281</text:p>
          </table:table-cell>
          <table:table-cell office:value-type="float" office:value="10.220170898199999" table:style-name="ce1">
            <text:p>10.2201709</text:p>
          </table:table-cell>
          <table:table-cell office:value-type="float" office:value="10.177248563800001" table:style-name="ce1">
            <text:p>10.17724856</text:p>
          </table:table-cell>
          <table:table-cell office:value-type="float" office:value="10.0809278524" table:style-name="ce1">
            <text:p>10.08092785</text:p>
          </table:table-cell>
          <table:table-cell office:value-type="float" office:value="10.1076965692" table:style-name="ce1">
            <text:p>10.10769657</text:p>
          </table:table-cell>
          <table:table-cell office:value-type="float" office:value="10.1304913354" table:style-name="ce1">
            <text:p>10.13049134</text:p>
          </table:table-cell>
          <table:table-cell office:value-type="float" office:value="10.229602185399999" table:style-name="ce1">
            <text:p>10.22960219</text:p>
          </table:table-cell>
          <table:table-cell office:value-type="float" office:value="10.505045341599999" table:style-name="ce1">
            <text:p>10.50504534</text:p>
          </table:table-cell>
          <table:table-cell office:value-type="float" office:value="10.505584472800001" table:style-name="ce1">
            <text:p>10.50558447</text:p>
          </table:table-cell>
          <table:table-cell office:value-type="float" office:value="10.470969273400001" table:style-name="ce1">
            <text:p>10.47096927</text:p>
          </table:table-cell>
          <table:table-cell office:value-type="float" office:value="10.274924722600002" table:style-name="ce1">
            <text:p>10.27492472</text:p>
          </table:table-cell>
          <table:table-cell office:value-type="float" office:value="10.239596176000001" table:style-name="ce1">
            <text:p>10.23959618</text:p>
          </table:table-cell>
          <table:table-cell office:value-type="float" office:value="10.239870219400002" table:style-name="ce1">
            <text:p>10.239870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5_load</text:p>
          </table:table-cell>
          <table:table-cell office:value-type="float" office:value="5.7580106008000005" table:style-name="ce1">
            <text:p>5.758010601</text:p>
          </table:table-cell>
          <table:table-cell office:value-type="float" office:value="5.8170789086000001" table:style-name="ce1">
            <text:p>5.817078909</text:p>
          </table:table-cell>
          <table:table-cell office:value-type="float" office:value="5.7774345803999996" table:style-name="ce1">
            <text:p>5.77743458</text:p>
          </table:table-cell>
          <table:table-cell office:value-type="float" office:value="5.7346655776000004" table:style-name="ce1">
            <text:p>5.734665578</text:p>
          </table:table-cell>
          <table:table-cell office:value-type="float" office:value="5.7300684105999995" table:style-name="ce1">
            <text:p>5.730068411</text:p>
          </table:table-cell>
          <table:table-cell office:value-type="float" office:value="5.7994046381999995" table:style-name="ce1">
            <text:p>5.799404638</text:p>
          </table:table-cell>
          <table:table-cell office:value-type="float" office:value="5.8210049691999997" table:style-name="ce1">
            <text:p>5.821004969</text:p>
          </table:table-cell>
          <table:table-cell office:value-type="float" office:value="5.8313447741999997" table:style-name="ce1">
            <text:p>5.831344774</text:p>
          </table:table-cell>
          <table:table-cell office:value-type="float" office:value="5.8114701577999996" table:style-name="ce1">
            <text:p>5.811470158</text:p>
          </table:table-cell>
          <table:table-cell office:value-type="float" office:value="5.7870633402000005" table:style-name="ce1">
            <text:p>5.78706334</text:p>
          </table:table-cell>
          <table:table-cell office:value-type="float" office:value="5.7322927396000001" table:style-name="ce1">
            <text:p>5.73229274</text:p>
          </table:table-cell>
          <table:table-cell office:value-type="float" office:value="5.7475141668000003" table:style-name="ce1">
            <text:p>5.747514167</text:p>
          </table:table-cell>
          <table:table-cell office:value-type="float" office:value="5.7604758966" table:style-name="ce1">
            <text:p>5.760475897</text:p>
          </table:table-cell>
          <table:table-cell office:value-type="float" office:value="5.8168330465999993" table:style-name="ce1">
            <text:p>5.816833047</text:p>
          </table:table-cell>
          <table:table-cell office:value-type="float" office:value="5.9734575863999995" table:style-name="ce1">
            <text:p>5.973457586</text:p>
          </table:table-cell>
          <table:table-cell office:value-type="float" office:value="5.9737641512000001" table:style-name="ce1">
            <text:p>5.973764151</text:p>
          </table:table-cell>
          <table:table-cell office:value-type="float" office:value="5.9540809986000003" table:style-name="ce1">
            <text:p>5.954080999</text:p>
          </table:table-cell>
          <table:table-cell office:value-type="float" office:value="5.8426046854000004" table:style-name="ce1">
            <text:p>5.842604685</text:p>
          </table:table-cell>
          <table:table-cell office:value-type="float" office:value="5.8225159040000003" table:style-name="ce1">
            <text:p>5.822515904</text:p>
          </table:table-cell>
          <table:table-cell office:value-type="float" office:value="5.8226717326000008" table:style-name="ce1">
            <text:p>5.82267173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6_load</text:p>
          </table:table-cell>
          <table:table-cell office:value-type="float" office:value="4.9638023800000006" table:style-name="ce1">
            <text:p>4.96380238</text:p>
          </table:table-cell>
          <table:table-cell office:value-type="float" office:value="5.0147233350000002" table:style-name="ce1">
            <text:p>5.014723335</text:p>
          </table:table-cell>
          <table:table-cell office:value-type="float" office:value="4.9805471900000002" table:style-name="ce1">
            <text:p>4.98054719</text:p>
          </table:table-cell>
          <table:table-cell office:value-type="float" office:value="4.9436773599999997" table:style-name="ce1">
            <text:p>4.94367736</text:p>
          </table:table-cell>
          <table:table-cell office:value-type="float" office:value="4.939714285" table:style-name="ce1">
            <text:p>4.939714285</text:p>
          </table:table-cell>
          <table:table-cell office:value-type="float" office:value="4.9994868949999995" table:style-name="ce1">
            <text:p>4.999486895</text:p>
          </table:table-cell>
          <table:table-cell office:value-type="float" office:value="5.0181078699999997" table:style-name="ce1">
            <text:p>5.01810787</text:p>
          </table:table-cell>
          <table:table-cell office:value-type="float" office:value="5.0270214949999996" table:style-name="ce1">
            <text:p>5.027021495</text:p>
          </table:table-cell>
          <table:table-cell office:value-type="float" office:value="5.0098882050000002" table:style-name="ce1">
            <text:p>5.009888205</text:p>
          </table:table-cell>
          <table:table-cell office:value-type="float" office:value="4.9888478450000004" table:style-name="ce1">
            <text:p>4.988847845</text:p>
          </table:table-cell>
          <table:table-cell office:value-type="float" office:value="4.9416318100000005" table:style-name="ce1">
            <text:p>4.94163181</text:p>
          </table:table-cell>
          <table:table-cell office:value-type="float" office:value="4.9547537300000002" table:style-name="ce1">
            <text:p>4.95475373</text:p>
          </table:table-cell>
          <table:table-cell office:value-type="float" office:value="4.9659276349999999" table:style-name="ce1">
            <text:p>4.965927635</text:p>
          </table:table-cell>
          <table:table-cell office:value-type="float" office:value="5.0145113849999996" table:style-name="ce1">
            <text:p>5.014511385</text:p>
          </table:table-cell>
          <table:table-cell office:value-type="float" office:value="5.14953254" table:style-name="ce1">
            <text:p>5.14953254</text:p>
          </table:table-cell>
          <table:table-cell office:value-type="float" office:value="5.1497968200000006" table:style-name="ce1">
            <text:p>5.14979682</text:p>
          </table:table-cell>
          <table:table-cell office:value-type="float" office:value="5.1328285850000004" table:style-name="ce1">
            <text:p>5.132828585</text:p>
          </table:table-cell>
          <table:table-cell office:value-type="float" office:value="5.0367283150000004" table:style-name="ce1">
            <text:p>5.036728315</text:p>
          </table:table-cell>
          <table:table-cell office:value-type="float" office:value="5.0194103999999999" table:style-name="ce1">
            <text:p>5.0194104</text:p>
          </table:table-cell>
          <table:table-cell office:value-type="float" office:value="5.0195447350000011" table:style-name="ce1">
            <text:p>5.019544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7_load</text:p>
          </table:table-cell>
          <table:table-cell office:value-type="float" office:value="0.64529517940000003" table:style-name="ce1">
            <text:p>0.645295179</text:p>
          </table:table-cell>
          <table:table-cell office:value-type="float" office:value="0.65191490355000015" table:style-name="ce1">
            <text:p>0.651914904</text:p>
          </table:table-cell>
          <table:table-cell office:value-type="float" office:value="0.64747200469999999" table:style-name="ce1">
            <text:p>0.647472005</text:p>
          </table:table-cell>
          <table:table-cell office:value-type="float" office:value="0.64267892680000005" table:style-name="ce1">
            <text:p>0.642678927</text:p>
          </table:table-cell>
          <table:table-cell office:value-type="float" office:value="0.64216372705000002" table:style-name="ce1">
            <text:p>0.642163727</text:p>
          </table:table-cell>
          <table:table-cell office:value-type="float" office:value="0.64993416635000001" table:style-name="ce1">
            <text:p>0.649934166</text:p>
          </table:table-cell>
          <table:table-cell office:value-type="float" office:value="0.65235489310000006" table:style-name="ce1">
            <text:p>0.652354893</text:p>
          </table:table-cell>
          <table:table-cell office:value-type="float" office:value="0.65351366435000002" table:style-name="ce1">
            <text:p>0.653513664</text:p>
          </table:table-cell>
          <table:table-cell office:value-type="float" office:value="0.65128633665000002" table:style-name="ce1">
            <text:p>0.651286337</text:p>
          </table:table-cell>
          <table:table-cell office:value-type="float" office:value="0.6485510898500001" table:style-name="ce1">
            <text:p>0.64855109</text:p>
          </table:table-cell>
          <table:table-cell office:value-type="float" office:value="0.64241300530000001" table:style-name="ce1">
            <text:p>0.642413005</text:p>
          </table:table-cell>
          <table:table-cell office:value-type="float" office:value="0.64411885490000009" table:style-name="ce1">
            <text:p>0.644118855</text:p>
          </table:table-cell>
          <table:table-cell office:value-type="float" office:value="0.64557146254999997" table:style-name="ce1">
            <text:p>0.645571463</text:p>
          </table:table-cell>
          <table:table-cell office:value-type="float" office:value="0.65188735004999998" table:style-name="ce1">
            <text:p>0.65188735</text:p>
          </table:table-cell>
          <table:table-cell office:value-type="float" office:value="0.6694401002" table:style-name="ce1">
            <text:p>0.6694401</text:p>
          </table:table-cell>
          <table:table-cell office:value-type="float" office:value="0.66947445660000016" table:style-name="ce1">
            <text:p>0.669474457</text:p>
          </table:table-cell>
          <table:table-cell office:value-type="float" office:value="0.66726858605000017" table:style-name="ce1">
            <text:p>0.667268586</text:p>
          </table:table-cell>
          <table:table-cell office:value-type="float" office:value="0.65477555095000006" table:style-name="ce1">
            <text:p>0.654775551</text:p>
          </table:table-cell>
          <table:table-cell office:value-type="float" office:value="0.65252422200000004" table:style-name="ce1">
            <text:p>0.652524222</text:p>
          </table:table-cell>
          <table:table-cell office:value-type="float" office:value="0.65254168555000014" table:style-name="ce1">
            <text:p>0.6525416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8_load</text:p>
          </table:table-cell>
          <table:table-cell office:value-type="float" office:value="3.0775578556000003" table:style-name="ce1">
            <text:p>3.077557856</text:p>
          </table:table-cell>
          <table:table-cell office:value-type="float" office:value="3.1091288477000005" table:style-name="ce1">
            <text:p>3.109128848</text:p>
          </table:table-cell>
          <table:table-cell office:value-type="float" office:value="3.0879396377999999" table:style-name="ce1">
            <text:p>3.087939638</text:p>
          </table:table-cell>
          <table:table-cell office:value-type="float" office:value="3.0650803432" table:style-name="ce1">
            <text:p>3.065080343</text:p>
          </table:table-cell>
          <table:table-cell office:value-type="float" office:value="3.0626232366999999" table:style-name="ce1">
            <text:p>3.062623237</text:p>
          </table:table-cell>
          <table:table-cell office:value-type="float" office:value="3.0996822549000003" table:style-name="ce1">
            <text:p>3.099682255</text:p>
          </table:table-cell>
          <table:table-cell office:value-type="float" office:value="3.1112272594000001" table:style-name="ce1">
            <text:p>3.111227259</text:p>
          </table:table-cell>
          <table:table-cell office:value-type="float" office:value="3.1167537069" table:style-name="ce1">
            <text:p>3.116753707</text:p>
          </table:table-cell>
          <table:table-cell office:value-type="float" office:value="3.1061310671000002" table:style-name="ce1">
            <text:p>3.106131067</text:p>
          </table:table-cell>
          <table:table-cell office:value-type="float" office:value="3.0930860439000001" table:style-name="ce1">
            <text:p>3.093086044</text:p>
          </table:table-cell>
          <table:table-cell office:value-type="float" office:value="3.0638121022000004" table:style-name="ce1">
            <text:p>3.063812102</text:p>
          </table:table-cell>
          <table:table-cell office:value-type="float" office:value="3.0719476926000002" table:style-name="ce1">
            <text:p>3.071947693</text:p>
          </table:table-cell>
          <table:table-cell office:value-type="float" office:value="3.0788755136999999" table:style-name="ce1">
            <text:p>3.078875514</text:p>
          </table:table-cell>
          <table:table-cell office:value-type="float" office:value="3.1089974386999999" table:style-name="ce1">
            <text:p>3.108997439</text:p>
          </table:table-cell>
          <table:table-cell office:value-type="float" office:value="3.1927105548000001" table:style-name="ce1">
            <text:p>3.192710555</text:p>
          </table:table-cell>
          <table:table-cell office:value-type="float" office:value="3.1928744084000007" table:style-name="ce1">
            <text:p>3.192874408</text:p>
          </table:table-cell>
          <table:table-cell office:value-type="float" office:value="3.1823541027000006" table:style-name="ce1">
            <text:p>3.182354103</text:p>
          </table:table-cell>
          <table:table-cell office:value-type="float" office:value="3.1227719353000003" table:style-name="ce1">
            <text:p>3.122771935</text:p>
          </table:table-cell>
          <table:table-cell office:value-type="float" office:value="3.1120348280000001" table:style-name="ce1">
            <text:p>3.112034828</text:p>
          </table:table-cell>
          <table:table-cell office:value-type="float" office:value="3.1121181157000004" table:style-name="ce1">
            <text:p>3.11211811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29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0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1_load</text:p>
          </table:table-cell>
          <table:table-cell office:value-type="float" office:value="0.37724990487999999" table:style-name="ce1">
            <text:p>0.377249905</text:p>
          </table:table-cell>
          <table:table-cell office:value-type="float" office:value="0.38111989746000002" table:style-name="ce1">
            <text:p>0.381119897</text:p>
          </table:table-cell>
          <table:table-cell office:value-type="float" office:value="0.37852251043999996" table:style-name="ce1">
            <text:p>0.37852251</text:p>
          </table:table-cell>
          <table:table-cell office:value-type="float" office:value="0.37572040335999995" table:style-name="ce1">
            <text:p>0.375720403</text:p>
          </table:table-cell>
          <table:table-cell office:value-type="float" office:value="0.37541920965999998" table:style-name="ce1">
            <text:p>0.37541921</text:p>
          </table:table-cell>
          <table:table-cell office:value-type="float" office:value="0.37996192801999995" table:style-name="ce1">
            <text:p>0.379961928</text:p>
          </table:table-cell>
          <table:table-cell office:value-type="float" office:value="0.38137712211999997" table:style-name="ce1">
            <text:p>0.381377122</text:p>
          </table:table-cell>
          <table:table-cell office:value-type="float" office:value="0.38205455761999996" table:style-name="ce1">
            <text:p>0.382054558</text:p>
          </table:table-cell>
          <table:table-cell office:value-type="float" office:value="0.38075242757999994" table:style-name="ce1">
            <text:p>0.380752428</text:p>
          </table:table-cell>
          <table:table-cell office:value-type="float" office:value="0.37915336021999996" table:style-name="ce1">
            <text:p>0.37915336</text:p>
          </table:table-cell>
          <table:table-cell office:value-type="float" office:value="0.37556494155999998" table:style-name="ce1">
            <text:p>0.375564942</text:p>
          </table:table-cell>
          <table:table-cell office:value-type="float" office:value="0.37656220747999997" table:style-name="ce1">
            <text:p>0.376562207</text:p>
          </table:table-cell>
          <table:table-cell office:value-type="float" office:value="0.37741142425999996" table:style-name="ce1">
            <text:p>0.377411424</text:p>
          </table:table-cell>
          <table:table-cell office:value-type="float" office:value="0.38110378925999994" table:style-name="ce1">
            <text:p>0.381103789</text:p>
          </table:table-cell>
          <table:table-cell office:value-type="float" office:value="0.39136539703999995" table:style-name="ce1">
            <text:p>0.391365397</text:p>
          </table:table-cell>
          <table:table-cell office:value-type="float" office:value="0.39138548232000003" table:style-name="ce1">
            <text:p>0.391385482</text:p>
          </table:table-cell>
          <table:table-cell office:value-type="float" office:value="0.39009589646000004" table:style-name="ce1">
            <text:p>0.390095896</text:p>
          </table:table-cell>
          <table:table-cell office:value-type="float" office:value="0.38279227593999998" table:style-name="ce1">
            <text:p>0.382792276</text:p>
          </table:table-cell>
          <table:table-cell office:value-type="float" office:value="0.38147611439999995" table:style-name="ce1">
            <text:p>0.381476114</text:p>
          </table:table-cell>
          <table:table-cell office:value-type="float" office:value="0.38148632386000003" table:style-name="ce1">
            <text:p>0.3814863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2_load</text:p>
          </table:table-cell>
          <table:table-cell office:value-type="float" office:value="0.45667072696" table:style-name="ce1">
            <text:p>0.456670727</text:p>
          </table:table-cell>
          <table:table-cell office:value-type="float" office:value="0.46135545482000001" table:style-name="ce1">
            <text:p>0.461355455</text:p>
          </table:table-cell>
          <table:table-cell office:value-type="float" office:value="0.45821124947999997" table:style-name="ce1">
            <text:p>0.458211249</text:p>
          </table:table-cell>
          <table:table-cell office:value-type="float" office:value="0.45481922512" table:style-name="ce1">
            <text:p>0.454819225</text:p>
          </table:table-cell>
          <table:table-cell office:value-type="float" office:value="0.45445462221999999" table:style-name="ce1">
            <text:p>0.454454622</text:p>
          </table:table-cell>
          <table:table-cell office:value-type="float" office:value="0.45995370233999999" table:style-name="ce1">
            <text:p>0.459953702</text:p>
          </table:table-cell>
          <table:table-cell office:value-type="float" office:value="0.46166683203999997" table:style-name="ce1">
            <text:p>0.461666832</text:p>
          </table:table-cell>
          <table:table-cell office:value-type="float" office:value="0.46248688553999995" table:style-name="ce1">
            <text:p>0.462486886</text:p>
          </table:table-cell>
          <table:table-cell office:value-type="float" office:value="0.46091062285999995" table:style-name="ce1">
            <text:p>0.460910623</text:p>
          </table:table-cell>
          <table:table-cell office:value-type="float" office:value="0.45897490973999999" table:style-name="ce1">
            <text:p>0.45897491</text:p>
          </table:table-cell>
          <table:table-cell office:value-type="float" office:value="0.45463103451999998" table:style-name="ce1">
            <text:p>0.454631035</text:p>
          </table:table-cell>
          <table:table-cell office:value-type="float" office:value="0.45583825115999999" table:style-name="ce1">
            <text:p>0.455838251</text:p>
          </table:table-cell>
          <table:table-cell office:value-type="float" office:value="0.45686625041999995" table:style-name="ce1">
            <text:p>0.45686625</text:p>
          </table:table-cell>
          <table:table-cell office:value-type="float" office:value="0.46133595541999994" table:style-name="ce1">
            <text:p>0.461335955</text:p>
          </table:table-cell>
          <table:table-cell office:value-type="float" office:value="0.47375790167999998" table:style-name="ce1">
            <text:p>0.473757902</text:p>
          </table:table-cell>
          <table:table-cell office:value-type="float" office:value="0.47378221544000004" table:style-name="ce1">
            <text:p>0.473782215</text:p>
          </table:table-cell>
          <table:table-cell office:value-type="float" office:value="0.47222113782000003" table:style-name="ce1">
            <text:p>0.472221138</text:p>
          </table:table-cell>
          <table:table-cell office:value-type="float" office:value="0.46337991298000003" table:style-name="ce1">
            <text:p>0.463379913</text:p>
          </table:table-cell>
          <table:table-cell office:value-type="float" office:value="0.46178666479999997" table:style-name="ce1">
            <text:p>0.461786665</text:p>
          </table:table-cell>
          <table:table-cell office:value-type="float" office:value="0.46179902362000003" table:style-name="ce1">
            <text:p>0.4617990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3_load</text:p>
          </table:table-cell>
          <table:table-cell office:value-type="float" office:value="9.9277027600000012E-2" table:style-name="ce1">
            <text:p>0.099277028</text:p>
          </table:table-cell>
          <table:table-cell office:value-type="float" office:value="0.10029544670000001" table:style-name="ce1">
            <text:p>0.100295447</text:p>
          </table:table-cell>
          <table:table-cell office:value-type="float" office:value="9.9611923800000002E-2" table:style-name="ce1">
            <text:p>0.099611924</text:p>
          </table:table-cell>
          <table:table-cell office:value-type="float" office:value="9.8874527200000006E-2" table:style-name="ce1">
            <text:p>0.098874527</text:p>
          </table:table-cell>
          <table:table-cell office:value-type="float" office:value="9.8795265699999996E-2" table:style-name="ce1">
            <text:p>0.098795266</text:p>
          </table:table-cell>
          <table:table-cell office:value-type="float" office:value="9.9990717899999998E-2" table:style-name="ce1">
            <text:p>0.099990718</text:p>
          </table:table-cell>
          <table:table-cell office:value-type="float" office:value="0.1003631374" table:style-name="ce1">
            <text:p>0.100363137</text:p>
          </table:table-cell>
          <table:table-cell office:value-type="float" office:value="0.1005414099" table:style-name="ce1">
            <text:p>0.10054141</text:p>
          </table:table-cell>
          <table:table-cell office:value-type="float" office:value="0.1001987441" table:style-name="ce1">
            <text:p>0.100198744</text:p>
          </table:table-cell>
          <table:table-cell office:value-type="float" office:value="9.9777936900000003E-2" table:style-name="ce1">
            <text:p>0.099777937</text:p>
          </table:table-cell>
          <table:table-cell office:value-type="float" office:value="9.8833616200000002E-2" table:style-name="ce1">
            <text:p>0.098833616</text:p>
          </table:table-cell>
          <table:table-cell office:value-type="float" office:value="9.9096054600000011E-2" table:style-name="ce1">
            <text:p>0.099096055</text:p>
          </table:table-cell>
          <table:table-cell office:value-type="float" office:value="9.9319532700000004E-2" table:style-name="ce1">
            <text:p>0.099319533</text:p>
          </table:table-cell>
          <table:table-cell office:value-type="float" office:value="0.1002912077" table:style-name="ce1">
            <text:p>0.100291208</text:p>
          </table:table-cell>
          <table:table-cell office:value-type="float" office:value="0.1029916308" table:style-name="ce1">
            <text:p>0.102991631</text:p>
          </table:table-cell>
          <table:table-cell office:value-type="float" office:value="0.10299691640000001" table:style-name="ce1">
            <text:p>0.102996916</text:p>
          </table:table-cell>
          <table:table-cell office:value-type="float" office:value="0.10265755170000002" table:style-name="ce1">
            <text:p>0.102657552</text:p>
          </table:table-cell>
          <table:table-cell office:value-type="float" office:value="0.10073554630000001" table:style-name="ce1">
            <text:p>0.100735546</text:p>
          </table:table-cell>
          <table:table-cell office:value-type="float" office:value="0.100389188" table:style-name="ce1">
            <text:p>0.100389188</text:p>
          </table:table-cell>
          <table:table-cell office:value-type="float" office:value="0.10039187470000002" table:style-name="ce1">
            <text:p>0.10039187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4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5_load</text:p>
          </table:table-cell>
          <table:table-cell office:value-type="float" office:value="2.4819016900000004" table:style-name="ce1">
            <text:p>2.48190169</text:p>
          </table:table-cell>
          <table:table-cell office:value-type="float" office:value="2.5073621675000002" table:style-name="ce1">
            <text:p>2.507362168</text:p>
          </table:table-cell>
          <table:table-cell office:value-type="float" office:value="2.4902740950000002" table:style-name="ce1">
            <text:p>2.490274095</text:p>
          </table:table-cell>
          <table:table-cell office:value-type="float" office:value="2.4718391799999999" table:style-name="ce1">
            <text:p>2.47183918</text:p>
          </table:table-cell>
          <table:table-cell office:value-type="float" office:value="2.4698576425000001" table:style-name="ce1">
            <text:p>2.469857643</text:p>
          </table:table-cell>
          <table:table-cell office:value-type="float" office:value="2.4997439474999998" table:style-name="ce1">
            <text:p>2.499743948</text:p>
          </table:table-cell>
          <table:table-cell office:value-type="float" office:value="2.5090544349999999" table:style-name="ce1">
            <text:p>2.509054435</text:p>
          </table:table-cell>
          <table:table-cell office:value-type="float" office:value="2.5135112474999999" table:style-name="ce1">
            <text:p>2.513511248</text:p>
          </table:table-cell>
          <table:table-cell office:value-type="float" office:value="2.5049446025000002" table:style-name="ce1">
            <text:p>2.504944603</text:p>
          </table:table-cell>
          <table:table-cell office:value-type="float" office:value="2.4944244225000003" table:style-name="ce1">
            <text:p>2.494424423</text:p>
          </table:table-cell>
          <table:table-cell office:value-type="float" office:value="2.4708164050000003" table:style-name="ce1">
            <text:p>2.470816405</text:p>
          </table:table-cell>
          <table:table-cell office:value-type="float" office:value="2.4773773650000002" table:style-name="ce1">
            <text:p>2.477377365</text:p>
          </table:table-cell>
          <table:table-cell office:value-type="float" office:value="2.4829643175" table:style-name="ce1">
            <text:p>2.482964318</text:p>
          </table:table-cell>
          <table:table-cell office:value-type="float" office:value="2.5072561924999999" table:style-name="ce1">
            <text:p>2.507256193</text:p>
          </table:table-cell>
          <table:table-cell office:value-type="float" office:value="2.5747667700000001" table:style-name="ce1">
            <text:p>2.57476677</text:p>
          </table:table-cell>
          <table:table-cell office:value-type="float" office:value="2.5748989100000004" table:style-name="ce1">
            <text:p>2.57489891</text:p>
          </table:table-cell>
          <table:table-cell office:value-type="float" office:value="2.5664147925000003" table:style-name="ce1">
            <text:p>2.566414793</text:p>
          </table:table-cell>
          <table:table-cell office:value-type="float" office:value="2.5183646575000003" table:style-name="ce1">
            <text:p>2.518364658</text:p>
          </table:table-cell>
          <table:table-cell office:value-type="float" office:value="2.5097057" table:style-name="ce1">
            <text:p>2.5097057</text:p>
          </table:table-cell>
          <table:table-cell office:value-type="float" office:value="2.5097728675000006" table:style-name="ce1">
            <text:p>2.50977286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7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39_load</text:p>
          </table:table-cell>
          <table:table-cell office:value-type="float" office:value="0.92326805668000012" table:style-name="ce1">
            <text:p>0.923268057</text:p>
          </table:table-cell>
          <table:table-cell office:value-type="float" office:value="0.9327393543100001" table:style-name="ce1">
            <text:p>0.932739354</text:p>
          </table:table-cell>
          <table:table-cell office:value-type="float" office:value="0.92638259134000001" table:style-name="ce1">
            <text:p>0.926382591</text:p>
          </table:table-cell>
          <table:table-cell office:value-type="float" office:value="0.91952480296000005" table:style-name="ce1">
            <text:p>0.919524803</text:p>
          </table:table-cell>
          <table:table-cell office:value-type="float" office:value="0.91878767101000003" table:style-name="ce1">
            <text:p>0.918787671</text:p>
          </table:table-cell>
          <table:table-cell office:value-type="float" office:value="0.92990537647000004" table:style-name="ce1">
            <text:p>0.929905376</text:p>
          </table:table-cell>
          <table:table-cell office:value-type="float" office:value="0.93336887782" table:style-name="ce1">
            <text:p>0.933368878</text:p>
          </table:table-cell>
          <table:table-cell office:value-type="float" office:value="0.93502681207000005" table:style-name="ce1">
            <text:p>0.935026812</text:p>
          </table:table-cell>
          <table:table-cell office:value-type="float" office:value="0.93184002013" table:style-name="ce1">
            <text:p>0.93184002</text:p>
          </table:table-cell>
          <table:table-cell office:value-type="float" office:value="0.92792651317000008" table:style-name="ce1">
            <text:p>0.927926513</text:p>
          </table:table-cell>
          <table:table-cell office:value-type="float" office:value="0.91914433066000012" table:style-name="ce1">
            <text:p>0.919144331</text:p>
          </table:table-cell>
          <table:table-cell office:value-type="float" office:value="0.92158500778000008" table:style-name="ce1">
            <text:p>0.921585008</text:p>
          </table:table-cell>
          <table:table-cell office:value-type="float" office:value="0.92366335411" table:style-name="ce1">
            <text:p>0.923663354</text:p>
          </table:table-cell>
          <table:table-cell office:value-type="float" office:value="0.93269993160999998" table:style-name="ce1">
            <text:p>0.932699932</text:p>
          </table:table-cell>
          <table:table-cell office:value-type="float" office:value="0.95781386643999999" table:style-name="ce1">
            <text:p>0.957813866</text:p>
          </table:table-cell>
          <table:table-cell office:value-type="float" office:value="0.95786302252000022" table:style-name="ce1">
            <text:p>0.957863023</text:p>
          </table:table-cell>
          <table:table-cell office:value-type="float" office:value="0.95470693081000013" table:style-name="ce1">
            <text:p>0.954706931</text:p>
          </table:table-cell>
          <table:table-cell office:value-type="float" office:value="0.93683228059000012" table:style-name="ce1">
            <text:p>0.936832281</text:p>
          </table:table-cell>
          <table:table-cell office:value-type="float" office:value="0.93361114840000003" table:style-name="ce1">
            <text:p>0.933611148</text:p>
          </table:table-cell>
          <table:table-cell office:value-type="float" office:value="0.93363613471000018" table:style-name="ce1">
            <text:p>0.9336361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0_load</text:p>
          </table:table-cell>
          <table:table-cell office:value-type="float" office:value="0.71975220010000007" table:style-name="ce1">
            <text:p>0.7197522</text:p>
          </table:table-cell>
          <table:table-cell office:value-type="float" office:value="0.72713573857500002" table:style-name="ce1">
            <text:p>0.727135739</text:p>
          </table:table-cell>
          <table:table-cell office:value-type="float" office:value="0.72218019754999996" table:style-name="ce1">
            <text:p>0.722180198</text:p>
          </table:table-cell>
          <table:table-cell office:value-type="float" office:value="0.71683407220000006" table:style-name="ce1">
            <text:p>0.716834072</text:p>
          </table:table-cell>
          <table:table-cell office:value-type="float" office:value="0.71625942632499995" table:style-name="ce1">
            <text:p>0.716259426</text:p>
          </table:table-cell>
          <table:table-cell office:value-type="float" office:value="0.72492645477499995" table:style-name="ce1">
            <text:p>0.724926455</text:p>
          </table:table-cell>
          <table:table-cell office:value-type="float" office:value="0.72762649614999997" table:style-name="ce1">
            <text:p>0.727626496</text:p>
          </table:table-cell>
          <table:table-cell office:value-type="float" office:value="0.72891897177499998" table:style-name="ce1">
            <text:p>0.728918972</text:p>
          </table:table-cell>
          <table:table-cell office:value-type="float" office:value="0.72643464472499997" table:style-name="ce1">
            <text:p>0.726434645</text:p>
          </table:table-cell>
          <table:table-cell office:value-type="float" office:value="0.72338379252500007" table:style-name="ce1">
            <text:p>0.723383793</text:p>
          </table:table-cell>
          <table:table-cell office:value-type="float" office:value="0.71653746745000002" table:style-name="ce1">
            <text:p>0.716537467</text:p>
          </table:table-cell>
          <table:table-cell office:value-type="float" office:value="0.71844014585000004" table:style-name="ce1">
            <text:p>0.718440146</text:p>
          </table:table-cell>
          <table:table-cell office:value-type="float" office:value="0.72006036207500002" table:style-name="ce1">
            <text:p>0.720060362</text:p>
          </table:table-cell>
          <table:table-cell office:value-type="float" office:value="0.72710500582499993" table:style-name="ce1">
            <text:p>0.727105006</text:p>
          </table:table-cell>
          <table:table-cell office:value-type="float" office:value="0.74668307329999994" table:style-name="ce1">
            <text:p>0.746683073</text:p>
          </table:table-cell>
          <table:table-cell office:value-type="float" office:value="0.74672139390000003" table:style-name="ce1">
            <text:p>0.746721394</text:p>
          </table:table-cell>
          <table:table-cell office:value-type="float" office:value="0.74426099982500005" table:style-name="ce1">
            <text:p>0.744261</text:p>
          </table:table-cell>
          <table:table-cell office:value-type="float" office:value="0.73032646067500007" table:style-name="ce1">
            <text:p>0.730326461</text:p>
          </table:table-cell>
          <table:table-cell office:value-type="float" office:value="0.72781536300000005" table:style-name="ce1">
            <text:p>0.727815363</text:p>
          </table:table-cell>
          <table:table-cell office:value-type="float" office:value="0.72783484157500011" table:style-name="ce1">
            <text:p>0.7278348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1_load</text:p>
          </table:table-cell>
          <table:table-cell office:value-type="float" office:value="0.42688791867999998" table:style-name="ce1">
            <text:p>0.426887919</text:p>
          </table:table-cell>
          <table:table-cell office:value-type="float" office:value="0.43126712081000002" table:style-name="ce1">
            <text:p>0.431267121</text:p>
          </table:table-cell>
          <table:table-cell office:value-type="float" office:value="0.42832797233999997" table:style-name="ce1">
            <text:p>0.428327972</text:p>
          </table:table-cell>
          <table:table-cell office:value-type="float" office:value="0.42515716695999994" table:style-name="ce1">
            <text:p>0.425157167</text:p>
          </table:table-cell>
          <table:table-cell office:value-type="float" office:value="0.42481634250999994" table:style-name="ce1">
            <text:p>0.424816343</text:p>
          </table:table-cell>
          <table:table-cell office:value-type="float" office:value="0.42995678696999995" table:style-name="ce1">
            <text:p>0.429956787</text:p>
          </table:table-cell>
          <table:table-cell office:value-type="float" office:value="0.43155819081999997" table:style-name="ce1">
            <text:p>0.431558191</text:p>
          </table:table-cell>
          <table:table-cell office:value-type="float" office:value="0.43232476256999997" table:style-name="ce1">
            <text:p>0.432324763</text:p>
          </table:table-cell>
          <table:table-cell office:value-type="float" office:value="0.43085129962999996" table:style-name="ce1">
            <text:p>0.4308513</text:p>
          </table:table-cell>
          <table:table-cell office:value-type="float" office:value="0.42904182866999996" table:style-name="ce1">
            <text:p>0.429041829</text:p>
          </table:table-cell>
          <table:table-cell office:value-type="float" office:value="0.42498124965999995" table:style-name="ce1">
            <text:p>0.42498125</text:p>
          </table:table-cell>
          <table:table-cell office:value-type="float" office:value="0.42610973477999997" table:style-name="ce1">
            <text:p>0.426109735</text:p>
          </table:table-cell>
          <table:table-cell office:value-type="float" office:value="0.42707069060999997" table:style-name="ce1">
            <text:p>0.427070691</text:p>
          </table:table-cell>
          <table:table-cell office:value-type="float" office:value="0.43124889310999992" table:style-name="ce1">
            <text:p>0.431248893</text:p>
          </table:table-cell>
          <table:table-cell office:value-type="float" office:value="0.44286071243999992" table:style-name="ce1">
            <text:p>0.442860712</text:p>
          </table:table-cell>
          <table:table-cell office:value-type="float" office:value="0.44288344052" table:style-name="ce1">
            <text:p>0.442883441</text:p>
          </table:table-cell>
          <table:table-cell office:value-type="float" office:value="0.44142417231000003" table:style-name="ce1">
            <text:p>0.441424172</text:p>
          </table:table-cell>
          <table:table-cell office:value-type="float" office:value="0.43315954908999998" table:style-name="ce1">
            <text:p>0.433159549</text:p>
          </table:table-cell>
          <table:table-cell office:value-type="float" office:value="0.43167020839999998" table:style-name="ce1">
            <text:p>0.431670208</text:p>
          </table:table-cell>
          <table:table-cell office:value-type="float" office:value="0.43168176121000001" table:style-name="ce1">
            <text:p>0.43168176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2_load</text:p>
          </table:table-cell>
          <table:table-cell office:value-type="float" office:value="2.1840736072000002" table:style-name="ce1">
            <text:p>2.184073607</text:p>
          </table:table-cell>
          <table:table-cell office:value-type="float" office:value="2.2064788274000007" table:style-name="ce1">
            <text:p>2.206478827</text:p>
          </table:table-cell>
          <table:table-cell office:value-type="float" office:value="2.1914413236000003" table:style-name="ce1">
            <text:p>2.191441324</text:p>
          </table:table-cell>
          <table:table-cell office:value-type="float" office:value="2.1752185984000003" table:style-name="ce1">
            <text:p>2.175218598</text:p>
          </table:table-cell>
          <table:table-cell office:value-type="float" office:value="2.1734748454000004" table:style-name="ce1">
            <text:p>2.173474845</text:p>
          </table:table-cell>
          <table:table-cell office:value-type="float" office:value="2.1997747938000001" table:style-name="ce1">
            <text:p>2.199774794</text:p>
          </table:table-cell>
          <table:table-cell office:value-type="float" office:value="2.2079680228000003" table:style-name="ce1">
            <text:p>2.207968023</text:p>
          </table:table-cell>
          <table:table-cell office:value-type="float" office:value="2.2118900178000001" table:style-name="ce1">
            <text:p>2.211890018</text:p>
          </table:table-cell>
          <table:table-cell office:value-type="float" office:value="2.2043513702000004" table:style-name="ce1">
            <text:p>2.20435137</text:p>
          </table:table-cell>
          <table:table-cell office:value-type="float" office:value="2.1950936118000004" table:style-name="ce1">
            <text:p>2.195093612</text:p>
          </table:table-cell>
          <table:table-cell office:value-type="float" office:value="2.1743185564000003" table:style-name="ce1">
            <text:p>2.174318556</text:p>
          </table:table-cell>
          <table:table-cell office:value-type="float" office:value="2.1800922012000004" table:style-name="ce1">
            <text:p>2.180092201</text:p>
          </table:table-cell>
          <table:table-cell office:value-type="float" office:value="2.1850087194000003" table:style-name="ce1">
            <text:p>2.185008719</text:p>
          </table:table-cell>
          <table:table-cell office:value-type="float" office:value="2.2063855694000001" table:style-name="ce1">
            <text:p>2.206385569</text:p>
          </table:table-cell>
          <table:table-cell office:value-type="float" office:value="2.2657948776000003" table:style-name="ce1">
            <text:p>2.265794878</text:p>
          </table:table-cell>
          <table:table-cell office:value-type="float" office:value="2.2659111608000004" table:style-name="ce1">
            <text:p>2.265911161</text:p>
          </table:table-cell>
          <table:table-cell office:value-type="float" office:value="2.2584451374000007" table:style-name="ce1">
            <text:p>2.258445137</text:p>
          </table:table-cell>
          <table:table-cell office:value-type="float" office:value="2.2161610186000003" table:style-name="ce1">
            <text:p>2.216161019</text:p>
          </table:table-cell>
          <table:table-cell office:value-type="float" office:value="2.2085411360000005" table:style-name="ce1">
            <text:p>2.208541136</text:p>
          </table:table-cell>
          <table:table-cell office:value-type="float" office:value="2.2086002434000007" table:style-name="ce1">
            <text:p>2.20860024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3_load</text:p>
          </table:table-cell>
          <table:table-cell office:value-type="float" office:value="2.2833496348000004" table:style-name="ce1">
            <text:p>2.283349635</text:p>
          </table:table-cell>
          <table:table-cell office:value-type="float" office:value="2.3067732741000007" table:style-name="ce1">
            <text:p>2.306773274</text:p>
          </table:table-cell>
          <table:table-cell office:value-type="float" office:value="2.2910522474000001" table:style-name="ce1">
            <text:p>2.291052247</text:p>
          </table:table-cell>
          <table:table-cell office:value-type="float" office:value="2.2740921256000002" table:style-name="ce1">
            <text:p>2.274092126</text:p>
          </table:table-cell>
          <table:table-cell office:value-type="float" office:value="2.2722691111000004" table:style-name="ce1">
            <text:p>2.272269111</text:p>
          </table:table-cell>
          <table:table-cell office:value-type="float" office:value="2.2997645117000003" table:style-name="ce1">
            <text:p>2.299764512</text:p>
          </table:table-cell>
          <table:table-cell office:value-type="float" office:value="2.3083301602000001" table:style-name="ce1">
            <text:p>2.30833016</text:p>
          </table:table-cell>
          <table:table-cell office:value-type="float" office:value="2.3124304277000003" table:style-name="ce1">
            <text:p>2.312430428</text:p>
          </table:table-cell>
          <table:table-cell office:value-type="float" office:value="2.3045491143000003" table:style-name="ce1">
            <text:p>2.304549114</text:p>
          </table:table-cell>
          <table:table-cell office:value-type="float" office:value="2.2948705487000005" table:style-name="ce1">
            <text:p>2.294870549</text:p>
          </table:table-cell>
          <table:table-cell office:value-type="float" office:value="2.2731511726000004" table:style-name="ce1">
            <text:p>2.273151173</text:p>
          </table:table-cell>
          <table:table-cell office:value-type="float" office:value="2.2791872558000006" table:style-name="ce1">
            <text:p>2.279187256</text:p>
          </table:table-cell>
          <table:table-cell office:value-type="float" office:value="2.2843272521000002" table:style-name="ce1">
            <text:p>2.284327252</text:p>
          </table:table-cell>
          <table:table-cell office:value-type="float" office:value="2.3066757771000002" table:style-name="ce1">
            <text:p>2.306675777</text:p>
          </table:table-cell>
          <table:table-cell office:value-type="float" office:value="2.3687855084000002" table:style-name="ce1">
            <text:p>2.368785508</text:p>
          </table:table-cell>
          <table:table-cell office:value-type="float" office:value="2.3689070772000007" table:style-name="ce1">
            <text:p>2.368907077</text:p>
          </table:table-cell>
          <table:table-cell office:value-type="float" office:value="2.3611016891000007" table:style-name="ce1">
            <text:p>2.361101689</text:p>
          </table:table-cell>
          <table:table-cell office:value-type="float" office:value="2.3168955649000007" table:style-name="ce1">
            <text:p>2.316895565</text:p>
          </table:table-cell>
          <table:table-cell office:value-type="float" office:value="2.3089293240000006" table:style-name="ce1">
            <text:p>2.308929324</text:p>
          </table:table-cell>
          <table:table-cell office:value-type="float" office:value="2.3089911181000007" table:style-name="ce1">
            <text:p>2.30899111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5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6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7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8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4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0_load</text:p>
          </table:table-cell>
          <table:table-cell office:value-type="float" office:value="1.4891414139999999" table:style-name="ce1">
            <text:p>1.489141414</text:p>
          </table:table-cell>
          <table:table-cell office:value-type="float" office:value="1.5044177005000001" table:style-name="ce1">
            <text:p>1.504417701</text:p>
          </table:table-cell>
          <table:table-cell office:value-type="float" office:value="1.4941648569999999" table:style-name="ce1">
            <text:p>1.494164857</text:p>
          </table:table-cell>
          <table:table-cell office:value-type="float" office:value="1.4831039079999999" table:style-name="ce1">
            <text:p>1.483103908</text:p>
          </table:table-cell>
          <table:table-cell office:value-type="float" office:value="1.4819149854999998" table:style-name="ce1">
            <text:p>1.481914986</text:p>
          </table:table-cell>
          <table:table-cell office:value-type="float" office:value="1.4998467684999999" table:style-name="ce1">
            <text:p>1.499846769</text:p>
          </table:table-cell>
          <table:table-cell office:value-type="float" office:value="1.505433061" table:style-name="ce1">
            <text:p>1.505433061</text:p>
          </table:table-cell>
          <table:table-cell office:value-type="float" office:value="1.5081071484999999" table:style-name="ce1">
            <text:p>1.508107149</text:p>
          </table:table-cell>
          <table:table-cell office:value-type="float" office:value="1.5029671614999998" table:style-name="ce1">
            <text:p>1.502967162</text:p>
          </table:table-cell>
          <table:table-cell office:value-type="float" office:value="1.4966550534999998" table:style-name="ce1">
            <text:p>1.496655054</text:p>
          </table:table-cell>
          <table:table-cell office:value-type="float" office:value="1.482490243" table:style-name="ce1">
            <text:p>1.482490243</text:p>
          </table:table-cell>
          <table:table-cell office:value-type="float" office:value="1.4864268189999998" table:style-name="ce1">
            <text:p>1.486426819</text:p>
          </table:table-cell>
          <table:table-cell office:value-type="float" office:value="1.4897789904999998" table:style-name="ce1">
            <text:p>1.489778991</text:p>
          </table:table-cell>
          <table:table-cell office:value-type="float" office:value="1.5043541154999998" table:style-name="ce1">
            <text:p>1.504354116</text:p>
          </table:table-cell>
          <table:table-cell office:value-type="float" office:value="1.5448604619999997" table:style-name="ce1">
            <text:p>1.544860462</text:p>
          </table:table-cell>
          <table:table-cell office:value-type="float" office:value="1.5449397460000001" table:style-name="ce1">
            <text:p>1.544939746</text:p>
          </table:table-cell>
          <table:table-cell office:value-type="float" office:value="1.5398492755000002" table:style-name="ce1">
            <text:p>1.539849276</text:p>
          </table:table-cell>
          <table:table-cell office:value-type="float" office:value="1.5110191945" table:style-name="ce1">
            <text:p>1.511019195</text:p>
          </table:table-cell>
          <table:table-cell office:value-type="float" office:value="1.50582382" table:style-name="ce1">
            <text:p>1.50582382</text:p>
          </table:table-cell>
          <table:table-cell office:value-type="float" office:value="1.5058641205000001" table:style-name="ce1">
            <text:p>1.50586412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1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2_load</text:p>
          </table:table-cell>
          <table:table-cell office:value-type="float" office:value="0.65522278216000007" table:style-name="ce1">
            <text:p>0.655222782</text:p>
          </table:table-cell>
          <table:table-cell office:value-type="float" office:value="0.66194434822000014" table:style-name="ce1">
            <text:p>0.661944348</text:p>
          </table:table-cell>
          <table:table-cell office:value-type="float" office:value="0.65743309707999997" table:style-name="ce1">
            <text:p>0.657433097</text:p>
          </table:table-cell>
          <table:table-cell office:value-type="float" office:value="0.65256627952000001" table:style-name="ce1">
            <text:p>0.65256628</text:p>
          </table:table-cell>
          <table:table-cell office:value-type="float" office:value="0.65204315361999998" table:style-name="ce1">
            <text:p>0.652043154</text:p>
          </table:table-cell>
          <table:table-cell office:value-type="float" office:value="0.65993313813999999" table:style-name="ce1">
            <text:p>0.659933138</text:p>
          </table:table-cell>
          <table:table-cell office:value-type="float" office:value="0.66239110684000002" table:style-name="ce1">
            <text:p>0.662391107</text:p>
          </table:table-cell>
          <table:table-cell office:value-type="float" office:value="0.66356770533999998" table:style-name="ce1">
            <text:p>0.663567705</text:p>
          </table:table-cell>
          <table:table-cell office:value-type="float" office:value="0.66130611106000003" table:style-name="ce1">
            <text:p>0.661306111</text:p>
          </table:table-cell>
          <table:table-cell office:value-type="float" office:value="0.65852878354000011" table:style-name="ce1">
            <text:p>0.658528784</text:p>
          </table:table-cell>
          <table:table-cell office:value-type="float" office:value="0.65229626692000009" table:style-name="ce1">
            <text:p>0.652296267</text:p>
          </table:table-cell>
          <table:table-cell office:value-type="float" office:value="0.65402836036000001" table:style-name="ce1">
            <text:p>0.65402836</text:p>
          </table:table-cell>
          <table:table-cell office:value-type="float" office:value="0.65550331581999999" table:style-name="ce1">
            <text:p>0.655503316</text:p>
          </table:table-cell>
          <table:table-cell office:value-type="float" office:value="0.66191637081999999" table:style-name="ce1">
            <text:p>0.661916371</text:p>
          </table:table-cell>
          <table:table-cell office:value-type="float" office:value="0.67973916328000006" table:style-name="ce1">
            <text:p>0.679739163</text:p>
          </table:table-cell>
          <table:table-cell office:value-type="float" office:value="0.67977404824000009" table:style-name="ce1">
            <text:p>0.679774048</text:p>
          </table:table-cell>
          <table:table-cell office:value-type="float" office:value="0.67753424122000017" table:style-name="ce1">
            <text:p>0.677534241</text:p>
          </table:table-cell>
          <table:table-cell office:value-type="float" office:value="0.66484900558000004" table:style-name="ce1">
            <text:p>0.664849006</text:p>
          </table:table-cell>
          <table:table-cell office:value-type="float" office:value="0.66256304080000006" table:style-name="ce1">
            <text:p>0.662563041</text:p>
          </table:table-cell>
          <table:table-cell office:value-type="float" office:value="0.66258077302000018" table:style-name="ce1">
            <text:p>0.66258077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3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4_load</text:p>
          </table:table-cell>
          <table:table-cell office:value-type="float" office:value="1.3898653864000001" table:style-name="ce1">
            <text:p>1.389865386</text:p>
          </table:table-cell>
          <table:table-cell office:value-type="float" office:value="1.4041232538000001" table:style-name="ce1">
            <text:p>1.404123254</text:p>
          </table:table-cell>
          <table:table-cell office:value-type="float" office:value="1.3945539331999999" table:style-name="ce1">
            <text:p>1.394553933</text:p>
          </table:table-cell>
          <table:table-cell office:value-type="float" office:value="1.3842303808" table:style-name="ce1">
            <text:p>1.384230381</text:p>
          </table:table-cell>
          <table:table-cell office:value-type="float" office:value="1.3831207198" table:style-name="ce1">
            <text:p>1.38312072</text:p>
          </table:table-cell>
          <table:table-cell office:value-type="float" office:value="1.3998570506000001" table:style-name="ce1">
            <text:p>1.399857051</text:p>
          </table:table-cell>
          <table:table-cell office:value-type="float" office:value="1.4050709236000001" table:style-name="ce1">
            <text:p>1.405070924</text:p>
          </table:table-cell>
          <table:table-cell office:value-type="float" office:value="1.4075667385999999" table:style-name="ce1">
            <text:p>1.407566739</text:p>
          </table:table-cell>
          <table:table-cell office:value-type="float" office:value="1.4027694174000001" table:style-name="ce1">
            <text:p>1.402769417</text:p>
          </table:table-cell>
          <table:table-cell office:value-type="float" office:value="1.3968781166000002" table:style-name="ce1">
            <text:p>1.396878117</text:p>
          </table:table-cell>
          <table:table-cell office:value-type="float" office:value="1.3836576268" table:style-name="ce1">
            <text:p>1.383657627</text:p>
          </table:table-cell>
          <table:table-cell office:value-type="float" office:value="1.3873317644000001" table:style-name="ce1">
            <text:p>1.387331764</text:p>
          </table:table-cell>
          <table:table-cell office:value-type="float" office:value="1.3904604577999999" table:style-name="ce1">
            <text:p>1.390460458</text:p>
          </table:table-cell>
          <table:table-cell office:value-type="float" office:value="1.4040639077999999" table:style-name="ce1">
            <text:p>1.404063908</text:p>
          </table:table-cell>
          <table:table-cell office:value-type="float" office:value="1.4418698312" table:style-name="ce1">
            <text:p>1.441869831</text:p>
          </table:table-cell>
          <table:table-cell office:value-type="float" office:value="1.4419438296000002" table:style-name="ce1">
            <text:p>1.44194383</text:p>
          </table:table-cell>
          <table:table-cell office:value-type="float" office:value="1.4371927238000002" table:style-name="ce1">
            <text:p>1.437192724</text:p>
          </table:table-cell>
          <table:table-cell office:value-type="float" office:value="1.4102846482000002" table:style-name="ce1">
            <text:p>1.410284648</text:p>
          </table:table-cell>
          <table:table-cell office:value-type="float" office:value="1.4054356320000001" table:style-name="ce1">
            <text:p>1.405435632</text:p>
          </table:table-cell>
          <table:table-cell office:value-type="float" office:value="1.4054732458000001" table:style-name="ce1">
            <text:p>1.40547324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5_load</text:p>
          </table:table-cell>
          <table:table-cell office:value-type="float" office:value="0.29782908279999998" table:style-name="ce1">
            <text:p>0.297829083</text:p>
          </table:table-cell>
          <table:table-cell office:value-type="float" office:value="0.30088434009999998" table:style-name="ce1">
            <text:p>0.30088434</text:p>
          </table:table-cell>
          <table:table-cell office:value-type="float" office:value="0.29883377139999995" table:style-name="ce1">
            <text:p>0.298833771</text:p>
          </table:table-cell>
          <table:table-cell office:value-type="float" office:value="0.29662158159999996" table:style-name="ce1">
            <text:p>0.296621582</text:p>
          </table:table-cell>
          <table:table-cell office:value-type="float" office:value="0.29638379709999996" table:style-name="ce1">
            <text:p>0.296383797</text:p>
          </table:table-cell>
          <table:table-cell office:value-type="float" office:value="0.29997015369999996" table:style-name="ce1">
            <text:p>0.299970154</text:p>
          </table:table-cell>
          <table:table-cell office:value-type="float" office:value="0.30108741219999996" table:style-name="ce1">
            <text:p>0.301087412</text:p>
          </table:table-cell>
          <table:table-cell office:value-type="float" office:value="0.30162222969999997" table:style-name="ce1">
            <text:p>0.30162223</text:p>
          </table:table-cell>
          <table:table-cell office:value-type="float" office:value="0.30059423229999993" table:style-name="ce1">
            <text:p>0.300594232</text:p>
          </table:table-cell>
          <table:table-cell office:value-type="float" office:value="0.29933181069999998" table:style-name="ce1">
            <text:p>0.299331811</text:p>
          </table:table-cell>
          <table:table-cell office:value-type="float" office:value="0.29649884859999998" table:style-name="ce1">
            <text:p>0.296498849</text:p>
          </table:table-cell>
          <table:table-cell office:value-type="float" office:value="0.29728616379999995" table:style-name="ce1">
            <text:p>0.297286164</text:p>
          </table:table-cell>
          <table:table-cell office:value-type="float" office:value="0.29795659809999997" table:style-name="ce1">
            <text:p>0.297956598</text:p>
          </table:table-cell>
          <table:table-cell office:value-type="float" office:value="0.30087162309999993" table:style-name="ce1">
            <text:p>0.300871623</text:p>
          </table:table-cell>
          <table:table-cell office:value-type="float" office:value="0.30897289239999992" table:style-name="ce1">
            <text:p>0.308972892</text:p>
          </table:table-cell>
          <table:table-cell office:value-type="float" office:value="0.30898874919999997" table:style-name="ce1">
            <text:p>0.308988749</text:p>
          </table:table-cell>
          <table:table-cell office:value-type="float" office:value="0.30797065509999999" table:style-name="ce1">
            <text:p>0.307970655</text:p>
          </table:table-cell>
          <table:table-cell office:value-type="float" office:value="0.30220463889999999" table:style-name="ce1">
            <text:p>0.302204639</text:p>
          </table:table-cell>
          <table:table-cell office:value-type="float" office:value="0.30116556399999994" table:style-name="ce1">
            <text:p>0.301165564</text:p>
          </table:table-cell>
          <table:table-cell office:value-type="float" office:value="0.30117362409999998" table:style-name="ce1">
            <text:p>0.30117362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6_load</text:p>
          </table:table-cell>
          <table:table-cell office:value-type="float" office:value="1.1913133311999999" table:style-name="ce1">
            <text:p>1.191313331</text:p>
          </table:table-cell>
          <table:table-cell office:value-type="float" office:value="1.2035343603999999" table:style-name="ce1">
            <text:p>1.20353436</text:p>
          </table:table-cell>
          <table:table-cell office:value-type="float" office:value="1.1953320855999998" table:style-name="ce1">
            <text:p>1.195332086</text:p>
          </table:table-cell>
          <table:table-cell office:value-type="float" office:value="1.1864833263999999" table:style-name="ce1">
            <text:p>1.186483326</text:p>
          </table:table-cell>
          <table:table-cell office:value-type="float" office:value="1.1855321883999999" table:style-name="ce1">
            <text:p>1.185532188</text:p>
          </table:table-cell>
          <table:table-cell office:value-type="float" office:value="1.1998776147999999" table:style-name="ce1">
            <text:p>1.199877615</text:p>
          </table:table-cell>
          <table:table-cell office:value-type="float" office:value="1.2043466487999999" table:style-name="ce1">
            <text:p>1.204346649</text:p>
          </table:table-cell>
          <table:table-cell office:value-type="float" office:value="1.2064859187999999" table:style-name="ce1">
            <text:p>1.206485919</text:p>
          </table:table-cell>
          <table:table-cell office:value-type="float" office:value="1.2023739291999997" table:style-name="ce1">
            <text:p>1.202373929</text:p>
          </table:table-cell>
          <table:table-cell office:value-type="float" office:value="1.1973242427999999" table:style-name="ce1">
            <text:p>1.197324243</text:p>
          </table:table-cell>
          <table:table-cell office:value-type="float" office:value="1.1859923943999999" table:style-name="ce1">
            <text:p>1.185992394</text:p>
          </table:table-cell>
          <table:table-cell office:value-type="float" office:value="1.1891416551999998" table:style-name="ce1">
            <text:p>1.189141655</text:p>
          </table:table-cell>
          <table:table-cell office:value-type="float" office:value="1.1918233923999999" table:style-name="ce1">
            <text:p>1.191823392</text:p>
          </table:table-cell>
          <table:table-cell office:value-type="float" office:value="1.2034834923999997" table:style-name="ce1">
            <text:p>1.203483492</text:p>
          </table:table-cell>
          <table:table-cell office:value-type="float" office:value="1.2358885695999997" table:style-name="ce1">
            <text:p>1.23588857</text:p>
          </table:table-cell>
          <table:table-cell office:value-type="float" office:value="1.2359519967999999" table:style-name="ce1">
            <text:p>1.235951997</text:p>
          </table:table-cell>
          <table:table-cell office:value-type="float" office:value="1.2318796204" table:style-name="ce1">
            <text:p>1.23187962</text:p>
          </table:table-cell>
          <table:table-cell office:value-type="float" office:value="1.2088155556" table:style-name="ce1">
            <text:p>1.208815556</text:p>
          </table:table-cell>
          <table:table-cell office:value-type="float" office:value="1.2046592559999998" table:style-name="ce1">
            <text:p>1.204659256</text:p>
          </table:table-cell>
          <table:table-cell office:value-type="float" office:value="1.2046914964" table:style-name="ce1">
            <text:p>1.20469149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7_load</text:p>
          </table:table-cell>
          <table:table-cell office:value-type="float" office:value="2.6804537452000003" table:style-name="ce1">
            <text:p>2.680453745</text:p>
          </table:table-cell>
          <table:table-cell office:value-type="float" office:value="2.7079510609000006" table:style-name="ce1">
            <text:p>2.707951061</text:p>
          </table:table-cell>
          <table:table-cell office:value-type="float" office:value="2.6894959426000002" table:style-name="ce1">
            <text:p>2.689495943</text:p>
          </table:table-cell>
          <table:table-cell office:value-type="float" office:value="2.6695862344000001" table:style-name="ce1">
            <text:p>2.669586234</text:p>
          </table:table-cell>
          <table:table-cell office:value-type="float" office:value="2.6674461739000002" table:style-name="ce1">
            <text:p>2.667446174</text:p>
          </table:table-cell>
          <table:table-cell office:value-type="float" office:value="2.6997233833000003" table:style-name="ce1">
            <text:p>2.699723383</text:p>
          </table:table-cell>
          <table:table-cell office:value-type="float" office:value="2.7097787098000001" table:style-name="ce1">
            <text:p>2.70977871</text:p>
          </table:table-cell>
          <table:table-cell office:value-type="float" office:value="2.7145920673000004" table:style-name="ce1">
            <text:p>2.714592067</text:p>
          </table:table-cell>
          <table:table-cell office:value-type="float" office:value="2.7053400907" table:style-name="ce1">
            <text:p>2.705340091</text:p>
          </table:table-cell>
          <table:table-cell office:value-type="float" office:value="2.6939782963000005" table:style-name="ce1">
            <text:p>2.693978296</text:p>
          </table:table-cell>
          <table:table-cell office:value-type="float" office:value="2.6684816374000002" table:style-name="ce1">
            <text:p>2.668481637</text:p>
          </table:table-cell>
          <table:table-cell office:value-type="float" office:value="2.6755674742000002" table:style-name="ce1">
            <text:p>2.675567474</text:p>
          </table:table-cell>
          <table:table-cell office:value-type="float" office:value="2.6816013829000003" table:style-name="ce1">
            <text:p>2.681601383</text:p>
          </table:table-cell>
          <table:table-cell office:value-type="float" office:value="2.7078366079" table:style-name="ce1">
            <text:p>2.707836608</text:p>
          </table:table-cell>
          <table:table-cell office:value-type="float" office:value="2.7807480315999999" table:style-name="ce1">
            <text:p>2.780748032</text:p>
          </table:table-cell>
          <table:table-cell office:value-type="float" office:value="2.7808907428000005" table:style-name="ce1">
            <text:p>2.780890743</text:p>
          </table:table-cell>
          <table:table-cell office:value-type="float" office:value="2.7717278959000007" table:style-name="ce1">
            <text:p>2.771727896</text:p>
          </table:table-cell>
          <table:table-cell office:value-type="float" office:value="2.7198337501000003" table:style-name="ce1">
            <text:p>2.71983375</text:p>
          </table:table-cell>
          <table:table-cell office:value-type="float" office:value="2.7104820760000004" table:style-name="ce1">
            <text:p>2.710482076</text:p>
          </table:table-cell>
          <table:table-cell office:value-type="float" office:value="2.7105546169000005" table:style-name="ce1">
            <text:p>2.71055461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8_load</text:p>
          </table:table-cell>
          <table:table-cell office:value-type="float" office:value="2.5811777176000001" table:style-name="ce1">
            <text:p>2.581177718</text:p>
          </table:table-cell>
          <table:table-cell office:value-type="float" office:value="2.6076566142000006" table:style-name="ce1">
            <text:p>2.607656614</text:p>
          </table:table-cell>
          <table:table-cell office:value-type="float" office:value="2.5898850188" table:style-name="ce1">
            <text:p>2.589885019</text:p>
          </table:table-cell>
          <table:table-cell office:value-type="float" office:value="2.5707127072000002" table:style-name="ce1">
            <text:p>2.570712707</text:p>
          </table:table-cell>
          <table:table-cell office:value-type="float" office:value="2.5686519082000001" table:style-name="ce1">
            <text:p>2.568651908</text:p>
          </table:table-cell>
          <table:table-cell office:value-type="float" office:value="2.5997336654000001" table:style-name="ce1">
            <text:p>2.599733665</text:p>
          </table:table-cell>
          <table:table-cell office:value-type="float" office:value="2.6094165724000002" table:style-name="ce1">
            <text:p>2.609416572</text:p>
          </table:table-cell>
          <table:table-cell office:value-type="float" office:value="2.6140516574000001" table:style-name="ce1">
            <text:p>2.614051657</text:p>
          </table:table-cell>
          <table:table-cell office:value-type="float" office:value="2.6051423466000001" table:style-name="ce1">
            <text:p>2.605142347</text:p>
          </table:table-cell>
          <table:table-cell office:value-type="float" office:value="2.5942013594000004" table:style-name="ce1">
            <text:p>2.594201359</text:p>
          </table:table-cell>
          <table:table-cell office:value-type="float" office:value="2.5696490212" table:style-name="ce1">
            <text:p>2.569649021</text:p>
          </table:table-cell>
          <table:table-cell office:value-type="float" office:value="2.5764724196000004" table:style-name="ce1">
            <text:p>2.57647242</text:p>
          </table:table-cell>
          <table:table-cell office:value-type="float" office:value="2.5822828501999999" table:style-name="ce1">
            <text:p>2.58228285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.6690713442000007" table:style-name="ce1">
            <text:p>2.669071344</text:p>
          </table:table-cell>
          <table:table-cell office:value-type="float" office:value="2.6190992038000003" table:style-name="ce1">
            <text:p>2.619099204</text:p>
          </table:table-cell>
          <table:table-cell office:value-type="float" office:value="2.6100938880000002" table:style-name="ce1">
            <text:p>2.610093888</text:p>
          </table:table-cell>
          <table:table-cell office:value-type="float" office:value="2.6101637422000006" table:style-name="ce1">
            <text:p>2.61016374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59_load</text:p>
          </table:table-cell>
          <table:table-cell office:value-type="float" office:value="0.496381138" table:style-name="ce1">
            <text:p>0.496381138</text:p>
          </table:table-cell>
          <table:table-cell office:value-type="float" office:value="0.50147323350000006" table:style-name="ce1">
            <text:p>0.501473234</text:p>
          </table:table-cell>
          <table:table-cell office:value-type="float" office:value="0.49805561899999995" table:style-name="ce1">
            <text:p>0.498055619</text:p>
          </table:table-cell>
          <table:table-cell office:value-type="float" office:value="0.49436863599999997" table:style-name="ce1">
            <text:p>0.494368636</text:p>
          </table:table-cell>
          <table:table-cell office:value-type="float" office:value="0.49397232849999995" table:style-name="ce1">
            <text:p>0.493972329</text:p>
          </table:table-cell>
          <table:table-cell office:value-type="float" office:value="0.49994958949999996" table:style-name="ce1">
            <text:p>0.49994959</text:p>
          </table:table-cell>
          <table:table-cell office:value-type="float" office:value="0.50181168700000001" table:style-name="ce1">
            <text:p>0.501811687</text:p>
          </table:table-cell>
          <table:table-cell office:value-type="float" office:value="0.5027030495" table:style-name="ce1">
            <text:p>0.50270305</text:p>
          </table:table-cell>
          <table:table-cell office:value-type="float" office:value="0.50098972050000001" table:style-name="ce1">
            <text:p>0.500989721</text:p>
          </table:table-cell>
          <table:table-cell office:value-type="float" office:value="0.49888568449999998" table:style-name="ce1">
            <text:p>0.498885685</text:p>
          </table:table-cell>
          <table:table-cell office:value-type="float" office:value="0.49416408099999998" table:style-name="ce1">
            <text:p>0.494164081</text:p>
          </table:table-cell>
          <table:table-cell office:value-type="float" office:value="0.49547627299999997" table:style-name="ce1">
            <text:p>0.495476273</text:p>
          </table:table-cell>
          <table:table-cell office:value-type="float" office:value="0.49659366349999995" table:style-name="ce1">
            <text:p>0.496593664</text:p>
          </table:table-cell>
          <table:table-cell office:value-type="float" office:value="0.50145203849999997" table:style-name="ce1">
            <text:p>0.501452039</text:p>
          </table:table-cell>
          <table:table-cell office:value-type="float" office:value="0.514954154" table:style-name="ce1">
            <text:p>0.514954154</text:p>
          </table:table-cell>
          <table:table-cell office:value-type="float" office:value="0.51498058200000008" table:style-name="ce1">
            <text:p>0.514980582</text:p>
          </table:table-cell>
          <table:table-cell office:value-type="float" office:value="0.51328375850000008" table:style-name="ce1">
            <text:p>0.513283759</text:p>
          </table:table-cell>
          <table:table-cell office:value-type="float" office:value="0.50367373150000005" table:style-name="ce1">
            <text:p>0.503673732</text:p>
          </table:table-cell>
          <table:table-cell office:value-type="float" office:value="0.50194194000000003" table:style-name="ce1">
            <text:p>0.50194194</text:p>
          </table:table-cell>
          <table:table-cell office:value-type="float" office:value="0.50195537350000008" table:style-name="ce1">
            <text:p>0.50195537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0_load</text:p>
          </table:table-cell>
          <table:table-cell office:value-type="float" office:value="0.44674312420000001" table:style-name="ce1">
            <text:p>0.446743124</text:p>
          </table:table-cell>
          <table:table-cell office:value-type="float" office:value="0.45132601015000001" table:style-name="ce1">
            <text:p>0.45132601</text:p>
          </table:table-cell>
          <table:table-cell office:value-type="float" office:value="0.44825015709999994" table:style-name="ce1">
            <text:p>0.448250157</text:p>
          </table:table-cell>
          <table:table-cell office:value-type="float" office:value="0.44493187239999998" table:style-name="ce1">
            <text:p>0.444931872</text:p>
          </table:table-cell>
          <table:table-cell office:value-type="float" office:value="0.44457519564999998" table:style-name="ce1">
            <text:p>0.444575196</text:p>
          </table:table-cell>
          <table:table-cell office:value-type="float" office:value="0.44995473054999996" table:style-name="ce1">
            <text:p>0.449954731</text:p>
          </table:table-cell>
          <table:table-cell office:value-type="float" office:value="0.45163061829999995" table:style-name="ce1">
            <text:p>0.451630618</text:p>
          </table:table-cell>
          <table:table-cell office:value-type="float" office:value="0.45243284454999994" table:style-name="ce1">
            <text:p>0.452432845</text:p>
          </table:table-cell>
          <table:table-cell office:value-type="float" office:value="0.45089084844999999" table:style-name="ce1">
            <text:p>0.450890848</text:p>
          </table:table-cell>
          <table:table-cell office:value-type="float" office:value="0.44899721604999998" table:style-name="ce1">
            <text:p>0.448997216</text:p>
          </table:table-cell>
          <table:table-cell office:value-type="float" office:value="0.4447477729" table:style-name="ce1">
            <text:p>0.444747773</text:p>
          </table:table-cell>
          <table:table-cell office:value-type="float" office:value="0.44592874569999996" table:style-name="ce1">
            <text:p>0.445928746</text:p>
          </table:table-cell>
          <table:table-cell office:value-type="float" office:value="0.44693439714999994" table:style-name="ce1">
            <text:p>0.446934397</text:p>
          </table:table-cell>
          <table:table-cell office:value-type="float" office:value="0.45130693464999994" table:style-name="ce1">
            <text:p>0.451306935</text:p>
          </table:table-cell>
          <table:table-cell office:value-type="float" office:value="0.46345883859999998" table:style-name="ce1">
            <text:p>0.463458839</text:p>
          </table:table-cell>
          <table:table-cell office:value-type="float" office:value="0.46348262380000005" table:style-name="ce1">
            <text:p>0.463482624</text:p>
          </table:table-cell>
          <table:table-cell office:value-type="float" office:value="0.46195548265000003" table:style-name="ce1">
            <text:p>0.461955483</text:p>
          </table:table-cell>
          <table:table-cell office:value-type="float" office:value="0.45330645835" table:style-name="ce1">
            <text:p>0.453306458</text:p>
          </table:table-cell>
          <table:table-cell office:value-type="float" office:value="0.45174784600000001" table:style-name="ce1">
            <text:p>0.451747846</text:p>
          </table:table-cell>
          <table:table-cell office:value-type="float" office:value="0.45175993615000004" table:style-name="ce1">
            <text:p>0.4517599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1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2_load</text:p>
          </table:table-cell>
          <table:table-cell office:value-type="float" office:value="0.54601915180000005" table:style-name="ce1">
            <text:p>0.546019152</text:p>
          </table:table-cell>
          <table:table-cell office:value-type="float" office:value="0.55162045685000016" table:style-name="ce1">
            <text:p>0.551620457</text:p>
          </table:table-cell>
          <table:table-cell office:value-type="float" office:value="0.54786108090000007" table:style-name="ce1">
            <text:p>0.547861081</text:p>
          </table:table-cell>
          <table:table-cell office:value-type="float" office:value="0.54380539960000007" table:style-name="ce1">
            <text:p>0.5438054</text:p>
          </table:table-cell>
          <table:table-cell office:value-type="float" office:value="0.54336946135000008" table:style-name="ce1">
            <text:p>0.543369461</text:p>
          </table:table-cell>
          <table:table-cell office:value-type="float" office:value="0.54994444845000001" table:style-name="ce1">
            <text:p>0.549944448</text:p>
          </table:table-cell>
          <table:table-cell office:value-type="float" office:value="0.55199275570000006" table:style-name="ce1">
            <text:p>0.551992756</text:p>
          </table:table-cell>
          <table:table-cell office:value-type="float" office:value="0.55297325445000001" table:style-name="ce1">
            <text:p>0.552973254</text:p>
          </table:table-cell>
          <table:table-cell office:value-type="float" office:value="0.55108859255000009" table:style-name="ce1">
            <text:p>0.551088593</text:p>
          </table:table-cell>
          <table:table-cell office:value-type="float" office:value="0.54877415295000009" table:style-name="ce1">
            <text:p>0.548774153</text:p>
          </table:table-cell>
          <table:table-cell office:value-type="float" office:value="0.54358038910000006" table:style-name="ce1">
            <text:p>0.543580389</text:p>
          </table:table-cell>
          <table:table-cell office:value-type="float" office:value="0.54502380030000008" table:style-name="ce1">
            <text:p>0.5450238</text:p>
          </table:table-cell>
          <table:table-cell office:value-type="float" office:value="0.54625292985000007" table:style-name="ce1">
            <text:p>0.54625293</text:p>
          </table:table-cell>
          <table:table-cell office:value-type="float" office:value="0.55159714235000001" table:style-name="ce1">
            <text:p>0.551597142</text:p>
          </table:table-cell>
          <table:table-cell office:value-type="float" office:value="0.56644946940000007" table:style-name="ce1">
            <text:p>0.566449469</text:p>
          </table:table-cell>
          <table:table-cell office:value-type="float" office:value="0.5664785402000001" table:style-name="ce1">
            <text:p>0.56647854</text:p>
          </table:table-cell>
          <table:table-cell office:value-type="float" office:value="0.56461203435000018" table:style-name="ce1">
            <text:p>0.564612034</text:p>
          </table:table-cell>
          <table:table-cell office:value-type="float" office:value="0.55404100465000006" table:style-name="ce1">
            <text:p>0.554041005</text:p>
          </table:table-cell>
          <table:table-cell office:value-type="float" office:value="0.55213603400000011" table:style-name="ce1">
            <text:p>0.552136034</text:p>
          </table:table-cell>
          <table:table-cell office:value-type="float" office:value="0.55215081085000017" table:style-name="ce1">
            <text:p>0.55215081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3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4_load</text:p>
          </table:table-cell>
          <table:table-cell office:value-type="float" office:value="0.30775668555999997" table:style-name="ce1">
            <text:p>0.307756686</text:p>
          </table:table-cell>
          <table:table-cell office:value-type="float" office:value="0.31091378476999998" table:style-name="ce1">
            <text:p>0.310913785</text:p>
          </table:table-cell>
          <table:table-cell office:value-type="float" office:value="0.30879486377999993" table:style-name="ce1">
            <text:p>0.308794864</text:p>
          </table:table-cell>
          <table:table-cell office:value-type="float" office:value="0.30650893431999998" table:style-name="ce1">
            <text:p>0.306508934</text:p>
          </table:table-cell>
          <table:table-cell office:value-type="float" office:value="0.30626322366999997" table:style-name="ce1">
            <text:p>0.306263224</text:p>
          </table:table-cell>
          <table:table-cell office:value-type="float" office:value="0.30996912548999994" table:style-name="ce1">
            <text:p>0.309969125</text:p>
          </table:table-cell>
          <table:table-cell office:value-type="float" office:value="0.31112362593999998" table:style-name="ce1">
            <text:p>0.311123626</text:p>
          </table:table-cell>
          <table:table-cell office:value-type="float" office:value="0.31167627068999998" table:style-name="ce1">
            <text:p>0.311676271</text:p>
          </table:table-cell>
          <table:table-cell office:value-type="float" office:value="0.31061400670999995" table:style-name="ce1">
            <text:p>0.310614007</text:p>
          </table:table-cell>
          <table:table-cell office:value-type="float" office:value="0.30930950438999999" table:style-name="ce1">
            <text:p>0.309309504</text:p>
          </table:table-cell>
          <table:table-cell office:value-type="float" office:value="0.30638211021999995" table:style-name="ce1">
            <text:p>0.30638211</text:p>
          </table:table-cell>
          <table:table-cell office:value-type="float" office:value="0.30719566925999997" table:style-name="ce1">
            <text:p>0.307195669</text:p>
          </table:table-cell>
          <table:table-cell office:value-type="float" office:value="0.30788845136999998" table:style-name="ce1">
            <text:p>0.307888451</text:p>
          </table:table-cell>
          <table:table-cell office:value-type="float" office:value="0.31090064386999994" table:style-name="ce1">
            <text:p>0.310900644</text:p>
          </table:table-cell>
          <table:table-cell office:value-type="float" office:value="0.31927195547999992" table:style-name="ce1">
            <text:p>0.319271955</text:p>
          </table:table-cell>
          <table:table-cell office:value-type="float" office:value="0.31928834084000002" table:style-name="ce1">
            <text:p>0.319288341</text:p>
          </table:table-cell>
          <table:table-cell office:value-type="float" office:value="0.31823631026999999" table:style-name="ce1">
            <text:p>0.31823631</text:p>
          </table:table-cell>
          <table:table-cell office:value-type="float" office:value="0.31227809352999997" table:style-name="ce1">
            <text:p>0.312278094</text:p>
          </table:table-cell>
          <table:table-cell office:value-type="float" office:value="0.31120438279999996" table:style-name="ce1">
            <text:p>0.311204383</text:p>
          </table:table-cell>
          <table:table-cell office:value-type="float" office:value="0.31121271157000002" table:style-name="ce1">
            <text:p>0.31121271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5_load</text:p>
          </table:table-cell>
          <table:table-cell office:value-type="float" office:value="0.99276127600000008" table:style-name="ce1">
            <text:p>0.992761276</text:p>
          </table:table-cell>
          <table:table-cell office:value-type="float" office:value="1.002945467" table:style-name="ce1">
            <text:p>1.002945467</text:p>
          </table:table-cell>
          <table:table-cell office:value-type="float" office:value="0.99611023799999998" table:style-name="ce1">
            <text:p>0.996110238</text:p>
          </table:table-cell>
          <table:table-cell office:value-type="float" office:value="0.98873627200000003" table:style-name="ce1">
            <text:p>0.988736272</text:p>
          </table:table-cell>
          <table:table-cell office:value-type="float" office:value="0.98794365699999998" table:style-name="ce1">
            <text:p>0.987943657</text:p>
          </table:table-cell>
          <table:table-cell office:value-type="float" office:value="0.999898179" table:style-name="ce1">
            <text:p>0.999898179</text:p>
          </table:table-cell>
          <table:table-cell office:value-type="float" office:value="1.0036223739999999" table:style-name="ce1">
            <text:p>1.003622374</text:p>
          </table:table-cell>
          <table:table-cell office:value-type="float" office:value="1.0054050989999999" table:style-name="ce1">
            <text:p>1.005405099</text:p>
          </table:table-cell>
          <table:table-cell office:value-type="float" office:value="1.0019784409999999" table:style-name="ce1">
            <text:p>1.001978441</text:p>
          </table:table-cell>
          <table:table-cell office:value-type="float" office:value="0.99777036900000005" table:style-name="ce1">
            <text:p>0.997770369</text:p>
          </table:table-cell>
          <table:table-cell office:value-type="float" office:value="0.98832716200000004" table:style-name="ce1">
            <text:p>0.988327162</text:p>
          </table:table-cell>
          <table:table-cell office:value-type="float" office:value="0.99095154600000002" table:style-name="ce1">
            <text:p>0.990951546</text:p>
          </table:table-cell>
          <table:table-cell office:value-type="float" office:value="0.99318632699999998" table:style-name="ce1">
            <text:p>0.993186327</text:p>
          </table:table-cell>
          <table:table-cell office:value-type="float" office:value="1.0029030769999998" table:style-name="ce1">
            <text:p>1.002903077</text:p>
          </table:table-cell>
          <table:table-cell office:value-type="float" office:value="1.0299073079999999" table:style-name="ce1">
            <text:p>1.029907308</text:p>
          </table:table-cell>
          <table:table-cell office:value-type="float" office:value="1.029960164" table:style-name="ce1">
            <text:p>1.029960164</text:p>
          </table:table-cell>
          <table:table-cell office:value-type="float" office:value="1.026566517" table:style-name="ce1">
            <text:p>1.026566517</text:p>
          </table:table-cell>
          <table:table-cell office:value-type="float" office:value="1.007346463" table:style-name="ce1">
            <text:p>1.007346463</text:p>
          </table:table-cell>
          <table:table-cell office:value-type="float" office:value="1.0038828799999999" table:style-name="ce1">
            <text:p>1.00388288</text:p>
          </table:table-cell>
          <table:table-cell office:value-type="float" office:value="1.003909747" table:style-name="ce1">
            <text:p>1.003909747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6_load</text:p>
          </table:table-cell>
          <table:table-cell office:value-type="float" office:value="1.0920373036" table:style-name="ce1">
            <text:p>1.092037304</text:p>
          </table:table-cell>
          <table:table-cell office:value-type="float" office:value="1.1032399137000002" table:style-name="ce1">
            <text:p>1.103239914</text:p>
          </table:table-cell>
          <table:table-cell office:value-type="float" office:value="1.0957211618" table:style-name="ce1">
            <text:p>1.095721162</text:p>
          </table:table-cell>
          <table:table-cell office:value-type="float" office:value="1.0876097992" table:style-name="ce1">
            <text:p>1.087609799</text:p>
          </table:table-cell>
          <table:table-cell office:value-type="float" office:value="1.0867379227" table:style-name="ce1">
            <text:p>1.086737923</text:p>
          </table:table-cell>
          <table:table-cell office:value-type="float" office:value="1.0998878968999999" table:style-name="ce1">
            <text:p>1.099887897</text:p>
          </table:table-cell>
          <table:table-cell office:value-type="float" office:value="1.1039845114" table:style-name="ce1">
            <text:p>1.103984511</text:p>
          </table:table-cell>
          <table:table-cell office:value-type="float" office:value="1.1059455088999999" table:style-name="ce1">
            <text:p>1.105945509</text:p>
          </table:table-cell>
          <table:table-cell office:value-type="float" office:value="1.1021761851" table:style-name="ce1">
            <text:p>1.102176185</text:p>
          </table:table-cell>
          <table:table-cell office:value-type="float" office:value="1.0975473059" table:style-name="ce1">
            <text:p>1.097547306</text:p>
          </table:table-cell>
          <table:table-cell office:value-type="float" office:value="1.0871597782" table:style-name="ce1">
            <text:p>1.087159778</text:p>
          </table:table-cell>
          <table:table-cell office:value-type="float" office:value="1.0900466006" table:style-name="ce1">
            <text:p>1.090046601</text:p>
          </table:table-cell>
          <table:table-cell office:value-type="float" office:value="1.0925048597" table:style-name="ce1">
            <text:p>1.09250486</text:p>
          </table:table-cell>
          <table:table-cell office:value-type="float" office:value="1.1031932846999999" table:style-name="ce1">
            <text:p>1.103193285</text:p>
          </table:table-cell>
          <table:table-cell office:value-type="float" office:value="1.1328979388" table:style-name="ce1">
            <text:p>1.132897939</text:p>
          </table:table-cell>
          <table:table-cell office:value-type="float" office:value="1.1329560804000001" table:style-name="ce1">
            <text:p>1.13295608</text:p>
          </table:table-cell>
          <table:table-cell office:value-type="float" office:value="1.1292230687000002" table:style-name="ce1">
            <text:p>1.129223069</text:p>
          </table:table-cell>
          <table:table-cell office:value-type="float" office:value="1.1080810093" table:style-name="ce1">
            <text:p>1.108081009</text:p>
          </table:table-cell>
          <table:table-cell office:value-type="float" office:value="1.1042710680000001" table:style-name="ce1">
            <text:p>1.104271068</text:p>
          </table:table-cell>
          <table:table-cell office:value-type="float" office:value="1.1043006217000002" table:style-name="ce1">
            <text:p>1.1043006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7_load</text:p>
          </table:table-cell>
          <table:table-cell office:value-type="float" office:value="4.0703181315999997" table:style-name="ce1">
            <text:p>4.070318132</text:p>
          </table:table-cell>
          <table:table-cell office:value-type="float" office:value="4.1120733146999999" table:style-name="ce1">
            <text:p>4.112073315</text:p>
          </table:table-cell>
          <table:table-cell office:value-type="float" office:value="4.0840488757999998" table:style-name="ce1">
            <text:p>4.084048876</text:p>
          </table:table-cell>
          <table:table-cell office:value-type="float" office:value="4.0538156151999996" table:style-name="ce1">
            <text:p>4.053815615</text:p>
          </table:table-cell>
          <table:table-cell office:value-type="float" office:value="4.0505658937" table:style-name="ce1">
            <text:p>4.050565894</text:p>
          </table:table-cell>
          <table:table-cell office:value-type="float" office:value="4.0995794338999998" table:style-name="ce1">
            <text:p>4.099579434</text:p>
          </table:table-cell>
          <table:table-cell office:value-type="float" office:value="4.1148486333999994" table:style-name="ce1">
            <text:p>4.114848633</text:p>
          </table:table-cell>
          <table:table-cell office:value-type="float" office:value="4.1221578058999997" table:style-name="ce1">
            <text:p>4.122157806</text:p>
          </table:table-cell>
          <table:table-cell office:value-type="float" office:value="4.1081085080999999" table:style-name="ce1">
            <text:p>4.108108508</text:p>
          </table:table-cell>
          <table:table-cell office:value-type="float" office:value="4.0908554128999999" table:style-name="ce1">
            <text:p>4.090855413</text:p>
          </table:table-cell>
          <table:table-cell office:value-type="float" office:value="4.0521382641999999" table:style-name="ce1">
            <text:p>4.052138264</text:p>
          </table:table-cell>
          <table:table-cell office:value-type="float" office:value="4.0628982385999999" table:style-name="ce1">
            <text:p>4.062898239</text:p>
          </table:table-cell>
          <table:table-cell office:value-type="float" office:value="4.0720608406999999" table:style-name="ce1">
            <text:p>4.072060841</text:p>
          </table:table-cell>
          <table:table-cell office:value-type="float" office:value="4.1118995156999993" table:style-name="ce1">
            <text:p>4.111899516</text:p>
          </table:table-cell>
          <table:table-cell office:value-type="float" office:value="4.2226168627999998" table:style-name="ce1">
            <text:p>4.222616863</text:p>
          </table:table-cell>
          <table:table-cell office:value-type="float" office:value="4.2228335723999999" table:style-name="ce1">
            <text:p>4.222833572</text:p>
          </table:table-cell>
          <table:table-cell office:value-type="float" office:value="4.2089196197000005" table:style-name="ce1">
            <text:p>4.20891962</text:p>
          </table:table-cell>
          <table:table-cell office:value-type="float" office:value="4.1301173983000004" table:style-name="ce1">
            <text:p>4.130117398</text:p>
          </table:table-cell>
          <table:table-cell office:value-type="float" office:value="4.1159167079999994" table:style-name="ce1">
            <text:p>4.115916708</text:p>
          </table:table-cell>
          <table:table-cell office:value-type="float" office:value="4.1160268627000001" table:style-name="ce1">
            <text:p>4.11602686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8_load</text:p>
          </table:table-cell>
          <table:table-cell office:value-type="float" office:value="0.59565716560000004" table:style-name="ce1">
            <text:p>0.595657166</text:p>
          </table:table-cell>
          <table:table-cell office:value-type="float" office:value="0.60176768020000004" table:style-name="ce1">
            <text:p>0.60176768</text:p>
          </table:table-cell>
          <table:table-cell office:value-type="float" office:value="0.59766654279999998" table:style-name="ce1">
            <text:p>0.597666543</text:p>
          </table:table-cell>
          <table:table-cell office:value-type="float" office:value="0.59324216320000001" table:style-name="ce1">
            <text:p>0.593242163</text:p>
          </table:table-cell>
          <table:table-cell office:value-type="float" office:value="0.5927665942" table:style-name="ce1">
            <text:p>0.592766594</text:p>
          </table:table-cell>
          <table:table-cell office:value-type="float" office:value="0.59993930740000001" table:style-name="ce1">
            <text:p>0.599939307</text:p>
          </table:table-cell>
          <table:table-cell office:value-type="float" office:value="0.6021738244" table:style-name="ce1">
            <text:p>0.602173824</text:p>
          </table:table-cell>
          <table:table-cell office:value-type="float" office:value="0.60324345940000001" table:style-name="ce1">
            <text:p>0.603243459</text:p>
          </table:table-cell>
          <table:table-cell office:value-type="float" office:value="0.60118746459999994" table:style-name="ce1">
            <text:p>0.601187465</text:p>
          </table:table-cell>
          <table:table-cell office:value-type="float" office:value="0.59866262140000004" table:style-name="ce1">
            <text:p>0.598662621</text:p>
          </table:table-cell>
          <table:table-cell office:value-type="float" office:value="0.59299669720000003" table:style-name="ce1">
            <text:p>0.592996697</text:p>
          </table:table-cell>
          <table:table-cell office:value-type="float" office:value="0.59457132759999998" table:style-name="ce1">
            <text:p>0.594571328</text:p>
          </table:table-cell>
          <table:table-cell office:value-type="float" office:value="0.59591219620000002" table:style-name="ce1">
            <text:p>0.595912196</text:p>
          </table:table-cell>
          <table:table-cell office:value-type="float" office:value="0.60174224619999994" table:style-name="ce1">
            <text:p>0.601742246</text:p>
          </table:table-cell>
          <table:table-cell office:value-type="float" office:value="0.61794478479999992" table:style-name="ce1">
            <text:p>0.617944785</text:p>
          </table:table-cell>
          <table:table-cell office:value-type="float" office:value="0.61797649840000002" table:style-name="ce1">
            <text:p>0.617976498</text:p>
          </table:table-cell>
          <table:table-cell office:value-type="float" office:value="0.61594031020000006" table:style-name="ce1">
            <text:p>0.61594031</text:p>
          </table:table-cell>
          <table:table-cell office:value-type="float" office:value="0.60440827780000006" table:style-name="ce1">
            <text:p>0.604408278</text:p>
          </table:table-cell>
          <table:table-cell office:value-type="float" office:value="0.60233012799999996" table:style-name="ce1">
            <text:p>0.602330128</text:p>
          </table:table-cell>
          <table:table-cell office:value-type="float" office:value="0.60234624820000005" table:style-name="ce1">
            <text:p>0.6023462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69_load</text:p>
          </table:table-cell>
          <table:table-cell office:value-type="float" office:value="0.7644264125200001" table:style-name="ce1">
            <text:p>0.764426413</text:p>
          </table:table-cell>
          <table:table-cell office:value-type="float" office:value="0.77226823959000013" table:style-name="ce1">
            <text:p>0.77226824</text:p>
          </table:table-cell>
          <table:table-cell office:value-type="float" office:value="0.76700511325999998" table:style-name="ce1">
            <text:p>0.767005113</text:p>
          </table:table-cell>
          <table:table-cell office:value-type="float" office:value="0.76132715944000007" table:style-name="ce1">
            <text:p>0.761327159</text:p>
          </table:table-cell>
          <table:table-cell office:value-type="float" office:value="0.76071684588999999" table:style-name="ce1">
            <text:p>0.760716846</text:p>
          </table:table-cell>
          <table:table-cell office:value-type="float" office:value="0.76992182783000007" table:style-name="ce1">
            <text:p>0.769921828</text:p>
          </table:table-cell>
          <table:table-cell office:value-type="float" office:value="0.77278945797999998" table:style-name="ce1">
            <text:p>0.772789458</text:p>
          </table:table-cell>
          <table:table-cell office:value-type="float" office:value="0.77416215622999995" table:style-name="ce1">
            <text:p>0.774162156</text:p>
          </table:table-cell>
          <table:table-cell office:value-type="float" office:value="0.77152362956999998" table:style-name="ce1">
            <text:p>0.77152363</text:p>
          </table:table-cell>
          <table:table-cell office:value-type="float" office:value="0.76828341413000001" table:style-name="ce1">
            <text:p>0.768283414</text:p>
          </table:table-cell>
          <table:table-cell office:value-type="float" office:value="0.76101214474000001" table:style-name="ce1">
            <text:p>0.761012145</text:p>
          </table:table-cell>
          <table:table-cell office:value-type="float" office:value="0.76303292042000004" table:style-name="ce1">
            <text:p>0.76303292</text:p>
          </table:table-cell>
          <table:table-cell office:value-type="float" office:value="0.76475370179000002" table:style-name="ce1">
            <text:p>0.764753702</text:p>
          </table:table-cell>
          <table:table-cell office:value-type="float" office:value="0.77223559928999996" table:style-name="ce1">
            <text:p>0.772235599</text:p>
          </table:table-cell>
          <table:table-cell office:value-type="float" office:value="0.79302885716000004" table:style-name="ce1">
            <text:p>0.793028857</text:p>
          </table:table-cell>
          <table:table-cell office:value-type="float" office:value="0.79306955628000009" table:style-name="ce1">
            <text:p>0.793069556</text:p>
          </table:table-cell>
          <table:table-cell office:value-type="float" office:value="0.79045644809000015" table:style-name="ce1">
            <text:p>0.790456448</text:p>
          </table:table-cell>
          <table:table-cell office:value-type="float" office:value="0.77565700651000014" table:style-name="ce1">
            <text:p>0.775657007</text:p>
          </table:table-cell>
          <table:table-cell office:value-type="float" office:value="0.77299004760000001" table:style-name="ce1">
            <text:p>0.772990048</text:p>
          </table:table-cell>
          <table:table-cell office:value-type="float" office:value="0.77301073519000008" table:style-name="ce1">
            <text:p>0.77301073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0_load</text:p>
          </table:table-cell>
          <table:table-cell office:value-type="float" office:value="0.85377483736000004" table:style-name="ce1">
            <text:p>0.853774837</text:p>
          </table:table-cell>
          <table:table-cell office:value-type="float" office:value="0.86253324162000011" table:style-name="ce1">
            <text:p>0.862533242</text:p>
          </table:table-cell>
          <table:table-cell office:value-type="float" office:value="0.85665494468000003" table:style-name="ce1">
            <text:p>0.856654945</text:p>
          </table:table-cell>
          <table:table-cell office:value-type="float" office:value="0.85031333391999997" table:style-name="ce1">
            <text:p>0.850313334</text:p>
          </table:table-cell>
          <table:table-cell office:value-type="float" office:value="0.84963168501999997" table:style-name="ce1">
            <text:p>0.849631685</text:p>
          </table:table-cell>
          <table:table-cell office:value-type="float" office:value="0.85991257393999998" table:style-name="ce1">
            <text:p>0.859912574</text:p>
          </table:table-cell>
          <table:table-cell office:value-type="float" office:value="0.86311538164000001" table:style-name="ce1">
            <text:p>0.863115382</text:p>
          </table:table-cell>
          <table:table-cell office:value-type="float" office:value="0.86464852514000001" table:style-name="ce1">
            <text:p>0.864648525</text:p>
          </table:table-cell>
          <table:table-cell office:value-type="float" office:value="0.86170159926000001" table:style-name="ce1">
            <text:p>0.861701599</text:p>
          </table:table-cell>
          <table:table-cell office:value-type="float" office:value="0.85808265734" table:style-name="ce1">
            <text:p>0.858082657</text:p>
          </table:table-cell>
          <table:table-cell office:value-type="float" office:value="0.84996149931999998" table:style-name="ce1">
            <text:p>0.849961499</text:p>
          </table:table-cell>
          <table:table-cell office:value-type="float" office:value="0.85221846956000002" table:style-name="ce1">
            <text:p>0.85221847</text:p>
          </table:table-cell>
          <table:table-cell office:value-type="float" office:value="0.85414038122000002" table:style-name="ce1">
            <text:p>0.854140381</text:p>
          </table:table-cell>
          <table:table-cell office:value-type="float" office:value="0.86249678621999992" table:style-name="ce1">
            <text:p>0.862496786</text:p>
          </table:table-cell>
          <table:table-cell office:value-type="float" office:value="0.88572042487999991" table:style-name="ce1">
            <text:p>0.885720425</text:p>
          </table:table-cell>
          <table:table-cell office:value-type="float" office:value="0.88576588104000009" table:style-name="ce1">
            <text:p>0.885765881</text:p>
          </table:table-cell>
          <table:table-cell office:value-type="float" office:value="0.88284734462000014" table:style-name="ce1">
            <text:p>0.882847345</text:p>
          </table:table-cell>
          <table:table-cell office:value-type="float" office:value="0.86631809818000005" table:style-name="ce1">
            <text:p>0.866318098</text:p>
          </table:table-cell>
          <table:table-cell office:value-type="float" office:value="0.86333941680000004" table:style-name="ce1">
            <text:p>0.863339417</text:p>
          </table:table-cell>
          <table:table-cell office:value-type="float" office:value="0.86336252242000011" table:style-name="ce1">
            <text:p>0.86336252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1_load</text:p>
          </table:table-cell>
          <table:table-cell office:value-type="float" office:value="0.82399202908000013" table:style-name="ce1">
            <text:p>0.823992029</text:p>
          </table:table-cell>
          <table:table-cell office:value-type="float" office:value="0.83244490761000012" table:style-name="ce1">
            <text:p>0.832444908</text:p>
          </table:table-cell>
          <table:table-cell office:value-type="float" office:value="0.82677166754000009" table:style-name="ce1">
            <text:p>0.826771668</text:p>
          </table:table-cell>
          <table:table-cell office:value-type="float" office:value="0.82065127576000008" table:style-name="ce1">
            <text:p>0.820651276</text:p>
          </table:table-cell>
          <table:table-cell office:value-type="float" office:value="0.81999340531000009" table:style-name="ce1">
            <text:p>0.819993405</text:p>
          </table:table-cell>
          <table:table-cell office:value-type="float" office:value="0.82991565857000005" table:style-name="ce1">
            <text:p>0.829915659</text:p>
          </table:table-cell>
          <table:table-cell office:value-type="float" office:value="0.83300674042000011" table:style-name="ce1">
            <text:p>0.83300674</text:p>
          </table:table-cell>
          <table:table-cell office:value-type="float" office:value="0.83448640217000003" table:style-name="ce1">
            <text:p>0.834486402</text:p>
          </table:table-cell>
          <table:table-cell office:value-type="float" office:value="0.83164227603000007" table:style-name="ce1">
            <text:p>0.831642276</text:p>
          </table:table-cell>
          <table:table-cell office:value-type="float" office:value="0.82814957627000008" table:style-name="ce1">
            <text:p>0.828149576</text:p>
          </table:table-cell>
          <table:table-cell office:value-type="float" office:value="0.82031171446000006" table:style-name="ce1">
            <text:p>0.820311714</text:p>
          </table:table-cell>
          <table:table-cell office:value-type="float" office:value="0.82248995318000007" table:style-name="ce1">
            <text:p>0.822489953</text:p>
          </table:table-cell>
          <table:table-cell office:value-type="float" office:value="0.82434482141000009" table:style-name="ce1">
            <text:p>0.824344821</text:p>
          </table:table-cell>
          <table:table-cell office:value-type="float" office:value="0.83240972391000001" table:style-name="ce1">
            <text:p>0.832409724</text:p>
          </table:table-cell>
          <table:table-cell office:value-type="float" office:value="0.85482323564000007" table:style-name="ce1">
            <text:p>0.854823236</text:p>
          </table:table-cell>
          <table:table-cell office:value-type="float" office:value="0.85486710612000016" table:style-name="ce1">
            <text:p>0.854867106</text:p>
          </table:table-cell>
          <table:table-cell office:value-type="float" office:value="0.85205037911000014" table:style-name="ce1">
            <text:p>0.852050379</text:p>
          </table:table-cell>
          <table:table-cell office:value-type="float" office:value="0.83609773429000012" table:style-name="ce1">
            <text:p>0.836097734</text:p>
          </table:table-cell>
          <table:table-cell office:value-type="float" office:value="0.8332229604000001" table:style-name="ce1">
            <text:p>0.83322296</text:p>
          </table:table-cell>
          <table:table-cell office:value-type="float" office:value="0.83324526001000021" table:style-name="ce1">
            <text:p>0.8332452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2_load</text:p>
          </table:table-cell>
          <table:table-cell office:value-type="float" office:value="0.67507798768000016" table:style-name="ce1">
            <text:p>0.675077988</text:p>
          </table:table-cell>
          <table:table-cell office:value-type="float" office:value="0.68200323756000014" table:style-name="ce1">
            <text:p>0.682003238</text:p>
          </table:table-cell>
          <table:table-cell office:value-type="float" office:value="0.67735528184000005" table:style-name="ce1">
            <text:p>0.677355282</text:p>
          </table:table-cell>
          <table:table-cell office:value-type="float" office:value="0.67234098496000005" table:style-name="ce1">
            <text:p>0.672340985</text:p>
          </table:table-cell>
          <table:table-cell office:value-type="float" office:value="0.67180200676000001" table:style-name="ce1">
            <text:p>0.671802007</text:p>
          </table:table-cell>
          <table:table-cell office:value-type="float" office:value="0.67993108172000005" table:style-name="ce1">
            <text:p>0.679931082</text:p>
          </table:table-cell>
          <table:table-cell office:value-type="float" office:value="0.68246353432000006" table:style-name="ce1">
            <text:p>0.682463534</text:p>
          </table:table-cell>
          <table:table-cell office:value-type="float" office:value="0.68367578732000001" table:style-name="ce1">
            <text:p>0.683675787</text:p>
          </table:table-cell>
          <table:table-cell office:value-type="float" office:value="0.68134565988000007" table:style-name="ce1">
            <text:p>0.68134566</text:p>
          </table:table-cell>
          <table:table-cell office:value-type="float" office:value="0.67848417092000013" table:style-name="ce1">
            <text:p>0.678484171</text:p>
          </table:table-cell>
          <table:table-cell office:value-type="float" office:value="0.67206279016000003" table:style-name="ce1">
            <text:p>0.67206279</text:p>
          </table:table-cell>
          <table:table-cell office:value-type="float" office:value="0.67384737128000005" table:style-name="ce1">
            <text:p>0.673847371</text:p>
          </table:table-cell>
          <table:table-cell office:value-type="float" office:value="0.67536702236000001" table:style-name="ce1">
            <text:p>0.675367022</text:p>
          </table:table-cell>
          <table:table-cell office:value-type="float" office:value="0.68197441236" table:style-name="ce1">
            <text:p>0.681974412</text:p>
          </table:table-cell>
          <table:table-cell office:value-type="float" office:value="0.70033728944000007" table:style-name="ce1">
            <text:p>0.700337289</text:p>
          </table:table-cell>
          <table:table-cell office:value-type="float" office:value="0.70037323152000019" table:style-name="ce1">
            <text:p>0.700373232</text:p>
          </table:table-cell>
          <table:table-cell office:value-type="float" office:value="0.69806555156000016" table:style-name="ce1">
            <text:p>0.698065552</text:p>
          </table:table-cell>
          <table:table-cell office:value-type="float" office:value="0.68499591484000011" table:style-name="ce1">
            <text:p>0.684995915</text:p>
          </table:table-cell>
          <table:table-cell office:value-type="float" office:value="0.68264067840000009" table:style-name="ce1">
            <text:p>0.682640678</text:p>
          </table:table-cell>
          <table:table-cell office:value-type="float" office:value="0.68265894796000015" table:style-name="ce1">
            <text:p>0.68265894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3_load</text:p>
          </table:table-cell>
          <table:table-cell office:value-type="float" office:value="0.66515038492000012" table:style-name="ce1">
            <text:p>0.665150385</text:p>
          </table:table-cell>
          <table:table-cell office:value-type="float" office:value="0.67197379289000014" table:style-name="ce1">
            <text:p>0.671973793</text:p>
          </table:table-cell>
          <table:table-cell office:value-type="float" office:value="0.66739418946000006" table:style-name="ce1">
            <text:p>0.667394189</text:p>
          </table:table-cell>
          <table:table-cell office:value-type="float" office:value="0.66245363224000009" table:style-name="ce1">
            <text:p>0.662453632</text:p>
          </table:table-cell>
          <table:table-cell office:value-type="float" office:value="0.66192258019000005" table:style-name="ce1">
            <text:p>0.66192258</text:p>
          </table:table-cell>
          <table:table-cell office:value-type="float" office:value="0.66993210993000007" table:style-name="ce1">
            <text:p>0.66993211</text:p>
          </table:table-cell>
          <table:table-cell office:value-type="float" office:value="0.67242732057999999" table:style-name="ce1">
            <text:p>0.672427321</text:p>
          </table:table-cell>
          <table:table-cell office:value-type="float" office:value="0.67362174633000005" table:style-name="ce1">
            <text:p>0.673621746</text:p>
          </table:table-cell>
          <table:table-cell office:value-type="float" office:value="0.67132588547000005" table:style-name="ce1">
            <text:p>0.671325885</text:p>
          </table:table-cell>
          <table:table-cell office:value-type="float" office:value="0.66850647723000012" table:style-name="ce1">
            <text:p>0.668506477</text:p>
          </table:table-cell>
          <table:table-cell office:value-type="float" office:value="0.66217952854000006" table:style-name="ce1">
            <text:p>0.662179529</text:p>
          </table:table-cell>
          <table:table-cell office:value-type="float" office:value="0.66393786582000003" table:style-name="ce1">
            <text:p>0.663937866</text:p>
          </table:table-cell>
          <table:table-cell office:value-type="float" office:value="0.66543516909" table:style-name="ce1">
            <text:p>0.665435169</text:p>
          </table:table-cell>
          <table:table-cell office:value-type="float" office:value="0.67194539159" table:style-name="ce1">
            <text:p>0.671945392</text:p>
          </table:table-cell>
          <table:table-cell office:value-type="float" office:value="0.69003822636000001" table:style-name="ce1">
            <text:p>0.690038226</text:p>
          </table:table-cell>
          <table:table-cell office:value-type="float" office:value="0.69007363988000014" table:style-name="ce1">
            <text:p>0.69007364</text:p>
          </table:table-cell>
          <table:table-cell office:value-type="float" office:value="0.68779989639000016" table:style-name="ce1">
            <text:p>0.687799896</text:p>
          </table:table-cell>
          <table:table-cell office:value-type="float" office:value="0.67492246021000013" table:style-name="ce1">
            <text:p>0.67492246</text:p>
          </table:table-cell>
          <table:table-cell office:value-type="float" office:value="0.67260185960000007" table:style-name="ce1">
            <text:p>0.67260186</text:p>
          </table:table-cell>
          <table:table-cell office:value-type="float" office:value="0.67261986049000011" table:style-name="ce1">
            <text:p>0.67261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4_load</text:p>
          </table:table-cell>
          <table:table-cell office:value-type="float" office:value="3.8717660764000001" table:style-name="ce1">
            <text:p>3.871766076</text:p>
          </table:table-cell>
          <table:table-cell office:value-type="float" office:value="3.9114844213000004" table:style-name="ce1">
            <text:p>3.911484421</text:p>
          </table:table-cell>
          <table:table-cell office:value-type="float" office:value="3.8848270281999997" table:style-name="ce1">
            <text:p>3.884827028</text:p>
          </table:table-cell>
          <table:table-cell office:value-type="float" office:value="3.8560685608000003" table:style-name="ce1">
            <text:p>3.856068561</text:p>
          </table:table-cell>
          <table:table-cell office:value-type="float" office:value="3.8529773622999999" table:style-name="ce1">
            <text:p>3.852977362</text:p>
          </table:table-cell>
          <table:table-cell office:value-type="float" office:value="3.8995999980999998" table:style-name="ce1">
            <text:p>3.899599998</text:p>
          </table:table-cell>
          <table:table-cell office:value-type="float" office:value="3.9141243586000001" table:style-name="ce1">
            <text:p>3.914124359</text:p>
          </table:table-cell>
          <table:table-cell office:value-type="float" office:value="3.9210769860999997" table:style-name="ce1">
            <text:p>3.921076986</text:p>
          </table:table-cell>
          <table:table-cell office:value-type="float" office:value="3.9077130199000001" table:style-name="ce1">
            <text:p>3.90771302</text:p>
          </table:table-cell>
          <table:table-cell office:value-type="float" office:value="3.8913015391000001" table:style-name="ce1">
            <text:p>3.891301539</text:p>
          </table:table-cell>
          <table:table-cell office:value-type="float" office:value="3.8544730318" table:style-name="ce1">
            <text:p>3.854473032</text:p>
          </table:table-cell>
          <table:table-cell office:value-type="float" office:value="3.8647081293999999" table:style-name="ce1">
            <text:p>3.864708129</text:p>
          </table:table-cell>
          <table:table-cell office:value-type="float" office:value="3.8734237753" table:style-name="ce1">
            <text:p>3.873423775</text:p>
          </table:table-cell>
          <table:table-cell office:value-type="float" office:value="3.9113191002999996" table:style-name="ce1">
            <text:p>3.9113191</text:p>
          </table:table-cell>
          <table:table-cell office:value-type="float" office:value="4.0166356012" table:style-name="ce1">
            <text:p>4.016635601</text:p>
          </table:table-cell>
          <table:table-cell office:value-type="float" office:value="4.0168417396000002" table:style-name="ce1">
            <text:p>4.01684174</text:p>
          </table:table-cell>
          <table:table-cell office:value-type="float" office:value="4.0036065163000005" table:style-name="ce1">
            <text:p>4.003606516</text:p>
          </table:table-cell>
          <table:table-cell office:value-type="float" office:value="3.9286483057000003" table:style-name="ce1">
            <text:p>3.928648306</text:p>
          </table:table-cell>
          <table:table-cell office:value-type="float" office:value="3.915140332" table:style-name="ce1">
            <text:p>3.915140332</text:p>
          </table:table-cell>
          <table:table-cell office:value-type="float" office:value="3.9152451133000006" table:style-name="ce1">
            <text:p>3.915245113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5_load</text:p>
          </table:table-cell>
          <table:table-cell office:value-type="float" office:value="0.60558476836000008" table:style-name="ce1">
            <text:p>0.605584768</text:p>
          </table:table-cell>
          <table:table-cell office:value-type="float" office:value="0.61179712487000004" table:style-name="ce1">
            <text:p>0.611797125</text:p>
          </table:table-cell>
          <table:table-cell office:value-type="float" office:value="0.60762763517999996" table:style-name="ce1">
            <text:p>0.607627635</text:p>
          </table:table-cell>
          <table:table-cell office:value-type="float" office:value="0.60312951591999997" table:style-name="ce1">
            <text:p>0.603129516</text:p>
          </table:table-cell>
          <table:table-cell office:value-type="float" office:value="0.60264602076999996" table:style-name="ce1">
            <text:p>0.602646021</text:p>
          </table:table-cell>
          <table:table-cell office:value-type="float" office:value="0.60993827918999999" table:style-name="ce1">
            <text:p>0.609938279</text:p>
          </table:table-cell>
          <table:table-cell office:value-type="float" office:value="0.61221003813999997" table:style-name="ce1">
            <text:p>0.612210038</text:p>
          </table:table-cell>
          <table:table-cell office:value-type="float" office:value="0.61329750038999997" table:style-name="ce1">
            <text:p>0.6132975</text:p>
          </table:table-cell>
          <table:table-cell office:value-type="float" office:value="0.61120723900999996" table:style-name="ce1">
            <text:p>0.611207239</text:p>
          </table:table-cell>
          <table:table-cell office:value-type="float" office:value="0.60864031509000005" table:style-name="ce1">
            <text:p>0.608640315</text:p>
          </table:table-cell>
          <table:table-cell office:value-type="float" office:value="0.60287995882000001" table:style-name="ce1">
            <text:p>0.602879959</text:p>
          </table:table-cell>
          <table:table-cell office:value-type="float" office:value="0.60448083306" table:style-name="ce1">
            <text:p>0.604480833</text:p>
          </table:table-cell>
          <table:table-cell office:value-type="float" office:value="0.60584404947000003" table:style-name="ce1">
            <text:p>0.605844049</text:p>
          </table:table-cell>
          <table:table-cell office:value-type="float" office:value="0.61177126696999995" table:style-name="ce1">
            <text:p>0.611771267</text:p>
          </table:table-cell>
          <table:table-cell office:value-type="float" office:value="0.62824384787999998" table:style-name="ce1">
            <text:p>0.628243848</text:p>
          </table:table-cell>
          <table:table-cell office:value-type="float" office:value="0.62827609004000007" table:style-name="ce1">
            <text:p>0.62827609</text:p>
          </table:table-cell>
          <table:table-cell office:value-type="float" office:value="0.62620596537000006" table:style-name="ce1">
            <text:p>0.626205965</text:p>
          </table:table-cell>
          <table:table-cell office:value-type="float" office:value="0.61448173243000004" table:style-name="ce1">
            <text:p>0.614481732</text:p>
          </table:table-cell>
          <table:table-cell office:value-type="float" office:value="0.61236894679999998" table:style-name="ce1">
            <text:p>0.612368947</text:p>
          </table:table-cell>
          <table:table-cell office:value-type="float" office:value="0.61238533567000009" table:style-name="ce1">
            <text:p>0.6123853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6_load</text:p>
          </table:table-cell>
          <table:table-cell office:value-type="float" office:value="6.3536667664000008" table:style-name="ce1">
            <text:p>6.353666766</text:p>
          </table:table-cell>
          <table:table-cell office:value-type="float" office:value="6.4188455888000009" table:style-name="ce1">
            <text:p>6.418845589</text:p>
          </table:table-cell>
          <table:table-cell office:value-type="float" office:value="6.3751001232000002" table:style-name="ce1">
            <text:p>6.375100123</text:p>
          </table:table-cell>
          <table:table-cell office:value-type="float" office:value="6.3279067408000005" table:style-name="ce1">
            <text:p>6.327906741</text:p>
          </table:table-cell>
          <table:table-cell office:value-type="float" office:value="6.3228340047999998" table:style-name="ce1">
            <text:p>6.322834005</text:p>
          </table:table-cell>
          <table:table-cell office:value-type="float" office:value="6.3993429455999999" table:style-name="ce1">
            <text:p>6.399342946</text:p>
          </table:table-cell>
          <table:table-cell office:value-type="float" office:value="6.4231777935999999" table:style-name="ce1">
            <text:p>6.423177794</text:p>
          </table:table-cell>
          <table:table-cell office:value-type="float" office:value="6.4345872336000003" table:style-name="ce1">
            <text:p>6.434587234</text:p>
          </table:table-cell>
          <table:table-cell office:value-type="float" office:value="6.4126566224000001" table:style-name="ce1">
            <text:p>6.412656622</text:p>
          </table:table-cell>
          <table:table-cell office:value-type="float" office:value="6.3857249616000002" table:style-name="ce1">
            <text:p>6.385724962</text:p>
          </table:table-cell>
          <table:table-cell office:value-type="float" office:value="6.3252884368000002" table:style-name="ce1">
            <text:p>6.325288437</text:p>
          </table:table-cell>
          <table:table-cell office:value-type="float" office:value="6.3420844944000008" table:style-name="ce1">
            <text:p>6.342084494</text:p>
          </table:table-cell>
          <table:table-cell office:value-type="float" office:value="6.3563870928000004" table:style-name="ce1">
            <text:p>6.356387093</text:p>
          </table:table-cell>
          <table:table-cell office:value-type="float" office:value="6.4185742927999998" table:style-name="ce1">
            <text:p>6.418574293</text:p>
          </table:table-cell>
          <table:table-cell office:value-type="float" office:value="6.5914013711999999" table:style-name="ce1">
            <text:p>6.591401371</text:p>
          </table:table-cell>
          <table:table-cell office:value-type="float" office:value="6.5917396496000009" table:style-name="ce1">
            <text:p>6.59173965</text:p>
          </table:table-cell>
          <table:table-cell office:value-type="float" office:value="6.5700203088000011" table:style-name="ce1">
            <text:p>6.570020309</text:p>
          </table:table-cell>
          <table:table-cell office:value-type="float" office:value="6.4470119632000005" table:style-name="ce1">
            <text:p>6.447011963</text:p>
          </table:table-cell>
          <table:table-cell office:value-type="float" office:value="6.4248450320000003" table:style-name="ce1">
            <text:p>6.424845032</text:p>
          </table:table-cell>
          <table:table-cell office:value-type="float" office:value="6.4250169808000015" table:style-name="ce1">
            <text:p>6.42501698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7_load</text:p>
          </table:table-cell>
          <table:table-cell office:value-type="float" office:value="0.56587435732000013" table:style-name="ce1">
            <text:p>0.565874357</text:p>
          </table:table-cell>
          <table:table-cell office:value-type="float" office:value="0.57167934619000016" table:style-name="ce1">
            <text:p>0.571679346</text:p>
          </table:table-cell>
          <table:table-cell office:value-type="float" office:value="0.56778326566000004" table:style-name="ce1">
            <text:p>0.567783266</text:p>
          </table:table-cell>
          <table:table-cell office:value-type="float" office:value="0.56358010504000011" table:style-name="ce1">
            <text:p>0.563580105</text:p>
          </table:table-cell>
          <table:table-cell office:value-type="float" office:value="0.56312831449000011" table:style-name="ce1">
            <text:p>0.563128314</text:p>
          </table:table-cell>
          <table:table-cell office:value-type="float" office:value="0.56994239203000008" table:style-name="ce1">
            <text:p>0.569942392</text:p>
          </table:table-cell>
          <table:table-cell office:value-type="float" office:value="0.5720651831800001" table:style-name="ce1">
            <text:p>0.572065183</text:p>
          </table:table-cell>
          <table:table-cell office:value-type="float" office:value="0.57308133643000003" table:style-name="ce1">
            <text:p>0.573081336</text:p>
          </table:table-cell>
          <table:table-cell office:value-type="float" office:value="0.57112814137000012" table:style-name="ce1">
            <text:p>0.571128141</text:p>
          </table:table-cell>
          <table:table-cell office:value-type="float" office:value="0.56872954033000012" table:style-name="ce1">
            <text:p>0.56872954</text:p>
          </table:table-cell>
          <table:table-cell office:value-type="float" office:value="0.56334691234000012" table:style-name="ce1">
            <text:p>0.563346912</text:p>
          </table:table-cell>
          <table:table-cell office:value-type="float" office:value="0.56484281122000013" table:style-name="ce1">
            <text:p>0.564842811</text:p>
          </table:table-cell>
          <table:table-cell office:value-type="float" office:value="0.56611663639000009" table:style-name="ce1">
            <text:p>0.566116636</text:p>
          </table:table-cell>
          <table:table-cell office:value-type="float" office:value="0.57165518389000003" table:style-name="ce1">
            <text:p>0.571655184</text:p>
          </table:table-cell>
          <table:table-cell office:value-type="float" office:value="0.58704759556000008" table:style-name="ce1">
            <text:p>0.587047596</text:p>
          </table:table-cell>
          <table:table-cell office:value-type="float" office:value="0.58707772348000009" table:style-name="ce1">
            <text:p>0.587077723</text:p>
          </table:table-cell>
          <table:table-cell office:value-type="float" office:value="0.58514334469000018" table:style-name="ce1">
            <text:p>0.585143345</text:p>
          </table:table-cell>
          <table:table-cell office:value-type="float" office:value="0.57418791391000013" table:style-name="ce1">
            <text:p>0.574187914</text:p>
          </table:table-cell>
          <table:table-cell office:value-type="float" office:value="0.57221367160000014" table:style-name="ce1">
            <text:p>0.572213672</text:p>
          </table:table-cell>
          <table:table-cell office:value-type="float" office:value="0.57222898579000014" table:style-name="ce1">
            <text:p>0.57222898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8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79_load</text:p>
          </table:table-cell>
          <table:table-cell office:value-type="float" office:value="1.985521552" table:style-name="ce1">
            <text:p>1.985521552</text:p>
          </table:table-cell>
          <table:table-cell office:value-type="float" office:value="2.0058899340000003" table:style-name="ce1">
            <text:p>2.005889934</text:p>
          </table:table-cell>
          <table:table-cell office:value-type="float" office:value="1.9922194759999998" table:style-name="ce1">
            <text:p>1.992219476</text:p>
          </table:table-cell>
          <table:table-cell office:value-type="float" office:value="1.9774715439999999" table:style-name="ce1">
            <text:p>1.977471544</text:p>
          </table:table-cell>
          <table:table-cell office:value-type="float" office:value="1.9758863139999998" table:style-name="ce1">
            <text:p>1.975886314</text:p>
          </table:table-cell>
          <table:table-cell office:value-type="float" office:value="1.9997953579999999" table:style-name="ce1">
            <text:p>1.999795358</text:p>
          </table:table-cell>
          <table:table-cell office:value-type="float" office:value="2.007243748" table:style-name="ce1">
            <text:p>2.007243748</text:p>
          </table:table-cell>
          <table:table-cell office:value-type="float" office:value="2.010809198" table:style-name="ce1">
            <text:p>2.010809198</text:p>
          </table:table-cell>
          <table:table-cell office:value-type="float" office:value="2.0039558820000001" table:style-name="ce1">
            <text:p>2.003955882</text:p>
          </table:table-cell>
          <table:table-cell office:value-type="float" office:value="1.995539738" table:style-name="ce1">
            <text:p>1.995539738</text:p>
          </table:table-cell>
          <table:table-cell office:value-type="float" office:value="1.9766533239999999" table:style-name="ce1">
            <text:p>1.976653324</text:p>
          </table:table-cell>
          <table:table-cell office:value-type="float" office:value="1.9819020919999999" table:style-name="ce1">
            <text:p>1.981902092</text:p>
          </table:table-cell>
          <table:table-cell office:value-type="float" office:value="1.9863716539999998" table:style-name="ce1">
            <text:p>1.986371654</text:p>
          </table:table-cell>
          <table:table-cell office:value-type="float" office:value="2.0058051539999999" table:style-name="ce1">
            <text:p>2.005805154</text:p>
          </table:table-cell>
          <table:table-cell office:value-type="float" office:value="2.059813616" table:style-name="ce1">
            <text:p>2.059813616</text:p>
          </table:table-cell>
          <table:table-cell office:value-type="float" office:value="2.0599193280000003" table:style-name="ce1">
            <text:p>2.059919328</text:p>
          </table:table-cell>
          <table:table-cell office:value-type="float" office:value="2.0531320340000003" table:style-name="ce1">
            <text:p>2.053132034</text:p>
          </table:table-cell>
          <table:table-cell office:value-type="float" office:value="2.0146919260000002" table:style-name="ce1">
            <text:p>2.014691926</text:p>
          </table:table-cell>
          <table:table-cell office:value-type="float" office:value="2.0077647600000001" table:style-name="ce1">
            <text:p>2.00776476</text:p>
          </table:table-cell>
          <table:table-cell office:value-type="float" office:value="2.0078184940000003" table:style-name="ce1">
            <text:p>2.007818494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0_load</text:p>
          </table:table-cell>
          <table:table-cell office:value-type="float" office:value="0.36732230212" table:style-name="ce1">
            <text:p>0.367322302</text:p>
          </table:table-cell>
          <table:table-cell office:value-type="float" office:value="0.37109045278999997" table:style-name="ce1">
            <text:p>0.371090453</text:p>
          </table:table-cell>
          <table:table-cell office:value-type="float" office:value="0.36856141805999998" table:style-name="ce1">
            <text:p>0.368561418</text:p>
          </table:table-cell>
          <table:table-cell office:value-type="float" office:value="0.36583305063999999" table:style-name="ce1">
            <text:p>0.365833051</text:p>
          </table:table-cell>
          <table:table-cell office:value-type="float" office:value="0.36553978308999996" table:style-name="ce1">
            <text:p>0.365539783</text:p>
          </table:table-cell>
          <table:table-cell office:value-type="float" office:value="0.36996295622999997" table:style-name="ce1">
            <text:p>0.369962956</text:p>
          </table:table-cell>
          <table:table-cell office:value-type="float" office:value="0.37134090837999995" table:style-name="ce1">
            <text:p>0.371340908</text:p>
          </table:table-cell>
          <table:table-cell office:value-type="float" office:value="0.37200051662999994" table:style-name="ce1">
            <text:p>0.372000517</text:p>
          </table:table-cell>
          <table:table-cell office:value-type="float" office:value="0.37073265316999998" table:style-name="ce1">
            <text:p>0.370732653</text:p>
          </table:table-cell>
          <table:table-cell office:value-type="float" office:value="0.36917566653" table:style-name="ce1">
            <text:p>0.369175667</text:p>
          </table:table-cell>
          <table:table-cell office:value-type="float" office:value="0.36568167993999995" table:style-name="ce1">
            <text:p>0.36568168</text:p>
          </table:table-cell>
          <table:table-cell office:value-type="float" office:value="0.36665270201999994" table:style-name="ce1">
            <text:p>0.366652702</text:p>
          </table:table-cell>
          <table:table-cell office:value-type="float" office:value="0.36747957098999995" table:style-name="ce1">
            <text:p>0.367479571</text:p>
          </table:table-cell>
          <table:table-cell office:value-type="float" office:value="0.37107476848999993" table:style-name="ce1">
            <text:p>0.371074768</text:p>
          </table:table-cell>
          <table:table-cell office:value-type="float" office:value="0.38106633395999995" table:style-name="ce1">
            <text:p>0.381066334</text:p>
          </table:table-cell>
          <table:table-cell office:value-type="float" office:value="0.38108589067999998" table:style-name="ce1">
            <text:p>0.381085891</text:p>
          </table:table-cell>
          <table:table-cell office:value-type="float" office:value="0.37983024128999998" table:style-name="ce1">
            <text:p>0.379830241</text:p>
          </table:table-cell>
          <table:table-cell office:value-type="float" office:value="0.37271882131" table:style-name="ce1">
            <text:p>0.372718821</text:p>
          </table:table-cell>
          <table:table-cell office:value-type="float" office:value="0.37143729559999999" table:style-name="ce1">
            <text:p>0.371437296</text:p>
          </table:table-cell>
          <table:table-cell office:value-type="float" office:value="0.37144723638999999" table:style-name="ce1">
            <text:p>0.371447236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1_load</text:p>
          </table:table-cell>
          <table:table-cell office:value-type="float" office:value="2.9782818280000001" table:style-name="ce1">
            <text:p>2.978281828</text:p>
          </table:table-cell>
          <table:table-cell office:value-type="float" office:value="3.0088344010000005" table:style-name="ce1">
            <text:p>3.008834401</text:p>
          </table:table-cell>
          <table:table-cell office:value-type="float" office:value="2.9883287140000001" table:style-name="ce1">
            <text:p>2.988328714</text:p>
          </table:table-cell>
          <table:table-cell office:value-type="float" office:value="2.9662068160000001" table:style-name="ce1">
            <text:p>2.966206816</text:p>
          </table:table-cell>
          <table:table-cell office:value-type="float" office:value="2.9638289709999999" table:style-name="ce1">
            <text:p>2.963828971</text:p>
          </table:table-cell>
          <table:table-cell office:value-type="float" office:value="2.999692537" table:style-name="ce1">
            <text:p>2.999692537</text:p>
          </table:table-cell>
          <table:table-cell office:value-type="float" office:value="3.0108651220000002" table:style-name="ce1">
            <text:p>3.010865122</text:p>
          </table:table-cell>
          <table:table-cell office:value-type="float" office:value="3.0162132970000002" table:style-name="ce1">
            <text:p>3.016213297</text:p>
          </table:table-cell>
          <table:table-cell office:value-type="float" office:value="3.0059333229999998" table:style-name="ce1">
            <text:p>3.005933323</text:p>
          </table:table-cell>
          <table:table-cell office:value-type="float" office:value="2.993309107" table:style-name="ce1">
            <text:p>2.993309107</text:p>
          </table:table-cell>
          <table:table-cell office:value-type="float" office:value="2.9649794860000003" table:style-name="ce1">
            <text:p>2.964979486</text:p>
          </table:table-cell>
          <table:table-cell office:value-type="float" office:value="2.972852638" table:style-name="ce1">
            <text:p>2.972852638</text:p>
          </table:table-cell>
          <table:table-cell office:value-type="float" office:value="2.979556981" table:style-name="ce1">
            <text:p>2.979556981</text:p>
          </table:table-cell>
          <table:table-cell office:value-type="float" office:value="3.0087072309999998" table:style-name="ce1">
            <text:p>3.008707231</text:p>
          </table:table-cell>
          <table:table-cell office:value-type="float" office:value="3.0897199239999997" table:style-name="ce1">
            <text:p>3.089719924</text:p>
          </table:table-cell>
          <table:table-cell office:value-type="float" office:value="3.0898784920000004" table:style-name="ce1">
            <text:p>3.089878492</text:p>
          </table:table-cell>
          <table:table-cell office:value-type="float" office:value="3.0796975510000006" table:style-name="ce1">
            <text:p>3.079697551</text:p>
          </table:table-cell>
          <table:table-cell office:value-type="float" office:value="3.0220373890000003" table:style-name="ce1">
            <text:p>3.022037389</text:p>
          </table:table-cell>
          <table:table-cell office:value-type="float" office:value="3.0116466400000004" table:style-name="ce1">
            <text:p>3.01164664</text:p>
          </table:table-cell>
          <table:table-cell office:value-type="float" office:value="3.0117272410000004" table:style-name="ce1">
            <text:p>3.01172724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2_load</text:p>
          </table:table-cell>
          <table:table-cell office:value-type="float" office:value="5.956562656" table:style-name="ce1">
            <text:p>5.956562656</text:p>
          </table:table-cell>
          <table:table-cell office:value-type="float" office:value="6.017667802000001" table:style-name="ce1">
            <text:p>6.017667802</text:p>
          </table:table-cell>
          <table:table-cell office:value-type="float" office:value="5.9766564280000001" table:style-name="ce1">
            <text:p>5.976656428</text:p>
          </table:table-cell>
          <table:table-cell office:value-type="float" office:value="5.9324126320000001" table:style-name="ce1">
            <text:p>5.932412632</text:p>
          </table:table-cell>
          <table:table-cell office:value-type="float" office:value="5.9276569419999996" table:style-name="ce1">
            <text:p>5.927656942</text:p>
          </table:table-cell>
          <table:table-cell office:value-type="float" office:value="5.999384074" table:style-name="ce1">
            <text:p>5.999384074</text:p>
          </table:table-cell>
          <table:table-cell office:value-type="float" office:value="6.0217292440000003" table:style-name="ce1">
            <text:p>6.021729244</text:p>
          </table:table-cell>
          <table:table-cell office:value-type="float" office:value="6.0324255940000002" table:style-name="ce1">
            <text:p>6.032425594</text:p>
          </table:table-cell>
          <table:table-cell office:value-type="float" office:value="6.0118656459999995" table:style-name="ce1">
            <text:p>6.011865646</text:p>
          </table:table-cell>
          <table:table-cell office:value-type="float" office:value="5.9866172139999998" table:style-name="ce1">
            <text:p>5.986617214</text:p>
          </table:table-cell>
          <table:table-cell office:value-type="float" office:value="5.9299579720000004" table:style-name="ce1">
            <text:p>5.929957972</text:p>
          </table:table-cell>
          <table:table-cell office:value-type="float" office:value="5.9457042759999998" table:style-name="ce1">
            <text:p>5.945704276</text:p>
          </table:table-cell>
          <table:table-cell office:value-type="float" office:value="5.9591129619999998" table:style-name="ce1">
            <text:p>5.959112962</text:p>
          </table:table-cell>
          <table:table-cell office:value-type="float" office:value="6.0174134619999995" table:style-name="ce1">
            <text:p>6.017413462</text:p>
          </table:table-cell>
          <table:table-cell office:value-type="float" office:value="6.1794388479999993" table:style-name="ce1">
            <text:p>6.179438848</text:p>
          </table:table-cell>
          <table:table-cell office:value-type="float" office:value="6.1797559840000007" table:style-name="ce1">
            <text:p>6.179755984</text:p>
          </table:table-cell>
          <table:table-cell office:value-type="float" office:value="6.1593941020000011" table:style-name="ce1">
            <text:p>6.159394102</text:p>
          </table:table-cell>
          <table:table-cell office:value-type="float" office:value="6.0440737780000005" table:style-name="ce1">
            <text:p>6.044073778</text:p>
          </table:table-cell>
          <table:table-cell office:value-type="float" office:value="6.0232922800000006" table:style-name="ce1">
            <text:p>6.02329228</text:p>
          </table:table-cell>
          <table:table-cell office:value-type="float" office:value="6.0234534820000007" table:style-name="ce1">
            <text:p>6.02345348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3_load</text:p>
          </table:table-cell>
          <table:table-cell office:value-type="float" office:value="3.9710421040000004" table:style-name="ce1">
            <text:p>3.971042104</text:p>
          </table:table-cell>
          <table:table-cell office:value-type="float" office:value="4.0117788680000004" table:style-name="ce1">
            <text:p>4.011778868</text:p>
          </table:table-cell>
          <table:table-cell office:value-type="float" office:value="3.9844379519999999" table:style-name="ce1">
            <text:p>3.984437952</text:p>
          </table:table-cell>
          <table:table-cell office:value-type="float" office:value="3.9549420880000001" table:style-name="ce1">
            <text:p>3.954942088</text:p>
          </table:table-cell>
          <table:table-cell office:value-type="float" office:value="3.9517716279999999" table:style-name="ce1">
            <text:p>3.951771628</text:p>
          </table:table-cell>
          <table:table-cell office:value-type="float" office:value="3.999589716" table:style-name="ce1">
            <text:p>3.999589716</text:p>
          </table:table-cell>
          <table:table-cell office:value-type="float" office:value="4.014486496" table:style-name="ce1">
            <text:p>4.014486496</text:p>
          </table:table-cell>
          <table:table-cell office:value-type="float" office:value="4.0216173959999999" table:style-name="ce1">
            <text:p>4.021617396</text:p>
          </table:table-cell>
          <table:table-cell office:value-type="float" office:value="4.007910764" table:style-name="ce1">
            <text:p>4.007910764</text:p>
          </table:table-cell>
          <table:table-cell office:value-type="float" office:value="3.9910784760000002" table:style-name="ce1">
            <text:p>3.991078476</text:p>
          </table:table-cell>
          <table:table-cell office:value-type="float" office:value="3.9533056480000002" table:style-name="ce1">
            <text:p>3.953305648</text:p>
          </table:table-cell>
          <table:table-cell office:value-type="float" office:value="3.9638031840000001" table:style-name="ce1">
            <text:p>3.963803184</text:p>
          </table:table-cell>
          <table:table-cell office:value-type="float" office:value="3.9727423079999999" table:style-name="ce1">
            <text:p>3.972742308</text:p>
          </table:table-cell>
          <table:table-cell office:value-type="float" office:value="4.0116093079999997" table:style-name="ce1">
            <text:p>4.011609308</text:p>
          </table:table-cell>
          <table:table-cell office:value-type="float" office:value="4.1196262319999999" table:style-name="ce1">
            <text:p>4.119626232</text:p>
          </table:table-cell>
          <table:table-cell office:value-type="float" office:value="4.1198376560000005" table:style-name="ce1">
            <text:p>4.119837656</text:p>
          </table:table-cell>
          <table:table-cell office:value-type="float" office:value="4.1062630680000005" table:style-name="ce1">
            <text:p>4.106263068</text:p>
          </table:table-cell>
          <table:table-cell office:value-type="float" office:value="4.0293828520000003" table:style-name="ce1">
            <text:p>4.029382852</text:p>
          </table:table-cell>
          <table:table-cell office:value-type="float" office:value="4.0155285200000002" table:style-name="ce1">
            <text:p>4.01552852</text:p>
          </table:table-cell>
          <table:table-cell office:value-type="float" office:value="4.0156359880000005" table:style-name="ce1">
            <text:p>4.015635988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4_load</text:p>
          </table:table-cell>
          <table:table-cell office:value-type="float" office:value="11.3174681464" table:style-name="ce1">
            <text:p>11.31746815</text:p>
          </table:table-cell>
          <table:table-cell office:value-type="float" office:value="11.4335679238" table:style-name="ce1">
            <text:p>11.43356792</text:p>
          </table:table-cell>
          <table:table-cell office:value-type="float" office:value="11.355646313199999" table:style-name="ce1">
            <text:p>11.35564631</text:p>
          </table:table-cell>
          <table:table-cell office:value-type="float" office:value="11.271583100799999" table:style-name="ce1">
            <text:p>11.2715831</text:p>
          </table:table-cell>
          <table:table-cell office:value-type="float" office:value="11.262547289799999" table:style-name="ce1">
            <text:p>11.26254729</text:p>
          </table:table-cell>
          <table:table-cell office:value-type="float" office:value="11.398828840599998" table:style-name="ce1">
            <text:p>11.39882884</text:p>
          </table:table-cell>
          <table:table-cell office:value-type="float" office:value="11.441284663599999" table:style-name="ce1">
            <text:p>11.44128466</text:p>
          </table:table-cell>
          <table:table-cell office:value-type="float" office:value="11.461607728599999" table:style-name="ce1">
            <text:p>11.46160773</text:p>
          </table:table-cell>
          <table:table-cell office:value-type="float" office:value="11.422543827399998" table:style-name="ce1">
            <text:p>11.42254383</text:p>
          </table:table-cell>
          <table:table-cell office:value-type="float" office:value="11.374571806600001" table:style-name="ce1">
            <text:p>11.37457181</text:p>
          </table:table-cell>
          <table:table-cell office:value-type="float" office:value="11.266919246800001" table:style-name="ce1">
            <text:p>11.26691925</text:p>
          </table:table-cell>
          <table:table-cell office:value-type="float" office:value="11.296837224399999" table:style-name="ce1">
            <text:p>11.29683722</text:p>
          </table:table-cell>
          <table:table-cell office:value-type="float" office:value="11.322313727799999" table:style-name="ce1">
            <text:p>11.32231373</text:p>
          </table:table-cell>
          <table:table-cell office:value-type="float" office:value="11.433084677799998" table:style-name="ce1">
            <text:p>11.43308468</text:p>
          </table:table-cell>
          <table:table-cell office:value-type="float" office:value="11.740932911199998" table:style-name="ce1">
            <text:p>11.74093291</text:p>
          </table:table-cell>
          <table:table-cell office:value-type="float" office:value="11.7415354696" table:style-name="ce1">
            <text:p>11.74153547</text:p>
          </table:table-cell>
          <table:table-cell office:value-type="float" office:value="11.702847893800001" table:style-name="ce1">
            <text:p>11.70284789</text:p>
          </table:table-cell>
          <table:table-cell office:value-type="float" office:value="11.4837392782" table:style-name="ce1">
            <text:p>11.48373928</text:p>
          </table:table-cell>
          <table:table-cell office:value-type="float" office:value="11.444254431999999" table:style-name="ce1">
            <text:p>11.44425443</text:p>
          </table:table-cell>
          <table:table-cell office:value-type="float" office:value="11.444560715800002" table:style-name="ce1">
            <text:p>11.44456072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5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00002" table:style-name="ce1">
            <text:p>15.2447569</text:p>
          </table:table-cell>
          <table:table-cell office:value-type="float" office:value="15.1408614176" table:style-name="ce1">
            <text:p>15.14086142</text:p>
          </table:table-cell>
          <table:table-cell office:value-type="float" office:value="15.0287771344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800001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8" table:style-name="ce1">
            <text:p>15.2821433</text:p>
          </table:table-cell>
          <table:table-cell office:value-type="float" office:value="15.230058103199999" table:style-name="ce1">
            <text:p>15.2300581</text:p>
          </table:table-cell>
          <table:table-cell office:value-type="float" office:value="15.1660954088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200001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9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3" table:style-name="ce1">
            <text:p>15.60379686</text:p>
          </table:table-cell>
          <table:table-cell office:value-type="float" office:value="15.311652037600002" table:style-name="ce1">
            <text:p>15.31165204</text:p>
          </table:table-cell>
          <table:table-cell office:value-type="float" office:value="15.259005576" table:style-name="ce1">
            <text:p>15.25900558</text:p>
          </table:table-cell>
          <table:table-cell office:value-type="float" office:value="15.259413954400001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proc_F_86_load</text:p>
          </table:table-cell>
          <table:table-cell office:value-type="float" office:value="3.5719524730480003" table:style-name="ce1">
            <text:p>3.571952473</text:p>
          </table:table-cell>
          <table:table-cell office:value-type="float" office:value="3.6085951922660002" table:style-name="ce1">
            <text:p>3.608595192</text:p>
          </table:table-cell>
          <table:table-cell office:value-type="float" office:value="3.5840020383239999" table:style-name="ce1">
            <text:p>3.584002038</text:p>
          </table:table-cell>
          <table:table-cell office:value-type="float" office:value="3.5574705086559999" table:style-name="ce1">
            <text:p>3.557470509</text:p>
          </table:table-cell>
          <table:table-cell office:value-type="float" office:value="3.554618679886" table:style-name="ce1">
            <text:p>3.55461868</text:p>
          </table:table-cell>
          <table:table-cell office:value-type="float" office:value="3.5976310500419997" table:style-name="ce1">
            <text:p>3.59763105</text:p>
          </table:table-cell>
          <table:table-cell office:value-type="float" office:value="3.6110307036519997" table:style-name="ce1">
            <text:p>3.611030704</text:p>
          </table:table-cell>
          <table:table-cell office:value-type="float" office:value="3.6174449482019999" table:style-name="ce1">
            <text:p>3.617444948</text:p>
          </table:table-cell>
          <table:table-cell office:value-type="float" office:value="3.605115832718" table:style-name="ce1">
            <text:p>3.605115833</text:p>
          </table:table-cell>
          <table:table-cell office:value-type="float" office:value="3.5899751896620002" table:style-name="ce1">
            <text:p>3.58997519</text:p>
          </table:table-cell>
          <table:table-cell office:value-type="float" office:value="3.5559985308759998" table:style-name="ce1">
            <text:p>3.555998531</text:p>
          </table:table-cell>
          <table:table-cell office:value-type="float" office:value="3.5654410645080001" table:style-name="ce1">
            <text:p>3.565441065</text:p>
          </table:table-cell>
          <table:table-cell office:value-type="float" office:value="3.5734818065459999" table:style-name="ce1">
            <text:p>3.573481807</text:p>
          </table:table-cell>
          <table:table-cell office:value-type="float" office:value="3.6084426730459995" table:style-name="ce1">
            <text:p>3.608442673</text:p>
          </table:table-cell>
          <table:table-cell office:value-type="float" office:value="3.7056038961839999" table:style-name="ce1">
            <text:p>3.705603896</text:p>
          </table:table-cell>
          <table:table-cell office:value-type="float" office:value="3.7057940720720004" table:style-name="ce1">
            <text:p>3.705794072</text:p>
          </table:table-cell>
          <table:table-cell office:value-type="float" office:value="3.6935837301660004" table:style-name="ce1">
            <text:p>3.69358373</text:p>
          </table:table-cell>
          <table:table-cell office:value-type="float" office:value="3.6244299758740004" table:style-name="ce1">
            <text:p>3.624429976</text:p>
          </table:table-cell>
          <table:table-cell office:value-type="float" office:value="3.61196800424" table:style-name="ce1">
            <text:p>3.611968004</text:p>
          </table:table-cell>
          <table:table-cell office:value-type="float" office:value="3.6120646717060003" table:style-name="ce1">
            <text:p>3.61206467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flue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sh_load</text:p>
          </table:table-cell>
          <table:table-cell office:value-type="float" office:value="0.31137183209000002" table:style-name="ce1">
            <text:p>0.311371832</text:p>
          </table:table-cell>
          <table:table-cell office:value-type="float" office:value="0.31140310953999994" table:style-name="ce1">
            <text:p>0.31140311</text:p>
          </table:table-cell>
          <table:table-cell office:value-type="float" office:value="0.33314147173000003" table:style-name="ce1">
            <text:p>0.333141472</text:p>
          </table:table-cell>
          <table:table-cell office:value-type="float" office:value="0.33443569971999998" table:style-name="ce1">
            <text:p>0.3344357</text:p>
          </table:table-cell>
          <table:table-cell office:value-type="float" office:value="0.32179898124" table:style-name="ce1">
            <text:p>0.321798981</text:p>
          </table:table-cell>
          <table:table-cell office:value-type="float" office:value="0.34481803558000002" table:style-name="ce1">
            <text:p>0.344818036</text:p>
          </table:table-cell>
          <table:table-cell office:value-type="float" office:value="0.29387783706999993" table:style-name="ce1">
            <text:p>0.293877837</text:p>
          </table:table-cell>
          <table:table-cell office:value-type="float" office:value="0.28558317822999996" table:style-name="ce1">
            <text:p>0.285583178</text:p>
          </table:table-cell>
          <table:table-cell office:value-type="float" office:value="0.30940926982999994" table:style-name="ce1">
            <text:p>0.30940927</text:p>
          </table:table-cell>
          <table:table-cell office:value-type="float" office:value="0.27358440905999998" table:style-name="ce1">
            <text:p>0.273584409</text:p>
          </table:table-cell>
          <table:table-cell office:value-type="float" office:value="0.28089800221999994" table:style-name="ce1">
            <text:p>0.280898002</text:p>
          </table:table-cell>
          <table:table-cell office:value-type="float" office:value="0.27137287804999999" table:style-name="ce1">
            <text:p>0.271372878</text:p>
          </table:table-cell>
          <table:table-cell office:value-type="float" office:value="0.28437387164" table:style-name="ce1">
            <text:p>0.284373872</text:p>
          </table:table-cell>
          <table:table-cell office:value-type="float" office:value="0.28306284691999994" table:style-name="ce1">
            <text:p>0.283062847</text:p>
          </table:table-cell>
          <table:table-cell office:value-type="float" office:value="0.30461609415999996" table:style-name="ce1">
            <text:p>0.304616094</text:p>
          </table:table-cell>
          <table:table-cell office:value-type="float" office:value="0.30703828536" table:style-name="ce1">
            <text:p>0.307038285</text:p>
          </table:table-cell>
          <table:table-cell office:value-type="float" office:value="0.30565173843999999" table:style-name="ce1">
            <text:p>0.305651738</text:p>
          </table:table-cell>
          <table:table-cell office:value-type="float" office:value="0.30915640034999997" table:style-name="ce1">
            <text:p>0.3091564</text:p>
          </table:table-cell>
          <table:table-cell office:value-type="float" office:value="0.31571838083999992" table:style-name="ce1">
            <text:p>0.315718381</text:p>
          </table:table-cell>
          <table:table-cell office:value-type="float" office:value="0.32227132358999999" table:style-name="ce1">
            <text:p>0.322271324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5b_load</text:p>
          </table:table-cell>
          <table:table-cell office:value-type="float" office:value="0.69305220691000002" table:style-name="ce1">
            <text:p>0.693052207</text:p>
          </table:table-cell>
          <table:table-cell office:value-type="float" office:value="0.69312182446000004" table:style-name="ce1">
            <text:p>0.693121824</text:p>
          </table:table-cell>
          <table:table-cell office:value-type="float" office:value="0.74150721127000019" table:style-name="ce1">
            <text:p>0.741507211</text:p>
          </table:table-cell>
          <table:table-cell office:value-type="float" office:value="0.74438791228000012" table:style-name="ce1">
            <text:p>0.744387912</text:p>
          </table:table-cell>
          <table:table-cell office:value-type="float" office:value="0.71626102276000003" table:style-name="ce1">
            <text:p>0.716261023</text:p>
          </table:table-cell>
          <table:table-cell office:value-type="float" office:value="0.76749698242000008" table:style-name="ce1">
            <text:p>0.767496982</text:p>
          </table:table-cell>
          <table:table-cell office:value-type="float" office:value="0.65411395992999999" table:style-name="ce1">
            <text:p>0.65411396</text:p>
          </table:table-cell>
          <table:table-cell office:value-type="float" office:value="0.63565165477000007" table:style-name="ce1">
            <text:p>0.635651655</text:p>
          </table:table-cell>
          <table:table-cell office:value-type="float" office:value="0.68868392317000005" table:style-name="ce1">
            <text:p>0.688683923</text:p>
          </table:table-cell>
          <table:table-cell office:value-type="float" office:value="0.60894471694000007" table:style-name="ce1">
            <text:p>0.608944717</text:p>
          </table:table-cell>
          <table:table-cell office:value-type="float" office:value="0.6252233597800001" table:style-name="ce1">
            <text:p>0.62522336</text:p>
          </table:table-cell>
          <table:table-cell office:value-type="float" office:value="0.60402227694999999" table:style-name="ce1">
            <text:p>0.604022277</text:p>
          </table:table-cell>
          <table:table-cell office:value-type="float" office:value="0.63295997236000001" table:style-name="ce1">
            <text:p>0.632959972</text:p>
          </table:table-cell>
          <table:table-cell office:value-type="float" office:value="0.63004188508000014" table:style-name="ce1">
            <text:p>0.630041885</text:p>
          </table:table-cell>
          <table:table-cell office:value-type="float" office:value="0.67801524184000006" table:style-name="ce1">
            <text:p>0.678015242</text:p>
          </table:table-cell>
          <table:table-cell office:value-type="float" office:value="0.6834065706400001" table:style-name="ce1">
            <text:p>0.683406571</text:p>
          </table:table-cell>
          <table:table-cell office:value-type="float" office:value="0.68032038556000007" table:style-name="ce1">
            <text:p>0.680320386</text:p>
          </table:table-cell>
          <table:table-cell office:value-type="float" office:value="0.68812108464999999" table:style-name="ce1">
            <text:p>0.688121085</text:p>
          </table:table-cell>
          <table:table-cell office:value-type="float" office:value="0.70272678316000003" table:style-name="ce1">
            <text:p>0.702726783</text:p>
          </table:table-cell>
          <table:table-cell office:value-type="float" office:value="0.71731236540999999" table:style-name="ce1">
            <text:p>0.7173123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_oil_load</text:p>
          </table:table-cell>
          <table:table-cell office:value-type="float" office:value="1.9807212609079998" table:style-name="ce1">
            <text:p>1.980721261</text:p>
          </table:table-cell>
          <table:table-cell office:value-type="float" office:value="1.9809202258479996" table:style-name="ce1">
            <text:p>1.980920226</text:p>
          </table:table-cell>
          <table:table-cell office:value-type="float" office:value="2.1192042588760005" table:style-name="ce1">
            <text:p>2.119204259</text:p>
          </table:table-cell>
          <table:table-cell office:value-type="float" office:value="2.1274372188640003" table:style-name="ce1">
            <text:p>2.127437219</text:p>
          </table:table-cell>
          <table:table-cell office:value-type="float" office:value="2.0470513838880002" table:style-name="ce1">
            <text:p>2.047051384</text:p>
          </table:table-cell>
          <table:table-cell office:value-type="float" office:value="2.1934822714959998" table:style-name="ce1">
            <text:p>2.193482271</text:p>
          </table:table-cell>
          <table:table-cell office:value-type="float" office:value="1.8694368796839997" table:style-name="ce1">
            <text:p>1.86943688</text:p>
          </table:table-cell>
          <table:table-cell office:value-type="float" office:value="1.8166721466759999" table:style-name="ce1">
            <text:p>1.816672147</text:p>
          </table:table-cell>
          <table:table-cell office:value-type="float" office:value="1.968236832596" table:style-name="ce1">
            <text:p>1.968236833</text:p>
          </table:table-cell>
          <table:table-cell office:value-type="float" office:value="1.7403444924720002" table:style-name="ce1">
            <text:p>1.740344492</text:p>
          </table:table-cell>
          <table:table-cell office:value-type="float" office:value="1.7868683818639999" table:style-name="ce1">
            <text:p>1.786868382</text:p>
          </table:table-cell>
          <table:table-cell office:value-type="float" office:value="1.7262763016599998" table:style-name="ce1">
            <text:p>1.726276302</text:p>
          </table:table-cell>
          <table:table-cell office:value-type="float" office:value="1.8089793963679999" table:style-name="ce1">
            <text:p>1.808979396</text:p>
          </table:table-cell>
          <table:table-cell office:value-type="float" office:value="1.800639587504" table:style-name="ce1">
            <text:p>1.800639588</text:p>
          </table:table-cell>
          <table:table-cell office:value-type="float" office:value="1.9377460505920001" table:style-name="ce1">
            <text:p>1.937746051</text:p>
          </table:table-cell>
          <table:table-cell office:value-type="float" office:value="1.9531543120319999" table:style-name="ce1">
            <text:p>1.953154312</text:p>
          </table:table-cell>
          <table:table-cell office:value-type="float" office:value="1.9443340845279999" table:style-name="ce1">
            <text:p>1.944334085</text:p>
          </table:table-cell>
          <table:table-cell office:value-type="float" office:value="1.9666282564199997" table:style-name="ce1">
            <text:p>1.966628256</text:p>
          </table:table-cell>
          <table:table-cell office:value-type="float" office:value="2.0083709194080002" table:style-name="ce1">
            <text:p>2.008370919</text:p>
          </table:table-cell>
          <table:table-cell office:value-type="float" office:value="2.0500560907080003" table:style-name="ce1">
            <text:p>2.05005609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0b_load</text:p>
          </table:table-cell>
          <table:table-cell office:value-type="float" office:value="43.165162509691996" table:style-name="ce1">
            <text:p>43.16516251</text:p>
          </table:table-cell>
          <table:table-cell office:value-type="float" office:value="44.568168761308996" table:style-name="ce1">
            <text:p>44.56816876</text:p>
          </table:table-cell>
          <table:table-cell office:value-type="float" office:value="45.098266423993998" table:style-name="ce1">
            <text:p>45.09826642</text:p>
          </table:table-cell>
          <table:table-cell office:value-type="float" office:value="44.64298264755999" table:style-name="ce1">
            <text:p>44.64298265</text:p>
          </table:table-cell>
          <table:table-cell office:value-type="float" office:value="44.817579473902995" table:style-name="ce1">
            <text:p>44.81757947</text:p>
          </table:table-cell>
          <table:table-cell office:value-type="float" office:value="47.100420650340993" table:style-name="ce1">
            <text:p>47.10042065</text:p>
          </table:table-cell>
          <table:table-cell office:value-type="float" office:value="47.474215776641998" table:style-name="ce1">
            <text:p>47.47421578</text:p>
          </table:table-cell>
          <table:table-cell office:value-type="float" office:value="46.681484382108998" table:style-name="ce1">
            <text:p>46.68148438</text:p>
          </table:table-cell>
          <table:table-cell office:value-type="float" office:value="43.919634051823003" table:style-name="ce1">
            <text:p>43.91963405</text:p>
          </table:table-cell>
          <table:table-cell office:value-type="float" office:value="43.240769314054994" table:style-name="ce1">
            <text:p>43.24076931</text:p>
          </table:table-cell>
          <table:table-cell office:value-type="float" office:value="43.835483245917999" table:style-name="ce1">
            <text:p>43.83548325</text:p>
          </table:table-cell>
          <table:table-cell office:value-type="float" office:value="47.093174734766002" table:style-name="ce1">
            <text:p>47.09317473</text:p>
          </table:table-cell>
          <table:table-cell office:value-type="float" office:value="33.949096365024999" table:style-name="ce1">
            <text:p>33.94909637</text:p>
          </table:table-cell>
          <table:table-cell office:value-type="float" office:value="25.624815131282997" table:style-name="ce1">
            <text:p>25.62481513</text:p>
          </table:table-cell>
          <table:table-cell office:value-type="float" office:value="16.465797429436002" table:style-name="ce1">
            <text:p>16.46579743</text:p>
          </table:table-cell>
          <table:table-cell office:value-type="float" office:value="16.668071303572003" table:style-name="ce1">
            <text:p>16.6680713</text:p>
          </table:table-cell>
          <table:table-cell office:value-type="float" office:value="29.412071813651" table:style-name="ce1">
            <text:p>29.41207181</text:p>
          </table:table-cell>
          <table:table-cell office:value-type="float" office:value="45.082018256409" table:style-name="ce1">
            <text:p>45.08201826</text:p>
          </table:table-cell>
          <table:table-cell office:value-type="float" office:value="42.455806980296003" table:style-name="ce1">
            <text:p>42.45580698</text:p>
          </table:table-cell>
          <table:table-cell office:value-type="float" office:value="41.295603332357004" table:style-name="ce1">
            <text:p>41.2956033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sh_load</text:p>
          </table:table-cell>
          <table:table-cell office:value-type="float" office:value="0.93694998410813612" table:style-name="ce1">
            <text:p>0.936949984</text:p>
          </table:table-cell>
          <table:table-cell office:value-type="float" office:value="0.937044101385616" table:style-name="ce1">
            <text:p>0.937044101</text:p>
          </table:table-cell>
          <table:table-cell office:value-type="float" office:value="1.0024572174227921" table:style-name="ce1">
            <text:p>1.002457217</text:p>
          </table:table-cell>
          <table:table-cell office:value-type="float" office:value="1.0063516913922881" table:style-name="ce1">
            <text:p>1.006351691</text:p>
          </table:table-cell>
          <table:table-cell office:value-type="float" office:value="0.96832641952329612" table:style-name="ce1">
            <text:p>0.96832642</text:p>
          </table:table-cell>
          <table:table-cell office:value-type="float" office:value="1.0375932787028321" table:style-name="ce1">
            <text:p>1.037593279</text:p>
          </table:table-cell>
          <table:table-cell office:value-type="float" office:value="0.88430863439672813" table:style-name="ce1">
            <text:p>0.884308634</text:p>
          </table:table-cell>
          <table:table-cell office:value-type="float" office:value="0.85934909621039213" table:style-name="ce1">
            <text:p>0.859349096</text:p>
          </table:table-cell>
          <table:table-cell office:value-type="float" office:value="0.93104441901903212" table:style-name="ce1">
            <text:p>0.931044419</text:p>
          </table:table-cell>
          <table:table-cell office:value-type="float" office:value="0.82324348378382417" table:style-name="ce1">
            <text:p>0.823243484</text:p>
          </table:table-cell>
          <table:table-cell office:value-type="float" office:value="0.84525088773828805" table:style-name="ce1">
            <text:p>0.845250888</text:p>
          </table:table-cell>
          <table:table-cell office:value-type="float" office:value="0.81658874441972018" table:style-name="ce1">
            <text:p>0.816588744</text:p>
          </table:table-cell>
          <table:table-cell office:value-type="float" office:value="0.85571016004745615" table:style-name="ce1">
            <text:p>0.85571016</text:p>
          </table:table-cell>
          <table:table-cell office:value-type="float" office:value="0.85176514287516814" table:style-name="ce1">
            <text:p>0.851765143</text:p>
          </table:table-cell>
          <table:table-cell office:value-type="float" office:value="0.9166212277248641" table:style-name="ce1">
            <text:p>0.916621228</text:p>
          </table:table-cell>
          <table:table-cell office:value-type="float" office:value="0.92390986670534403" table:style-name="ce1">
            <text:p>0.923909867</text:p>
          </table:table-cell>
          <table:table-cell office:value-type="float" office:value="0.91973759495017604" table:style-name="ce1">
            <text:p>0.919737595</text:p>
          </table:table-cell>
          <table:table-cell office:value-type="float" office:value="0.93028350701964002" table:style-name="ce1">
            <text:p>0.930283507</text:p>
          </table:table-cell>
          <table:table-cell office:value-type="float" office:value="0.95002922601513606" table:style-name="ce1">
            <text:p>0.950029226</text:p>
          </table:table-cell>
          <table:table-cell office:value-type="float" office:value="0.96974774945973607" table:style-name="ce1">
            <text:p>0.9697477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8b_load</text:p>
          </table:table-cell>
          <table:table-cell office:value-type="float" office:value="3.0709734483340001" table:style-name="ce1">
            <text:p>3.070973448</text:p>
          </table:table-cell>
          <table:table-cell office:value-type="float" office:value="3.7602051874460001" table:style-name="ce1">
            <text:p>3.760205187</text:p>
          </table:table-cell>
          <table:table-cell office:value-type="float" office:value="4.1322661000260004" table:style-name="ce1">
            <text:p>4.1322661</text:p>
          </table:table-cell>
          <table:table-cell office:value-type="float" office:value="4.0793956528860003" table:style-name="ce1">
            <text:p>4.079395653</text:p>
          </table:table-cell>
          <table:table-cell office:value-type="float" office:value="4.0359143761939995" table:style-name="ce1">
            <text:p>4.035914376</text:p>
          </table:table-cell>
          <table:table-cell office:value-type="float" office:value="3.9667566450060003" table:style-name="ce1">
            <text:p>3.966756645</text:p>
          </table:table-cell>
          <table:table-cell office:value-type="float" office:value="4.0993782359120008" table:style-name="ce1">
            <text:p>4.099378236</text:p>
          </table:table-cell>
          <table:table-cell office:value-type="float" office:value="3.9812084037959998" table:style-name="ce1">
            <text:p>3.981208404</text:p>
          </table:table-cell>
          <table:table-cell office:value-type="float" office:value="3.9477932000439999" table:style-name="ce1">
            <text:p>3.9477932</text:p>
          </table:table-cell>
          <table:table-cell office:value-type="float" office:value="3.2296666496440003" table:style-name="ce1">
            <text:p>3.22966665</text:p>
          </table:table-cell>
          <table:table-cell office:value-type="float" office:value="3.3340345429380003" table:style-name="ce1">
            <text:p>3.334034543</text:p>
          </table:table-cell>
          <table:table-cell office:value-type="float" office:value="4.1157648928140009" table:style-name="ce1">
            <text:p>4.115764893</text:p>
          </table:table-cell>
          <table:table-cell office:value-type="float" office:value="1.7416485029939999" table:style-name="ce1">
            <text:p>1.74164850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8993178798299999" table:style-name="ce1">
            <text:p>2.89931788</text:p>
          </table:table-cell>
          <table:table-cell office:value-type="float" office:value="3.2807374105320002" table:style-name="ce1">
            <text:p>3.280737411</text:p>
          </table:table-cell>
          <table:table-cell office:value-type="float" office:value="2.5665597524500003" table:style-name="ce1">
            <text:p>2.566559752</text:p>
          </table:table-cell>
          <table:table-cell office:value-type="float" office:value="2.9184724048140001" table:style-name="ce1">
            <text:p>2.91847240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0b_load</text:p>
          </table:table-cell>
          <table:table-cell office:value-type="float" office:value="30.953255211727004" table:style-name="ce1">
            <text:p>30.95325521</text:p>
          </table:table-cell>
          <table:table-cell office:value-type="float" office:value="37.347403191162996" table:style-name="ce1">
            <text:p>37.34740319</text:p>
          </table:table-cell>
          <table:table-cell office:value-type="float" office:value="40.767025197253005" table:style-name="ce1">
            <text:p>40.7670252</text:p>
          </table:table-cell>
          <table:table-cell office:value-type="float" office:value="40.259393790483003" table:style-name="ce1">
            <text:p>40.25939379</text:p>
          </table:table-cell>
          <table:table-cell office:value-type="float" office:value="39.855618494656994" table:style-name="ce1">
            <text:p>39.85561849</text:p>
          </table:table-cell>
          <table:table-cell office:value-type="float" office:value="39.247766317542997" table:style-name="ce1">
            <text:p>39.24776632</text:p>
          </table:table-cell>
          <table:table-cell office:value-type="float" office:value="40.482712595636002" table:style-name="ce1">
            <text:p>40.4827126</text:p>
          </table:table-cell>
          <table:table-cell office:value-type="float" office:value="39.395601111537999" table:style-name="ce1">
            <text:p>39.39560111</text:p>
          </table:table-cell>
          <table:table-cell office:value-type="float" office:value="39.077975663981995" table:style-name="ce1">
            <text:p>39.07797566</text:p>
          </table:table-cell>
          <table:table-cell office:value-type="float" office:value="32.432412425582001" table:style-name="ce1">
            <text:p>32.43241243</text:p>
          </table:table-cell>
          <table:table-cell office:value-type="float" office:value="33.372093406388998" table:style-name="ce1">
            <text:p>33.37209341</text:p>
          </table:table-cell>
          <table:table-cell office:value-type="float" office:value="40.601161367167002" table:style-name="ce1">
            <text:p>40.60116137</text:p>
          </table:table-cell>
          <table:table-cell office:value-type="float" office:value="18.673002892057003" table:style-name="ce1">
            <text:p>18.67300289</text:p>
          </table:table-cell>
          <table:table-cell office:value-type="float" office:value="2.6075464001999999" table:style-name="ce1">
            <text:p>2.6075464</text:p>
          </table:table-cell>
          <table:table-cell office:value-type="float" office:value="2.6777574008" table:style-name="ce1">
            <text:p>2.677757401</text:p>
          </table:table-cell>
          <table:table-cell office:value-type="float" office:value="2.6778948264000006" table:style-name="ce1">
            <text:p>2.677894826</text:p>
          </table:table-cell>
          <table:table-cell office:value-type="float" office:value="29.455258644315002" table:style-name="ce1">
            <text:p>29.45525864</text:p>
          </table:table-cell>
          <table:table-cell office:value-type="float" office:value="32.929142437145998" table:style-name="ce1">
            <text:p>32.92914244</text:p>
          </table:table-cell>
          <table:table-cell office:value-type="float" office:value="26.321997867225001" table:style-name="ce1">
            <text:p>26.32199787</text:p>
          </table:table-cell>
          <table:table-cell office:value-type="float" office:value="29.573315725766999" table:style-name="ce1">
            <text:p>29.5733157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4b_load</text:p>
          </table:table-cell>
          <table:table-cell office:value-type="float" office:value="6.3834495746800002" table:style-name="ce1">
            <text:p>6.383449575</text:p>
          </table:table-cell>
          <table:table-cell office:value-type="float" office:value="6.4489339228100002" table:style-name="ce1">
            <text:p>6.448933923</text:p>
          </table:table-cell>
          <table:table-cell office:value-type="float" office:value="6.4049834003399999" table:style-name="ce1">
            <text:p>6.4049834</text:p>
          </table:table-cell>
          <table:table-cell office:value-type="float" office:value="6.35756879896" table:style-name="ce1">
            <text:p>6.357568799</text:p>
          </table:table-cell>
          <table:table-cell office:value-type="float" office:value="6.3524722845099992" table:style-name="ce1">
            <text:p>6.352472285</text:p>
          </table:table-cell>
          <table:table-cell office:value-type="float" office:value="6.4293398609699999" table:style-name="ce1">
            <text:p>6.429339861</text:p>
          </table:table-cell>
          <table:table-cell office:value-type="float" office:value="6.4532864348199999" table:style-name="ce1">
            <text:p>6.453286435</text:p>
          </table:table-cell>
          <table:table-cell office:value-type="float" office:value="6.4647493565699996" table:style-name="ce1">
            <text:p>6.464749357</text:p>
          </table:table-cell>
          <table:table-cell office:value-type="float" office:value="6.4427159456299998" table:style-name="ce1">
            <text:p>6.442715946</text:p>
          </table:table-cell>
          <table:table-cell office:value-type="float" office:value="6.4156580426700005" table:style-name="ce1">
            <text:p>6.415658043</text:p>
          </table:table-cell>
          <table:table-cell office:value-type="float" office:value="6.3549382216600003" table:style-name="ce1">
            <text:p>6.354938222</text:p>
          </table:table-cell>
          <table:table-cell office:value-type="float" office:value="6.3718130107799995" table:style-name="ce1">
            <text:p>6.371813011</text:p>
          </table:table-cell>
          <table:table-cell office:value-type="float" office:value="6.3861826526100005" table:style-name="ce1">
            <text:p>6.386182653</text:p>
          </table:table-cell>
          <table:table-cell office:value-type="float" office:value="6.4486613551099996" table:style-name="ce1">
            <text:p>6.448661355</text:p>
          </table:table-cell>
          <table:table-cell office:value-type="float" office:value="6.62229856044" table:style-name="ce1">
            <text:p>6.62229856</text:p>
          </table:table-cell>
          <table:table-cell office:value-type="float" office:value="6.6226384245200007" table:style-name="ce1">
            <text:p>6.622638425</text:p>
          </table:table-cell>
          <table:table-cell office:value-type="float" office:value="6.6008172743100006" table:style-name="ce1">
            <text:p>6.600817274</text:p>
          </table:table-cell>
          <table:table-cell office:value-type="float" office:value="6.4772323270900003" table:style-name="ce1">
            <text:p>6.477232327</text:p>
          </table:table-cell>
          <table:table-cell office:value-type="float" office:value="6.4549614884000004" table:style-name="ce1">
            <text:p>6.454961488</text:p>
          </table:table-cell>
          <table:table-cell office:value-type="float" office:value="6.4551342432100007" table:style-name="ce1">
            <text:p>6.45513424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1b_load</text:p>
          </table:table-cell>
          <table:table-cell office:value-type="float" office:value="3.2710244872700001" table:style-name="ce1">
            <text:p>3.271024487</text:p>
          </table:table-cell>
          <table:table-cell office:value-type="float" office:value="2.7130680685159998" table:style-name="ce1">
            <text:p>2.713068069</text:p>
          </table:table-cell>
          <table:table-cell office:value-type="float" office:value="3.6889858761780001" table:style-name="ce1">
            <text:p>3.688985876</text:p>
          </table:table-cell>
          <table:table-cell office:value-type="float" office:value="3.6824832788739998" table:style-name="ce1">
            <text:p>3.682483279</text:p>
          </table:table-cell>
          <table:table-cell office:value-type="float" office:value="3.3838335570000004" table:style-name="ce1">
            <text:p>3.383833557</text:p>
          </table:table-cell>
          <table:table-cell office:value-type="float" office:value="3.6843289460539999" table:style-name="ce1">
            <text:p>3.684328946</text:p>
          </table:table-cell>
          <table:table-cell office:value-type="float" office:value="2.9431648656280003" table:style-name="ce1">
            <text:p>2.943164866</text:p>
          </table:table-cell>
          <table:table-cell office:value-type="float" office:value="2.8763733433060001" table:style-name="ce1">
            <text:p>2.876373343</text:p>
          </table:table-cell>
          <table:table-cell office:value-type="float" office:value="4.5019370652840003" table:style-name="ce1">
            <text:p>4.501937065</text:p>
          </table:table-cell>
          <table:table-cell office:value-type="float" office:value="3.9026041475620006" table:style-name="ce1">
            <text:p>3.902604148</text:p>
          </table:table-cell>
          <table:table-cell office:value-type="float" office:value="3.4109309310100002" table:style-name="ce1">
            <text:p>3.410930931</text:p>
          </table:table-cell>
          <table:table-cell office:value-type="float" office:value="2.9598734671039999" table:style-name="ce1">
            <text:p>2.959873467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4.6869108111920008" table:style-name="ce1">
            <text:p>4.686910811</text:p>
          </table:table-cell>
          <table:table-cell office:value-type="float" office:value="4.917894398894" table:style-name="ce1">
            <text:p>4.917894399</text:p>
          </table:table-cell>
          <table:table-cell office:value-type="float" office:value="4.9203371733820003" table:style-name="ce1">
            <text:p>4.920337173</text:p>
          </table:table-cell>
          <table:table-cell office:value-type="float" office:value="4.9976116467000002" table:style-name="ce1">
            <text:p>4.997611647</text:p>
          </table:table-cell>
          <table:table-cell office:value-type="float" office:value="5.0318719219800006" table:style-name="ce1">
            <text:p>5.031871922</text:p>
          </table:table-cell>
          <table:table-cell office:value-type="float" office:value="5.7902582166320009" table:style-name="ce1">
            <text:p>5.79025821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0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8_8b_250_load</text:p>
          </table:table-cell>
          <table:table-cell office:value-type="float" office:value="89.836689368477877" table:style-name="ce1">
            <text:p>89.83668937</text:p>
          </table:table-cell>
          <table:table-cell office:value-type="float" office:value="89.845713535930386" table:style-name="ce1">
            <text:p>89.84571354</text:p>
          </table:table-cell>
          <table:table-cell office:value-type="float" office:value="96.117664112019213" table:style-name="ce1">
            <text:p>96.11766411</text:p>
          </table:table-cell>
          <table:table-cell office:value-type="float" office:value="96.49107467149571" table:style-name="ce1">
            <text:p>96.49107467</text:p>
          </table:table-cell>
          <table:table-cell office:value-type="float" office:value="92.845129633972704" table:style-name="ce1">
            <text:p>92.84512963</text:p>
          </table:table-cell>
          <table:table-cell office:value-type="float" office:value="99.486585410029164" table:style-name="ce1">
            <text:p>99.48658541</text:p>
          </table:table-cell>
          <table:table-cell office:value-type="float" office:value="84.78932327968127" table:style-name="ce1">
            <text:p>84.78932328</text:p>
          </table:table-cell>
          <table:table-cell office:value-type="float" office:value="82.396148953331618" table:style-name="ce1">
            <text:p>82.39614895</text:p>
          </table:table-cell>
          <table:table-cell office:value-type="float" office:value="89.270451057162973" table:style-name="ce1">
            <text:p>89.27045106</text:p>
          </table:table-cell>
          <table:table-cell office:value-type="float" office:value="78.934265001340179" table:style-name="ce1">
            <text:p>78.934265</text:p>
          </table:table-cell>
          <table:table-cell office:value-type="float" office:value="81.044382333649708" table:style-name="ce1">
            <text:p>81.04438233</text:p>
          </table:table-cell>
          <table:table-cell office:value-type="float" office:value="78.296194245550282" table:style-name="ce1">
            <text:p>78.29619425</text:p>
          </table:table-cell>
          <table:table-cell office:value-type="float" office:value="82.04723990960855" table:style-name="ce1">
            <text:p>82.04723991</text:p>
          </table:table-cell>
          <table:table-cell office:value-type="float" office:value="81.668983158892843" table:style-name="ce1">
            <text:p>81.66898316</text:p>
          </table:table-cell>
          <table:table-cell office:value-type="float" office:value="87.887524383939137" table:style-name="ce1">
            <text:p>87.88752438</text:p>
          </table:table-cell>
          <table:table-cell office:value-type="float" office:value="88.586374801438666" table:style-name="ce1">
            <text:p>88.5863748</text:p>
          </table:table-cell>
          <table:table-cell office:value-type="float" office:value="88.186328391425832" table:style-name="ce1">
            <text:p>88.18632839</text:p>
          </table:table-cell>
          <table:table-cell office:value-type="float" office:value="89.197493174370351" table:style-name="ce1">
            <text:p>89.19749317</text:p>
          </table:table-cell>
          <table:table-cell office:value-type="float" office:value="91.090755277320866" table:style-name="ce1">
            <text:p>91.09075528</text:p>
          </table:table-cell>
          <table:table-cell office:value-type="float" office:value="92.981409812226275" table:style-name="ce1">
            <text:p>92.9814098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sh_load</text:p>
          </table:table-cell>
          <table:table-cell office:value-type="float" office:value="3.2119317520938102" table:style-name="ce1">
            <text:p>3.211931752</text:p>
          </table:table-cell>
          <table:table-cell office:value-type="float" office:value="3.2122543931158596" table:style-name="ce1">
            <text:p>3.212254393</text:p>
          </table:table-cell>
          <table:table-cell office:value-type="float" office:value="3.4364954164305703" table:style-name="ce1">
            <text:p>3.436495416</text:p>
          </table:table-cell>
          <table:table-cell office:value-type="float" office:value="3.4498459626374802" table:style-name="ce1">
            <text:p>3.449845963</text:p>
          </table:table-cell>
          <table:table-cell office:value-type="float" office:value="3.3194925046111603" table:style-name="ce1">
            <text:p>3.319492505</text:p>
          </table:table-cell>
          <table:table-cell office:value-type="float" office:value="3.5569444458302204" table:style-name="ce1">
            <text:p>3.556944446</text:p>
          </table:table-cell>
          <table:table-cell office:value-type="float" office:value="3.0314732929486299" table:style-name="ce1">
            <text:p>3.031473293</text:p>
          </table:table-cell>
          <table:table-cell office:value-type="float" office:value="2.9459101410390702" table:style-name="ce1">
            <text:p>2.945910141</text:p>
          </table:table-cell>
          <table:table-cell office:value-type="float" office:value="3.1916870360634704" table:style-name="ce1">
            <text:p>3.191687036</text:p>
          </table:table-cell>
          <table:table-cell office:value-type="float" office:value="2.8221374182515402" table:style-name="ce1">
            <text:p>2.822137418</text:p>
          </table:table-cell>
          <table:table-cell office:value-type="float" office:value="2.89758043460998" table:style-name="ce1">
            <text:p>2.897580435</text:p>
          </table:table-cell>
          <table:table-cell office:value-type="float" office:value="2.7993244771274504" table:style-name="ce1">
            <text:p>2.799324477</text:p>
          </table:table-cell>
          <table:table-cell office:value-type="float" office:value="2.9334355974247601" table:style-name="ce1">
            <text:p>2.933435597</text:p>
          </table:table-cell>
          <table:table-cell office:value-type="float" office:value="2.91991178536228" table:style-name="ce1">
            <text:p>2.919911785</text:p>
          </table:table-cell>
          <table:table-cell office:value-type="float" office:value="3.1422432643674401" table:style-name="ce1">
            <text:p>3.142243264</text:p>
          </table:table-cell>
          <table:table-cell office:value-type="float" office:value="3.1672292604882406" table:style-name="ce1">
            <text:p>3.16722926</text:p>
          </table:table-cell>
          <table:table-cell office:value-type="float" office:value="3.15292640282596" table:style-name="ce1">
            <text:p>3.152926403</text:p>
          </table:table-cell>
          <table:table-cell office:value-type="float" office:value="3.1890785731781501" table:style-name="ce1">
            <text:p>3.189078573</text:p>
          </table:table-cell>
          <table:table-cell office:value-type="float" office:value="3.2567683654075603" table:style-name="ce1">
            <text:p>3.256768365</text:p>
          </table:table-cell>
          <table:table-cell office:value-type="float" office:value="3.3243649292673103" table:style-name="ce1">
            <text:p>3.3243649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7b_load</text:p>
          </table:table-cell>
          <table:table-cell office:value-type="float" office:value="6.9493229320000012" table:style-name="ce1">
            <text:p>6.949322932</text:p>
          </table:table-cell>
          <table:table-cell office:value-type="float" office:value="7.0206122689999999" table:style-name="ce1">
            <text:p>7.020612269</text:p>
          </table:table-cell>
          <table:table-cell office:value-type="float" office:value="6.9727656659999999" table:style-name="ce1">
            <text:p>6.972765666</text:p>
          </table:table-cell>
          <table:table-cell office:value-type="float" office:value="6.9211479040000006" table:style-name="ce1">
            <text:p>6.921147904</text:p>
          </table:table-cell>
          <table:table-cell office:value-type="float" office:value="6.9155995990000001" table:style-name="ce1">
            <text:p>6.915599599</text:p>
          </table:table-cell>
          <table:table-cell office:value-type="float" office:value="6.9992812530000004" table:style-name="ce1">
            <text:p>6.999281253</text:p>
          </table:table-cell>
          <table:table-cell office:value-type="float" office:value="7.0253506179999992" table:style-name="ce1">
            <text:p>7.025350618</text:p>
          </table:table-cell>
          <table:table-cell office:value-type="float" office:value="7.0378296929999999" table:style-name="ce1">
            <text:p>7.037829693</text:p>
          </table:table-cell>
          <table:table-cell office:value-type="float" office:value="7.0138430869999997" table:style-name="ce1">
            <text:p>7.013843087</text:p>
          </table:table-cell>
          <table:table-cell office:value-type="float" office:value="6.984386583" table:style-name="ce1">
            <text:p>6.984386583</text:p>
          </table:table-cell>
          <table:table-cell office:value-type="float" office:value="6.9182841340000003" table:style-name="ce1">
            <text:p>6.918284134</text:p>
          </table:table-cell>
          <table:table-cell office:value-type="float" office:value="6.9366548220000004" table:style-name="ce1">
            <text:p>6.936654822</text:p>
          </table:table-cell>
          <table:table-cell office:value-type="float" office:value="6.9522982889999998" table:style-name="ce1">
            <text:p>6.952298289</text:p>
          </table:table-cell>
          <table:table-cell office:value-type="float" office:value="7.0203155389999994" table:style-name="ce1">
            <text:p>7.020315539</text:p>
          </table:table-cell>
          <table:table-cell office:value-type="float" office:value="7.2093451559999995" table:style-name="ce1">
            <text:p>7.209345156</text:p>
          </table:table-cell>
          <table:table-cell office:value-type="float" office:value="7.2097151480000008" table:style-name="ce1">
            <text:p>7.209715148</text:p>
          </table:table-cell>
          <table:table-cell office:value-type="float" office:value="7.185959619000001" table:style-name="ce1">
            <text:p>7.185959619</text:p>
          </table:table-cell>
          <table:table-cell office:value-type="float" office:value="7.0514192410000005" table:style-name="ce1">
            <text:p>7.051419241</text:p>
          </table:table-cell>
          <table:table-cell office:value-type="float" office:value="7.0271741600000004" table:style-name="ce1">
            <text:p>7.02717416</text:p>
          </table:table-cell>
          <table:table-cell office:value-type="float" office:value="7.0273622290000013" table:style-name="ce1">
            <text:p>7.02736222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6b_load</text:p>
          </table:table-cell>
          <table:table-cell office:value-type="float" office:value="5.5784141921620005" table:style-name="ce1">
            <text:p>5.578414192</text:p>
          </table:table-cell>
          <table:table-cell office:value-type="float" office:value="6.8304017923780007" table:style-name="ce1">
            <text:p>6.830401792</text:p>
          </table:table-cell>
          <table:table-cell office:value-type="float" office:value="7.5062494393180001" table:style-name="ce1">
            <text:p>7.506249439</text:p>
          </table:table-cell>
          <table:table-cell office:value-type="float" office:value="7.4102104142979996" table:style-name="ce1">
            <text:p>7.410210414</text:p>
          </table:table-cell>
          <table:table-cell office:value-type="float" office:value="7.331226792142" table:style-name="ce1">
            <text:p>7.331226792</text:p>
          </table:table-cell>
          <table:table-cell office:value-type="float" office:value="7.2056019594579999" table:style-name="ce1">
            <text:p>7.205601959</text:p>
          </table:table-cell>
          <table:table-cell office:value-type="float" office:value="7.4465087226160005" table:style-name="ce1">
            <text:p>7.446508723</text:p>
          </table:table-cell>
          <table:table-cell office:value-type="float" office:value="7.2318535404280002" table:style-name="ce1">
            <text:p>7.23185354</text:p>
          </table:table-cell>
          <table:table-cell office:value-type="float" office:value="7.1711549126919998" table:style-name="ce1">
            <text:p>7.171154913</text:p>
          </table:table-cell>
          <table:table-cell office:value-type="float" office:value="5.8666799654920005" table:style-name="ce1">
            <text:p>5.866679965</text:p>
          </table:table-cell>
          <table:table-cell office:value-type="float" office:value="6.0562639629340005" table:style-name="ce1">
            <text:p>6.056263963</text:p>
          </table:table-cell>
          <table:table-cell office:value-type="float" office:value="7.4762750408020002" table:style-name="ce1">
            <text:p>7.476275041</text:p>
          </table:table-cell>
          <table:table-cell office:value-type="float" office:value="3.1636990045420004" table:style-name="ce1">
            <text:p>3.163699005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5.26660231369" table:style-name="ce1">
            <text:p>5.266602314</text:p>
          </table:table-cell>
          <table:table-cell office:value-type="float" office:value="5.9594498652760004" table:style-name="ce1">
            <text:p>5.959449865</text:p>
          </table:table-cell>
          <table:table-cell office:value-type="float" office:value="4.6621480703499998" table:style-name="ce1">
            <text:p>4.66214807</text:p>
          </table:table-cell>
          <table:table-cell office:value-type="float" office:value="5.3013964568020002" table:style-name="ce1">
            <text:p>5.30139645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ond6b_load</text:p>
          </table:table-cell>
          <table:table-cell office:value-type="float" office:value="4.1374617881319997" table:style-name="ce1">
            <text:p>4.137461788</text:p>
          </table:table-cell>
          <table:table-cell office:value-type="float" office:value="5.0660501563080009" table:style-name="ce1">
            <text:p>5.066050156</text:p>
          </table:table-cell>
          <table:table-cell office:value-type="float" office:value="5.5673205071480005" table:style-name="ce1">
            <text:p>5.567320507</text:p>
          </table:table-cell>
          <table:table-cell office:value-type="float" office:value="5.4960891934279994" table:style-name="ce1">
            <text:p>5.496089193</text:p>
          </table:table-cell>
          <table:table-cell office:value-type="float" office:value="5.4375077244119998" table:style-name="ce1">
            <text:p>5.437507724</text:p>
          </table:table-cell>
          <table:table-cell office:value-type="float" office:value="5.3443328731879998" table:style-name="ce1">
            <text:p>5.344332873</text:p>
          </table:table-cell>
          <table:table-cell office:value-type="float" office:value="5.523011334576001" table:style-name="ce1">
            <text:p>5.523011335</text:p>
          </table:table-cell>
          <table:table-cell office:value-type="float" office:value="5.363803443608" table:style-name="ce1">
            <text:p>5.363803444</text:p>
          </table:table-cell>
          <table:table-cell office:value-type="float" office:value="5.3187837967119993" table:style-name="ce1">
            <text:p>5.318783797</text:p>
          </table:table-cell>
          <table:table-cell office:value-type="float" office:value="4.3512660175119997" table:style-name="ce1">
            <text:p>4.351266018</text:p>
          </table:table-cell>
          <table:table-cell office:value-type="float" office:value="4.4918788277240003" table:style-name="ce1">
            <text:p>4.491878828</text:p>
          </table:table-cell>
          <table:table-cell office:value-type="float" office:value="5.5450887551720003" table:style-name="ce1">
            <text:p>5.545088755</text:p>
          </table:table-cell>
          <table:table-cell office:value-type="float" office:value="2.3464884308120002" table:style-name="ce1">
            <text:p>2.34648843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.90619361634" table:style-name="ce1">
            <text:p>3.906193616</text:p>
          </table:table-cell>
          <table:table-cell office:value-type="float" office:value="4.4200726493360003" table:style-name="ce1">
            <text:p>4.420072649</text:p>
          </table:table-cell>
          <table:table-cell office:value-type="float" office:value="3.4578751351000006" table:style-name="ce1">
            <text:p>3.457875135</text:p>
          </table:table-cell>
          <table:table-cell office:value-type="float" office:value="3.9320001311720003" table:style-name="ce1">
            <text:p>3.93200013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4b_load</text:p>
          </table:table-cell>
          <table:table-cell office:value-type="float" office:value="1.9208866957399999" table:style-name="ce1">
            <text:p>1.920886696</text:p>
          </table:table-cell>
          <table:table-cell office:value-type="float" office:value="1.5932306859919998" table:style-name="ce1">
            <text:p>1.593230686</text:p>
          </table:table-cell>
          <table:table-cell office:value-type="float" office:value="2.1663316020360002" table:style-name="ce1">
            <text:p>2.166331602</text:p>
          </table:table-cell>
          <table:table-cell office:value-type="float" office:value="2.1625129971880002" table:style-name="ce1">
            <text:p>2.162512997</text:p>
          </table:table-cell>
          <table:table-cell office:value-type="float" office:value="1.987133034" table:style-name="ce1">
            <text:p>1.987133034</text:p>
          </table:table-cell>
          <table:table-cell office:value-type="float" office:value="2.1635968523479998" table:style-name="ce1">
            <text:p>2.163596852</text:p>
          </table:table-cell>
          <table:table-cell office:value-type="float" office:value="1.728353422936" table:style-name="ce1">
            <text:p>1.728353423</text:p>
          </table:table-cell>
          <table:table-cell office:value-type="float" office:value="1.6891305679719999" table:style-name="ce1">
            <text:p>1.689130568</text:p>
          </table:table-cell>
          <table:table-cell office:value-type="float" office:value="2.6437315096080005" table:style-name="ce1">
            <text:p>2.64373151</text:p>
          </table:table-cell>
          <table:table-cell office:value-type="float" office:value="2.2917774398440005" table:style-name="ce1">
            <text:p>2.29177744</text:p>
          </table:table-cell>
          <table:table-cell office:value-type="float" office:value="2.0030457776200001" table:style-name="ce1">
            <text:p>2.003045778</text:p>
          </table:table-cell>
          <table:table-cell office:value-type="float" office:value="1.738165432448" table:style-name="ce1">
            <text:p>1.738165432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.7523560499040003" table:style-name="ce1">
            <text:p>2.75235605</text:p>
          </table:table-cell>
          <table:table-cell office:value-type="float" office:value="2.8879995484279997" table:style-name="ce1">
            <text:p>2.887999548</text:p>
          </table:table-cell>
          <table:table-cell office:value-type="float" office:value="2.8894340506840002" table:style-name="ce1">
            <text:p>2.889434051</text:p>
          </table:table-cell>
          <table:table-cell office:value-type="float" office:value="2.9348129454" table:style-name="ce1">
            <text:p>2.934812945</text:p>
          </table:table-cell>
          <table:table-cell office:value-type="float" office:value="2.9549320527600003" table:style-name="ce1">
            <text:p>2.954932053</text:p>
          </table:table-cell>
          <table:table-cell office:value-type="float" office:value="3.4002891071840002" table:style-name="ce1">
            <text:p>3.4002891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_7b_load</text:p>
          </table:table-cell>
          <table:table-cell office:value-type="float" office:value="4.7689968411720001" table:style-name="ce1">
            <text:p>4.768996841</text:p>
          </table:table-cell>
          <table:table-cell office:value-type="float" office:value="4.7694758906319992" table:style-name="ce1">
            <text:p>4.769475891</text:p>
          </table:table-cell>
          <table:table-cell office:value-type="float" office:value="5.1024234508840012" table:style-name="ce1">
            <text:p>5.102423451</text:p>
          </table:table-cell>
          <table:table-cell office:value-type="float" office:value="5.1222460137760004" table:style-name="ce1">
            <text:p>5.122246014</text:p>
          </table:table-cell>
          <table:table-cell office:value-type="float" office:value="4.9287004029920007" table:style-name="ce1">
            <text:p>4.928700403</text:p>
          </table:table-cell>
          <table:table-cell office:value-type="float" office:value="5.281263209464" table:style-name="ce1">
            <text:p>5.281263209</text:p>
          </table:table-cell>
          <table:table-cell office:value-type="float" office:value="4.5010565561559996" table:style-name="ce1">
            <text:p>4.501056556</text:p>
          </table:table-cell>
          <table:table-cell office:value-type="float" office:value="4.374014491084" table:style-name="ce1">
            <text:p>4.374014491</text:p>
          </table:table-cell>
          <table:table-cell office:value-type="float" office:value="4.7389379843640009" table:style-name="ce1">
            <text:p>4.738937984</text:p>
          </table:table-cell>
          <table:table-cell office:value-type="float" office:value="4.1902397942479999" table:style-name="ce1">
            <text:p>4.190239794</text:p>
          </table:table-cell>
          <table:table-cell office:value-type="float" office:value="4.3022557307759994" table:style-name="ce1">
            <text:p>4.302255731</text:p>
          </table:table-cell>
          <table:table-cell office:value-type="float" office:value="4.1563676999400005" table:style-name="ce1">
            <text:p>4.1563677</text:p>
          </table:table-cell>
          <table:table-cell office:value-type="float" office:value="4.3554925953119996" table:style-name="ce1">
            <text:p>4.355492595</text:p>
          </table:table-cell>
          <table:table-cell office:value-type="float" office:value="4.3354127715360002" table:style-name="ce1">
            <text:p>4.335412772</text:p>
          </table:table-cell>
          <table:table-cell office:value-type="float" office:value="4.6655250873280005" table:style-name="ce1">
            <text:p>4.665525087</text:p>
          </table:table-cell>
          <table:table-cell office:value-type="float" office:value="4.7026236802880002" table:style-name="ce1">
            <text:p>4.70262368</text:p>
          </table:table-cell>
          <table:table-cell office:value-type="float" office:value="4.681387148752" table:style-name="ce1">
            <text:p>4.681387149</text:p>
          </table:table-cell>
          <table:table-cell office:value-type="float" office:value="4.7350650027799999" table:style-name="ce1">
            <text:p>4.735065003</text:p>
          </table:table-cell>
          <table:table-cell office:value-type="float" office:value="4.835569142672" table:style-name="ce1">
            <text:p>4.835569143</text:p>
          </table:table-cell>
          <table:table-cell office:value-type="float" office:value="4.9359348593720007" table:style-name="ce1">
            <text:p>4.9359348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_8b_180_load</text:p>
          </table:table-cell>
          <table:table-cell office:value-type="float" office:value="40.722937022855" table:style-name="ce1">
            <text:p>40.72293702</text:p>
          </table:table-cell>
          <table:table-cell office:value-type="float" office:value="40.696853534229994" table:style-name="ce1">
            <text:p>40.69685353</text:p>
          </table:table-cell>
          <table:table-cell office:value-type="float" office:value="43.570582003835" table:style-name="ce1">
            <text:p>43.570582</text:p>
          </table:table-cell>
          <table:table-cell office:value-type="float" office:value="43.743844822139998" table:style-name="ce1">
            <text:p>43.74384482</text:p>
          </table:table-cell>
          <table:table-cell office:value-type="float" office:value="42.101328907380001" table:style-name="ce1">
            <text:p>42.10132891</text:p>
          </table:table-cell>
          <table:table-cell office:value-type="float" office:value="45.087780184409993" table:style-name="ce1">
            <text:p>45.08778018</text:p>
          </table:table-cell>
          <table:table-cell office:value-type="float" office:value="38.522287558164997" table:style-name="ce1">
            <text:p>38.52228756</text:p>
          </table:table-cell>
          <table:table-cell office:value-type="float" office:value="37.443578499184994" table:style-name="ce1">
            <text:p>37.4435785</text:p>
          </table:table-cell>
          <table:table-cell office:value-type="float" office:value="40.418824673784997" table:style-name="ce1">
            <text:p>40.41882467</text:p>
          </table:table-cell>
          <table:table-cell office:value-type="float" office:value="35.81161466767" table:style-name="ce1">
            <text:p>35.81161467</text:p>
          </table:table-cell>
          <table:table-cell office:value-type="float" office:value="36.778687931889998" table:style-name="ce1">
            <text:p>36.77868793</text:p>
          </table:table-cell>
          <table:table-cell office:value-type="float" office:value="35.543906781475002" table:style-name="ce1">
            <text:p>35.54390678</text:p>
          </table:table-cell>
          <table:table-cell office:value-type="float" office:value="37.243618715779995" table:style-name="ce1">
            <text:p>37.24361872</text:p>
          </table:table-cell>
          <table:table-cell office:value-type="float" office:value="37.04838919134" table:style-name="ce1">
            <text:p>37.04838919</text:p>
          </table:table-cell>
          <table:table-cell office:value-type="float" office:value="39.447655693720002" table:style-name="ce1">
            <text:p>39.44765569</text:p>
          </table:table-cell>
          <table:table-cell office:value-type="float" office:value="39.761329454120002" table:style-name="ce1">
            <text:p>39.76132945</text:p>
          </table:table-cell>
          <table:table-cell office:value-type="float" office:value="39.581771627979997" table:style-name="ce1">
            <text:p>39.58177163</text:p>
          </table:table-cell>
          <table:table-cell office:value-type="float" office:value="40.549785182124992" table:style-name="ce1">
            <text:p>40.54978518</text:p>
          </table:table-cell>
          <table:table-cell office:value-type="float" office:value="41.373675860779997" table:style-name="ce1">
            <text:p>41.37367586</text:p>
          </table:table-cell>
          <table:table-cell office:value-type="float" office:value="42.111017348104994" table:style-name="ce1">
            <text:p>42.1110173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2b_load</text:p>
          </table:table-cell>
          <table:table-cell office:value-type="float" office:value="53.19333054802" table:style-name="ce1">
            <text:p>53.19333055</text:p>
          </table:table-cell>
          <table:table-cell office:value-type="float" office:value="54.230440950590008" table:style-name="ce1">
            <text:p>54.23044095</text:p>
          </table:table-cell>
          <table:table-cell office:value-type="float" office:value="54.157988084759992" table:style-name="ce1">
            <text:p>54.15798808</text:p>
          </table:table-cell>
          <table:table-cell office:value-type="float" office:value="53.740422122939989" table:style-name="ce1">
            <text:p>53.74042212</text:p>
          </table:table-cell>
          <table:table-cell office:value-type="float" office:value="53.667297246890001" table:style-name="ce1">
            <text:p>53.66729725</text:p>
          </table:table-cell>
          <table:table-cell office:value-type="float" office:value="54.228533644829994" table:style-name="ce1">
            <text:p>54.22853364</text:p>
          </table:table-cell>
          <table:table-cell office:value-type="float" office:value="54.518562774979991" table:style-name="ce1">
            <text:p>54.51856277</text:p>
          </table:table-cell>
          <table:table-cell office:value-type="float" office:value="54.521671220729992" table:style-name="ce1">
            <text:p>54.52167122</text:p>
          </table:table-cell>
          <table:table-cell office:value-type="float" office:value="54.321019935069998" table:style-name="ce1">
            <text:p>54.32101994</text:p>
          </table:table-cell>
          <table:table-cell office:value-type="float" office:value="53.568716083629994" table:style-name="ce1">
            <text:p>53.56871608</text:p>
          </table:table-cell>
          <table:table-cell office:value-type="float" office:value="53.162542458239997" table:style-name="ce1">
            <text:p>53.16254246</text:p>
          </table:table-cell>
          <table:table-cell office:value-type="float" office:value="53.881172890919999" table:style-name="ce1">
            <text:p>53.88117289</text:p>
          </table:table-cell>
          <table:table-cell office:value-type="float" office:value="52.221903437789997" table:style-name="ce1">
            <text:p>52.22190344</text:p>
          </table:table-cell>
          <table:table-cell office:value-type="float" office:value="51.418790487789991" table:style-name="ce1">
            <text:p>51.41879049</text:p>
          </table:table-cell>
          <table:table-cell office:value-type="float" office:value="52.803297411159988" table:style-name="ce1">
            <text:p>52.80329741</text:p>
          </table:table-cell>
          <table:table-cell office:value-type="float" office:value="52.806007338280004" table:style-name="ce1">
            <text:p>52.80600734</text:p>
          </table:table-cell>
          <table:table-cell office:value-type="float" office:value="54.798270944090007" table:style-name="ce1">
            <text:p>54.79827094</text:p>
          </table:table-cell>
          <table:table-cell office:value-type="float" office:value="54.097840493010004" table:style-name="ce1">
            <text:p>54.09784049</text:p>
          </table:table-cell>
          <table:table-cell office:value-type="float" office:value="53.386657050099998" table:style-name="ce1">
            <text:p>53.38665705</text:p>
          </table:table-cell>
          <table:table-cell office:value-type="float" office:value="53.650969856190009" table:style-name="ce1">
            <text:p>53.650969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1b_load</text:p>
          </table:table-cell>
          <table:table-cell office:value-type="float" office:value="0.28360246041099996" table:style-name="ce1">
            <text:p>0.28360246</text:p>
          </table:table-cell>
          <table:table-cell office:value-type="float" office:value="0.34725237295900002" table:style-name="ce1">
            <text:p>0.347252373</text:p>
          </table:table-cell>
          <table:table-cell office:value-type="float" office:value="0.38161185352899996" table:style-name="ce1">
            <text:p>0.381611854</text:p>
          </table:table-cell>
          <table:table-cell office:value-type="float" office:value="0.37672931671899995" table:style-name="ce1">
            <text:p>0.376729317</text:p>
          </table:table-cell>
          <table:table-cell office:value-type="float" office:value="0.37271386110099997" table:style-name="ce1">
            <text:p>0.372713861</text:p>
          </table:table-cell>
          <table:table-cell office:value-type="float" office:value="0.36632720869899998" table:style-name="ce1">
            <text:p>0.366327209</text:p>
          </table:table-cell>
          <table:table-cell office:value-type="float" office:value="0.37857468974800002" table:style-name="ce1">
            <text:p>0.37857469</text:p>
          </table:table-cell>
          <table:table-cell office:value-type="float" office:value="0.36766181523399993" table:style-name="ce1">
            <text:p>0.367661815</text:p>
          </table:table-cell>
          <table:table-cell office:value-type="float" office:value="0.36457595212599997" table:style-name="ce1">
            <text:p>0.364575952</text:p>
          </table:table-cell>
          <table:table-cell office:value-type="float" office:value="0.29825763052599996" table:style-name="ce1">
            <text:p>0.298257631</text:p>
          </table:table-cell>
          <table:table-cell office:value-type="float" office:value="0.30789590877699996" table:style-name="ce1">
            <text:p>0.307895909</text:p>
          </table:table-cell>
          <table:table-cell office:value-type="float" office:value="0.380087982331" table:style-name="ce1">
            <text:p>0.380087982</text:p>
          </table:table-cell>
          <table:table-cell office:value-type="float" office:value="0.16084053330100001" table:style-name="ce1">
            <text:p>0.160840533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0.26775022769499995" table:style-name="ce1">
            <text:p>0.267750228</text:p>
          </table:table-cell>
          <table:table-cell office:value-type="float" office:value="0.30297396797799997" table:style-name="ce1">
            <text:p>0.302973968</text:p>
          </table:table-cell>
          <table:table-cell office:value-type="float" office:value="0.237020322925" table:style-name="ce1">
            <text:p>0.237020323</text:p>
          </table:table-cell>
          <table:table-cell office:value-type="float" office:value="0.269519130331" table:style-name="ce1">
            <text:p>0.2695191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0_100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HotWh_load</text:p>
          </table:table-cell>
          <table:table-cell office:value-type="float" office:value="1.6579106609200001" table:style-name="ce1">
            <text:p>1.657910661</text:p>
          </table:table-cell>
          <table:table-cell office:value-type="float" office:value="1.6749182598900001" table:style-name="ce1">
            <text:p>1.67491826</text:p>
          </table:table-cell>
          <table:table-cell office:value-type="float" office:value="1.6635034274599998" table:style-name="ce1">
            <text:p>1.663503427</text:p>
          </table:table-cell>
          <table:table-cell office:value-type="float" office:value="1.6511889042400001" table:style-name="ce1">
            <text:p>1.651188904</text:p>
          </table:table-cell>
          <table:table-cell office:value-type="float" office:value="1.6498652371899998" table:style-name="ce1">
            <text:p>1.649865237</text:p>
          </table:table-cell>
          <table:table-cell office:value-type="float" office:value="1.6698292889299997" table:style-name="ce1">
            <text:p>1.669829289</text:p>
          </table:table-cell>
          <table:table-cell office:value-type="float" office:value="1.6760486945799997" table:style-name="ce1">
            <text:p>1.676048695</text:p>
          </table:table-cell>
          <table:table-cell office:value-type="float" office:value="1.6790258453299998" table:style-name="ce1">
            <text:p>1.679025845</text:p>
          </table:table-cell>
          <table:table-cell office:value-type="float" office:value="1.6733033264699999" table:style-name="ce1">
            <text:p>1.673303326</text:p>
          </table:table-cell>
          <table:table-cell office:value-type="float" office:value="1.66627584623" table:style-name="ce1">
            <text:p>1.666275846</text:p>
          </table:table-cell>
          <table:table-cell office:value-type="float" office:value="1.65050569054" table:style-name="ce1">
            <text:p>1.650505691</text:p>
          </table:table-cell>
          <table:table-cell office:value-type="float" office:value="1.6548884118199998" table:style-name="ce1">
            <text:p>1.654888412</text:p>
          </table:table-cell>
          <table:table-cell office:value-type="float" office:value="1.65862049609" table:style-name="ce1">
            <text:p>1.658620496</text:p>
          </table:table-cell>
          <table:table-cell office:value-type="float" office:value="1.6748474685899997" table:style-name="ce1">
            <text:p>1.674847469</text:p>
          </table:table-cell>
          <table:table-cell office:value-type="float" office:value="1.7199445343599997" table:style-name="ce1">
            <text:p>1.719944534</text:p>
          </table:table-cell>
          <table:table-cell office:value-type="float" office:value="1.7200328038799999" table:style-name="ce1">
            <text:p>1.720032804</text:p>
          </table:table-cell>
          <table:table-cell office:value-type="float" office:value="1.7143654133900001" table:style-name="ce1">
            <text:p>1.714365413</text:p>
          </table:table-cell>
          <table:table-cell office:value-type="float" office:value="1.6822679232100002" table:style-name="ce1">
            <text:p>1.682267923</text:p>
          </table:table-cell>
          <table:table-cell office:value-type="float" office:value="1.6764837396000001" table:style-name="ce1">
            <text:p>1.67648374</text:p>
          </table:table-cell>
          <table:table-cell office:value-type="float" office:value="1.6765286074900001" table:style-name="ce1">
            <text:p>1.67652860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ircWh_load</text:p>
          </table:table-cell>
          <table:table-cell office:value-type="float" office:value="7.1715743584600009" table:style-name="ce1">
            <text:p>7.171574358</text:p>
          </table:table-cell>
          <table:table-cell office:value-type="float" office:value="7.1722947487600006" table:style-name="ce1">
            <text:p>7.172294749</text:p>
          </table:table-cell>
          <table:table-cell office:value-type="float" office:value="7.6729783166200018" table:style-name="ce1">
            <text:p>7.672978317</text:p>
          </table:table-cell>
          <table:table-cell office:value-type="float" office:value="7.7027873096800015" table:style-name="ce1">
            <text:p>7.70278731</text:p>
          </table:table-cell>
          <table:table-cell office:value-type="float" office:value="7.4117351485600009" table:style-name="ce1">
            <text:p>7.411735149</text:p>
          </table:table-cell>
          <table:table-cell office:value-type="float" office:value="7.9419159485200019" table:style-name="ce1">
            <text:p>7.941915949</text:p>
          </table:table-cell>
          <table:table-cell office:value-type="float" office:value="6.7686481505800007" table:style-name="ce1">
            <text:p>6.768648151</text:p>
          </table:table-cell>
          <table:table-cell office:value-type="float" office:value="6.5776034276200015" table:style-name="ce1">
            <text:p>6.577603428</text:p>
          </table:table-cell>
          <table:table-cell office:value-type="float" office:value="7.1263721180200017" table:style-name="ce1">
            <text:p>7.126372118</text:p>
          </table:table-cell>
          <table:table-cell office:value-type="float" office:value="6.3012446796400017" table:style-name="ce1">
            <text:p>6.30124468</text:p>
          </table:table-cell>
          <table:table-cell office:value-type="float" office:value="6.4696932446800011" table:style-name="ce1">
            <text:p>6.469693245</text:p>
          </table:table-cell>
          <table:table-cell office:value-type="float" office:value="6.2503081267000011" table:style-name="ce1">
            <text:p>6.250308127</text:p>
          </table:table-cell>
          <table:table-cell office:value-type="float" office:value="6.5497503661600014" table:style-name="ce1">
            <text:p>6.549750366</text:p>
          </table:table-cell>
          <table:table-cell office:value-type="float" office:value="6.5195545064800005" table:style-name="ce1">
            <text:p>6.519554506</text:p>
          </table:table-cell>
          <table:table-cell office:value-type="float" office:value="7.0159744590400015" table:style-name="ce1">
            <text:p>7.015974459</text:p>
          </table:table-cell>
          <table:table-cell office:value-type="float" office:value="7.0717629918400018" table:style-name="ce1">
            <text:p>7.071762992</text:p>
          </table:table-cell>
          <table:table-cell office:value-type="float" office:value="7.0398276853600006" table:style-name="ce1">
            <text:p>7.039827685</text:p>
          </table:table-cell>
          <table:table-cell office:value-type="float" office:value="7.1205479629000008" table:style-name="ce1">
            <text:p>7.120547963</text:p>
          </table:table-cell>
          <table:table-cell office:value-type="float" office:value="7.2716851909600004" table:style-name="ce1">
            <text:p>7.271685191</text:p>
          </table:table-cell>
          <table:table-cell office:value-type="float" office:value="7.4226142594600013" table:style-name="ce1">
            <text:p>7.42261425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9h_load</text:p>
          </table:table-cell>
          <table:table-cell office:value-type="float" office:value="27.892801023030003" table:style-name="ce1">
            <text:p>27.89280102</text:p>
          </table:table-cell>
          <table:table-cell office:value-type="float" office:value="27.89560287718" table:style-name="ce1">
            <text:p>27.89560288</text:p>
          </table:table-cell>
          <table:table-cell office:value-type="float" office:value="29.842939386910004" table:style-name="ce1">
            <text:p>29.84293939</text:p>
          </table:table-cell>
          <table:table-cell office:value-type="float" office:value="29.958877165240004" table:style-name="ce1">
            <text:p>29.95887717</text:p>
          </table:table-cell>
          <table:table-cell office:value-type="float" office:value="28.82687177108" table:style-name="ce1">
            <text:p>28.82687177</text:p>
          </table:table-cell>
          <table:table-cell office:value-type="float" office:value="30.888933509860003" table:style-name="ce1">
            <text:p>30.88893351</text:p>
          </table:table-cell>
          <table:table-cell office:value-type="float" office:value="26.325677662690001" table:style-name="ce1">
            <text:p>26.32567766</text:p>
          </table:table-cell>
          <table:table-cell office:value-type="float" office:value="25.582636772410002" table:style-name="ce1">
            <text:p>25.58263677</text:p>
          </table:table-cell>
          <table:table-cell office:value-type="float" office:value="27.71699342961" table:style-name="ce1">
            <text:p>27.71699343</text:p>
          </table:table-cell>
          <table:table-cell office:value-type="float" office:value="24.50777928902" table:style-name="ce1">
            <text:p>24.50777929</text:p>
          </table:table-cell>
          <table:table-cell office:value-type="float" office:value="25.162935682740002" table:style-name="ce1">
            <text:p>25.16293568</text:p>
          </table:table-cell>
          <table:table-cell office:value-type="float" office:value="24.309668914350002" table:style-name="ce1">
            <text:p>24.30966891</text:p>
          </table:table-cell>
          <table:table-cell office:value-type="float" office:value="25.474306307880003" table:style-name="ce1">
            <text:p>25.47430631</text:p>
          </table:table-cell>
          <table:table-cell office:value-type="float" office:value="25.356863867640001" table:style-name="ce1">
            <text:p>25.35686387</text:p>
          </table:table-cell>
          <table:table-cell office:value-type="float" office:value="27.287617660719999" table:style-name="ce1">
            <text:p>27.28761766</text:p>
          </table:table-cell>
          <table:table-cell office:value-type="float" office:value="27.504599111120001" table:style-name="ce1">
            <text:p>27.50459911</text:p>
          </table:table-cell>
          <table:table-cell office:value-type="float" office:value="27.380391343479999" table:style-name="ce1">
            <text:p>27.38039134</text:p>
          </table:table-cell>
          <table:table-cell office:value-type="float" office:value="27.694341218449999" table:style-name="ce1">
            <text:p>27.69434122</text:p>
          </table:table-cell>
          <table:table-cell office:value-type="float" office:value="28.282167664280003" table:style-name="ce1">
            <text:p>28.28216766</text:p>
          </table:table-cell>
          <table:table-cell office:value-type="float" office:value="28.869184503530001" table:style-name="ce1">
            <text:p>28.86918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C3_21h_load</text:p>
          </table:table-cell>
          <table:table-cell office:value-type="float" office:value="1.240462218165" table:style-name="ce1">
            <text:p>1.240462218</text:p>
          </table:table-cell>
          <table:table-cell office:value-type="float" office:value="1.2405868234899999" table:style-name="ce1">
            <text:p>1.240586823</text:p>
          </table:table-cell>
          <table:table-cell office:value-type="float" office:value="1.3271896535050001" table:style-name="ce1">
            <text:p>1.327189654</text:p>
          </table:table-cell>
          <table:table-cell office:value-type="float" office:value="1.33234569082" table:style-name="ce1">
            <text:p>1.332345691</text:p>
          </table:table-cell>
          <table:table-cell office:value-type="float" office:value="1.28200263494" table:style-name="ce1">
            <text:p>1.282002635</text:p>
          </table:table-cell>
          <table:table-cell office:value-type="float" office:value="1.3737075772299998" table:style-name="ce1">
            <text:p>1.373707577</text:p>
          </table:table-cell>
          <table:table-cell office:value-type="float" office:value="1.1707683992949998" table:style-name="ce1">
            <text:p>1.170768399</text:p>
          </table:table-cell>
          <table:table-cell office:value-type="float" office:value="1.1377235487549999" table:style-name="ce1">
            <text:p>1.137723549</text:p>
          </table:table-cell>
          <table:table-cell office:value-type="float" office:value="1.232643623355" table:style-name="ce1">
            <text:p>1.232643623</text:p>
          </table:table-cell>
          <table:table-cell office:value-type="float" office:value="1.0899220006099999" table:style-name="ce1">
            <text:p>1.089922001</text:p>
          </table:table-cell>
          <table:table-cell office:value-type="float" office:value="1.11905841207" table:style-name="ce1">
            <text:p>1.119058412</text:p>
          </table:table-cell>
          <table:table-cell office:value-type="float" office:value="1.0811115464249998" table:style-name="ce1">
            <text:p>1.081111546</text:p>
          </table:table-cell>
          <table:table-cell office:value-type="float" office:value="1.1329058273400001" table:style-name="ce1">
            <text:p>1.132905827</text:p>
          </table:table-cell>
          <table:table-cell office:value-type="float" office:value="1.12768287402" table:style-name="ce1">
            <text:p>1.127682874</text:p>
          </table:table-cell>
          <table:table-cell office:value-type="float" office:value="1.21354822996" table:style-name="ce1">
            <text:p>1.21354823</text:p>
          </table:table-cell>
          <table:table-cell office:value-type="float" office:value="1.22319792716" table:style-name="ce1">
            <text:p>1.223197927</text:p>
          </table:table-cell>
          <table:table-cell office:value-type="float" office:value="1.2176741031399998" table:style-name="ce1">
            <text:p>1.217674103</text:p>
          </table:table-cell>
          <table:table-cell office:value-type="float" office:value="1.2316362239749998" table:style-name="ce1">
            <text:p>1.231636224</text:p>
          </table:table-cell>
          <table:table-cell office:value-type="float" office:value="1.25777830754" table:style-name="ce1">
            <text:p>1.257778308</text:p>
          </table:table-cell>
          <table:table-cell office:value-type="float" office:value="1.283884385915" table:style-name="ce1">
            <text:p>1.28388438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55_79_load</text:p>
          </table:table-cell>
          <table:table-cell office:value-type="float" office:value="26.938600085980003" table:style-name="ce1">
            <text:p>26.93860009</text:p>
          </table:table-cell>
          <table:table-cell office:value-type="float" office:value="26.941306089880001" table:style-name="ce1">
            <text:p>26.94130609</text:p>
          </table:table-cell>
          <table:table-cell office:value-type="float" office:value="28.822025038060005" table:style-name="ce1">
            <text:p>28.82202504</text:p>
          </table:table-cell>
          <table:table-cell office:value-type="float" office:value="28.933996633840003" table:style-name="ce1">
            <text:p>28.93399663</text:p>
          </table:table-cell>
          <table:table-cell office:value-type="float" office:value="27.840716667280002" table:style-name="ce1">
            <text:p>27.84071667</text:p>
          </table:table-cell>
          <table:table-cell office:value-type="float" office:value="29.832236142760003" table:style-name="ce1">
            <text:p>29.83223614</text:p>
          </table:table-cell>
          <table:table-cell office:value-type="float" office:value="25.425087355540001" table:style-name="ce1">
            <text:p>25.42508736</text:p>
          </table:table-cell>
          <table:table-cell office:value-type="float" office:value="24.707465581060003" table:style-name="ce1">
            <text:p>24.70746558</text:p>
          </table:table-cell>
          <table:table-cell office:value-type="float" office:value="26.768806796260002" table:style-name="ce1">
            <text:p>26.7688068</text:p>
          </table:table-cell>
          <table:table-cell office:value-type="float" office:value="23.669378519320002" table:style-name="ce1">
            <text:p>23.66937852</text:p>
          </table:table-cell>
          <table:table-cell office:value-type="float" office:value="24.302122288840003" table:style-name="ce1">
            <text:p>24.30212229</text:p>
          </table:table-cell>
          <table:table-cell office:value-type="float" office:value="23.478045417100002" table:style-name="ce1">
            <text:p>23.47804542</text:p>
          </table:table-cell>
          <table:table-cell office:value-type="float" office:value="24.602841056080003" table:style-name="ce1">
            <text:p>24.60284106</text:p>
          </table:table-cell>
          <table:table-cell office:value-type="float" office:value="24.48941627224" table:style-name="ce1">
            <text:p>24.48941627</text:p>
          </table:table-cell>
          <table:table-cell office:value-type="float" office:value="26.354119791519999" table:style-name="ce1">
            <text:p>26.35411979</text:p>
          </table:table-cell>
          <table:table-cell office:value-type="float" office:value="26.56367839792" table:style-name="ce1">
            <text:p>26.5636784</text:p>
          </table:table-cell>
          <table:table-cell office:value-type="float" office:value="26.443719725680001" table:style-name="ce1">
            <text:p>26.44371973</text:p>
          </table:table-cell>
          <table:table-cell office:value-type="float" office:value="26.746929507699999" table:style-name="ce1">
            <text:p>26.74692951</text:p>
          </table:table-cell>
          <table:table-cell office:value-type="float" office:value="27.314646658480001" table:style-name="ce1">
            <text:p>27.31464666</text:p>
          </table:table-cell>
          <table:table-cell office:value-type="float" office:value="27.881581898980002" table:style-name="ce1">
            <text:p>27.881581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h_NewHW75_97_load</text:p>
          </table:table-cell>
          <table:table-cell office:value-type="float" office:value="24.689336374791001" table:style-name="ce1">
            <text:p>24.68933637</text:p>
          </table:table-cell>
          <table:table-cell office:value-type="float" office:value="24.536205932929001" table:style-name="ce1">
            <text:p>24.53620593</text:p>
          </table:table-cell>
          <table:table-cell office:value-type="float" office:value="26.047239925679005" table:style-name="ce1">
            <text:p>26.04723993</text:p>
          </table:table-cell>
          <table:table-cell office:value-type="float" office:value="26.138925731646001" table:style-name="ce1">
            <text:p>26.13892573</text:p>
          </table:table-cell>
          <table:table-cell office:value-type="float" office:value="25.260753190294999" table:style-name="ce1">
            <text:p>25.26075319</text:p>
          </table:table-cell>
          <table:table-cell office:value-type="float" office:value="27.146727158568002" table:style-name="ce1">
            <text:p>27.14672716</text:p>
          </table:table-cell>
          <table:table-cell office:value-type="float" office:value="23.495500412709998" table:style-name="ce1">
            <text:p>23.49550041</text:p>
          </table:table-cell>
          <table:table-cell office:value-type="float" office:value="22.860759506423001" table:style-name="ce1">
            <text:p>22.86075951</text:p>
          </table:table-cell>
          <table:table-cell office:value-type="float" office:value="24.095080137478998" table:style-name="ce1">
            <text:p>24.09508014</text:p>
          </table:table-cell>
          <table:table-cell office:value-type="float" office:value="21.787251705102001" table:style-name="ce1">
            <text:p>21.78725171</text:p>
          </table:table-cell>
          <table:table-cell office:value-type="float" office:value="22.411339531367002" table:style-name="ce1">
            <text:p>22.41133953</text:p>
          </table:table-cell>
          <table:table-cell office:value-type="float" office:value="21.727160962241001" table:style-name="ce1">
            <text:p>21.72716096</text:p>
          </table:table-cell>
          <table:table-cell office:value-type="float" office:value="22.691969587155004" table:style-name="ce1">
            <text:p>22.69196959</text:p>
          </table:table-cell>
          <table:table-cell office:value-type="float" office:value="22.492085973787002" table:style-name="ce1">
            <text:p>22.49208597</text:p>
          </table:table-cell>
          <table:table-cell office:value-type="float" office:value="22.309617444544003" table:style-name="ce1">
            <text:p>22.30961744</text:p>
          </table:table-cell>
          <table:table-cell office:value-type="float" office:value="22.487015602624002" table:style-name="ce1">
            <text:p>22.4870156</text:p>
          </table:table-cell>
          <table:table-cell office:value-type="float" office:value="22.385466695296" table:style-name="ce1">
            <text:p>22.3854667</text:p>
          </table:table-cell>
          <table:table-cell office:value-type="float" office:value="24.630344830479" table:style-name="ce1">
            <text:p>24.63034483</text:p>
          </table:table-cell>
          <table:table-cell office:value-type="float" office:value="25.120648827382002" table:style-name="ce1">
            <text:p>25.12064883</text:p>
          </table:table-cell>
          <table:table-cell office:value-type="float" office:value="25.142880090024999" table:style-name="ce1">
            <text:p>25.1428800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62c_load</text:p>
          </table:table-cell>
          <table:table-cell office:value-type="float" office:value="0.64785321515500005" table:style-name="ce1">
            <text:p>0.647853215</text:p>
          </table:table-cell>
          <table:table-cell office:value-type="float" office:value="0.64791829242999999" table:style-name="ce1">
            <text:p>0.647918292</text:p>
          </table:table-cell>
          <table:table-cell office:value-type="float" office:value="0.69314811053500003" table:style-name="ce1">
            <text:p>0.693148111</text:p>
          </table:table-cell>
          <table:table-cell office:value-type="float" office:value="0.69584093974000005" table:style-name="ce1">
            <text:p>0.69584094</text:p>
          </table:table-cell>
          <table:table-cell office:value-type="float" office:value="0.66954841258000009" table:style-name="ce1">
            <text:p>0.669548413</text:p>
          </table:table-cell>
          <table:table-cell office:value-type="float" office:value="0.71744289661000005" table:style-name="ce1">
            <text:p>0.717442897</text:p>
          </table:table-cell>
          <table:table-cell office:value-type="float" office:value="0.61145441906499998" table:style-name="ce1">
            <text:p>0.611454419</text:p>
          </table:table-cell>
          <table:table-cell office:value-type="float" office:value="0.59419617728500007" table:style-name="ce1">
            <text:p>0.594196177</text:p>
          </table:table-cell>
          <table:table-cell office:value-type="float" office:value="0.64376981948500001" table:style-name="ce1">
            <text:p>0.643769819</text:p>
          </table:table-cell>
          <table:table-cell office:value-type="float" office:value="0.56923099627000007" table:style-name="ce1">
            <text:p>0.569230996</text:p>
          </table:table-cell>
          <table:table-cell office:value-type="float" office:value="0.58444798849000001" table:style-name="ce1">
            <text:p>0.584447988</text:p>
          </table:table-cell>
          <table:table-cell office:value-type="float" office:value="0.56462958497500004" table:style-name="ce1">
            <text:p>0.564629585</text:p>
          </table:table-cell>
          <table:table-cell office:value-type="float" office:value="0.59168003938000002" table:style-name="ce1">
            <text:p>0.591680039</text:p>
          </table:table-cell>
          <table:table-cell office:value-type="float" office:value="0.58895226214000007" table:style-name="ce1">
            <text:p>0.588952262</text:p>
          </table:table-cell>
          <table:table-cell office:value-type="float" office:value="0.63379692172000002" table:style-name="ce1">
            <text:p>0.633796922</text:p>
          </table:table-cell>
          <table:table-cell office:value-type="float" office:value="0.63883664212000002" table:style-name="ce1">
            <text:p>0.638836642</text:p>
          </table:table-cell>
          <table:table-cell office:value-type="float" office:value="0.63595172998000005" table:style-name="ce1">
            <text:p>0.63595173</text:p>
          </table:table-cell>
          <table:table-cell office:value-type="float" office:value="0.64324368782499997" table:style-name="ce1">
            <text:p>0.643243688</text:p>
          </table:table-cell>
          <table:table-cell office:value-type="float" office:value="0.65689684077999999" table:style-name="ce1">
            <text:p>0.656896841</text:p>
          </table:table-cell>
          <table:table-cell office:value-type="float" office:value="0.67053118940500001" table:style-name="ce1">
            <text:p>0.67053118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100c_load</text:p>
          </table:table-cell>
          <table:table-cell office:value-type="float" office:value="7.3523703254799999" table:style-name="ce1">
            <text:p>7.352370325</text:p>
          </table:table-cell>
          <table:table-cell office:value-type="float" office:value="7.3531088768800004" table:style-name="ce1">
            <text:p>7.353108877</text:p>
          </table:table-cell>
          <table:table-cell office:value-type="float" office:value="7.8664147195600007" table:style-name="ce1">
            <text:p>7.86641472</text:p>
          </table:table-cell>
          <table:table-cell office:value-type="float" office:value="7.8969751998400008" table:style-name="ce1">
            <text:p>7.8969752</text:p>
          </table:table-cell>
          <table:table-cell office:value-type="float" office:value="7.5985855892799998" table:style-name="ce1">
            <text:p>7.598585589</text:p>
          </table:table-cell>
          <table:table-cell office:value-type="float" office:value="8.1421322917599994" table:style-name="ce1">
            <text:p>8.142132292</text:p>
          </table:table-cell>
          <table:table-cell office:value-type="float" office:value="6.9392863140399994" table:style-name="ce1">
            <text:p>6.939286314</text:p>
          </table:table-cell>
          <table:table-cell office:value-type="float" office:value="6.7434253375599997" table:style-name="ce1">
            <text:p>6.743425338</text:p>
          </table:table-cell>
          <table:table-cell office:value-type="float" office:value="7.3060285327600001" table:style-name="ce1">
            <text:p>7.306028533</text:p>
          </table:table-cell>
          <table:table-cell office:value-type="float" office:value="6.4600995623200008" table:style-name="ce1">
            <text:p>6.460099562</text:p>
          </table:table-cell>
          <table:table-cell office:value-type="float" office:value="6.6327947298400005" table:style-name="ce1">
            <text:p>6.63279473</text:p>
          </table:table-cell>
          <table:table-cell office:value-type="float" office:value="6.4078788946000005" table:style-name="ce1">
            <text:p>6.407878895</text:p>
          </table:table-cell>
          <table:table-cell office:value-type="float" office:value="6.7148700980800005" table:style-name="ce1">
            <text:p>6.714870098</text:p>
          </table:table-cell>
          <table:table-cell office:value-type="float" office:value="6.6839129982400003" table:style-name="ce1">
            <text:p>6.683912998</text:p>
          </table:table-cell>
          <table:table-cell office:value-type="float" office:value="7.1928477395200003" table:style-name="ce1">
            <text:p>7.19284774</text:p>
          </table:table-cell>
          <table:table-cell office:value-type="float" office:value="7.2500427059200003" table:style-name="ce1">
            <text:p>7.250042706</text:p>
          </table:table-cell>
          <table:table-cell office:value-type="float" office:value="7.2173023076799998" table:style-name="ce1">
            <text:p>7.217302308</text:p>
          </table:table-cell>
          <table:table-cell office:value-type="float" office:value="7.3000575502" table:style-name="ce1">
            <text:p>7.30005755</text:p>
          </table:table-cell>
          <table:table-cell office:value-type="float" office:value="7.4550049604800002" table:style-name="ce1">
            <text:p>7.45500496</text:p>
          </table:table-cell>
          <table:table-cell office:value-type="float" office:value="7.6097389634799999" table:style-name="ce1">
            <text:p>7.60973896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2_84c_load</text:p>
          </table:table-cell>
          <table:table-cell office:value-type="float" office:value="0.93411349627000007" table:style-name="ce1">
            <text:p>0.934113496</text:p>
          </table:table-cell>
          <table:table-cell office:value-type="float" office:value="0.93420732861999989" table:style-name="ce1">
            <text:p>0.934207329</text:p>
          </table:table-cell>
          <table:table-cell office:value-type="float" office:value="0.99942241519000008" table:style-name="ce1">
            <text:p>0.999422415</text:p>
          </table:table-cell>
          <table:table-cell office:value-type="float" office:value="1.0033050991600001" table:style-name="ce1">
            <text:p>1.003305099</text:p>
          </table:table-cell>
          <table:table-cell office:value-type="float" office:value="0.96539494372000012" table:style-name="ce1">
            <text:p>0.965394944</text:p>
          </table:table-cell>
          <table:table-cell office:value-type="float" office:value="1.0344521067400001" table:style-name="ce1">
            <text:p>1.034452107</text:p>
          </table:table-cell>
          <table:table-cell office:value-type="float" office:value="0.88163151121000005" table:style-name="ce1">
            <text:p>0.881631511</text:p>
          </table:table-cell>
          <table:table-cell office:value-type="float" office:value="0.85674753468999998" table:style-name="ce1">
            <text:p>0.856747535</text:p>
          </table:table-cell>
          <table:table-cell office:value-type="float" office:value="0.92822580949" table:style-name="ce1">
            <text:p>0.928225809</text:p>
          </table:table-cell>
          <table:table-cell office:value-type="float" office:value="0.82075122718000004" table:style-name="ce1">
            <text:p>0.820751227</text:p>
          </table:table-cell>
          <table:table-cell office:value-type="float" office:value="0.84269200665999999" table:style-name="ce1">
            <text:p>0.842692007</text:p>
          </table:table-cell>
          <table:table-cell office:value-type="float" office:value="0.81411663415000002" table:style-name="ce1">
            <text:p>0.814116634</text:p>
          </table:table-cell>
          <table:table-cell office:value-type="float" office:value="0.8531196149200001" table:style-name="ce1">
            <text:p>0.853119615</text:p>
          </table:table-cell>
          <table:table-cell office:value-type="float" office:value="0.84918654076" table:style-name="ce1">
            <text:p>0.849186541</text:p>
          </table:table-cell>
          <table:table-cell office:value-type="float" office:value="0.9138462824800001" table:style-name="ce1">
            <text:p>0.913846282</text:p>
          </table:table-cell>
          <table:table-cell office:value-type="float" office:value="0.92111285608000004" table:style-name="ce1">
            <text:p>0.921112856</text:p>
          </table:table-cell>
          <table:table-cell office:value-type="float" office:value="0.91695321531999996" table:style-name="ce1">
            <text:p>0.916953215</text:p>
          </table:table-cell>
          <table:table-cell office:value-type="float" office:value="0.92746720105000002" table:style-name="ce1">
            <text:p>0.927467201</text:p>
          </table:table-cell>
          <table:table-cell office:value-type="float" office:value="0.94715314252000005" table:style-name="ce1">
            <text:p>0.947153143</text:p>
          </table:table-cell>
          <table:table-cell office:value-type="float" office:value="0.96681197077000003" table:style-name="ce1">
            <text:p>0.96681197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41c_load</text:p>
          </table:table-cell>
          <table:table-cell office:value-type="float" office:value="38.509541975259999" table:style-name="ce1">
            <text:p>38.50954198</text:p>
          </table:table-cell>
          <table:table-cell office:value-type="float" office:value="38.513410289559992" table:style-name="ce1">
            <text:p>38.51341029</text:p>
          </table:table-cell>
          <table:table-cell office:value-type="float" office:value="41.201954826219996" table:style-name="ce1">
            <text:p>41.20195483</text:p>
          </table:table-cell>
          <table:table-cell office:value-type="float" office:value="41.362021604079999" table:style-name="ce1">
            <text:p>41.3620216</text:p>
          </table:table-cell>
          <table:table-cell office:value-type="float" office:value="39.79914487336" table:style-name="ce1">
            <text:p>39.79914487</text:p>
          </table:table-cell>
          <table:table-cell office:value-type="float" office:value="42.646082110119998" table:style-name="ce1">
            <text:p>42.64608211</text:p>
          </table:table-cell>
          <table:table-cell office:value-type="float" office:value="36.345929816979996" table:style-name="ce1">
            <text:p>36.34592982</text:p>
          </table:table-cell>
          <table:table-cell office:value-type="float" office:value="35.32006781722" table:style-name="ce1">
            <text:p>35.32006782</text:p>
          </table:table-cell>
          <table:table-cell office:value-type="float" office:value="38.266817339619998" table:style-name="ce1">
            <text:p>38.26681734</text:p>
          </table:table-cell>
          <table:table-cell office:value-type="float" office:value="33.836091010840001" table:style-name="ce1">
            <text:p>33.83609101</text:p>
          </table:table-cell>
          <table:table-cell office:value-type="float" office:value="34.740617339079996" table:style-name="ce1">
            <text:p>34.74061734</text:p>
          </table:table-cell>
          <table:table-cell office:value-type="float" office:value="33.5625745627" table:style-name="ce1">
            <text:p>33.56257456</text:p>
          </table:table-cell>
          <table:table-cell office:value-type="float" office:value="35.17050389896" table:style-name="ce1">
            <text:p>35.1705039</text:p>
          </table:table-cell>
          <table:table-cell office:value-type="float" office:value="35.008359744880003" table:style-name="ce1">
            <text:p>35.00835974</text:p>
          </table:table-cell>
          <table:table-cell office:value-type="float" office:value="37.674009742240003" table:style-name="ce1">
            <text:p>37.67400974</text:p>
          </table:table-cell>
          <table:table-cell office:value-type="float" office:value="37.973580099039992" table:style-name="ce1">
            <text:p>37.9735801</text:p>
          </table:table-cell>
          <table:table-cell office:value-type="float" office:value="37.802095554159997" table:style-name="ce1">
            <text:p>37.80209555</text:p>
          </table:table-cell>
          <table:table-cell office:value-type="float" office:value="38.235543094899995" table:style-name="ce1">
            <text:p>38.23554309</text:p>
          </table:table-cell>
          <table:table-cell office:value-type="float" office:value="39.047111907759998" table:style-name="ce1">
            <text:p>39.04711191</text:p>
          </table:table-cell>
          <table:table-cell office:value-type="float" office:value="39.857562956260004" table:style-name="ce1">
            <text:p>39.857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21c_load</text:p>
          </table:table-cell>
          <table:table-cell office:value-type="float" office:value="19.063931300220002" table:style-name="ce1">
            <text:p>19.0639313</text:p>
          </table:table-cell>
          <table:table-cell office:value-type="float" office:value="19.065846287320003" table:style-name="ce1">
            <text:p>19.06584629</text:p>
          </table:table-cell>
          <table:table-cell office:value-type="float" office:value="20.396795043340006" table:style-name="ce1">
            <text:p>20.39679504</text:p>
          </table:table-cell>
          <table:table-cell office:value-type="float" office:value="20.476035195760002" table:style-name="ce1">
            <text:p>20.4760352</text:p>
          </table:table-cell>
          <table:table-cell office:value-type="float" office:value="19.702341915920002" table:style-name="ce1">
            <text:p>19.70234192</text:p>
          </table:table-cell>
          <table:table-cell office:value-type="float" office:value="21.111702081640001" table:style-name="ce1">
            <text:p>21.11170208</text:p>
          </table:table-cell>
          <table:table-cell office:value-type="float" office:value="17.99284734706" table:style-name="ce1">
            <text:p>17.99284735</text:p>
          </table:table-cell>
          <table:table-cell office:value-type="float" office:value="17.485000170340001" table:style-name="ce1">
            <text:p>17.48500017</text:p>
          </table:table-cell>
          <table:table-cell office:value-type="float" office:value="18.943771843140002" table:style-name="ce1">
            <text:p>18.94377184</text:p>
          </table:table-cell>
          <table:table-cell office:value-type="float" office:value="16.750365851480002" table:style-name="ce1">
            <text:p>16.75036585</text:p>
          </table:table-cell>
          <table:table-cell office:value-type="float" office:value="17.198146490759999" table:style-name="ce1">
            <text:p>17.19814649</text:p>
          </table:table-cell>
          <table:table-cell office:value-type="float" office:value="16.614963081900001" table:style-name="ce1">
            <text:p>16.61496308</text:p>
          </table:table-cell>
          <table:table-cell office:value-type="float" office:value="17.410959399120003" table:style-name="ce1">
            <text:p>17.4109594</text:p>
          </table:table-cell>
          <table:table-cell office:value-type="float" office:value="17.33069085336" table:style-name="ce1">
            <text:p>17.33069085</text:p>
          </table:table-cell>
          <table:table-cell office:value-type="float" office:value="18.650305797280001" table:style-name="ce1">
            <text:p>18.6503058</text:p>
          </table:table-cell>
          <table:table-cell office:value-type="float" office:value="18.798606406880001" table:style-name="ce1">
            <text:p>18.79860641</text:p>
          </table:table-cell>
          <table:table-cell office:value-type="float" office:value="18.713713953520003" table:style-name="ce1">
            <text:p>18.71371395</text:p>
          </table:table-cell>
          <table:table-cell office:value-type="float" office:value="18.928289705299999" table:style-name="ce1">
            <text:p>18.92828971</text:p>
          </table:table-cell>
          <table:table-cell office:value-type="float" office:value="19.330052252720002" table:style-name="ce1">
            <text:p>19.33005225</text:p>
          </table:table-cell>
          <table:table-cell office:value-type="float" office:value="19.73126145722" table:style-name="ce1">
            <text:p>19.7312614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Air_load</text:p>
          </table:table-cell>
          <table:table-cell office:value-type="float" office:value="76.221975560927007" table:style-name="ce1">
            <text:p>76.22197556</text:p>
          </table:table-cell>
          <table:table-cell office:value-type="float" office:value="74.467511522797992" table:style-name="ce1">
            <text:p>74.46751152</text:p>
          </table:table-cell>
          <table:table-cell office:value-type="float" office:value="81.154223309003001" table:style-name="ce1">
            <text:p>81.15422331</text:p>
          </table:table-cell>
          <table:table-cell office:value-type="float" office:value="81.373883715313994" table:style-name="ce1">
            <text:p>81.37388372</text:p>
          </table:table-cell>
          <table:table-cell office:value-type="float" office:value="78.636837856428002" table:style-name="ce1">
            <text:p>78.63683786</text:p>
          </table:table-cell>
          <table:table-cell office:value-type="float" office:value="83.099461886547999" table:style-name="ce1">
            <text:p>83.09946189</text:p>
          </table:table-cell>
          <table:table-cell office:value-type="float" office:value="74.400647201190992" table:style-name="ce1">
            <text:p>74.4006472</text:p>
          </table:table-cell>
          <table:table-cell office:value-type="float" office:value="72.900885647968991" table:style-name="ce1">
            <text:p>72.90088565</text:p>
          </table:table-cell>
          <table:table-cell office:value-type="float" office:value="77.596554579462989" table:style-name="ce1">
            <text:p>77.59655458</text:p>
          </table:table-cell>
          <table:table-cell office:value-type="float" office:value="71.450289949443999" table:style-name="ce1">
            <text:p>71.45028995</text:p>
          </table:table-cell>
          <table:table-cell office:value-type="float" office:value="71.833719062724001" table:style-name="ce1">
            <text:p>71.83371906</text:p>
          </table:table-cell>
          <table:table-cell office:value-type="float" office:value="69.392683279864997" table:style-name="ce1">
            <text:p>69.39268328</text:p>
          </table:table-cell>
          <table:table-cell office:value-type="float" office:value="65.341599085324006" table:style-name="ce1">
            <text:p>65.34159909</text:p>
          </table:table-cell>
          <table:table-cell office:value-type="float" office:value="64.692718277371995" table:style-name="ce1">
            <text:p>64.69271828</text:p>
          </table:table-cell>
          <table:table-cell office:value-type="float" office:value="69.789660137279995" table:style-name="ce1">
            <text:p>69.78966014</text:p>
          </table:table-cell>
          <table:table-cell office:value-type="float" office:value="70.664939432029996" table:style-name="ce1">
            <text:p>70.66493943</text:p>
          </table:table-cell>
          <table:table-cell office:value-type="float" office:value="70.415021944770004" table:style-name="ce1">
            <text:p>70.41502194</text:p>
          </table:table-cell>
          <table:table-cell office:value-type="float" office:value="82.35438847538299" table:style-name="ce1">
            <text:p>82.35438848</text:p>
          </table:table-cell>
          <table:table-cell office:value-type="float" office:value="82.817172196940007" table:style-name="ce1">
            <text:p>82.8171722</text:p>
          </table:table-cell>
          <table:table-cell office:value-type="float" office:value="82.991648960886991" table:style-name="ce1">
            <text:p>82.991648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3_9c_load</text:p>
          </table:table-cell>
          <table:table-cell office:value-type="float" office:value="0.50221201950000005" table:style-name="ce1">
            <text:p>0.50221202</text:p>
          </table:table-cell>
          <table:table-cell office:value-type="float" office:value="0.50226246699999999" table:style-name="ce1">
            <text:p>0.502262467</text:p>
          </table:table-cell>
          <table:table-cell office:value-type="float" office:value="0.53732434150000008" table:style-name="ce1">
            <text:p>0.537324342</text:p>
          </table:table-cell>
          <table:table-cell office:value-type="float" office:value="0.53941180600000005" table:style-name="ce1">
            <text:p>0.539411806</text:p>
          </table:table-cell>
          <table:table-cell office:value-type="float" office:value="0.51903000200000005" table:style-name="ce1">
            <text:p>0.519030002</text:p>
          </table:table-cell>
          <table:table-cell office:value-type="float" office:value="0.55615750900000005" table:style-name="ce1">
            <text:p>0.556157509</text:p>
          </table:table-cell>
          <table:table-cell office:value-type="float" office:value="0.47399589849999996" table:style-name="ce1">
            <text:p>0.473995899</text:p>
          </table:table-cell>
          <table:table-cell office:value-type="float" office:value="0.46061741649999999" table:style-name="ce1">
            <text:p>0.460617417</text:p>
          </table:table-cell>
          <table:table-cell office:value-type="float" office:value="0.49904659649999999" table:style-name="ce1">
            <text:p>0.499046597</text:p>
          </table:table-cell>
          <table:table-cell office:value-type="float" office:value="0.441264563" table:style-name="ce1">
            <text:p>0.441264563</text:p>
          </table:table-cell>
          <table:table-cell office:value-type="float" office:value="0.45306068099999997" table:style-name="ce1">
            <text:p>0.453060681</text:p>
          </table:table-cell>
          <table:table-cell office:value-type="float" office:value="0.43769757749999999" table:style-name="ce1">
            <text:p>0.437697578</text:p>
          </table:table-cell>
          <table:table-cell office:value-type="float" office:value="0.45866692199999998" table:style-name="ce1">
            <text:p>0.458666922</text:p>
          </table:table-cell>
          <table:table-cell office:value-type="float" office:value="0.45655236599999999" table:style-name="ce1">
            <text:p>0.456552366</text:p>
          </table:table-cell>
          <table:table-cell office:value-type="float" office:value="0.49131566799999998" table:style-name="ce1">
            <text:p>0.491315668</text:p>
          </table:table-cell>
          <table:table-cell office:value-type="float" office:value="0.49522242799999999" table:style-name="ce1">
            <text:p>0.495222428</text:p>
          </table:table-cell>
          <table:table-cell office:value-type="float" office:value="0.49298606199999995" table:style-name="ce1">
            <text:p>0.492986062</text:p>
          </table:table-cell>
          <table:table-cell office:value-type="float" office:value="0.49863874249999995" table:style-name="ce1">
            <text:p>0.498638743</text:p>
          </table:table-cell>
          <table:table-cell office:value-type="float" office:value="0.50922258200000003" table:style-name="ce1">
            <text:p>0.509222582</text:p>
          </table:table-cell>
          <table:table-cell office:value-type="float" office:value="0.51979184450000004" table:style-name="ce1">
            <text:p>0.519791845</text:p>
          </table:table-cell>
          <table:table-cell table:number-columns-repeated="16363"/>
        </table:table-row>
        <table:table-row table:style-name="ro1">
          <table:table-cell office:value-type="string" table:style-name="ce3">
            <text:p>util_c_CW_load</text:p>
          </table:table-cell>
          <table:table-cell office:value-type="float" office:value="387.72333628941323" table:style-name="ce1">
            <text:p>387.7233363</text:p>
          </table:table-cell>
          <table:table-cell office:value-type="float" office:value="394.44751447439677" table:style-name="ce1">
            <text:p>394.4475145</text:p>
          </table:table-cell>
          <table:table-cell office:value-type="float" office:value="427.53533159063181" table:style-name="ce1">
            <text:p>427.5353316</text:p>
          </table:table-cell>
          <table:table-cell office:value-type="float" office:value="427.2495889406884" table:style-name="ce1">
            <text:p>427.2495889</text:p>
          </table:table-cell>
          <table:table-cell office:value-type="float" office:value="415.23025161255845" table:style-name="ce1">
            <text:p>415.2302516</text:p>
          </table:table-cell>
          <table:table-cell office:value-type="float" office:value="433.12211166808402" table:style-name="ce1">
            <text:p>433.1221117</text:p>
          </table:table-cell>
          <table:table-cell office:value-type="float" office:value="398.82504058003923" table:style-name="ce1">
            <text:p>398.8250406</text:p>
          </table:table-cell>
          <table:table-cell office:value-type="float" office:value="390.12753008568461" table:style-name="ce1">
            <text:p>390.1275301</text:p>
          </table:table-cell>
          <table:table-cell office:value-type="float" office:value="409.42166008279298" table:style-name="ce1">
            <text:p>409.4216601</text:p>
          </table:table-cell>
          <table:table-cell office:value-type="float" office:value="369.93871303447435" table:style-name="ce1">
            <text:p>369.938713</text:p>
          </table:table-cell>
          <table:table-cell office:value-type="float" office:value="373.90611092866101" table:style-name="ce1">
            <text:p>373.9061109</text:p>
          </table:table-cell>
          <table:table-cell office:value-type="float" office:value="379.157926953188" table:style-name="ce1">
            <text:p>379.157927</text:p>
          </table:table-cell>
          <table:table-cell office:value-type="float" office:value="317.28126087940643" table:style-name="ce1">
            <text:p>317.2812609</text:p>
          </table:table-cell>
          <table:table-cell office:value-type="float" office:value="280.44229004641278" table:style-name="ce1">
            <text:p>280.44229</text:p>
          </table:table-cell>
          <table:table-cell office:value-type="float" office:value="303.74725101045919" table:style-name="ce1">
            <text:p>303.747251</text:p>
          </table:table-cell>
          <table:table-cell office:value-type="float" office:value="307.48488014317741" table:style-name="ce1">
            <text:p>307.4848801</text:p>
          </table:table-cell>
          <table:table-cell office:value-type="float" office:value="362.8484443045644" table:style-name="ce1">
            <text:p>362.8484443</text:p>
          </table:table-cell>
          <table:table-cell office:value-type="float" office:value="413.74308971484197" table:style-name="ce1">
            <text:p>413.7430897</text:p>
          </table:table-cell>
          <table:table-cell office:value-type="float" office:value="402.08898962573903" table:style-name="ce1">
            <text:p>402.0889896</text:p>
          </table:table-cell>
          <table:table-cell office:value-type="float" office:value="410.75441375523167" table:style-name="ce1">
            <text:p>410.7544138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NewH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HotWc_load</text:p>
          </table:table-cell>
          <table:table-cell office:value-type="float" office:value="33.166846002840003" table:style-name="ce1">
            <text:p>33.166846</text:p>
          </table:table-cell>
          <table:table-cell office:value-type="float" office:value="32.239872664041997" table:style-name="ce1">
            <text:p>32.23987266</text:p>
          </table:table-cell>
          <table:table-cell office:value-type="float" office:value="34.150502371635994" table:style-name="ce1">
            <text:p>34.15050237</text:p>
          </table:table-cell>
          <table:table-cell office:value-type="float" office:value="33.942267658287996" table:style-name="ce1">
            <text:p>33.94226766</text:p>
          </table:table-cell>
          <table:table-cell office:value-type="float" office:value="33.281575995949993" table:style-name="ce1">
            <text:p>33.281576</text:p>
          </table:table-cell>
          <table:table-cell office:value-type="float" office:value="34.240337935897998" table:style-name="ce1">
            <text:p>34.24033794</text:p>
          </table:table-cell>
          <table:table-cell office:value-type="float" office:value="32.750652433635999" table:style-name="ce1">
            <text:p>32.75065243</text:p>
          </table:table-cell>
          <table:table-cell office:value-type="float" office:value="32.654537755721996" table:style-name="ce1">
            <text:p>32.65453776</text:p>
          </table:table-cell>
          <table:table-cell office:value-type="float" office:value="36.046739237358004" table:style-name="ce1">
            <text:p>36.04673924</text:p>
          </table:table-cell>
          <table:table-cell office:value-type="float" office:value="34.651887653694004" table:style-name="ce1">
            <text:p>34.65188765</text:p>
          </table:table-cell>
          <table:table-cell office:value-type="float" office:value="33.349732869819995" table:style-name="ce1">
            <text:p>33.34973287</text:p>
          </table:table-cell>
          <table:table-cell office:value-type="float" office:value="32.452571453947996" table:style-name="ce1">
            <text:p>32.45257145</text:p>
          </table:table-cell>
          <table:table-cell office:value-type="float" office:value="26.170434366449999" table:style-name="ce1">
            <text:p>26.17043437</text:p>
          </table:table-cell>
          <table:table-cell office:value-type="float" office:value="26.426470728949997" table:style-name="ce1">
            <text:p>26.42647073</text:p>
          </table:table-cell>
          <table:table-cell office:value-type="float" office:value="37.178939686904002" table:style-name="ce1">
            <text:p>37.17893969</text:p>
          </table:table-cell>
          <table:table-cell office:value-type="float" office:value="37.675175510727996" table:style-name="ce1">
            <text:p>37.67517551</text:p>
          </table:table-cell>
          <table:table-cell office:value-type="float" office:value="37.590986141334" table:style-name="ce1">
            <text:p>37.59098614</text:p>
          </table:table-cell>
          <table:table-cell office:value-type="float" office:value="37.250085140449997" table:style-name="ce1">
            <text:p>37.25008514</text:p>
          </table:table-cell>
          <table:table-cell office:value-type="float" office:value="37.232216543759996" table:style-name="ce1">
            <text:p>37.23221654</text:p>
          </table:table-cell>
          <table:table-cell office:value-type="float" office:value="38.857638195833999" table:style-name="ce1">
            <text:p>38.8576382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c_load</text:p>
          </table:table-cell>
          <table:table-cell office:value-type="float" office:value="9.039799351000001" table:style-name="ce1">
            <text:p>9.039799351</text:p>
          </table:table-cell>
          <table:table-cell office:value-type="float" office:value="9.0407074059999992" table:style-name="ce1">
            <text:p>9.040707406</text:p>
          </table:table-cell>
          <table:table-cell office:value-type="float" office:value="9.6718211469999993" table:style-name="ce1">
            <text:p>9.671821147</text:p>
          </table:table-cell>
          <table:table-cell office:value-type="float" office:value="9.7093955080000001" table:style-name="ce1">
            <text:p>9.709395508</text:p>
          </table:table-cell>
          <table:table-cell office:value-type="float" office:value="9.3425230359999993" table:style-name="ce1">
            <text:p>9.342523036</text:p>
          </table:table-cell>
          <table:table-cell office:value-type="float" office:value="10.010818162" table:style-name="ce1">
            <text:p>10.01081816</text:p>
          </table:table-cell>
          <table:table-cell office:value-type="float" office:value="8.531909172999999" table:style-name="ce1">
            <text:p>8.531909173</text:p>
          </table:table-cell>
          <table:table-cell office:value-type="float" office:value="8.2910964969999998" table:style-name="ce1">
            <text:p>8.291096497</text:p>
          </table:table-cell>
          <table:table-cell office:value-type="float" office:value="8.9828217370000001" table:style-name="ce1">
            <text:p>8.982821737</text:p>
          </table:table-cell>
          <table:table-cell office:value-type="float" office:value="7.9427451340000008" table:style-name="ce1">
            <text:p>7.942745134</text:p>
          </table:table-cell>
          <table:table-cell office:value-type="float" office:value="8.1550752579999983" table:style-name="ce1">
            <text:p>8.155075258</text:p>
          </table:table-cell>
          <table:table-cell office:value-type="float" office:value="7.8785393950000007" table:style-name="ce1">
            <text:p>7.878539395</text:p>
          </table:table-cell>
          <table:table-cell office:value-type="float" office:value="8.2559875960000007" table:style-name="ce1">
            <text:p>8.255987596</text:p>
          </table:table-cell>
          <table:table-cell office:value-type="float" office:value="8.2179255879999999" table:style-name="ce1">
            <text:p>8.217925588</text:p>
          </table:table-cell>
          <table:table-cell office:value-type="float" office:value="8.8436650239999981" table:style-name="ce1">
            <text:p>8.843665024</text:p>
          </table:table-cell>
          <table:table-cell office:value-type="float" office:value="8.9139867039999992" table:style-name="ce1">
            <text:p>8.913986704</text:p>
          </table:table-cell>
          <table:table-cell office:value-type="float" office:value="8.8737321159999976" table:style-name="ce1">
            <text:p>8.873732116</text:p>
          </table:table-cell>
          <table:table-cell office:value-type="float" office:value="8.9754803649999992" table:style-name="ce1">
            <text:p>8.975480365</text:p>
          </table:table-cell>
          <table:table-cell office:value-type="float" office:value="9.165989476" table:style-name="ce1">
            <text:p>9.165989476</text:p>
          </table:table-cell>
          <table:table-cell office:value-type="float" office:value="9.356236200999998" table:style-name="ce1">
            <text:p>9.3562362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CircW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util_c_BFW2b_load</text:p>
          </table:table-cell>
          <table:table-cell office:value-type="float" office:value="5.2318476545200001" table:style-name="ce1">
            <text:p>5.231847655</text:p>
          </table:table-cell>
          <table:table-cell office:value-type="float" office:value="5.2855183410900004" table:style-name="ce1">
            <text:p>5.285518341</text:p>
          </table:table-cell>
          <table:table-cell office:value-type="float" office:value="5.2494966842599995" table:style-name="ce1">
            <text:p>5.249496684</text:p>
          </table:table-cell>
          <table:table-cell office:value-type="float" office:value="5.2106358834400002" table:style-name="ce1">
            <text:p>5.210635883</text:p>
          </table:table-cell>
          <table:table-cell office:value-type="float" office:value="5.2064588023899994" table:style-name="ce1">
            <text:p>5.206458802</text:p>
          </table:table-cell>
          <table:table-cell office:value-type="float" office:value="5.2694591333300007" table:style-name="ce1">
            <text:p>5.269459133</text:p>
          </table:table-cell>
          <table:table-cell office:value-type="float" office:value="5.2890856409799998" table:style-name="ce1">
            <text:p>5.289085641</text:p>
          </table:table-cell>
          <table:table-cell office:value-type="float" office:value="5.2984806017299997" table:style-name="ce1">
            <text:p>5.298480602</text:p>
          </table:table-cell>
          <table:table-cell office:value-type="float" office:value="5.2804221140700003" table:style-name="ce1">
            <text:p>5.280422114</text:p>
          </table:table-cell>
          <table:table-cell office:value-type="float" office:value="5.2582455746300001" table:style-name="ce1">
            <text:p>5.258245575</text:p>
          </table:table-cell>
          <table:table-cell office:value-type="float" office:value="5.2084798737400009" table:style-name="ce1">
            <text:p>5.208479874</text:p>
          </table:table-cell>
          <table:table-cell office:value-type="float" office:value="5.2223103774199995" table:style-name="ce1">
            <text:p>5.222310377</text:p>
          </table:table-cell>
          <table:table-cell office:value-type="float" office:value="5.2340876732899995" table:style-name="ce1">
            <text:p>5.234087673</text:p>
          </table:table-cell>
          <table:table-cell office:value-type="float" office:value="5.2852949457899996" table:style-name="ce1">
            <text:p>5.285294946</text:p>
          </table:table-cell>
          <table:table-cell office:value-type="float" office:value="5.4276072431599998" table:style-name="ce1">
            <text:p>5.427607243</text:p>
          </table:table-cell>
          <table:table-cell office:value-type="float" office:value="5.4278857942800007" table:style-name="ce1">
            <text:p>5.427885794</text:p>
          </table:table-cell>
          <table:table-cell office:value-type="float" office:value="5.4100012745899999" table:style-name="ce1">
            <text:p>5.410001275</text:p>
          </table:table-cell>
          <table:table-cell office:value-type="float" office:value="5.3087115900100006" table:style-name="ce1">
            <text:p>5.30871159</text:p>
          </table:table-cell>
          <table:table-cell office:value-type="float" office:value="5.2904585076000004" table:style-name="ce1">
            <text:p>5.290458508</text:p>
          </table:table-cell>
          <table:table-cell office:value-type="float" office:value="5.2906000966900013" table:style-name="ce1">
            <text:p>5.290600097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_8b_load</text:p>
          </table:table-cell>
          <table:table-cell office:value-type="float" office:value="50.221102950000002" table:style-name="ce1">
            <text:p>50.22110295</text:p>
          </table:table-cell>
          <table:table-cell office:value-type="float" office:value="50.226147699999999" table:style-name="ce1">
            <text:p>50.2261477</text:p>
          </table:table-cell>
          <table:table-cell office:value-type="float" office:value="53.732335149999997" table:style-name="ce1">
            <text:p>53.73233515</text:p>
          </table:table-cell>
          <table:table-cell office:value-type="float" office:value="53.941081599999997" table:style-name="ce1">
            <text:p>53.9410816</text:p>
          </table:table-cell>
          <table:table-cell office:value-type="float" office:value="51.902901200000002" table:style-name="ce1">
            <text:p>51.9029012</text:p>
          </table:table-cell>
          <table:table-cell office:value-type="float" office:value="55.615651899999996" table:style-name="ce1">
            <text:p>55.6156519</text:p>
          </table:table-cell>
          <table:table-cell office:value-type="float" office:value="47.399490849999992" table:style-name="ce1">
            <text:p>47.39949085</text:p>
          </table:table-cell>
          <table:table-cell office:value-type="float" office:value="46.061642650000003" table:style-name="ce1">
            <text:p>46.06164265</text:p>
          </table:table-cell>
          <table:table-cell office:value-type="float" office:value="49.904560650000001" table:style-name="ce1">
            <text:p>49.90456065</text:p>
          </table:table-cell>
          <table:table-cell office:value-type="float" office:value="44.126357299999995" table:style-name="ce1">
            <text:p>44.1263573</text:p>
          </table:table-cell>
          <table:table-cell office:value-type="float" office:value="45.305969099999999" table:style-name="ce1">
            <text:p>45.3059691</text:p>
          </table:table-cell>
          <table:table-cell office:value-type="float" office:value="43.769658749999998" table:style-name="ce1">
            <text:p>43.76965875</text:p>
          </table:table-cell>
          <table:table-cell office:value-type="float" office:value="45.866593199999997" table:style-name="ce1">
            <text:p>45.8665932</text:p>
          </table:table-cell>
          <table:table-cell office:value-type="float" office:value="45.655137599999996" table:style-name="ce1">
            <text:p>45.6551376</text:p>
          </table:table-cell>
          <table:table-cell office:value-type="float" office:value="49.131467800000003" table:style-name="ce1">
            <text:p>49.1314678</text:p>
          </table:table-cell>
          <table:table-cell office:value-type="float" office:value="49.522143800000002" table:style-name="ce1">
            <text:p>49.5221438</text:p>
          </table:table-cell>
          <table:table-cell office:value-type="float" office:value="49.298507199999996" table:style-name="ce1">
            <text:p>49.2985072</text:p>
          </table:table-cell>
          <table:table-cell office:value-type="float" office:value="49.863775249999989" table:style-name="ce1">
            <text:p>49.86377525</text:p>
          </table:table-cell>
          <table:table-cell office:value-type="float" office:value="50.922159199999996" table:style-name="ce1">
            <text:p>50.9221592</text:p>
          </table:table-cell>
          <table:table-cell office:value-type="float" office:value="51.979085449999999" table:style-name="ce1">
            <text:p>51.9790854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_7b_load</text:p>
          </table:table-cell>
          <table:table-cell office:value-type="float" office:value="13.057487507000001" table:style-name="ce1">
            <text:p>13.05748751</text:p>
          </table:table-cell>
          <table:table-cell office:value-type="float" office:value="13.058799141999998" table:style-name="ce1">
            <text:p>13.05879914</text:p>
          </table:table-cell>
          <table:table-cell office:value-type="float" office:value="13.970407879000001" table:style-name="ce1">
            <text:p>13.97040788</text:p>
          </table:table-cell>
          <table:table-cell office:value-type="float" office:value="14.024681956" table:style-name="ce1">
            <text:p>14.02468196</text:p>
          </table:table-cell>
          <table:table-cell office:value-type="float" office:value="13.494755052" table:style-name="ce1">
            <text:p>13.49475505</text:p>
          </table:table-cell>
          <table:table-cell office:value-type="float" office:value="14.460070234" table:style-name="ce1">
            <text:p>14.46007023</text:p>
          </table:table-cell>
          <table:table-cell office:value-type="float" office:value="12.323868360999999" table:style-name="ce1">
            <text:p>12.32386836</text:p>
          </table:table-cell>
          <table:table-cell office:value-type="float" office:value="11.976027829" table:style-name="ce1">
            <text:p>11.97602783</text:p>
          </table:table-cell>
          <table:table-cell office:value-type="float" office:value="12.975186509" table:style-name="ce1">
            <text:p>12.97518651</text:p>
          </table:table-cell>
          <table:table-cell office:value-type="float" office:value="11.472853638" table:style-name="ce1">
            <text:p>11.47285364</text:p>
          </table:table-cell>
          <table:table-cell office:value-type="float" office:value="11.779552705999999" table:style-name="ce1">
            <text:p>11.77955271</text:p>
          </table:table-cell>
          <table:table-cell office:value-type="float" office:value="11.380112015" table:style-name="ce1">
            <text:p>11.38011202</text:p>
          </table:table-cell>
          <table:table-cell office:value-type="float" office:value="11.925314971999999" table:style-name="ce1">
            <text:p>11.92531497</text:p>
          </table:table-cell>
          <table:table-cell office:value-type="float" office:value="11.870336516" table:style-name="ce1">
            <text:p>11.87033652</text:p>
          </table:table-cell>
          <table:table-cell office:value-type="float" office:value="12.774182367999998" table:style-name="ce1">
            <text:p>12.77418237</text:p>
          </table:table-cell>
          <table:table-cell office:value-type="float" office:value="12.875758128000001" table:style-name="ce1">
            <text:p>12.87575813</text:p>
          </table:table-cell>
          <table:table-cell office:value-type="float" office:value="12.817612611999998" table:style-name="ce1">
            <text:p>12.81761261</text:p>
          </table:table-cell>
          <table:table-cell office:value-type="float" office:value="12.964582304999999" table:style-name="ce1">
            <text:p>12.96458231</text:p>
          </table:table-cell>
          <table:table-cell office:value-type="float" office:value="13.239762131999999" table:style-name="ce1">
            <text:p>13.23976213</text:p>
          </table:table-cell>
          <table:table-cell office:value-type="float" office:value="13.514562956999999" table:style-name="ce1">
            <text:p>13.5145629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b_load</text:p>
          </table:table-cell>
          <table:table-cell office:value-type="float" office:value="22.502297525500001" table:style-name="ce1">
            <text:p>22.50229753</text:p>
          </table:table-cell>
          <table:table-cell office:value-type="float" office:value="18.663957375400003" table:style-name="ce1">
            <text:p>18.66395738</text:p>
          </table:table-cell>
          <table:table-cell office:value-type="float" office:value="25.377572235700001" table:style-name="ce1">
            <text:p>25.37757224</text:p>
          </table:table-cell>
          <table:table-cell office:value-type="float" office:value="25.3328390281" table:style-name="ce1">
            <text:p>25.33283903</text:p>
          </table:table-cell>
          <table:table-cell office:value-type="float" office:value="23.27834305" table:style-name="ce1">
            <text:p>23.27834305</text:p>
          </table:table-cell>
          <table:table-cell office:value-type="float" office:value="25.345535895099999" table:style-name="ce1">
            <text:p>25.3455359</text:p>
          </table:table-cell>
          <table:table-cell office:value-type="float" office:value="20.246858378200002" table:style-name="ce1">
            <text:p>20.24685838</text:p>
          </table:table-cell>
          <table:table-cell office:value-type="float" office:value="19.7873805889" table:style-name="ce1">
            <text:p>19.78738059</text:p>
          </table:table-cell>
          <table:table-cell office:value-type="float" office:value="30.970093594600005" table:style-name="ce1">
            <text:p>30.97009359</text:p>
          </table:table-cell>
          <table:table-cell office:value-type="float" office:value="26.847112795300003" table:style-name="ce1">
            <text:p>26.8471128</text:p>
          </table:table-cell>
          <table:table-cell office:value-type="float" office:value="23.4647535565" table:style-name="ce1">
            <text:p>23.46475356</text:p>
          </table:table-cell>
          <table:table-cell office:value-type="float" office:value="20.361801577600001" table:style-name="ce1">
            <text:p>20.36180158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32.242580354799998" table:style-name="ce1">
            <text:p>32.24258035</text:p>
          </table:table-cell>
          <table:table-cell office:value-type="float" office:value="33.831581841099997" table:style-name="ce1">
            <text:p>33.83158184</text:p>
          </table:table-cell>
          <table:table-cell office:value-type="float" office:value="33.848386378299999" table:style-name="ce1">
            <text:p>33.84838638</text:p>
          </table:table-cell>
          <table:table-cell office:value-type="float" office:value="34.379979354999996" table:style-name="ce1">
            <text:p>34.37997936</text:p>
          </table:table-cell>
          <table:table-cell office:value-type="float" office:value="34.615665487000001" table:style-name="ce1">
            <text:p>34.61566549</text:p>
          </table:table-cell>
          <table:table-cell office:value-type="float" office:value="39.832819490799999" table:style-name="ce1">
            <text:p>39.83281949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_8b_load</text:p>
          </table:table-cell>
          <table:table-cell office:value-type="float" office:value="27.420722664700005" table:style-name="ce1">
            <text:p>27.42072266</text:p>
          </table:table-cell>
          <table:table-cell office:value-type="float" office:value="27.423477098199999" table:style-name="ce1">
            <text:p>27.4234771</text:p>
          </table:table-cell>
          <table:table-cell office:value-type="float" office:value="29.337855445900004" table:style-name="ce1">
            <text:p>29.33785545</text:p>
          </table:table-cell>
          <table:table-cell office:value-type="float" office:value="29.451831007600003" table:style-name="ce1">
            <text:p>29.45183101</text:p>
          </table:table-cell>
          <table:table-cell office:value-type="float" office:value="28.338984509199999" table:style-name="ce1">
            <text:p>28.33898451</text:p>
          </table:table-cell>
          <table:table-cell office:value-type="float" office:value="30.366146391400001" table:style-name="ce1">
            <text:p>30.36614639</text:p>
          </table:table-cell>
          <table:table-cell office:value-type="float" office:value="25.880122458100001" table:style-name="ce1">
            <text:p>25.88012246</text:p>
          </table:table-cell>
          <table:table-cell office:value-type="float" office:value="25.149657340900003" table:style-name="ce1">
            <text:p>25.14965734</text:p>
          </table:table-cell>
          <table:table-cell office:value-type="float" office:value="27.247890568900004" table:style-name="ce1">
            <text:p>27.24789057</text:p>
          </table:table-cell>
          <table:table-cell office:value-type="float" office:value="24.092991539800003" table:style-name="ce1">
            <text:p>24.09299154</text:p>
          </table:table-cell>
          <table:table-cell office:value-type="float" office:value="24.737059582600001" table:style-name="ce1">
            <text:p>24.73705958</text:p>
          </table:table-cell>
          <table:table-cell office:value-type="float" office:value="23.898234131500001" table:style-name="ce1">
            <text:p>23.89823413</text:p>
          </table:table-cell>
          <table:table-cell office:value-type="float" office:value="25.0431603412" table:style-name="ce1">
            <text:p>25.04316034</text:p>
          </table:table-cell>
          <table:table-cell office:value-type="float" office:value="24.927705583600002" table:style-name="ce1">
            <text:p>24.92770558</text:p>
          </table:table-cell>
          <table:table-cell office:value-type="float" office:value="26.825781872800004" table:style-name="ce1">
            <text:p>26.82578187</text:p>
          </table:table-cell>
          <table:table-cell office:value-type="float" office:value="27.039090968800004" table:style-name="ce1">
            <text:p>27.03909097</text:p>
          </table:table-cell>
          <table:table-cell office:value-type="float" office:value="26.9169853852" table:style-name="ce1">
            <text:p>26.91698539</text:p>
          </table:table-cell>
          <table:table-cell office:value-type="float" office:value="27.225621740499999" table:style-name="ce1">
            <text:p>27.22562174</text:p>
          </table:table-cell>
          <table:table-cell office:value-type="float" office:value="27.803499377200001" table:style-name="ce1">
            <text:p>27.80349938</text:p>
          </table:table-cell>
          <table:table-cell office:value-type="float" office:value="28.3805811097" table:style-name="ce1">
            <text:p>28.3805811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0b_load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1b_load</text:p>
          </table:table-cell>
          <table:table-cell office:value-type="float" office:value="7.5007665084999999" table:style-name="ce1">
            <text:p>7.500766509</text:p>
          </table:table-cell>
          <table:table-cell office:value-type="float" office:value="6.2213197918000001" table:style-name="ce1">
            <text:p>6.221319792</text:p>
          </table:table-cell>
          <table:table-cell office:value-type="float" office:value="8.4591914118999991" table:style-name="ce1">
            <text:p>8.459191412</text:p>
          </table:table-cell>
          <table:table-cell office:value-type="float" office:value="8.4442803426999991" table:style-name="ce1">
            <text:p>8.444280343</text:p>
          </table:table-cell>
          <table:table-cell office:value-type="float" office:value="7.7594483500000004" table:style-name="ce1">
            <text:p>7.75944835</text:p>
          </table:table-cell>
          <table:table-cell office:value-type="float" office:value="8.4485126316999981" table:style-name="ce1">
            <text:p>8.448512632</text:p>
          </table:table-cell>
          <table:table-cell office:value-type="float" office:value="6.7489534594000009" table:style-name="ce1">
            <text:p>6.748953459</text:p>
          </table:table-cell>
          <table:table-cell office:value-type="float" office:value="6.5957941962999991" table:style-name="ce1">
            <text:p>6.595794196</text:p>
          </table:table-cell>
          <table:table-cell office:value-type="float" office:value="10.323365198199999" table:style-name="ce1">
            <text:p>10.3233652</text:p>
          </table:table-cell>
          <table:table-cell office:value-type="float" office:value="8.9490382651000004" table:style-name="ce1">
            <text:p>8.949038265</text:p>
          </table:table-cell>
          <table:table-cell office:value-type="float" office:value="7.8215851855" table:style-name="ce1">
            <text:p>7.821585186</text:p>
          </table:table-cell>
          <table:table-cell office:value-type="float" office:value="6.7872678592" table:style-name="ce1">
            <text:p>6.787267859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10.7475274516" table:style-name="ce1">
            <text:p>10.74752745</text:p>
          </table:table-cell>
          <table:table-cell office:value-type="float" office:value="11.277194613699999" table:style-name="ce1">
            <text:p>11.27719461</text:p>
          </table:table-cell>
          <table:table-cell office:value-type="float" office:value="11.282796126099999" table:style-name="ce1">
            <text:p>11.28279613</text:p>
          </table:table-cell>
          <table:table-cell office:value-type="float" office:value="11.459993785" table:style-name="ce1">
            <text:p>11.45999379</text:p>
          </table:table-cell>
          <table:table-cell office:value-type="float" office:value="11.538555829" table:style-name="ce1">
            <text:p>11.53855583</text:p>
          </table:table-cell>
          <table:table-cell office:value-type="float" office:value="13.277607163600001" table:style-name="ce1">
            <text:p>13.27760716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14b_load</text:p>
          </table:table-cell>
          <table:table-cell office:value-type="float" office:value="15.0899571952" table:style-name="ce1">
            <text:p>15.0899572</text:p>
          </table:table-cell>
          <table:table-cell office:value-type="float" office:value="15.2447568984" table:style-name="ce1">
            <text:p>15.2447569</text:p>
          </table:table-cell>
          <table:table-cell office:value-type="float" office:value="15.140861417599998" table:style-name="ce1">
            <text:p>15.14086142</text:p>
          </table:table-cell>
          <table:table-cell office:value-type="float" office:value="15.028777134399999" table:style-name="ce1">
            <text:p>15.02877713</text:p>
          </table:table-cell>
          <table:table-cell office:value-type="float" office:value="15.0167293864" table:style-name="ce1">
            <text:p>15.01672939</text:p>
          </table:table-cell>
          <table:table-cell office:value-type="float" office:value="15.198438120799999" table:style-name="ce1">
            <text:p>15.19843812</text:p>
          </table:table-cell>
          <table:table-cell office:value-type="float" office:value="15.255045884799999" table:style-name="ce1">
            <text:p>15.25504588</text:p>
          </table:table-cell>
          <table:table-cell office:value-type="float" office:value="15.282143304799998" table:style-name="ce1">
            <text:p>15.2821433</text:p>
          </table:table-cell>
          <table:table-cell office:value-type="float" office:value="15.230058103199998" table:style-name="ce1">
            <text:p>15.2300581</text:p>
          </table:table-cell>
          <table:table-cell office:value-type="float" office:value="15.166095408799999" table:style-name="ce1">
            <text:p>15.16609541</text:p>
          </table:table-cell>
          <table:table-cell office:value-type="float" office:value="15.0225586624" table:style-name="ce1">
            <text:p>15.02255866</text:p>
          </table:table-cell>
          <table:table-cell office:value-type="float" office:value="15.062449299199999" table:style-name="ce1">
            <text:p>15.0624493</text:p>
          </table:table-cell>
          <table:table-cell office:value-type="float" office:value="15.096417970399999" table:style-name="ce1">
            <text:p>15.09641797</text:p>
          </table:table-cell>
          <table:table-cell office:value-type="float" office:value="15.244112570399997" table:style-name="ce1">
            <text:p>15.24411257</text:p>
          </table:table-cell>
          <table:table-cell office:value-type="float" office:value="15.654576881599999" table:style-name="ce1">
            <text:p>15.65457688</text:p>
          </table:table-cell>
          <table:table-cell office:value-type="float" office:value="15.655380292800002" table:style-name="ce1">
            <text:p>15.65538029</text:p>
          </table:table-cell>
          <table:table-cell office:value-type="float" office:value="15.603796858400001" table:style-name="ce1">
            <text:p>15.60379686</text:p>
          </table:table-cell>
          <table:table-cell office:value-type="float" office:value="15.3116520376" table:style-name="ce1">
            <text:p>15.31165204</text:p>
          </table:table-cell>
          <table:table-cell office:value-type="float" office:value="15.259005575999998" table:style-name="ce1">
            <text:p>15.25900558</text:p>
          </table:table-cell>
          <table:table-cell office:value-type="float" office:value="15.259413954399999" table:style-name="ce1">
            <text:p>15.2594139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20b_load</text:p>
          </table:table-cell>
          <table:table-cell office:value-type="float" office:value="23.862907054000004" table:style-name="ce1">
            <text:p>23.86290705</text:p>
          </table:table-cell>
          <table:table-cell office:value-type="float" office:value="29.218563126000003" table:style-name="ce1">
            <text:p>29.21856313</text:p>
          </table:table-cell>
          <table:table-cell office:value-type="float" office:value="32.109652105999999" table:style-name="ce1">
            <text:p>32.10965211</text:p>
          </table:table-cell>
          <table:table-cell office:value-type="float" office:value="31.698823766" table:style-name="ce1">
            <text:p>31.69882377</text:p>
          </table:table-cell>
          <table:table-cell office:value-type="float" office:value="31.360953714000001" table:style-name="ce1">
            <text:p>31.36095371</text:p>
          </table:table-cell>
          <table:table-cell office:value-type="float" office:value="30.823565486" table:style-name="ce1">
            <text:p>30.82356549</text:p>
          </table:table-cell>
          <table:table-cell office:value-type="float" office:value="31.854097872000004" table:style-name="ce1">
            <text:p>31.85409787</text:p>
          </table:table-cell>
          <table:table-cell office:value-type="float" office:value="30.935862476" table:style-name="ce1">
            <text:p>30.93586248</text:p>
          </table:table-cell>
          <table:table-cell office:value-type="float" office:value="30.676210563999998" table:style-name="ce1">
            <text:p>30.67621056</text:p>
          </table:table-cell>
          <table:table-cell office:value-type="float" office:value="25.096028164" table:style-name="ce1">
            <text:p>25.09602816</text:p>
          </table:table-cell>
          <table:table-cell office:value-type="float" office:value="25.907015978" table:style-name="ce1">
            <text:p>25.90701598</text:p>
          </table:table-cell>
          <table:table-cell office:value-type="float" office:value="31.981429934000005" table:style-name="ce1">
            <text:p>31.98142993</text:p>
          </table:table-cell>
          <table:table-cell office:value-type="float" office:value="13.533424514" table:style-name="ce1">
            <text:p>13.5334245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529062230000001" table:style-name="ce1">
            <text:p>22.52906223</text:p>
          </table:table-cell>
          <table:table-cell office:value-type="float" office:value="25.492872092000002" table:style-name="ce1">
            <text:p>25.49287209</text:p>
          </table:table-cell>
          <table:table-cell office:value-type="float" office:value="19.943374450000004" table:style-name="ce1">
            <text:p>19.94337445</text:p>
          </table:table-cell>
          <table:table-cell office:value-type="float" office:value="22.677901934000001" table:style-name="ce1">
            <text:p>22.67790193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40b_load</text:p>
          </table:table-cell>
          <table:table-cell office:value-type="float" office:value="41.868782297399996" table:style-name="ce1">
            <text:p>41.8687823</text:p>
          </table:table-cell>
          <table:table-cell office:value-type="float" office:value="43.108219464250006" table:style-name="ce1">
            <text:p>43.10821946</text:p>
          </table:table-cell>
          <table:table-cell office:value-type="float" office:value="43.012258745299995" table:style-name="ce1">
            <text:p>43.01225875</text:p>
          </table:table-cell>
          <table:table-cell office:value-type="float" office:value="42.638208769999999" table:style-name="ce1">
            <text:p>42.63820877</text:p>
          </table:table-cell>
          <table:table-cell office:value-type="float" office:value="42.730452777949999" table:style-name="ce1">
            <text:p>42.73045278</text:p>
          </table:table-cell>
          <table:table-cell office:value-type="float" office:value="43.662300539849994" table:style-name="ce1">
            <text:p>43.66230054</text:p>
          </table:table-cell>
          <table:table-cell office:value-type="float" office:value="44.156687954499994" table:style-name="ce1">
            <text:p>44.15668795</text:p>
          </table:table-cell>
          <table:table-cell office:value-type="float" office:value="43.912959893849994" table:style-name="ce1">
            <text:p>43.91295989</text:p>
          </table:table-cell>
          <table:table-cell office:value-type="float" office:value="42.483880281149993" table:style-name="ce1">
            <text:p>42.48388028</text:p>
          </table:table-cell>
          <table:table-cell office:value-type="float" office:value="41.941322217549995" table:style-name="ce1">
            <text:p>41.94132222</text:p>
          </table:table-cell>
          <table:table-cell office:value-type="float" office:value="42.056254142299998" table:style-name="ce1">
            <text:p>42.05625414</text:p>
          </table:table-cell>
          <table:table-cell office:value-type="float" office:value="43.688885879899992" table:style-name="ce1">
            <text:p>43.68888588</text:p>
          </table:table-cell>
          <table:table-cell office:value-type="float" office:value="39.180571008449995" table:style-name="ce1">
            <text:p>39.18057101</text:p>
          </table:table-cell>
          <table:table-cell office:value-type="float" office:value="35.915788757350001" table:style-name="ce1">
            <text:p>35.91578876</text:p>
          </table:table-cell>
          <table:table-cell office:value-type="float" office:value="32.493545017399995" table:style-name="ce1">
            <text:p>32.49354502</text:p>
          </table:table-cell>
          <table:table-cell office:value-type="float" office:value="32.495212624200001" table:style-name="ce1">
            <text:p>32.49521262</text:p>
          </table:table-cell>
          <table:table-cell office:value-type="float" office:value="37.933758133349997" table:style-name="ce1">
            <text:p>37.93375813</text:p>
          </table:table-cell>
          <table:table-cell office:value-type="float" office:value="42.512774406449999" table:style-name="ce1">
            <text:p>42.51277441</text:p>
          </table:table-cell>
          <table:table-cell office:value-type="float" office:value="41.205665749999994" table:style-name="ce1">
            <text:p>41.20566575</text:p>
          </table:table-cell>
          <table:table-cell office:value-type="float" office:value="40.817255653449998" table:style-name="ce1">
            <text:p>40.81725565</text:p>
          </table:table-cell>
          <table:table-cell table:number-columns-repeated="16363"/>
        </table:table-row>
        <table:table-row table:style-name="ro1">
          <table:table-cell office:value-type="string" table:style-name="ce2">
            <text:p>util_c_BFW85b_load</text:p>
          </table:table-cell>
          <table:table-cell office:value-type="float" office:value="51.024640581200003" table:style-name="ce1">
            <text:p>51.02464058</text:p>
          </table:table-cell>
          <table:table-cell office:value-type="float" office:value="51.029766047199992" table:style-name="ce1">
            <text:p>51.02976605</text:p>
          </table:table-cell>
          <table:table-cell office:value-type="float" office:value="54.592052496400001" table:style-name="ce1">
            <text:p>54.5920525</text:p>
          </table:table-cell>
          <table:table-cell office:value-type="float" office:value="54.804138889599997" table:style-name="ce1">
            <text:p>54.80413889</text:p>
          </table:table-cell>
          <table:table-cell office:value-type="float" office:value="52.733347603199995" table:style-name="ce1">
            <text:p>52.7333476</text:p>
          </table:table-cell>
          <table:table-cell office:value-type="float" office:value="56.505502314400005" table:style-name="ce1">
            <text:p>56.50550231</text:p>
          </table:table-cell>
          <table:table-cell office:value-type="float" office:value="48.157882687599994" table:style-name="ce1">
            <text:p>48.15788269</text:p>
          </table:table-cell>
          <table:table-cell office:value-type="float" office:value="46.798628916399998" table:style-name="ce1">
            <text:p>46.79862892</text:p>
          </table:table-cell>
          <table:table-cell office:value-type="float" office:value="50.703033604399998" table:style-name="ce1">
            <text:p>50.7030336</text:p>
          </table:table-cell>
          <table:table-cell office:value-type="float" office:value="44.832379000800003" table:style-name="ce1">
            <text:p>44.832379</text:p>
          </table:table-cell>
          <table:table-cell office:value-type="float" office:value="46.030864589599993" table:style-name="ce1">
            <text:p>46.03086459</text:p>
          </table:table-cell>
          <table:table-cell office:value-type="float" office:value="44.469973273999997" table:style-name="ce1">
            <text:p>44.46997327</text:p>
          </table:table-cell>
          <table:table-cell office:value-type="float" office:value="46.600458675199995" table:style-name="ce1">
            <text:p>46.60045868</text:p>
          </table:table-cell>
          <table:table-cell office:value-type="float" office:value="46.385619785599999" table:style-name="ce1">
            <text:p>46.38561979</text:p>
          </table:table-cell>
          <table:table-cell office:value-type="float" office:value="49.917571268799996" table:style-name="ce1">
            <text:p>49.91757127</text:p>
          </table:table-cell>
          <table:table-cell office:value-type="float" office:value="50.3144980848" table:style-name="ce1">
            <text:p>50.31449808</text:p>
          </table:table-cell>
          <table:table-cell office:value-type="float" office:value="50.087283299199996" table:style-name="ce1">
            <text:p>50.0872833</text:p>
          </table:table-cell>
          <table:table-cell office:value-type="float" office:value="50.661595637999994" table:style-name="ce1">
            <text:p>50.66159564</text:p>
          </table:table-cell>
          <table:table-cell office:value-type="float" office:value="51.736913731199998" table:style-name="ce1">
            <text:p>51.73691373</text:p>
          </table:table-cell>
          <table:table-cell office:value-type="float" office:value="52.810750801199994" table:style-name="ce1">
            <text:p>52.8107508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55_79_load</text:p>
          </table:table-cell>
          <table:table-cell office:value-type="float" office:value="23.366243420000004" table:style-name="ce1">
            <text:p>23.36624342</text:p>
          </table:table-cell>
          <table:table-cell office:value-type="float" office:value="21.36529642" table:style-name="ce1">
            <text:p>21.36529642</text:p>
          </table:table-cell>
          <table:table-cell office:value-type="float" office:value="18.405486840000002" table:style-name="ce1">
            <text:p>18.40548684</text:p>
          </table:table-cell>
          <table:table-cell office:value-type="float" office:value="18.204114980000003" table:style-name="ce1">
            <text:p>18.20411498</text:p>
          </table:table-cell>
          <table:table-cell office:value-type="float" office:value="19.2062101" table:style-name="ce1">
            <text:p>19.2062101</text:p>
          </table:table-cell>
          <table:table-cell office:value-type="float" office:value="22.641023959999998" table:style-name="ce1">
            <text:p>22.64102396</text:p>
          </table:table-cell>
          <table:table-cell office:value-type="float" office:value="23.257121720000001" table:style-name="ce1">
            <text:p>23.25712172</text:p>
          </table:table-cell>
          <table:table-cell office:value-type="float" office:value="22.887392420000001" table:style-name="ce1">
            <text:p>22.88739242</text:p>
          </table:table-cell>
          <table:table-cell office:value-type="float" office:value="16.602121240000002" table:style-name="ce1">
            <text:p>16.60212124</text:p>
          </table:table-cell>
          <table:table-cell office:value-type="float" office:value="21.421071080000001" table:style-name="ce1">
            <text:p>21.42107108</text:p>
          </table:table-cell>
          <table:table-cell office:value-type="float" office:value="22.487257760000002" table:style-name="ce1">
            <text:p>22.48725776</text:p>
          </table:table-cell>
          <table:table-cell office:value-type="float" office:value="22.760218079999998" table:style-name="ce1">
            <text:p>22.76021808</text:p>
          </table:table-cell>
          <table:table-cell office:value-type="float" office:value="22.571344460000002" table:style-name="ce1">
            <text:p>22.57134446</text:p>
          </table:table-cell>
          <table:table-cell office:value-type="float" office:value="21.371137139999998" table:style-name="ce1">
            <text:p>21.37113714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9.9999999999999995E-7" table:style-name="ce1">
            <text:p>0.000001</text:p>
          </table:table-cell>
          <table:table-cell office:value-type="float" office:value="22.279279900000002" table:style-name="ce1">
            <text:p>22.2792799</text:p>
          </table:table-cell>
          <table:table-cell office:value-type="float" office:value="23.120267780000002" table:style-name="ce1">
            <text:p>23.12026778</text:p>
          </table:table-cell>
          <table:table-cell office:value-type="float" office:value="17.808406739999999" table:style-name="ce1">
            <text:p>17.80840674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util_c_NewHW75_97_load</text:p>
          </table:table-cell>
          <table:table-cell office:value-type="float" office:value="24.223351734400005" table:style-name="ce1">
            <text:p>24.22335173</text:p>
          </table:table-cell>
          <table:table-cell office:value-type="float" office:value="24.471845994800002" table:style-name="ce1">
            <text:p>24.47184599</text:p>
          </table:table-cell>
          <table:table-cell office:value-type="float" office:value="24.305066407200002" table:style-name="ce1">
            <text:p>24.30506641</text:p>
          </table:table-cell>
          <table:table-cell office:value-type="float" office:value="24.125141636799999" table:style-name="ce1">
            <text:p>24.12514164</text:p>
          </table:table-cell>
          <table:table-cell office:value-type="float" office:value="24.105801830800001" table:style-name="ce1">
            <text:p>24.10580183</text:p>
          </table:table-cell>
          <table:table-cell office:value-type="float" office:value="24.397492167600003" table:style-name="ce1">
            <text:p>24.39749217</text:p>
          </table:table-cell>
          <table:table-cell office:value-type="float" office:value="24.488362525599999" table:style-name="ce1">
            <text:p>24.48836253</text:p>
          </table:table-cell>
          <table:table-cell office:value-type="float" office:value="24.531861015600001" table:style-name="ce1">
            <text:p>24.53186102</text:p>
          </table:table-cell>
          <table:table-cell office:value-type="float" office:value="24.448250560400002" table:style-name="ce1">
            <text:p>24.44825056</text:p>
          </table:table-cell>
          <table:table-cell office:value-type="float" office:value="24.345573603600002" table:style-name="ce1">
            <text:p>24.3455736</text:p>
          </table:table-cell>
          <table:table-cell office:value-type="float" office:value="24.115159352800003" table:style-name="ce1">
            <text:p>24.11515935</text:p>
          </table:table-cell>
          <table:table-cell office:value-type="float" office:value="24.179194322400001" table:style-name="ce1">
            <text:p>24.17919432</text:p>
          </table:table-cell>
          <table:table-cell office:value-type="float" office:value="24.233722978799999" table:style-name="ce1">
            <text:p>24.23372298</text:p>
          </table:table-cell>
          <table:table-cell office:value-type="float" office:value="24.470811678799997" table:style-name="ce1">
            <text:p>24.47081168</text:p>
          </table:table-cell>
          <table:table-cell office:value-type="float" office:value="25.129714915199997" table:style-name="ce1">
            <text:p>25.12971492</text:p>
          </table:table-cell>
          <table:table-cell office:value-type="float" office:value="25.131004601600001" table:style-name="ce1">
            <text:p>25.1310046</text:p>
          </table:table-cell>
          <table:table-cell office:value-type="float" office:value="25.048199614800005" table:style-name="ce1">
            <text:p>25.04819961</text:p>
          </table:table-cell>
          <table:table-cell office:value-type="float" office:value="24.579230297200002" table:style-name="ce1">
            <text:p>24.5792303</text:p>
          </table:table-cell>
          <table:table-cell office:value-type="float" office:value="24.494718872000004" table:style-name="ce1">
            <text:p>24.49471887</text:p>
          </table:table-cell>
          <table:table-cell office:value-type="float" office:value="24.495374426800002" table:style-name="ce1">
            <text:p>24.49537443</text:p>
          </table:table-cell>
          <table:table-cell table:number-columns-repeated="16363"/>
        </table:table-row>
        <table:table-row table:number-rows-repeated="1048159" table:style-name="ro1">
          <table:table-cell table:number-columns-repeated="16384"/>
        </table:table-row>
      </table:table>
      <table:table table:name="Sheet2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Windows User</dc:creator>
    <meta:creation-date>2014-03-14T09:30:32Z</meta:creation-date>
    <dc:date>2014-04-10T13:29:19Z</dc:date>
  </office:meta>
</office:document-meta>
</file>